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17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589in" svg:y="0.0394in">
            <draw:object draw:notify-on-update-of-ranges="Sheet1.A1:Sheet1.A1820 Sheet1.B1:Sheet1.B18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468518939999996" calcext:value-type="float">
            <text:p>0.046851894</text:p>
          </table:table-cell>
          <table:table-cell office:value-type="float" office:value="1280.63125900525" calcext:value-type="float">
            <text:p>1280.6312590053</text:p>
          </table:table-cell>
        </table:table-row>
        <table:table-row table:style-name="ro1">
          <table:table-cell office:value-type="float" office:value="0.0835559149999998" calcext:value-type="float">
            <text:p>0.083555915</text:p>
          </table:table-cell>
          <table:table-cell office:value-type="float" office:value="1634.69828006037" calcext:value-type="float">
            <text:p>1634.6982800604</text:p>
          </table:table-cell>
        </table:table-row>
        <table:table-row table:style-name="ro1">
          <table:table-cell office:value-type="float" office:value="0.120654677999999" calcext:value-type="float">
            <text:p>0.120654678</text:p>
          </table:table-cell>
          <table:table-cell office:value-type="float" office:value="1617.30459853879" calcext:value-type="float">
            <text:p>1617.3045985388</text:p>
          </table:table-cell>
        </table:table-row>
        <table:table-row table:style-name="ro1">
          <table:table-cell office:value-type="float" office:value="0.158194641" calcext:value-type="float">
            <text:p>0.158194641</text:p>
          </table:table-cell>
          <table:table-cell office:value-type="float" office:value="1598.2967271438" calcext:value-type="float">
            <text:p>1598.2967271438</text:p>
          </table:table-cell>
        </table:table-row>
        <table:table-row table:style-name="ro1">
          <table:table-cell office:value-type="float" office:value="0.195561323" calcext:value-type="float">
            <text:p>0.195561323</text:p>
          </table:table-cell>
          <table:table-cell office:value-type="float" office:value="1605.70852932567" calcext:value-type="float">
            <text:p>1605.7085293257</text:p>
          </table:table-cell>
        </table:table-row>
        <table:table-row table:style-name="ro1">
          <table:table-cell office:value-type="float" office:value="0.233024201999999" calcext:value-type="float">
            <text:p>0.233024202</text:p>
          </table:table-cell>
          <table:table-cell office:value-type="float" office:value="1601.58539870896" calcext:value-type="float">
            <text:p>1601.585398709</text:p>
          </table:table-cell>
        </table:table-row>
        <table:table-row table:style-name="ro1">
          <table:table-cell office:value-type="float" office:value="0.270411196" calcext:value-type="float">
            <text:p>0.270411196</text:p>
          </table:table-cell>
          <table:table-cell office:value-type="float" office:value="1604.83616307852" calcext:value-type="float">
            <text:p>1604.8361630785</text:p>
          </table:table-cell>
        </table:table-row>
        <table:table-row table:style-name="ro1">
          <table:table-cell office:value-type="float" office:value="0.308059284999999" calcext:value-type="float">
            <text:p>0.308059285</text:p>
          </table:table-cell>
          <table:table-cell office:value-type="float" office:value="1593.70638971878" calcext:value-type="float">
            <text:p>1593.7063897188</text:p>
          </table:table-cell>
        </table:table-row>
        <table:table-row table:style-name="ro1">
          <table:table-cell office:value-type="float" office:value="0.345512789999999" calcext:value-type="float">
            <text:p>0.34551279</text:p>
          </table:table-cell>
          <table:table-cell office:value-type="float" office:value="1601.98624935102" calcext:value-type="float">
            <text:p>1601.986249351</text:p>
          </table:table-cell>
        </table:table-row>
        <table:table-row table:style-name="ro1">
          <table:table-cell office:value-type="float" office:value="0.382788584999998" calcext:value-type="float">
            <text:p>0.382788585</text:p>
          </table:table-cell>
          <table:table-cell office:value-type="float" office:value="1609.62361768545" calcext:value-type="float">
            <text:p>1609.6236176855</text:p>
          </table:table-cell>
        </table:table-row>
        <table:table-row table:style-name="ro1">
          <table:table-cell office:value-type="float" office:value="0.420382975999999" calcext:value-type="float">
            <text:p>0.420382976</text:p>
          </table:table-cell>
          <table:table-cell office:value-type="float" office:value="1595.98276242855" calcext:value-type="float">
            <text:p>1595.9827624286</text:p>
          </table:table-cell>
        </table:table-row>
        <table:table-row table:style-name="ro1">
          <table:table-cell office:value-type="float" office:value="0.458329244" calcext:value-type="float">
            <text:p>0.458329244</text:p>
          </table:table-cell>
          <table:table-cell office:value-type="float" office:value="1581.18316141126" calcext:value-type="float">
            <text:p>1581.1831614113</text:p>
          </table:table-cell>
        </table:table-row>
        <table:table-row table:style-name="ro1">
          <table:table-cell office:value-type="float" office:value="0.495848842999997" calcext:value-type="float">
            <text:p>0.495848843</text:p>
          </table:table-cell>
          <table:table-cell office:value-type="float" office:value="1599.16421281591" calcext:value-type="float">
            <text:p>1599.1642128159</text:p>
          </table:table-cell>
        </table:table-row>
        <table:table-row table:style-name="ro1">
          <table:table-cell office:value-type="float" office:value="0.533217764" calcext:value-type="float">
            <text:p>0.533217764</text:p>
          </table:table-cell>
          <table:table-cell office:value-type="float" office:value="1605.61232153308" calcext:value-type="float">
            <text:p>1605.6123215331</text:p>
          </table:table-cell>
        </table:table-row>
        <table:table-row table:style-name="ro1">
          <table:table-cell office:value-type="float" office:value="0.570944498999999" calcext:value-type="float">
            <text:p>0.570944499</text:p>
          </table:table-cell>
          <table:table-cell office:value-type="float" office:value="1590.38411354708" calcext:value-type="float">
            <text:p>1590.3841135471</text:p>
          </table:table-cell>
        </table:table-row>
        <table:table-row table:style-name="ro1">
          <table:table-cell office:value-type="float" office:value="0.608804932999998" calcext:value-type="float">
            <text:p>0.608804933</text:p>
          </table:table-cell>
          <table:table-cell office:value-type="float" office:value="1584.76788723557" calcext:value-type="float">
            <text:p>1584.7678872356</text:p>
          </table:table-cell>
        </table:table-row>
        <table:table-row table:style-name="ro1">
          <table:table-cell office:value-type="float" office:value="0.646665107" calcext:value-type="float">
            <text:p>0.646665107</text:p>
          </table:table-cell>
          <table:table-cell office:value-type="float" office:value="1584.77877043028" calcext:value-type="float">
            <text:p>1584.7787704303</text:p>
          </table:table-cell>
        </table:table-row>
        <table:table-row table:style-name="ro1">
          <table:table-cell office:value-type="float" office:value="0.684454395" calcext:value-type="float">
            <text:p>0.684454395</text:p>
          </table:table-cell>
          <table:table-cell office:value-type="float" office:value="1587.75153424435" calcext:value-type="float">
            <text:p>1587.7515342444</text:p>
          </table:table-cell>
        </table:table-row>
        <table:table-row table:style-name="ro1">
          <table:table-cell office:value-type="float" office:value="0.722555454999998" calcext:value-type="float">
            <text:p>0.722555455</text:p>
          </table:table-cell>
          <table:table-cell office:value-type="float" office:value="1574.75933740431" calcext:value-type="float">
            <text:p>1574.7593374043</text:p>
          </table:table-cell>
        </table:table-row>
        <table:table-row table:style-name="ro1">
          <table:table-cell office:value-type="float" office:value="0.761130424999998" calcext:value-type="float">
            <text:p>0.761130425</text:p>
          </table:table-cell>
          <table:table-cell office:value-type="float" office:value="1555.41274562239" calcext:value-type="float">
            <text:p>1555.4127456224</text:p>
          </table:table-cell>
        </table:table-row>
        <table:table-row table:style-name="ro1">
          <table:table-cell office:value-type="float" office:value="0.799307683999999" calcext:value-type="float">
            <text:p>0.799307684</text:p>
          </table:table-cell>
          <table:table-cell office:value-type="float" office:value="1571.61623363265" calcext:value-type="float">
            <text:p>1571.6162336327</text:p>
          </table:table-cell>
        </table:table-row>
        <table:table-row table:style-name="ro1">
          <table:table-cell office:value-type="float" office:value="0.837149003" calcext:value-type="float">
            <text:p>0.837149003</text:p>
          </table:table-cell>
          <table:table-cell office:value-type="float" office:value="1585.56841002284" calcext:value-type="float">
            <text:p>1585.5684100229</text:p>
          </table:table-cell>
        </table:table-row>
        <table:table-row table:style-name="ro1">
          <table:table-cell office:value-type="float" office:value="0.875145428" calcext:value-type="float">
            <text:p>0.875145428</text:p>
          </table:table-cell>
          <table:table-cell office:value-type="float" office:value="1579.09592810379" calcext:value-type="float">
            <text:p>1579.0959281038</text:p>
          </table:table-cell>
        </table:table-row>
        <table:table-row table:style-name="ro1">
          <table:table-cell office:value-type="float" office:value="0.913608156999999" calcext:value-type="float">
            <text:p>0.913608157</text:p>
          </table:table-cell>
          <table:table-cell office:value-type="float" office:value="1559.95171325471" calcext:value-type="float">
            <text:p>1559.9517132547</text:p>
          </table:table-cell>
        </table:table-row>
        <table:table-row table:style-name="ro1">
          <table:table-cell office:value-type="float" office:value="0.951576924999998" calcext:value-type="float">
            <text:p>0.951576925</text:p>
          </table:table-cell>
          <table:table-cell office:value-type="float" office:value="1580.24616442655" calcext:value-type="float">
            <text:p>1580.2461644266</text:p>
          </table:table-cell>
        </table:table-row>
        <table:table-row table:style-name="ro1">
          <table:table-cell office:value-type="float" office:value="0.989295170999998" calcext:value-type="float">
            <text:p>0.989295171</text:p>
          </table:table-cell>
          <table:table-cell office:value-type="float" office:value="1590.74205094263" calcext:value-type="float">
            <text:p>1590.7420509426</text:p>
          </table:table-cell>
        </table:table-row>
        <table:table-row table:style-name="ro1">
          <table:table-cell office:value-type="float" office:value="1.026883625" calcext:value-type="float">
            <text:p>1.026883625</text:p>
          </table:table-cell>
          <table:table-cell office:value-type="float" office:value="1596.2348438166" calcext:value-type="float">
            <text:p>1596.2348438166</text:p>
          </table:table-cell>
        </table:table-row>
        <table:table-row table:style-name="ro1">
          <table:table-cell office:value-type="float" office:value="1.064669892" calcext:value-type="float">
            <text:p>1.064669892</text:p>
          </table:table-cell>
          <table:table-cell office:value-type="float" office:value="1587.87847447337" calcext:value-type="float">
            <text:p>1587.8784744734</text:p>
          </table:table-cell>
        </table:table-row>
        <table:table-row table:style-name="ro1">
          <table:table-cell office:value-type="float" office:value="1.102010739" calcext:value-type="float">
            <text:p>1.102010739</text:p>
          </table:table-cell>
          <table:table-cell office:value-type="float" office:value="1606.81947037771" calcext:value-type="float">
            <text:p>1606.8194703777</text:p>
          </table:table-cell>
        </table:table-row>
        <table:table-row table:style-name="ro1">
          <table:table-cell office:value-type="float" office:value="1.13920669" calcext:value-type="float">
            <text:p>1.13920669</text:p>
          </table:table-cell>
          <table:table-cell office:value-type="float" office:value="1613.07879989421" calcext:value-type="float">
            <text:p>1613.0787998942</text:p>
          </table:table-cell>
        </table:table-row>
        <table:table-row table:style-name="ro1">
          <table:table-cell office:value-type="float" office:value="1.176686654" calcext:value-type="float">
            <text:p>1.176686654</text:p>
          </table:table-cell>
          <table:table-cell office:value-type="float" office:value="1600.85532632852" calcext:value-type="float">
            <text:p>1600.8553263285</text:p>
          </table:table-cell>
        </table:table-row>
        <table:table-row table:style-name="ro1">
          <table:table-cell office:value-type="float" office:value="1.214706307" calcext:value-type="float">
            <text:p>1.214706307</text:p>
          </table:table-cell>
          <table:table-cell office:value-type="float" office:value="1578.13118389049" calcext:value-type="float">
            <text:p>1578.1311838905</text:p>
          </table:table-cell>
        </table:table-row>
        <table:table-row table:style-name="ro1">
          <table:table-cell office:value-type="float" office:value="1.252745701" calcext:value-type="float">
            <text:p>1.252745701</text:p>
          </table:table-cell>
          <table:table-cell office:value-type="float" office:value="1577.31219377476" calcext:value-type="float">
            <text:p>1577.3121937748</text:p>
          </table:table-cell>
        </table:table-row>
        <table:table-row table:style-name="ro1">
          <table:table-cell office:value-type="float" office:value="1.291132753" calcext:value-type="float">
            <text:p>1.291132753</text:p>
          </table:table-cell>
          <table:table-cell office:value-type="float" office:value="1563.02703317771" calcext:value-type="float">
            <text:p>1563.0270331777</text:p>
          </table:table-cell>
        </table:table-row>
        <table:table-row table:style-name="ro1">
          <table:table-cell office:value-type="float" office:value="1.329143604" calcext:value-type="float">
            <text:p>1.329143604</text:p>
          </table:table-cell>
          <table:table-cell office:value-type="float" office:value="1578.496624556" calcext:value-type="float">
            <text:p>1578.496624556</text:p>
          </table:table-cell>
        </table:table-row>
        <table:table-row table:style-name="ro1">
          <table:table-cell office:value-type="float" office:value="1.366723204" calcext:value-type="float">
            <text:p>1.366723204</text:p>
          </table:table-cell>
          <table:table-cell office:value-type="float" office:value="1596.61092720515" calcext:value-type="float">
            <text:p>1596.6109272052</text:p>
          </table:table-cell>
        </table:table-row>
        <table:table-row table:style-name="ro1">
          <table:table-cell office:value-type="float" office:value="1.404380407" calcext:value-type="float">
            <text:p>1.404380407</text:p>
          </table:table-cell>
          <table:table-cell office:value-type="float" office:value="1593.32067227623" calcext:value-type="float">
            <text:p>1593.3206722762</text:p>
          </table:table-cell>
        </table:table-row>
        <table:table-row table:style-name="ro1">
          <table:table-cell office:value-type="float" office:value="1.442414957" calcext:value-type="float">
            <text:p>1.442414957</text:p>
          </table:table-cell>
          <table:table-cell office:value-type="float" office:value="1577.513076926" calcext:value-type="float">
            <text:p>1577.513076926</text:p>
          </table:table-cell>
        </table:table-row>
        <table:table-row table:style-name="ro1">
          <table:table-cell office:value-type="float" office:value="1.479677575" calcext:value-type="float">
            <text:p>1.479677575</text:p>
          </table:table-cell>
          <table:table-cell office:value-type="float" office:value="1610.19282112707" calcext:value-type="float">
            <text:p>1610.1928211271</text:p>
          </table:table-cell>
        </table:table-row>
        <table:table-row table:style-name="ro1">
          <table:table-cell office:value-type="float" office:value="1.516847745" calcext:value-type="float">
            <text:p>1.516847745</text:p>
          </table:table-cell>
          <table:table-cell office:value-type="float" office:value="1614.19762137221" calcext:value-type="float">
            <text:p>1614.1976213722</text:p>
          </table:table-cell>
        </table:table-row>
        <table:table-row table:style-name="ro1">
          <table:table-cell office:value-type="float" office:value="1.553822236" calcext:value-type="float">
            <text:p>1.553822236</text:p>
          </table:table-cell>
          <table:table-cell office:value-type="float" office:value="1622.74039147698" calcext:value-type="float">
            <text:p>1622.740391477</text:p>
          </table:table-cell>
        </table:table-row>
        <table:table-row table:style-name="ro1">
          <table:table-cell office:value-type="float" office:value="1.590928864" calcext:value-type="float">
            <text:p>1.590928864</text:p>
          </table:table-cell>
          <table:table-cell office:value-type="float" office:value="1616.96179992426" calcext:value-type="float">
            <text:p>1616.9617999243</text:p>
          </table:table-cell>
        </table:table-row>
        <table:table-row table:style-name="ro1">
          <table:table-cell office:value-type="float" office:value="1.627683145" calcext:value-type="float">
            <text:p>1.627683145</text:p>
          </table:table-cell>
          <table:table-cell office:value-type="float" office:value="1632.46289595488" calcext:value-type="float">
            <text:p>1632.4628959549</text:p>
          </table:table-cell>
        </table:table-row>
        <table:table-row table:style-name="ro1">
          <table:table-cell office:value-type="float" office:value="1.664280187" calcext:value-type="float">
            <text:p>1.664280187</text:p>
          </table:table-cell>
          <table:table-cell office:value-type="float" office:value="1639.47676426962" calcext:value-type="float">
            <text:p>1639.4767642696</text:p>
          </table:table-cell>
        </table:table-row>
        <table:table-row table:style-name="ro1">
          <table:table-cell office:value-type="float" office:value="1.701129677" calcext:value-type="float">
            <text:p>1.701129677</text:p>
          </table:table-cell>
          <table:table-cell office:value-type="float" office:value="1628.24505847986" calcext:value-type="float">
            <text:p>1628.2450584799</text:p>
          </table:table-cell>
        </table:table-row>
        <table:table-row table:style-name="ro1">
          <table:table-cell office:value-type="float" office:value="1.738200263" calcext:value-type="float">
            <text:p>1.738200263</text:p>
          </table:table-cell>
          <table:table-cell office:value-type="float" office:value="1618.53389638881" calcext:value-type="float">
            <text:p>1618.5338963888</text:p>
          </table:table-cell>
        </table:table-row>
        <table:table-row table:style-name="ro1">
          <table:table-cell office:value-type="float" office:value="1.774961576" calcext:value-type="float">
            <text:p>1.774961576</text:p>
          </table:table-cell>
          <table:table-cell office:value-type="float" office:value="1632.15062530549" calcext:value-type="float">
            <text:p>1632.1506253055</text:p>
          </table:table-cell>
        </table:table-row>
        <table:table-row table:style-name="ro1">
          <table:table-cell office:value-type="float" office:value="1.811730649" calcext:value-type="float">
            <text:p>1.811730649</text:p>
          </table:table-cell>
          <table:table-cell office:value-type="float" office:value="1631.80616492568" calcext:value-type="float">
            <text:p>1631.8061649257</text:p>
          </table:table-cell>
        </table:table-row>
        <table:table-row table:style-name="ro1">
          <table:table-cell office:value-type="float" office:value="1.848198523" calcext:value-type="float">
            <text:p>1.848198523</text:p>
          </table:table-cell>
          <table:table-cell office:value-type="float" office:value="1645.28373658401" calcext:value-type="float">
            <text:p>1645.283736584</text:p>
          </table:table-cell>
        </table:table-row>
        <table:table-row table:style-name="ro1">
          <table:table-cell office:value-type="float" office:value="1.884999107" calcext:value-type="float">
            <text:p>1.884999107</text:p>
          </table:table-cell>
          <table:table-cell office:value-type="float" office:value="1630.40890872827" calcext:value-type="float">
            <text:p>1630.4089087283</text:p>
          </table:table-cell>
        </table:table-row>
        <table:table-row table:style-name="ro1">
          <table:table-cell office:value-type="float" office:value="1.921633961" calcext:value-type="float">
            <text:p>1.921633961</text:p>
          </table:table-cell>
          <table:table-cell office:value-type="float" office:value="1637.78460806754" calcext:value-type="float">
            <text:p>1637.7846080676</text:p>
          </table:table-cell>
        </table:table-row>
        <table:table-row table:style-name="ro1">
          <table:table-cell office:value-type="float" office:value="1.958443035" calcext:value-type="float">
            <text:p>1.958443035</text:p>
          </table:table-cell>
          <table:table-cell office:value-type="float" office:value="1630.03285548555" calcext:value-type="float">
            <text:p>1630.0328554856</text:p>
          </table:table-cell>
        </table:table-row>
        <table:table-row table:style-name="ro1">
          <table:table-cell office:value-type="float" office:value="1.994748824" calcext:value-type="float">
            <text:p>1.994748824</text:p>
          </table:table-cell>
          <table:table-cell office:value-type="float" office:value="1652.62900635488" calcext:value-type="float">
            <text:p>1652.6290063549</text:p>
          </table:table-cell>
        </table:table-row>
        <table:table-row table:style-name="ro1">
          <table:table-cell office:value-type="float" office:value="2.031027843" calcext:value-type="float">
            <text:p>2.031027843</text:p>
          </table:table-cell>
          <table:table-cell office:value-type="float" office:value="1653.84846817376" calcext:value-type="float">
            <text:p>1653.8484681738</text:p>
          </table:table-cell>
        </table:table-row>
        <table:table-row table:style-name="ro1">
          <table:table-cell office:value-type="float" office:value="2.067232486" calcext:value-type="float">
            <text:p>2.067232486</text:p>
          </table:table-cell>
          <table:table-cell office:value-type="float" office:value="1657.24600571268" calcext:value-type="float">
            <text:p>1657.2460057127</text:p>
          </table:table-cell>
        </table:table-row>
        <table:table-row table:style-name="ro1">
          <table:table-cell office:value-type="float" office:value="2.103532338" calcext:value-type="float">
            <text:p>2.103532338</text:p>
          </table:table-cell>
          <table:table-cell office:value-type="float" office:value="1652.89930107692" calcext:value-type="float">
            <text:p>1652.8993010769</text:p>
          </table:table-cell>
        </table:table-row>
        <table:table-row table:style-name="ro1">
          <table:table-cell office:value-type="float" office:value="2.139676564" calcext:value-type="float">
            <text:p>2.139676564</text:p>
          </table:table-cell>
          <table:table-cell office:value-type="float" office:value="1660.01618073116" calcext:value-type="float">
            <text:p>1660.0161807312</text:p>
          </table:table-cell>
        </table:table-row>
        <table:table-row table:style-name="ro1">
          <table:table-cell office:value-type="float" office:value="2.17563808" calcext:value-type="float">
            <text:p>2.17563808</text:p>
          </table:table-cell>
          <table:table-cell office:value-type="float" office:value="1668.45023997318" calcext:value-type="float">
            <text:p>1668.4502399732</text:p>
          </table:table-cell>
        </table:table-row>
        <table:table-row table:style-name="ro1">
          <table:table-cell office:value-type="float" office:value="2.211940172" calcext:value-type="float">
            <text:p>2.211940172</text:p>
          </table:table-cell>
          <table:table-cell office:value-type="float" office:value="1652.79730986304" calcext:value-type="float">
            <text:p>1652.797309863</text:p>
          </table:table-cell>
        </table:table-row>
        <table:table-row table:style-name="ro1">
          <table:table-cell office:value-type="float" office:value="2.24818544" calcext:value-type="float">
            <text:p>2.24818544</text:p>
          </table:table-cell>
          <table:table-cell office:value-type="float" office:value="1655.38850478349" calcext:value-type="float">
            <text:p>1655.3885047835</text:p>
          </table:table-cell>
        </table:table-row>
        <table:table-row table:style-name="ro1">
          <table:table-cell office:value-type="float" office:value="2.284522532" calcext:value-type="float">
            <text:p>2.284522532</text:p>
          </table:table-cell>
          <table:table-cell office:value-type="float" office:value="1651.20533035499" calcext:value-type="float">
            <text:p>1651.205330355</text:p>
          </table:table-cell>
        </table:table-row>
        <table:table-row table:style-name="ro1">
          <table:table-cell office:value-type="float" office:value="2.320885353" calcext:value-type="float">
            <text:p>2.320885353</text:p>
          </table:table-cell>
          <table:table-cell office:value-type="float" office:value="1650.03699795471" calcext:value-type="float">
            <text:p>1650.0369979547</text:p>
          </table:table-cell>
        </table:table-row>
        <table:table-row table:style-name="ro1">
          <table:table-cell office:value-type="float" office:value="2.357161923" calcext:value-type="float">
            <text:p>2.357161923</text:p>
          </table:table-cell>
          <table:table-cell office:value-type="float" office:value="1653.96011805959" calcext:value-type="float">
            <text:p>1653.9601180596</text:p>
          </table:table-cell>
        </table:table-row>
        <table:table-row table:style-name="ro1">
          <table:table-cell office:value-type="float" office:value="2.393452192" calcext:value-type="float">
            <text:p>2.393452192</text:p>
          </table:table-cell>
          <table:table-cell office:value-type="float" office:value="1653.33577439182" calcext:value-type="float">
            <text:p>1653.3357743918</text:p>
          </table:table-cell>
        </table:table-row>
        <table:table-row table:style-name="ro1">
          <table:table-cell office:value-type="float" office:value="2.429755325" calcext:value-type="float">
            <text:p>2.429755325</text:p>
          </table:table-cell>
          <table:table-cell office:value-type="float" office:value="1652.74991555134" calcext:value-type="float">
            <text:p>1652.7499155513</text:p>
          </table:table-cell>
        </table:table-row>
        <table:table-row table:style-name="ro1">
          <table:table-cell office:value-type="float" office:value="2.466144657" calcext:value-type="float">
            <text:p>2.466144657</text:p>
          </table:table-cell>
          <table:table-cell office:value-type="float" office:value="1648.83488380611" calcext:value-type="float">
            <text:p>1648.8348838061</text:p>
          </table:table-cell>
        </table:table-row>
        <table:table-row table:style-name="ro1">
          <table:table-cell office:value-type="float" office:value="2.50230107" calcext:value-type="float">
            <text:p>2.50230107</text:p>
          </table:table-cell>
          <table:table-cell office:value-type="float" office:value="1659.45665019368" calcext:value-type="float">
            <text:p>1659.4566501937</text:p>
          </table:table-cell>
        </table:table-row>
        <table:table-row table:style-name="ro1">
          <table:table-cell office:value-type="float" office:value="2.538425609" calcext:value-type="float">
            <text:p>2.538425609</text:p>
          </table:table-cell>
          <table:table-cell office:value-type="float" office:value="1660.92084939811" calcext:value-type="float">
            <text:p>1660.9208493981</text:p>
          </table:table-cell>
        </table:table-row>
        <table:table-row table:style-name="ro1">
          <table:table-cell office:value-type="float" office:value="2.574670252" calcext:value-type="float">
            <text:p>2.574670252</text:p>
          </table:table-cell>
          <table:table-cell office:value-type="float" office:value="1655.41705018312" calcext:value-type="float">
            <text:p>1655.4170501831</text:p>
          </table:table-cell>
        </table:table-row>
        <table:table-row table:style-name="ro1">
          <table:table-cell office:value-type="float" office:value="2.611308231" calcext:value-type="float">
            <text:p>2.611308231</text:p>
          </table:table-cell>
          <table:table-cell office:value-type="float" office:value="1637.64491485742" calcext:value-type="float">
            <text:p>1637.6449148574</text:p>
          </table:table-cell>
        </table:table-row>
        <table:table-row table:style-name="ro1">
          <table:table-cell office:value-type="float" office:value="2.647845115" calcext:value-type="float">
            <text:p>2.647845115</text:p>
          </table:table-cell>
          <table:table-cell office:value-type="float" office:value="1642.1761636816" calcext:value-type="float">
            <text:p>1642.1761636816</text:p>
          </table:table-cell>
        </table:table-row>
        <table:table-row table:style-name="ro1">
          <table:table-cell office:value-type="float" office:value="2.684497886" calcext:value-type="float">
            <text:p>2.684497886</text:p>
          </table:table-cell>
          <table:table-cell office:value-type="float" office:value="1636.9840086579" calcext:value-type="float">
            <text:p>1636.9840086579</text:p>
          </table:table-cell>
        </table:table-row>
        <table:table-row table:style-name="ro1">
          <table:table-cell office:value-type="float" office:value="2.72096227" calcext:value-type="float">
            <text:p>2.72096227</text:p>
          </table:table-cell>
          <table:table-cell office:value-type="float" office:value="1645.44120641123" calcext:value-type="float">
            <text:p>1645.4412064112</text:p>
          </table:table-cell>
        </table:table-row>
        <table:table-row table:style-name="ro1">
          <table:table-cell office:value-type="float" office:value="2.757857334" calcext:value-type="float">
            <text:p>2.757857334</text:p>
          </table:table-cell>
          <table:table-cell office:value-type="float" office:value="1626.23379647736" calcext:value-type="float">
            <text:p>1626.2337964774</text:p>
          </table:table-cell>
        </table:table-row>
        <table:table-row table:style-name="ro1">
          <table:table-cell office:value-type="float" office:value="2.794261509" calcext:value-type="float">
            <text:p>2.794261509</text:p>
          </table:table-cell>
          <table:table-cell office:value-type="float" office:value="1648.16260772298" calcext:value-type="float">
            <text:p>1648.162607723</text:p>
          </table:table-cell>
        </table:table-row>
        <table:table-row table:style-name="ro1">
          <table:table-cell office:value-type="float" office:value="2.830843186" calcext:value-type="float">
            <text:p>2.830843186</text:p>
          </table:table-cell>
          <table:table-cell office:value-type="float" office:value="1640.1653756879" calcext:value-type="float">
            <text:p>1640.1653756879</text:p>
          </table:table-cell>
        </table:table-row>
        <table:table-row table:style-name="ro1">
          <table:table-cell office:value-type="float" office:value="2.867696531" calcext:value-type="float">
            <text:p>2.867696531</text:p>
          </table:table-cell>
          <table:table-cell office:value-type="float" office:value="1628.07473785619" calcext:value-type="float">
            <text:p>1628.0747378562</text:p>
          </table:table-cell>
        </table:table-row>
        <table:table-row table:style-name="ro1">
          <table:table-cell office:value-type="float" office:value="2.905073212" calcext:value-type="float">
            <text:p>2.905073212</text:p>
          </table:table-cell>
          <table:table-cell office:value-type="float" office:value="1605.27897059676" calcext:value-type="float">
            <text:p>1605.2789705968</text:p>
          </table:table-cell>
        </table:table-row>
        <table:table-row table:style-name="ro1">
          <table:table-cell office:value-type="float" office:value="2.942782343" calcext:value-type="float">
            <text:p>2.942782343</text:p>
          </table:table-cell>
          <table:table-cell office:value-type="float" office:value="1591.12656295369" calcext:value-type="float">
            <text:p>1591.1265629537</text:p>
          </table:table-cell>
        </table:table-row>
        <table:table-row table:style-name="ro1">
          <table:table-cell office:value-type="float" office:value="2.980831216" calcext:value-type="float">
            <text:p>2.980831216</text:p>
          </table:table-cell>
          <table:table-cell office:value-type="float" office:value="1576.91924278541" calcext:value-type="float">
            <text:p>1576.9192427854</text:p>
          </table:table-cell>
        </table:table-row>
        <table:table-row table:style-name="ro1">
          <table:table-cell office:value-type="float" office:value="3.018571962" calcext:value-type="float">
            <text:p>3.018571962</text:p>
          </table:table-cell>
          <table:table-cell office:value-type="float" office:value="1589.79369406208" calcext:value-type="float">
            <text:p>1589.7936940621</text:p>
          </table:table-cell>
        </table:table-row>
        <table:table-row table:style-name="ro1">
          <table:table-cell office:value-type="float" office:value="3.056006664" calcext:value-type="float">
            <text:p>3.056006664</text:p>
          </table:table-cell>
          <table:table-cell office:value-type="float" office:value="1602.7909077519" calcext:value-type="float">
            <text:p>1602.7909077519</text:p>
          </table:table-cell>
        </table:table-row>
        <table:table-row table:style-name="ro1">
          <table:table-cell office:value-type="float" office:value="3.093876786" calcext:value-type="float">
            <text:p>3.093876786</text:p>
          </table:table-cell>
          <table:table-cell office:value-type="float" office:value="1584.36246917816" calcext:value-type="float">
            <text:p>1584.3624691782</text:p>
          </table:table-cell>
        </table:table-row>
        <table:table-row table:style-name="ro1">
          <table:table-cell office:value-type="float" office:value="3.132434985" calcext:value-type="float">
            <text:p>3.132434985</text:p>
          </table:table-cell>
          <table:table-cell office:value-type="float" office:value="1556.08927688762" calcext:value-type="float">
            <text:p>1556.0892768876</text:p>
          </table:table-cell>
        </table:table-row>
        <table:table-row table:style-name="ro1">
          <table:table-cell office:value-type="float" office:value="3.171002402" calcext:value-type="float">
            <text:p>3.171002402</text:p>
          </table:table-cell>
          <table:table-cell office:value-type="float" office:value="1555.71735592251" calcext:value-type="float">
            <text:p>1555.7173559225</text:p>
          </table:table-cell>
        </table:table-row>
        <table:table-row table:style-name="ro1">
          <table:table-cell office:value-type="float" office:value="3.209915499" calcext:value-type="float">
            <text:p>3.209915499</text:p>
          </table:table-cell>
          <table:table-cell office:value-type="float" office:value="1541.89732058599" calcext:value-type="float">
            <text:p>1541.897320586</text:p>
          </table:table-cell>
        </table:table-row>
        <table:table-row table:style-name="ro1">
          <table:table-cell office:value-type="float" office:value="3.24830729" calcext:value-type="float">
            <text:p>3.24830729</text:p>
          </table:table-cell>
          <table:table-cell office:value-type="float" office:value="1562.83409648684" calcext:value-type="float">
            <text:p>1562.8340964868</text:p>
          </table:table-cell>
        </table:table-row>
        <table:table-row table:style-name="ro1">
          <table:table-cell office:value-type="float" office:value="3.286450487" calcext:value-type="float">
            <text:p>3.286450487</text:p>
          </table:table-cell>
          <table:table-cell office:value-type="float" office:value="1573.01969208296" calcext:value-type="float">
            <text:p>1573.019692083</text:p>
          </table:table-cell>
        </table:table-row>
        <table:table-row table:style-name="ro1">
          <table:table-cell office:value-type="float" office:value="3.324758788" calcext:value-type="float">
            <text:p>3.324758788</text:p>
          </table:table-cell>
          <table:table-cell office:value-type="float" office:value="1566.24017337649" calcext:value-type="float">
            <text:p>1566.2401733765</text:p>
          </table:table-cell>
        </table:table-row>
        <table:table-row table:style-name="ro1">
          <table:table-cell office:value-type="float" office:value="3.363312143" calcext:value-type="float">
            <text:p>3.363312143</text:p>
          </table:table-cell>
          <table:table-cell office:value-type="float" office:value="1556.28479026024" calcext:value-type="float">
            <text:p>1556.2847902602</text:p>
          </table:table-cell>
        </table:table-row>
        <table:table-row table:style-name="ro1">
          <table:table-cell office:value-type="float" office:value="3.401290078" calcext:value-type="float">
            <text:p>3.401290078</text:p>
          </table:table-cell>
          <table:table-cell office:value-type="float" office:value="1579.86472934874" calcext:value-type="float">
            <text:p>1579.8647293487</text:p>
          </table:table-cell>
        </table:table-row>
        <table:table-row table:style-name="ro1">
          <table:table-cell office:value-type="float" office:value="3.438807645" calcext:value-type="float">
            <text:p>3.438807645</text:p>
          </table:table-cell>
          <table:table-cell office:value-type="float" office:value="1599.25082561982" calcext:value-type="float">
            <text:p>1599.2508256198</text:p>
          </table:table-cell>
        </table:table-row>
        <table:table-row table:style-name="ro1">
          <table:table-cell office:value-type="float" office:value="3.476286046" calcext:value-type="float">
            <text:p>3.476286046</text:p>
          </table:table-cell>
          <table:table-cell office:value-type="float" office:value="1600.92208843178" calcext:value-type="float">
            <text:p>1600.9220884318</text:p>
          </table:table-cell>
        </table:table-row>
        <table:table-row table:style-name="ro1">
          <table:table-cell office:value-type="float" office:value="3.513929187" calcext:value-type="float">
            <text:p>3.513929187</text:p>
          </table:table-cell>
          <table:table-cell office:value-type="float" office:value="1593.91587434215" calcext:value-type="float">
            <text:p>1593.9158743422</text:p>
          </table:table-cell>
        </table:table-row>
        <table:table-row table:style-name="ro1">
          <table:table-cell office:value-type="float" office:value="3.551239826" calcext:value-type="float">
            <text:p>3.551239826</text:p>
          </table:table-cell>
          <table:table-cell office:value-type="float" office:value="1608.12040769385" calcext:value-type="float">
            <text:p>1608.1204076939</text:p>
          </table:table-cell>
        </table:table-row>
        <table:table-row table:style-name="ro1">
          <table:table-cell office:value-type="float" office:value="3.588578487" calcext:value-type="float">
            <text:p>3.588578487</text:p>
          </table:table-cell>
          <table:table-cell office:value-type="float" office:value="1606.91354197196" calcext:value-type="float">
            <text:p>1606.913541972</text:p>
          </table:table-cell>
        </table:table-row>
        <table:table-row table:style-name="ro1">
          <table:table-cell office:value-type="float" office:value="3.625926678" calcext:value-type="float">
            <text:p>3.625926678</text:p>
          </table:table-cell>
          <table:table-cell office:value-type="float" office:value="1606.50351177653" calcext:value-type="float">
            <text:p>1606.5035117765</text:p>
          </table:table-cell>
        </table:table-row>
        <table:table-row table:style-name="ro1">
          <table:table-cell office:value-type="float" office:value="3.663448725" calcext:value-type="float">
            <text:p>3.663448725</text:p>
          </table:table-cell>
          <table:table-cell office:value-type="float" office:value="1599.05988071495" calcext:value-type="float">
            <text:p>1599.059880715</text:p>
          </table:table-cell>
        </table:table-row>
        <table:table-row table:style-name="ro1">
          <table:table-cell office:value-type="float" office:value="3.700709728" calcext:value-type="float">
            <text:p>3.700709728</text:p>
          </table:table-cell>
          <table:table-cell office:value-type="float" office:value="1610.2626115566" calcext:value-type="float">
            <text:p>1610.2626115566</text:p>
          </table:table-cell>
        </table:table-row>
        <table:table-row table:style-name="ro1">
          <table:table-cell office:value-type="float" office:value="3.737877762" calcext:value-type="float">
            <text:p>3.737877762</text:p>
          </table:table-cell>
          <table:table-cell office:value-type="float" office:value="1614.29038727201" calcext:value-type="float">
            <text:p>1614.290387272</text:p>
          </table:table-cell>
        </table:table-row>
        <table:table-row table:style-name="ro1">
          <table:table-cell office:value-type="float" office:value="3.775159131" calcext:value-type="float">
            <text:p>3.775159131</text:p>
          </table:table-cell>
          <table:table-cell office:value-type="float" office:value="1609.38296015906" calcext:value-type="float">
            <text:p>1609.3829601591</text:p>
          </table:table-cell>
        </table:table-row>
        <table:table-row table:style-name="ro1">
          <table:table-cell office:value-type="float" office:value="3.812749876" calcext:value-type="float">
            <text:p>3.812749876</text:p>
          </table:table-cell>
          <table:table-cell office:value-type="float" office:value="1596.13755992336" calcext:value-type="float">
            <text:p>1596.1375599234</text:p>
          </table:table-cell>
        </table:table-row>
        <table:table-row table:style-name="ro1">
          <table:table-cell office:value-type="float" office:value="3.849876816" calcext:value-type="float">
            <text:p>3.849876816</text:p>
          </table:table-cell>
          <table:table-cell office:value-type="float" office:value="1616.07716660731" calcext:value-type="float">
            <text:p>1616.0771666073</text:p>
          </table:table-cell>
        </table:table-row>
        <table:table-row table:style-name="ro1">
          <table:table-cell office:value-type="float" office:value="3.886828338" calcext:value-type="float">
            <text:p>3.886828338</text:p>
          </table:table-cell>
          <table:table-cell office:value-type="float" office:value="1623.74908400244" calcext:value-type="float">
            <text:p>1623.7490840024</text:p>
          </table:table-cell>
        </table:table-row>
        <table:table-row table:style-name="ro1">
          <table:table-cell office:value-type="float" office:value="3.923676318" calcext:value-type="float">
            <text:p>3.923676318</text:p>
          </table:table-cell>
          <table:table-cell office:value-type="float" office:value="1628.311782627" calcext:value-type="float">
            <text:p>1628.311782627</text:p>
          </table:table-cell>
        </table:table-row>
        <table:table-row table:style-name="ro1">
          <table:table-cell office:value-type="float" office:value="3.96067857" calcext:value-type="float">
            <text:p>3.96067857</text:p>
          </table:table-cell>
          <table:table-cell office:value-type="float" office:value="1621.52292784772" calcext:value-type="float">
            <text:p>1621.5229278477</text:p>
          </table:table-cell>
        </table:table-row>
        <table:table-row table:style-name="ro1">
          <table:table-cell office:value-type="float" office:value="3.997291914" calcext:value-type="float">
            <text:p>3.997291914</text:p>
          </table:table-cell>
          <table:table-cell office:value-type="float" office:value="1638.74679133382" calcext:value-type="float">
            <text:p>1638.7467913338</text:p>
          </table:table-cell>
        </table:table-row>
        <table:table-row table:style-name="ro1">
          <table:table-cell office:value-type="float" office:value="4.033635724" calcext:value-type="float">
            <text:p>4.033635724</text:p>
          </table:table-cell>
          <table:table-cell office:value-type="float" office:value="1650.90011201349" calcext:value-type="float">
            <text:p>1650.9001120135</text:p>
          </table:table-cell>
        </table:table-row>
        <table:table-row table:style-name="ro1">
          <table:table-cell office:value-type="float" office:value="4.069966149" calcext:value-type="float">
            <text:p>4.069966149</text:p>
          </table:table-cell>
          <table:table-cell office:value-type="float" office:value="1651.50834321375" calcext:value-type="float">
            <text:p>1651.5083432138</text:p>
          </table:table-cell>
        </table:table-row>
        <table:table-row table:style-name="ro1">
          <table:table-cell office:value-type="float" office:value="4.10622647" calcext:value-type="float">
            <text:p>4.10622647</text:p>
          </table:table-cell>
          <table:table-cell office:value-type="float" office:value="1654.70129180598" calcext:value-type="float">
            <text:p>1654.701291806</text:p>
          </table:table-cell>
        </table:table-row>
        <table:table-row table:style-name="ro1">
          <table:table-cell office:value-type="float" office:value="4.142196424" calcext:value-type="float">
            <text:p>4.142196424</text:p>
          </table:table-cell>
          <table:table-cell office:value-type="float" office:value="1668.05884711452" calcext:value-type="float">
            <text:p>1668.0588471145</text:p>
          </table:table-cell>
        </table:table-row>
        <table:table-row table:style-name="ro1">
          <table:table-cell office:value-type="float" office:value="4.178089503" calcext:value-type="float">
            <text:p>4.178089503</text:p>
          </table:table-cell>
          <table:table-cell office:value-type="float" office:value="1671.63145853267" calcext:value-type="float">
            <text:p>1671.6314585327</text:p>
          </table:table-cell>
        </table:table-row>
        <table:table-row table:style-name="ro1">
          <table:table-cell office:value-type="float" office:value="4.214229197" calcext:value-type="float">
            <text:p>4.214229197</text:p>
          </table:table-cell>
          <table:table-cell office:value-type="float" office:value="1660.22435054379" calcext:value-type="float">
            <text:p>1660.2243505438</text:p>
          </table:table-cell>
        </table:table-row>
        <table:table-row table:style-name="ro1">
          <table:table-cell office:value-type="float" office:value="4.250198735" calcext:value-type="float">
            <text:p>4.250198735</text:p>
          </table:table-cell>
          <table:table-cell office:value-type="float" office:value="1668.07813878511" calcext:value-type="float">
            <text:p>1668.0781387851</text:p>
          </table:table-cell>
        </table:table-row>
        <table:table-row table:style-name="ro1">
          <table:table-cell office:value-type="float" office:value="4.286108116" calcext:value-type="float">
            <text:p>4.286108116</text:p>
          </table:table-cell>
          <table:table-cell office:value-type="float" office:value="1670.87257783698" calcext:value-type="float">
            <text:p>1670.872577837</text:p>
          </table:table-cell>
        </table:table-row>
        <table:table-row table:style-name="ro1">
          <table:table-cell office:value-type="float" office:value="4.322049788" calcext:value-type="float">
            <text:p>4.322049788</text:p>
          </table:table-cell>
          <table:table-cell office:value-type="float" office:value="1669.37141933743" calcext:value-type="float">
            <text:p>1669.3714193374</text:p>
          </table:table-cell>
        </table:table-row>
        <table:table-row table:style-name="ro1">
          <table:table-cell office:value-type="float" office:value="4.357951304" calcext:value-type="float">
            <text:p>4.357951304</text:p>
          </table:table-cell>
          <table:table-cell office:value-type="float" office:value="1671.23861844707" calcext:value-type="float">
            <text:p>1671.2386184471</text:p>
          </table:table-cell>
        </table:table-row>
        <table:table-row table:style-name="ro1">
          <table:table-cell office:value-type="float" office:value="4.393797299" calcext:value-type="float">
            <text:p>4.393797299</text:p>
          </table:table-cell>
          <table:table-cell office:value-type="float" office:value="1673.82715977062" calcext:value-type="float">
            <text:p>1673.8271597706</text:p>
          </table:table-cell>
        </table:table-row>
        <table:table-row table:style-name="ro1">
          <table:table-cell office:value-type="float" office:value="4.42965168" calcext:value-type="float">
            <text:p>4.42965168</text:p>
          </table:table-cell>
          <table:table-cell office:value-type="float" office:value="1673.4356674572" calcext:value-type="float">
            <text:p>1673.4356674572</text:p>
          </table:table-cell>
        </table:table-row>
        <table:table-row table:style-name="ro1">
          <table:table-cell office:value-type="float" office:value="4.465834656" calcext:value-type="float">
            <text:p>4.465834656</text:p>
          </table:table-cell>
          <table:table-cell office:value-type="float" office:value="1658.23839365787" calcext:value-type="float">
            <text:p>1658.2383936579</text:p>
          </table:table-cell>
        </table:table-row>
        <table:table-row table:style-name="ro1">
          <table:table-cell office:value-type="float" office:value="4.501897684" calcext:value-type="float">
            <text:p>4.501897684</text:p>
          </table:table-cell>
          <table:table-cell office:value-type="float" office:value="1663.7538034798" calcext:value-type="float">
            <text:p>1663.7538034798</text:p>
          </table:table-cell>
        </table:table-row>
        <table:table-row table:style-name="ro1">
          <table:table-cell office:value-type="float" office:value="4.537932274" calcext:value-type="float">
            <text:p>4.537932274</text:p>
          </table:table-cell>
          <table:table-cell office:value-type="float" office:value="1665.06681496862" calcext:value-type="float">
            <text:p>1665.0668149686</text:p>
          </table:table-cell>
        </table:table-row>
        <table:table-row table:style-name="ro1">
          <table:table-cell office:value-type="float" office:value="4.574167281" calcext:value-type="float">
            <text:p>4.574167281</text:p>
          </table:table-cell>
          <table:table-cell office:value-type="float" office:value="1655.85727636268" calcext:value-type="float">
            <text:p>1655.8572763627</text:p>
          </table:table-cell>
        </table:table-row>
        <table:table-row table:style-name="ro1">
          <table:table-cell office:value-type="float" office:value="4.610766927" calcext:value-type="float">
            <text:p>4.610766927</text:p>
          </table:table-cell>
          <table:table-cell office:value-type="float" office:value="1639.36011840103" calcext:value-type="float">
            <text:p>1639.360118401</text:p>
          </table:table-cell>
        </table:table-row>
        <table:table-row table:style-name="ro1">
          <table:table-cell office:value-type="float" office:value="4.646968184" calcext:value-type="float">
            <text:p>4.646968184</text:p>
          </table:table-cell>
          <table:table-cell office:value-type="float" office:value="1657.40101234614" calcext:value-type="float">
            <text:p>1657.4010123461</text:p>
          </table:table-cell>
        </table:table-row>
        <table:table-row table:style-name="ro1">
          <table:table-cell office:value-type="float" office:value="4.68321314" calcext:value-type="float">
            <text:p>4.68321314</text:p>
          </table:table-cell>
          <table:table-cell office:value-type="float" office:value="1655.40275452393" calcext:value-type="float">
            <text:p>1655.4027545239</text:p>
          </table:table-cell>
        </table:table-row>
        <table:table-row table:style-name="ro1">
          <table:table-cell office:value-type="float" office:value="4.719673514" calcext:value-type="float">
            <text:p>4.719673514</text:p>
          </table:table-cell>
          <table:table-cell office:value-type="float" office:value="1645.62217600946" calcext:value-type="float">
            <text:p>1645.6221760095</text:p>
          </table:table-cell>
        </table:table-row>
        <table:table-row table:style-name="ro1">
          <table:table-cell office:value-type="float" office:value="4.756391806" calcext:value-type="float">
            <text:p>4.756391806</text:p>
          </table:table-cell>
          <table:table-cell office:value-type="float" office:value="1634.0629351714" calcext:value-type="float">
            <text:p>1634.0629351714</text:p>
          </table:table-cell>
        </table:table-row>
        <table:table-row table:style-name="ro1">
          <table:table-cell office:value-type="float" office:value="4.792953222" calcext:value-type="float">
            <text:p>4.792953222</text:p>
          </table:table-cell>
          <table:table-cell office:value-type="float" office:value="1641.07429537203" calcext:value-type="float">
            <text:p>1641.074295372</text:p>
          </table:table-cell>
        </table:table-row>
        <table:table-row table:style-name="ro1">
          <table:table-cell office:value-type="float" office:value="4.829506617" calcext:value-type="float">
            <text:p>4.829506617</text:p>
          </table:table-cell>
          <table:table-cell office:value-type="float" office:value="1641.43440027928" calcext:value-type="float">
            <text:p>1641.4344002793</text:p>
          </table:table-cell>
        </table:table-row>
        <table:table-row table:style-name="ro1">
          <table:table-cell office:value-type="float" office:value="4.866040741" calcext:value-type="float">
            <text:p>4.866040741</text:p>
          </table:table-cell>
          <table:table-cell office:value-type="float" office:value="1642.30022321053" calcext:value-type="float">
            <text:p>1642.3002232105</text:p>
          </table:table-cell>
        </table:table-row>
        <table:table-row table:style-name="ro1">
          <table:table-cell office:value-type="float" office:value="4.903058566" calcext:value-type="float">
            <text:p>4.903058566</text:p>
          </table:table-cell>
          <table:table-cell office:value-type="float" office:value="1620.84077062877" calcext:value-type="float">
            <text:p>1620.8407706288</text:p>
          </table:table-cell>
        </table:table-row>
        <table:table-row table:style-name="ro1">
          <table:table-cell office:value-type="float" office:value="4.939749774" calcext:value-type="float">
            <text:p>4.939749774</text:p>
          </table:table-cell>
          <table:table-cell office:value-type="float" office:value="1635.26913586489" calcext:value-type="float">
            <text:p>1635.2691358649</text:p>
          </table:table-cell>
        </table:table-row>
        <table:table-row table:style-name="ro1">
          <table:table-cell office:value-type="float" office:value="4.976697495" calcext:value-type="float">
            <text:p>4.976697495</text:p>
          </table:table-cell>
          <table:table-cell office:value-type="float" office:value="1623.91612733026" calcext:value-type="float">
            <text:p>1623.9161273303</text:p>
          </table:table-cell>
        </table:table-row>
        <table:table-row table:style-name="ro1">
          <table:table-cell office:value-type="float" office:value="5.013353026" calcext:value-type="float">
            <text:p>5.013353026</text:p>
          </table:table-cell>
          <table:table-cell office:value-type="float" office:value="1636.86075097366" calcext:value-type="float">
            <text:p>1636.8607509737</text:p>
          </table:table-cell>
        </table:table-row>
        <table:table-row table:style-name="ro1">
          <table:table-cell office:value-type="float" office:value="5.050571008" calcext:value-type="float">
            <text:p>5.050571008</text:p>
          </table:table-cell>
          <table:table-cell office:value-type="float" office:value="1612.1239458927" calcext:value-type="float">
            <text:p>1612.1239458927</text:p>
          </table:table-cell>
        </table:table-row>
        <table:table-row table:style-name="ro1">
          <table:table-cell office:value-type="float" office:value="5.087949929" calcext:value-type="float">
            <text:p>5.087949929</text:p>
          </table:table-cell>
          <table:table-cell office:value-type="float" office:value="1605.1827713271" calcext:value-type="float">
            <text:p>1605.1827713271</text:p>
          </table:table-cell>
        </table:table-row>
        <table:table-row table:style-name="ro1">
          <table:table-cell office:value-type="float" office:value="5.125655779" calcext:value-type="float">
            <text:p>5.125655779</text:p>
          </table:table-cell>
          <table:table-cell office:value-type="float" office:value="1591.26501590609" calcext:value-type="float">
            <text:p>1591.2650159061</text:p>
          </table:table-cell>
        </table:table-row>
        <table:table-row table:style-name="ro1">
          <table:table-cell office:value-type="float" office:value="5.163027148" calcext:value-type="float">
            <text:p>5.163027148</text:p>
          </table:table-cell>
          <table:table-cell office:value-type="float" office:value="1605.50714639332" calcext:value-type="float">
            <text:p>1605.5071463933</text:p>
          </table:table-cell>
        </table:table-row>
        <table:table-row table:style-name="ro1">
          <table:table-cell office:value-type="float" office:value="5.200335756" calcext:value-type="float">
            <text:p>5.200335756</text:p>
          </table:table-cell>
          <table:table-cell office:value-type="float" office:value="1608.20795029394" calcext:value-type="float">
            <text:p>1608.2079502939</text:p>
          </table:table-cell>
        </table:table-row>
        <table:table-row table:style-name="ro1">
          <table:table-cell office:value-type="float" office:value="5.23772577" calcext:value-type="float">
            <text:p>5.23772577</text:p>
          </table:table-cell>
          <table:table-cell office:value-type="float" office:value="1604.70654009385" calcext:value-type="float">
            <text:p>1604.7065400939</text:p>
          </table:table-cell>
        </table:table-row>
        <table:table-row table:style-name="ro1">
          <table:table-cell office:value-type="float" office:value="5.275416933" calcext:value-type="float">
            <text:p>5.275416933</text:p>
          </table:table-cell>
          <table:table-cell office:value-type="float" office:value="1591.88507926904" calcext:value-type="float">
            <text:p>1591.8850792691</text:p>
          </table:table-cell>
        </table:table-row>
        <table:table-row table:style-name="ro1">
          <table:table-cell office:value-type="float" office:value="5.312850385" calcext:value-type="float">
            <text:p>5.312850385</text:p>
          </table:table-cell>
          <table:table-cell office:value-type="float" office:value="1602.8444290952" calcext:value-type="float">
            <text:p>1602.8444290952</text:p>
          </table:table-cell>
        </table:table-row>
        <table:table-row table:style-name="ro1">
          <table:table-cell office:value-type="float" office:value="5.350263681" calcext:value-type="float">
            <text:p>5.350263681</text:p>
          </table:table-cell>
          <table:table-cell office:value-type="float" office:value="1603.70794382829" calcext:value-type="float">
            <text:p>1603.7079438283</text:p>
          </table:table-cell>
        </table:table-row>
        <table:table-row table:style-name="ro1">
          <table:table-cell office:value-type="float" office:value="5.387565883" calcext:value-type="float">
            <text:p>5.387565883</text:p>
          </table:table-cell>
          <table:table-cell office:value-type="float" office:value="1608.48413184818" calcext:value-type="float">
            <text:p>1608.4841318482</text:p>
          </table:table-cell>
        </table:table-row>
        <table:table-row table:style-name="ro1">
          <table:table-cell office:value-type="float" office:value="5.424921158" calcext:value-type="float">
            <text:p>5.424921158</text:p>
          </table:table-cell>
          <table:table-cell office:value-type="float" office:value="1606.19885678799" calcext:value-type="float">
            <text:p>1606.198856788</text:p>
          </table:table-cell>
        </table:table-row>
        <table:table-row table:style-name="ro1">
          <table:table-cell office:value-type="float" office:value="5.462190078" calcext:value-type="float">
            <text:p>5.462190078</text:p>
          </table:table-cell>
          <table:table-cell office:value-type="float" office:value="1609.92054505475" calcext:value-type="float">
            <text:p>1609.9205450548</text:p>
          </table:table-cell>
        </table:table-row>
        <table:table-row table:style-name="ro1">
          <table:table-cell office:value-type="float" office:value="5.499728739" calcext:value-type="float">
            <text:p>5.499728739</text:p>
          </table:table-cell>
          <table:table-cell office:value-type="float" office:value="1598.35216285422" calcext:value-type="float">
            <text:p>1598.3521628542</text:p>
          </table:table-cell>
        </table:table-row>
        <table:table-row table:style-name="ro1">
          <table:table-cell office:value-type="float" office:value="5.537210161" calcext:value-type="float">
            <text:p>5.537210161</text:p>
          </table:table-cell>
          <table:table-cell office:value-type="float" office:value="1600.79305422301" calcext:value-type="float">
            <text:p>1600.793054223</text:p>
          </table:table-cell>
        </table:table-row>
        <table:table-row table:style-name="ro1">
          <table:table-cell office:value-type="float" office:value="5.574845854" calcext:value-type="float">
            <text:p>5.574845854</text:p>
          </table:table-cell>
          <table:table-cell office:value-type="float" office:value="1594.23130590412" calcext:value-type="float">
            <text:p>1594.2313059041</text:p>
          </table:table-cell>
        </table:table-row>
        <table:table-row table:style-name="ro1">
          <table:table-cell office:value-type="float" office:value="5.612538006" calcext:value-type="float">
            <text:p>5.612538006</text:p>
          </table:table-cell>
          <table:table-cell office:value-type="float" office:value="1591.84330998142" calcext:value-type="float">
            <text:p>1591.8433099814</text:p>
          </table:table-cell>
        </table:table-row>
        <table:table-row table:style-name="ro1">
          <table:table-cell office:value-type="float" office:value="5.650346773" calcext:value-type="float">
            <text:p>5.650346773</text:p>
          </table:table-cell>
          <table:table-cell office:value-type="float" office:value="1586.93352787722" calcext:value-type="float">
            <text:p>1586.9335278772</text:p>
          </table:table-cell>
        </table:table-row>
        <table:table-row table:style-name="ro1">
          <table:table-cell office:value-type="float" office:value="5.688061425" calcext:value-type="float">
            <text:p>5.688061425</text:p>
          </table:table-cell>
          <table:table-cell office:value-type="float" office:value="1590.89363995715" calcext:value-type="float">
            <text:p>1590.8936399572</text:p>
          </table:table-cell>
        </table:table-row>
        <table:table-row table:style-name="ro1">
          <table:table-cell office:value-type="float" office:value="5.725873317" calcext:value-type="float">
            <text:p>5.725873317</text:p>
          </table:table-cell>
          <table:table-cell office:value-type="float" office:value="1586.80237423731" calcext:value-type="float">
            <text:p>1586.8023742373</text:p>
          </table:table-cell>
        </table:table-row>
        <table:table-row table:style-name="ro1">
          <table:table-cell office:value-type="float" office:value="5.763373333" calcext:value-type="float">
            <text:p>5.763373333</text:p>
          </table:table-cell>
          <table:table-cell office:value-type="float" office:value="1599.99931733351" calcext:value-type="float">
            <text:p>1599.9993173335</text:p>
          </table:table-cell>
        </table:table-row>
        <table:table-row table:style-name="ro1">
          <table:table-cell office:value-type="float" office:value="5.800758816" calcext:value-type="float">
            <text:p>5.800758816</text:p>
          </table:table-cell>
          <table:table-cell office:value-type="float" office:value="1604.90102535264" calcext:value-type="float">
            <text:p>1604.9010253526</text:p>
          </table:table-cell>
        </table:table-row>
        <table:table-row table:style-name="ro1">
          <table:table-cell office:value-type="float" office:value="5.838264821" calcext:value-type="float">
            <text:p>5.838264821</text:p>
          </table:table-cell>
          <table:table-cell office:value-type="float" office:value="1599.74382768835" calcext:value-type="float">
            <text:p>1599.7438276884</text:p>
          </table:table-cell>
        </table:table-row>
        <table:table-row table:style-name="ro1">
          <table:table-cell office:value-type="float" office:value="5.876077338" calcext:value-type="float">
            <text:p>5.876077338</text:p>
          </table:table-cell>
          <table:table-cell office:value-type="float" office:value="1586.7761461106" calcext:value-type="float">
            <text:p>1586.7761461106</text:p>
          </table:table-cell>
        </table:table-row>
        <table:table-row table:style-name="ro1">
          <table:table-cell office:value-type="float" office:value="5.913517145" calcext:value-type="float">
            <text:p>5.913517145</text:p>
          </table:table-cell>
          <table:table-cell office:value-type="float" office:value="1602.57236368758" calcext:value-type="float">
            <text:p>1602.5723636876</text:p>
          </table:table-cell>
        </table:table-row>
        <table:table-row table:style-name="ro1">
          <table:table-cell office:value-type="float" office:value="5.950796898" calcext:value-type="float">
            <text:p>5.950796898</text:p>
          </table:table-cell>
          <table:table-cell office:value-type="float" office:value="1609.45272357357" calcext:value-type="float">
            <text:p>1609.4527235736</text:p>
          </table:table-cell>
        </table:table-row>
        <table:table-row table:style-name="ro1">
          <table:table-cell office:value-type="float" office:value="5.987932432" calcext:value-type="float">
            <text:p>5.987932432</text:p>
          </table:table-cell>
          <table:table-cell office:value-type="float" office:value="1615.70316990741" calcext:value-type="float">
            <text:p>1615.7031699074</text:p>
          </table:table-cell>
        </table:table-row>
        <table:table-row table:style-name="ro1">
          <table:table-cell office:value-type="float" office:value="6.025275311" calcext:value-type="float">
            <text:p>6.025275311</text:p>
          </table:table-cell>
          <table:table-cell office:value-type="float" office:value="1606.73203584542" calcext:value-type="float">
            <text:p>1606.7320358454</text:p>
          </table:table-cell>
        </table:table-row>
        <table:table-row table:style-name="ro1">
          <table:table-cell office:value-type="float" office:value="6.06235147" calcext:value-type="float">
            <text:p>6.06235147</text:p>
          </table:table-cell>
          <table:table-cell office:value-type="float" office:value="1618.29061095562" calcext:value-type="float">
            <text:p>1618.2906109556</text:p>
          </table:table-cell>
        </table:table-row>
        <table:table-row table:style-name="ro1">
          <table:table-cell office:value-type="float" office:value="6.098906896" calcext:value-type="float">
            <text:p>6.098906896</text:p>
          </table:table-cell>
          <table:table-cell office:value-type="float" office:value="1641.3432030583" calcext:value-type="float">
            <text:p>1641.3432030583</text:p>
          </table:table-cell>
        </table:table-row>
        <table:table-row table:style-name="ro1">
          <table:table-cell office:value-type="float" office:value="6.135408416" calcext:value-type="float">
            <text:p>6.135408416</text:p>
          </table:table-cell>
          <table:table-cell office:value-type="float" office:value="1643.76716366873" calcext:value-type="float">
            <text:p>1643.7671636687</text:p>
          </table:table-cell>
        </table:table-row>
        <table:table-row table:style-name="ro1">
          <table:table-cell office:value-type="float" office:value="6.171884988" calcext:value-type="float">
            <text:p>6.171884988</text:p>
          </table:table-cell>
          <table:table-cell office:value-type="float" office:value="1644.89141139697" calcext:value-type="float">
            <text:p>1644.891411397</text:p>
          </table:table-cell>
        </table:table-row>
        <table:table-row table:style-name="ro1">
          <table:table-cell office:value-type="float" office:value="6.208337445" calcext:value-type="float">
            <text:p>6.208337445</text:p>
          </table:table-cell>
          <table:table-cell office:value-type="float" office:value="1645.97958376307" calcext:value-type="float">
            <text:p>1645.9795837631</text:p>
          </table:table-cell>
        </table:table-row>
        <table:table-row table:style-name="ro1">
          <table:table-cell office:value-type="float" office:value="6.244906257" calcext:value-type="float">
            <text:p>6.244906257</text:p>
          </table:table-cell>
          <table:table-cell office:value-type="float" office:value="1640.74238999058" calcext:value-type="float">
            <text:p>1640.7423899906</text:p>
          </table:table-cell>
        </table:table-row>
        <table:table-row table:style-name="ro1">
          <table:table-cell office:value-type="float" office:value="6.281635903" calcext:value-type="float">
            <text:p>6.281635903</text:p>
          </table:table-cell>
          <table:table-cell office:value-type="float" office:value="1633.55780777206" calcext:value-type="float">
            <text:p>1633.5578077721</text:p>
          </table:table-cell>
        </table:table-row>
        <table:table-row table:style-name="ro1">
          <table:table-cell office:value-type="float" office:value="6.318782531" calcext:value-type="float">
            <text:p>6.318782531</text:p>
          </table:table-cell>
          <table:table-cell office:value-type="float" office:value="1615.22063321593" calcext:value-type="float">
            <text:p>1615.2206332159</text:p>
          </table:table-cell>
        </table:table-row>
        <table:table-row table:style-name="ro1">
          <table:table-cell office:value-type="float" office:value="6.355881866" calcext:value-type="float">
            <text:p>6.355881866</text:p>
          </table:table-cell>
          <table:table-cell office:value-type="float" office:value="1617.27966282951" calcext:value-type="float">
            <text:p>1617.2796628295</text:p>
          </table:table-cell>
        </table:table-row>
        <table:table-row table:style-name="ro1">
          <table:table-cell office:value-type="float" office:value="6.393076828" calcext:value-type="float">
            <text:p>6.393076828</text:p>
          </table:table-cell>
          <table:table-cell office:value-type="float" office:value="1613.12169105064" calcext:value-type="float">
            <text:p>1613.1216910506</text:p>
          </table:table-cell>
        </table:table-row>
        <table:table-row table:style-name="ro1">
          <table:table-cell office:value-type="float" office:value="6.430635802" calcext:value-type="float">
            <text:p>6.430635802</text:p>
          </table:table-cell>
          <table:table-cell office:value-type="float" office:value="1597.48772690119" calcext:value-type="float">
            <text:p>1597.4877269012</text:p>
          </table:table-cell>
        </table:table-row>
        <table:table-row table:style-name="ro1">
          <table:table-cell office:value-type="float" office:value="6.4684791" calcext:value-type="float">
            <text:p>6.4684791</text:p>
          </table:table-cell>
          <table:table-cell office:value-type="float" office:value="1585.48549336257" calcext:value-type="float">
            <text:p>1585.4854933626</text:p>
          </table:table-cell>
        </table:table-row>
        <table:table-row table:style-name="ro1">
          <table:table-cell office:value-type="float" office:value="6.505932605" calcext:value-type="float">
            <text:p>6.505932605</text:p>
          </table:table-cell>
          <table:table-cell office:value-type="float" office:value="1601.9862493511" calcext:value-type="float">
            <text:p>1601.9862493511</text:p>
          </table:table-cell>
        </table:table-row>
        <table:table-row table:style-name="ro1">
          <table:table-cell office:value-type="float" office:value="6.543146525" calcext:value-type="float">
            <text:p>6.543146525</text:p>
          </table:table-cell>
          <table:table-cell office:value-type="float" office:value="1612.29991358076" calcext:value-type="float">
            <text:p>1612.2999135808</text:p>
          </table:table-cell>
        </table:table-row>
        <table:table-row table:style-name="ro1">
          <table:table-cell office:value-type="float" office:value="6.580595342" calcext:value-type="float">
            <text:p>6.580595342</text:p>
          </table:table-cell>
          <table:table-cell office:value-type="float" office:value="1602.18679270958" calcext:value-type="float">
            <text:p>1602.1867927096</text:p>
          </table:table-cell>
        </table:table-row>
        <table:table-row table:style-name="ro1">
          <table:table-cell office:value-type="float" office:value="6.61839588" calcext:value-type="float">
            <text:p>6.61839588</text:p>
          </table:table-cell>
          <table:table-cell office:value-type="float" office:value="1587.27899587042" calcext:value-type="float">
            <text:p>1587.2789958704</text:p>
          </table:table-cell>
        </table:table-row>
        <table:table-row table:style-name="ro1">
          <table:table-cell office:value-type="float" office:value="6.655800114" calcext:value-type="float">
            <text:p>6.655800114</text:p>
          </table:table-cell>
          <table:table-cell office:value-type="float" office:value="1604.09647742017" calcext:value-type="float">
            <text:p>1604.0964774202</text:p>
          </table:table-cell>
        </table:table-row>
        <table:table-row table:style-name="ro1">
          <table:table-cell office:value-type="float" office:value="6.6929557" calcext:value-type="float">
            <text:p>6.6929557</text:p>
          </table:table-cell>
          <table:table-cell office:value-type="float" office:value="1614.83121272798" calcext:value-type="float">
            <text:p>1614.831212728</text:p>
          </table:table-cell>
        </table:table-row>
        <table:table-row table:style-name="ro1">
          <table:table-cell office:value-type="float" office:value="6.729971233" calcext:value-type="float">
            <text:p>6.729971233</text:p>
          </table:table-cell>
          <table:table-cell office:value-type="float" office:value="1620.94113301022" calcext:value-type="float">
            <text:p>1620.9411330102</text:p>
          </table:table-cell>
        </table:table-row>
        <table:table-row table:style-name="ro1">
          <table:table-cell office:value-type="float" office:value="6.766871661" calcext:value-type="float">
            <text:p>6.766871661</text:p>
          </table:table-cell>
          <table:table-cell office:value-type="float" office:value="1625.99740035539" calcext:value-type="float">
            <text:p>1625.9974003554</text:p>
          </table:table-cell>
        </table:table-row>
        <table:table-row table:style-name="ro1">
          <table:table-cell office:value-type="float" office:value="6.803776673" calcext:value-type="float">
            <text:p>6.803776673</text:p>
          </table:table-cell>
          <table:table-cell office:value-type="float" office:value="1625.79543396444" calcext:value-type="float">
            <text:p>1625.7954339644</text:p>
          </table:table-cell>
        </table:table-row>
        <table:table-row table:style-name="ro1">
          <table:table-cell office:value-type="float" office:value="6.840769081" calcext:value-type="float">
            <text:p>6.840769081</text:p>
          </table:table-cell>
          <table:table-cell office:value-type="float" office:value="1621.95442913585" calcext:value-type="float">
            <text:p>1621.9544291359</text:p>
          </table:table-cell>
        </table:table-row>
        <table:table-row table:style-name="ro1">
          <table:table-cell office:value-type="float" office:value="6.877667166" calcext:value-type="float">
            <text:p>6.877667166</text:p>
          </table:table-cell>
          <table:table-cell office:value-type="float" office:value="1626.10064993885" calcext:value-type="float">
            <text:p>1626.1006499389</text:p>
          </table:table-cell>
        </table:table-row>
        <table:table-row table:style-name="ro1">
          <table:table-cell office:value-type="float" office:value="6.914975357" calcext:value-type="float">
            <text:p>6.914975357</text:p>
          </table:table-cell>
          <table:table-cell office:value-type="float" office:value="1608.22592550784" calcext:value-type="float">
            <text:p>1608.2259255079</text:p>
          </table:table-cell>
        </table:table-row>
        <table:table-row table:style-name="ro1">
          <table:table-cell office:value-type="float" office:value="6.951909171" calcext:value-type="float">
            <text:p>6.951909171</text:p>
          </table:table-cell>
          <table:table-cell office:value-type="float" office:value="1624.52759414444" calcext:value-type="float">
            <text:p>1624.5275941444</text:p>
          </table:table-cell>
        </table:table-row>
        <table:table-row table:style-name="ro1">
          <table:table-cell office:value-type="float" office:value="6.98914382" calcext:value-type="float">
            <text:p>6.98914382</text:p>
          </table:table-cell>
          <table:table-cell office:value-type="float" office:value="1611.40232582836" calcext:value-type="float">
            <text:p>1611.4023258284</text:p>
          </table:table-cell>
        </table:table-row>
        <table:table-row table:style-name="ro1">
          <table:table-cell office:value-type="float" office:value="7.026483366" calcext:value-type="float">
            <text:p>7.026483366</text:p>
          </table:table-cell>
          <table:table-cell office:value-type="float" office:value="1606.8754558504" calcext:value-type="float">
            <text:p>1606.8754558504</text:p>
          </table:table-cell>
        </table:table-row>
        <table:table-row table:style-name="ro1">
          <table:table-cell office:value-type="float" office:value="7.063813432" calcext:value-type="float">
            <text:p>7.063813432</text:p>
          </table:table-cell>
          <table:table-cell office:value-type="float" office:value="1607.28352315266" calcext:value-type="float">
            <text:p>1607.2835231527</text:p>
          </table:table-cell>
        </table:table-row>
        <table:table-row table:style-name="ro1">
          <table:table-cell office:value-type="float" office:value="7.10132501" calcext:value-type="float">
            <text:p>7.10132501</text:p>
          </table:table-cell>
          <table:table-cell office:value-type="float" office:value="1599.50615780546" calcext:value-type="float">
            <text:p>1599.5061578055</text:p>
          </table:table-cell>
        </table:table-row>
        <table:table-row table:style-name="ro1">
          <table:table-cell office:value-type="float" office:value="7.138954506" calcext:value-type="float">
            <text:p>7.138954506</text:p>
          </table:table-cell>
          <table:table-cell office:value-type="float" office:value="1594.49385131292" calcext:value-type="float">
            <text:p>1594.4938513129</text:p>
          </table:table-cell>
        </table:table-row>
        <table:table-row table:style-name="ro1">
          <table:table-cell office:value-type="float" office:value="7.176468115" calcext:value-type="float">
            <text:p>7.176468115</text:p>
          </table:table-cell>
          <table:table-cell office:value-type="float" office:value="1599.41955997883" calcext:value-type="float">
            <text:p>1599.4195599788</text:p>
          </table:table-cell>
        </table:table-row>
        <table:table-row table:style-name="ro1">
          <table:table-cell office:value-type="float" office:value="7.213662764" calcext:value-type="float">
            <text:p>7.213662764</text:p>
          </table:table-cell>
          <table:table-cell office:value-type="float" office:value="1613.13526577439" calcext:value-type="float">
            <text:p>1613.1352657744</text:p>
          </table:table-cell>
        </table:table-row>
        <table:table-row table:style-name="ro1">
          <table:table-cell office:value-type="float" office:value="7.25112007" calcext:value-type="float">
            <text:p>7.25112007</text:p>
          </table:table-cell>
          <table:table-cell office:value-type="float" office:value="1601.8236869464" calcext:value-type="float">
            <text:p>1601.8236869464</text:p>
          </table:table-cell>
        </table:table-row>
        <table:table-row table:style-name="ro1">
          <table:table-cell office:value-type="float" office:value="7.288729513" calcext:value-type="float">
            <text:p>7.288729513</text:p>
          </table:table-cell>
          <table:table-cell office:value-type="float" office:value="1595.34402038335" calcext:value-type="float">
            <text:p>1595.3440203834</text:p>
          </table:table-cell>
        </table:table-row>
        <table:table-row table:style-name="ro1">
          <table:table-cell office:value-type="float" office:value="7.326221872" calcext:value-type="float">
            <text:p>7.326221872</text:p>
          </table:table-cell>
          <table:table-cell office:value-type="float" office:value="1600.32608244264" calcext:value-type="float">
            <text:p>1600.3260824427</text:p>
          </table:table-cell>
        </table:table-row>
        <table:table-row table:style-name="ro1">
          <table:table-cell office:value-type="float" office:value="7.36405564" calcext:value-type="float">
            <text:p>7.36405564</text:p>
          </table:table-cell>
          <table:table-cell office:value-type="float" office:value="1585.88486349011" calcext:value-type="float">
            <text:p>1585.8848634901</text:p>
          </table:table-cell>
        </table:table-row>
        <table:table-row table:style-name="ro1">
          <table:table-cell office:value-type="float" office:value="7.401698625" calcext:value-type="float">
            <text:p>7.401698625</text:p>
          </table:table-cell>
          <table:table-cell office:value-type="float" office:value="1593.92247984593" calcext:value-type="float">
            <text:p>1593.9224798459</text:p>
          </table:table-cell>
        </table:table-row>
        <table:table-row table:style-name="ro1">
          <table:table-cell office:value-type="float" office:value="7.439297495" calcext:value-type="float">
            <text:p>7.439297495</text:p>
          </table:table-cell>
          <table:table-cell office:value-type="float" office:value="1595.79263951283" calcext:value-type="float">
            <text:p>1595.7926395128</text:p>
          </table:table-cell>
        </table:table-row>
        <table:table-row table:style-name="ro1">
          <table:table-cell office:value-type="float" office:value="7.476614176" calcext:value-type="float">
            <text:p>7.476614176</text:p>
          </table:table-cell>
          <table:table-cell office:value-type="float" office:value="1607.86003449771" calcext:value-type="float">
            <text:p>1607.8600344977</text:p>
          </table:table-cell>
        </table:table-row>
        <table:table-row table:style-name="ro1">
          <table:table-cell office:value-type="float" office:value="7.514078305" calcext:value-type="float">
            <text:p>7.514078305</text:p>
          </table:table-cell>
          <table:table-cell office:value-type="float" office:value="1601.53196141301" calcext:value-type="float">
            <text:p>1601.531961413</text:p>
          </table:table-cell>
        </table:table-row>
        <table:table-row table:style-name="ro1">
          <table:table-cell office:value-type="float" office:value="7.551419205" calcext:value-type="float">
            <text:p>7.551419205</text:p>
          </table:table-cell>
          <table:table-cell office:value-type="float" office:value="1606.81718973029" calcext:value-type="float">
            <text:p>1606.8171897303</text:p>
          </table:table-cell>
        </table:table-row>
        <table:table-row table:style-name="ro1">
          <table:table-cell office:value-type="float" office:value="7.58880698" calcext:value-type="float">
            <text:p>7.58880698</text:p>
          </table:table-cell>
          <table:table-cell office:value-type="float" office:value="1604.80263936545" calcext:value-type="float">
            <text:p>1604.8026393655</text:p>
          </table:table-cell>
        </table:table-row>
        <table:table-row table:style-name="ro1">
          <table:table-cell office:value-type="float" office:value="7.626025379" calcext:value-type="float">
            <text:p>7.626025379</text:p>
          </table:table-cell>
          <table:table-cell office:value-type="float" office:value="1612.10588343683" calcext:value-type="float">
            <text:p>1612.1058834368</text:p>
          </table:table-cell>
        </table:table-row>
        <table:table-row table:style-name="ro1">
          <table:table-cell office:value-type="float" office:value="7.663145601" calcext:value-type="float">
            <text:p>7.663145601</text:p>
          </table:table-cell>
          <table:table-cell office:value-type="float" office:value="1616.36964347887" calcext:value-type="float">
            <text:p>1616.3696434789</text:p>
          </table:table-cell>
        </table:table-row>
        <table:table-row table:style-name="ro1">
          <table:table-cell office:value-type="float" office:value="7.700155874" calcext:value-type="float">
            <text:p>7.700155874</text:p>
          </table:table-cell>
          <table:table-cell office:value-type="float" office:value="1621.17150554388" calcext:value-type="float">
            <text:p>1621.1715055439</text:p>
          </table:table-cell>
        </table:table-row>
        <table:table-row table:style-name="ro1">
          <table:table-cell office:value-type="float" office:value="7.737405262" calcext:value-type="float">
            <text:p>7.737405262</text:p>
          </table:table-cell>
          <table:table-cell office:value-type="float" office:value="1610.76471914119" calcext:value-type="float">
            <text:p>1610.7647191412</text:p>
          </table:table-cell>
        </table:table-row>
        <table:table-row table:style-name="ro1">
          <table:table-cell office:value-type="float" office:value="7.774348764" calcext:value-type="float">
            <text:p>7.774348764</text:p>
          </table:table-cell>
          <table:table-cell office:value-type="float" office:value="1624.10158084094" calcext:value-type="float">
            <text:p>1624.1015808409</text:p>
          </table:table-cell>
        </table:table-row>
        <table:table-row table:style-name="ro1">
          <table:table-cell office:value-type="float" office:value="7.811184192" calcext:value-type="float">
            <text:p>7.811184192</text:p>
          </table:table-cell>
          <table:table-cell office:value-type="float" office:value="1628.86664436206" calcext:value-type="float">
            <text:p>1628.8666443621</text:p>
          </table:table-cell>
        </table:table-row>
        <table:table-row table:style-name="ro1">
          <table:table-cell office:value-type="float" office:value="7.84793212" calcext:value-type="float">
            <text:p>7.84793212</text:p>
          </table:table-cell>
          <table:table-cell office:value-type="float" office:value="1632.74511694916" calcext:value-type="float">
            <text:p>1632.7451169492</text:p>
          </table:table-cell>
        </table:table-row>
        <table:table-row table:style-name="ro1">
          <table:table-cell office:value-type="float" office:value="7.884620411" calcext:value-type="float">
            <text:p>7.884620411</text:p>
          </table:table-cell>
          <table:table-cell office:value-type="float" office:value="1635.39915227991" calcext:value-type="float">
            <text:p>1635.3991522799</text:p>
          </table:table-cell>
        </table:table-row>
        <table:table-row table:style-name="ro1">
          <table:table-cell office:value-type="float" office:value="7.921345214" calcext:value-type="float">
            <text:p>7.921345214</text:p>
          </table:table-cell>
          <table:table-cell office:value-type="float" office:value="1633.7732294984" calcext:value-type="float">
            <text:p>1633.7732294984</text:p>
          </table:table-cell>
        </table:table-row>
        <table:table-row table:style-name="ro1">
          <table:table-cell office:value-type="float" office:value="7.958222413" calcext:value-type="float">
            <text:p>7.958222413</text:p>
          </table:table-cell>
          <table:table-cell office:value-type="float" office:value="1627.0216184261" calcext:value-type="float">
            <text:p>1627.0216184261</text:p>
          </table:table-cell>
        </table:table-row>
        <table:table-row table:style-name="ro1">
          <table:table-cell office:value-type="float" office:value="7.9951593" calcext:value-type="float">
            <text:p>7.9951593</text:p>
          </table:table-cell>
          <table:table-cell office:value-type="float" office:value="1624.3924400018" calcext:value-type="float">
            <text:p>1624.3924400018</text:p>
          </table:table-cell>
        </table:table-row>
        <table:table-row table:style-name="ro1">
          <table:table-cell office:value-type="float" office:value="8.032181604" calcext:value-type="float">
            <text:p>8.032181604</text:p>
          </table:table-cell>
          <table:table-cell office:value-type="float" office:value="1620.64467948832" calcext:value-type="float">
            <text:p>1620.6446794883</text:p>
          </table:table-cell>
        </table:table-row>
        <table:table-row table:style-name="ro1">
          <table:table-cell office:value-type="float" office:value="8.068942031" calcext:value-type="float">
            <text:p>8.068942031</text:p>
          </table:table-cell>
          <table:table-cell office:value-type="float" office:value="1632.18996340817" calcext:value-type="float">
            <text:p>1632.1899634082</text:p>
          </table:table-cell>
        </table:table-row>
        <table:table-row table:style-name="ro1">
          <table:table-cell office:value-type="float" office:value="8.105646313" calcext:value-type="float">
            <text:p>8.105646313</text:p>
          </table:table-cell>
          <table:table-cell office:value-type="float" office:value="1634.68665590576" calcext:value-type="float">
            <text:p>1634.6866559058</text:p>
          </table:table-cell>
        </table:table-row>
        <table:table-row table:style-name="ro1">
          <table:table-cell office:value-type="float" office:value="8.14238648" calcext:value-type="float">
            <text:p>8.14238648</text:p>
          </table:table-cell>
          <table:table-cell office:value-type="float" office:value="1633.09001834417" calcext:value-type="float">
            <text:p>1633.0900183442</text:p>
          </table:table-cell>
        </table:table-row>
        <table:table-row table:style-name="ro1">
          <table:table-cell office:value-type="float" office:value="8.179534566" calcext:value-type="float">
            <text:p>8.179534566</text:p>
          </table:table-cell>
          <table:table-cell office:value-type="float" office:value="1615.15723851836" calcext:value-type="float">
            <text:p>1615.1572385184</text:p>
          </table:table-cell>
        </table:table-row>
        <table:table-row table:style-name="ro1">
          <table:table-cell office:value-type="float" office:value="8.216191243" calcext:value-type="float">
            <text:p>8.216191243</text:p>
          </table:table-cell>
          <table:table-cell office:value-type="float" office:value="1636.80957769288" calcext:value-type="float">
            <text:p>1636.8095776929</text:p>
          </table:table-cell>
        </table:table-row>
        <table:table-row table:style-name="ro1">
          <table:table-cell office:value-type="float" office:value="8.253160995" calcext:value-type="float">
            <text:p>8.253160995</text:p>
          </table:table-cell>
          <table:table-cell office:value-type="float" office:value="1622.94840387364" calcext:value-type="float">
            <text:p>1622.9484038736</text:p>
          </table:table-cell>
        </table:table-row>
        <table:table-row table:style-name="ro1">
          <table:table-cell office:value-type="float" office:value="8.290002621" calcext:value-type="float">
            <text:p>8.290002621</text:p>
          </table:table-cell>
          <table:table-cell office:value-type="float" office:value="1628.59261423473" calcext:value-type="float">
            <text:p>1628.5926142347</text:p>
          </table:table-cell>
        </table:table-row>
        <table:table-row table:style-name="ro1">
          <table:table-cell office:value-type="float" office:value="8.327212113" calcext:value-type="float">
            <text:p>8.327212113</text:p>
          </table:table-cell>
          <table:table-cell office:value-type="float" office:value="1612.4917803232" calcext:value-type="float">
            <text:p>1612.4917803232</text:p>
          </table:table-cell>
        </table:table-row>
        <table:table-row table:style-name="ro1">
          <table:table-cell office:value-type="float" office:value="8.364349679" calcext:value-type="float">
            <text:p>8.364349679</text:p>
          </table:table-cell>
          <table:table-cell office:value-type="float" office:value="1615.61476592184" calcext:value-type="float">
            <text:p>1615.6147659218</text:p>
          </table:table-cell>
        </table:table-row>
        <table:table-row table:style-name="ro1">
          <table:table-cell office:value-type="float" office:value="8.401393702" calcext:value-type="float">
            <text:p>8.401393702</text:p>
          </table:table-cell>
          <table:table-cell office:value-type="float" office:value="1619.6944916053" calcext:value-type="float">
            <text:p>1619.6944916053</text:p>
          </table:table-cell>
        </table:table-row>
        <table:table-row table:style-name="ro1">
          <table:table-cell office:value-type="float" office:value="8.438339599" calcext:value-type="float">
            <text:p>8.438339599</text:p>
          </table:table-cell>
          <table:table-cell office:value-type="float" office:value="1623.99629923728" calcext:value-type="float">
            <text:p>1623.9962992373</text:p>
          </table:table-cell>
        </table:table-row>
        <table:table-row table:style-name="ro1">
          <table:table-cell office:value-type="float" office:value="8.475437789" calcext:value-type="float">
            <text:p>8.475437789</text:p>
          </table:table-cell>
          <table:table-cell office:value-type="float" office:value="1617.32957861279" calcext:value-type="float">
            <text:p>1617.3295786128</text:p>
          </table:table-cell>
        </table:table-row>
        <table:table-row table:style-name="ro1">
          <table:table-cell office:value-type="float" office:value="8.51254775" calcext:value-type="float">
            <text:p>8.51254775</text:p>
          </table:table-cell>
          <table:table-cell office:value-type="float" office:value="1616.81657385741" calcext:value-type="float">
            <text:p>1616.8165738574</text:p>
          </table:table-cell>
        </table:table-row>
        <table:table-row table:style-name="ro1">
          <table:table-cell office:value-type="float" office:value="8.549673284" calcext:value-type="float">
            <text:p>8.549673284</text:p>
          </table:table-cell>
          <table:table-cell office:value-type="float" office:value="1616.13836988845" calcext:value-type="float">
            <text:p>1616.1383698885</text:p>
          </table:table-cell>
        </table:table-row>
        <table:table-row table:style-name="ro1">
          <table:table-cell office:value-type="float" office:value="8.586739495" calcext:value-type="float">
            <text:p>8.586739495</text:p>
          </table:table-cell>
          <table:table-cell office:value-type="float" office:value="1618.72493522474" calcext:value-type="float">
            <text:p>1618.7249352247</text:p>
          </table:table-cell>
        </table:table-row>
        <table:table-row table:style-name="ro1">
          <table:table-cell office:value-type="float" office:value="8.623947894" calcext:value-type="float">
            <text:p>8.623947894</text:p>
          </table:table-cell>
          <table:table-cell office:value-type="float" office:value="1612.53914741128" calcext:value-type="float">
            <text:p>1612.5391474113</text:p>
          </table:table-cell>
        </table:table-row>
        <table:table-row table:style-name="ro1">
          <table:table-cell office:value-type="float" office:value="8.661292023" calcext:value-type="float">
            <text:p>8.661292023</text:p>
          </table:table-cell>
          <table:table-cell office:value-type="float" office:value="1606.67825456591" calcext:value-type="float">
            <text:p>1606.6782545659</text:p>
          </table:table-cell>
        </table:table-row>
        <table:table-row table:style-name="ro1">
          <table:table-cell office:value-type="float" office:value="8.698804642" calcext:value-type="float">
            <text:p>8.698804642</text:p>
          </table:table-cell>
          <table:table-cell office:value-type="float" office:value="1599.46177045112" calcext:value-type="float">
            <text:p>1599.4617704511</text:p>
          </table:table-cell>
        </table:table-row>
        <table:table-row table:style-name="ro1">
          <table:table-cell office:value-type="float" office:value="8.736245543" calcext:value-type="float">
            <text:p>8.736245543</text:p>
          </table:table-cell>
          <table:table-cell office:value-type="float" office:value="1602.5255375131" calcext:value-type="float">
            <text:p>1602.5255375131</text:p>
          </table:table-cell>
        </table:table-row>
        <table:table-row table:style-name="ro1">
          <table:table-cell office:value-type="float" office:value="8.773544984" calcext:value-type="float">
            <text:p>8.773544984</text:p>
          </table:table-cell>
          <table:table-cell office:value-type="float" office:value="1608.60319595682" calcext:value-type="float">
            <text:p>1608.6031959568</text:p>
          </table:table-cell>
        </table:table-row>
        <table:table-row table:style-name="ro1">
          <table:table-cell office:value-type="float" office:value="8.810850154" calcext:value-type="float">
            <text:p>8.810850154</text:p>
          </table:table-cell>
          <table:table-cell office:value-type="float" office:value="1608.35616082153" calcext:value-type="float">
            <text:p>1608.3561608215</text:p>
          </table:table-cell>
        </table:table-row>
        <table:table-row table:style-name="ro1">
          <table:table-cell office:value-type="float" office:value="8.848226419" calcext:value-type="float">
            <text:p>8.848226419</text:p>
          </table:table-cell>
          <table:table-cell office:value-type="float" office:value="1605.29683744488" calcext:value-type="float">
            <text:p>1605.2968374449</text:p>
          </table:table-cell>
        </table:table-row>
        <table:table-row table:style-name="ro1">
          <table:table-cell office:value-type="float" office:value="8.885242577" calcext:value-type="float">
            <text:p>8.885242577</text:p>
          </table:table-cell>
          <table:table-cell office:value-type="float" office:value="1620.91376419994" calcext:value-type="float">
            <text:p>1620.9137642</text:p>
          </table:table-cell>
        </table:table-row>
        <table:table-row table:style-name="ro1">
          <table:table-cell office:value-type="float" office:value="8.922313579" calcext:value-type="float">
            <text:p>8.922313579</text:p>
          </table:table-cell>
          <table:table-cell office:value-type="float" office:value="1618.51573367232" calcext:value-type="float">
            <text:p>1618.5157336723</text:p>
          </table:table-cell>
        </table:table-row>
        <table:table-row table:style-name="ro1">
          <table:table-cell office:value-type="float" office:value="8.958812235" calcext:value-type="float">
            <text:p>8.958812235</text:p>
          </table:table-cell>
          <table:table-cell office:value-type="float" office:value="1643.89614784724" calcext:value-type="float">
            <text:p>1643.8961478472</text:p>
          </table:table-cell>
        </table:table-row>
        <table:table-row table:style-name="ro1">
          <table:table-cell office:value-type="float" office:value="8.995566256" calcext:value-type="float">
            <text:p>8.995566256</text:p>
          </table:table-cell>
          <table:table-cell office:value-type="float" office:value="1632.47444408871" calcext:value-type="float">
            <text:p>1632.4744440887</text:p>
          </table:table-cell>
        </table:table-row>
        <table:table-row table:style-name="ro1">
          <table:table-cell office:value-type="float" office:value="9.032346111" calcext:value-type="float">
            <text:p>9.032346111</text:p>
          </table:table-cell>
          <table:table-cell office:value-type="float" office:value="1631.32780159144" calcext:value-type="float">
            <text:p>1631.3278015914</text:p>
          </table:table-cell>
        </table:table-row>
        <table:table-row table:style-name="ro1">
          <table:table-cell office:value-type="float" office:value="9.06950753" calcext:value-type="float">
            <text:p>9.06950753</text:p>
          </table:table-cell>
          <table:table-cell office:value-type="float" office:value="1614.57774257758" calcext:value-type="float">
            <text:p>1614.5777425776</text:p>
          </table:table-cell>
        </table:table-row>
        <table:table-row table:style-name="ro1">
          <table:table-cell office:value-type="float" office:value="9.106341708" calcext:value-type="float">
            <text:p>9.106341708</text:p>
          </table:table-cell>
          <table:table-cell office:value-type="float" office:value="1628.92192137424" calcext:value-type="float">
            <text:p>1628.9219213743</text:p>
          </table:table-cell>
        </table:table-row>
        <table:table-row table:style-name="ro1">
          <table:table-cell office:value-type="float" office:value="9.143228282" calcext:value-type="float">
            <text:p>9.143228282</text:p>
          </table:table-cell>
          <table:table-cell office:value-type="float" office:value="1626.60809865398" calcext:value-type="float">
            <text:p>1626.608098654</text:p>
          </table:table-cell>
        </table:table-row>
        <table:table-row table:style-name="ro1">
          <table:table-cell office:value-type="float" office:value="9.18019668" calcext:value-type="float">
            <text:p>9.18019668</text:p>
          </table:table-cell>
          <table:table-cell office:value-type="float" office:value="1623.00784578227" calcext:value-type="float">
            <text:p>1623.0078457823</text:p>
          </table:table-cell>
        </table:table-row>
        <table:table-row table:style-name="ro1">
          <table:table-cell office:value-type="float" office:value="9.217496486" calcext:value-type="float">
            <text:p>9.217496486</text:p>
          </table:table-cell>
          <table:table-cell office:value-type="float" office:value="1608.58745485164" calcext:value-type="float">
            <text:p>1608.5874548516</text:p>
          </table:table-cell>
        </table:table-row>
        <table:table-row table:style-name="ro1">
          <table:table-cell office:value-type="float" office:value="9.254605249" calcext:value-type="float">
            <text:p>9.254605249</text:p>
          </table:table-cell>
          <table:table-cell office:value-type="float" office:value="1616.86877032241" calcext:value-type="float">
            <text:p>1616.8687703224</text:p>
          </table:table-cell>
        </table:table-row>
        <table:table-row table:style-name="ro1">
          <table:table-cell office:value-type="float" office:value="9.29172922" calcext:value-type="float">
            <text:p>9.29172922</text:p>
          </table:table-cell>
          <table:table-cell office:value-type="float" office:value="1616.2064128323" calcext:value-type="float">
            <text:p>1616.2064128323</text:p>
          </table:table-cell>
        </table:table-row>
        <table:table-row table:style-name="ro1">
          <table:table-cell office:value-type="float" office:value="9.328555482" calcext:value-type="float">
            <text:p>9.328555482</text:p>
          </table:table-cell>
          <table:table-cell office:value-type="float" office:value="1629.27206676591" calcext:value-type="float">
            <text:p>1629.2720667659</text:p>
          </table:table-cell>
        </table:table-row>
        <table:table-row table:style-name="ro1">
          <table:table-cell office:value-type="float" office:value="9.36490924" calcext:value-type="float">
            <text:p>9.36490924</text:p>
          </table:table-cell>
          <table:table-cell office:value-type="float" office:value="1650.44835254718" calcext:value-type="float">
            <text:p>1650.4483525472</text:p>
          </table:table-cell>
        </table:table-row>
        <table:table-row table:style-name="ro1">
          <table:table-cell office:value-type="float" office:value="9.39995648" calcext:value-type="float">
            <text:p>9.39995648</text:p>
          </table:table-cell>
          <table:table-cell office:value-type="float" office:value="1711.97503712129" calcext:value-type="float">
            <text:p>1711.9750371213</text:p>
          </table:table-cell>
        </table:table-row>
        <table:table-row table:style-name="ro1">
          <table:table-cell office:value-type="float" office:value="9.433169699" calcext:value-type="float">
            <text:p>9.433169699</text:p>
          </table:table-cell>
          <table:table-cell office:value-type="float" office:value="1806.50963099962" calcext:value-type="float">
            <text:p>1806.5096309996</text:p>
          </table:table-cell>
        </table:table-row>
        <table:table-row table:style-name="ro1">
          <table:table-cell office:value-type="float" office:value="9.465615101" calcext:value-type="float">
            <text:p>9.465615101</text:p>
          </table:table-cell>
          <table:table-cell office:value-type="float" office:value="1849.26048997654" calcext:value-type="float">
            <text:p>1849.2604899765</text:p>
          </table:table-cell>
        </table:table-row>
        <table:table-row table:style-name="ro1">
          <table:table-cell office:value-type="float" office:value="9.496751537" calcext:value-type="float">
            <text:p>9.496751537</text:p>
          </table:table-cell>
          <table:table-cell office:value-type="float" office:value="1927.00282074669" calcext:value-type="float">
            <text:p>1927.0028207467</text:p>
          </table:table-cell>
        </table:table-row>
        <table:table-row table:style-name="ro1">
          <table:table-cell office:value-type="float" office:value="9.527563439" calcext:value-type="float">
            <text:p>9.527563439</text:p>
          </table:table-cell>
          <table:table-cell office:value-type="float" office:value="1947.29945590506" calcext:value-type="float">
            <text:p>1947.2994559051</text:p>
          </table:table-cell>
        </table:table-row>
        <table:table-row table:style-name="ro1">
          <table:table-cell office:value-type="float" office:value="9.557697786" calcext:value-type="float">
            <text:p>9.557697786</text:p>
          </table:table-cell>
          <table:table-cell office:value-type="float" office:value="1991.08346366353" calcext:value-type="float">
            <text:p>1991.0834636635</text:p>
          </table:table-cell>
        </table:table-row>
        <table:table-row table:style-name="ro1">
          <table:table-cell office:value-type="float" office:value="9.58743588" calcext:value-type="float">
            <text:p>9.58743588</text:p>
          </table:table-cell>
          <table:table-cell office:value-type="float" office:value="2017.61417527304" calcext:value-type="float">
            <text:p>2017.614175273</text:p>
          </table:table-cell>
        </table:table-row>
        <table:table-row table:style-name="ro1">
          <table:table-cell office:value-type="float" office:value="9.616393813" calcext:value-type="float">
            <text:p>9.616393813</text:p>
          </table:table-cell>
          <table:table-cell office:value-type="float" office:value="2071.97108992545" calcext:value-type="float">
            <text:p>2071.9710899255</text:p>
          </table:table-cell>
        </table:table-row>
        <table:table-row table:style-name="ro1">
          <table:table-cell office:value-type="float" office:value="9.645465705" calcext:value-type="float">
            <text:p>9.645465705</text:p>
          </table:table-cell>
          <table:table-cell office:value-type="float" office:value="2063.84916399654" calcext:value-type="float">
            <text:p>2063.8491639966</text:p>
          </table:table-cell>
        </table:table-row>
        <table:table-row table:style-name="ro1">
          <table:table-cell office:value-type="float" office:value="9.674347856" calcext:value-type="float">
            <text:p>9.674347856</text:p>
          </table:table-cell>
          <table:table-cell office:value-type="float" office:value="2077.40760028564" calcext:value-type="float">
            <text:p>2077.4076002856</text:p>
          </table:table-cell>
        </table:table-row>
        <table:table-row table:style-name="ro1">
          <table:table-cell office:value-type="float" office:value="9.70208948" calcext:value-type="float">
            <text:p>9.70208948</text:p>
          </table:table-cell>
          <table:table-cell office:value-type="float" office:value="2162.81498156005" calcext:value-type="float">
            <text:p>2162.8149815601</text:p>
          </table:table-cell>
        </table:table-row>
        <table:table-row table:style-name="ro1">
          <table:table-cell office:value-type="float" office:value="9.728865109" calcext:value-type="float">
            <text:p>9.728865109</text:p>
          </table:table-cell>
          <table:table-cell office:value-type="float" office:value="2240.8437165006" calcext:value-type="float">
            <text:p>2240.8437165006</text:p>
          </table:table-cell>
        </table:table-row>
        <table:table-row table:style-name="ro1">
          <table:table-cell office:value-type="float" office:value="9.755096098" calcext:value-type="float">
            <text:p>9.755096098</text:p>
          </table:table-cell>
          <table:table-cell office:value-type="float" office:value="2287.37086504804" calcext:value-type="float">
            <text:p>2287.3708650481</text:p>
          </table:table-cell>
        </table:table-row>
        <table:table-row table:style-name="ro1">
          <table:table-cell office:value-type="float" office:value="9.780563386" calcext:value-type="float">
            <text:p>9.780563386</text:p>
          </table:table-cell>
          <table:table-cell office:value-type="float" office:value="2355.96346183372" calcext:value-type="float">
            <text:p>2355.9634618337</text:p>
          </table:table-cell>
        </table:table-row>
        <table:table-row table:style-name="ro1">
          <table:table-cell office:value-type="float" office:value="9.805488743" calcext:value-type="float">
            <text:p>9.805488743</text:p>
          </table:table-cell>
          <table:table-cell office:value-type="float" office:value="2407.18718692802" calcext:value-type="float">
            <text:p>2407.187186928</text:p>
          </table:table-cell>
        </table:table-row>
        <table:table-row table:style-name="ro1">
          <table:table-cell office:value-type="float" office:value="9.829784877" calcext:value-type="float">
            <text:p>9.829784877</text:p>
          </table:table-cell>
          <table:table-cell office:value-type="float" office:value="2469.52869127244" calcext:value-type="float">
            <text:p>2469.5286912724</text:p>
          </table:table-cell>
        </table:table-row>
        <table:table-row table:style-name="ro1">
          <table:table-cell office:value-type="float" office:value="9.853749916" calcext:value-type="float">
            <text:p>9.853749916</text:p>
          </table:table-cell>
          <table:table-cell office:value-type="float" office:value="2503.64708357035" calcext:value-type="float">
            <text:p>2503.6470835704</text:p>
          </table:table-cell>
        </table:table-row>
        <table:table-row table:style-name="ro1">
          <table:table-cell office:value-type="float" office:value="9.877213754" calcext:value-type="float">
            <text:p>9.877213754</text:p>
          </table:table-cell>
          <table:table-cell office:value-type="float" office:value="2557.1264172552" calcext:value-type="float">
            <text:p>2557.1264172552</text:p>
          </table:table-cell>
        </table:table-row>
        <table:table-row table:style-name="ro1">
          <table:table-cell office:value-type="float" office:value="9.900704363" calcext:value-type="float">
            <text:p>9.900704363</text:p>
          </table:table-cell>
          <table:table-cell office:value-type="float" office:value="2554.21219603124" calcext:value-type="float">
            <text:p>2554.2121960312</text:p>
          </table:table-cell>
        </table:table-row>
        <table:table-row table:style-name="ro1">
          <table:table-cell office:value-type="float" office:value="9.923452519" calcext:value-type="float">
            <text:p>9.923452519</text:p>
          </table:table-cell>
          <table:table-cell office:value-type="float" office:value="2637.57642597508" calcext:value-type="float">
            <text:p>2637.5764259751</text:p>
          </table:table-cell>
        </table:table-row>
        <table:table-row table:style-name="ro1">
          <table:table-cell office:value-type="float" office:value="9.94617203" calcext:value-type="float">
            <text:p>9.94617203</text:p>
          </table:table-cell>
          <table:table-cell office:value-type="float" office:value="2640.90191025657" calcext:value-type="float">
            <text:p>2640.9019102566</text:p>
          </table:table-cell>
        </table:table-row>
        <table:table-row table:style-name="ro1">
          <table:table-cell office:value-type="float" office:value="9.968714456" calcext:value-type="float">
            <text:p>9.968714456</text:p>
          </table:table-cell>
          <table:table-cell office:value-type="float" office:value="2661.6478634552" calcext:value-type="float">
            <text:p>2661.6478634552</text:p>
          </table:table-cell>
        </table:table-row>
        <table:table-row table:style-name="ro1">
          <table:table-cell office:value-type="float" office:value="9.991054329" calcext:value-type="float">
            <text:p>9.991054329</text:p>
          </table:table-cell>
          <table:table-cell office:value-type="float" office:value="2685.780711466" calcext:value-type="float">
            <text:p>2685.780711466</text:p>
          </table:table-cell>
        </table:table-row>
        <table:table-row table:style-name="ro1">
          <table:table-cell office:value-type="float" office:value="10.013215815" calcext:value-type="float">
            <text:p>10.013215815</text:p>
          </table:table-cell>
          <table:table-cell office:value-type="float" office:value="2707.39967527471" calcext:value-type="float">
            <text:p>2707.3996752747</text:p>
          </table:table-cell>
        </table:table-row>
        <table:table-row table:style-name="ro1">
          <table:table-cell office:value-type="float" office:value="10.035479073" calcext:value-type="float">
            <text:p>10.035479073</text:p>
          </table:table-cell>
          <table:table-cell office:value-type="float" office:value="2695.02334294482" calcext:value-type="float">
            <text:p>2695.0233429448</text:p>
          </table:table-cell>
        </table:table-row>
        <table:table-row table:style-name="ro1">
          <table:table-cell office:value-type="float" office:value="10.057579361" calcext:value-type="float">
            <text:p>10.057579361</text:p>
          </table:table-cell>
          <table:table-cell office:value-type="float" office:value="2714.89674704682" calcext:value-type="float">
            <text:p>2714.8967470468</text:p>
          </table:table-cell>
        </table:table-row>
        <table:table-row table:style-name="ro1">
          <table:table-cell office:value-type="float" office:value="10.079779233" calcext:value-type="float">
            <text:p>10.079779233</text:p>
          </table:table-cell>
          <table:table-cell office:value-type="float" office:value="2702.71828594307" calcext:value-type="float">
            <text:p>2702.7182859431</text:p>
          </table:table-cell>
        </table:table-row>
        <table:table-row table:style-name="ro1">
          <table:table-cell office:value-type="float" office:value="10.101978584" calcext:value-type="float">
            <text:p>10.101978584</text:p>
          </table:table-cell>
          <table:table-cell office:value-type="float" office:value="2702.78171645678" calcext:value-type="float">
            <text:p>2702.7817164568</text:p>
          </table:table-cell>
        </table:table-row>
        <table:table-row table:style-name="ro1">
          <table:table-cell office:value-type="float" office:value="10.124097206" calcext:value-type="float">
            <text:p>10.124097206</text:p>
          </table:table-cell>
          <table:table-cell office:value-type="float" office:value="2712.64638457125" calcext:value-type="float">
            <text:p>2712.6463845713</text:p>
          </table:table-cell>
        </table:table-row>
        <table:table-row table:style-name="ro1">
          <table:table-cell office:value-type="float" office:value="10.146294786" calcext:value-type="float">
            <text:p>10.146294786</text:p>
          </table:table-cell>
          <table:table-cell office:value-type="float" office:value="2702.99735376556" calcext:value-type="float">
            <text:p>2702.9973537656</text:p>
          </table:table-cell>
        </table:table-row>
        <table:table-row table:style-name="ro1">
          <table:table-cell office:value-type="float" office:value="10.168583617" calcext:value-type="float">
            <text:p>10.168583617</text:p>
          </table:table-cell>
          <table:table-cell office:value-type="float" office:value="2691.93121882424" calcext:value-type="float">
            <text:p>2691.9312188243</text:p>
          </table:table-cell>
        </table:table-row>
        <table:table-row table:style-name="ro1">
          <table:table-cell office:value-type="float" office:value="10.190749738" calcext:value-type="float">
            <text:p>10.190749738</text:p>
          </table:table-cell>
          <table:table-cell office:value-type="float" office:value="2706.83355017351" calcext:value-type="float">
            <text:p>2706.8335501735</text:p>
          </table:table-cell>
        </table:table-row>
        <table:table-row table:style-name="ro1">
          <table:table-cell office:value-type="float" office:value="10.21306607" calcext:value-type="float">
            <text:p>10.21306607</text:p>
          </table:table-cell>
          <table:table-cell office:value-type="float" office:value="2688.61388152825" calcext:value-type="float">
            <text:p>2688.6138815283</text:p>
          </table:table-cell>
        </table:table-row>
        <table:table-row table:style-name="ro1">
          <table:table-cell office:value-type="float" office:value="10.235338234" calcext:value-type="float">
            <text:p>10.235338234</text:p>
          </table:table-cell>
          <table:table-cell office:value-type="float" office:value="2693.94568035684" calcext:value-type="float">
            <text:p>2693.9456803569</text:p>
          </table:table-cell>
        </table:table-row>
        <table:table-row table:style-name="ro1">
          <table:table-cell office:value-type="float" office:value="10.257693784" calcext:value-type="float">
            <text:p>10.257693784</text:p>
          </table:table-cell>
          <table:table-cell office:value-type="float" office:value="2683.89728725078" calcext:value-type="float">
            <text:p>2683.8972872508</text:p>
          </table:table-cell>
        </table:table-row>
        <table:table-row table:style-name="ro1">
          <table:table-cell office:value-type="float" office:value="10.280050948" calcext:value-type="float">
            <text:p>10.280050948</text:p>
          </table:table-cell>
          <table:table-cell office:value-type="float" office:value="2683.7035323444" calcext:value-type="float">
            <text:p>2683.7035323444</text:p>
          </table:table-cell>
        </table:table-row>
        <table:table-row table:style-name="ro1">
          <table:table-cell office:value-type="float" office:value="10.302387331" calcext:value-type="float">
            <text:p>10.302387331</text:p>
          </table:table-cell>
          <table:table-cell office:value-type="float" office:value="2686.20035750653" calcext:value-type="float">
            <text:p>2686.2003575065</text:p>
          </table:table-cell>
        </table:table-row>
        <table:table-row table:style-name="ro1">
          <table:table-cell office:value-type="float" office:value="10.324955591" calcext:value-type="float">
            <text:p>10.324955591</text:p>
          </table:table-cell>
          <table:table-cell office:value-type="float" office:value="2658.60106184528" calcext:value-type="float">
            <text:p>2658.6010618453</text:p>
          </table:table-cell>
        </table:table-row>
        <table:table-row table:style-name="ro1">
          <table:table-cell office:value-type="float" office:value="10.347337808" calcext:value-type="float">
            <text:p>10.347337808</text:p>
          </table:table-cell>
          <table:table-cell office:value-type="float" office:value="2680.69959289549" calcext:value-type="float">
            <text:p>2680.6995928955</text:p>
          </table:table-cell>
        </table:table-row>
        <table:table-row table:style-name="ro1">
          <table:table-cell office:value-type="float" office:value="10.369838723" calcext:value-type="float">
            <text:p>10.369838723</text:p>
          </table:table-cell>
          <table:table-cell office:value-type="float" office:value="2666.55822663189" calcext:value-type="float">
            <text:p>2666.5582266319</text:p>
          </table:table-cell>
        </table:table-row>
        <table:table-row table:style-name="ro1">
          <table:table-cell office:value-type="float" office:value="10.392413545" calcext:value-type="float">
            <text:p>10.392413545</text:p>
          </table:table-cell>
          <table:table-cell office:value-type="float" office:value="2657.82826548984" calcext:value-type="float">
            <text:p>2657.8282654899</text:p>
          </table:table-cell>
        </table:table-row>
        <table:table-row table:style-name="ro1">
          <table:table-cell office:value-type="float" office:value="10.41506967" calcext:value-type="float">
            <text:p>10.41506967</text:p>
          </table:table-cell>
          <table:table-cell office:value-type="float" office:value="2648.29047332704" calcext:value-type="float">
            <text:p>2648.2904733271</text:p>
          </table:table-cell>
        </table:table-row>
        <table:table-row table:style-name="ro1">
          <table:table-cell office:value-type="float" office:value="10.437546679" calcext:value-type="float">
            <text:p>10.437546679</text:p>
          </table:table-cell>
          <table:table-cell office:value-type="float" office:value="2669.39431309533" calcext:value-type="float">
            <text:p>2669.3943130953</text:p>
          </table:table-cell>
        </table:table-row>
        <table:table-row table:style-name="ro1">
          <table:table-cell office:value-type="float" office:value="10.460012907" calcext:value-type="float">
            <text:p>10.460012907</text:p>
          </table:table-cell>
          <table:table-cell office:value-type="float" office:value="2670.67529093013" calcext:value-type="float">
            <text:p>2670.6752909301</text:p>
          </table:table-cell>
        </table:table-row>
        <table:table-row table:style-name="ro1">
          <table:table-cell office:value-type="float" office:value="10.482588667" calcext:value-type="float">
            <text:p>10.482588667</text:p>
          </table:table-cell>
          <table:table-cell office:value-type="float" office:value="2657.717835413" calcext:value-type="float">
            <text:p>2657.717835413</text:p>
          </table:table-cell>
        </table:table-row>
        <table:table-row table:style-name="ro1">
          <table:table-cell office:value-type="float" office:value="10.505176249" calcext:value-type="float">
            <text:p>10.505176249</text:p>
          </table:table-cell>
          <table:table-cell office:value-type="float" office:value="2656.32682595243" calcext:value-type="float">
            <text:p>2656.3268259524</text:p>
          </table:table-cell>
        </table:table-row>
        <table:table-row table:style-name="ro1">
          <table:table-cell office:value-type="float" office:value="10.527725498" calcext:value-type="float">
            <text:p>10.527725498</text:p>
          </table:table-cell>
          <table:table-cell office:value-type="float" office:value="2660.8424963509" calcext:value-type="float">
            <text:p>2660.8424963509</text:p>
          </table:table-cell>
        </table:table-row>
        <table:table-row table:style-name="ro1">
          <table:table-cell office:value-type="float" office:value="10.550184278" calcext:value-type="float">
            <text:p>10.550184278</text:p>
          </table:table-cell>
          <table:table-cell office:value-type="float" office:value="2671.56096635693" calcext:value-type="float">
            <text:p>2671.5609663569</text:p>
          </table:table-cell>
        </table:table-row>
        <table:table-row table:style-name="ro1">
          <table:table-cell office:value-type="float" office:value="10.572805871" calcext:value-type="float">
            <text:p>10.572805871</text:p>
          </table:table-cell>
          <table:table-cell office:value-type="float" office:value="2652.33310492322" calcext:value-type="float">
            <text:p>2652.3331049232</text:p>
          </table:table-cell>
        </table:table-row>
        <table:table-row table:style-name="ro1">
          <table:table-cell office:value-type="float" office:value="10.595400121" calcext:value-type="float">
            <text:p>10.595400121</text:p>
          </table:table-cell>
          <table:table-cell office:value-type="float" office:value="2655.5428925504" calcext:value-type="float">
            <text:p>2655.5428925504</text:p>
          </table:table-cell>
        </table:table-row>
        <table:table-row table:style-name="ro1">
          <table:table-cell office:value-type="float" office:value="10.617896922" calcext:value-type="float">
            <text:p>10.617896922</text:p>
          </table:table-cell>
          <table:table-cell office:value-type="float" office:value="2667.04586132015" calcext:value-type="float">
            <text:p>2667.0458613202</text:p>
          </table:table-cell>
        </table:table-row>
        <table:table-row table:style-name="ro1">
          <table:table-cell office:value-type="float" office:value="10.640281899" calcext:value-type="float">
            <text:p>10.640281899</text:p>
          </table:table-cell>
          <table:table-cell office:value-type="float" office:value="2680.36907073907" calcext:value-type="float">
            <text:p>2680.3690707391</text:p>
          </table:table-cell>
        </table:table-row>
        <table:table-row table:style-name="ro1">
          <table:table-cell office:value-type="float" office:value="10.662692397" calcext:value-type="float">
            <text:p>10.662692397</text:p>
          </table:table-cell>
          <table:table-cell office:value-type="float" office:value="2677.31667542562" calcext:value-type="float">
            <text:p>2677.3166754256</text:p>
          </table:table-cell>
        </table:table-row>
        <table:table-row table:style-name="ro1">
          <table:table-cell office:value-type="float" office:value="10.68474357" calcext:value-type="float">
            <text:p>10.68474357</text:p>
          </table:table-cell>
          <table:table-cell office:value-type="float" office:value="2720.94368857413" calcext:value-type="float">
            <text:p>2720.9436885741</text:p>
          </table:table-cell>
        </table:table-row>
        <table:table-row table:style-name="ro1">
          <table:table-cell office:value-type="float" office:value="10.706934744" calcext:value-type="float">
            <text:p>10.706934744</text:p>
          </table:table-cell>
          <table:table-cell office:value-type="float" office:value="2703.77763700114" calcext:value-type="float">
            <text:p>2703.7776370011</text:p>
          </table:table-cell>
        </table:table-row>
        <table:table-row table:style-name="ro1">
          <table:table-cell office:value-type="float" office:value="10.728944511" calcext:value-type="float">
            <text:p>10.728944511</text:p>
          </table:table-cell>
          <table:table-cell office:value-type="float" office:value="2726.06247944377" calcext:value-type="float">
            <text:p>2726.0624794438</text:p>
          </table:table-cell>
        </table:table-row>
        <table:table-row table:style-name="ro1">
          <table:table-cell office:value-type="float" office:value="10.751040632" calcext:value-type="float">
            <text:p>10.751040632</text:p>
          </table:table-cell>
          <table:table-cell office:value-type="float" office:value="2715.4087362211" calcext:value-type="float">
            <text:p>2715.4087362211</text:p>
          </table:table-cell>
        </table:table-row>
        <table:table-row table:style-name="ro1">
          <table:table-cell office:value-type="float" office:value="10.772684251" calcext:value-type="float">
            <text:p>10.772684251</text:p>
          </table:table-cell>
          <table:table-cell office:value-type="float" office:value="2772.17964333983" calcext:value-type="float">
            <text:p>2772.1796433398</text:p>
          </table:table-cell>
        </table:table-row>
        <table:table-row table:style-name="ro1">
          <table:table-cell office:value-type="float" office:value="10.794527662" calcext:value-type="float">
            <text:p>10.794527662</text:p>
          </table:table-cell>
          <table:table-cell office:value-type="float" office:value="2746.8237446978" calcext:value-type="float">
            <text:p>2746.8237446978</text:p>
          </table:table-cell>
        </table:table-row>
        <table:table-row table:style-name="ro1">
          <table:table-cell office:value-type="float" office:value="10.815987478" calcext:value-type="float">
            <text:p>10.815987478</text:p>
          </table:table-cell>
          <table:table-cell office:value-type="float" office:value="2795.92332012537" calcext:value-type="float">
            <text:p>2795.9233201254</text:p>
          </table:table-cell>
        </table:table-row>
        <table:table-row table:style-name="ro1">
          <table:table-cell office:value-type="float" office:value="10.837666461" calcext:value-type="float">
            <text:p>10.837666461</text:p>
          </table:table-cell>
          <table:table-cell office:value-type="float" office:value="2767.65750496723" calcext:value-type="float">
            <text:p>2767.6575049672</text:p>
          </table:table-cell>
        </table:table-row>
        <table:table-row table:style-name="ro1">
          <table:table-cell office:value-type="float" office:value="10.85889539" calcext:value-type="float">
            <text:p>10.85889539</text:p>
          </table:table-cell>
          <table:table-cell office:value-type="float" office:value="2826.33193601013" calcext:value-type="float">
            <text:p>2826.3319360101</text:p>
          </table:table-cell>
        </table:table-row>
        <table:table-row table:style-name="ro1">
          <table:table-cell office:value-type="float" office:value="10.880518227" calcext:value-type="float">
            <text:p>10.880518227</text:p>
          </table:table-cell>
          <table:table-cell office:value-type="float" office:value="2774.84402254908" calcext:value-type="float">
            <text:p>2774.8440225491</text:p>
          </table:table-cell>
        </table:table-row>
        <table:table-row table:style-name="ro1">
          <table:table-cell office:value-type="float" office:value="10.901636843" calcext:value-type="float">
            <text:p>10.901636843</text:p>
          </table:table-cell>
          <table:table-cell office:value-type="float" office:value="2841.09526874313" calcext:value-type="float">
            <text:p>2841.0952687431</text:p>
          </table:table-cell>
        </table:table-row>
        <table:table-row table:style-name="ro1">
          <table:table-cell office:value-type="float" office:value="10.922824001" calcext:value-type="float">
            <text:p>10.922824001</text:p>
          </table:table-cell>
          <table:table-cell office:value-type="float" office:value="2831.90411852311" calcext:value-type="float">
            <text:p>2831.9041185231</text:p>
          </table:table-cell>
        </table:table-row>
        <table:table-row table:style-name="ro1">
          <table:table-cell office:value-type="float" office:value="10.943913345" calcext:value-type="float">
            <text:p>10.943913345</text:p>
          </table:table-cell>
          <table:table-cell office:value-type="float" office:value="2845.03870769997" calcext:value-type="float">
            <text:p>2845.0387077</text:p>
          </table:table-cell>
        </table:table-row>
        <table:table-row table:style-name="ro1">
          <table:table-cell office:value-type="float" office:value="10.964923418" calcext:value-type="float">
            <text:p>10.964923418</text:p>
          </table:table-cell>
          <table:table-cell office:value-type="float" office:value="2855.77303800905" calcext:value-type="float">
            <text:p>2855.7730380091</text:p>
          </table:table-cell>
        </table:table-row>
        <table:table-row table:style-name="ro1">
          <table:table-cell office:value-type="float" office:value="10.985984898" calcext:value-type="float">
            <text:p>10.985984898</text:p>
          </table:table-cell>
          <table:table-cell office:value-type="float" office:value="2848.80264824692" calcext:value-type="float">
            <text:p>2848.8026482469</text:p>
          </table:table-cell>
        </table:table-row>
        <table:table-row table:style-name="ro1">
          <table:table-cell office:value-type="float" office:value="11.006990544" calcext:value-type="float">
            <text:p>11.006990544</text:p>
          </table:table-cell>
          <table:table-cell office:value-type="float" office:value="2856.37490034788" calcext:value-type="float">
            <text:p>2856.3749003479</text:p>
          </table:table-cell>
        </table:table-row>
        <table:table-row table:style-name="ro1">
          <table:table-cell office:value-type="float" office:value="11.028034003" calcext:value-type="float">
            <text:p>11.028034003</text:p>
          </table:table-cell>
          <table:table-cell office:value-type="float" office:value="2851.24227913322" calcext:value-type="float">
            <text:p>2851.2422791332</text:p>
          </table:table-cell>
        </table:table-row>
        <table:table-row table:style-name="ro1">
          <table:table-cell office:value-type="float" office:value="11.049036264" calcext:value-type="float">
            <text:p>11.049036264</text:p>
          </table:table-cell>
          <table:table-cell office:value-type="float" office:value="2856.83527121205" calcext:value-type="float">
            <text:p>2856.8352712121</text:p>
          </table:table-cell>
        </table:table-row>
        <table:table-row table:style-name="ro1">
          <table:table-cell office:value-type="float" office:value="11.070176859" calcext:value-type="float">
            <text:p>11.070176859</text:p>
          </table:table-cell>
          <table:table-cell office:value-type="float" office:value="2838.1414998014" calcext:value-type="float">
            <text:p>2838.1414998014</text:p>
          </table:table-cell>
        </table:table-row>
        <table:table-row table:style-name="ro1">
          <table:table-cell office:value-type="float" office:value="11.090964378" calcext:value-type="float">
            <text:p>11.090964378</text:p>
          </table:table-cell>
          <table:table-cell office:value-type="float" office:value="2886.34733178131" calcext:value-type="float">
            <text:p>2886.3473317813</text:p>
          </table:table-cell>
        </table:table-row>
        <table:table-row table:style-name="ro1">
          <table:table-cell office:value-type="float" office:value="11.111769555" calcext:value-type="float">
            <text:p>11.111769555</text:p>
          </table:table-cell>
          <table:table-cell office:value-type="float" office:value="2883.89759914087" calcext:value-type="float">
            <text:p>2883.8975991409</text:p>
          </table:table-cell>
        </table:table-row>
        <table:table-row table:style-name="ro1">
          <table:table-cell office:value-type="float" office:value="11.132653898" calcext:value-type="float">
            <text:p>11.132653898</text:p>
          </table:table-cell>
          <table:table-cell office:value-type="float" office:value="2872.96564704016" calcext:value-type="float">
            <text:p>2872.9656470402</text:p>
          </table:table-cell>
        </table:table-row>
        <table:table-row table:style-name="ro1">
          <table:table-cell office:value-type="float" office:value="11.153555377" calcext:value-type="float">
            <text:p>11.153555377</text:p>
          </table:table-cell>
          <table:table-cell office:value-type="float" office:value="2870.61025681448" calcext:value-type="float">
            <text:p>2870.6102568145</text:p>
          </table:table-cell>
        </table:table-row>
        <table:table-row table:style-name="ro1">
          <table:table-cell office:value-type="float" office:value="11.17446222" calcext:value-type="float">
            <text:p>11.17446222</text:p>
          </table:table-cell>
          <table:table-cell office:value-type="float" office:value="2869.87375377543" calcext:value-type="float">
            <text:p>2869.8737537754</text:p>
          </table:table-cell>
        </table:table-row>
        <table:table-row table:style-name="ro1">
          <table:table-cell office:value-type="float" office:value="11.195297657" calcext:value-type="float">
            <text:p>11.195297657</text:p>
          </table:table-cell>
          <table:table-cell office:value-type="float" office:value="2879.70921848212" calcext:value-type="float">
            <text:p>2879.7092184821</text:p>
          </table:table-cell>
        </table:table-row>
        <table:table-row table:style-name="ro1">
          <table:table-cell office:value-type="float" office:value="11.216192677" calcext:value-type="float">
            <text:p>11.216192677</text:p>
          </table:table-cell>
          <table:table-cell office:value-type="float" office:value="2871.49761043525" calcext:value-type="float">
            <text:p>2871.4976104353</text:p>
          </table:table-cell>
        </table:table-row>
        <table:table-row table:style-name="ro1">
          <table:table-cell office:value-type="float" office:value="11.23710374" calcext:value-type="float">
            <text:p>11.23710374</text:p>
          </table:table-cell>
          <table:table-cell office:value-type="float" office:value="2869.29459301044" calcext:value-type="float">
            <text:p>2869.2945930104</text:p>
          </table:table-cell>
        </table:table-row>
        <table:table-row table:style-name="ro1">
          <table:table-cell office:value-type="float" office:value="11.258002354" calcext:value-type="float">
            <text:p>11.258002354</text:p>
          </table:table-cell>
          <table:table-cell office:value-type="float" office:value="2871.0037900121" calcext:value-type="float">
            <text:p>2871.0037900121</text:p>
          </table:table-cell>
        </table:table-row>
        <table:table-row table:style-name="ro1">
          <table:table-cell office:value-type="float" office:value="11.27888701" calcext:value-type="float">
            <text:p>11.27888701</text:p>
          </table:table-cell>
          <table:table-cell office:value-type="float" office:value="2872.92258967544" calcext:value-type="float">
            <text:p>2872.9225896754</text:p>
          </table:table-cell>
        </table:table-row>
        <table:table-row table:style-name="ro1">
          <table:table-cell office:value-type="float" office:value="11.299807187" calcext:value-type="float">
            <text:p>11.299807187</text:p>
          </table:table-cell>
          <table:table-cell office:value-type="float" office:value="2868.04456769166" calcext:value-type="float">
            <text:p>2868.0445676917</text:p>
          </table:table-cell>
        </table:table-row>
        <table:table-row table:style-name="ro1">
          <table:table-cell office:value-type="float" office:value="11.320641946" calcext:value-type="float">
            <text:p>11.320641946</text:p>
          </table:table-cell>
          <table:table-cell office:value-type="float" office:value="2879.802929326" calcext:value-type="float">
            <text:p>2879.802929326</text:p>
          </table:table-cell>
        </table:table-row>
        <table:table-row table:style-name="ro1">
          <table:table-cell office:value-type="float" office:value="11.34136983" calcext:value-type="float">
            <text:p>11.34136983</text:p>
          </table:table-cell>
          <table:table-cell office:value-type="float" office:value="2894.65147527851" calcext:value-type="float">
            <text:p>2894.6514752785</text:p>
          </table:table-cell>
        </table:table-row>
        <table:table-row table:style-name="ro1">
          <table:table-cell office:value-type="float" office:value="11.362221205" calcext:value-type="float">
            <text:p>11.362221205</text:p>
          </table:table-cell>
          <table:table-cell office:value-type="float" office:value="2877.50807800452" calcext:value-type="float">
            <text:p>2877.5080780045</text:p>
          </table:table-cell>
        </table:table-row>
        <table:table-row table:style-name="ro1">
          <table:table-cell office:value-type="float" office:value="11.383090183" calcext:value-type="float">
            <text:p>11.383090183</text:p>
          </table:table-cell>
          <table:table-cell office:value-type="float" office:value="2875.08089758836" calcext:value-type="float">
            <text:p>2875.0808975884</text:p>
          </table:table-cell>
        </table:table-row>
        <table:table-row table:style-name="ro1">
          <table:table-cell office:value-type="float" office:value="11.40382838" calcext:value-type="float">
            <text:p>11.40382838</text:p>
          </table:table-cell>
          <table:table-cell office:value-type="float" office:value="2893.21197980711" calcext:value-type="float">
            <text:p>2893.2119798071</text:p>
          </table:table-cell>
        </table:table-row>
        <table:table-row table:style-name="ro1">
          <table:table-cell office:value-type="float" office:value="11.424507826" calcext:value-type="float">
            <text:p>11.424507826</text:p>
          </table:table-cell>
          <table:table-cell office:value-type="float" office:value="2901.43169212574" calcext:value-type="float">
            <text:p>2901.4316921257</text:p>
          </table:table-cell>
        </table:table-row>
        <table:table-row table:style-name="ro1">
          <table:table-cell office:value-type="float" office:value="11.445197064" calcext:value-type="float">
            <text:p>11.445197064</text:p>
          </table:table-cell>
          <table:table-cell office:value-type="float" office:value="2900.05847484582" calcext:value-type="float">
            <text:p>2900.0584748458</text:p>
          </table:table-cell>
        </table:table-row>
        <table:table-row table:style-name="ro1">
          <table:table-cell office:value-type="float" office:value="11.465910729" calcext:value-type="float">
            <text:p>11.465910729</text:p>
          </table:table-cell>
          <table:table-cell office:value-type="float" office:value="2896.63852340921" calcext:value-type="float">
            <text:p>2896.6385234092</text:p>
          </table:table-cell>
        </table:table-row>
        <table:table-row table:style-name="ro1">
          <table:table-cell office:value-type="float" office:value="11.486274861" calcext:value-type="float">
            <text:p>11.486274861</text:p>
          </table:table-cell>
          <table:table-cell office:value-type="float" office:value="2946.35685920753" calcext:value-type="float">
            <text:p>2946.3568592075</text:p>
          </table:table-cell>
        </table:table-row>
        <table:table-row table:style-name="ro1">
          <table:table-cell office:value-type="float" office:value="11.506763369" calcext:value-type="float">
            <text:p>11.506763369</text:p>
          </table:table-cell>
          <table:table-cell office:value-type="float" office:value="2928.47092623831" calcext:value-type="float">
            <text:p>2928.4709262383</text:p>
          </table:table-cell>
        </table:table-row>
        <table:table-row table:style-name="ro1">
          <table:table-cell office:value-type="float" office:value="11.527552087" calcext:value-type="float">
            <text:p>11.527552087</text:p>
          </table:table-cell>
          <table:table-cell office:value-type="float" office:value="2886.18086021436" calcext:value-type="float">
            <text:p>2886.1808602144</text:p>
          </table:table-cell>
        </table:table-row>
        <table:table-row table:style-name="ro1">
          <table:table-cell office:value-type="float" office:value="11.547981896" calcext:value-type="float">
            <text:p>11.547981896</text:p>
          </table:table-cell>
          <table:table-cell office:value-type="float" office:value="2936.88501933628" calcext:value-type="float">
            <text:p>2936.8850193363</text:p>
          </table:table-cell>
        </table:table-row>
        <table:table-row table:style-name="ro1">
          <table:table-cell office:value-type="float" office:value="11.567866494" calcext:value-type="float">
            <text:p>11.567866494</text:p>
          </table:table-cell>
          <table:table-cell office:value-type="float" office:value="3017.41076183674" calcext:value-type="float">
            <text:p>3017.4107618368</text:p>
          </table:table-cell>
        </table:table-row>
        <table:table-row table:style-name="ro1">
          <table:table-cell office:value-type="float" office:value="11.588027968" calcext:value-type="float">
            <text:p>11.588027968</text:p>
          </table:table-cell>
          <table:table-cell office:value-type="float" office:value="2975.97288769686" calcext:value-type="float">
            <text:p>2975.9728876969</text:p>
          </table:table-cell>
        </table:table-row>
        <table:table-row table:style-name="ro1">
          <table:table-cell office:value-type="float" office:value="11.608308089" calcext:value-type="float">
            <text:p>11.608308089</text:p>
          </table:table-cell>
          <table:table-cell office:value-type="float" office:value="2958.56222948586" calcext:value-type="float">
            <text:p>2958.5622294859</text:p>
          </table:table-cell>
        </table:table-row>
        <table:table-row table:style-name="ro1">
          <table:table-cell office:value-type="float" office:value="11.628429876" calcext:value-type="float">
            <text:p>11.628429876</text:p>
          </table:table-cell>
          <table:table-cell office:value-type="float" office:value="2981.84251726736" calcext:value-type="float">
            <text:p>2981.8425172674</text:p>
          </table:table-cell>
        </table:table-row>
        <table:table-row table:style-name="ro1">
          <table:table-cell office:value-type="float" office:value="11.648524371" calcext:value-type="float">
            <text:p>11.648524371</text:p>
          </table:table-cell>
          <table:table-cell office:value-type="float" office:value="2985.89240485982" calcext:value-type="float">
            <text:p>2985.8924048598</text:p>
          </table:table-cell>
        </table:table-row>
        <table:table-row table:style-name="ro1">
          <table:table-cell office:value-type="float" office:value="11.668611782" calcext:value-type="float">
            <text:p>11.668611782</text:p>
          </table:table-cell>
          <table:table-cell office:value-type="float" office:value="2986.94540575707" calcext:value-type="float">
            <text:p>2986.9454057571</text:p>
          </table:table-cell>
        </table:table-row>
        <table:table-row table:style-name="ro1">
          <table:table-cell office:value-type="float" office:value="11.688568464" calcext:value-type="float">
            <text:p>11.688568464</text:p>
          </table:table-cell>
          <table:table-cell office:value-type="float" office:value="3006.51180391608" calcext:value-type="float">
            <text:p>3006.5118039161</text:p>
          </table:table-cell>
        </table:table-row>
        <table:table-row table:style-name="ro1">
          <table:table-cell office:value-type="float" office:value="11.708509728" calcext:value-type="float">
            <text:p>11.708509728</text:p>
          </table:table-cell>
          <table:table-cell office:value-type="float" office:value="3008.83635059445" calcext:value-type="float">
            <text:p>3008.8363505945</text:p>
          </table:table-cell>
        </table:table-row>
        <table:table-row table:style-name="ro1">
          <table:table-cell office:value-type="float" office:value="11.728478129" calcext:value-type="float">
            <text:p>11.728478129</text:p>
          </table:table-cell>
          <table:table-cell office:value-type="float" office:value="3004.74735057656" calcext:value-type="float">
            <text:p>3004.7473505766</text:p>
          </table:table-cell>
        </table:table-row>
        <table:table-row table:style-name="ro1">
          <table:table-cell office:value-type="float" office:value="11.748303872" calcext:value-type="float">
            <text:p>11.748303872</text:p>
          </table:table-cell>
          <table:table-cell office:value-type="float" office:value="3026.36829298175" calcext:value-type="float">
            <text:p>3026.3682929818</text:p>
          </table:table-cell>
        </table:table-row>
        <table:table-row table:style-name="ro1">
          <table:table-cell office:value-type="float" office:value="11.768131021" calcext:value-type="float">
            <text:p>11.768131021</text:p>
          </table:table-cell>
          <table:table-cell office:value-type="float" office:value="3026.15368452604" calcext:value-type="float">
            <text:p>3026.1536845261</text:p>
          </table:table-cell>
        </table:table-row>
        <table:table-row table:style-name="ro1">
          <table:table-cell office:value-type="float" office:value="11.787980411" calcext:value-type="float">
            <text:p>11.787980411</text:p>
          </table:table-cell>
          <table:table-cell office:value-type="float" office:value="3022.76291613984" calcext:value-type="float">
            <text:p>3022.7629161399</text:p>
          </table:table-cell>
        </table:table-row>
        <table:table-row table:style-name="ro1">
          <table:table-cell office:value-type="float" office:value="11.807249432" calcext:value-type="float">
            <text:p>11.807249432</text:p>
          </table:table-cell>
          <table:table-cell office:value-type="float" office:value="3113.80635269439" calcext:value-type="float">
            <text:p>3113.8063526944</text:p>
          </table:table-cell>
        </table:table-row>
        <table:table-row table:style-name="ro1">
          <table:table-cell office:value-type="float" office:value="11.826723923" calcext:value-type="float">
            <text:p>11.826723923</text:p>
          </table:table-cell>
          <table:table-cell office:value-type="float" office:value="3080.95343801277" calcext:value-type="float">
            <text:p>3080.9534380128</text:p>
          </table:table-cell>
        </table:table-row>
        <table:table-row table:style-name="ro1">
          <table:table-cell office:value-type="float" office:value="11.846196174" calcext:value-type="float">
            <text:p>11.846196174</text:p>
          </table:table-cell>
          <table:table-cell office:value-type="float" office:value="3081.30785701152" calcext:value-type="float">
            <text:p>3081.3078570115</text:p>
          </table:table-cell>
        </table:table-row>
        <table:table-row table:style-name="ro1">
          <table:table-cell office:value-type="float" office:value="11.865471029" calcext:value-type="float">
            <text:p>11.865471029</text:p>
          </table:table-cell>
          <table:table-cell office:value-type="float" office:value="3112.8638840605" calcext:value-type="float">
            <text:p>3112.8638840605</text:p>
          </table:table-cell>
        </table:table-row>
        <table:table-row table:style-name="ro1">
          <table:table-cell office:value-type="float" office:value="11.884789165" calcext:value-type="float">
            <text:p>11.884789165</text:p>
          </table:table-cell>
          <table:table-cell office:value-type="float" office:value="3105.88971938038" calcext:value-type="float">
            <text:p>3105.8897193804</text:p>
          </table:table-cell>
        </table:table-row>
        <table:table-row table:style-name="ro1">
          <table:table-cell office:value-type="float" office:value="11.90401454" calcext:value-type="float">
            <text:p>11.90401454</text:p>
          </table:table-cell>
          <table:table-cell office:value-type="float" office:value="3120.87540555162" calcext:value-type="float">
            <text:p>3120.8754055516</text:p>
          </table:table-cell>
        </table:table-row>
        <table:table-row table:style-name="ro1">
          <table:table-cell office:value-type="float" office:value="11.923138456" calcext:value-type="float">
            <text:p>11.923138456</text:p>
          </table:table-cell>
          <table:table-cell office:value-type="float" office:value="3137.43273082746" calcext:value-type="float">
            <text:p>3137.4327308275</text:p>
          </table:table-cell>
        </table:table-row>
        <table:table-row table:style-name="ro1">
          <table:table-cell office:value-type="float" office:value="11.942221747" calcext:value-type="float">
            <text:p>11.942221747</text:p>
          </table:table-cell>
          <table:table-cell office:value-type="float" office:value="3144.11177820469" calcext:value-type="float">
            <text:p>3144.1117782047</text:p>
          </table:table-cell>
        </table:table-row>
        <table:table-row table:style-name="ro1">
          <table:table-cell office:value-type="float" office:value="11.961247746" calcext:value-type="float">
            <text:p>11.961247746</text:p>
          </table:table-cell>
          <table:table-cell office:value-type="float" office:value="3153.57947827074" calcext:value-type="float">
            <text:p>3153.5794782707</text:p>
          </table:table-cell>
        </table:table-row>
        <table:table-row table:style-name="ro1">
          <table:table-cell office:value-type="float" office:value="11.980096713" calcext:value-type="float">
            <text:p>11.980096713</text:p>
          </table:table-cell>
          <table:table-cell office:value-type="float" office:value="3183.19831532408" calcext:value-type="float">
            <text:p>3183.1983153241</text:p>
          </table:table-cell>
        </table:table-row>
        <table:table-row table:style-name="ro1">
          <table:table-cell office:value-type="float" office:value="11.99893771" calcext:value-type="float">
            <text:p>11.99893771</text:p>
          </table:table-cell>
          <table:table-cell office:value-type="float" office:value="3184.54485184594" calcext:value-type="float">
            <text:p>3184.5448518459</text:p>
          </table:table-cell>
        </table:table-row>
        <table:table-row table:style-name="ro1">
          <table:table-cell office:value-type="float" office:value="12.017698552" calcext:value-type="float">
            <text:p>12.017698552</text:p>
          </table:table-cell>
          <table:table-cell office:value-type="float" office:value="3198.15070133864" calcext:value-type="float">
            <text:p>3198.1507013386</text:p>
          </table:table-cell>
        </table:table-row>
        <table:table-row table:style-name="ro1">
          <table:table-cell office:value-type="float" office:value="12.036341944" calcext:value-type="float">
            <text:p>12.036341944</text:p>
          </table:table-cell>
          <table:table-cell office:value-type="float" office:value="3218.29847272405" calcext:value-type="float">
            <text:p>3218.2984727241</text:p>
          </table:table-cell>
        </table:table-row>
        <table:table-row table:style-name="ro1">
          <table:table-cell office:value-type="float" office:value="12.055056847" calcext:value-type="float">
            <text:p>12.055056847</text:p>
          </table:table-cell>
          <table:table-cell office:value-type="float" office:value="3206.00112113871" calcext:value-type="float">
            <text:p>3206.0011211387</text:p>
          </table:table-cell>
        </table:table-row>
        <table:table-row table:style-name="ro1">
          <table:table-cell office:value-type="float" office:value="12.073786646" calcext:value-type="float">
            <text:p>12.073786646</text:p>
          </table:table-cell>
          <table:table-cell office:value-type="float" office:value="3203.45135577819" calcext:value-type="float">
            <text:p>3203.4513557782</text:p>
          </table:table-cell>
        </table:table-row>
        <table:table-row table:style-name="ro1">
          <table:table-cell office:value-type="float" office:value="12.092594571" calcext:value-type="float">
            <text:p>12.092594571</text:p>
          </table:table-cell>
          <table:table-cell office:value-type="float" office:value="3190.14458001068" calcext:value-type="float">
            <text:p>3190.1445800107</text:p>
          </table:table-cell>
        </table:table-row>
        <table:table-row table:style-name="ro1">
          <table:table-cell office:value-type="float" office:value="12.110910722" calcext:value-type="float">
            <text:p>12.110910722</text:p>
          </table:table-cell>
          <table:table-cell office:value-type="float" office:value="3275.79740961943" calcext:value-type="float">
            <text:p>3275.7974096194</text:p>
          </table:table-cell>
        </table:table-row>
        <table:table-row table:style-name="ro1">
          <table:table-cell office:value-type="float" office:value="12.129623334" calcext:value-type="float">
            <text:p>12.129623334</text:p>
          </table:table-cell>
          <table:table-cell office:value-type="float" office:value="3206.39363441118" calcext:value-type="float">
            <text:p>3206.3936344112</text:p>
          </table:table-cell>
        </table:table-row>
        <table:table-row table:style-name="ro1">
          <table:table-cell office:value-type="float" office:value="12.147809223" calcext:value-type="float">
            <text:p>12.147809223</text:p>
          </table:table-cell>
          <table:table-cell office:value-type="float" office:value="3299.2613118883" calcext:value-type="float">
            <text:p>3299.2613118883</text:p>
          </table:table-cell>
        </table:table-row>
        <table:table-row table:style-name="ro1">
          <table:table-cell office:value-type="float" office:value="12.166187093" calcext:value-type="float">
            <text:p>12.166187093</text:p>
          </table:table-cell>
          <table:table-cell office:value-type="float" office:value="3264.79619237732" calcext:value-type="float">
            <text:p>3264.7961923773</text:p>
          </table:table-cell>
        </table:table-row>
        <table:table-row table:style-name="ro1">
          <table:table-cell office:value-type="float" office:value="12.184379389" calcext:value-type="float">
            <text:p>12.184379389</text:p>
          </table:table-cell>
          <table:table-cell office:value-type="float" office:value="3298.0993712939" calcext:value-type="float">
            <text:p>3298.0993712939</text:p>
          </table:table-cell>
        </table:table-row>
        <table:table-row table:style-name="ro1">
          <table:table-cell office:value-type="float" office:value="12.202562206" calcext:value-type="float">
            <text:p>12.202562206</text:p>
          </table:table-cell>
          <table:table-cell office:value-type="float" office:value="3299.81872445845" calcext:value-type="float">
            <text:p>3299.8187244585</text:p>
          </table:table-cell>
        </table:table-row>
        <table:table-row table:style-name="ro1">
          <table:table-cell office:value-type="float" office:value="12.220713408" calcext:value-type="float">
            <text:p>12.220713408</text:p>
          </table:table-cell>
          <table:table-cell office:value-type="float" office:value="3305.56620988543" calcext:value-type="float">
            <text:p>3305.5662098854</text:p>
          </table:table-cell>
        </table:table-row>
        <table:table-row table:style-name="ro1">
          <table:table-cell office:value-type="float" office:value="12.23891086" calcext:value-type="float">
            <text:p>12.23891086</text:p>
          </table:table-cell>
          <table:table-cell office:value-type="float" office:value="3297.1648997888" calcext:value-type="float">
            <text:p>3297.1648997888</text:p>
          </table:table-cell>
        </table:table-row>
        <table:table-row table:style-name="ro1">
          <table:table-cell office:value-type="float" office:value="12.256837426" calcext:value-type="float">
            <text:p>12.256837426</text:p>
          </table:table-cell>
          <table:table-cell office:value-type="float" office:value="3346.98792841866" calcext:value-type="float">
            <text:p>3346.9879284187</text:p>
          </table:table-cell>
        </table:table-row>
        <table:table-row table:style-name="ro1">
          <table:table-cell office:value-type="float" office:value="12.274860554" calcext:value-type="float">
            <text:p>12.274860554</text:p>
          </table:table-cell>
          <table:table-cell office:value-type="float" office:value="3329.05586644017" calcext:value-type="float">
            <text:p>3329.0558664402</text:p>
          </table:table-cell>
        </table:table-row>
        <table:table-row table:style-name="ro1">
          <table:table-cell office:value-type="float" office:value="12.29279139" calcext:value-type="float">
            <text:p>12.29279139</text:p>
          </table:table-cell>
          <table:table-cell office:value-type="float" office:value="3346.19088591335" calcext:value-type="float">
            <text:p>3346.1908859134</text:p>
          </table:table-cell>
        </table:table-row>
        <table:table-row table:style-name="ro1">
          <table:table-cell office:value-type="float" office:value="12.310602642" calcext:value-type="float">
            <text:p>12.310602642</text:p>
          </table:table-cell>
          <table:table-cell office:value-type="float" office:value="3368.65707138361" calcext:value-type="float">
            <text:p>3368.6570713836</text:p>
          </table:table-cell>
        </table:table-row>
        <table:table-row table:style-name="ro1">
          <table:table-cell office:value-type="float" office:value="12.32833405" calcext:value-type="float">
            <text:p>12.32833405</text:p>
          </table:table-cell>
          <table:table-cell office:value-type="float" office:value="3383.82603344312" calcext:value-type="float">
            <text:p>3383.8260334431</text:p>
          </table:table-cell>
        </table:table-row>
        <table:table-row table:style-name="ro1">
          <table:table-cell office:value-type="float" office:value="12.346110354" calcext:value-type="float">
            <text:p>12.346110354</text:p>
          </table:table-cell>
          <table:table-cell office:value-type="float" office:value="3375.279810696" calcext:value-type="float">
            <text:p>3375.279810696</text:p>
          </table:table-cell>
        </table:table-row>
        <table:table-row table:style-name="ro1">
          <table:table-cell office:value-type="float" office:value="12.363918689" calcext:value-type="float">
            <text:p>12.363918689</text:p>
          </table:table-cell>
          <table:table-cell office:value-type="float" office:value="3369.20885641508" calcext:value-type="float">
            <text:p>3369.2088564151</text:p>
          </table:table-cell>
        </table:table-row>
        <table:table-row table:style-name="ro1">
          <table:table-cell office:value-type="float" office:value="12.381647493" calcext:value-type="float">
            <text:p>12.381647493</text:p>
          </table:table-cell>
          <table:table-cell office:value-type="float" office:value="3384.32304852586" calcext:value-type="float">
            <text:p>3384.3230485259</text:p>
          </table:table-cell>
        </table:table-row>
        <table:table-row table:style-name="ro1">
          <table:table-cell office:value-type="float" office:value="12.399202702" calcext:value-type="float">
            <text:p>12.399202702</text:p>
          </table:table-cell>
          <table:table-cell office:value-type="float" office:value="3417.78898787228" calcext:value-type="float">
            <text:p>3417.7889878723</text:p>
          </table:table-cell>
        </table:table-row>
        <table:table-row table:style-name="ro1">
          <table:table-cell office:value-type="float" office:value="12.416849318" calcext:value-type="float">
            <text:p>12.416849318</text:p>
          </table:table-cell>
          <table:table-cell office:value-type="float" office:value="3400.08531947421" calcext:value-type="float">
            <text:p>3400.0853194742</text:p>
          </table:table-cell>
        </table:table-row>
        <table:table-row table:style-name="ro1">
          <table:table-cell office:value-type="float" office:value="12.434331714" calcext:value-type="float">
            <text:p>12.434331714</text:p>
          </table:table-cell>
          <table:table-cell office:value-type="float" office:value="3432.02384844764" calcext:value-type="float">
            <text:p>3432.0238484477</text:p>
          </table:table-cell>
        </table:table-row>
        <table:table-row table:style-name="ro1">
          <table:table-cell office:value-type="float" office:value="12.451826505" calcext:value-type="float">
            <text:p>12.451826505</text:p>
          </table:table-cell>
          <table:table-cell office:value-type="float" office:value="3429.5922712079" calcext:value-type="float">
            <text:p>3429.5922712079</text:p>
          </table:table-cell>
        </table:table-row>
        <table:table-row table:style-name="ro1">
          <table:table-cell office:value-type="float" office:value="12.469356089" calcext:value-type="float">
            <text:p>12.469356089</text:p>
          </table:table-cell>
          <table:table-cell office:value-type="float" office:value="3422.78516135956" calcext:value-type="float">
            <text:p>3422.7851613596</text:p>
          </table:table-cell>
        </table:table-row>
        <table:table-row table:style-name="ro1">
          <table:table-cell office:value-type="float" office:value="12.486730568" calcext:value-type="float">
            <text:p>12.486730568</text:p>
          </table:table-cell>
          <table:table-cell office:value-type="float" office:value="3453.34096061225" calcext:value-type="float">
            <text:p>3453.3409606123</text:p>
          </table:table-cell>
        </table:table-row>
        <table:table-row table:style-name="ro1">
          <table:table-cell office:value-type="float" office:value="12.504103796" calcext:value-type="float">
            <text:p>12.504103796</text:p>
          </table:table-cell>
          <table:table-cell office:value-type="float" office:value="3453.58962652185" calcext:value-type="float">
            <text:p>3453.5896265219</text:p>
          </table:table-cell>
        </table:table-row>
        <table:table-row table:style-name="ro1">
          <table:table-cell office:value-type="float" office:value="12.521405618" calcext:value-type="float">
            <text:p>12.521405618</text:p>
          </table:table-cell>
          <table:table-cell office:value-type="float" office:value="3467.84286649111" calcext:value-type="float">
            <text:p>3467.8428664911</text:p>
          </table:table-cell>
        </table:table-row>
        <table:table-row table:style-name="ro1">
          <table:table-cell office:value-type="float" office:value="12.538592387" calcext:value-type="float">
            <text:p>12.538592387</text:p>
          </table:table-cell>
          <table:table-cell office:value-type="float" office:value="3491.05756876149" calcext:value-type="float">
            <text:p>3491.0575687615</text:p>
          </table:table-cell>
        </table:table-row>
        <table:table-row table:style-name="ro1">
          <table:table-cell office:value-type="float" office:value="12.555778532" calcext:value-type="float">
            <text:p>12.555778532</text:p>
          </table:table-cell>
          <table:table-cell office:value-type="float" office:value="3491.18432318588" calcext:value-type="float">
            <text:p>3491.1843231859</text:p>
          </table:table-cell>
        </table:table-row>
        <table:table-row table:style-name="ro1">
          <table:table-cell office:value-type="float" office:value="12.572962645" calcext:value-type="float">
            <text:p>12.572962645</text:p>
          </table:table-cell>
          <table:table-cell office:value-type="float" office:value="3491.59715139158" calcext:value-type="float">
            <text:p>3491.5971513916</text:p>
          </table:table-cell>
        </table:table-row>
        <table:table-row table:style-name="ro1">
          <table:table-cell office:value-type="float" office:value="12.590090247" calcext:value-type="float">
            <text:p>12.590090247</text:p>
          </table:table-cell>
          <table:table-cell office:value-type="float" office:value="3503.11736575878" calcext:value-type="float">
            <text:p>3503.1173657588</text:p>
          </table:table-cell>
        </table:table-row>
        <table:table-row table:style-name="ro1">
          <table:table-cell office:value-type="float" office:value="12.606756179" calcext:value-type="float">
            <text:p>12.606756179</text:p>
          </table:table-cell>
          <table:table-cell office:value-type="float" office:value="3600.15869499556" calcext:value-type="float">
            <text:p>3600.1586949956</text:p>
          </table:table-cell>
        </table:table-row>
        <table:table-row table:style-name="ro1">
          <table:table-cell office:value-type="float" office:value="12.623583884" calcext:value-type="float">
            <text:p>12.623583884</text:p>
          </table:table-cell>
          <table:table-cell office:value-type="float" office:value="3565.54859976434" calcext:value-type="float">
            <text:p>3565.5485997643</text:p>
          </table:table-cell>
        </table:table-row>
        <table:table-row table:style-name="ro1">
          <table:table-cell office:value-type="float" office:value="12.640362474" calcext:value-type="float">
            <text:p>12.640362474</text:p>
          </table:table-cell>
          <table:table-cell office:value-type="float" office:value="3575.98582479192" calcext:value-type="float">
            <text:p>3575.9858247919</text:p>
          </table:table-cell>
        </table:table-row>
        <table:table-row table:style-name="ro1">
          <table:table-cell office:value-type="float" office:value="12.656988614" calcext:value-type="float">
            <text:p>12.656988614</text:p>
          </table:table-cell>
          <table:table-cell office:value-type="float" office:value="3608.77509752723" calcext:value-type="float">
            <text:p>3608.7750975272</text:p>
          </table:table-cell>
        </table:table-row>
        <table:table-row table:style-name="ro1">
          <table:table-cell office:value-type="float" office:value="12.673589234" calcext:value-type="float">
            <text:p>12.673589234</text:p>
          </table:table-cell>
          <table:table-cell office:value-type="float" office:value="3614.32283854493" calcext:value-type="float">
            <text:p>3614.3228385449</text:p>
          </table:table-cell>
        </table:table-row>
        <table:table-row table:style-name="ro1">
          <table:table-cell office:value-type="float" office:value="12.690218344" calcext:value-type="float">
            <text:p>12.690218344</text:p>
          </table:table-cell>
          <table:table-cell office:value-type="float" office:value="3608.13056140703" calcext:value-type="float">
            <text:p>3608.130561407</text:p>
          </table:table-cell>
        </table:table-row>
        <table:table-row table:style-name="ro1">
          <table:table-cell office:value-type="float" office:value="12.706783911" calcext:value-type="float">
            <text:p>12.706783911</text:p>
          </table:table-cell>
          <table:table-cell office:value-type="float" office:value="3621.97080244809" calcext:value-type="float">
            <text:p>3621.9708024481</text:p>
          </table:table-cell>
        </table:table-row>
        <table:table-row table:style-name="ro1">
          <table:table-cell office:value-type="float" office:value="12.723400886" calcext:value-type="float">
            <text:p>12.723400886</text:p>
          </table:table-cell>
          <table:table-cell office:value-type="float" office:value="3610.76549732994" calcext:value-type="float">
            <text:p>3610.76549733</text:p>
          </table:table-cell>
        </table:table-row>
        <table:table-row table:style-name="ro1">
          <table:table-cell office:value-type="float" office:value="12.739850775" calcext:value-type="float">
            <text:p>12.739850775</text:p>
          </table:table-cell>
          <table:table-cell office:value-type="float" office:value="3647.44102528585" calcext:value-type="float">
            <text:p>3647.4410252859</text:p>
          </table:table-cell>
        </table:table-row>
        <table:table-row table:style-name="ro1">
          <table:table-cell office:value-type="float" office:value="12.756307488" calcext:value-type="float">
            <text:p>12.756307488</text:p>
          </table:table-cell>
          <table:table-cell office:value-type="float" office:value="3645.92856422861" calcext:value-type="float">
            <text:p>3645.9285642286</text:p>
          </table:table-cell>
        </table:table-row>
        <table:table-row table:style-name="ro1">
          <table:table-cell office:value-type="float" office:value="12.772811545" calcext:value-type="float">
            <text:p>12.772811545</text:p>
          </table:table-cell>
          <table:table-cell office:value-type="float" office:value="3635.46975146726" calcext:value-type="float">
            <text:p>3635.4697514673</text:p>
          </table:table-cell>
        </table:table-row>
        <table:table-row table:style-name="ro1">
          <table:table-cell office:value-type="float" office:value="12.789409508" calcext:value-type="float">
            <text:p>12.789409508</text:p>
          </table:table-cell>
          <table:table-cell office:value-type="float" office:value="3614.90141892739" calcext:value-type="float">
            <text:p>3614.9014189274</text:p>
          </table:table-cell>
        </table:table-row>
        <table:table-row table:style-name="ro1">
          <table:table-cell office:value-type="float" office:value="12.805665491" calcext:value-type="float">
            <text:p>12.805665491</text:p>
          </table:table-cell>
          <table:table-cell office:value-type="float" office:value="3690.94874176466" calcext:value-type="float">
            <text:p>3690.9487417647</text:p>
          </table:table-cell>
        </table:table-row>
        <table:table-row table:style-name="ro1">
          <table:table-cell office:value-type="float" office:value="12.82219111" calcext:value-type="float">
            <text:p>12.82219111</text:p>
          </table:table-cell>
          <table:table-cell office:value-type="float" office:value="3630.72632861754" calcext:value-type="float">
            <text:p>3630.7263286175</text:p>
          </table:table-cell>
        </table:table-row>
        <table:table-row table:style-name="ro1">
          <table:table-cell office:value-type="float" office:value="12.838614229" calcext:value-type="float">
            <text:p>12.838614229</text:p>
          </table:table-cell>
          <table:table-cell office:value-type="float" office:value="3653.38642434511" calcext:value-type="float">
            <text:p>3653.3864243451</text:p>
          </table:table-cell>
        </table:table-row>
        <table:table-row table:style-name="ro1">
          <table:table-cell office:value-type="float" office:value="12.854934014" calcext:value-type="float">
            <text:p>12.854934014</text:p>
          </table:table-cell>
          <table:table-cell office:value-type="float" office:value="3676.51902276892" calcext:value-type="float">
            <text:p>3676.5190227689</text:p>
          </table:table-cell>
        </table:table-row>
        <table:table-row table:style-name="ro1">
          <table:table-cell office:value-type="float" office:value="12.871400987" calcext:value-type="float">
            <text:p>12.871400987</text:p>
          </table:table-cell>
          <table:table-cell office:value-type="float" office:value="3643.65691253638" calcext:value-type="float">
            <text:p>3643.6569125364</text:p>
          </table:table-cell>
        </table:table-row>
        <table:table-row table:style-name="ro1">
          <table:table-cell office:value-type="float" office:value="12.887825512" calcext:value-type="float">
            <text:p>12.887825512</text:p>
          </table:table-cell>
          <table:table-cell office:value-type="float" office:value="3653.0736809737" calcext:value-type="float">
            <text:p>3653.0736809737</text:p>
          </table:table-cell>
        </table:table-row>
        <table:table-row table:style-name="ro1">
          <table:table-cell office:value-type="float" office:value="12.904167693" calcext:value-type="float">
            <text:p>12.904167693</text:p>
          </table:table-cell>
          <table:table-cell office:value-type="float" office:value="3671.48056920947" calcext:value-type="float">
            <text:p>3671.4805692095</text:p>
          </table:table-cell>
        </table:table-row>
        <table:table-row table:style-name="ro1">
          <table:table-cell office:value-type="float" office:value="12.920512947" calcext:value-type="float">
            <text:p>12.920512947</text:p>
          </table:table-cell>
          <table:table-cell office:value-type="float" office:value="3670.79031014121" calcext:value-type="float">
            <text:p>3670.7903101412</text:p>
          </table:table-cell>
        </table:table-row>
        <table:table-row table:style-name="ro1">
          <table:table-cell office:value-type="float" office:value="12.936889971" calcext:value-type="float">
            <text:p>12.936889971</text:p>
          </table:table-cell>
          <table:table-cell office:value-type="float" office:value="3663.66929669262" calcext:value-type="float">
            <text:p>3663.6692966926</text:p>
          </table:table-cell>
        </table:table-row>
        <table:table-row table:style-name="ro1">
          <table:table-cell office:value-type="float" office:value="12.953196475" calcext:value-type="float">
            <text:p>12.953196475</text:p>
          </table:table-cell>
          <table:table-cell office:value-type="float" office:value="3679.51340152389" calcext:value-type="float">
            <text:p>3679.5134015239</text:p>
          </table:table-cell>
        </table:table-row>
        <table:table-row table:style-name="ro1">
          <table:table-cell office:value-type="float" office:value="12.96951928" calcext:value-type="float">
            <text:p>12.96951928</text:p>
          </table:table-cell>
          <table:table-cell office:value-type="float" office:value="3675.83880344062" calcext:value-type="float">
            <text:p>3675.8388034406</text:p>
          </table:table-cell>
        </table:table-row>
        <table:table-row table:style-name="ro1">
          <table:table-cell office:value-type="float" office:value="12.985814638" calcext:value-type="float">
            <text:p>12.985814638</text:p>
          </table:table-cell>
          <table:table-cell office:value-type="float" office:value="3682.03018307406" calcext:value-type="float">
            <text:p>3682.0301830741</text:p>
          </table:table-cell>
        </table:table-row>
        <table:table-row table:style-name="ro1">
          <table:table-cell office:value-type="float" office:value="13.001926818" calcext:value-type="float">
            <text:p>13.001926818</text:p>
          </table:table-cell>
          <table:table-cell office:value-type="float" office:value="3723.89087013749" calcext:value-type="float">
            <text:p>3723.8908701375</text:p>
          </table:table-cell>
        </table:table-row>
        <table:table-row table:style-name="ro1">
          <table:table-cell office:value-type="float" office:value="13.018094466" calcext:value-type="float">
            <text:p>13.018094466</text:p>
          </table:table-cell>
          <table:table-cell office:value-type="float" office:value="3711.11493768221" calcext:value-type="float">
            <text:p>3711.1149376822</text:p>
          </table:table-cell>
        </table:table-row>
        <table:table-row table:style-name="ro1">
          <table:table-cell office:value-type="float" office:value="13.034214875" calcext:value-type="float">
            <text:p>13.034214875</text:p>
          </table:table-cell>
          <table:table-cell office:value-type="float" office:value="3721.9899321415" calcext:value-type="float">
            <text:p>3721.9899321415</text:p>
          </table:table-cell>
        </table:table-row>
        <table:table-row table:style-name="ro1">
          <table:table-cell office:value-type="float" office:value="13.050219918" calcext:value-type="float">
            <text:p>13.050219918</text:p>
          </table:table-cell>
          <table:table-cell office:value-type="float" office:value="3748.81841929451" calcext:value-type="float">
            <text:p>3748.8184192945</text:p>
          </table:table-cell>
        </table:table-row>
        <table:table-row table:style-name="ro1">
          <table:table-cell office:value-type="float" office:value="13.066438348" calcext:value-type="float">
            <text:p>13.066438348</text:p>
          </table:table-cell>
          <table:table-cell office:value-type="float" office:value="3699.49495728041" calcext:value-type="float">
            <text:p>3699.4949572804</text:p>
          </table:table-cell>
        </table:table-row>
        <table:table-row table:style-name="ro1">
          <table:table-cell office:value-type="float" office:value="13.082294953" calcext:value-type="float">
            <text:p>13.082294953</text:p>
          </table:table-cell>
          <table:table-cell office:value-type="float" office:value="3783.91212999258" calcext:value-type="float">
            <text:p>3783.9121299926</text:p>
          </table:table-cell>
        </table:table-row>
        <table:table-row table:style-name="ro1">
          <table:table-cell office:value-type="float" office:value="13.09826833" calcext:value-type="float">
            <text:p>13.09826833</text:p>
          </table:table-cell>
          <table:table-cell office:value-type="float" office:value="3756.25016550938" calcext:value-type="float">
            <text:p>3756.2501655094</text:p>
          </table:table-cell>
        </table:table-row>
        <table:table-row table:style-name="ro1">
          <table:table-cell office:value-type="float" office:value="13.114269519" calcext:value-type="float">
            <text:p>13.114269519</text:p>
          </table:table-cell>
          <table:table-cell office:value-type="float" office:value="3749.7213488321" calcext:value-type="float">
            <text:p>3749.7213488321</text:p>
          </table:table-cell>
        </table:table-row>
        <table:table-row table:style-name="ro1">
          <table:table-cell office:value-type="float" office:value="13.130170082" calcext:value-type="float">
            <text:p>13.130170082</text:p>
          </table:table-cell>
          <table:table-cell office:value-type="float" office:value="3773.45129225954" calcext:value-type="float">
            <text:p>3773.4512922596</text:p>
          </table:table-cell>
        </table:table-row>
        <table:table-row table:style-name="ro1">
          <table:table-cell office:value-type="float" office:value="13.146190022" calcext:value-type="float">
            <text:p>13.146190022</text:p>
          </table:table-cell>
          <table:table-cell office:value-type="float" office:value="3745.33237952211" calcext:value-type="float">
            <text:p>3745.3323795221</text:p>
          </table:table-cell>
        </table:table-row>
        <table:table-row table:style-name="ro1">
          <table:table-cell office:value-type="float" office:value="13.162051262" calcext:value-type="float">
            <text:p>13.162051262</text:p>
          </table:table-cell>
          <table:table-cell office:value-type="float" office:value="3782.80638840353" calcext:value-type="float">
            <text:p>3782.8063884035</text:p>
          </table:table-cell>
        </table:table-row>
        <table:table-row table:style-name="ro1">
          <table:table-cell office:value-type="float" office:value="13.178059014" calcext:value-type="float">
            <text:p>13.178059014</text:p>
          </table:table-cell>
          <table:table-cell office:value-type="float" office:value="3748.18400484961" calcext:value-type="float">
            <text:p>3748.1840048496</text:p>
          </table:table-cell>
        </table:table-row>
        <table:table-row table:style-name="ro1">
          <table:table-cell office:value-type="float" office:value="13.193958432" calcext:value-type="float">
            <text:p>13.193958432</text:p>
          </table:table-cell>
          <table:table-cell office:value-type="float" office:value="3773.72303816403" calcext:value-type="float">
            <text:p>3773.723038164</text:p>
          </table:table-cell>
        </table:table-row>
        <table:table-row table:style-name="ro1">
          <table:table-cell office:value-type="float" office:value="13.209791807" calcext:value-type="float">
            <text:p>13.209791807</text:p>
          </table:table-cell>
          <table:table-cell office:value-type="float" office:value="3789.46371193767" calcext:value-type="float">
            <text:p>3789.4637119377</text:p>
          </table:table-cell>
        </table:table-row>
        <table:table-row table:style-name="ro1">
          <table:table-cell office:value-type="float" office:value="13.225699454" calcext:value-type="float">
            <text:p>13.225699454</text:p>
          </table:table-cell>
          <table:table-cell office:value-type="float" office:value="3771.77089735466" calcext:value-type="float">
            <text:p>3771.7708973547</text:p>
          </table:table-cell>
        </table:table-row>
        <table:table-row table:style-name="ro1">
          <table:table-cell office:value-type="float" office:value="13.241496163" calcext:value-type="float">
            <text:p>13.241496163</text:p>
          </table:table-cell>
          <table:table-cell office:value-type="float" office:value="3798.25949822841" calcext:value-type="float">
            <text:p>3798.2594982284</text:p>
          </table:table-cell>
        </table:table-row>
        <table:table-row table:style-name="ro1">
          <table:table-cell office:value-type="float" office:value="13.257356883" calcext:value-type="float">
            <text:p>13.257356883</text:p>
          </table:table-cell>
          <table:table-cell office:value-type="float" office:value="3782.93040921239" calcext:value-type="float">
            <text:p>3782.9304092124</text:p>
          </table:table-cell>
        </table:table-row>
        <table:table-row table:style-name="ro1">
          <table:table-cell office:value-type="float" office:value="13.27319604" calcext:value-type="float">
            <text:p>13.27319604</text:p>
          </table:table-cell>
          <table:table-cell office:value-type="float" office:value="3788.08038836951" calcext:value-type="float">
            <text:p>3788.0803883695</text:p>
          </table:table-cell>
        </table:table-row>
        <table:table-row table:style-name="ro1">
          <table:table-cell office:value-type="float" office:value="13.289025874" calcext:value-type="float">
            <text:p>13.289025874</text:p>
          </table:table-cell>
          <table:table-cell office:value-type="float" office:value="3790.31138292378" calcext:value-type="float">
            <text:p>3790.3113829238</text:p>
          </table:table-cell>
        </table:table-row>
        <table:table-row table:style-name="ro1">
          <table:table-cell office:value-type="float" office:value="13.304800707" calcext:value-type="float">
            <text:p>13.304800707</text:p>
          </table:table-cell>
          <table:table-cell office:value-type="float" office:value="3803.52679486411" calcext:value-type="float">
            <text:p>3803.5267948641</text:p>
          </table:table-cell>
        </table:table-row>
        <table:table-row table:style-name="ro1">
          <table:table-cell office:value-type="float" office:value="13.320597208" calcext:value-type="float">
            <text:p>13.320597208</text:p>
          </table:table-cell>
          <table:table-cell office:value-type="float" office:value="3798.30951170756" calcext:value-type="float">
            <text:p>3798.3095117076</text:p>
          </table:table-cell>
        </table:table-row>
        <table:table-row table:style-name="ro1">
          <table:table-cell office:value-type="float" office:value="13.33641324" calcext:value-type="float">
            <text:p>13.33641324</text:p>
          </table:table-cell>
          <table:table-cell office:value-type="float" office:value="3793.61903162562" calcext:value-type="float">
            <text:p>3793.6190316256</text:p>
          </table:table-cell>
        </table:table-row>
        <table:table-row table:style-name="ro1">
          <table:table-cell office:value-type="float" office:value="13.352205053" calcext:value-type="float">
            <text:p>13.352205053</text:p>
          </table:table-cell>
          <table:table-cell office:value-type="float" office:value="3799.43708806585" calcext:value-type="float">
            <text:p>3799.4370880659</text:p>
          </table:table-cell>
        </table:table-row>
        <table:table-row table:style-name="ro1">
          <table:table-cell office:value-type="float" office:value="13.367945146" calcext:value-type="float">
            <text:p>13.367945146</text:p>
          </table:table-cell>
          <table:table-cell office:value-type="float" office:value="3811.92156869683" calcext:value-type="float">
            <text:p>3811.9215686968</text:p>
          </table:table-cell>
        </table:table-row>
        <table:table-row table:style-name="ro1">
          <table:table-cell office:value-type="float" office:value="13.383684459" calcext:value-type="float">
            <text:p>13.383684459</text:p>
          </table:table-cell>
          <table:table-cell office:value-type="float" office:value="3812.11047775782" calcext:value-type="float">
            <text:p>3812.1104777578</text:p>
          </table:table-cell>
        </table:table-row>
        <table:table-row table:style-name="ro1">
          <table:table-cell office:value-type="float" office:value="13.399599033" calcext:value-type="float">
            <text:p>13.399599033</text:p>
          </table:table-cell>
          <table:table-cell office:value-type="float" office:value="3770.129191017" calcext:value-type="float">
            <text:p>3770.129191017</text:p>
          </table:table-cell>
        </table:table-row>
        <table:table-row table:style-name="ro1">
          <table:table-cell office:value-type="float" office:value="13.415258554" calcext:value-type="float">
            <text:p>13.415258554</text:p>
          </table:table-cell>
          <table:table-cell office:value-type="float" office:value="3831.53482153128" calcext:value-type="float">
            <text:p>3831.5348215313</text:p>
          </table:table-cell>
        </table:table-row>
        <table:table-row table:style-name="ro1">
          <table:table-cell office:value-type="float" office:value="13.431028231" calcext:value-type="float">
            <text:p>13.431028231</text:p>
          </table:table-cell>
          <table:table-cell office:value-type="float" office:value="3804.7703830582" calcext:value-type="float">
            <text:p>3804.7703830582</text:p>
          </table:table-cell>
        </table:table-row>
        <table:table-row table:style-name="ro1">
          <table:table-cell office:value-type="float" office:value="13.446791919" calcext:value-type="float">
            <text:p>13.446791919</text:p>
          </table:table-cell>
          <table:table-cell office:value-type="float" office:value="3806.21590582106" calcext:value-type="float">
            <text:p>3806.2159058211</text:p>
          </table:table-cell>
        </table:table-row>
        <table:table-row table:style-name="ro1">
          <table:table-cell office:value-type="float" office:value="13.462477533" calcext:value-type="float">
            <text:p>13.462477533</text:p>
          </table:table-cell>
          <table:table-cell office:value-type="float" office:value="3825.16106796996" calcext:value-type="float">
            <text:p>3825.16106797</text:p>
          </table:table-cell>
        </table:table-row>
        <table:table-row table:style-name="ro1">
          <table:table-cell office:value-type="float" office:value="13.478386222" calcext:value-type="float">
            <text:p>13.478386222</text:p>
          </table:table-cell>
          <table:table-cell office:value-type="float" office:value="3771.52385089689" calcext:value-type="float">
            <text:p>3771.5238508969</text:p>
          </table:table-cell>
        </table:table-row>
        <table:table-row table:style-name="ro1">
          <table:table-cell office:value-type="float" office:value="13.494180535" calcext:value-type="float">
            <text:p>13.494180535</text:p>
          </table:table-cell>
          <table:table-cell office:value-type="float" office:value="3798.83569484772" calcext:value-type="float">
            <text:p>3798.8356948477</text:p>
          </table:table-cell>
        </table:table-row>
        <table:table-row table:style-name="ro1">
          <table:table-cell office:value-type="float" office:value="13.509945472" calcext:value-type="float">
            <text:p>13.509945472</text:p>
          </table:table-cell>
          <table:table-cell office:value-type="float" office:value="3805.91435284514" calcext:value-type="float">
            <text:p>3805.9143528452</text:p>
          </table:table-cell>
        </table:table-row>
        <table:table-row table:style-name="ro1">
          <table:table-cell office:value-type="float" office:value="13.525785202" calcext:value-type="float">
            <text:p>13.525785202</text:p>
          </table:table-cell>
          <table:table-cell office:value-type="float" office:value="3787.94335509514" calcext:value-type="float">
            <text:p>3787.9433550951</text:p>
          </table:table-cell>
        </table:table-row>
        <table:table-row table:style-name="ro1">
          <table:table-cell office:value-type="float" office:value="13.541634568" calcext:value-type="float">
            <text:p>13.541634568</text:p>
          </table:table-cell>
          <table:table-cell office:value-type="float" office:value="3785.64038460563" calcext:value-type="float">
            <text:p>3785.6403846056</text:p>
          </table:table-cell>
        </table:table-row>
        <table:table-row table:style-name="ro1">
          <table:table-cell office:value-type="float" office:value="13.557514715" calcext:value-type="float">
            <text:p>13.557514715</text:p>
          </table:table-cell>
          <table:table-cell office:value-type="float" office:value="3778.30255601521" calcext:value-type="float">
            <text:p>3778.3025560152</text:p>
          </table:table-cell>
        </table:table-row>
        <table:table-row table:style-name="ro1">
          <table:table-cell office:value-type="float" office:value="13.57342533" calcext:value-type="float">
            <text:p>13.57342533</text:p>
          </table:table-cell>
          <table:table-cell office:value-type="float" office:value="3771.06730318111" calcext:value-type="float">
            <text:p>3771.0673031811</text:p>
          </table:table-cell>
        </table:table-row>
        <table:table-row table:style-name="ro1">
          <table:table-cell office:value-type="float" office:value="13.58924855" calcext:value-type="float">
            <text:p>13.58924855</text:p>
          </table:table-cell>
          <table:table-cell office:value-type="float" office:value="3791.8957077001" calcext:value-type="float">
            <text:p>3791.8957077001</text:p>
          </table:table-cell>
        </table:table-row>
        <table:table-row table:style-name="ro1">
          <table:table-cell office:value-type="float" office:value="13.605169478" calcext:value-type="float">
            <text:p>13.605169478</text:p>
          </table:table-cell>
          <table:table-cell office:value-type="float" office:value="3768.62454248901" calcext:value-type="float">
            <text:p>3768.624542489</text:p>
          </table:table-cell>
        </table:table-row>
        <table:table-row table:style-name="ro1">
          <table:table-cell office:value-type="float" office:value="13.621069885" calcext:value-type="float">
            <text:p>13.621069885</text:p>
          </table:table-cell>
          <table:table-cell office:value-type="float" office:value="3773.48831385255" calcext:value-type="float">
            <text:p>3773.4883138526</text:p>
          </table:table-cell>
        </table:table-row>
        <table:table-row table:style-name="ro1">
          <table:table-cell office:value-type="float" office:value="13.637097793" calcext:value-type="float">
            <text:p>13.637097793</text:p>
          </table:table-cell>
          <table:table-cell office:value-type="float" office:value="3743.47045166513" calcext:value-type="float">
            <text:p>3743.4704516651</text:p>
          </table:table-cell>
        </table:table-row>
        <table:table-row table:style-name="ro1">
          <table:table-cell office:value-type="float" office:value="13.652992003" calcext:value-type="float">
            <text:p>13.652992003</text:p>
          </table:table-cell>
          <table:table-cell office:value-type="float" office:value="3774.95956074594" calcext:value-type="float">
            <text:p>3774.9595607459</text:p>
          </table:table-cell>
        </table:table-row>
        <table:table-row table:style-name="ro1">
          <table:table-cell office:value-type="float" office:value="13.668930796" calcext:value-type="float">
            <text:p>13.668930796</text:p>
          </table:table-cell>
          <table:table-cell office:value-type="float" office:value="3764.40047875642" calcext:value-type="float">
            <text:p>3764.4004787564</text:p>
          </table:table-cell>
        </table:table-row>
        <table:table-row table:style-name="ro1">
          <table:table-cell office:value-type="float" office:value="13.684862141" calcext:value-type="float">
            <text:p>13.684862141</text:p>
          </table:table-cell>
          <table:table-cell office:value-type="float" office:value="3766.16035871374" calcext:value-type="float">
            <text:p>3766.1603587137</text:p>
          </table:table-cell>
        </table:table-row>
        <table:table-row table:style-name="ro1">
          <table:table-cell office:value-type="float" office:value="13.700851559" calcext:value-type="float">
            <text:p>13.700851559</text:p>
          </table:table-cell>
          <table:table-cell office:value-type="float" office:value="3752.48179764887" calcext:value-type="float">
            <text:p>3752.4817976489</text:p>
          </table:table-cell>
        </table:table-row>
        <table:table-row table:style-name="ro1">
          <table:table-cell office:value-type="float" office:value="13.716948999" calcext:value-type="float">
            <text:p>13.716948999</text:p>
          </table:table-cell>
          <table:table-cell office:value-type="float" office:value="3727.30073850267" calcext:value-type="float">
            <text:p>3727.3007385027</text:p>
          </table:table-cell>
        </table:table-row>
        <table:table-row table:style-name="ro1">
          <table:table-cell office:value-type="float" office:value="13.732577529" calcext:value-type="float">
            <text:p>13.732577529</text:p>
          </table:table-cell>
          <table:table-cell office:value-type="float" office:value="3839.13266314856" calcext:value-type="float">
            <text:p>3839.1326631486</text:p>
          </table:table-cell>
        </table:table-row>
        <table:table-row table:style-name="ro1">
          <table:table-cell office:value-type="float" office:value="13.748403093" calcext:value-type="float">
            <text:p>13.748403093</text:p>
          </table:table-cell>
          <table:table-cell office:value-type="float" office:value="3791.33407188521" calcext:value-type="float">
            <text:p>3791.3340718852</text:p>
          </table:table-cell>
        </table:table-row>
        <table:table-row table:style-name="ro1">
          <table:table-cell office:value-type="float" office:value="13.764277927" calcext:value-type="float">
            <text:p>13.764277927</text:p>
          </table:table-cell>
          <table:table-cell office:value-type="float" office:value="3779.56708082788" calcext:value-type="float">
            <text:p>3779.5670808279</text:p>
          </table:table-cell>
        </table:table-row>
        <table:table-row table:style-name="ro1">
          <table:table-cell office:value-type="float" office:value="13.780137344" calcext:value-type="float">
            <text:p>13.780137344</text:p>
          </table:table-cell>
          <table:table-cell office:value-type="float" office:value="3783.24121246036" calcext:value-type="float">
            <text:p>3783.2412124604</text:p>
          </table:table-cell>
        </table:table-row>
        <table:table-row table:style-name="ro1">
          <table:table-cell office:value-type="float" office:value="13.796108481" calcext:value-type="float">
            <text:p>13.796108481</text:p>
          </table:table-cell>
          <table:table-cell office:value-type="float" office:value="3756.77699089359" calcext:value-type="float">
            <text:p>3756.7769908936</text:p>
          </table:table-cell>
        </table:table-row>
        <table:table-row table:style-name="ro1">
          <table:table-cell office:value-type="float" office:value="13.811914409" calcext:value-type="float">
            <text:p>13.811914409</text:p>
          </table:table-cell>
          <table:table-cell office:value-type="float" office:value="3796.044117118" calcext:value-type="float">
            <text:p>3796.044117118</text:p>
          </table:table-cell>
        </table:table-row>
        <table:table-row table:style-name="ro1">
          <table:table-cell office:value-type="float" office:value="13.827893671" calcext:value-type="float">
            <text:p>13.827893671</text:p>
          </table:table-cell>
          <table:table-cell office:value-type="float" office:value="3754.86677670134" calcext:value-type="float">
            <text:p>3754.8667767014</text:p>
          </table:table-cell>
        </table:table-row>
        <table:table-row table:style-name="ro1">
          <table:table-cell office:value-type="float" office:value="13.843898193" calcext:value-type="float">
            <text:p>13.843898193</text:p>
          </table:table-cell>
          <table:table-cell office:value-type="float" office:value="3748.94045570386" calcext:value-type="float">
            <text:p>3748.9404557039</text:p>
          </table:table-cell>
        </table:table-row>
        <table:table-row table:style-name="ro1">
          <table:table-cell office:value-type="float" office:value="13.859791622" calcext:value-type="float">
            <text:p>13.859791622</text:p>
          </table:table-cell>
          <table:table-cell office:value-type="float" office:value="3775.14506152151" calcext:value-type="float">
            <text:p>3775.1450615215</text:p>
          </table:table-cell>
        </table:table-row>
        <table:table-row table:style-name="ro1">
          <table:table-cell office:value-type="float" office:value="13.87565557" calcext:value-type="float">
            <text:p>13.87565557</text:p>
          </table:table-cell>
          <table:table-cell office:value-type="float" office:value="3782.16065761189" calcext:value-type="float">
            <text:p>3782.1606576119</text:p>
          </table:table-cell>
        </table:table-row>
        <table:table-row table:style-name="ro1">
          <table:table-cell office:value-type="float" office:value="13.891619416" calcext:value-type="float">
            <text:p>13.891619416</text:p>
          </table:table-cell>
          <table:table-cell office:value-type="float" office:value="3758.49278425805" calcext:value-type="float">
            <text:p>3758.4927842581</text:p>
          </table:table-cell>
        </table:table-row>
        <table:table-row table:style-name="ro1">
          <table:table-cell office:value-type="float" office:value="13.907556229" calcext:value-type="float">
            <text:p>13.907556229</text:p>
          </table:table-cell>
          <table:table-cell office:value-type="float" office:value="3764.86817031659" calcext:value-type="float">
            <text:p>3764.8681703166</text:p>
          </table:table-cell>
        </table:table-row>
        <table:table-row table:style-name="ro1">
          <table:table-cell office:value-type="float" office:value="13.923470335" calcext:value-type="float">
            <text:p>13.923470335</text:p>
          </table:table-cell>
          <table:table-cell office:value-type="float" office:value="3770.24006249627" calcext:value-type="float">
            <text:p>3770.2400624963</text:p>
          </table:table-cell>
        </table:table-row>
        <table:table-row table:style-name="ro1">
          <table:table-cell office:value-type="float" office:value="13.939338867" calcext:value-type="float">
            <text:p>13.939338867</text:p>
          </table:table-cell>
          <table:table-cell office:value-type="float" office:value="3781.06809123809" calcext:value-type="float">
            <text:p>3781.0680912381</text:p>
          </table:table-cell>
        </table:table-row>
        <table:table-row table:style-name="ro1">
          <table:table-cell office:value-type="float" office:value="13.955313337" calcext:value-type="float">
            <text:p>13.955313337</text:p>
          </table:table-cell>
          <table:table-cell office:value-type="float" office:value="3755.99315658053" calcext:value-type="float">
            <text:p>3755.9931565805</text:p>
          </table:table-cell>
        </table:table-row>
        <table:table-row table:style-name="ro1">
          <table:table-cell office:value-type="float" office:value="13.971204578" calcext:value-type="float">
            <text:p>13.971204578</text:p>
          </table:table-cell>
          <table:table-cell office:value-type="float" office:value="3775.6648458107" calcext:value-type="float">
            <text:p>3775.6648458107</text:p>
          </table:table-cell>
        </table:table-row>
        <table:table-row table:style-name="ro1">
          <table:table-cell office:value-type="float" office:value="13.987143006" calcext:value-type="float">
            <text:p>13.987143006</text:p>
          </table:table-cell>
          <table:table-cell office:value-type="float" office:value="3764.48668588853" calcext:value-type="float">
            <text:p>3764.4866858885</text:p>
          </table:table-cell>
        </table:table-row>
        <table:table-row table:style-name="ro1">
          <table:table-cell office:value-type="float" office:value="14.003144664" calcext:value-type="float">
            <text:p>14.003144664</text:p>
          </table:table-cell>
          <table:table-cell office:value-type="float" office:value="3749.61144651376" calcext:value-type="float">
            <text:p>3749.6114465138</text:p>
          </table:table-cell>
        </table:table-row>
        <table:table-row table:style-name="ro1">
          <table:table-cell office:value-type="float" office:value="14.019060071" calcext:value-type="float">
            <text:p>14.019060071</text:p>
          </table:table-cell>
          <table:table-cell office:value-type="float" office:value="3769.93186539359" calcext:value-type="float">
            <text:p>3769.9318653936</text:p>
          </table:table-cell>
        </table:table-row>
        <table:table-row table:style-name="ro1">
          <table:table-cell office:value-type="float" office:value="14.034950114" calcext:value-type="float">
            <text:p>14.034950114</text:p>
          </table:table-cell>
          <table:table-cell office:value-type="float" office:value="3775.94950498273" calcext:value-type="float">
            <text:p>3775.9495049827</text:p>
          </table:table-cell>
        </table:table-row>
        <table:table-row table:style-name="ro1">
          <table:table-cell office:value-type="float" office:value="14.050742188" calcext:value-type="float">
            <text:p>14.050742188</text:p>
          </table:table-cell>
          <table:table-cell office:value-type="float" office:value="3799.37429371211" calcext:value-type="float">
            <text:p>3799.3742937121</text:p>
          </table:table-cell>
        </table:table-row>
        <table:table-row table:style-name="ro1">
          <table:table-cell office:value-type="float" office:value="14.066606761" calcext:value-type="float">
            <text:p>14.066606761</text:p>
          </table:table-cell>
          <table:table-cell office:value-type="float" office:value="3782.0116557813" calcext:value-type="float">
            <text:p>3782.0116557813</text:p>
          </table:table-cell>
        </table:table-row>
        <table:table-row table:style-name="ro1">
          <table:table-cell office:value-type="float" office:value="14.082579565" calcext:value-type="float">
            <text:p>14.082579565</text:p>
          </table:table-cell>
          <table:table-cell office:value-type="float" office:value="3756.38491525961" calcext:value-type="float">
            <text:p>3756.3849152596</text:p>
          </table:table-cell>
        </table:table-row>
        <table:table-row table:style-name="ro1">
          <table:table-cell office:value-type="float" office:value="14.098306534" calcext:value-type="float">
            <text:p>14.098306534</text:p>
          </table:table-cell>
          <table:table-cell office:value-type="float" office:value="3815.10257952456" calcext:value-type="float">
            <text:p>3815.1025795246</text:p>
          </table:table-cell>
        </table:table-row>
        <table:table-row table:style-name="ro1">
          <table:table-cell office:value-type="float" office:value="14.11417517" calcext:value-type="float">
            <text:p>14.11417517</text:p>
          </table:table-cell>
          <table:table-cell office:value-type="float" office:value="3781.04331084274" calcext:value-type="float">
            <text:p>3781.0433108428</text:p>
          </table:table-cell>
        </table:table-row>
        <table:table-row table:style-name="ro1">
          <table:table-cell office:value-type="float" office:value="14.130062556" calcext:value-type="float">
            <text:p>14.130062556</text:p>
          </table:table-cell>
          <table:table-cell office:value-type="float" office:value="3776.58099324852" calcext:value-type="float">
            <text:p>3776.5809932485</text:p>
          </table:table-cell>
        </table:table-row>
        <table:table-row table:style-name="ro1">
          <table:table-cell office:value-type="float" office:value="14.145917495" calcext:value-type="float">
            <text:p>14.145917495</text:p>
          </table:table-cell>
          <table:table-cell office:value-type="float" office:value="3784.30973465103" calcext:value-type="float">
            <text:p>3784.309734651</text:p>
          </table:table-cell>
        </table:table-row>
        <table:table-row table:style-name="ro1">
          <table:table-cell office:value-type="float" office:value="14.1618691" calcext:value-type="float">
            <text:p>14.1618691</text:p>
          </table:table-cell>
          <table:table-cell office:value-type="float" office:value="3761.37698996398" calcext:value-type="float">
            <text:p>3761.376989964</text:p>
          </table:table-cell>
        </table:table-row>
        <table:table-row table:style-name="ro1">
          <table:table-cell office:value-type="float" office:value="14.177678778" calcext:value-type="float">
            <text:p>14.177678778</text:p>
          </table:table-cell>
          <table:table-cell office:value-type="float" office:value="3795.14370880922" calcext:value-type="float">
            <text:p>3795.1437088092</text:p>
          </table:table-cell>
        </table:table-row>
        <table:table-row table:style-name="ro1">
          <table:table-cell office:value-type="float" office:value="14.193544133" calcext:value-type="float">
            <text:p>14.193544133</text:p>
          </table:table-cell>
          <table:table-cell office:value-type="float" office:value="3781.82524122554" calcext:value-type="float">
            <text:p>3781.8252412256</text:p>
          </table:table-cell>
        </table:table-row>
        <table:table-row table:style-name="ro1">
          <table:table-cell office:value-type="float" office:value="14.209412353" calcext:value-type="float">
            <text:p>14.209412353</text:p>
          </table:table-cell>
          <table:table-cell office:value-type="float" office:value="3781.1424343756" calcext:value-type="float">
            <text:p>3781.1424343756</text:p>
          </table:table-cell>
        </table:table-row>
        <table:table-row table:style-name="ro1">
          <table:table-cell office:value-type="float" office:value="14.225291093" calcext:value-type="float">
            <text:p>14.225291093</text:p>
          </table:table-cell>
          <table:table-cell office:value-type="float" office:value="3778.63734779927" calcext:value-type="float">
            <text:p>3778.6373477993</text:p>
          </table:table-cell>
        </table:table-row>
        <table:table-row table:style-name="ro1">
          <table:table-cell office:value-type="float" office:value="14.241151552" calcext:value-type="float">
            <text:p>14.241151552</text:p>
          </table:table-cell>
          <table:table-cell office:value-type="float" office:value="3782.99266118365" calcext:value-type="float">
            <text:p>3782.9926611837</text:p>
          </table:table-cell>
        </table:table-row>
        <table:table-row table:style-name="ro1">
          <table:table-cell office:value-type="float" office:value="14.257038105" calcext:value-type="float">
            <text:p>14.257038105</text:p>
          </table:table-cell>
          <table:table-cell office:value-type="float" office:value="3776.77901556081" calcext:value-type="float">
            <text:p>3776.7790155608</text:p>
          </table:table-cell>
        </table:table-row>
        <table:table-row table:style-name="ro1">
          <table:table-cell office:value-type="float" office:value="14.272920283" calcext:value-type="float">
            <text:p>14.272920283</text:p>
          </table:table-cell>
          <table:table-cell office:value-type="float" office:value="3777.81938975918" calcext:value-type="float">
            <text:p>3777.8193897592</text:p>
          </table:table-cell>
        </table:table-row>
        <table:table-row table:style-name="ro1">
          <table:table-cell office:value-type="float" office:value="14.288711836" calcext:value-type="float">
            <text:p>14.288711836</text:p>
          </table:table-cell>
          <table:table-cell office:value-type="float" office:value="3799.49964389197" calcext:value-type="float">
            <text:p>3799.499643892</text:p>
          </table:table-cell>
        </table:table-row>
        <table:table-row table:style-name="ro1">
          <table:table-cell office:value-type="float" office:value="14.304525524" calcext:value-type="float">
            <text:p>14.304525524</text:p>
          </table:table-cell>
          <table:table-cell office:value-type="float" office:value="3794.18134466763" calcext:value-type="float">
            <text:p>3794.1813446676</text:p>
          </table:table-cell>
        </table:table-row>
        <table:table-row table:style-name="ro1">
          <table:table-cell office:value-type="float" office:value="14.320499265" calcext:value-type="float">
            <text:p>14.320499265</text:p>
          </table:table-cell>
          <table:table-cell office:value-type="float" office:value="3756.16457034083" calcext:value-type="float">
            <text:p>3756.1645703408</text:p>
          </table:table-cell>
        </table:table-row>
        <table:table-row table:style-name="ro1">
          <table:table-cell office:value-type="float" office:value="14.3364241" calcext:value-type="float">
            <text:p>14.3364241</text:p>
          </table:table-cell>
          <table:table-cell office:value-type="float" office:value="3767.69994791158" calcext:value-type="float">
            <text:p>3767.6999479116</text:p>
          </table:table-cell>
        </table:table-row>
        <table:table-row table:style-name="ro1">
          <table:table-cell office:value-type="float" office:value="14.352480706" calcext:value-type="float">
            <text:p>14.352480706</text:p>
          </table:table-cell>
          <table:table-cell office:value-type="float" office:value="3736.77974037617" calcext:value-type="float">
            <text:p>3736.7797403762</text:p>
          </table:table-cell>
        </table:table-row>
        <table:table-row table:style-name="ro1">
          <table:table-cell office:value-type="float" office:value="14.368200279" calcext:value-type="float">
            <text:p>14.368200279</text:p>
          </table:table-cell>
          <table:table-cell office:value-type="float" office:value="3816.897570945" calcext:value-type="float">
            <text:p>3816.897570945</text:p>
          </table:table-cell>
        </table:table-row>
        <table:table-row table:style-name="ro1">
          <table:table-cell office:value-type="float" office:value="14.384207614" calcext:value-type="float">
            <text:p>14.384207614</text:p>
          </table:table-cell>
          <table:table-cell office:value-type="float" office:value="3748.28164713295" calcext:value-type="float">
            <text:p>3748.281647133</text:p>
          </table:table-cell>
        </table:table-row>
        <table:table-row table:style-name="ro1">
          <table:table-cell office:value-type="float" office:value="14.400276928" calcext:value-type="float">
            <text:p>14.400276928</text:p>
          </table:table-cell>
          <table:table-cell office:value-type="float" office:value="3733.82460508206" calcext:value-type="float">
            <text:p>3733.8246050821</text:p>
          </table:table-cell>
        </table:table-row>
        <table:table-row table:style-name="ro1">
          <table:table-cell office:value-type="float" office:value="14.416077387" calcext:value-type="float">
            <text:p>14.416077387</text:p>
          </table:table-cell>
          <table:table-cell office:value-type="float" office:value="3797.35803877654" calcext:value-type="float">
            <text:p>3797.3580387765</text:p>
          </table:table-cell>
        </table:table-row>
        <table:table-row table:style-name="ro1">
          <table:table-cell office:value-type="float" office:value="14.432023159" calcext:value-type="float">
            <text:p>14.432023159</text:p>
          </table:table-cell>
          <table:table-cell office:value-type="float" office:value="3762.75291030076" calcext:value-type="float">
            <text:p>3762.7529103008</text:p>
          </table:table-cell>
        </table:table-row>
        <table:table-row table:style-name="ro1">
          <table:table-cell office:value-type="float" office:value="14.447975963" calcext:value-type="float">
            <text:p>14.447975963</text:p>
          </table:table-cell>
          <table:table-cell office:value-type="float" office:value="3761.09428787621" calcext:value-type="float">
            <text:p>3761.0942878762</text:p>
          </table:table-cell>
        </table:table-row>
        <table:table-row table:style-name="ro1">
          <table:table-cell office:value-type="float" office:value="14.463829183" calcext:value-type="float">
            <text:p>14.463829183</text:p>
          </table:table-cell>
          <table:table-cell office:value-type="float" office:value="3784.72007579525" calcext:value-type="float">
            <text:p>3784.7200757953</text:p>
          </table:table-cell>
        </table:table-row>
        <table:table-row table:style-name="ro1">
          <table:table-cell office:value-type="float" office:value="14.47966985" calcext:value-type="float">
            <text:p>14.47966985</text:p>
          </table:table-cell>
          <table:table-cell office:value-type="float" office:value="3787.71929237513" calcext:value-type="float">
            <text:p>3787.7192923751</text:p>
          </table:table-cell>
        </table:table-row>
        <table:table-row table:style-name="ro1">
          <table:table-cell office:value-type="float" office:value="14.495655362" calcext:value-type="float">
            <text:p>14.495655362</text:p>
          </table:table-cell>
          <table:table-cell office:value-type="float" office:value="3753.39870252506" calcext:value-type="float">
            <text:p>3753.3987025251</text:p>
          </table:table-cell>
        </table:table-row>
        <table:table-row table:style-name="ro1">
          <table:table-cell office:value-type="float" office:value="14.511494363" calcext:value-type="float">
            <text:p>14.511494363</text:p>
          </table:table-cell>
          <table:table-cell office:value-type="float" office:value="3788.11769757454" calcext:value-type="float">
            <text:p>3788.1176975745</text:p>
          </table:table-cell>
        </table:table-row>
        <table:table-row table:style-name="ro1">
          <table:table-cell office:value-type="float" office:value="14.527419353" calcext:value-type="float">
            <text:p>14.527419353</text:p>
          </table:table-cell>
          <table:table-cell office:value-type="float" office:value="3767.66327639802" calcext:value-type="float">
            <text:p>3767.663276398</text:p>
          </table:table-cell>
        </table:table-row>
        <table:table-row table:style-name="ro1">
          <table:table-cell office:value-type="float" office:value="14.543334553" calcext:value-type="float">
            <text:p>14.543334553</text:p>
          </table:table-cell>
          <table:table-cell office:value-type="float" office:value="3769.98089876381" calcext:value-type="float">
            <text:p>3769.9808987638</text:p>
          </table:table-cell>
        </table:table-row>
        <table:table-row table:style-name="ro1">
          <table:table-cell office:value-type="float" office:value="14.559360481" calcext:value-type="float">
            <text:p>14.559360481</text:p>
          </table:table-cell>
          <table:table-cell office:value-type="float" office:value="3743.93295664347" calcext:value-type="float">
            <text:p>3743.9329566435</text:p>
          </table:table-cell>
        </table:table-row>
        <table:table-row table:style-name="ro1">
          <table:table-cell office:value-type="float" office:value="14.575140784" calcext:value-type="float">
            <text:p>14.575140784</text:p>
          </table:table-cell>
          <table:table-cell office:value-type="float" office:value="3802.20836063802" calcext:value-type="float">
            <text:p>3802.208360638</text:p>
          </table:table-cell>
        </table:table-row>
        <table:table-row table:style-name="ro1">
          <table:table-cell office:value-type="float" office:value="14.590968795" calcext:value-type="float">
            <text:p>14.590968795</text:p>
          </table:table-cell>
          <table:table-cell office:value-type="float" office:value="3790.74793415295" calcext:value-type="float">
            <text:p>3790.747934153</text:p>
          </table:table-cell>
        </table:table-row>
        <table:table-row table:style-name="ro1">
          <table:table-cell office:value-type="float" office:value="14.606988526" calcext:value-type="float">
            <text:p>14.606988526</text:p>
          </table:table-cell>
          <table:table-cell office:value-type="float" office:value="3745.38124266878" calcext:value-type="float">
            <text:p>3745.3812426688</text:p>
          </table:table-cell>
        </table:table-row>
        <table:table-row table:style-name="ro1">
          <table:table-cell office:value-type="float" office:value="14.622806485" calcext:value-type="float">
            <text:p>14.622806485</text:p>
          </table:table-cell>
          <table:table-cell office:value-type="float" office:value="3793.15687946855" calcext:value-type="float">
            <text:p>3793.1568794686</text:p>
          </table:table-cell>
        </table:table-row>
        <table:table-row table:style-name="ro1">
          <table:table-cell office:value-type="float" office:value="14.638723455" calcext:value-type="float">
            <text:p>14.638723455</text:p>
          </table:table-cell>
          <table:table-cell office:value-type="float" office:value="3769.56166908669" calcext:value-type="float">
            <text:p>3769.5616690867</text:p>
          </table:table-cell>
        </table:table-row>
        <table:table-row table:style-name="ro1">
          <table:table-cell office:value-type="float" office:value="14.654533445" calcext:value-type="float">
            <text:p>14.654533445</text:p>
          </table:table-cell>
          <table:table-cell office:value-type="float" office:value="3795.06881408502" calcext:value-type="float">
            <text:p>3795.068814085</text:p>
          </table:table-cell>
        </table:table-row>
        <table:table-row table:style-name="ro1">
          <table:table-cell office:value-type="float" office:value="14.670504478" calcext:value-type="float">
            <text:p>14.670504478</text:p>
          </table:table-cell>
          <table:table-cell office:value-type="float" office:value="3756.8014542329" calcext:value-type="float">
            <text:p>3756.8014542329</text:p>
          </table:table-cell>
        </table:table-row>
        <table:table-row table:style-name="ro1">
          <table:table-cell office:value-type="float" office:value="14.686480042" calcext:value-type="float">
            <text:p>14.686480042</text:p>
          </table:table-cell>
          <table:table-cell office:value-type="float" office:value="3755.73594772583" calcext:value-type="float">
            <text:p>3755.7359477258</text:p>
          </table:table-cell>
        </table:table-row>
        <table:table-row table:style-name="ro1">
          <table:table-cell office:value-type="float" office:value="14.702381647" calcext:value-type="float">
            <text:p>14.702381647</text:p>
          </table:table-cell>
          <table:table-cell office:value-type="float" office:value="3773.20402563142" calcext:value-type="float">
            <text:p>3773.2040256314</text:p>
          </table:table-cell>
        </table:table-row>
        <table:table-row table:style-name="ro1">
          <table:table-cell office:value-type="float" office:value="14.718250596" calcext:value-type="float">
            <text:p>14.718250596</text:p>
          </table:table-cell>
          <table:table-cell office:value-type="float" office:value="3780.96873334173" calcext:value-type="float">
            <text:p>3780.9687333417</text:p>
          </table:table-cell>
        </table:table-row>
        <table:table-row table:style-name="ro1">
          <table:table-cell office:value-type="float" office:value="14.734082513" calcext:value-type="float">
            <text:p>14.734082513</text:p>
          </table:table-cell>
          <table:table-cell office:value-type="float" office:value="3789.81269292913" calcext:value-type="float">
            <text:p>3789.8126929291</text:p>
          </table:table-cell>
        </table:table-row>
        <table:table-row table:style-name="ro1">
          <table:table-cell office:value-type="float" office:value="14.749889639" calcext:value-type="float">
            <text:p>14.749889639</text:p>
          </table:table-cell>
          <table:table-cell office:value-type="float" office:value="3795.75642023765" calcext:value-type="float">
            <text:p>3795.7564202377</text:p>
          </table:table-cell>
        </table:table-row>
        <table:table-row table:style-name="ro1">
          <table:table-cell office:value-type="float" office:value="14.765820098" calcext:value-type="float">
            <text:p>14.765820098</text:p>
          </table:table-cell>
          <table:table-cell office:value-type="float" office:value="3766.36982022934" calcext:value-type="float">
            <text:p>3766.3698202293</text:p>
          </table:table-cell>
        </table:table-row>
        <table:table-row table:style-name="ro1">
          <table:table-cell office:value-type="float" office:value="14.781738162" calcext:value-type="float">
            <text:p>14.781738162</text:p>
          </table:table-cell>
          <table:table-cell office:value-type="float" office:value="3769.30259860724" calcext:value-type="float">
            <text:p>3769.3025986073</text:p>
          </table:table-cell>
        </table:table-row>
        <table:table-row table:style-name="ro1">
          <table:table-cell office:value-type="float" office:value="14.797430026" calcext:value-type="float">
            <text:p>14.797430026</text:p>
          </table:table-cell>
          <table:table-cell office:value-type="float" office:value="3823.63752324115" calcext:value-type="float">
            <text:p>3823.6375232412</text:p>
          </table:table-cell>
        </table:table-row>
        <table:table-row table:style-name="ro1">
          <table:table-cell office:value-type="float" office:value="14.813335642" calcext:value-type="float">
            <text:p>14.813335642</text:p>
          </table:table-cell>
          <table:table-cell office:value-type="float" office:value="3772.25251760187" calcext:value-type="float">
            <text:p>3772.2525176019</text:p>
          </table:table-cell>
        </table:table-row>
        <table:table-row table:style-name="ro1">
          <table:table-cell office:value-type="float" office:value="14.829165476" calcext:value-type="float">
            <text:p>14.829165476</text:p>
          </table:table-cell>
          <table:table-cell office:value-type="float" office:value="3790.31138292378" calcext:value-type="float">
            <text:p>3790.3113829238</text:p>
          </table:table-cell>
        </table:table-row>
        <table:table-row table:style-name="ro1">
          <table:table-cell office:value-type="float" office:value="14.844893591" calcext:value-type="float">
            <text:p>14.844893591</text:p>
          </table:table-cell>
          <table:table-cell office:value-type="float" office:value="3814.82459913391" calcext:value-type="float">
            <text:p>3814.8245991339</text:p>
          </table:table-cell>
        </table:table-row>
        <table:table-row table:style-name="ro1">
          <table:table-cell office:value-type="float" office:value="14.860755144" calcext:value-type="float">
            <text:p>14.860755144</text:p>
          </table:table-cell>
          <table:table-cell office:value-type="float" office:value="3782.73174133692" calcext:value-type="float">
            <text:p>3782.7317413369</text:p>
          </table:table-cell>
        </table:table-row>
        <table:table-row table:style-name="ro1">
          <table:table-cell office:value-type="float" office:value="14.876457008" calcext:value-type="float">
            <text:p>14.876457008</text:p>
          </table:table-cell>
          <table:table-cell office:value-type="float" office:value="3821.20237444411" calcext:value-type="float">
            <text:p>3821.2023744441</text:p>
          </table:table-cell>
        </table:table-row>
        <table:table-row table:style-name="ro1">
          <table:table-cell office:value-type="float" office:value="14.892354551" calcext:value-type="float">
            <text:p>14.892354551</text:p>
          </table:table-cell>
          <table:table-cell office:value-type="float" office:value="3774.16812145093" calcext:value-type="float">
            <text:p>3774.1681214509</text:p>
          </table:table-cell>
        </table:table-row>
        <table:table-row table:style-name="ro1">
          <table:table-cell office:value-type="float" office:value="14.90813027" calcext:value-type="float">
            <text:p>14.90813027</text:p>
          </table:table-cell>
          <table:table-cell office:value-type="float" office:value="3803.31318021141" calcext:value-type="float">
            <text:p>3803.3131802114</text:p>
          </table:table-cell>
        </table:table-row>
        <table:table-row table:style-name="ro1">
          <table:table-cell office:value-type="float" office:value="14.92394026" calcext:value-type="float">
            <text:p>14.92394026</text:p>
          </table:table-cell>
          <table:table-cell office:value-type="float" office:value="3795.06881408502" calcext:value-type="float">
            <text:p>3795.068814085</text:p>
          </table:table-cell>
        </table:table-row>
        <table:table-row table:style-name="ro1">
          <table:table-cell office:value-type="float" office:value="14.939707646" calcext:value-type="float">
            <text:p>14.939707646</text:p>
          </table:table-cell>
          <table:table-cell office:value-type="float" office:value="3805.32321590903" calcext:value-type="float">
            <text:p>3805.323215909</text:p>
          </table:table-cell>
        </table:table-row>
        <table:table-row table:style-name="ro1">
          <table:table-cell office:value-type="float" office:value="14.955410135" calcext:value-type="float">
            <text:p>14.955410135</text:p>
          </table:table-cell>
          <table:table-cell office:value-type="float" office:value="3821.05028062777" calcext:value-type="float">
            <text:p>3821.0502806278</text:p>
          </table:table-cell>
        </table:table-row>
        <table:table-row table:style-name="ro1">
          <table:table-cell office:value-type="float" office:value="14.971255178" calcext:value-type="float">
            <text:p>14.971255178</text:p>
          </table:table-cell>
          <table:table-cell office:value-type="float" office:value="3786.67322013523" calcext:value-type="float">
            <text:p>3786.6732201352</text:p>
          </table:table-cell>
        </table:table-row>
        <table:table-row table:style-name="ro1">
          <table:table-cell office:value-type="float" office:value="14.987052095" calcext:value-type="float">
            <text:p>14.987052095</text:p>
          </table:table-cell>
          <table:table-cell office:value-type="float" office:value="3798.20948606632" calcext:value-type="float">
            <text:p>3798.2094860663</text:p>
          </table:table-cell>
        </table:table-row>
        <table:table-row table:style-name="ro1">
          <table:table-cell office:value-type="float" office:value="15.002792866" calcext:value-type="float">
            <text:p>15.002792866</text:p>
          </table:table-cell>
          <table:table-cell office:value-type="float" office:value="3811.75737833915" calcext:value-type="float">
            <text:p>3811.7573783392</text:p>
          </table:table-cell>
        </table:table-row>
        <table:table-row table:style-name="ro1">
          <table:table-cell office:value-type="float" office:value="15.018664106" calcext:value-type="float">
            <text:p>15.018664106</text:p>
          </table:table-cell>
          <table:table-cell office:value-type="float" office:value="3780.42295372026" calcext:value-type="float">
            <text:p>3780.4229537203</text:p>
          </table:table-cell>
        </table:table-row>
        <table:table-row table:style-name="ro1">
          <table:table-cell office:value-type="float" office:value="15.034551597" calcext:value-type="float">
            <text:p>15.034551597</text:p>
          </table:table-cell>
          <table:table-cell office:value-type="float" office:value="3776.55603392611" calcext:value-type="float">
            <text:p>3776.5560339261</text:p>
          </table:table-cell>
        </table:table-row>
        <table:table-row table:style-name="ro1">
          <table:table-cell office:value-type="float" office:value="15.050308826" calcext:value-type="float">
            <text:p>15.050308826</text:p>
          </table:table-cell>
          <table:table-cell office:value-type="float" office:value="3807.77610073487" calcext:value-type="float">
            <text:p>3807.7761007349</text:p>
          </table:table-cell>
        </table:table-row>
        <table:table-row table:style-name="ro1">
          <table:table-cell office:value-type="float" office:value="15.06616116" calcext:value-type="float">
            <text:p>15.06616116</text:p>
          </table:table-cell>
          <table:table-cell office:value-type="float" office:value="3784.9316069163" calcext:value-type="float">
            <text:p>3784.9316069163</text:p>
          </table:table-cell>
        </table:table-row>
        <table:table-row table:style-name="ro1">
          <table:table-cell office:value-type="float" office:value="15.081957609" calcext:value-type="float">
            <text:p>15.081957609</text:p>
          </table:table-cell>
          <table:table-cell office:value-type="float" office:value="3798.32201528336" calcext:value-type="float">
            <text:p>3798.3220152834</text:p>
          </table:table-cell>
        </table:table-row>
        <table:table-row table:style-name="ro1">
          <table:table-cell office:value-type="float" office:value="15.097747807" calcext:value-type="float">
            <text:p>15.097747807</text:p>
          </table:table-cell>
          <table:table-cell office:value-type="float" office:value="3799.8256893301" calcext:value-type="float">
            <text:p>3799.8256893301</text:p>
          </table:table-cell>
        </table:table-row>
        <table:table-row table:style-name="ro1">
          <table:table-cell office:value-type="float" office:value="15.113486443" calcext:value-type="float">
            <text:p>15.113486443</text:p>
          </table:table-cell>
          <table:table-cell office:value-type="float" office:value="3812.27445631204" calcext:value-type="float">
            <text:p>3812.2744563121</text:p>
          </table:table-cell>
        </table:table-row>
        <table:table-row table:style-name="ro1">
          <table:table-cell office:value-type="float" office:value="15.129310443" calcext:value-type="float">
            <text:p>15.129310443</text:p>
          </table:table-cell>
          <table:table-cell office:value-type="float" office:value="3791.70879676477" calcext:value-type="float">
            <text:p>3791.7087967648</text:p>
          </table:table-cell>
        </table:table-row>
        <table:table-row table:style-name="ro1">
          <table:table-cell office:value-type="float" office:value="15.145221371" calcext:value-type="float">
            <text:p>15.145221371</text:p>
          </table:table-cell>
          <table:table-cell office:value-type="float" office:value="3770.99311869169" calcext:value-type="float">
            <text:p>3770.9931186917</text:p>
          </table:table-cell>
        </table:table-row>
        <table:table-row table:style-name="ro1">
          <table:table-cell office:value-type="float" office:value="15.160906153" calcext:value-type="float">
            <text:p>15.160906153</text:p>
          </table:table-cell>
          <table:table-cell office:value-type="float" office:value="3825.36397381845" calcext:value-type="float">
            <text:p>3825.3639738185</text:p>
          </table:table-cell>
        </table:table-row>
        <table:table-row table:style-name="ro1">
          <table:table-cell office:value-type="float" office:value="15.176741559" calcext:value-type="float">
            <text:p>15.176741559</text:p>
          </table:table-cell>
          <table:table-cell office:value-type="float" office:value="3788.97768708911" calcext:value-type="float">
            <text:p>3788.9776870891</text:p>
          </table:table-cell>
        </table:table-row>
        <table:table-row table:style-name="ro1">
          <table:table-cell office:value-type="float" office:value="15.192718061" calcext:value-type="float">
            <text:p>15.192718061</text:p>
          </table:table-cell>
          <table:table-cell office:value-type="float" office:value="3755.51544386854" calcext:value-type="float">
            <text:p>3755.5154438686</text:p>
          </table:table-cell>
        </table:table-row>
        <table:table-row table:style-name="ro1">
          <table:table-cell office:value-type="float" office:value="15.208463051" calcext:value-type="float">
            <text:p>15.208463051</text:p>
          </table:table-cell>
          <table:table-cell office:value-type="float" office:value="3810.73598649519" calcext:value-type="float">
            <text:p>3810.7359864952</text:p>
          </table:table-cell>
        </table:table-row>
        <table:table-row table:style-name="ro1">
          <table:table-cell office:value-type="float" office:value="15.224423146" calcext:value-type="float">
            <text:p>15.224423146</text:p>
          </table:table-cell>
          <table:table-cell office:value-type="float" office:value="3759.37611900168" calcext:value-type="float">
            <text:p>3759.3761190017</text:p>
          </table:table-cell>
        </table:table-row>
        <table:table-row table:style-name="ro1">
          <table:table-cell office:value-type="float" office:value="15.240345376" calcext:value-type="float">
            <text:p>15.240345376</text:p>
          </table:table-cell>
          <table:table-cell office:value-type="float" office:value="3768.31637276915" calcext:value-type="float">
            <text:p>3768.3163727692</text:p>
          </table:table-cell>
        </table:table-row>
        <table:table-row table:style-name="ro1">
          <table:table-cell office:value-type="float" office:value="15.256272398" calcext:value-type="float">
            <text:p>15.256272398</text:p>
          </table:table-cell>
          <table:table-cell office:value-type="float" office:value="3767.18259069407" calcext:value-type="float">
            <text:p>3767.1825906941</text:p>
          </table:table-cell>
        </table:table-row>
        <table:table-row table:style-name="ro1">
          <table:table-cell office:value-type="float" office:value="15.272190358" calcext:value-type="float">
            <text:p>15.272190358</text:p>
          </table:table-cell>
          <table:table-cell office:value-type="float" office:value="3769.3272253481" calcext:value-type="float">
            <text:p>3769.3272253481</text:p>
          </table:table-cell>
        </table:table-row>
        <table:table-row table:style-name="ro1">
          <table:table-cell office:value-type="float" office:value="15.288098109" calcext:value-type="float">
            <text:p>15.288098109</text:p>
          </table:table-cell>
          <table:table-cell office:value-type="float" office:value="3771.74623867314" calcext:value-type="float">
            <text:p>3771.7462386731</text:p>
          </table:table-cell>
        </table:table-row>
        <table:table-row table:style-name="ro1">
          <table:table-cell office:value-type="float" office:value="15.30412784" calcext:value-type="float">
            <text:p>15.30412784</text:p>
          </table:table-cell>
          <table:table-cell office:value-type="float" office:value="3743.0447210874" calcext:value-type="float">
            <text:p>3743.0447210874</text:p>
          </table:table-cell>
        </table:table-row>
        <table:table-row table:style-name="ro1">
          <table:table-cell office:value-type="float" office:value="15.319976008" calcext:value-type="float">
            <text:p>15.319976008</text:p>
          </table:table-cell>
          <table:table-cell office:value-type="float" office:value="3785.92654999667" calcext:value-type="float">
            <text:p>3785.9265499967</text:p>
          </table:table-cell>
        </table:table-row>
        <table:table-row table:style-name="ro1">
          <table:table-cell office:value-type="float" office:value="15.336007457" calcext:value-type="float">
            <text:p>15.336007457</text:p>
          </table:table-cell>
          <table:table-cell office:value-type="float" office:value="3742.64360008803" calcext:value-type="float">
            <text:p>3742.643600088</text:p>
          </table:table-cell>
        </table:table-row>
        <table:table-row table:style-name="ro1">
          <table:table-cell office:value-type="float" office:value="15.352007761" calcext:value-type="float">
            <text:p>15.352007761</text:p>
          </table:table-cell>
          <table:table-cell office:value-type="float" office:value="3749.92875135407" calcext:value-type="float">
            <text:p>3749.9287513541</text:p>
          </table:table-cell>
        </table:table-row>
        <table:table-row table:style-name="ro1">
          <table:table-cell office:value-type="float" office:value="15.367952544" calcext:value-type="float">
            <text:p>15.367952544</text:p>
          </table:table-cell>
          <table:table-cell office:value-type="float" office:value="3762.98630091148" calcext:value-type="float">
            <text:p>3762.9863009115</text:p>
          </table:table-cell>
        </table:table-row>
        <table:table-row table:style-name="ro1">
          <table:table-cell office:value-type="float" office:value="15.383894045" calcext:value-type="float">
            <text:p>15.383894045</text:p>
          </table:table-cell>
          <table:table-cell office:value-type="float" office:value="3763.76101597953" calcext:value-type="float">
            <text:p>3763.7610159795</text:p>
          </table:table-cell>
        </table:table-row>
        <table:table-row table:style-name="ro1">
          <table:table-cell office:value-type="float" office:value="15.399742994" calcext:value-type="float">
            <text:p>15.399742994</text:p>
          </table:table-cell>
          <table:table-cell office:value-type="float" office:value="3785.73998818417" calcext:value-type="float">
            <text:p>3785.7399881842</text:p>
          </table:table-cell>
        </table:table-row>
        <table:table-row table:style-name="ro1">
          <table:table-cell office:value-type="float" office:value="15.415712151" calcext:value-type="float">
            <text:p>15.415712151</text:p>
          </table:table-cell>
          <table:table-cell office:value-type="float" office:value="3757.24278996135" calcext:value-type="float">
            <text:p>3757.2427899614</text:p>
          </table:table-cell>
        </table:table-row>
        <table:table-row table:style-name="ro1">
          <table:table-cell office:value-type="float" office:value="15.43171933" calcext:value-type="float">
            <text:p>15.43171933</text:p>
          </table:table-cell>
          <table:table-cell office:value-type="float" office:value="3748.31817648761" calcext:value-type="float">
            <text:p>3748.3181764876</text:p>
          </table:table-cell>
        </table:table-row>
        <table:table-row table:style-name="ro1">
          <table:table-cell office:value-type="float" office:value="15.447440518" calcext:value-type="float">
            <text:p>15.447440518</text:p>
          </table:table-cell>
          <table:table-cell office:value-type="float" office:value="3816.50547019716" calcext:value-type="float">
            <text:p>3816.5054701972</text:p>
          </table:table-cell>
        </table:table-row>
        <table:table-row table:style-name="ro1">
          <table:table-cell office:value-type="float" office:value="15.463449467" calcext:value-type="float">
            <text:p>15.463449467</text:p>
          </table:table-cell>
          <table:table-cell office:value-type="float" office:value="3747.90375058357" calcext:value-type="float">
            <text:p>3747.9037505836</text:p>
          </table:table-cell>
        </table:table-row>
        <table:table-row table:style-name="ro1">
          <table:table-cell office:value-type="float" office:value="15.479360083" calcext:value-type="float">
            <text:p>15.479360083</text:p>
          </table:table-cell>
          <table:table-cell office:value-type="float" office:value="3771.06706616529" calcext:value-type="float">
            <text:p>3771.0670661653</text:p>
          </table:table-cell>
        </table:table-row>
        <table:table-row table:style-name="ro1">
          <table:table-cell office:value-type="float" office:value="15.495199448" calcext:value-type="float">
            <text:p>15.495199448</text:p>
          </table:table-cell>
          <table:table-cell office:value-type="float" office:value="3788.03064390572" calcext:value-type="float">
            <text:p>3788.0306439057</text:p>
          </table:table-cell>
        </table:table-row>
        <table:table-row table:style-name="ro1">
          <table:table-cell office:value-type="float" office:value="15.511145846" calcext:value-type="float">
            <text:p>15.511145846</text:p>
          </table:table-cell>
          <table:table-cell office:value-type="float" office:value="3762.60519773795" calcext:value-type="float">
            <text:p>3762.605197738</text:p>
          </table:table-cell>
        </table:table-row>
        <table:table-row table:style-name="ro1">
          <table:table-cell office:value-type="float" office:value="15.526940575" calcext:value-type="float">
            <text:p>15.526940575</text:p>
          </table:table-cell>
          <table:table-cell office:value-type="float" office:value="3798.73564149164" calcext:value-type="float">
            <text:p>3798.7356414917</text:p>
          </table:table-cell>
        </table:table-row>
        <table:table-row table:style-name="ro1">
          <table:table-cell office:value-type="float" office:value="15.543035932" calcext:value-type="float">
            <text:p>15.543035932</text:p>
          </table:table-cell>
          <table:table-cell office:value-type="float" office:value="3727.78311161386" calcext:value-type="float">
            <text:p>3727.7831116139</text:p>
          </table:table-cell>
        </table:table-row>
        <table:table-row table:style-name="ro1">
          <table:table-cell office:value-type="float" office:value="15.558795765" calcext:value-type="float">
            <text:p>15.558795765</text:p>
          </table:table-cell>
          <table:table-cell office:value-type="float" office:value="3807.14694121427" calcext:value-type="float">
            <text:p>3807.1469412143</text:p>
          </table:table-cell>
        </table:table-row>
        <table:table-row table:style-name="ro1">
          <table:table-cell office:value-type="float" office:value="15.574638203" calcext:value-type="float">
            <text:p>15.574638203</text:p>
          </table:table-cell>
          <table:table-cell office:value-type="float" office:value="3787.29586948676" calcext:value-type="float">
            <text:p>3787.2958694868</text:p>
          </table:table-cell>
        </table:table-row>
        <table:table-row table:style-name="ro1">
          <table:table-cell office:value-type="float" office:value="15.606496623" calcext:value-type="float">
            <text:p>15.606496623</text:p>
          </table:table-cell>
          <table:table-cell office:value-type="float" office:value="1883.33256953741" calcext:value-type="float">
            <text:p>1883.3325695374</text:p>
          </table:table-cell>
        </table:table-row>
        <table:table-row table:style-name="ro1">
          <table:table-cell office:value-type="float" office:value="15.622344426" calcext:value-type="float">
            <text:p>15.622344426</text:p>
          </table:table-cell>
          <table:table-cell office:value-type="float" office:value="3786.01374588016" calcext:value-type="float">
            <text:p>3786.0137458802</text:p>
          </table:table-cell>
        </table:table-row>
        <table:table-row table:style-name="ro1">
          <table:table-cell office:value-type="float" office:value="15.638272333" calcext:value-type="float">
            <text:p>15.638272333</text:p>
          </table:table-cell>
          <table:table-cell office:value-type="float" office:value="3766.97327527046" calcext:value-type="float">
            <text:p>3766.9732752705</text:p>
          </table:table-cell>
        </table:table-row>
        <table:table-row table:style-name="ro1">
          <table:table-cell office:value-type="float" office:value="15.654134563" calcext:value-type="float">
            <text:p>15.654134563</text:p>
          </table:table-cell>
          <table:table-cell office:value-type="float" office:value="3782.57029434077" calcext:value-type="float">
            <text:p>3782.5702943408</text:p>
          </table:table-cell>
        </table:table-row>
        <table:table-row table:style-name="ro1">
          <table:table-cell office:value-type="float" office:value="15.67001747" calcext:value-type="float">
            <text:p>15.67001747</text:p>
          </table:table-cell>
          <table:table-cell office:value-type="float" office:value="3777.64599389815" calcext:value-type="float">
            <text:p>3777.6459938982</text:p>
          </table:table-cell>
        </table:table-row>
        <table:table-row table:style-name="ro1">
          <table:table-cell office:value-type="float" office:value="15.685817356" calcext:value-type="float">
            <text:p>15.685817356</text:p>
          </table:table-cell>
          <table:table-cell office:value-type="float" office:value="3797.49575408331" calcext:value-type="float">
            <text:p>3797.4957540833</text:p>
          </table:table-cell>
        </table:table-row>
        <table:table-row table:style-name="ro1">
          <table:table-cell office:value-type="float" office:value="15.701727295" calcext:value-type="float">
            <text:p>15.701727295</text:p>
          </table:table-cell>
          <table:table-cell office:value-type="float" office:value="3771.22753267624" calcext:value-type="float">
            <text:p>3771.2275326762</text:p>
          </table:table-cell>
        </table:table-row>
        <table:table-row table:style-name="ro1">
          <table:table-cell office:value-type="float" office:value="15.717413638" calcext:value-type="float">
            <text:p>15.717413638</text:p>
          </table:table-cell>
          <table:table-cell office:value-type="float" office:value="3824.98329916612" calcext:value-type="float">
            <text:p>3824.9832991661</text:p>
          </table:table-cell>
        </table:table-row>
        <table:table-row table:style-name="ro1">
          <table:table-cell office:value-type="float" office:value="15.733250608" calcext:value-type="float">
            <text:p>15.733250608</text:p>
          </table:table-cell>
          <table:table-cell office:value-type="float" office:value="3788.60350180652" calcext:value-type="float">
            <text:p>3788.6035018065</text:p>
          </table:table-cell>
        </table:table-row>
        <table:table-row table:style-name="ro1">
          <table:table-cell office:value-type="float" office:value="15.749114088" calcext:value-type="float">
            <text:p>15.749114088</text:p>
          </table:table-cell>
          <table:table-cell office:value-type="float" office:value="3782.27223786959" calcext:value-type="float">
            <text:p>3782.2722378696</text:p>
          </table:table-cell>
        </table:table-row>
        <table:table-row table:style-name="ro1">
          <table:table-cell office:value-type="float" office:value="15.764960745" calcext:value-type="float">
            <text:p>15.764960745</text:p>
          </table:table-cell>
          <table:table-cell office:value-type="float" office:value="3786.28754317057" calcext:value-type="float">
            <text:p>3786.2875431706</text:p>
          </table:table-cell>
        </table:table-row>
        <table:table-row table:style-name="ro1">
          <table:table-cell office:value-type="float" office:value="15.78078985" calcext:value-type="float">
            <text:p>15.78078985</text:p>
          </table:table-cell>
          <table:table-cell office:value-type="float" office:value="3790.48594345714" calcext:value-type="float">
            <text:p>3790.4859434571</text:p>
          </table:table-cell>
        </table:table-row>
        <table:table-row table:style-name="ro1">
          <table:table-cell office:value-type="float" office:value="15.796741143" calcext:value-type="float">
            <text:p>15.796741143</text:p>
          </table:table-cell>
          <table:table-cell office:value-type="float" office:value="3761.45056077887" calcext:value-type="float">
            <text:p>3761.4505607789</text:p>
          </table:table-cell>
        </table:table-row>
        <table:table-row table:style-name="ro1">
          <table:table-cell office:value-type="float" office:value="15.812564154" calcext:value-type="float">
            <text:p>15.812564154</text:p>
          </table:table-cell>
          <table:table-cell office:value-type="float" office:value="3791.94579337603" calcext:value-type="float">
            <text:p>3791.945793376</text:p>
          </table:table-cell>
        </table:table-row>
        <table:table-row table:style-name="ro1">
          <table:table-cell office:value-type="float" office:value="15.828579874" calcext:value-type="float">
            <text:p>15.828579874</text:p>
          </table:table-cell>
          <table:table-cell office:value-type="float" office:value="3746.3192413457" calcext:value-type="float">
            <text:p>3746.3192413457</text:p>
          </table:table-cell>
        </table:table-row>
        <table:table-row table:style-name="ro1">
          <table:table-cell office:value-type="float" office:value="15.844315437" calcext:value-type="float">
            <text:p>15.844315437</text:p>
          </table:table-cell>
          <table:table-cell office:value-type="float" office:value="3813.01895585184" calcext:value-type="float">
            <text:p>3813.0189558518</text:p>
          </table:table-cell>
        </table:table-row>
        <table:table-row table:style-name="ro1">
          <table:table-cell office:value-type="float" office:value="15.86012751" calcext:value-type="float">
            <text:p>15.86012751</text:p>
          </table:table-cell>
          <table:table-cell office:value-type="float" office:value="3794.56887152005" calcext:value-type="float">
            <text:p>3794.5688715201</text:p>
          </table:table-cell>
        </table:table-row>
        <table:table-row table:style-name="ro1">
          <table:table-cell office:value-type="float" office:value="15.876022605" calcext:value-type="float">
            <text:p>15.876022605</text:p>
          </table:table-cell>
          <table:table-cell office:value-type="float" office:value="3774.74938023305" calcext:value-type="float">
            <text:p>3774.7493802331</text:p>
          </table:table-cell>
        </table:table-row>
        <table:table-row table:style-name="ro1">
          <table:table-cell office:value-type="float" office:value="15.891933898" calcext:value-type="float">
            <text:p>15.891933898</text:p>
          </table:table-cell>
          <table:table-cell office:value-type="float" office:value="3770.90661330953" calcext:value-type="float">
            <text:p>3770.9066133095</text:p>
          </table:table-cell>
        </table:table-row>
        <table:table-row table:style-name="ro1">
          <table:table-cell office:value-type="float" office:value="15.907831649" calcext:value-type="float">
            <text:p>15.907831649</text:p>
          </table:table-cell>
          <table:table-cell office:value-type="float" office:value="3774.1187417011" calcext:value-type="float">
            <text:p>3774.1187417011</text:p>
          </table:table-cell>
        </table:table-row>
        <table:table-row table:style-name="ro1">
          <table:table-cell office:value-type="float" office:value="15.923685702" calcext:value-type="float">
            <text:p>15.923685702</text:p>
          </table:table-cell>
          <table:table-cell office:value-type="float" office:value="3784.52121990467" calcext:value-type="float">
            <text:p>3784.5212199047</text:p>
          </table:table-cell>
        </table:table-row>
        <table:table-row table:style-name="ro1">
          <table:table-cell office:value-type="float" office:value="15.939585693" calcext:value-type="float">
            <text:p>15.939585693</text:p>
          </table:table-cell>
          <table:table-cell office:value-type="float" office:value="3773.58704165358" calcext:value-type="float">
            <text:p>3773.5870416536</text:p>
          </table:table-cell>
        </table:table-row>
        <table:table-row table:style-name="ro1">
          <table:table-cell office:value-type="float" office:value="15.955580267" calcext:value-type="float">
            <text:p>15.955580267</text:p>
          </table:table-cell>
          <table:table-cell office:value-type="float" office:value="3751.27215016781" calcext:value-type="float">
            <text:p>3751.2721501678</text:p>
          </table:table-cell>
        </table:table-row>
        <table:table-row table:style-name="ro1">
          <table:table-cell office:value-type="float" office:value="15.971553175" calcext:value-type="float">
            <text:p>15.971553175</text:p>
          </table:table-cell>
          <table:table-cell office:value-type="float" office:value="3756.36045734394" calcext:value-type="float">
            <text:p>3756.3604573439</text:p>
          </table:table-cell>
        </table:table-row>
        <table:table-row table:style-name="ro1">
          <table:table-cell office:value-type="float" office:value="15.987482749" calcext:value-type="float">
            <text:p>15.987482749</text:p>
          </table:table-cell>
          <table:table-cell office:value-type="float" office:value="3766.57906859336" calcext:value-type="float">
            <text:p>3766.5790685934</text:p>
          </table:table-cell>
        </table:table-row>
        <table:table-row table:style-name="ro1">
          <table:table-cell office:value-type="float" office:value="16.003432167" calcext:value-type="float">
            <text:p>16.003432167</text:p>
          </table:table-cell>
          <table:table-cell office:value-type="float" office:value="3761.89275370384" calcext:value-type="float">
            <text:p>3761.8927537038</text:p>
          </table:table-cell>
        </table:table-row>
        <table:table-row table:style-name="ro1">
          <table:table-cell office:value-type="float" office:value="16.01931596" calcext:value-type="float">
            <text:p>16.01931596</text:p>
          </table:table-cell>
          <table:table-cell office:value-type="float" office:value="3777.43527632212" calcext:value-type="float">
            <text:p>3777.4352763221</text:p>
          </table:table-cell>
        </table:table-row>
        <table:table-row table:style-name="ro1">
          <table:table-cell office:value-type="float" office:value="16.035356733" calcext:value-type="float">
            <text:p>16.035356733</text:p>
          </table:table-cell>
          <table:table-cell office:value-type="float" office:value="3740.46811833812" calcext:value-type="float">
            <text:p>3740.4681183381</text:p>
          </table:table-cell>
        </table:table-row>
        <table:table-row table:style-name="ro1">
          <table:table-cell office:value-type="float" office:value="16.051246879" calcext:value-type="float">
            <text:p>16.051246879</text:p>
          </table:table-cell>
          <table:table-cell office:value-type="float" office:value="3775.92502926021" calcext:value-type="float">
            <text:p>3775.9250292602</text:p>
          </table:table-cell>
        </table:table-row>
        <table:table-row table:style-name="ro1">
          <table:table-cell office:value-type="float" office:value="16.067101193" calcext:value-type="float">
            <text:p>16.067101193</text:p>
          </table:table-cell>
          <table:table-cell office:value-type="float" office:value="3784.45891761736" calcext:value-type="float">
            <text:p>3784.4589176174</text:p>
          </table:table-cell>
        </table:table-row>
        <table:table-row table:style-name="ro1">
          <table:table-cell office:value-type="float" office:value="16.083078371" calcext:value-type="float">
            <text:p>16.083078371</text:p>
          </table:table-cell>
          <table:table-cell office:value-type="float" office:value="3755.3565466943" calcext:value-type="float">
            <text:p>3755.3565466943</text:p>
          </table:table-cell>
        </table:table-row>
        <table:table-row table:style-name="ro1">
          <table:table-cell office:value-type="float" office:value="16.0989943" calcext:value-type="float">
            <text:p>16.0989943</text:p>
          </table:table-cell>
          <table:table-cell office:value-type="float" office:value="3769.80822168823" calcext:value-type="float">
            <text:p>3769.8082216882</text:p>
          </table:table-cell>
        </table:table-row>
        <table:table-row table:style-name="ro1">
          <table:table-cell office:value-type="float" office:value="16.114979916" calcext:value-type="float">
            <text:p>16.114979916</text:p>
          </table:table-cell>
          <table:table-cell office:value-type="float" office:value="3753.37428348042" calcext:value-type="float">
            <text:p>3753.3742834804</text:p>
          </table:table-cell>
        </table:table-row>
        <table:table-row table:style-name="ro1">
          <table:table-cell office:value-type="float" office:value="16.130930688" calcext:value-type="float">
            <text:p>16.130930688</text:p>
          </table:table-cell>
          <table:table-cell office:value-type="float" office:value="3761.57342102312" calcext:value-type="float">
            <text:p>3761.5734210231</text:p>
          </table:table-cell>
        </table:table-row>
        <table:table-row table:style-name="ro1">
          <table:table-cell office:value-type="float" office:value="16.146962346" calcext:value-type="float">
            <text:p>16.146962346</text:p>
          </table:table-cell>
          <table:table-cell office:value-type="float" office:value="3742.5948083475" calcext:value-type="float">
            <text:p>3742.5948083475</text:p>
          </table:table-cell>
        </table:table-row>
        <table:table-row table:style-name="ro1">
          <table:table-cell office:value-type="float" office:value="16.162843066" calcext:value-type="float">
            <text:p>16.162843066</text:p>
          </table:table-cell>
          <table:table-cell office:value-type="float" office:value="3778.16622923851" calcext:value-type="float">
            <text:p>3778.1662292385</text:p>
          </table:table-cell>
        </table:table-row>
        <table:table-row table:style-name="ro1">
          <table:table-cell office:value-type="float" office:value="16.178875766" calcext:value-type="float">
            <text:p>16.178875766</text:p>
          </table:table-cell>
          <table:table-cell office:value-type="float" office:value="3742.35156898167" calcext:value-type="float">
            <text:p>3742.3515689817</text:p>
          </table:table-cell>
        </table:table-row>
        <table:table-row table:style-name="ro1">
          <table:table-cell office:value-type="float" office:value="16.194829402" calcext:value-type="float">
            <text:p>16.194829402</text:p>
          </table:table-cell>
          <table:table-cell office:value-type="float" office:value="3760.8981425921" calcext:value-type="float">
            <text:p>3760.8981425921</text:p>
          </table:table-cell>
        </table:table-row>
        <table:table-row table:style-name="ro1">
          <table:table-cell office:value-type="float" office:value="16.210815279" calcext:value-type="float">
            <text:p>16.210815279</text:p>
          </table:table-cell>
          <table:table-cell office:value-type="float" office:value="3753.31300247121" calcext:value-type="float">
            <text:p>3753.3130024712</text:p>
          </table:table-cell>
        </table:table-row>
        <table:table-row table:style-name="ro1">
          <table:table-cell office:value-type="float" office:value="16.226902094" calcext:value-type="float">
            <text:p>16.226902094</text:p>
          </table:table-cell>
          <table:table-cell office:value-type="float" office:value="3729.76254155935" calcext:value-type="float">
            <text:p>3729.7625415594</text:p>
          </table:table-cell>
        </table:table-row>
        <table:table-row table:style-name="ro1">
          <table:table-cell office:value-type="float" office:value="16.2429012" calcext:value-type="float">
            <text:p>16.2429012</text:p>
          </table:table-cell>
          <table:table-cell office:value-type="float" office:value="3750.20954295848" calcext:value-type="float">
            <text:p>3750.2095429585</text:p>
          </table:table-cell>
        </table:table-row>
        <table:table-row table:style-name="ro1">
          <table:table-cell office:value-type="float" office:value="16.258947754" calcext:value-type="float">
            <text:p>16.258947754</text:p>
          </table:table-cell>
          <table:table-cell office:value-type="float" office:value="3739.12056133696" calcext:value-type="float">
            <text:p>3739.120561337</text:p>
          </table:table-cell>
        </table:table-row>
        <table:table-row table:style-name="ro1">
          <table:table-cell office:value-type="float" office:value="16.274874463" calcext:value-type="float">
            <text:p>16.274874463</text:p>
          </table:table-cell>
          <table:table-cell office:value-type="float" office:value="3767.25662533245" calcext:value-type="float">
            <text:p>3767.2566253325</text:p>
          </table:table-cell>
        </table:table-row>
        <table:table-row table:style-name="ro1">
          <table:table-cell office:value-type="float" office:value="16.291021278" calcext:value-type="float">
            <text:p>16.291021278</text:p>
          </table:table-cell>
          <table:table-cell office:value-type="float" office:value="3715.90310534948" calcext:value-type="float">
            <text:p>3715.9031053495</text:p>
          </table:table-cell>
        </table:table-row>
        <table:table-row table:style-name="ro1">
          <table:table-cell office:value-type="float" office:value="16.307204916" calcext:value-type="float">
            <text:p>16.307204916</text:p>
          </table:table-cell>
          <table:table-cell office:value-type="float" office:value="3707.44822641213" calcext:value-type="float">
            <text:p>3707.4482264121</text:p>
          </table:table-cell>
        </table:table-row>
        <table:table-row table:style-name="ro1">
          <table:table-cell office:value-type="float" office:value="16.32333069" calcext:value-type="float">
            <text:p>16.32333069</text:p>
          </table:table-cell>
          <table:table-cell office:value-type="float" office:value="3720.75163647984" calcext:value-type="float">
            <text:p>3720.7516364798</text:p>
          </table:table-cell>
        </table:table-row>
        <table:table-row table:style-name="ro1">
          <table:table-cell office:value-type="float" office:value="16.339566151" calcext:value-type="float">
            <text:p>16.339566151</text:p>
          </table:table-cell>
          <table:table-cell office:value-type="float" office:value="3695.61418674819" calcext:value-type="float">
            <text:p>3695.6141867482</text:p>
          </table:table-cell>
        </table:table-row>
        <table:table-row table:style-name="ro1">
          <table:table-cell office:value-type="float" office:value="16.355771664" calcext:value-type="float">
            <text:p>16.355771664</text:p>
          </table:table-cell>
          <table:table-cell office:value-type="float" office:value="3702.44373010611" calcext:value-type="float">
            <text:p>3702.4437301061</text:p>
          </table:table-cell>
        </table:table-row>
        <table:table-row table:style-name="ro1">
          <table:table-cell office:value-type="float" office:value="16.372109731" calcext:value-type="float">
            <text:p>16.372109731</text:p>
          </table:table-cell>
          <table:table-cell office:value-type="float" office:value="3672.4050648098" calcext:value-type="float">
            <text:p>3672.4050648098</text:p>
          </table:table-cell>
        </table:table-row>
        <table:table-row table:style-name="ro1">
          <table:table-cell office:value-type="float" office:value="16.388471443" calcext:value-type="float">
            <text:p>16.388471443</text:p>
          </table:table-cell>
          <table:table-cell office:value-type="float" office:value="3667.09791738132" calcext:value-type="float">
            <text:p>3667.0979173813</text:p>
          </table:table-cell>
        </table:table-row>
        <table:table-row table:style-name="ro1">
          <table:table-cell office:value-type="float" office:value="16.405036542" calcext:value-type="float">
            <text:p>16.405036542</text:p>
          </table:table-cell>
          <table:table-cell office:value-type="float" office:value="3622.07313098516" calcext:value-type="float">
            <text:p>3622.0731309852</text:p>
          </table:table-cell>
        </table:table-row>
        <table:table-row table:style-name="ro1">
          <table:table-cell office:value-type="float" office:value="16.421501692" calcext:value-type="float">
            <text:p>16.421501692</text:p>
          </table:table-cell>
          <table:table-cell office:value-type="float" office:value="3644.06033349183" calcext:value-type="float">
            <text:p>3644.0603334918</text:p>
          </table:table-cell>
        </table:table-row>
        <table:table-row table:style-name="ro1">
          <table:table-cell office:value-type="float" office:value="16.438159187" calcext:value-type="float">
            <text:p>16.438159187</text:p>
          </table:table-cell>
          <table:table-cell office:value-type="float" office:value="3601.98217078848" calcext:value-type="float">
            <text:p>3601.9821707885</text:p>
          </table:table-cell>
        </table:table-row>
        <table:table-row table:style-name="ro1">
          <table:table-cell office:value-type="float" office:value="16.454811578" calcext:value-type="float">
            <text:p>16.454811578</text:p>
          </table:table-cell>
          <table:table-cell office:value-type="float" office:value="3603.08618744356" calcext:value-type="float">
            <text:p>3603.0861874436</text:p>
          </table:table-cell>
        </table:table-row>
        <table:table-row table:style-name="ro1">
          <table:table-cell office:value-type="float" office:value="16.471534803" calcext:value-type="float">
            <text:p>16.471534803</text:p>
          </table:table-cell>
          <table:table-cell office:value-type="float" office:value="3587.82471682351" calcext:value-type="float">
            <text:p>3587.8247168235</text:p>
          </table:table-cell>
        </table:table-row>
        <table:table-row table:style-name="ro1">
          <table:table-cell office:value-type="float" office:value="16.488372559" calcext:value-type="float">
            <text:p>16.488372559</text:p>
          </table:table-cell>
          <table:table-cell office:value-type="float" office:value="3563.42020872593" calcext:value-type="float">
            <text:p>3563.4202087259</text:p>
          </table:table-cell>
        </table:table-row>
        <table:table-row table:style-name="ro1">
          <table:table-cell office:value-type="float" office:value="16.505268962" calcext:value-type="float">
            <text:p>16.505268962</text:p>
          </table:table-cell>
          <table:table-cell office:value-type="float" office:value="3551.05166466411" calcext:value-type="float">
            <text:p>3551.0516646641</text:p>
          </table:table-cell>
        </table:table-row>
        <table:table-row table:style-name="ro1">
          <table:table-cell office:value-type="float" office:value="16.52228922" calcext:value-type="float">
            <text:p>16.52228922</text:p>
          </table:table-cell>
          <table:table-cell office:value-type="float" office:value="3525.21095743772" calcext:value-type="float">
            <text:p>3525.2109574377</text:p>
          </table:table-cell>
        </table:table-row>
        <table:table-row table:style-name="ro1">
          <table:table-cell office:value-type="float" office:value="16.539348593" calcext:value-type="float">
            <text:p>16.539348593</text:p>
          </table:table-cell>
          <table:table-cell office:value-type="float" office:value="3517.12809140127" calcext:value-type="float">
            <text:p>3517.1280914013</text:p>
          </table:table-cell>
        </table:table-row>
        <table:table-row table:style-name="ro1">
          <table:table-cell office:value-type="float" office:value="16.556524997" calcext:value-type="float">
            <text:p>16.556524997</text:p>
          </table:table-cell>
          <table:table-cell office:value-type="float" office:value="3493.16422692492" calcext:value-type="float">
            <text:p>3493.1642269249</text:p>
          </table:table-cell>
        </table:table-row>
        <table:table-row table:style-name="ro1">
          <table:table-cell office:value-type="float" office:value="16.573553901" calcext:value-type="float">
            <text:p>16.573553901</text:p>
          </table:table-cell>
          <table:table-cell office:value-type="float" office:value="3523.42111976202" calcext:value-type="float">
            <text:p>3523.421119762</text:p>
          </table:table-cell>
        </table:table-row>
        <table:table-row table:style-name="ro1">
          <table:table-cell office:value-type="float" office:value="16.590974161" calcext:value-type="float">
            <text:p>16.590974161</text:p>
          </table:table-cell>
          <table:table-cell office:value-type="float" office:value="3444.26547020508" calcext:value-type="float">
            <text:p>3444.2654702051</text:p>
          </table:table-cell>
        </table:table-row>
        <table:table-row table:style-name="ro1">
          <table:table-cell office:value-type="float" office:value="16.608133899" calcext:value-type="float">
            <text:p>16.608133899</text:p>
          </table:table-cell>
          <table:table-cell office:value-type="float" office:value="3496.55688216143" calcext:value-type="float">
            <text:p>3496.5568821614</text:p>
          </table:table-cell>
        </table:table-row>
        <table:table-row table:style-name="ro1">
          <table:table-cell office:value-type="float" office:value="16.625540357" calcext:value-type="float">
            <text:p>16.625540357</text:p>
          </table:table-cell>
          <table:table-cell office:value-type="float" office:value="3446.99651129554" calcext:value-type="float">
            <text:p>3446.9965112956</text:p>
          </table:table-cell>
        </table:table-row>
        <table:table-row table:style-name="ro1">
          <table:table-cell office:value-type="float" office:value="16.643075305" calcext:value-type="float">
            <text:p>16.643075305</text:p>
          </table:table-cell>
          <table:table-cell office:value-type="float" office:value="3421.73811978267" calcext:value-type="float">
            <text:p>3421.7381197827</text:p>
          </table:table-cell>
        </table:table-row>
        <table:table-row table:style-name="ro1">
          <table:table-cell office:value-type="float" office:value="16.660550461" calcext:value-type="float">
            <text:p>16.660550461</text:p>
          </table:table-cell>
          <table:table-cell office:value-type="float" office:value="3433.44574434636" calcext:value-type="float">
            <text:p>3433.4457443464</text:p>
          </table:table-cell>
        </table:table-row>
        <table:table-row table:style-name="ro1">
          <table:table-cell office:value-type="float" office:value="16.678197546" calcext:value-type="float">
            <text:p>16.678197546</text:p>
          </table:table-cell>
          <table:table-cell office:value-type="float" office:value="3399.99495667412" calcext:value-type="float">
            <text:p>3399.9949566741</text:p>
          </table:table-cell>
        </table:table-row>
        <table:table-row table:style-name="ro1">
          <table:table-cell office:value-type="float" office:value="16.695912495" calcext:value-type="float">
            <text:p>16.695912495</text:p>
          </table:table-cell>
          <table:table-cell office:value-type="float" office:value="3386.96995401982" calcext:value-type="float">
            <text:p>3386.9699540198</text:p>
          </table:table-cell>
        </table:table-row>
        <table:table-row table:style-name="ro1">
          <table:table-cell office:value-type="float" office:value="16.713779477" calcext:value-type="float">
            <text:p>16.713779477</text:p>
          </table:table-cell>
          <table:table-cell office:value-type="float" office:value="3358.14968638914" calcext:value-type="float">
            <text:p>3358.1496863891</text:p>
          </table:table-cell>
        </table:table-row>
        <table:table-row table:style-name="ro1">
          <table:table-cell office:value-type="float" office:value="16.731645052" calcext:value-type="float">
            <text:p>16.731645052</text:p>
          </table:table-cell>
          <table:table-cell office:value-type="float" office:value="3358.41415683479" calcext:value-type="float">
            <text:p>3358.4141568348</text:p>
          </table:table-cell>
        </table:table-row>
        <table:table-row table:style-name="ro1">
          <table:table-cell office:value-type="float" office:value="16.74955568" calcext:value-type="float">
            <text:p>16.74955568</text:p>
          </table:table-cell>
          <table:table-cell office:value-type="float" office:value="3349.96628817207" calcext:value-type="float">
            <text:p>3349.9662881721</text:p>
          </table:table-cell>
        </table:table-row>
        <table:table-row table:style-name="ro1">
          <table:table-cell office:value-type="float" office:value="16.767566516" calcext:value-type="float">
            <text:p>16.767566516</text:p>
          </table:table-cell>
          <table:table-cell office:value-type="float" office:value="3331.32787395285" calcext:value-type="float">
            <text:p>3331.3278739529</text:p>
          </table:table-cell>
        </table:table-row>
        <table:table-row table:style-name="ro1">
          <table:table-cell office:value-type="float" office:value="16.785711208" calcext:value-type="float">
            <text:p>16.785711208</text:p>
          </table:table-cell>
          <table:table-cell office:value-type="float" office:value="3306.75218956598" calcext:value-type="float">
            <text:p>3306.752189566</text:p>
          </table:table-cell>
        </table:table-row>
        <table:table-row table:style-name="ro1">
          <table:table-cell office:value-type="float" office:value="16.803926994" calcext:value-type="float">
            <text:p>16.803926994</text:p>
          </table:table-cell>
          <table:table-cell office:value-type="float" office:value="3293.84633745716" calcext:value-type="float">
            <text:p>3293.8463374572</text:p>
          </table:table-cell>
        </table:table-row>
        <table:table-row table:style-name="ro1">
          <table:table-cell office:value-type="float" office:value="16.822238353" calcext:value-type="float">
            <text:p>16.822238353</text:p>
          </table:table-cell>
          <table:table-cell office:value-type="float" office:value="3276.65467101688" calcext:value-type="float">
            <text:p>3276.6546710169</text:p>
          </table:table-cell>
        </table:table-row>
        <table:table-row table:style-name="ro1">
          <table:table-cell office:value-type="float" office:value="16.84068565" calcext:value-type="float">
            <text:p>16.84068565</text:p>
          </table:table-cell>
          <table:table-cell office:value-type="float" office:value="3252.50902611883" calcext:value-type="float">
            <text:p>3252.5090261188</text:p>
          </table:table-cell>
        </table:table-row>
        <table:table-row table:style-name="ro1">
          <table:table-cell office:value-type="float" office:value="16.859151698" calcext:value-type="float">
            <text:p>16.859151698</text:p>
          </table:table-cell>
          <table:table-cell office:value-type="float" office:value="3249.20632720105" calcext:value-type="float">
            <text:p>3249.2063272011</text:p>
          </table:table-cell>
        </table:table-row>
        <table:table-row table:style-name="ro1">
          <table:table-cell office:value-type="float" office:value="16.877822538" calcext:value-type="float">
            <text:p>16.877822538</text:p>
          </table:table-cell>
          <table:table-cell office:value-type="float" office:value="3213.56725246451" calcext:value-type="float">
            <text:p>3213.5672524645</text:p>
          </table:table-cell>
        </table:table-row>
        <table:table-row table:style-name="ro1">
          <table:table-cell office:value-type="float" office:value="16.89628369" calcext:value-type="float">
            <text:p>16.89628369</text:p>
          </table:table-cell>
          <table:table-cell office:value-type="float" office:value="3250.06803475745" calcext:value-type="float">
            <text:p>3250.0680347575</text:p>
          </table:table-cell>
        </table:table-row>
        <table:table-row table:style-name="ro1">
          <table:table-cell office:value-type="float" office:value="16.914961718" calcext:value-type="float">
            <text:p>16.914961718</text:p>
          </table:table-cell>
          <table:table-cell office:value-type="float" office:value="3212.33055223969" calcext:value-type="float">
            <text:p>3212.3305522397</text:p>
          </table:table-cell>
        </table:table-row>
        <table:table-row table:style-name="ro1">
          <table:table-cell office:value-type="float" office:value="16.933810945" calcext:value-type="float">
            <text:p>16.933810945</text:p>
          </table:table-cell>
          <table:table-cell office:value-type="float" office:value="3183.15440734041" calcext:value-type="float">
            <text:p>3183.1544073404</text:p>
          </table:table-cell>
        </table:table-row>
        <table:table-row table:style-name="ro1">
          <table:table-cell office:value-type="float" office:value="16.952657464" calcext:value-type="float">
            <text:p>16.952657464</text:p>
          </table:table-cell>
          <table:table-cell office:value-type="float" office:value="3183.61178528508" calcext:value-type="float">
            <text:p>3183.6117852851</text:p>
          </table:table-cell>
        </table:table-row>
        <table:table-row table:style-name="ro1">
          <table:table-cell office:value-type="float" office:value="16.971599869" calcext:value-type="float">
            <text:p>16.971599869</text:p>
          </table:table-cell>
          <table:table-cell office:value-type="float" office:value="3167.49641874866" calcext:value-type="float">
            <text:p>3167.4964187487</text:p>
          </table:table-cell>
        </table:table-row>
        <table:table-row table:style-name="ro1">
          <table:table-cell office:value-type="float" office:value="16.990743941" calcext:value-type="float">
            <text:p>16.990743941</text:p>
          </table:table-cell>
          <table:table-cell office:value-type="float" office:value="3134.12945793416" calcext:value-type="float">
            <text:p>3134.1294579342</text:p>
          </table:table-cell>
        </table:table-row>
        <table:table-row table:style-name="ro1">
          <table:table-cell office:value-type="float" office:value="17.00984744" calcext:value-type="float">
            <text:p>17.00984744</text:p>
          </table:table-cell>
          <table:table-cell office:value-type="float" office:value="3140.78588430262" calcext:value-type="float">
            <text:p>3140.7858843026</text:p>
          </table:table-cell>
        </table:table-row>
        <table:table-row table:style-name="ro1">
          <table:table-cell office:value-type="float" office:value="17.029072086" calcext:value-type="float">
            <text:p>17.029072086</text:p>
          </table:table-cell>
          <table:table-cell office:value-type="float" office:value="3120.9937493781" calcext:value-type="float">
            <text:p>3120.9937493781</text:p>
          </table:table-cell>
        </table:table-row>
        <table:table-row table:style-name="ro1">
          <table:table-cell office:value-type="float" office:value="17.048441889" calcext:value-type="float">
            <text:p>17.048441889</text:p>
          </table:table-cell>
          <table:table-cell office:value-type="float" office:value="3097.60507115178" calcext:value-type="float">
            <text:p>3097.6050711518</text:p>
          </table:table-cell>
        </table:table-row>
        <table:table-row table:style-name="ro1">
          <table:table-cell office:value-type="float" office:value="17.067912995" calcext:value-type="float">
            <text:p>17.067912995</text:p>
          </table:table-cell>
          <table:table-cell office:value-type="float" office:value="3081.48905357435" calcext:value-type="float">
            <text:p>3081.4890535744</text:p>
          </table:table-cell>
        </table:table-row>
        <table:table-row table:style-name="ro1">
          <table:table-cell office:value-type="float" office:value="17.087452174" calcext:value-type="float">
            <text:p>17.087452174</text:p>
          </table:table-cell>
          <table:table-cell office:value-type="float" office:value="3070.75338221753" calcext:value-type="float">
            <text:p>3070.7533822175</text:p>
          </table:table-cell>
        </table:table-row>
        <table:table-row table:style-name="ro1">
          <table:table-cell office:value-type="float" office:value="17.107137031" calcext:value-type="float">
            <text:p>17.107137031</text:p>
          </table:table-cell>
          <table:table-cell office:value-type="float" office:value="3048.02823815259" calcext:value-type="float">
            <text:p>3048.0282381526</text:p>
          </table:table-cell>
        </table:table-row>
        <table:table-row table:style-name="ro1">
          <table:table-cell office:value-type="float" office:value="17.126889441" calcext:value-type="float">
            <text:p>17.126889441</text:p>
          </table:table-cell>
          <table:table-cell office:value-type="float" office:value="3037.60401895335" calcext:value-type="float">
            <text:p>3037.6040189534</text:p>
          </table:table-cell>
        </table:table-row>
        <table:table-row table:style-name="ro1">
          <table:table-cell office:value-type="float" office:value="17.146708465" calcext:value-type="float">
            <text:p>17.146708465</text:p>
          </table:table-cell>
          <table:table-cell office:value-type="float" office:value="3027.39428540978" calcext:value-type="float">
            <text:p>3027.3942854098</text:p>
          </table:table-cell>
        </table:table-row>
        <table:table-row table:style-name="ro1">
          <table:table-cell office:value-type="float" office:value="17.166652542" calcext:value-type="float">
            <text:p>17.166652542</text:p>
          </table:table-cell>
          <table:table-cell office:value-type="float" office:value="3008.4119711323" calcext:value-type="float">
            <text:p>3008.4119711323</text:p>
          </table:table-cell>
        </table:table-row>
        <table:table-row table:style-name="ro1">
          <table:table-cell office:value-type="float" office:value="17.186713547" calcext:value-type="float">
            <text:p>17.186713547</text:p>
          </table:table-cell>
          <table:table-cell office:value-type="float" office:value="2990.877077196" calcext:value-type="float">
            <text:p>2990.877077196</text:p>
          </table:table-cell>
        </table:table-row>
        <table:table-row table:style-name="ro1">
          <table:table-cell office:value-type="float" office:value="17.206844761" calcext:value-type="float">
            <text:p>17.206844761</text:p>
          </table:table-cell>
          <table:table-cell office:value-type="float" office:value="2980.44618670249" calcext:value-type="float">
            <text:p>2980.4461867025</text:p>
          </table:table-cell>
        </table:table-row>
        <table:table-row table:style-name="ro1">
          <table:table-cell office:value-type="float" office:value="17.227066392" calcext:value-type="float">
            <text:p>17.227066392</text:p>
          </table:table-cell>
          <table:table-cell office:value-type="float" office:value="2967.11971452773" calcext:value-type="float">
            <text:p>2967.1197145277</text:p>
          </table:table-cell>
        </table:table-row>
        <table:table-row table:style-name="ro1">
          <table:table-cell office:value-type="float" office:value="17.247514327" calcext:value-type="float">
            <text:p>17.247514327</text:p>
          </table:table-cell>
          <table:table-cell office:value-type="float" office:value="2934.28162794923" calcext:value-type="float">
            <text:p>2934.2816279492</text:p>
          </table:table-cell>
        </table:table-row>
        <table:table-row table:style-name="ro1">
          <table:table-cell office:value-type="float" office:value="17.267865021" calcext:value-type="float">
            <text:p>17.267865021</text:p>
          </table:table-cell>
          <table:table-cell office:value-type="float" office:value="2948.3024018737" calcext:value-type="float">
            <text:p>2948.3024018737</text:p>
          </table:table-cell>
        </table:table-row>
        <table:table-row table:style-name="ro1">
          <table:table-cell office:value-type="float" office:value="17.288473165" calcext:value-type="float">
            <text:p>17.288473165</text:p>
          </table:table-cell>
          <table:table-cell office:value-type="float" office:value="2911.4703391047" calcext:value-type="float">
            <text:p>2911.4703391047</text:p>
          </table:table-cell>
        </table:table-row>
        <table:table-row table:style-name="ro1">
          <table:table-cell office:value-type="float" office:value="17.309111569" calcext:value-type="float">
            <text:p>17.309111569</text:p>
          </table:table-cell>
          <table:table-cell office:value-type="float" office:value="2907.20154523532" calcext:value-type="float">
            <text:p>2907.2015452353</text:p>
          </table:table-cell>
        </table:table-row>
        <table:table-row table:style-name="ro1">
          <table:table-cell office:value-type="float" office:value="17.329820599" calcext:value-type="float">
            <text:p>17.329820599</text:p>
          </table:table-cell>
          <table:table-cell office:value-type="float" office:value="2897.28683574281" calcext:value-type="float">
            <text:p>2897.2868357428</text:p>
          </table:table-cell>
        </table:table-row>
        <table:table-row table:style-name="ro1">
          <table:table-cell office:value-type="float" office:value="17.350684473" calcext:value-type="float">
            <text:p>17.350684473</text:p>
          </table:table-cell>
          <table:table-cell office:value-type="float" office:value="2875.78423834426" calcext:value-type="float">
            <text:p>2875.7842383443</text:p>
          </table:table-cell>
        </table:table-row>
        <table:table-row table:style-name="ro1">
          <table:table-cell office:value-type="float" office:value="17.371622411" calcext:value-type="float">
            <text:p>17.371622411</text:p>
          </table:table-cell>
          <table:table-cell office:value-type="float" office:value="2865.61169490576" calcext:value-type="float">
            <text:p>2865.6116949058</text:p>
          </table:table-cell>
        </table:table-row>
        <table:table-row table:style-name="ro1">
          <table:table-cell office:value-type="float" office:value="17.392724255" calcext:value-type="float">
            <text:p>17.392724255</text:p>
          </table:table-cell>
          <table:table-cell office:value-type="float" office:value="2843.35340551276" calcext:value-type="float">
            <text:p>2843.3534055128</text:p>
          </table:table-cell>
        </table:table-row>
        <table:table-row table:style-name="ro1">
          <table:table-cell office:value-type="float" office:value="17.413854225" calcext:value-type="float">
            <text:p>17.413854225</text:p>
          </table:table-cell>
          <table:table-cell office:value-type="float" office:value="2839.56863166339" calcext:value-type="float">
            <text:p>2839.5686316634</text:p>
          </table:table-cell>
        </table:table-row>
        <table:table-row table:style-name="ro1">
          <table:table-cell office:value-type="float" office:value="17.435171956" calcext:value-type="float">
            <text:p>17.435171956</text:p>
          </table:table-cell>
          <table:table-cell office:value-type="float" office:value="2814.55845371209" calcext:value-type="float">
            <text:p>2814.5584537121</text:p>
          </table:table-cell>
        </table:table-row>
        <table:table-row table:style-name="ro1">
          <table:table-cell office:value-type="float" office:value="17.456555105" calcext:value-type="float">
            <text:p>17.456555105</text:p>
          </table:table-cell>
          <table:table-cell office:value-type="float" office:value="2805.9478049746" calcext:value-type="float">
            <text:p>2805.9478049746</text:p>
          </table:table-cell>
        </table:table-row>
        <table:table-row table:style-name="ro1">
          <table:table-cell office:value-type="float" office:value="17.478154713" calcext:value-type="float">
            <text:p>17.478154713</text:p>
          </table:table-cell>
          <table:table-cell office:value-type="float" office:value="2777.82819021498" calcext:value-type="float">
            <text:p>2777.828190215</text:p>
          </table:table-cell>
        </table:table-row>
        <table:table-row table:style-name="ro1">
          <table:table-cell office:value-type="float" office:value="17.499734216" calcext:value-type="float">
            <text:p>17.499734216</text:p>
          </table:table-cell>
          <table:table-cell office:value-type="float" office:value="2780.41621255157" calcext:value-type="float">
            <text:p>2780.4162125516</text:p>
          </table:table-cell>
        </table:table-row>
        <table:table-row table:style-name="ro1">
          <table:table-cell office:value-type="float" office:value="17.5214532" calcext:value-type="float">
            <text:p>17.5214532</text:p>
          </table:table-cell>
          <table:table-cell office:value-type="float" office:value="2762.56016395661" calcext:value-type="float">
            <text:p>2762.5601639566</text:p>
          </table:table-cell>
        </table:table-row>
        <table:table-row table:style-name="ro1">
          <table:table-cell office:value-type="float" office:value="17.543275726" calcext:value-type="float">
            <text:p>17.543275726</text:p>
          </table:table-cell>
          <table:table-cell office:value-type="float" office:value="2749.45256108284" calcext:value-type="float">
            <text:p>2749.4525610829</text:p>
          </table:table-cell>
        </table:table-row>
        <table:table-row table:style-name="ro1">
          <table:table-cell office:value-type="float" office:value="17.565230388" calcext:value-type="float">
            <text:p>17.565230388</text:p>
          </table:table-cell>
          <table:table-cell office:value-type="float" office:value="2732.9047470648" calcext:value-type="float">
            <text:p>2732.9047470648</text:p>
          </table:table-cell>
        </table:table-row>
        <table:table-row table:style-name="ro1">
          <table:table-cell office:value-type="float" office:value="17.587387552" calcext:value-type="float">
            <text:p>17.587387552</text:p>
          </table:table-cell>
          <table:table-cell office:value-type="float" office:value="2707.92778353772" calcext:value-type="float">
            <text:p>2707.9277835377</text:p>
          </table:table-cell>
        </table:table-row>
        <table:table-row table:style-name="ro1">
          <table:table-cell office:value-type="float" office:value="17.609524194" calcext:value-type="float">
            <text:p>17.609524194</text:p>
          </table:table-cell>
          <table:table-cell office:value-type="float" office:value="2710.4381956388" calcext:value-type="float">
            <text:p>2710.4381956388</text:p>
          </table:table-cell>
        </table:table-row>
        <table:table-row table:style-name="ro1">
          <table:table-cell office:value-type="float" office:value="17.631919328" calcext:value-type="float">
            <text:p>17.631919328</text:p>
          </table:table-cell>
          <table:table-cell office:value-type="float" office:value="2679.15342681139" calcext:value-type="float">
            <text:p>2679.1534268114</text:p>
          </table:table-cell>
        </table:table-row>
        <table:table-row table:style-name="ro1">
          <table:table-cell office:value-type="float" office:value="17.654307795" calcext:value-type="float">
            <text:p>17.654307795</text:p>
          </table:table-cell>
          <table:table-cell office:value-type="float" office:value="2679.95124454045" calcext:value-type="float">
            <text:p>2679.9512445405</text:p>
          </table:table-cell>
        </table:table-row>
        <table:table-row table:style-name="ro1">
          <table:table-cell office:value-type="float" office:value="17.676943971" calcext:value-type="float">
            <text:p>17.676943971</text:p>
          </table:table-cell>
          <table:table-cell office:value-type="float" office:value="2650.62438107934" calcext:value-type="float">
            <text:p>2650.6243810793</text:p>
          </table:table-cell>
        </table:table-row>
        <table:table-row table:style-name="ro1">
          <table:table-cell office:value-type="float" office:value="17.699605929" calcext:value-type="float">
            <text:p>17.699605929</text:p>
          </table:table-cell>
          <table:table-cell office:value-type="float" office:value="2647.60882532739" calcext:value-type="float">
            <text:p>2647.6088253274</text:p>
          </table:table-cell>
        </table:table-row>
        <table:table-row table:style-name="ro1">
          <table:table-cell office:value-type="float" office:value="17.722583827" calcext:value-type="float">
            <text:p>17.722583827</text:p>
          </table:table-cell>
          <table:table-cell office:value-type="float" office:value="2611.2049065584" calcext:value-type="float">
            <text:p>2611.2049065584</text:p>
          </table:table-cell>
        </table:table-row>
        <table:table-row table:style-name="ro1">
          <table:table-cell office:value-type="float" office:value="17.745510943" calcext:value-type="float">
            <text:p>17.745510943</text:p>
          </table:table-cell>
          <table:table-cell office:value-type="float" office:value="2616.98854753492" calcext:value-type="float">
            <text:p>2616.9885475349</text:p>
          </table:table-cell>
        </table:table-row>
        <table:table-row table:style-name="ro1">
          <table:table-cell office:value-type="float" office:value="17.7686803" calcext:value-type="float">
            <text:p>17.7686803</text:p>
          </table:table-cell>
          <table:table-cell office:value-type="float" office:value="2589.62732543673" calcext:value-type="float">
            <text:p>2589.6273254367</text:p>
          </table:table-cell>
        </table:table-row>
        <table:table-row table:style-name="ro1">
          <table:table-cell office:value-type="float" office:value="17.792038147" calcext:value-type="float">
            <text:p>17.792038147</text:p>
          </table:table-cell>
          <table:table-cell office:value-type="float" office:value="2568.72990049128" calcext:value-type="float">
            <text:p>2568.7299004913</text:p>
          </table:table-cell>
        </table:table-row>
        <table:table-row table:style-name="ro1">
          <table:table-cell office:value-type="float" office:value="17.815475266" calcext:value-type="float">
            <text:p>17.815475266</text:p>
          </table:table-cell>
          <table:table-cell office:value-type="float" office:value="2560.04161603646" calcext:value-type="float">
            <text:p>2560.0416160365</text:p>
          </table:table-cell>
        </table:table-row>
        <table:table-row table:style-name="ro1">
          <table:table-cell office:value-type="float" office:value="17.839024261" calcext:value-type="float">
            <text:p>17.839024261</text:p>
          </table:table-cell>
          <table:table-cell office:value-type="float" office:value="2547.87943179754" calcext:value-type="float">
            <text:p>2547.8794317976</text:p>
          </table:table-cell>
        </table:table-row>
        <table:table-row table:style-name="ro1">
          <table:table-cell office:value-type="float" office:value="17.862642006" calcext:value-type="float">
            <text:p>17.862642006</text:p>
          </table:table-cell>
          <table:table-cell office:value-type="float" office:value="2540.46269023537" calcext:value-type="float">
            <text:p>2540.4626902354</text:p>
          </table:table-cell>
        </table:table-row>
        <table:table-row table:style-name="ro1">
          <table:table-cell office:value-type="float" office:value="17.886476159" calcext:value-type="float">
            <text:p>17.886476159</text:p>
          </table:table-cell>
          <table:table-cell office:value-type="float" office:value="2517.39594018763" calcext:value-type="float">
            <text:p>2517.3959401876</text:p>
          </table:table-cell>
        </table:table-row>
        <table:table-row table:style-name="ro1">
          <table:table-cell office:value-type="float" office:value="17.910434062" calcext:value-type="float">
            <text:p>17.910434062</text:p>
          </table:table-cell>
          <table:table-cell office:value-type="float" office:value="2504.39280933696" calcext:value-type="float">
            <text:p>2504.392809337</text:p>
          </table:table-cell>
        </table:table-row>
        <table:table-row table:style-name="ro1">
          <table:table-cell office:value-type="float" office:value="17.934550195" calcext:value-type="float">
            <text:p>17.934550195</text:p>
          </table:table-cell>
          <table:table-cell office:value-type="float" office:value="2487.96106739006" calcext:value-type="float">
            <text:p>2487.9610673901</text:p>
          </table:table-cell>
        </table:table-row>
        <table:table-row table:style-name="ro1">
          <table:table-cell office:value-type="float" office:value="17.958752527" calcext:value-type="float">
            <text:p>17.958752527</text:p>
          </table:table-cell>
          <table:table-cell office:value-type="float" office:value="2479.09994788916" calcext:value-type="float">
            <text:p>2479.0999478892</text:p>
          </table:table-cell>
        </table:table-row>
        <table:table-row table:style-name="ro1">
          <table:table-cell office:value-type="float" office:value="17.983151787" calcext:value-type="float">
            <text:p>17.983151787</text:p>
          </table:table-cell>
          <table:table-cell office:value-type="float" office:value="2459.09097243157" calcext:value-type="float">
            <text:p>2459.0909724316</text:p>
          </table:table-cell>
        </table:table-row>
        <table:table-row table:style-name="ro1">
          <table:table-cell office:value-type="float" office:value="18.00777834" calcext:value-type="float">
            <text:p>18.00777834</text:p>
          </table:table-cell>
          <table:table-cell office:value-type="float" office:value="2436.39456971461" calcext:value-type="float">
            <text:p>2436.3945697146</text:p>
          </table:table-cell>
        </table:table-row>
        <table:table-row table:style-name="ro1">
          <table:table-cell office:value-type="float" office:value="18.032354372" calcext:value-type="float">
            <text:p>18.032354372</text:p>
          </table:table-cell>
          <table:table-cell office:value-type="float" office:value="2441.40307108987" calcext:value-type="float">
            <text:p>2441.4030710899</text:p>
          </table:table-cell>
        </table:table-row>
        <table:table-row table:style-name="ro1">
          <table:table-cell office:value-type="float" office:value="18.057248531" calcext:value-type="float">
            <text:p>18.057248531</text:p>
          </table:table-cell>
          <table:table-cell office:value-type="float" office:value="2410.20393579085" calcext:value-type="float">
            <text:p>2410.2039357909</text:p>
          </table:table-cell>
        </table:table-row>
        <table:table-row table:style-name="ro1">
          <table:table-cell office:value-type="float" office:value="18.082271597" calcext:value-type="float">
            <text:p>18.082271597</text:p>
          </table:table-cell>
          <table:table-cell office:value-type="float" office:value="2397.78770515145" calcext:value-type="float">
            <text:p>2397.7877051515</text:p>
          </table:table-cell>
        </table:table-row>
        <table:table-row table:style-name="ro1">
          <table:table-cell office:value-type="float" office:value="18.107540862" calcext:value-type="float">
            <text:p>18.107540862</text:p>
          </table:table-cell>
          <table:table-cell office:value-type="float" office:value="2374.42600724648" calcext:value-type="float">
            <text:p>2374.4260072465</text:p>
          </table:table-cell>
        </table:table-row>
        <table:table-row table:style-name="ro1">
          <table:table-cell office:value-type="float" office:value="18.13272445" calcext:value-type="float">
            <text:p>18.13272445</text:p>
          </table:table-cell>
          <table:table-cell office:value-type="float" office:value="2382.50403397667" calcext:value-type="float">
            <text:p>2382.5040339767</text:p>
          </table:table-cell>
        </table:table-row>
        <table:table-row table:style-name="ro1">
          <table:table-cell office:value-type="float" office:value="18.158221217" calcext:value-type="float">
            <text:p>18.158221217</text:p>
          </table:table-cell>
          <table:table-cell office:value-type="float" office:value="2353.23953032948" calcext:value-type="float">
            <text:p>2353.2395303295</text:p>
          </table:table-cell>
        </table:table-row>
        <table:table-row table:style-name="ro1">
          <table:table-cell office:value-type="float" office:value="18.183652202" calcext:value-type="float">
            <text:p>18.183652202</text:p>
          </table:table-cell>
          <table:table-cell office:value-type="float" office:value="2359.32662458809" calcext:value-type="float">
            <text:p>2359.3266245881</text:p>
          </table:table-cell>
        </table:table-row>
        <table:table-row table:style-name="ro1">
          <table:table-cell office:value-type="float" office:value="18.209412303" calcext:value-type="float">
            <text:p>18.209412303</text:p>
          </table:table-cell>
          <table:table-cell office:value-type="float" office:value="2329.18341430389" calcext:value-type="float">
            <text:p>2329.1834143039</text:p>
          </table:table-cell>
        </table:table-row>
        <table:table-row table:style-name="ro1">
          <table:table-cell office:value-type="float" office:value="18.235211051" calcext:value-type="float">
            <text:p>18.235211051</text:p>
          </table:table-cell>
          <table:table-cell office:value-type="float" office:value="2325.69425462044" calcext:value-type="float">
            <text:p>2325.6942546205</text:p>
          </table:table-cell>
        </table:table-row>
        <table:table-row table:style-name="ro1">
          <table:table-cell office:value-type="float" office:value="18.26138303" calcext:value-type="float">
            <text:p>18.26138303</text:p>
          </table:table-cell>
          <table:table-cell office:value-type="float" office:value="2292.5282035419" calcext:value-type="float">
            <text:p>2292.5282035419</text:p>
          </table:table-cell>
        </table:table-row>
        <table:table-row table:style-name="ro1">
          <table:table-cell office:value-type="float" office:value="18.287490529" calcext:value-type="float">
            <text:p>18.287490529</text:p>
          </table:table-cell>
          <table:table-cell office:value-type="float" office:value="2298.19026326512" calcext:value-type="float">
            <text:p>2298.1902632651</text:p>
          </table:table-cell>
        </table:table-row>
        <table:table-row table:style-name="ro1">
          <table:table-cell office:value-type="float" office:value="18.313948968" calcext:value-type="float">
            <text:p>18.313948968</text:p>
          </table:table-cell>
          <table:table-cell office:value-type="float" office:value="2267.70747888772" calcext:value-type="float">
            <text:p>2267.7074788877</text:p>
          </table:table-cell>
        </table:table-row>
        <table:table-row table:style-name="ro1">
          <table:table-cell office:value-type="float" office:value="18.340543242" calcext:value-type="float">
            <text:p>18.340543242</text:p>
          </table:table-cell>
          <table:table-cell office:value-type="float" office:value="2256.12475828407" calcext:value-type="float">
            <text:p>2256.1247582841</text:p>
          </table:table-cell>
        </table:table-row>
        <table:table-row table:style-name="ro1">
          <table:table-cell office:value-type="float" office:value="18.367306526" calcext:value-type="float">
            <text:p>18.367306526</text:p>
          </table:table-cell>
          <table:table-cell office:value-type="float" office:value="2241.87734210814" calcext:value-type="float">
            <text:p>2241.8773421082</text:p>
          </table:table-cell>
        </table:table-row>
        <table:table-row table:style-name="ro1">
          <table:table-cell office:value-type="float" office:value="18.394368198" calcext:value-type="float">
            <text:p>18.394368198</text:p>
          </table:table-cell>
          <table:table-cell office:value-type="float" office:value="2217.15790509897" calcext:value-type="float">
            <text:p>2217.157905099</text:p>
          </table:table-cell>
        </table:table-row>
        <table:table-row table:style-name="ro1">
          <table:table-cell office:value-type="float" office:value="18.42145211" calcext:value-type="float">
            <text:p>18.42145211</text:p>
          </table:table-cell>
          <table:table-cell office:value-type="float" office:value="2215.33728214785" calcext:value-type="float">
            <text:p>2215.3372821479</text:p>
          </table:table-cell>
        </table:table-row>
        <table:table-row table:style-name="ro1">
          <table:table-cell office:value-type="float" office:value="18.448803314" calcext:value-type="float">
            <text:p>18.448803314</text:p>
          </table:table-cell>
          <table:table-cell office:value-type="float" office:value="2193.68770749555" calcext:value-type="float">
            <text:p>2193.6877074956</text:p>
          </table:table-cell>
        </table:table-row>
        <table:table-row table:style-name="ro1">
          <table:table-cell office:value-type="float" office:value="18.47621452" calcext:value-type="float">
            <text:p>18.47621452</text:p>
          </table:table-cell>
          <table:table-cell office:value-type="float" office:value="2188.88581553078" calcext:value-type="float">
            <text:p>2188.8858155308</text:p>
          </table:table-cell>
        </table:table-row>
        <table:table-row table:style-name="ro1">
          <table:table-cell office:value-type="float" office:value="18.503922758" calcext:value-type="float">
            <text:p>18.503922758</text:p>
          </table:table-cell>
          <table:table-cell office:value-type="float" office:value="2165.42098418509" calcext:value-type="float">
            <text:p>2165.4209841851</text:p>
          </table:table-cell>
        </table:table-row>
        <table:table-row table:style-name="ro1">
          <table:table-cell office:value-type="float" office:value="18.531793653" calcext:value-type="float">
            <text:p>18.531793653</text:p>
          </table:table-cell>
          <table:table-cell office:value-type="float" office:value="2152.78339644281" calcext:value-type="float">
            <text:p>2152.7833964428</text:p>
          </table:table-cell>
        </table:table-row>
        <table:table-row table:style-name="ro1">
          <table:table-cell office:value-type="float" office:value="18.559833664" calcext:value-type="float">
            <text:p>18.559833664</text:p>
          </table:table-cell>
          <table:table-cell office:value-type="float" office:value="2139.79944587082" calcext:value-type="float">
            <text:p>2139.7994458708</text:p>
          </table:table-cell>
        </table:table-row>
        <table:table-row table:style-name="ro1">
          <table:table-cell office:value-type="float" office:value="18.588242792" calcext:value-type="float">
            <text:p>18.588242792</text:p>
          </table:table-cell>
          <table:table-cell office:value-type="float" office:value="2111.99724257641" calcext:value-type="float">
            <text:p>2111.9972425764</text:p>
          </table:table-cell>
        </table:table-row>
        <table:table-row table:style-name="ro1">
          <table:table-cell office:value-type="float" office:value="18.616658222" calcext:value-type="float">
            <text:p>18.616658222</text:p>
          </table:table-cell>
          <table:table-cell office:value-type="float" office:value="2111.52884190014" calcext:value-type="float">
            <text:p>2111.5288419002</text:p>
          </table:table-cell>
        </table:table-row>
        <table:table-row table:style-name="ro1">
          <table:table-cell office:value-type="float" office:value="18.645193288" calcext:value-type="float">
            <text:p>18.645193288</text:p>
          </table:table-cell>
          <table:table-cell office:value-type="float" office:value="2102.67605478791" calcext:value-type="float">
            <text:p>2102.6760547879</text:p>
          </table:table-cell>
        </table:table-row>
        <table:table-row table:style-name="ro1">
          <table:table-cell office:value-type="float" office:value="18.673827417" calcext:value-type="float">
            <text:p>18.673827417</text:p>
          </table:table-cell>
          <table:table-cell office:value-type="float" office:value="2095.40160973665" calcext:value-type="float">
            <text:p>2095.4016097367</text:p>
          </table:table-cell>
        </table:table-row>
        <table:table-row table:style-name="ro1">
          <table:table-cell office:value-type="float" office:value="18.702491755" calcext:value-type="float">
            <text:p>18.702491755</text:p>
          </table:table-cell>
          <table:table-cell office:value-type="float" office:value="2093.19329125978" calcext:value-type="float">
            <text:p>2093.1932912598</text:p>
          </table:table-cell>
        </table:table-row>
        <table:table-row table:style-name="ro1">
          <table:table-cell office:value-type="float" office:value="18.731381979" calcext:value-type="float">
            <text:p>18.731381979</text:p>
          </table:table-cell>
          <table:table-cell office:value-type="float" office:value="2076.82709555998" calcext:value-type="float">
            <text:p>2076.82709556</text:p>
          </table:table-cell>
        </table:table-row>
        <table:table-row table:style-name="ro1">
          <table:table-cell office:value-type="float" office:value="18.760481528" calcext:value-type="float">
            <text:p>18.760481528</text:p>
          </table:table-cell>
          <table:table-cell office:value-type="float" office:value="2061.88762581843" calcext:value-type="float">
            <text:p>2061.8876258184</text:p>
          </table:table-cell>
        </table:table-row>
        <table:table-row table:style-name="ro1">
          <table:table-cell office:value-type="float" office:value="18.789715712" calcext:value-type="float">
            <text:p>18.789715712</text:p>
          </table:table-cell>
          <table:table-cell office:value-type="float" office:value="2052.39181637522" calcext:value-type="float">
            <text:p>2052.3918163752</text:p>
          </table:table-cell>
        </table:table-row>
        <table:table-row table:style-name="ro1">
          <table:table-cell office:value-type="float" office:value="18.819308805" calcext:value-type="float">
            <text:p>18.819308805</text:p>
          </table:table-cell>
          <table:table-cell office:value-type="float" office:value="2027.50013322348" calcext:value-type="float">
            <text:p>2027.5001332235</text:p>
          </table:table-cell>
        </table:table-row>
        <table:table-row table:style-name="ro1">
          <table:table-cell office:value-type="float" office:value="18.849056795" calcext:value-type="float">
            <text:p>18.849056795</text:p>
          </table:table-cell>
          <table:table-cell office:value-type="float" office:value="2016.94299345959" calcext:value-type="float">
            <text:p>2016.9429934596</text:p>
          </table:table-cell>
        </table:table-row>
        <table:table-row table:style-name="ro1">
          <table:table-cell office:value-type="float" office:value="18.879049422" calcext:value-type="float">
            <text:p>18.879049422</text:p>
          </table:table-cell>
          <table:table-cell office:value-type="float" office:value="2000.49165416516" calcext:value-type="float">
            <text:p>2000.4916541652</text:p>
          </table:table-cell>
        </table:table-row>
        <table:table-row table:style-name="ro1">
          <table:table-cell office:value-type="float" office:value="18.90911257" calcext:value-type="float">
            <text:p>18.90911257</text:p>
          </table:table-cell>
          <table:table-cell office:value-type="float" office:value="1995.79897620858" calcext:value-type="float">
            <text:p>1995.7989762086</text:p>
          </table:table-cell>
        </table:table-row>
        <table:table-row table:style-name="ro1">
          <table:table-cell office:value-type="float" office:value="18.939573898" calcext:value-type="float">
            <text:p>18.939573898</text:p>
          </table:table-cell>
          <table:table-cell office:value-type="float" office:value="1969.71057860634" calcext:value-type="float">
            <text:p>1969.7105786064</text:p>
          </table:table-cell>
        </table:table-row>
        <table:table-row table:style-name="ro1">
          <table:table-cell office:value-type="float" office:value="18.970116476" calcext:value-type="float">
            <text:p>18.970116476</text:p>
          </table:table-cell>
          <table:table-cell office:value-type="float" office:value="1964.47071363772" calcext:value-type="float">
            <text:p>1964.4707136377</text:p>
          </table:table-cell>
        </table:table-row>
        <table:table-row table:style-name="ro1">
          <table:table-cell office:value-type="float" office:value="19.001024368" calcext:value-type="float">
            <text:p>19.001024368</text:p>
          </table:table-cell>
          <table:table-cell office:value-type="float" office:value="1941.25176831892" calcext:value-type="float">
            <text:p>1941.2517683189</text:p>
          </table:table-cell>
        </table:table-row>
        <table:table-row table:style-name="ro1">
          <table:table-cell office:value-type="float" office:value="19.032040074" calcext:value-type="float">
            <text:p>19.032040074</text:p>
          </table:table-cell>
          <table:table-cell office:value-type="float" office:value="1934.50376399589" calcext:value-type="float">
            <text:p>1934.5037639959</text:p>
          </table:table-cell>
        </table:table-row>
        <table:table-row table:style-name="ro1">
          <table:table-cell office:value-type="float" office:value="19.06345323" calcext:value-type="float">
            <text:p>19.06345323</text:p>
          </table:table-cell>
          <table:table-cell office:value-type="float" office:value="1910.02776034351" calcext:value-type="float">
            <text:p>1910.0277603435</text:p>
          </table:table-cell>
        </table:table-row>
        <table:table-row table:style-name="ro1">
          <table:table-cell office:value-type="float" office:value="19.094844616" calcext:value-type="float">
            <text:p>19.094844616</text:p>
          </table:table-cell>
          <table:table-cell office:value-type="float" office:value="1911.35236908648" calcext:value-type="float">
            <text:p>1911.3523690865</text:p>
          </table:table-cell>
        </table:table-row>
        <table:table-row table:style-name="ro1">
          <table:table-cell office:value-type="float" office:value="19.126611992" calcext:value-type="float">
            <text:p>19.126611992</text:p>
          </table:table-cell>
          <table:table-cell office:value-type="float" office:value="1888.73012363347" calcext:value-type="float">
            <text:p>1888.7301236335</text:p>
          </table:table-cell>
        </table:table-row>
        <table:table-row table:style-name="ro1">
          <table:table-cell office:value-type="float" office:value="19.158493328" calcext:value-type="float">
            <text:p>19.158493328</text:p>
          </table:table-cell>
          <table:table-cell office:value-type="float" office:value="1881.97884806346" calcext:value-type="float">
            <text:p>1881.9788480635</text:p>
          </table:table-cell>
        </table:table-row>
        <table:table-row table:style-name="ro1">
          <table:table-cell office:value-type="float" office:value="19.190843573" calcext:value-type="float">
            <text:p>19.190843573</text:p>
          </table:table-cell>
          <table:table-cell office:value-type="float" office:value="1854.70001850043" calcext:value-type="float">
            <text:p>1854.7000185004</text:p>
          </table:table-cell>
        </table:table-row>
        <table:table-row table:style-name="ro1">
          <table:table-cell office:value-type="float" office:value="19.223248819" calcext:value-type="float">
            <text:p>19.223248819</text:p>
          </table:table-cell>
          <table:table-cell office:value-type="float" office:value="1851.55206042895" calcext:value-type="float">
            <text:p>1851.552060429</text:p>
          </table:table-cell>
        </table:table-row>
        <table:table-row table:style-name="ro1">
          <table:table-cell office:value-type="float" office:value="19.255862607" calcext:value-type="float">
            <text:p>19.255862607</text:p>
          </table:table-cell>
          <table:table-cell office:value-type="float" office:value="1839.71270065292" calcext:value-type="float">
            <text:p>1839.7127006529</text:p>
          </table:table-cell>
        </table:table-row>
        <table:table-row table:style-name="ro1">
          <table:table-cell office:value-type="float" office:value="19.28861749" calcext:value-type="float">
            <text:p>19.28861749</text:p>
          </table:table-cell>
          <table:table-cell office:value-type="float" office:value="1831.78795051703" calcext:value-type="float">
            <text:p>1831.787950517</text:p>
          </table:table-cell>
        </table:table-row>
        <table:table-row table:style-name="ro1">
          <table:table-cell office:value-type="float" office:value="19.321564666" calcext:value-type="float">
            <text:p>19.321564666</text:p>
          </table:table-cell>
          <table:table-cell office:value-type="float" office:value="1821.09689765215" calcext:value-type="float">
            <text:p>1821.0968976522</text:p>
          </table:table-cell>
        </table:table-row>
        <table:table-row table:style-name="ro1">
          <table:table-cell office:value-type="float" office:value="19.354441164" calcext:value-type="float">
            <text:p>19.354441164</text:p>
          </table:table-cell>
          <table:table-cell office:value-type="float" office:value="1825.01189755671" calcext:value-type="float">
            <text:p>1825.0118975567</text:p>
          </table:table-cell>
        </table:table-row>
        <table:table-row table:style-name="ro1">
          <table:table-cell office:value-type="float" office:value="19.387553653" calcext:value-type="float">
            <text:p>19.387553653</text:p>
          </table:table-cell>
          <table:table-cell office:value-type="float" office:value="1812.0051319611" calcext:value-type="float">
            <text:p>1812.0051319611</text:p>
          </table:table-cell>
        </table:table-row>
        <table:table-row table:style-name="ro1">
          <table:table-cell office:value-type="float" office:value="19.420678226" calcext:value-type="float">
            <text:p>19.420678226</text:p>
          </table:table-cell>
          <table:table-cell office:value-type="float" office:value="1811.34410396766" calcext:value-type="float">
            <text:p>1811.3441039677</text:p>
          </table:table-cell>
        </table:table-row>
        <table:table-row table:style-name="ro1">
          <table:table-cell office:value-type="float" office:value="19.454049727" calcext:value-type="float">
            <text:p>19.454049727</text:p>
          </table:table-cell>
          <table:table-cell office:value-type="float" office:value="1797.94130326964" calcext:value-type="float">
            <text:p>1797.9413032696</text:p>
          </table:table-cell>
        </table:table-row>
        <table:table-row table:style-name="ro1">
          <table:table-cell office:value-type="float" office:value="19.487492114" calcext:value-type="float">
            <text:p>19.487492114</text:p>
          </table:table-cell>
          <table:table-cell office:value-type="float" office:value="1794.13030535166" calcext:value-type="float">
            <text:p>1794.1303053517</text:p>
          </table:table-cell>
        </table:table-row>
        <table:table-row table:style-name="ro1">
          <table:table-cell office:value-type="float" office:value="19.521129033" calcext:value-type="float">
            <text:p>19.521129033</text:p>
          </table:table-cell>
          <table:table-cell office:value-type="float" office:value="1783.75433255332" calcext:value-type="float">
            <text:p>1783.7543325533</text:p>
          </table:table-cell>
        </table:table-row>
        <table:table-row table:style-name="ro1">
          <table:table-cell office:value-type="float" office:value="19.554720067" calcext:value-type="float">
            <text:p>19.554720067</text:p>
          </table:table-cell>
          <table:table-cell office:value-type="float" office:value="1786.19092225638" calcext:value-type="float">
            <text:p>1786.1909222564</text:p>
          </table:table-cell>
        </table:table-row>
        <table:table-row table:style-name="ro1">
          <table:table-cell office:value-type="float" office:value="19.5886648" calcext:value-type="float">
            <text:p>19.5886648</text:p>
          </table:table-cell>
          <table:table-cell office:value-type="float" office:value="1767.57908215106" calcext:value-type="float">
            <text:p>1767.5790821511</text:p>
          </table:table-cell>
        </table:table-row>
        <table:table-row table:style-name="ro1">
          <table:table-cell office:value-type="float" office:value="19.622626513" calcext:value-type="float">
            <text:p>19.622626513</text:p>
          </table:table-cell>
          <table:table-cell office:value-type="float" office:value="1766.69533718731" calcext:value-type="float">
            <text:p>1766.6953371873</text:p>
          </table:table-cell>
        </table:table-row>
        <table:table-row table:style-name="ro1">
          <table:table-cell office:value-type="float" office:value="19.657050989" calcext:value-type="float">
            <text:p>19.657050989</text:p>
          </table:table-cell>
          <table:table-cell office:value-type="float" office:value="1742.94592022267" calcext:value-type="float">
            <text:p>1742.9459202227</text:p>
          </table:table-cell>
        </table:table-row>
        <table:table-row table:style-name="ro1">
          <table:table-cell office:value-type="float" office:value="19.691406715" calcext:value-type="float">
            <text:p>19.691406715</text:p>
          </table:table-cell>
          <table:table-cell office:value-type="float" office:value="1746.4337676927" calcext:value-type="float">
            <text:p>1746.4337676927</text:p>
          </table:table-cell>
        </table:table-row>
        <table:table-row table:style-name="ro1">
          <table:table-cell office:value-type="float" office:value="19.725891713" calcext:value-type="float">
            <text:p>19.725891713</text:p>
          </table:table-cell>
          <table:table-cell office:value-type="float" office:value="1739.88700825809" calcext:value-type="float">
            <text:p>1739.8870082581</text:p>
          </table:table-cell>
        </table:table-row>
        <table:table-row table:style-name="ro1">
          <table:table-cell office:value-type="float" office:value="19.760639107" calcext:value-type="float">
            <text:p>19.760639107</text:p>
          </table:table-cell>
          <table:table-cell office:value-type="float" office:value="1726.74819872823" calcext:value-type="float">
            <text:p>1726.7481987282</text:p>
          </table:table-cell>
        </table:table-row>
        <table:table-row table:style-name="ro1">
          <table:table-cell office:value-type="float" office:value="19.795690566" calcext:value-type="float">
            <text:p>19.795690566</text:p>
          </table:table-cell>
          <table:table-cell office:value-type="float" office:value="1711.76897372509" calcext:value-type="float">
            <text:p>1711.7689737251</text:p>
          </table:table-cell>
        </table:table-row>
        <table:table-row table:style-name="ro1">
          <table:table-cell office:value-type="float" office:value="19.83094786" calcext:value-type="float">
            <text:p>19.83094786</text:p>
          </table:table-cell>
          <table:table-cell office:value-type="float" office:value="1701.77552480325" calcext:value-type="float">
            <text:p>1701.7755248033</text:p>
          </table:table-cell>
        </table:table-row>
        <table:table-row table:style-name="ro1">
          <table:table-cell office:value-type="float" office:value="19.866684948" calcext:value-type="float">
            <text:p>19.866684948</text:p>
          </table:table-cell>
          <table:table-cell office:value-type="float" office:value="1678.9280648721" calcext:value-type="float">
            <text:p>1678.9280648721</text:p>
          </table:table-cell>
        </table:table-row>
        <table:table-row table:style-name="ro1">
          <table:table-cell office:value-type="float" office:value="19.90207792" calcext:value-type="float">
            <text:p>19.90207792</text:p>
          </table:table-cell>
          <table:table-cell office:value-type="float" office:value="1695.25181439992" calcext:value-type="float">
            <text:p>1695.2518143999</text:p>
          </table:table-cell>
        </table:table-row>
        <table:table-row table:style-name="ro1">
          <table:table-cell office:value-type="float" office:value="19.937461151" calcext:value-type="float">
            <text:p>19.937461151</text:p>
          </table:table-cell>
          <table:table-cell office:value-type="float" office:value="1695.71851705664" calcext:value-type="float">
            <text:p>1695.7185170566</text:p>
          </table:table-cell>
        </table:table-row>
        <table:table-row table:style-name="ro1">
          <table:table-cell office:value-type="float" office:value="19.972951415" calcext:value-type="float">
            <text:p>19.972951415</text:p>
          </table:table-cell>
          <table:table-cell office:value-type="float" office:value="1690.60449930737" calcext:value-type="float">
            <text:p>1690.6044993074</text:p>
          </table:table-cell>
        </table:table-row>
        <table:table-row table:style-name="ro1">
          <table:table-cell office:value-type="float" office:value="20.008914859" calcext:value-type="float">
            <text:p>20.008914859</text:p>
          </table:table-cell>
          <table:table-cell office:value-type="float" office:value="1668.36079436647" calcext:value-type="float">
            <text:p>1668.3607943665</text:p>
          </table:table-cell>
        </table:table-row>
        <table:table-row table:style-name="ro1">
          <table:table-cell office:value-type="float" office:value="20.045086116" calcext:value-type="float">
            <text:p>20.045086116</text:p>
          </table:table-cell>
          <table:table-cell office:value-type="float" office:value="1658.77564055905" calcext:value-type="float">
            <text:p>1658.7756405591</text:p>
          </table:table-cell>
        </table:table-row>
        <table:table-row table:style-name="ro1">
          <table:table-cell office:value-type="float" office:value="20.081675085" calcext:value-type="float">
            <text:p>20.081675085</text:p>
          </table:table-cell>
          <table:table-cell office:value-type="float" office:value="1639.83849886559" calcext:value-type="float">
            <text:p>1639.8384988656</text:p>
          </table:table-cell>
        </table:table-row>
        <table:table-row table:style-name="ro1">
          <table:table-cell office:value-type="float" office:value="20.11824999" calcext:value-type="float">
            <text:p>20.11824999</text:p>
          </table:table-cell>
          <table:table-cell office:value-type="float" office:value="1640.46905931804" calcext:value-type="float">
            <text:p>1640.4690593181</text:p>
          </table:table-cell>
        </table:table-row>
        <table:table-row table:style-name="ro1">
          <table:table-cell office:value-type="float" office:value="20.154943178" calcext:value-type="float">
            <text:p>20.154943178</text:p>
          </table:table-cell>
          <table:table-cell office:value-type="float" office:value="1635.18089515716" calcext:value-type="float">
            <text:p>1635.1808951572</text:p>
          </table:table-cell>
        </table:table-row>
        <table:table-row table:style-name="ro1">
          <table:table-cell office:value-type="float" office:value="20.191599803" calcext:value-type="float">
            <text:p>20.191599803</text:p>
          </table:table-cell>
          <table:table-cell office:value-type="float" office:value="1636.81189962223" calcext:value-type="float">
            <text:p>1636.8118996222</text:p>
          </table:table-cell>
        </table:table-row>
        <table:table-row table:style-name="ro1">
          <table:table-cell office:value-type="float" office:value="20.228566586" calcext:value-type="float">
            <text:p>20.228566586</text:p>
          </table:table-cell>
          <table:table-cell office:value-type="float" office:value="1623.0787515377" calcext:value-type="float">
            <text:p>1623.0787515377</text:p>
          </table:table-cell>
        </table:table-row>
        <table:table-row table:style-name="ro1">
          <table:table-cell office:value-type="float" office:value="20.265545556" calcext:value-type="float">
            <text:p>20.265545556</text:p>
          </table:table-cell>
          <table:table-cell office:value-type="float" office:value="1622.54384045852" calcext:value-type="float">
            <text:p>1622.5438404585</text:p>
          </table:table-cell>
        </table:table-row>
        <table:table-row table:style-name="ro1">
          <table:table-cell office:value-type="float" office:value="20.302756195" calcext:value-type="float">
            <text:p>20.302756195</text:p>
          </table:table-cell>
          <table:table-cell office:value-type="float" office:value="1612.44207604169" calcext:value-type="float">
            <text:p>1612.4420760417</text:p>
          </table:table-cell>
        </table:table-row>
        <table:table-row table:style-name="ro1">
          <table:table-cell office:value-type="float" office:value="20.340032511" calcext:value-type="float">
            <text:p>20.340032511</text:p>
          </table:table-cell>
          <table:table-cell office:value-type="float" office:value="1609.60112045423" calcext:value-type="float">
            <text:p>1609.6011204542</text:p>
          </table:table-cell>
        </table:table-row>
        <table:table-row table:style-name="ro1">
          <table:table-cell office:value-type="float" office:value="20.377444817" calcext:value-type="float">
            <text:p>20.377444817</text:p>
          </table:table-cell>
          <table:table-cell office:value-type="float" office:value="1603.75038095753" calcext:value-type="float">
            <text:p>1603.7503809575</text:p>
          </table:table-cell>
        </table:table-row>
        <table:table-row table:style-name="ro1">
          <table:table-cell office:value-type="float" office:value="20.414842488" calcext:value-type="float">
            <text:p>20.414842488</text:p>
          </table:table-cell>
          <table:table-cell office:value-type="float" office:value="1604.37798385891" calcext:value-type="float">
            <text:p>1604.3779838589</text:p>
          </table:table-cell>
        </table:table-row>
        <table:table-row table:style-name="ro1">
          <table:table-cell office:value-type="float" office:value="20.452278649" calcext:value-type="float">
            <text:p>20.452278649</text:p>
          </table:table-cell>
          <table:table-cell office:value-type="float" office:value="1602.72844216041" calcext:value-type="float">
            <text:p>1602.7284421604</text:p>
          </table:table-cell>
        </table:table-row>
        <table:table-row table:style-name="ro1">
          <table:table-cell office:value-type="float" office:value="20.489676008" calcext:value-type="float">
            <text:p>20.489676008</text:p>
          </table:table-cell>
          <table:table-cell office:value-type="float" office:value="1604.39136892009" calcext:value-type="float">
            <text:p>1604.3913689201</text:p>
          </table:table-cell>
        </table:table-row>
        <table:table-row table:style-name="ro1">
          <table:table-cell office:value-type="float" office:value="20.527411285" calcext:value-type="float">
            <text:p>20.527411285</text:p>
          </table:table-cell>
          <table:table-cell office:value-type="float" office:value="1590.02410397028" calcext:value-type="float">
            <text:p>1590.0241039703</text:p>
          </table:table-cell>
        </table:table-row>
        <table:table-row table:style-name="ro1">
          <table:table-cell office:value-type="float" office:value="20.564916769" calcext:value-type="float">
            <text:p>20.564916769</text:p>
          </table:table-cell>
          <table:table-cell office:value-type="float" office:value="1599.7660502128" calcext:value-type="float">
            <text:p>1599.7660502128</text:p>
          </table:table-cell>
        </table:table-row>
        <table:table-row table:style-name="ro1">
          <table:table-cell office:value-type="float" office:value="20.602571993" calcext:value-type="float">
            <text:p>20.602571993</text:p>
          </table:table-cell>
          <table:table-cell office:value-type="float" office:value="1593.404410501" calcext:value-type="float">
            <text:p>1593.404410501</text:p>
          </table:table-cell>
        </table:table-row>
        <table:table-row table:style-name="ro1">
          <table:table-cell office:value-type="float" office:value="20.640463834" calcext:value-type="float">
            <text:p>20.640463834</text:p>
          </table:table-cell>
          <table:table-cell office:value-type="float" office:value="1583.45433783473" calcext:value-type="float">
            <text:p>1583.4543378347</text:p>
          </table:table-cell>
        </table:table-row>
        <table:table-row table:style-name="ro1">
          <table:table-cell office:value-type="float" office:value="20.678563905" calcext:value-type="float">
            <text:p>20.678563905</text:p>
          </table:table-cell>
          <table:table-cell office:value-type="float" office:value="1574.80021493943" calcext:value-type="float">
            <text:p>1574.8002149394</text:p>
          </table:table-cell>
        </table:table-row>
        <table:table-row table:style-name="ro1">
          <table:table-cell office:value-type="float" office:value="20.716920696" calcext:value-type="float">
            <text:p>20.716920696</text:p>
          </table:table-cell>
          <table:table-cell office:value-type="float" office:value="1564.26015930247" calcext:value-type="float">
            <text:p>1564.2601593025</text:p>
          </table:table-cell>
        </table:table-row>
        <table:table-row table:style-name="ro1">
          <table:table-cell office:value-type="float" office:value="20.755497124" calcext:value-type="float">
            <text:p>20.755497124</text:p>
          </table:table-cell>
          <table:table-cell office:value-type="float" office:value="1555.35395864028" calcext:value-type="float">
            <text:p>1555.3539586403</text:p>
          </table:table-cell>
        </table:table-row>
        <table:table-row table:style-name="ro1">
          <table:table-cell office:value-type="float" office:value="20.793762092" calcext:value-type="float">
            <text:p>20.793762092</text:p>
          </table:table-cell>
          <table:table-cell office:value-type="float" office:value="1568.01385538856" calcext:value-type="float">
            <text:p>1568.0138553886</text:p>
          </table:table-cell>
        </table:table-row>
        <table:table-row table:style-name="ro1">
          <table:table-cell office:value-type="float" office:value="20.831973518" calcext:value-type="float">
            <text:p>20.831973518</text:p>
          </table:table-cell>
          <table:table-cell office:value-type="float" office:value="1570.21096255359" calcext:value-type="float">
            <text:p>1570.2109625536</text:p>
          </table:table-cell>
        </table:table-row>
        <table:table-row table:style-name="ro1">
          <table:table-cell office:value-type="float" office:value="20.870317549" calcext:value-type="float">
            <text:p>20.870317549</text:p>
          </table:table-cell>
          <table:table-cell office:value-type="float" office:value="1564.78070863228" calcext:value-type="float">
            <text:p>1564.7807086323</text:p>
          </table:table-cell>
        </table:table-row>
        <table:table-row table:style-name="ro1">
          <table:table-cell office:value-type="float" office:value="20.90888882" calcext:value-type="float">
            <text:p>20.90888882</text:p>
          </table:table-cell>
          <table:table-cell office:value-type="float" office:value="1555.56191031394" calcext:value-type="float">
            <text:p>1555.5619103139</text:p>
          </table:table-cell>
        </table:table-row>
        <table:table-row table:style-name="ro1">
          <table:table-cell office:value-type="float" office:value="20.947244987" calcext:value-type="float">
            <text:p>20.947244987</text:p>
          </table:table-cell>
          <table:table-cell office:value-type="float" office:value="1564.28560757924" calcext:value-type="float">
            <text:p>1564.2856075792</text:p>
          </table:table-cell>
        </table:table-row>
        <table:table-row table:style-name="ro1">
          <table:table-cell office:value-type="float" office:value="20.98558709" calcext:value-type="float">
            <text:p>20.98558709</text:p>
          </table:table-cell>
          <table:table-cell office:value-type="float" office:value="1564.85939229789" calcext:value-type="float">
            <text:p>1564.8593922979</text:p>
          </table:table-cell>
        </table:table-row>
        <table:table-row table:style-name="ro1">
          <table:table-cell office:value-type="float" office:value="21.023833777" calcext:value-type="float">
            <text:p>21.023833777</text:p>
          </table:table-cell>
          <table:table-cell office:value-type="float" office:value="1568.76332844183" calcext:value-type="float">
            <text:p>1568.7633284418</text:p>
          </table:table-cell>
        </table:table-row>
        <table:table-row table:style-name="ro1">
          <table:table-cell office:value-type="float" office:value="21.062442913" calcext:value-type="float">
            <text:p>21.062442913</text:p>
          </table:table-cell>
          <table:table-cell office:value-type="float" office:value="1554.03632963978" calcext:value-type="float">
            <text:p>1554.0363296398</text:p>
          </table:table-cell>
        </table:table-row>
        <table:table-row table:style-name="ro1">
          <table:table-cell office:value-type="float" office:value="21.100928768" calcext:value-type="float">
            <text:p>21.100928768</text:p>
          </table:table-cell>
          <table:table-cell office:value-type="float" office:value="1559.01434436116" calcext:value-type="float">
            <text:p>1559.0143443612</text:p>
          </table:table-cell>
        </table:table-row>
        <table:table-row table:style-name="ro1">
          <table:table-cell office:value-type="float" office:value="21.139469987" calcext:value-type="float">
            <text:p>21.139469987</text:p>
          </table:table-cell>
          <table:table-cell office:value-type="float" office:value="1556.77483890678" calcext:value-type="float">
            <text:p>1556.7748389068</text:p>
          </table:table-cell>
        </table:table-row>
        <table:table-row table:style-name="ro1">
          <table:table-cell office:value-type="float" office:value="21.177847924" calcext:value-type="float">
            <text:p>21.177847924</text:p>
          </table:table-cell>
          <table:table-cell office:value-type="float" office:value="1563.39826187114" calcext:value-type="float">
            <text:p>1563.3982618711</text:p>
          </table:table-cell>
        </table:table-row>
        <table:table-row table:style-name="ro1">
          <table:table-cell office:value-type="float" office:value="21.215846328" calcext:value-type="float">
            <text:p>21.215846328</text:p>
          </table:table-cell>
          <table:table-cell office:value-type="float" office:value="1579.01368699592" calcext:value-type="float">
            <text:p>1579.0136869959</text:p>
          </table:table-cell>
        </table:table-row>
        <table:table-row table:style-name="ro1">
          <table:table-cell office:value-type="float" office:value="21.253900097" calcext:value-type="float">
            <text:p>21.253900097</text:p>
          </table:table-cell>
          <table:table-cell office:value-type="float" office:value="1576.71635626942" calcext:value-type="float">
            <text:p>1576.7163562694</text:p>
          </table:table-cell>
        </table:table-row>
        <table:table-row table:style-name="ro1">
          <table:table-cell office:value-type="float" office:value="21.292274128" calcext:value-type="float">
            <text:p>21.292274128</text:p>
          </table:table-cell>
          <table:table-cell office:value-type="float" office:value="1563.55739640681" calcext:value-type="float">
            <text:p>1563.5573964068</text:p>
          </table:table-cell>
        </table:table-row>
        <table:table-row table:style-name="ro1">
          <table:table-cell office:value-type="float" office:value="21.330274875" calcext:value-type="float">
            <text:p>21.330274875</text:p>
          </table:table-cell>
          <table:table-cell office:value-type="float" office:value="1578.91633025011" calcext:value-type="float">
            <text:p>1578.9163302501</text:p>
          </table:table-cell>
        </table:table-row>
        <table:table-row table:style-name="ro1">
          <table:table-cell office:value-type="float" office:value="21.368053486" calcext:value-type="float">
            <text:p>21.368053486</text:p>
          </table:table-cell>
          <table:table-cell office:value-type="float" office:value="1588.20026495944" calcext:value-type="float">
            <text:p>1588.2002649594</text:p>
          </table:table-cell>
        </table:table-row>
        <table:table-row table:style-name="ro1">
          <table:table-cell office:value-type="float" office:value="21.40596366" calcext:value-type="float">
            <text:p>21.40596366</text:p>
          </table:table-cell>
          <table:table-cell office:value-type="float" office:value="1582.68859436006" calcext:value-type="float">
            <text:p>1582.6885943601</text:p>
          </table:table-cell>
        </table:table-row>
        <table:table-row table:style-name="ro1">
          <table:table-cell office:value-type="float" office:value="21.443967637" calcext:value-type="float">
            <text:p>21.443967637</text:p>
          </table:table-cell>
          <table:table-cell office:value-type="float" office:value="1578.78213640631" calcext:value-type="float">
            <text:p>1578.7821364063</text:p>
          </table:table-cell>
        </table:table-row>
        <table:table-row table:style-name="ro1">
          <table:table-cell office:value-type="float" office:value="21.481970155" calcext:value-type="float">
            <text:p>21.481970155</text:p>
          </table:table-cell>
          <table:table-cell office:value-type="float" office:value="1578.84274931471" calcext:value-type="float">
            <text:p>1578.8427493147</text:p>
          </table:table-cell>
        </table:table-row>
        <table:table-row table:style-name="ro1">
          <table:table-cell office:value-type="float" office:value="21.520094966" calcext:value-type="float">
            <text:p>21.520094966</text:p>
          </table:table-cell>
          <table:table-cell office:value-type="float" office:value="1573.77829361555" calcext:value-type="float">
            <text:p>1573.7782936156</text:p>
          </table:table-cell>
        </table:table-row>
        <table:table-row table:style-name="ro1">
          <table:table-cell office:value-type="float" office:value="21.557997692" calcext:value-type="float">
            <text:p>21.557997692</text:p>
          </table:table-cell>
          <table:table-cell office:value-type="float" office:value="1582.99959744326" calcext:value-type="float">
            <text:p>1582.9995974433</text:p>
          </table:table-cell>
        </table:table-row>
        <table:table-row table:style-name="ro1">
          <table:table-cell office:value-type="float" office:value="21.595614166" calcext:value-type="float">
            <text:p>21.595614166</text:p>
          </table:table-cell>
          <table:table-cell office:value-type="float" office:value="1595.04583018615" calcext:value-type="float">
            <text:p>1595.0458301862</text:p>
          </table:table-cell>
        </table:table-row>
        <table:table-row table:style-name="ro1">
          <table:table-cell office:value-type="float" office:value="21.633434652" calcext:value-type="float">
            <text:p>21.633434652</text:p>
          </table:table-cell>
          <table:table-cell office:value-type="float" office:value="1586.44180299529" calcext:value-type="float">
            <text:p>1586.4418029953</text:p>
          </table:table-cell>
        </table:table-row>
        <table:table-row table:style-name="ro1">
          <table:table-cell office:value-type="float" office:value="21.671313576" calcext:value-type="float">
            <text:p>21.671313576</text:p>
          </table:table-cell>
          <table:table-cell office:value-type="float" office:value="1583.99430775816" calcext:value-type="float">
            <text:p>1583.9943077582</text:p>
          </table:table-cell>
        </table:table-row>
        <table:table-row table:style-name="ro1">
          <table:table-cell office:value-type="float" office:value="21.70901578" calcext:value-type="float">
            <text:p>21.70901578</text:p>
          </table:table-cell>
          <table:table-cell office:value-type="float" office:value="1591.41889954208" calcext:value-type="float">
            <text:p>1591.4188995421</text:p>
          </table:table-cell>
        </table:table-row>
        <table:table-row table:style-name="ro1">
          <table:table-cell office:value-type="float" office:value="21.746530535" calcext:value-type="float">
            <text:p>21.746530535</text:p>
          </table:table-cell>
          <table:table-cell office:value-type="float" office:value="1599.37070094168" calcext:value-type="float">
            <text:p>1599.3707009417</text:p>
          </table:table-cell>
        </table:table-row>
        <table:table-row table:style-name="ro1">
          <table:table-cell office:value-type="float" office:value="21.784205135" calcext:value-type="float">
            <text:p>21.784205135</text:p>
          </table:table-cell>
          <table:table-cell office:value-type="float" office:value="1592.584924591" calcext:value-type="float">
            <text:p>1592.584924591</text:p>
          </table:table-cell>
        </table:table-row>
        <table:table-row table:style-name="ro1">
          <table:table-cell office:value-type="float" office:value="21.822111038" calcext:value-type="float">
            <text:p>21.822111038</text:p>
          </table:table-cell>
          <table:table-cell office:value-type="float" office:value="1582.86692180919" calcext:value-type="float">
            <text:p>1582.8669218092</text:p>
          </table:table-cell>
        </table:table-row>
        <table:table-row table:style-name="ro1">
          <table:table-cell office:value-type="float" office:value="21.859727825" calcext:value-type="float">
            <text:p>21.859727825</text:p>
          </table:table-cell>
          <table:table-cell office:value-type="float" office:value="1595.03255820314" calcext:value-type="float">
            <text:p>1595.0325582032</text:p>
          </table:table-cell>
        </table:table-row>
        <table:table-row table:style-name="ro1">
          <table:table-cell office:value-type="float" office:value="21.89734008" calcext:value-type="float">
            <text:p>21.89734008</text:p>
          </table:table-cell>
          <table:table-cell office:value-type="float" office:value="1595.22474789138" calcext:value-type="float">
            <text:p>1595.2247478914</text:p>
          </table:table-cell>
        </table:table-row>
        <table:table-row table:style-name="ro1">
          <table:table-cell office:value-type="float" office:value="21.93497119" calcext:value-type="float">
            <text:p>21.93497119</text:p>
          </table:table-cell>
          <table:table-cell office:value-type="float" office:value="1594.42546339985" calcext:value-type="float">
            <text:p>1594.4254633999</text:p>
          </table:table-cell>
        </table:table-row>
        <table:table-row table:style-name="ro1">
          <table:table-cell office:value-type="float" office:value="21.972803916" calcext:value-type="float">
            <text:p>21.972803916</text:p>
          </table:table-cell>
          <table:table-cell office:value-type="float" office:value="1585.92854239484" calcext:value-type="float">
            <text:p>1585.9285423949</text:p>
          </table:table-cell>
        </table:table-row>
        <table:table-row table:style-name="ro1">
          <table:table-cell office:value-type="float" office:value="22.01027716" calcext:value-type="float">
            <text:p>22.01027716</text:p>
          </table:table-cell>
          <table:table-cell office:value-type="float" office:value="1601.14240443109" calcext:value-type="float">
            <text:p>1601.1424044311</text:p>
          </table:table-cell>
        </table:table-row>
        <table:table-row table:style-name="ro1">
          <table:table-cell office:value-type="float" office:value="22.047723842" calcext:value-type="float">
            <text:p>22.047723842</text:p>
          </table:table-cell>
          <table:table-cell office:value-type="float" office:value="1602.27814042397" calcext:value-type="float">
            <text:p>1602.278140424</text:p>
          </table:table-cell>
        </table:table-row>
        <table:table-row table:style-name="ro1">
          <table:table-cell office:value-type="float" office:value="22.084962189" calcext:value-type="float">
            <text:p>22.084962189</text:p>
          </table:table-cell>
          <table:table-cell office:value-type="float" office:value="1611.24230353164" calcext:value-type="float">
            <text:p>1611.2423035316</text:p>
          </table:table-cell>
        </table:table-row>
        <table:table-row table:style-name="ro1">
          <table:table-cell office:value-type="float" office:value="22.122339026" calcext:value-type="float">
            <text:p>22.122339026</text:p>
          </table:table-cell>
          <table:table-cell office:value-type="float" office:value="1605.27227063129" calcext:value-type="float">
            <text:p>1605.2722706313</text:p>
          </table:table-cell>
        </table:table-row>
        <table:table-row table:style-name="ro1">
          <table:table-cell office:value-type="float" office:value="22.159457112" calcext:value-type="float">
            <text:p>22.159457112</text:p>
          </table:table-cell>
          <table:table-cell office:value-type="float" office:value="1616.46265920071" calcext:value-type="float">
            <text:p>1616.4626592007</text:p>
          </table:table-cell>
        </table:table-row>
        <table:table-row table:style-name="ro1">
          <table:table-cell office:value-type="float" office:value="22.196789106" calcext:value-type="float">
            <text:p>22.196789106</text:p>
          </table:table-cell>
          <table:table-cell office:value-type="float" office:value="1607.2005154614" calcext:value-type="float">
            <text:p>1607.2005154614</text:p>
          </table:table-cell>
        </table:table-row>
        <table:table-row table:style-name="ro1">
          <table:table-cell office:value-type="float" office:value="22.234097558" calcext:value-type="float">
            <text:p>22.234097558</text:p>
          </table:table-cell>
          <table:table-cell office:value-type="float" office:value="1608.21467478715" calcext:value-type="float">
            <text:p>1608.2146747872</text:p>
          </table:table-cell>
        </table:table-row>
        <table:table-row table:style-name="ro1">
          <table:table-cell office:value-type="float" office:value="22.271463405" calcext:value-type="float">
            <text:p>22.271463405</text:p>
          </table:table-cell>
          <table:table-cell office:value-type="float" office:value="1605.74441146765" calcext:value-type="float">
            <text:p>1605.7444114677</text:p>
          </table:table-cell>
        </table:table-row>
        <table:table-row table:style-name="ro1">
          <table:table-cell office:value-type="float" office:value="22.308554252" calcext:value-type="float">
            <text:p>22.308554252</text:p>
          </table:table-cell>
          <table:table-cell office:value-type="float" office:value="1617.64976680088" calcext:value-type="float">
            <text:p>1617.6497668009</text:p>
          </table:table-cell>
        </table:table-row>
        <table:table-row table:style-name="ro1">
          <table:table-cell office:value-type="float" office:value="22.345664473" calcext:value-type="float">
            <text:p>22.345664473</text:p>
          </table:table-cell>
          <table:table-cell office:value-type="float" office:value="1616.80524618815" calcext:value-type="float">
            <text:p>1616.8052461882</text:p>
          </table:table-cell>
        </table:table-row>
        <table:table-row table:style-name="ro1">
          <table:table-cell office:value-type="float" office:value="22.382724225" calcext:value-type="float">
            <text:p>22.382724225</text:p>
          </table:table-cell>
          <table:table-cell office:value-type="float" office:value="1619.00705649633" calcext:value-type="float">
            <text:p>1619.0070564963</text:p>
          </table:table-cell>
        </table:table-row>
        <table:table-row table:style-name="ro1">
          <table:table-cell office:value-type="float" office:value="22.420162782" calcext:value-type="float">
            <text:p>22.420162782</text:p>
          </table:table-cell>
          <table:table-cell office:value-type="float" office:value="1602.62587043613" calcext:value-type="float">
            <text:p>1602.6258704361</text:p>
          </table:table-cell>
        </table:table-row>
        <table:table-row table:style-name="ro1">
          <table:table-cell office:value-type="float" office:value="22.457265034" calcext:value-type="float">
            <text:p>22.457265034</text:p>
          </table:table-cell>
          <table:table-cell office:value-type="float" office:value="1617.15251138916" calcext:value-type="float">
            <text:p>1617.1525113892</text:p>
          </table:table-cell>
        </table:table-row>
        <table:table-row table:style-name="ro1">
          <table:table-cell office:value-type="float" office:value="22.494429162" calcext:value-type="float">
            <text:p>22.494429162</text:p>
          </table:table-cell>
          <table:table-cell office:value-type="float" office:value="1614.46005137025" calcext:value-type="float">
            <text:p>1614.4600513703</text:p>
          </table:table-cell>
        </table:table-row>
        <table:table-row table:style-name="ro1">
          <table:table-cell office:value-type="float" office:value="22.531606467" calcext:value-type="float">
            <text:p>22.531606467</text:p>
          </table:table-cell>
          <table:table-cell office:value-type="float" office:value="1613.88782753348" calcext:value-type="float">
            <text:p>1613.8878275335</text:p>
          </table:table-cell>
        </table:table-row>
        <table:table-row table:style-name="ro1">
          <table:table-cell office:value-type="float" office:value="22.568988982" calcext:value-type="float">
            <text:p>22.568988982</text:p>
          </table:table-cell>
          <table:table-cell office:value-type="float" office:value="1605.02844712275" calcext:value-type="float">
            <text:p>1605.0284471228</text:p>
          </table:table-cell>
        </table:table-row>
        <table:table-row table:style-name="ro1">
          <table:table-cell office:value-type="float" office:value="22.60618061" calcext:value-type="float">
            <text:p>22.60618061</text:p>
          </table:table-cell>
          <table:table-cell office:value-type="float" office:value="1613.26629745834" calcext:value-type="float">
            <text:p>1613.2662974583</text:p>
          </table:table-cell>
        </table:table-row>
        <table:table-row table:style-name="ro1">
          <table:table-cell office:value-type="float" office:value="22.643542916" calcext:value-type="float">
            <text:p>22.643542916</text:p>
          </table:table-cell>
          <table:table-cell office:value-type="float" office:value="1605.89659535444" calcext:value-type="float">
            <text:p>1605.8965953545</text:p>
          </table:table-cell>
        </table:table-row>
        <table:table-row table:style-name="ro1">
          <table:table-cell office:value-type="float" office:value="22.680692565" calcext:value-type="float">
            <text:p>22.680692565</text:p>
          </table:table-cell>
          <table:table-cell office:value-type="float" office:value="1615.0892838853" calcext:value-type="float">
            <text:p>1615.0892838853</text:p>
          </table:table-cell>
        </table:table-row>
        <table:table-row table:style-name="ro1">
          <table:table-cell office:value-type="float" office:value="22.717907526" calcext:value-type="float">
            <text:p>22.717907526</text:p>
          </table:table-cell>
          <table:table-cell office:value-type="float" office:value="1612.25481332644" calcext:value-type="float">
            <text:p>1612.2548133264</text:p>
          </table:table-cell>
        </table:table-row>
        <table:table-row table:style-name="ro1">
          <table:table-cell office:value-type="float" office:value="22.754756288" calcext:value-type="float">
            <text:p>22.754756288</text:p>
          </table:table-cell>
          <table:table-cell office:value-type="float" office:value="1628.27722678995" calcext:value-type="float">
            <text:p>1628.27722679</text:p>
          </table:table-cell>
        </table:table-row>
        <table:table-row table:style-name="ro1">
          <table:table-cell office:value-type="float" office:value="22.791460517" calcext:value-type="float">
            <text:p>22.791460517</text:p>
          </table:table-cell>
          <table:table-cell office:value-type="float" office:value="1634.68901635279" calcext:value-type="float">
            <text:p>1634.6890163528</text:p>
          </table:table-cell>
        </table:table-row>
        <table:table-row table:style-name="ro1">
          <table:table-cell office:value-type="float" office:value="22.828356883" calcext:value-type="float">
            <text:p>22.828356883</text:p>
          </table:table-cell>
          <table:table-cell office:value-type="float" office:value="1626.17640989357" calcext:value-type="float">
            <text:p>1626.1764098936</text:p>
          </table:table-cell>
        </table:table-row>
        <table:table-row table:style-name="ro1">
          <table:table-cell office:value-type="float" office:value="22.865229811" calcext:value-type="float">
            <text:p>22.865229811</text:p>
          </table:table-cell>
          <table:table-cell office:value-type="float" office:value="1627.21007672616" calcext:value-type="float">
            <text:p>1627.2100767262</text:p>
          </table:table-cell>
        </table:table-row>
        <table:table-row table:style-name="ro1">
          <table:table-cell office:value-type="float" office:value="22.90179154" calcext:value-type="float">
            <text:p>22.90179154</text:p>
          </table:table-cell>
          <table:table-cell office:value-type="float" office:value="1641.06024635766" calcext:value-type="float">
            <text:p>1641.0602463577</text:p>
          </table:table-cell>
        </table:table-row>
        <table:table-row table:style-name="ro1">
          <table:table-cell office:value-type="float" office:value="22.938293424" calcext:value-type="float">
            <text:p>22.938293424</text:p>
          </table:table-cell>
          <table:table-cell office:value-type="float" office:value="1643.75077187782" calcext:value-type="float">
            <text:p>1643.7507718778</text:p>
          </table:table-cell>
        </table:table-row>
        <table:table-row table:style-name="ro1">
          <table:table-cell office:value-type="float" office:value="22.975016924" calcext:value-type="float">
            <text:p>22.975016924</text:p>
          </table:table-cell>
          <table:table-cell office:value-type="float" office:value="1633.83119800669" calcext:value-type="float">
            <text:p>1633.8311980067</text:p>
          </table:table-cell>
        </table:table-row>
        <table:table-row table:style-name="ro1">
          <table:table-cell office:value-type="float" office:value="23.011912145" calcext:value-type="float">
            <text:p>23.011912145</text:p>
          </table:table-cell>
          <table:table-cell office:value-type="float" office:value="1626.22687637536" calcext:value-type="float">
            <text:p>1626.2268763754</text:p>
          </table:table-cell>
        </table:table-row>
        <table:table-row table:style-name="ro1">
          <table:table-cell office:value-type="float" office:value="23.048439706" calcext:value-type="float">
            <text:p>23.048439706</text:p>
          </table:table-cell>
          <table:table-cell office:value-type="float" office:value="1642.59529947812" calcext:value-type="float">
            <text:p>1642.5952994781</text:p>
          </table:table-cell>
        </table:table-row>
        <table:table-row table:style-name="ro1">
          <table:table-cell office:value-type="float" office:value="23.084727735" calcext:value-type="float">
            <text:p>23.084727735</text:p>
          </table:table-cell>
          <table:table-cell office:value-type="float" office:value="1653.43783207382" calcext:value-type="float">
            <text:p>1653.4378320738</text:p>
          </table:table-cell>
        </table:table-row>
        <table:table-row table:style-name="ro1">
          <table:table-cell office:value-type="float" office:value="23.121218265" calcext:value-type="float">
            <text:p>23.121218265</text:p>
          </table:table-cell>
          <table:table-cell office:value-type="float" office:value="1644.26222365114" calcext:value-type="float">
            <text:p>1644.2622236512</text:p>
          </table:table-cell>
        </table:table-row>
        <table:table-row table:style-name="ro1">
          <table:table-cell office:value-type="float" office:value="23.157800723" calcext:value-type="float">
            <text:p>23.157800723</text:p>
          </table:table-cell>
          <table:table-cell office:value-type="float" office:value="1640.1303597476" calcext:value-type="float">
            <text:p>1640.1303597476</text:p>
          </table:table-cell>
        </table:table-row>
        <table:table-row table:style-name="ro1">
          <table:table-cell office:value-type="float" office:value="23.194172294" calcext:value-type="float">
            <text:p>23.194172294</text:p>
          </table:table-cell>
          <table:table-cell office:value-type="float" office:value="1649.64004441836" calcext:value-type="float">
            <text:p>1649.6400444184</text:p>
          </table:table-cell>
        </table:table-row>
        <table:table-row table:style-name="ro1">
          <table:table-cell office:value-type="float" office:value="23.230701314" calcext:value-type="float">
            <text:p>23.230701314</text:p>
          </table:table-cell>
          <table:table-cell office:value-type="float" office:value="1642.52969283038" calcext:value-type="float">
            <text:p>1642.5296928304</text:p>
          </table:table-cell>
        </table:table-row>
        <table:table-row table:style-name="ro1">
          <table:table-cell office:value-type="float" office:value="23.267224709" calcext:value-type="float">
            <text:p>23.267224709</text:p>
          </table:table-cell>
          <table:table-cell office:value-type="float" office:value="1642.78266026492" calcext:value-type="float">
            <text:p>1642.7826602649</text:p>
          </table:table-cell>
        </table:table-row>
        <table:table-row table:style-name="ro1">
          <table:table-cell office:value-type="float" office:value="23.304017585" calcext:value-type="float">
            <text:p>23.304017585</text:p>
          </table:table-cell>
          <table:table-cell office:value-type="float" office:value="1630.75047462993" calcext:value-type="float">
            <text:p>1630.7504746299</text:p>
          </table:table-cell>
        </table:table-row>
        <table:table-row table:style-name="ro1">
          <table:table-cell office:value-type="float" office:value="23.340534938" calcext:value-type="float">
            <text:p>23.340534938</text:p>
          </table:table-cell>
          <table:table-cell office:value-type="float" office:value="1643.05446783065" calcext:value-type="float">
            <text:p>1643.0544678307</text:p>
          </table:table-cell>
        </table:table-row>
        <table:table-row table:style-name="ro1">
          <table:table-cell office:value-type="float" office:value="23.376780102" calcext:value-type="float">
            <text:p>23.376780102</text:p>
          </table:table-cell>
          <table:table-cell office:value-type="float" office:value="1655.39325466977" calcext:value-type="float">
            <text:p>1655.3932546698</text:p>
          </table:table-cell>
        </table:table-row>
        <table:table-row table:style-name="ro1">
          <table:table-cell office:value-type="float" office:value="23.413035006" calcext:value-type="float">
            <text:p>23.413035006</text:p>
          </table:table-cell>
          <table:table-cell office:value-type="float" office:value="1654.94852779074" calcext:value-type="float">
            <text:p>1654.9485277907</text:p>
          </table:table-cell>
        </table:table-row>
        <table:table-row table:style-name="ro1">
          <table:table-cell office:value-type="float" office:value="23.449407254" calcext:value-type="float">
            <text:p>23.449407254</text:p>
          </table:table-cell>
          <table:table-cell office:value-type="float" office:value="1649.60933951625" calcext:value-type="float">
            <text:p>1649.6093395163</text:p>
          </table:table-cell>
        </table:table-row>
        <table:table-row table:style-name="ro1">
          <table:table-cell office:value-type="float" office:value="23.485378302" calcext:value-type="float">
            <text:p>23.485378302</text:p>
          </table:table-cell>
          <table:table-cell office:value-type="float" office:value="1668.00811586027" calcext:value-type="float">
            <text:p>1668.0081158603</text:p>
          </table:table-cell>
        </table:table-row>
        <table:table-row table:style-name="ro1">
          <table:table-cell office:value-type="float" office:value="23.52128586" calcext:value-type="float">
            <text:p>23.52128586</text:p>
          </table:table-cell>
          <table:table-cell office:value-type="float" office:value="1670.9574067945" calcext:value-type="float">
            <text:p>1670.9574067945</text:p>
          </table:table-cell>
        </table:table-row>
        <table:table-row table:style-name="ro1">
          <table:table-cell office:value-type="float" office:value="23.557375658" calcext:value-type="float">
            <text:p>23.557375658</text:p>
          </table:table-cell>
          <table:table-cell office:value-type="float" office:value="1662.51969600943" calcext:value-type="float">
            <text:p>1662.5196960094</text:p>
          </table:table-cell>
        </table:table-row>
        <table:table-row table:style-name="ro1">
          <table:table-cell office:value-type="float" office:value="23.593885355" calcext:value-type="float">
            <text:p>23.593885355</text:p>
          </table:table-cell>
          <table:table-cell office:value-type="float" office:value="1643.39901259659" calcext:value-type="float">
            <text:p>1643.3990125966</text:p>
          </table:table-cell>
        </table:table-row>
        <table:table-row table:style-name="ro1">
          <table:table-cell office:value-type="float" office:value="23.63006104" calcext:value-type="float">
            <text:p>23.63006104</text:p>
          </table:table-cell>
          <table:table-cell office:value-type="float" office:value="1658.57260201139" calcext:value-type="float">
            <text:p>1658.5726020114</text:p>
          </table:table-cell>
        </table:table-row>
        <table:table-row table:style-name="ro1">
          <table:table-cell office:value-type="float" office:value="23.666138234" calcext:value-type="float">
            <text:p>23.666138234</text:p>
          </table:table-cell>
          <table:table-cell office:value-type="float" office:value="1663.10051718543" calcext:value-type="float">
            <text:p>1663.1005171854</text:p>
          </table:table-cell>
        </table:table-row>
        <table:table-row table:style-name="ro1">
          <table:table-cell office:value-type="float" office:value="23.702195689" calcext:value-type="float">
            <text:p>23.702195689</text:p>
          </table:table-cell>
          <table:table-cell office:value-type="float" office:value="1664.01095141083" calcext:value-type="float">
            <text:p>1664.0109514108</text:p>
          </table:table-cell>
        </table:table-row>
        <table:table-row table:style-name="ro1">
          <table:table-cell office:value-type="float" office:value="23.738069705" calcext:value-type="float">
            <text:p>23.738069705</text:p>
          </table:table-cell>
          <table:table-cell office:value-type="float" office:value="1672.51974242299" calcext:value-type="float">
            <text:p>1672.519742423</text:p>
          </table:table-cell>
        </table:table-row>
        <table:table-row table:style-name="ro1">
          <table:table-cell office:value-type="float" office:value="23.774100128" calcext:value-type="float">
            <text:p>23.774100128</text:p>
          </table:table-cell>
          <table:table-cell office:value-type="float" office:value="1665.25938371583" calcext:value-type="float">
            <text:p>1665.2593837158</text:p>
          </table:table-cell>
        </table:table-row>
        <table:table-row table:style-name="ro1">
          <table:table-cell office:value-type="float" office:value="23.810513522" calcext:value-type="float">
            <text:p>23.810513522</text:p>
          </table:table-cell>
          <table:table-cell office:value-type="float" office:value="1647.74533239059" calcext:value-type="float">
            <text:p>1647.7453323906</text:p>
          </table:table-cell>
        </table:table-row>
        <table:table-row table:style-name="ro1">
          <table:table-cell office:value-type="float" office:value="23.846613217" calcext:value-type="float">
            <text:p>23.846613217</text:p>
          </table:table-cell>
          <table:table-cell office:value-type="float" office:value="1662.06390386414" calcext:value-type="float">
            <text:p>1662.0639038641</text:p>
          </table:table-cell>
        </table:table-row>
        <table:table-row table:style-name="ro1">
          <table:table-cell office:value-type="float" office:value="23.882444785" calcext:value-type="float">
            <text:p>23.882444785</text:p>
          </table:table-cell>
          <table:table-cell office:value-type="float" office:value="1674.50109914257" calcext:value-type="float">
            <text:p>1674.5010991426</text:p>
          </table:table-cell>
        </table:table-row>
        <table:table-row table:style-name="ro1">
          <table:table-cell office:value-type="float" office:value="23.918300311" calcext:value-type="float">
            <text:p>23.918300311</text:p>
          </table:table-cell>
          <table:table-cell office:value-type="float" office:value="1673.38222844651" calcext:value-type="float">
            <text:p>1673.3822284465</text:p>
          </table:table-cell>
        </table:table-row>
        <table:table-row table:style-name="ro1">
          <table:table-cell office:value-type="float" office:value="23.954528444" calcext:value-type="float">
            <text:p>23.954528444</text:p>
          </table:table-cell>
          <table:table-cell office:value-type="float" office:value="1656.17146210646" calcext:value-type="float">
            <text:p>1656.1714621065</text:p>
          </table:table-cell>
        </table:table-row>
        <table:table-row table:style-name="ro1">
          <table:table-cell office:value-type="float" office:value="23.990683086" calcext:value-type="float">
            <text:p>23.990683086</text:p>
          </table:table-cell>
          <table:table-cell office:value-type="float" office:value="1659.53793706492" calcext:value-type="float">
            <text:p>1659.5379370649</text:p>
          </table:table-cell>
        </table:table-row>
        <table:table-row table:style-name="ro1">
          <table:table-cell office:value-type="float" office:value="24.026660488" calcext:value-type="float">
            <text:p>24.026660488</text:p>
          </table:table-cell>
          <table:table-cell office:value-type="float" office:value="1667.71352750817" calcext:value-type="float">
            <text:p>1667.7135275082</text:p>
          </table:table-cell>
        </table:table-row>
        <table:table-row table:style-name="ro1">
          <table:table-cell office:value-type="float" office:value="24.062777266" calcext:value-type="float">
            <text:p>24.062777266</text:p>
          </table:table-cell>
          <table:table-cell office:value-type="float" office:value="1661.27775849772" calcext:value-type="float">
            <text:p>1661.2777584977</text:p>
          </table:table-cell>
        </table:table-row>
        <table:table-row table:style-name="ro1">
          <table:table-cell office:value-type="float" office:value="24.099388995" calcext:value-type="float">
            <text:p>24.099388995</text:p>
          </table:table-cell>
          <table:table-cell office:value-type="float" office:value="1638.81907898966" calcext:value-type="float">
            <text:p>1638.8190789897</text:p>
          </table:table-cell>
        </table:table-row>
        <table:table-row table:style-name="ro1">
          <table:table-cell office:value-type="float" office:value="24.135335512" calcext:value-type="float">
            <text:p>24.135335512</text:p>
          </table:table-cell>
          <table:table-cell office:value-type="float" office:value="1669.14641549281" calcext:value-type="float">
            <text:p>1669.1464154928</text:p>
          </table:table-cell>
        </table:table-row>
        <table:table-row table:style-name="ro1">
          <table:table-cell office:value-type="float" office:value="24.171448331" calcext:value-type="float">
            <text:p>24.171448331</text:p>
          </table:table-cell>
          <table:table-cell office:value-type="float" office:value="1661.45988215417" calcext:value-type="float">
            <text:p>1661.4598821542</text:p>
          </table:table-cell>
        </table:table-row>
        <table:table-row table:style-name="ro1">
          <table:table-cell office:value-type="float" office:value="24.207634745" calcext:value-type="float">
            <text:p>24.207634745</text:p>
          </table:table-cell>
          <table:table-cell office:value-type="float" office:value="1658.08084769054" calcext:value-type="float">
            <text:p>1658.0808476906</text:p>
          </table:table-cell>
        </table:table-row>
        <table:table-row table:style-name="ro1">
          <table:table-cell office:value-type="float" office:value="24.243973555" calcext:value-type="float">
            <text:p>24.243973555</text:p>
          </table:table-cell>
          <table:table-cell office:value-type="float" office:value="1651.12726586274" calcext:value-type="float">
            <text:p>1651.1272658627</text:p>
          </table:table-cell>
        </table:table-row>
        <table:table-row table:style-name="ro1">
          <table:table-cell office:value-type="float" office:value="24.280326272" calcext:value-type="float">
            <text:p>24.280326272</text:p>
          </table:table-cell>
          <table:table-cell office:value-type="float" office:value="1650.49561494951" calcext:value-type="float">
            <text:p>1650.4956149495</text:p>
          </table:table-cell>
        </table:table-row>
        <table:table-row table:style-name="ro1">
          <table:table-cell office:value-type="float" office:value="24.316654301" calcext:value-type="float">
            <text:p>24.316654301</text:p>
          </table:table-cell>
          <table:table-cell office:value-type="float" office:value="1651.61726775748" calcext:value-type="float">
            <text:p>1651.6172677575</text:p>
          </table:table-cell>
        </table:table-row>
        <table:table-row table:style-name="ro1">
          <table:table-cell office:value-type="float" office:value="24.352942955" calcext:value-type="float">
            <text:p>24.352942955</text:p>
          </table:table-cell>
          <table:table-cell office:value-type="float" office:value="1653.4093548911" calcext:value-type="float">
            <text:p>1653.4093548911</text:p>
          </table:table-cell>
        </table:table-row>
        <table:table-row table:style-name="ro1">
          <table:table-cell office:value-type="float" office:value="24.389327808" calcext:value-type="float">
            <text:p>24.389327808</text:p>
          </table:table-cell>
          <table:table-cell office:value-type="float" office:value="1649.03785649479" calcext:value-type="float">
            <text:p>1649.0378564948</text:p>
          </table:table-cell>
        </table:table-row>
        <table:table-row table:style-name="ro1">
          <table:table-cell office:value-type="float" office:value="24.425746671" calcext:value-type="float">
            <text:p>24.425746671</text:p>
          </table:table-cell>
          <table:table-cell office:value-type="float" office:value="1647.49789140857" calcext:value-type="float">
            <text:p>1647.4978914086</text:p>
          </table:table-cell>
        </table:table-row>
        <table:table-row table:style-name="ro1">
          <table:table-cell office:value-type="float" office:value="24.462301316" calcext:value-type="float">
            <text:p>24.462301316</text:p>
          </table:table-cell>
          <table:table-cell office:value-type="float" office:value="1641.37827080514" calcext:value-type="float">
            <text:p>1641.3782708052</text:p>
          </table:table-cell>
        </table:table-row>
        <table:table-row table:style-name="ro1">
          <table:table-cell office:value-type="float" office:value="24.498774033" calcext:value-type="float">
            <text:p>24.498774033</text:p>
          </table:table-cell>
          <table:table-cell office:value-type="float" office:value="1645.06526892438" calcext:value-type="float">
            <text:p>1645.0652689244</text:p>
          </table:table-cell>
        </table:table-row>
        <table:table-row table:style-name="ro1">
          <table:table-cell office:value-type="float" office:value="24.535226334" calcext:value-type="float">
            <text:p>24.535226334</text:p>
          </table:table-cell>
          <table:table-cell office:value-type="float" office:value="1645.98662783985" calcext:value-type="float">
            <text:p>1645.9866278399</text:p>
          </table:table-cell>
        </table:table-row>
        <table:table-row table:style-name="ro1">
          <table:table-cell office:value-type="float" office:value="24.571377591" calcext:value-type="float">
            <text:p>24.571377591</text:p>
          </table:table-cell>
          <table:table-cell office:value-type="float" office:value="1659.69332684614" calcext:value-type="float">
            <text:p>1659.6933268461</text:p>
          </table:table-cell>
        </table:table-row>
        <table:table-row table:style-name="ro1">
          <table:table-cell office:value-type="float" office:value="24.607871142" calcext:value-type="float">
            <text:p>24.607871142</text:p>
          </table:table-cell>
          <table:table-cell office:value-type="float" office:value="1644.12610874729" calcext:value-type="float">
            <text:p>1644.1261087473</text:p>
          </table:table-cell>
        </table:table-row>
        <table:table-row table:style-name="ro1">
          <table:table-cell office:value-type="float" office:value="24.644056723" calcext:value-type="float">
            <text:p>24.644056723</text:p>
          </table:table-cell>
          <table:table-cell office:value-type="float" office:value="1658.11901707488" calcext:value-type="float">
            <text:p>1658.1190170749</text:p>
          </table:table-cell>
        </table:table-row>
        <table:table-row table:style-name="ro1">
          <table:table-cell office:value-type="float" office:value="24.680297251" calcext:value-type="float">
            <text:p>24.680297251</text:p>
          </table:table-cell>
          <table:table-cell office:value-type="float" office:value="1655.60501767522" calcext:value-type="float">
            <text:p>1655.6050176752</text:p>
          </table:table-cell>
        </table:table-row>
        <table:table-row table:style-name="ro1">
          <table:table-cell office:value-type="float" office:value="24.716417884" calcext:value-type="float">
            <text:p>24.716417884</text:p>
          </table:table-cell>
          <table:table-cell office:value-type="float" office:value="1661.10045745862" calcext:value-type="float">
            <text:p>1661.1004574586</text:p>
          </table:table-cell>
        </table:table-row>
        <table:table-row table:style-name="ro1">
          <table:table-cell office:value-type="float" office:value="24.752525338" calcext:value-type="float">
            <text:p>24.752525338</text:p>
          </table:table-cell>
          <table:table-cell office:value-type="float" office:value="1661.70674897229" calcext:value-type="float">
            <text:p>1661.7067489723</text:p>
          </table:table-cell>
        </table:table-row>
        <table:table-row table:style-name="ro1">
          <table:table-cell office:value-type="float" office:value="24.788809097" calcext:value-type="float">
            <text:p>24.788809097</text:p>
          </table:table-cell>
          <table:table-cell office:value-type="float" office:value="1653.63241443645" calcext:value-type="float">
            <text:p>1653.6324144365</text:p>
          </table:table-cell>
        </table:table-row>
        <table:table-row table:style-name="ro1">
          <table:table-cell office:value-type="float" office:value="24.825179522" calcext:value-type="float">
            <text:p>24.825179522</text:p>
          </table:table-cell>
          <table:table-cell office:value-type="float" office:value="1649.69202312038" calcext:value-type="float">
            <text:p>1649.6920231204</text:p>
          </table:table-cell>
        </table:table-row>
        <table:table-row table:style-name="ro1">
          <table:table-cell office:value-type="float" office:value="24.861627812" calcext:value-type="float">
            <text:p>24.861627812</text:p>
          </table:table-cell>
          <table:table-cell office:value-type="float" office:value="1646.16776260273" calcext:value-type="float">
            <text:p>1646.1677626027</text:p>
          </table:table-cell>
        </table:table-row>
        <table:table-row table:style-name="ro1">
          <table:table-cell office:value-type="float" office:value="24.898129801" calcext:value-type="float">
            <text:p>24.898129801</text:p>
          </table:table-cell>
          <table:table-cell office:value-type="float" office:value="1643.74604353778" calcext:value-type="float">
            <text:p>1643.7460435378</text:p>
          </table:table-cell>
        </table:table-row>
        <table:table-row table:style-name="ro1">
          <table:table-cell office:value-type="float" office:value="24.934460746" calcext:value-type="float">
            <text:p>24.934460746</text:p>
          </table:table-cell>
          <table:table-cell office:value-type="float" office:value="1651.48470539357" calcext:value-type="float">
            <text:p>1651.4847053936</text:p>
          </table:table-cell>
        </table:table-row>
        <table:table-row table:style-name="ro1">
          <table:table-cell office:value-type="float" office:value="24.970636327" calcext:value-type="float">
            <text:p>24.970636327</text:p>
          </table:table-cell>
          <table:table-cell office:value-type="float" office:value="1658.57737018783" calcext:value-type="float">
            <text:p>1658.5773701878</text:p>
          </table:table-cell>
        </table:table-row>
        <table:table-row table:style-name="ro1">
          <table:table-cell office:value-type="float" office:value="25.006637635" calcext:value-type="float">
            <text:p>25.006637635</text:p>
          </table:table-cell>
          <table:table-cell office:value-type="float" office:value="1666.60611331141" calcext:value-type="float">
            <text:p>1666.6061133114</text:p>
          </table:table-cell>
        </table:table-row>
        <table:table-row table:style-name="ro1">
          <table:table-cell office:value-type="float" office:value="25.042851601" calcext:value-type="float">
            <text:p>25.042851601</text:p>
          </table:table-cell>
          <table:table-cell office:value-type="float" office:value="1656.81936079553" calcext:value-type="float">
            <text:p>1656.8193607955</text:p>
          </table:table-cell>
        </table:table-row>
        <table:table-row table:style-name="ro1">
          <table:table-cell office:value-type="float" office:value="25.07904963" calcext:value-type="float">
            <text:p>25.07904963</text:p>
          </table:table-cell>
          <table:table-cell office:value-type="float" office:value="1657.5488129479" calcext:value-type="float">
            <text:p>1657.5488129479</text:p>
          </table:table-cell>
        </table:table-row>
        <table:table-row table:style-name="ro1">
          <table:table-cell office:value-type="float" office:value="25.115663442" calcext:value-type="float">
            <text:p>25.115663442</text:p>
          </table:table-cell>
          <table:table-cell office:value-type="float" office:value="1638.72584477142" calcext:value-type="float">
            <text:p>1638.7258447714</text:p>
          </table:table-cell>
        </table:table-row>
        <table:table-row table:style-name="ro1">
          <table:table-cell office:value-type="float" office:value="25.152015429" calcext:value-type="float">
            <text:p>25.152015429</text:p>
          </table:table-cell>
          <table:table-cell office:value-type="float" office:value="1650.52875926685" calcext:value-type="float">
            <text:p>1650.5287592669</text:p>
          </table:table-cell>
        </table:table-row>
        <table:table-row table:style-name="ro1">
          <table:table-cell office:value-type="float" office:value="25.188380751" calcext:value-type="float">
            <text:p>25.188380751</text:p>
          </table:table-cell>
          <table:table-cell office:value-type="float" office:value="1649.92351779558" calcext:value-type="float">
            <text:p>1649.9235177956</text:p>
          </table:table-cell>
        </table:table-row>
        <table:table-row table:style-name="ro1">
          <table:table-cell office:value-type="float" office:value="25.22460581" calcext:value-type="float">
            <text:p>25.22460581</text:p>
          </table:table-cell>
          <table:table-cell office:value-type="float" office:value="1656.3120021418" calcext:value-type="float">
            <text:p>1656.3120021418</text:p>
          </table:table-cell>
        </table:table-row>
        <table:table-row table:style-name="ro1">
          <table:table-cell office:value-type="float" office:value="25.261116341" calcext:value-type="float">
            <text:p>25.261116341</text:p>
          </table:table-cell>
          <table:table-cell office:value-type="float" office:value="1643.36147288584" calcext:value-type="float">
            <text:p>1643.3614728858</text:p>
          </table:table-cell>
        </table:table-row>
        <table:table-row table:style-name="ro1">
          <table:table-cell office:value-type="float" office:value="25.297343171" calcext:value-type="float">
            <text:p>25.297343171</text:p>
          </table:table-cell>
          <table:table-cell office:value-type="float" office:value="1656.23103097879" calcext:value-type="float">
            <text:p>1656.2310309788</text:p>
          </table:table-cell>
        </table:table-row>
        <table:table-row table:style-name="ro1">
          <table:table-cell office:value-type="float" office:value="25.333707346" calcext:value-type="float">
            <text:p>25.333707346</text:p>
          </table:table-cell>
          <table:table-cell office:value-type="float" office:value="1649.97555973722" calcext:value-type="float">
            <text:p>1649.9755597372</text:p>
          </table:table-cell>
        </table:table-row>
        <table:table-row table:style-name="ro1">
          <table:table-cell office:value-type="float" office:value="25.370160481" calcext:value-type="float">
            <text:p>25.370160481</text:p>
          </table:table-cell>
          <table:table-cell office:value-type="float" office:value="1645.94896982102" calcext:value-type="float">
            <text:p>1645.948969821</text:p>
          </table:table-cell>
        </table:table-row>
        <table:table-row table:style-name="ro1">
          <table:table-cell office:value-type="float" office:value="25.406679084" calcext:value-type="float">
            <text:p>25.406679084</text:p>
          </table:table-cell>
          <table:table-cell office:value-type="float" office:value="1642.99822750624" calcext:value-type="float">
            <text:p>1642.9982275062</text:p>
          </table:table-cell>
        </table:table-row>
        <table:table-row table:style-name="ro1">
          <table:table-cell office:value-type="float" office:value="25.44315977" calcext:value-type="float">
            <text:p>25.44315977</text:p>
          </table:table-cell>
          <table:table-cell office:value-type="float" office:value="1644.7059136989" calcext:value-type="float">
            <text:p>1644.7059136989</text:p>
          </table:table-cell>
        </table:table-row>
        <table:table-row table:style-name="ro1">
          <table:table-cell office:value-type="float" office:value="25.479844781" calcext:value-type="float">
            <text:p>25.479844781</text:p>
          </table:table-cell>
          <table:table-cell office:value-type="float" office:value="1635.5453730137" calcext:value-type="float">
            <text:p>1635.5453730137</text:p>
          </table:table-cell>
        </table:table-row>
        <table:table-row table:style-name="ro1">
          <table:table-cell office:value-type="float" office:value="25.516452082" calcext:value-type="float">
            <text:p>25.516452082</text:p>
          </table:table-cell>
          <table:table-cell office:value-type="float" office:value="1639.01730968896" calcext:value-type="float">
            <text:p>1639.017309689</text:p>
          </table:table-cell>
        </table:table-row>
        <table:table-row table:style-name="ro1">
          <table:table-cell office:value-type="float" office:value="25.553063915" calcext:value-type="float">
            <text:p>25.553063915</text:p>
          </table:table-cell>
          <table:table-cell office:value-type="float" office:value="1638.81442374132" calcext:value-type="float">
            <text:p>1638.8144237413</text:p>
          </table:table-cell>
        </table:table-row>
        <table:table-row table:style-name="ro1">
          <table:table-cell office:value-type="float" office:value="25.589742051" calcext:value-type="float">
            <text:p>25.589742051</text:p>
          </table:table-cell>
          <table:table-cell office:value-type="float" office:value="1635.85194187594" calcext:value-type="float">
            <text:p>1635.851941876</text:p>
          </table:table-cell>
        </table:table-row>
        <table:table-row table:style-name="ro1">
          <table:table-cell office:value-type="float" office:value="25.626711594" calcext:value-type="float">
            <text:p>25.626711594</text:p>
          </table:table-cell>
          <table:table-cell office:value-type="float" office:value="1622.95757889145" calcext:value-type="float">
            <text:p>1622.9575788915</text:p>
          </table:table-cell>
        </table:table-row>
        <table:table-row table:style-name="ro1">
          <table:table-cell office:value-type="float" office:value="25.663423792" calcext:value-type="float">
            <text:p>25.663423792</text:p>
          </table:table-cell>
          <table:table-cell office:value-type="float" office:value="1634.33417960989" calcext:value-type="float">
            <text:p>1634.3341796099</text:p>
          </table:table-cell>
        </table:table-row>
        <table:table-row table:style-name="ro1">
          <table:table-cell office:value-type="float" office:value="25.700428961" calcext:value-type="float">
            <text:p>25.700428961</text:p>
          </table:table-cell>
          <table:table-cell office:value-type="float" office:value="1621.39510834266" calcext:value-type="float">
            <text:p>1621.3951083427</text:p>
          </table:table-cell>
        </table:table-row>
        <table:table-row table:style-name="ro1">
          <table:table-cell office:value-type="float" office:value="25.737245118" calcext:value-type="float">
            <text:p>25.737245118</text:p>
          </table:table-cell>
          <table:table-cell office:value-type="float" office:value="1629.71925614086" calcext:value-type="float">
            <text:p>1629.7192561409</text:p>
          </table:table-cell>
        </table:table-row>
        <table:table-row table:style-name="ro1">
          <table:table-cell office:value-type="float" office:value="25.774175494" calcext:value-type="float">
            <text:p>25.774175494</text:p>
          </table:table-cell>
          <table:table-cell office:value-type="float" office:value="1624.67882807363" calcext:value-type="float">
            <text:p>1624.6788280736</text:p>
          </table:table-cell>
        </table:table-row>
        <table:table-row table:style-name="ro1">
          <table:table-cell office:value-type="float" office:value="25.811053996" calcext:value-type="float">
            <text:p>25.811053996</text:p>
          </table:table-cell>
          <table:table-cell office:value-type="float" office:value="1626.96413211142" calcext:value-type="float">
            <text:p>1626.9641321114</text:p>
          </table:table-cell>
        </table:table-row>
        <table:table-row table:style-name="ro1">
          <table:table-cell office:value-type="float" office:value="25.847994633" calcext:value-type="float">
            <text:p>25.847994633</text:p>
          </table:table-cell>
          <table:table-cell office:value-type="float" office:value="1624.22754106809" calcext:value-type="float">
            <text:p>1624.2275410681</text:p>
          </table:table-cell>
        </table:table-row>
        <table:table-row table:style-name="ro1">
          <table:table-cell office:value-type="float" office:value="25.885062354" calcext:value-type="float">
            <text:p>25.885062354</text:p>
          </table:table-cell>
          <table:table-cell office:value-type="float" office:value="1618.65899443887" calcext:value-type="float">
            <text:p>1618.6589944389</text:p>
          </table:table-cell>
        </table:table-row>
        <table:table-row table:style-name="ro1">
          <table:table-cell office:value-type="float" office:value="25.922367732" calcext:value-type="float">
            <text:p>25.922367732</text:p>
          </table:table-cell>
          <table:table-cell office:value-type="float" office:value="1608.3471932653" calcext:value-type="float">
            <text:p>1608.3471932653</text:p>
          </table:table-cell>
        </table:table-row>
        <table:table-row table:style-name="ro1">
          <table:table-cell office:value-type="float" office:value="25.960119103" calcext:value-type="float">
            <text:p>25.960119103</text:p>
          </table:table-cell>
          <table:table-cell office:value-type="float" office:value="1589.34625182227" calcext:value-type="float">
            <text:p>1589.3462518223</text:p>
          </table:table-cell>
        </table:table-row>
        <table:table-row table:style-name="ro1">
          <table:table-cell office:value-type="float" office:value="25.998444644" calcext:value-type="float">
            <text:p>25.998444644</text:p>
          </table:table-cell>
          <table:table-cell office:value-type="float" office:value="1565.53563066472" calcext:value-type="float">
            <text:p>1565.5356306647</text:p>
          </table:table-cell>
        </table:table-row>
        <table:table-row table:style-name="ro1">
          <table:table-cell office:value-type="float" office:value="26.037368887" calcext:value-type="float">
            <text:p>26.037368887</text:p>
          </table:table-cell>
          <table:table-cell office:value-type="float" office:value="1541.455796584" calcext:value-type="float">
            <text:p>1541.455796584</text:p>
          </table:table-cell>
        </table:table-row>
        <table:table-row table:style-name="ro1">
          <table:table-cell office:value-type="float" office:value="26.07695829" calcext:value-type="float">
            <text:p>26.07695829</text:p>
          </table:table-cell>
          <table:table-cell office:value-type="float" office:value="1515.55707975689" calcext:value-type="float">
            <text:p>1515.5570797569</text:p>
          </table:table-cell>
        </table:table-row>
        <table:table-row table:style-name="ro1">
          <table:table-cell office:value-type="float" office:value="26.11707931" calcext:value-type="float">
            <text:p>26.11707931</text:p>
          </table:table-cell>
          <table:table-cell office:value-type="float" office:value="1495.4754390591" calcext:value-type="float">
            <text:p>1495.4754390591</text:p>
          </table:table-cell>
        </table:table-row>
        <table:table-row table:style-name="ro1">
          <table:table-cell office:value-type="float" office:value="26.158078149" calcext:value-type="float">
            <text:p>26.158078149</text:p>
          </table:table-cell>
          <table:table-cell office:value-type="float" office:value="1463.45607493922" calcext:value-type="float">
            <text:p>1463.4560749392</text:p>
          </table:table-cell>
        </table:table-row>
        <table:table-row table:style-name="ro1">
          <table:table-cell office:value-type="float" office:value="26.199501885" calcext:value-type="float">
            <text:p>26.199501885</text:p>
          </table:table-cell>
          <table:table-cell office:value-type="float" office:value="1448.44492056443" calcext:value-type="float">
            <text:p>1448.4449205644</text:p>
          </table:table-cell>
        </table:table-row>
        <table:table-row table:style-name="ro1">
          <table:table-cell office:value-type="float" office:value="26.241937347" calcext:value-type="float">
            <text:p>26.241937347</text:p>
          </table:table-cell>
          <table:table-cell office:value-type="float" office:value="1413.91178915407" calcext:value-type="float">
            <text:p>1413.9117891541</text:p>
          </table:table-cell>
        </table:table-row>
        <table:table-row table:style-name="ro1">
          <table:table-cell office:value-type="float" office:value="26.285126667" calcext:value-type="float">
            <text:p>26.285126667</text:p>
          </table:table-cell>
          <table:table-cell office:value-type="float" office:value="1389.23233799456" calcext:value-type="float">
            <text:p>1389.2323379946</text:p>
          </table:table-cell>
        </table:table-row>
        <table:table-row table:style-name="ro1">
          <table:table-cell office:value-type="float" office:value="26.328760885" calcext:value-type="float">
            <text:p>26.328760885</text:p>
          </table:table-cell>
          <table:table-cell office:value-type="float" office:value="1375.0676132204" calcext:value-type="float">
            <text:p>1375.0676132204</text:p>
          </table:table-cell>
        </table:table-row>
        <table:table-row table:style-name="ro1">
          <table:table-cell office:value-type="float" office:value="26.374118812" calcext:value-type="float">
            <text:p>26.374118812</text:p>
          </table:table-cell>
          <table:table-cell office:value-type="float" office:value="1322.81177664938" calcext:value-type="float">
            <text:p>1322.8117766494</text:p>
          </table:table-cell>
        </table:table-row>
        <table:table-row table:style-name="ro1">
          <table:table-cell office:value-type="float" office:value="26.4191658" calcext:value-type="float">
            <text:p>26.4191658</text:p>
          </table:table-cell>
          <table:table-cell office:value-type="float" office:value="1331.94254852281" calcext:value-type="float">
            <text:p>1331.9425485228</text:p>
          </table:table-cell>
        </table:table-row>
        <table:table-row table:style-name="ro1">
          <table:table-cell office:value-type="float" office:value="26.466089569" calcext:value-type="float">
            <text:p>26.466089569</text:p>
          </table:table-cell>
          <table:table-cell office:value-type="float" office:value="1278.66966526081" calcext:value-type="float">
            <text:p>1278.6696652608</text:p>
          </table:table-cell>
        </table:table-row>
        <table:table-row table:style-name="ro1">
          <table:table-cell office:value-type="float" office:value="26.512622972" calcext:value-type="float">
            <text:p>26.512622972</text:p>
          </table:table-cell>
          <table:table-cell office:value-type="float" office:value="1289.39635040237" calcext:value-type="float">
            <text:p>1289.3963504024</text:p>
          </table:table-cell>
        </table:table-row>
        <table:table-row table:style-name="ro1">
          <table:table-cell office:value-type="float" office:value="26.561070813" calcext:value-type="float">
            <text:p>26.561070813</text:p>
          </table:table-cell>
          <table:table-cell office:value-type="float" office:value="1238.44527973896" calcext:value-type="float">
            <text:p>1238.445279739</text:p>
          </table:table-cell>
        </table:table-row>
        <table:table-row table:style-name="ro1">
          <table:table-cell office:value-type="float" office:value="26.609283079" calcext:value-type="float">
            <text:p>26.609283079</text:p>
          </table:table-cell>
          <table:table-cell office:value-type="float" office:value="1244.49657686697" calcext:value-type="float">
            <text:p>1244.496576867</text:p>
          </table:table-cell>
        </table:table-row>
        <table:table-row table:style-name="ro1">
          <table:table-cell office:value-type="float" office:value="26.659492545" calcext:value-type="float">
            <text:p>26.659492545</text:p>
          </table:table-cell>
          <table:table-cell office:value-type="float" office:value="1194.99378862149" calcext:value-type="float">
            <text:p>1194.9937886215</text:p>
          </table:table-cell>
        </table:table-row>
        <table:table-row table:style-name="ro1">
          <table:table-cell office:value-type="float" office:value="26.709429354" calcext:value-type="float">
            <text:p>26.709429354</text:p>
          </table:table-cell>
          <table:table-cell office:value-type="float" office:value="1201.51850311456" calcext:value-type="float">
            <text:p>1201.5185031146</text:p>
          </table:table-cell>
        </table:table-row>
        <table:table-row table:style-name="ro1">
          <table:table-cell office:value-type="float" office:value="26.761305236" calcext:value-type="float">
            <text:p>26.761305236</text:p>
          </table:table-cell>
          <table:table-cell office:value-type="float" office:value="1156.60684092086" calcext:value-type="float">
            <text:p>1156.6068409209</text:p>
          </table:table-cell>
        </table:table-row>
        <table:table-row table:style-name="ro1">
          <table:table-cell office:value-type="float" office:value="26.813058774" calcext:value-type="float">
            <text:p>26.813058774</text:p>
          </table:table-cell>
          <table:table-cell office:value-type="float" office:value="1159.34102901332" calcext:value-type="float">
            <text:p>1159.3410290133</text:p>
          </table:table-cell>
        </table:table-row>
        <table:table-row table:style-name="ro1">
          <table:table-cell office:value-type="float" office:value="26.866960606" calcext:value-type="float">
            <text:p>26.866960606</text:p>
          </table:table-cell>
          <table:table-cell office:value-type="float" office:value="1113.134707555" calcext:value-type="float">
            <text:p>1113.134707555</text:p>
          </table:table-cell>
        </table:table-row>
        <table:table-row table:style-name="ro1">
          <table:table-cell office:value-type="float" office:value="26.920564988" calcext:value-type="float">
            <text:p>26.920564988</text:p>
          </table:table-cell>
          <table:table-cell office:value-type="float" office:value="1119.31147718477" calcext:value-type="float">
            <text:p>1119.3114771848</text:p>
          </table:table-cell>
        </table:table-row>
        <table:table-row table:style-name="ro1">
          <table:table-cell office:value-type="float" office:value="26.976658916" calcext:value-type="float">
            <text:p>26.976658916</text:p>
          </table:table-cell>
          <table:table-cell office:value-type="float" office:value="1069.63448878111" calcext:value-type="float">
            <text:p>1069.6344887811</text:p>
          </table:table-cell>
        </table:table-row>
        <table:table-row table:style-name="ro1">
          <table:table-cell office:value-type="float" office:value="27.032530187" calcext:value-type="float">
            <text:p>27.032530187</text:p>
          </table:table-cell>
          <table:table-cell office:value-type="float" office:value="1073.89717337912" calcext:value-type="float">
            <text:p>1073.8971733791</text:p>
          </table:table-cell>
        </table:table-row>
        <table:table-row table:style-name="ro1">
          <table:table-cell office:value-type="float" office:value="27.091239495" calcext:value-type="float">
            <text:p>27.091239495</text:p>
          </table:table-cell>
          <table:table-cell office:value-type="float" office:value="1021.9844526187" calcext:value-type="float">
            <text:p>1021.9844526187</text:p>
          </table:table-cell>
        </table:table-row>
        <table:table-row table:style-name="ro1">
          <table:table-cell office:value-type="float" office:value="27.14948828" calcext:value-type="float">
            <text:p>27.14948828</text:p>
          </table:table-cell>
          <table:table-cell office:value-type="float" office:value="1030.06440391841" calcext:value-type="float">
            <text:p>1030.0644039184</text:p>
          </table:table-cell>
        </table:table-row>
        <table:table-row table:style-name="ro1">
          <table:table-cell office:value-type="float" office:value="27.211398441" calcext:value-type="float">
            <text:p>27.211398441</text:p>
          </table:table-cell>
          <table:table-cell office:value-type="float" office:value="969.146244022849" calcext:value-type="float">
            <text:p>969.1462440228</text:p>
          </table:table-cell>
        </table:table-row>
        <table:table-row table:style-name="ro1">
          <table:table-cell office:value-type="float" office:value="27.272648755" calcext:value-type="float">
            <text:p>27.272648755</text:p>
          </table:table-cell>
          <table:table-cell office:value-type="float" office:value="979.586814852921" calcext:value-type="float">
            <text:p>979.5868148529</text:p>
          </table:table-cell>
        </table:table-row>
        <table:table-row table:style-name="ro1">
          <table:table-cell office:value-type="float" office:value="27.338232948" calcext:value-type="float">
            <text:p>27.338232948</text:p>
          </table:table-cell>
          <table:table-cell office:value-type="float" office:value="914.85459003819" calcext:value-type="float">
            <text:p>914.8545900382</text:p>
          </table:table-cell>
        </table:table-row>
        <table:table-row table:style-name="ro1">
          <table:table-cell office:value-type="float" office:value="27.403017813" calcext:value-type="float">
            <text:p>27.403017813</text:p>
          </table:table-cell>
          <table:table-cell office:value-type="float" office:value="926.142240166742" calcext:value-type="float">
            <text:p>926.1422401667</text:p>
          </table:table-cell>
        </table:table-row>
        <table:table-row table:style-name="ro1">
          <table:table-cell office:value-type="float" office:value="27.472947241" calcext:value-type="float">
            <text:p>27.472947241</text:p>
          </table:table-cell>
          <table:table-cell office:value-type="float" office:value="858.007876169078" calcext:value-type="float">
            <text:p>858.0078761691</text:p>
          </table:table-cell>
        </table:table-row>
        <table:table-row table:style-name="ro1">
          <table:table-cell office:value-type="float" office:value="27.542010778" calcext:value-type="float">
            <text:p>27.542010778</text:p>
          </table:table-cell>
          <table:table-cell office:value-type="float" office:value="868.765235698856" calcext:value-type="float">
            <text:p>868.7652356989</text:p>
          </table:table-cell>
        </table:table-row>
        <table:table-row table:style-name="ro1">
          <table:table-cell office:value-type="float" office:value="27.617369456" calcext:value-type="float">
            <text:p>27.617369456</text:p>
          </table:table-cell>
          <table:table-cell office:value-type="float" office:value="796.192311123073" calcext:value-type="float">
            <text:p>796.1923111231</text:p>
          </table:table-cell>
        </table:table-row>
        <table:table-row table:style-name="ro1">
          <table:table-cell office:value-type="float" office:value="27.691508805" calcext:value-type="float">
            <text:p>27.691508805</text:p>
          </table:table-cell>
          <table:table-cell office:value-type="float" office:value="809.286847123524" calcext:value-type="float">
            <text:p>809.2868471235</text:p>
          </table:table-cell>
        </table:table-row>
        <table:table-row table:style-name="ro1">
          <table:table-cell office:value-type="float" office:value="27.769996304" calcext:value-type="float">
            <text:p>27.769996304</text:p>
          </table:table-cell>
          <table:table-cell office:value-type="float" office:value="764.452948105809" calcext:value-type="float">
            <text:p>764.4529481058</text:p>
          </table:table-cell>
        </table:table-row>
        <table:table-row table:style-name="ro1">
          <table:table-cell office:value-type="float" office:value="27.84999699" calcext:value-type="float">
            <text:p>27.84999699</text:p>
          </table:table-cell>
          <table:table-cell office:value-type="float" office:value="749.993568805098" calcext:value-type="float">
            <text:p>749.9935688051</text:p>
          </table:table-cell>
        </table:table-row>
        <table:table-row table:style-name="ro1">
          <table:table-cell office:value-type="float" office:value="27.934751558" calcext:value-type="float">
            <text:p>27.934751558</text:p>
          </table:table-cell>
          <table:table-cell office:value-type="float" office:value="707.926444743359" calcext:value-type="float">
            <text:p>707.9264447434</text:p>
          </table:table-cell>
        </table:table-row>
        <table:table-row table:style-name="ro1">
          <table:table-cell office:value-type="float" office:value="28.020825092" calcext:value-type="float">
            <text:p>28.020825092</text:p>
          </table:table-cell>
          <table:table-cell office:value-type="float" office:value="697.078384163994" calcext:value-type="float">
            <text:p>697.078384164</text:p>
          </table:table-cell>
        </table:table-row>
        <table:table-row table:style-name="ro1">
          <table:table-cell office:value-type="float" office:value="28.111956781" calcext:value-type="float">
            <text:p>28.111956781</text:p>
          </table:table-cell>
          <table:table-cell office:value-type="float" office:value="658.387885250315" calcext:value-type="float">
            <text:p>658.3878852503</text:p>
          </table:table-cell>
        </table:table-row>
        <table:table-row table:style-name="ro1">
          <table:table-cell office:value-type="float" office:value="28.20418431" calcext:value-type="float">
            <text:p>28.20418431</text:p>
          </table:table-cell>
          <table:table-cell office:value-type="float" office:value="650.564973935236" calcext:value-type="float">
            <text:p>650.5649739352</text:p>
          </table:table-cell>
        </table:table-row>
        <table:table-row table:style-name="ro1">
          <table:table-cell office:value-type="float" office:value="28.304300897" calcext:value-type="float">
            <text:p>28.304300897</text:p>
          </table:table-cell>
          <table:table-cell office:value-type="float" office:value="599.301292602023" calcext:value-type="float">
            <text:p>599.301292602</text:p>
          </table:table-cell>
        </table:table-row>
        <table:table-row table:style-name="ro1">
          <table:table-cell office:value-type="float" office:value="28.407930786" calcext:value-type="float">
            <text:p>28.407930786</text:p>
          </table:table-cell>
          <table:table-cell office:value-type="float" office:value="578.983540163762" calcext:value-type="float">
            <text:p>578.9835401638</text:p>
          </table:table-cell>
        </table:table-row>
        <table:table-row table:style-name="ro1">
          <table:table-cell office:value-type="float" office:value="28.505786838" calcext:value-type="float">
            <text:p>28.505786838</text:p>
          </table:table-cell>
          <table:table-cell office:value-type="float" office:value="613.145521137534" calcext:value-type="float">
            <text:p>613.1455211375</text:p>
          </table:table-cell>
        </table:table-row>
        <table:table-row table:style-name="ro1">
          <table:table-cell office:value-type="float" office:value="28.589866767" calcext:value-type="float">
            <text:p>28.589866767</text:p>
          </table:table-cell>
          <table:table-cell office:value-type="float" office:value="713.606692032311" calcext:value-type="float">
            <text:p>713.6066920323</text:p>
          </table:table-cell>
        </table:table-row>
        <table:table-row table:style-name="ro1">
          <table:table-cell office:value-type="float" office:value="28.680088503" calcext:value-type="float">
            <text:p>28.680088503</text:p>
          </table:table-cell>
          <table:table-cell office:value-type="float" office:value="665.028214487001" calcext:value-type="float">
            <text:p>665.028214487</text:p>
          </table:table-cell>
        </table:table-row>
        <table:table-row table:style-name="ro1">
          <table:table-cell office:value-type="float" office:value="28.77656163" calcext:value-type="float">
            <text:p>28.77656163</text:p>
          </table:table-cell>
          <table:table-cell office:value-type="float" office:value="621.934852386433" calcext:value-type="float">
            <text:p>621.9348523864</text:p>
          </table:table-cell>
        </table:table-row>
        <table:table-row table:style-name="ro1">
          <table:table-cell office:value-type="float" office:value="28.85934853" calcext:value-type="float">
            <text:p>28.85934853</text:p>
          </table:table-cell>
          <table:table-cell office:value-type="float" office:value="724.752346083722" calcext:value-type="float">
            <text:p>724.7523460837</text:p>
          </table:table-cell>
        </table:table-row>
        <table:table-row table:style-name="ro1">
          <table:table-cell office:value-type="float" office:value="28.924936786" calcext:value-type="float">
            <text:p>28.924936786</text:p>
          </table:table-cell>
          <table:table-cell office:value-type="float" office:value="914.797917480864" calcext:value-type="float">
            <text:p>914.7979174809</text:p>
          </table:table-cell>
        </table:table-row>
        <table:table-row table:style-name="ro1">
          <table:table-cell office:value-type="float" office:value="28.981115298" calcext:value-type="float">
            <text:p>28.981115298</text:p>
          </table:table-cell>
          <table:table-cell office:value-type="float" office:value="1068.02401601519" calcext:value-type="float">
            <text:p>1068.0240160152</text:p>
          </table:table-cell>
        </table:table-row>
        <table:table-row table:style-name="ro1">
          <table:table-cell office:value-type="float" office:value="29.025698012" calcext:value-type="float">
            <text:p>29.025698012</text:p>
          </table:table-cell>
          <table:table-cell office:value-type="float" office:value="1345.81308800535" calcext:value-type="float">
            <text:p>1345.8130880054</text:p>
          </table:table-cell>
        </table:table-row>
        <table:table-row table:style-name="ro1">
          <table:table-cell office:value-type="float" office:value="29.065703667" calcext:value-type="float">
            <text:p>29.065703667</text:p>
          </table:table-cell>
          <table:table-cell office:value-type="float" office:value="1499.78796747604" calcext:value-type="float">
            <text:p>1499.787967476</text:p>
          </table:table-cell>
        </table:table-row>
        <table:table-row table:style-name="ro1">
          <table:table-cell office:value-type="float" office:value="29.101110285" calcext:value-type="float">
            <text:p>29.101110285</text:p>
          </table:table-cell>
          <table:table-cell office:value-type="float" office:value="1694.59845049325" calcext:value-type="float">
            <text:p>1694.5984504933</text:p>
          </table:table-cell>
        </table:table-row>
        <table:table-row table:style-name="ro1">
          <table:table-cell office:value-type="float" office:value="29.137010447" calcext:value-type="float">
            <text:p>29.137010447</text:p>
          </table:table-cell>
          <table:table-cell office:value-type="float" office:value="1671.30165039346" calcext:value-type="float">
            <text:p>1671.3016503935</text:p>
          </table:table-cell>
        </table:table-row>
        <table:table-row table:style-name="ro1">
          <table:table-cell office:value-type="float" office:value="29.173387018" calcext:value-type="float">
            <text:p>29.173387018</text:p>
          </table:table-cell>
          <table:table-cell office:value-type="float" office:value="1649.4132995659" calcext:value-type="float">
            <text:p>1649.4132995659</text:p>
          </table:table-cell>
        </table:table-row>
        <table:table-row table:style-name="ro1">
          <table:table-cell office:value-type="float" office:value="29.208741916" calcext:value-type="float">
            <text:p>29.208741916</text:p>
          </table:table-cell>
          <table:table-cell office:value-type="float" office:value="1697.07744595947" calcext:value-type="float">
            <text:p>1697.0774459595</text:p>
          </table:table-cell>
        </table:table-row>
        <table:table-row table:style-name="ro1">
          <table:table-cell office:value-type="float" office:value="29.242789203" calcext:value-type="float">
            <text:p>29.242789203</text:p>
          </table:table-cell>
          <table:table-cell office:value-type="float" office:value="1762.25494853673" calcext:value-type="float">
            <text:p>1762.2549485367</text:p>
          </table:table-cell>
        </table:table-row>
        <table:table-row table:style-name="ro1">
          <table:table-cell office:value-type="float" office:value="29.276230652" calcext:value-type="float">
            <text:p>29.276230652</text:p>
          </table:table-cell>
          <table:table-cell office:value-type="float" office:value="1794.18062895532" calcext:value-type="float">
            <text:p>1794.1806289553</text:p>
          </table:table-cell>
        </table:table-row>
        <table:table-row table:style-name="ro1">
          <table:table-cell office:value-type="float" office:value="29.308981056" calcext:value-type="float">
            <text:p>29.308981056</text:p>
          </table:table-cell>
          <table:table-cell office:value-type="float" office:value="1832.03846889961" calcext:value-type="float">
            <text:p>1832.0384688996</text:p>
          </table:table-cell>
        </table:table-row>
        <table:table-row table:style-name="ro1">
          <table:table-cell office:value-type="float" office:value="29.341346509" calcext:value-type="float">
            <text:p>29.341346509</text:p>
          </table:table-cell>
          <table:table-cell office:value-type="float" office:value="1853.8285251254" calcext:value-type="float">
            <text:p>1853.8285251254</text:p>
          </table:table-cell>
        </table:table-row>
        <table:table-row table:style-name="ro1">
          <table:table-cell office:value-type="float" office:value="29.373292637" calcext:value-type="float">
            <text:p>29.373292637</text:p>
          </table:table-cell>
          <table:table-cell office:value-type="float" office:value="1878.16188553422" calcext:value-type="float">
            <text:p>1878.1618855342</text:p>
          </table:table-cell>
        </table:table-row>
        <table:table-row table:style-name="ro1">
          <table:table-cell office:value-type="float" office:value="29.404717512" calcext:value-type="float">
            <text:p>29.404717512</text:p>
          </table:table-cell>
          <table:table-cell office:value-type="float" office:value="1909.31547062643" calcext:value-type="float">
            <text:p>1909.3154706264</text:p>
          </table:table-cell>
        </table:table-row>
        <table:table-row table:style-name="ro1">
          <table:table-cell office:value-type="float" office:value="29.435827854" calcext:value-type="float">
            <text:p>29.435827854</text:p>
          </table:table-cell>
          <table:table-cell office:value-type="float" office:value="1928.61910679104" calcext:value-type="float">
            <text:p>1928.619106791</text:p>
          </table:table-cell>
        </table:table-row>
        <table:table-row table:style-name="ro1">
          <table:table-cell office:value-type="float" office:value="29.466908977" calcext:value-type="float">
            <text:p>29.466908977</text:p>
          </table:table-cell>
          <table:table-cell office:value-type="float" office:value="1930.43217904322" calcext:value-type="float">
            <text:p>1930.4321790432</text:p>
          </table:table-cell>
        </table:table-row>
        <table:table-row table:style-name="ro1">
          <table:table-cell office:value-type="float" office:value="29.497910464" calcext:value-type="float">
            <text:p>29.497910464</text:p>
          </table:table-cell>
          <table:table-cell office:value-type="float" office:value="1935.39103462976" calcext:value-type="float">
            <text:p>1935.3910346298</text:p>
          </table:table-cell>
        </table:table-row>
        <table:table-row table:style-name="ro1">
          <table:table-cell office:value-type="float" office:value="29.528556949" calcext:value-type="float">
            <text:p>29.528556949</text:p>
          </table:table-cell>
          <table:table-cell office:value-type="float" office:value="1957.81016974714" calcext:value-type="float">
            <text:p>1957.8101697472</text:p>
          </table:table-cell>
        </table:table-row>
        <table:table-row table:style-name="ro1">
          <table:table-cell office:value-type="float" office:value="29.558984422" calcext:value-type="float">
            <text:p>29.558984422</text:p>
          </table:table-cell>
          <table:table-cell office:value-type="float" office:value="1971.90216880626" calcext:value-type="float">
            <text:p>1971.9021688063</text:p>
          </table:table-cell>
        </table:table-row>
        <table:table-row table:style-name="ro1">
          <table:table-cell office:value-type="float" office:value="29.589304551" calcext:value-type="float">
            <text:p>29.589304551</text:p>
          </table:table-cell>
          <table:table-cell office:value-type="float" office:value="1978.88340118895" calcext:value-type="float">
            <text:p>1978.883401189</text:p>
          </table:table-cell>
        </table:table-row>
        <table:table-row table:style-name="ro1">
          <table:table-cell office:value-type="float" office:value="29.619453637" calcext:value-type="float">
            <text:p>29.619453637</text:p>
          </table:table-cell>
          <table:table-cell office:value-type="float" office:value="1990.11008161232" calcext:value-type="float">
            <text:p>1990.1100816123</text:p>
          </table:table-cell>
        </table:table-row>
        <table:table-row table:style-name="ro1">
          <table:table-cell office:value-type="float" office:value="29.649467045" calcext:value-type="float">
            <text:p>29.649467045</text:p>
          </table:table-cell>
          <table:table-cell office:value-type="float" office:value="1999.10653265353" calcext:value-type="float">
            <text:p>1999.1065326535</text:p>
          </table:table-cell>
        </table:table-row>
        <table:table-row table:style-name="ro1">
          <table:table-cell office:value-type="float" office:value="29.679301338" calcext:value-type="float">
            <text:p>29.679301338</text:p>
          </table:table-cell>
          <table:table-cell office:value-type="float" office:value="2011.10849182849" calcext:value-type="float">
            <text:p>2011.1084918285</text:p>
          </table:table-cell>
        </table:table-row>
        <table:table-row table:style-name="ro1">
          <table:table-cell office:value-type="float" office:value="29.709184172" calcext:value-type="float">
            <text:p>29.709184172</text:p>
          </table:table-cell>
          <table:table-cell office:value-type="float" office:value="2007.84169265883" calcext:value-type="float">
            <text:p>2007.8416926588</text:p>
          </table:table-cell>
        </table:table-row>
        <table:table-row table:style-name="ro1">
          <table:table-cell office:value-type="float" office:value="29.739062684" calcext:value-type="float">
            <text:p>29.739062684</text:p>
          </table:table-cell>
          <table:table-cell office:value-type="float" office:value="2008.13213188152" calcext:value-type="float">
            <text:p>2008.1321318815</text:p>
          </table:table-cell>
        </table:table-row>
        <table:table-row table:style-name="ro1">
          <table:table-cell office:value-type="float" office:value="29.768963331" calcext:value-type="float">
            <text:p>29.768963331</text:p>
          </table:table-cell>
          <table:table-cell office:value-type="float" office:value="2006.64554181686" calcext:value-type="float">
            <text:p>2006.6455418169</text:p>
          </table:table-cell>
        </table:table-row>
        <table:table-row table:style-name="ro1">
          <table:table-cell office:value-type="float" office:value="29.79888429" calcext:value-type="float">
            <text:p>29.79888429</text:p>
          </table:table-cell>
          <table:table-cell office:value-type="float" office:value="2005.28331996346" calcext:value-type="float">
            <text:p>2005.2833199635</text:p>
          </table:table-cell>
        </table:table-row>
        <table:table-row table:style-name="ro1">
          <table:table-cell office:value-type="float" office:value="29.828923011" calcext:value-type="float">
            <text:p>29.828923011</text:p>
          </table:table-cell>
          <table:table-cell office:value-type="float" office:value="1997.42192751789" calcext:value-type="float">
            <text:p>1997.4219275179</text:p>
          </table:table-cell>
        </table:table-row>
        <table:table-row table:style-name="ro1">
          <table:table-cell office:value-type="float" office:value="29.858947982" calcext:value-type="float">
            <text:p>29.858947982</text:p>
          </table:table-cell>
          <table:table-cell office:value-type="float" office:value="1998.33665118304" calcext:value-type="float">
            <text:p>1998.3366511831</text:p>
          </table:table-cell>
        </table:table-row>
        <table:table-row table:style-name="ro1">
          <table:table-cell office:value-type="float" office:value="29.888970244" calcext:value-type="float">
            <text:p>29.888970244</text:p>
          </table:table-cell>
          <table:table-cell office:value-type="float" office:value="1998.5169671757" calcext:value-type="float">
            <text:p>1998.5169671757</text:p>
          </table:table-cell>
        </table:table-row>
        <table:table-row table:style-name="ro1">
          <table:table-cell office:value-type="float" office:value="29.919167768" calcext:value-type="float">
            <text:p>29.919167768</text:p>
          </table:table-cell>
          <table:table-cell office:value-type="float" office:value="1986.91786783566" calcext:value-type="float">
            <text:p>1986.9178678357</text:p>
          </table:table-cell>
        </table:table-row>
        <table:table-row table:style-name="ro1">
          <table:table-cell office:value-type="float" office:value="29.949339354" calcext:value-type="float">
            <text:p>29.949339354</text:p>
          </table:table-cell>
          <table:table-cell office:value-type="float" office:value="1988.62598737802" calcext:value-type="float">
            <text:p>1988.625987378</text:p>
          </table:table-cell>
        </table:table-row>
        <table:table-row table:style-name="ro1">
          <table:table-cell office:value-type="float" office:value="29.979570316" calcext:value-type="float">
            <text:p>29.979570316</text:p>
          </table:table-cell>
          <table:table-cell office:value-type="float" office:value="1984.72016867975" calcext:value-type="float">
            <text:p>1984.7201686798</text:p>
          </table:table-cell>
        </table:table-row>
        <table:table-row table:style-name="ro1">
          <table:table-cell office:value-type="float" office:value="30.009843986" calcext:value-type="float">
            <text:p>30.009843986</text:p>
          </table:table-cell>
          <table:table-cell office:value-type="float" office:value="1981.92026272337" calcext:value-type="float">
            <text:p>1981.9202627234</text:p>
          </table:table-cell>
        </table:table-row>
        <table:table-row table:style-name="ro1">
          <table:table-cell office:value-type="float" office:value="30.040300782" calcext:value-type="float">
            <text:p>30.040300782</text:p>
          </table:table-cell>
          <table:table-cell office:value-type="float" office:value="1970.00367340046" calcext:value-type="float">
            <text:p>1970.0036734005</text:p>
          </table:table-cell>
        </table:table-row>
        <table:table-row table:style-name="ro1">
          <table:table-cell office:value-type="float" office:value="30.07063164" calcext:value-type="float">
            <text:p>30.07063164</text:p>
          </table:table-cell>
          <table:table-cell office:value-type="float" office:value="1978.18340648285" calcext:value-type="float">
            <text:p>1978.1834064829</text:p>
          </table:table-cell>
        </table:table-row>
        <table:table-row table:style-name="ro1">
          <table:table-cell office:value-type="float" office:value="30.101135676" calcext:value-type="float">
            <text:p>30.101135676</text:p>
          </table:table-cell>
          <table:table-cell office:value-type="float" office:value="1966.95283207793" calcext:value-type="float">
            <text:p>1966.9528320779</text:p>
          </table:table-cell>
        </table:table-row>
        <table:table-row table:style-name="ro1">
          <table:table-cell office:value-type="float" office:value="30.131672369" calcext:value-type="float">
            <text:p>30.131672369</text:p>
          </table:table-cell>
          <table:table-cell office:value-type="float" office:value="1964.84930440884" calcext:value-type="float">
            <text:p>1964.8493044088</text:p>
          </table:table-cell>
        </table:table-row>
        <table:table-row table:style-name="ro1">
          <table:table-cell office:value-type="float" office:value="30.162360729" calcext:value-type="float">
            <text:p>30.162360729</text:p>
          </table:table-cell>
          <table:table-cell office:value-type="float" office:value="1955.13869102166" calcext:value-type="float">
            <text:p>1955.1386910217</text:p>
          </table:table-cell>
        </table:table-row>
        <table:table-row table:style-name="ro1">
          <table:table-cell office:value-type="float" office:value="30.193002631" calcext:value-type="float">
            <text:p>30.193002631</text:p>
          </table:table-cell>
          <table:table-cell office:value-type="float" office:value="1958.10299243178" calcext:value-type="float">
            <text:p>1958.1029924318</text:p>
          </table:table-cell>
        </table:table-row>
        <table:table-row table:style-name="ro1">
          <table:table-cell office:value-type="float" office:value="30.223730678" calcext:value-type="float">
            <text:p>30.223730678</text:p>
          </table:table-cell>
          <table:table-cell office:value-type="float" office:value="1952.61351949874" calcext:value-type="float">
            <text:p>1952.6135194987</text:p>
          </table:table-cell>
        </table:table-row>
        <table:table-row table:style-name="ro1">
          <table:table-cell office:value-type="float" office:value="30.254510289" calcext:value-type="float">
            <text:p>30.254510289</text:p>
          </table:table-cell>
          <table:table-cell office:value-type="float" office:value="1949.34237472983" calcext:value-type="float">
            <text:p>1949.3423747298</text:p>
          </table:table-cell>
        </table:table-row>
        <table:table-row table:style-name="ro1">
          <table:table-cell office:value-type="float" office:value="30.285404171" calcext:value-type="float">
            <text:p>30.285404171</text:p>
          </table:table-cell>
          <table:table-cell office:value-type="float" office:value="1942.13210240177" calcext:value-type="float">
            <text:p>1942.1321024018</text:p>
          </table:table-cell>
        </table:table-row>
        <table:table-row table:style-name="ro1">
          <table:table-cell office:value-type="float" office:value="30.316433106" calcext:value-type="float">
            <text:p>30.316433106</text:p>
          </table:table-cell>
          <table:table-cell office:value-type="float" office:value="1933.67899993978" calcext:value-type="float">
            <text:p>1933.6789999398</text:p>
          </table:table-cell>
        </table:table-row>
        <table:table-row table:style-name="ro1">
          <table:table-cell office:value-type="float" office:value="30.347609907" calcext:value-type="float">
            <text:p>30.347609907</text:p>
          </table:table-cell>
          <table:table-cell office:value-type="float" office:value="1924.50790573409" calcext:value-type="float">
            <text:p>1924.5079057341</text:p>
          </table:table-cell>
        </table:table-row>
        <table:table-row table:style-name="ro1">
          <table:table-cell office:value-type="float" office:value="30.378747384" calcext:value-type="float">
            <text:p>30.378747384</text:p>
          </table:table-cell>
          <table:table-cell office:value-type="float" office:value="1926.9383964538" calcext:value-type="float">
            <text:p>1926.9383964538</text:p>
          </table:table-cell>
        </table:table-row>
        <table:table-row table:style-name="ro1">
          <table:table-cell office:value-type="float" office:value="30.409890591" calcext:value-type="float">
            <text:p>30.409890591</text:p>
          </table:table-cell>
          <table:table-cell office:value-type="float" office:value="1926.58386145014" calcext:value-type="float">
            <text:p>1926.5838614501</text:p>
          </table:table-cell>
        </table:table-row>
        <table:table-row table:style-name="ro1">
          <table:table-cell office:value-type="float" office:value="30.441201611" calcext:value-type="float">
            <text:p>30.441201611</text:p>
          </table:table-cell>
          <table:table-cell office:value-type="float" office:value="1916.25823751529" calcext:value-type="float">
            <text:p>1916.2582375153</text:p>
          </table:table-cell>
        </table:table-row>
        <table:table-row table:style-name="ro1">
          <table:table-cell office:value-type="float" office:value="30.472750184" calcext:value-type="float">
            <text:p>30.472750184</text:p>
          </table:table-cell>
          <table:table-cell office:value-type="float" office:value="1901.82928400585" calcext:value-type="float">
            <text:p>1901.8292840059</text:p>
          </table:table-cell>
        </table:table-row>
        <table:table-row table:style-name="ro1">
          <table:table-cell office:value-type="float" office:value="30.503995527" calcext:value-type="float">
            <text:p>30.503995527</text:p>
          </table:table-cell>
          <table:table-cell office:value-type="float" office:value="1920.28616872589" calcext:value-type="float">
            <text:p>1920.2861687259</text:p>
          </table:table-cell>
        </table:table-row>
        <table:table-row table:style-name="ro1">
          <table:table-cell office:value-type="float" office:value="30.535406079" calcext:value-type="float">
            <text:p>30.535406079</text:p>
          </table:table-cell>
          <table:table-cell office:value-type="float" office:value="1910.18610561208" calcext:value-type="float">
            <text:p>1910.1861056121</text:p>
          </table:table-cell>
        </table:table-row>
        <table:table-row table:style-name="ro1">
          <table:table-cell office:value-type="float" office:value="30.566705016" calcext:value-type="float">
            <text:p>30.566705016</text:p>
          </table:table-cell>
          <table:table-cell office:value-type="float" office:value="1916.99801178536" calcext:value-type="float">
            <text:p>1916.9980117854</text:p>
          </table:table-cell>
        </table:table-row>
        <table:table-row table:style-name="ro1">
          <table:table-cell office:value-type="float" office:value="30.59842958" calcext:value-type="float">
            <text:p>30.59842958</text:p>
          </table:table-cell>
          <table:table-cell office:value-type="float" office:value="1891.27894712747" calcext:value-type="float">
            <text:p>1891.2789471275</text:p>
          </table:table-cell>
        </table:table-row>
        <table:table-row table:style-name="ro1">
          <table:table-cell office:value-type="float" office:value="30.629997841" calcext:value-type="float">
            <text:p>30.629997841</text:p>
          </table:table-cell>
          <table:table-cell office:value-type="float" office:value="1900.64318082032" calcext:value-type="float">
            <text:p>1900.6431808203</text:p>
          </table:table-cell>
        </table:table-row>
        <table:table-row table:style-name="ro1">
          <table:table-cell office:value-type="float" office:value="30.661596832" calcext:value-type="float">
            <text:p>30.661596832</text:p>
          </table:table-cell>
          <table:table-cell office:value-type="float" office:value="1898.79480645426" calcext:value-type="float">
            <text:p>1898.7948064543</text:p>
          </table:table-cell>
        </table:table-row>
        <table:table-row table:style-name="ro1">
          <table:table-cell office:value-type="float" office:value="30.693177489" calcext:value-type="float">
            <text:p>30.693177489</text:p>
          </table:table-cell>
          <table:table-cell office:value-type="float" office:value="1899.89714273523" calcext:value-type="float">
            <text:p>1899.8971427352</text:p>
          </table:table-cell>
        </table:table-row>
        <table:table-row table:style-name="ro1">
          <table:table-cell office:value-type="float" office:value="30.724900751" calcext:value-type="float">
            <text:p>30.724900751</text:p>
          </table:table-cell>
          <table:table-cell office:value-type="float" office:value="1891.35656982565" calcext:value-type="float">
            <text:p>1891.3565698257</text:p>
          </table:table-cell>
        </table:table-row>
        <table:table-row table:style-name="ro1">
          <table:table-cell office:value-type="float" office:value="30.756640471" calcext:value-type="float">
            <text:p>30.756640471</text:p>
          </table:table-cell>
          <table:table-cell office:value-type="float" office:value="1890.37584452557" calcext:value-type="float">
            <text:p>1890.3758445256</text:p>
          </table:table-cell>
        </table:table-row>
        <table:table-row table:style-name="ro1">
          <table:table-cell office:value-type="float" office:value="30.788635871" calcext:value-type="float">
            <text:p>30.788635871</text:p>
          </table:table-cell>
          <table:table-cell office:value-type="float" office:value="1875.26957000071" calcext:value-type="float">
            <text:p>1875.2695700007</text:p>
          </table:table-cell>
        </table:table-row>
        <table:table-row table:style-name="ro1">
          <table:table-cell office:value-type="float" office:value="30.820510019" calcext:value-type="float">
            <text:p>30.820510019</text:p>
          </table:table-cell>
          <table:table-cell office:value-type="float" office:value="1882.40325670823" calcext:value-type="float">
            <text:p>1882.4032567082</text:p>
          </table:table-cell>
        </table:table-row>
        <table:table-row table:style-name="ro1">
          <table:table-cell office:value-type="float" office:value="30.852645523" calcext:value-type="float">
            <text:p>30.852645523</text:p>
          </table:table-cell>
          <table:table-cell office:value-type="float" office:value="1867.0937913404" calcext:value-type="float">
            <text:p>1867.0937913404</text:p>
          </table:table-cell>
        </table:table-row>
        <table:table-row table:style-name="ro1">
          <table:table-cell office:value-type="float" office:value="30.884640454" calcext:value-type="float">
            <text:p>30.884640454</text:p>
          </table:table-cell>
          <table:table-cell office:value-type="float" office:value="1875.29705877473" calcext:value-type="float">
            <text:p>1875.2970587747</text:p>
          </table:table-cell>
        </table:table-row>
        <table:table-row table:style-name="ro1">
          <table:table-cell office:value-type="float" office:value="30.916934448" calcext:value-type="float">
            <text:p>30.916934448</text:p>
          </table:table-cell>
          <table:table-cell office:value-type="float" office:value="1857.93061087459" calcext:value-type="float">
            <text:p>1857.9306108746</text:p>
          </table:table-cell>
        </table:table-row>
        <table:table-row table:style-name="ro1">
          <table:table-cell office:value-type="float" office:value="30.949207974" calcext:value-type="float">
            <text:p>30.949207974</text:p>
          </table:table-cell>
          <table:table-cell office:value-type="float" office:value="1859.10891794113" calcext:value-type="float">
            <text:p>1859.1089179411</text:p>
          </table:table-cell>
        </table:table-row>
        <table:table-row table:style-name="ro1">
          <table:table-cell office:value-type="float" office:value="30.981642803" calcext:value-type="float">
            <text:p>30.981642803</text:p>
          </table:table-cell>
          <table:table-cell office:value-type="float" office:value="1849.86330589238" calcext:value-type="float">
            <text:p>1849.8633058924</text:p>
          </table:table-cell>
        </table:table-row>
        <table:table-row table:style-name="ro1">
          <table:table-cell office:value-type="float" office:value="31.0140656" calcext:value-type="float">
            <text:p>31.0140656</text:p>
          </table:table-cell>
          <table:table-cell office:value-type="float" office:value="1850.5497844617" calcext:value-type="float">
            <text:p>1850.5497844617</text:p>
          </table:table-cell>
        </table:table-row>
        <table:table-row table:style-name="ro1">
          <table:table-cell office:value-type="float" office:value="31.046783035" calcext:value-type="float">
            <text:p>31.046783035</text:p>
          </table:table-cell>
          <table:table-cell office:value-type="float" office:value="1833.88459394843" calcext:value-type="float">
            <text:p>1833.8845939484</text:p>
          </table:table-cell>
        </table:table-row>
        <table:table-row table:style-name="ro1">
          <table:table-cell office:value-type="float" office:value="31.079346875" calcext:value-type="float">
            <text:p>31.079346875</text:p>
          </table:table-cell>
          <table:table-cell office:value-type="float" office:value="1842.53454138077" calcext:value-type="float">
            <text:p>1842.5345413808</text:p>
          </table:table-cell>
        </table:table-row>
        <table:table-row table:style-name="ro1">
          <table:table-cell office:value-type="float" office:value="31.111885871" calcext:value-type="float">
            <text:p>31.111885871</text:p>
          </table:table-cell>
          <table:table-cell office:value-type="float" office:value="1843.94134348831" calcext:value-type="float">
            <text:p>1843.9413434883</text:p>
          </table:table-cell>
        </table:table-row>
        <table:table-row table:style-name="ro1">
          <table:table-cell office:value-type="float" office:value="31.144602212" calcext:value-type="float">
            <text:p>31.144602212</text:p>
          </table:table-cell>
          <table:table-cell office:value-type="float" office:value="1833.94591711808" calcext:value-type="float">
            <text:p>1833.9459171181</text:p>
          </table:table-cell>
        </table:table-row>
        <table:table-row table:style-name="ro1">
          <table:table-cell office:value-type="float" office:value="31.177296574" calcext:value-type="float">
            <text:p>31.177296574</text:p>
          </table:table-cell>
          <table:table-cell office:value-type="float" office:value="1835.17879932973" calcext:value-type="float">
            <text:p>1835.1787993297</text:p>
          </table:table-cell>
        </table:table-row>
        <table:table-row table:style-name="ro1">
          <table:table-cell office:value-type="float" office:value="31.210134114" calcext:value-type="float">
            <text:p>31.210134114</text:p>
          </table:table-cell>
          <table:table-cell office:value-type="float" office:value="1827.17706624781" calcext:value-type="float">
            <text:p>1827.1770662478</text:p>
          </table:table-cell>
        </table:table-row>
        <table:table-row table:style-name="ro1">
          <table:table-cell office:value-type="float" office:value="31.243004674" calcext:value-type="float">
            <text:p>31.243004674</text:p>
          </table:table-cell>
          <table:table-cell office:value-type="float" office:value="1825.3415822548" calcext:value-type="float">
            <text:p>1825.3415822548</text:p>
          </table:table-cell>
        </table:table-row>
        <table:table-row table:style-name="ro1">
          <table:table-cell office:value-type="float" office:value="31.275848881" calcext:value-type="float">
            <text:p>31.275848881</text:p>
          </table:table-cell>
          <table:table-cell office:value-type="float" office:value="1826.80617011071" calcext:value-type="float">
            <text:p>1826.8061701107</text:p>
          </table:table-cell>
        </table:table-row>
        <table:table-row table:style-name="ro1">
          <table:table-cell office:value-type="float" office:value="31.308726733" calcext:value-type="float">
            <text:p>31.308726733</text:p>
          </table:table-cell>
          <table:table-cell office:value-type="float" office:value="1824.93673856804" calcext:value-type="float">
            <text:p>1824.936738568</text:p>
          </table:table-cell>
        </table:table-row>
        <table:table-row table:style-name="ro1">
          <table:table-cell office:value-type="float" office:value="31.34173193" calcext:value-type="float">
            <text:p>31.34173193</text:p>
          </table:table-cell>
          <table:table-cell office:value-type="float" office:value="1817.89552718008" calcext:value-type="float">
            <text:p>1817.8955271801</text:p>
          </table:table-cell>
        </table:table-row>
        <table:table-row table:style-name="ro1">
          <table:table-cell office:value-type="float" office:value="31.375106556" calcext:value-type="float">
            <text:p>31.375106556</text:p>
          </table:table-cell>
          <table:table-cell office:value-type="float" office:value="1797.77295481919" calcext:value-type="float">
            <text:p>1797.7729548192</text:p>
          </table:table-cell>
        </table:table-row>
        <table:table-row table:style-name="ro1">
          <table:table-cell office:value-type="float" office:value="31.40835389" calcext:value-type="float">
            <text:p>31.40835389</text:p>
          </table:table-cell>
          <table:table-cell office:value-type="float" office:value="1804.65597632569" calcext:value-type="float">
            <text:p>1804.6559763257</text:p>
          </table:table-cell>
        </table:table-row>
        <table:table-row table:style-name="ro1">
          <table:table-cell office:value-type="float" office:value="31.44154341" calcext:value-type="float">
            <text:p>31.44154341</text:p>
          </table:table-cell>
          <table:table-cell office:value-type="float" office:value="1807.79957046679" calcext:value-type="float">
            <text:p>1807.7995704668</text:p>
          </table:table-cell>
        </table:table-row>
        <table:table-row table:style-name="ro1">
          <table:table-cell office:value-type="float" office:value="31.474751317" calcext:value-type="float">
            <text:p>31.474751317</text:p>
          </table:table-cell>
          <table:table-cell office:value-type="float" office:value="1806.79860371821" calcext:value-type="float">
            <text:p>1806.7986037182</text:p>
          </table:table-cell>
        </table:table-row>
        <table:table-row table:style-name="ro1">
          <table:table-cell office:value-type="float" office:value="31.508040734" calcext:value-type="float">
            <text:p>31.508040734</text:p>
          </table:table-cell>
          <table:table-cell office:value-type="float" office:value="1802.37461052568" calcext:value-type="float">
            <text:p>1802.3746105257</text:p>
          </table:table-cell>
        </table:table-row>
        <table:table-row table:style-name="ro1">
          <table:table-cell office:value-type="float" office:value="31.541454215" calcext:value-type="float">
            <text:p>31.541454215</text:p>
          </table:table-cell>
          <table:table-cell office:value-type="float" office:value="1795.6824073491" calcext:value-type="float">
            <text:p>1795.6824073491</text:p>
          </table:table-cell>
        </table:table-row>
        <table:table-row table:style-name="ro1">
          <table:table-cell office:value-type="float" office:value="31.574892279" calcext:value-type="float">
            <text:p>31.574892279</text:p>
          </table:table-cell>
          <table:table-cell office:value-type="float" office:value="1794.3622573367" calcext:value-type="float">
            <text:p>1794.3622573367</text:p>
          </table:table-cell>
        </table:table-row>
        <table:table-row table:style-name="ro1">
          <table:table-cell office:value-type="float" office:value="31.608309718" calcext:value-type="float">
            <text:p>31.608309718</text:p>
          </table:table-cell>
          <table:table-cell office:value-type="float" office:value="1795.46972465461" calcext:value-type="float">
            <text:p>1795.4697246546</text:p>
          </table:table-cell>
        </table:table-row>
        <table:table-row table:style-name="ro1">
          <table:table-cell office:value-type="float" office:value="31.641919762" calcext:value-type="float">
            <text:p>31.641919762</text:p>
          </table:table-cell>
          <table:table-cell office:value-type="float" office:value="1785.18064421459" calcext:value-type="float">
            <text:p>1785.1806442146</text:p>
          </table:table-cell>
        </table:table-row>
        <table:table-row table:style-name="ro1">
          <table:table-cell office:value-type="float" office:value="31.675458347" calcext:value-type="float">
            <text:p>31.675458347</text:p>
          </table:table-cell>
          <table:table-cell office:value-type="float" office:value="1788.98424009268" calcext:value-type="float">
            <text:p>1788.9842400927</text:p>
          </table:table-cell>
        </table:table-row>
        <table:table-row table:style-name="ro1">
          <table:table-cell office:value-type="float" office:value="31.709318601" calcext:value-type="float">
            <text:p>31.709318601</text:p>
          </table:table-cell>
          <table:table-cell office:value-type="float" office:value="1771.98907013495" calcext:value-type="float">
            <text:p>1771.989070135</text:p>
          </table:table-cell>
        </table:table-row>
        <table:table-row table:style-name="ro1">
          <table:table-cell office:value-type="float" office:value="31.742996823" calcext:value-type="float">
            <text:p>31.742996823</text:p>
          </table:table-cell>
          <table:table-cell office:value-type="float" office:value="1781.56673472851" calcext:value-type="float">
            <text:p>1781.5667347285</text:p>
          </table:table-cell>
        </table:table-row>
        <table:table-row table:style-name="ro1">
          <table:table-cell office:value-type="float" office:value="31.776676399" calcext:value-type="float">
            <text:p>31.776676399</text:p>
          </table:table-cell>
          <table:table-cell office:value-type="float" office:value="1781.49511145879" calcext:value-type="float">
            <text:p>1781.4951114588</text:p>
          </table:table-cell>
        </table:table-row>
        <table:table-row table:style-name="ro1">
          <table:table-cell office:value-type="float" office:value="31.810344777" calcext:value-type="float">
            <text:p>31.810344777</text:p>
          </table:table-cell>
          <table:table-cell office:value-type="float" office:value="1782.08763130785" calcext:value-type="float">
            <text:p>1782.0876313079</text:p>
          </table:table-cell>
        </table:table-row>
        <table:table-row table:style-name="ro1">
          <table:table-cell office:value-type="float" office:value="31.844328052" calcext:value-type="float">
            <text:p>31.844328052</text:p>
          </table:table-cell>
          <table:table-cell office:value-type="float" office:value="1765.57438916622" calcext:value-type="float">
            <text:p>1765.5743891662</text:p>
          </table:table-cell>
        </table:table-row>
        <table:table-row table:style-name="ro1">
          <table:table-cell office:value-type="float" office:value="31.878181015" calcext:value-type="float">
            <text:p>31.878181015</text:p>
          </table:table-cell>
          <table:table-cell office:value-type="float" office:value="1772.37070799418" calcext:value-type="float">
            <text:p>1772.3707079942</text:p>
          </table:table-cell>
        </table:table-row>
        <table:table-row table:style-name="ro1">
          <table:table-cell office:value-type="float" office:value="31.912154551" calcext:value-type="float">
            <text:p>31.912154551</text:p>
          </table:table-cell>
          <table:table-cell office:value-type="float" office:value="1766.08051631692" calcext:value-type="float">
            <text:p>1766.0805163169</text:p>
          </table:table-cell>
        </table:table-row>
        <table:table-row table:style-name="ro1">
          <table:table-cell office:value-type="float" office:value="31.945926627" calcext:value-type="float">
            <text:p>31.945926627</text:p>
          </table:table-cell>
          <table:table-cell office:value-type="float" office:value="1776.61568687703" calcext:value-type="float">
            <text:p>1776.615686877</text:p>
          </table:table-cell>
        </table:table-row>
        <table:table-row table:style-name="ro1">
          <table:table-cell office:value-type="float" office:value="31.97992334" calcext:value-type="float">
            <text:p>31.97992334</text:p>
          </table:table-cell>
          <table:table-cell office:value-type="float" office:value="1764.87650438438" calcext:value-type="float">
            <text:p>1764.8765043844</text:p>
          </table:table-cell>
        </table:table-row>
        <table:table-row table:style-name="ro1">
          <table:table-cell office:value-type="float" office:value="32.014064273" calcext:value-type="float">
            <text:p>32.014064273</text:p>
          </table:table-cell>
          <table:table-cell office:value-type="float" office:value="1757.42121634444" calcext:value-type="float">
            <text:p>1757.4212163445</text:p>
          </table:table-cell>
        </table:table-row>
        <table:table-row table:style-name="ro1">
          <table:table-cell office:value-type="float" office:value="32.048188018" calcext:value-type="float">
            <text:p>32.048188018</text:p>
          </table:table-cell>
          <table:table-cell office:value-type="float" office:value="1758.30642269799" calcext:value-type="float">
            <text:p>1758.306422698</text:p>
          </table:table-cell>
        </table:table-row>
        <table:table-row table:style-name="ro1">
          <table:table-cell office:value-type="float" office:value="32.082472129" calcext:value-type="float">
            <text:p>32.082472129</text:p>
          </table:table-cell>
          <table:table-cell office:value-type="float" office:value="1750.08183820206" calcext:value-type="float">
            <text:p>1750.0818382021</text:p>
          </table:table-cell>
        </table:table-row>
        <table:table-row table:style-name="ro1">
          <table:table-cell office:value-type="float" office:value="32.117094523" calcext:value-type="float">
            <text:p>32.117094523</text:p>
          </table:table-cell>
          <table:table-cell office:value-type="float" office:value="1732.98241594717" calcext:value-type="float">
            <text:p>1732.9824159472</text:p>
          </table:table-cell>
        </table:table-row>
        <table:table-row table:style-name="ro1">
          <table:table-cell office:value-type="float" office:value="32.151619104" calcext:value-type="float">
            <text:p>32.151619104</text:p>
          </table:table-cell>
          <table:table-cell office:value-type="float" office:value="1737.89219918414" calcext:value-type="float">
            <text:p>1737.8921991841</text:p>
          </table:table-cell>
        </table:table-row>
        <table:table-row table:style-name="ro1">
          <table:table-cell office:value-type="float" office:value="32.186160195" calcext:value-type="float">
            <text:p>32.186160195</text:p>
          </table:table-cell>
          <table:table-cell office:value-type="float" office:value="1737.06151898902" calcext:value-type="float">
            <text:p>1737.061518989</text:p>
          </table:table-cell>
        </table:table-row>
        <table:table-row table:style-name="ro1">
          <table:table-cell office:value-type="float" office:value="32.220835194" calcext:value-type="float">
            <text:p>32.220835194</text:p>
          </table:table-cell>
          <table:table-cell office:value-type="float" office:value="1730.35333036365" calcext:value-type="float">
            <text:p>1730.3533303637</text:p>
          </table:table-cell>
        </table:table-row>
        <table:table-row table:style-name="ro1">
          <table:table-cell office:value-type="float" office:value="32.255629047" calcext:value-type="float">
            <text:p>32.255629047</text:p>
          </table:table-cell>
          <table:table-cell office:value-type="float" office:value="1724.44253299552" calcext:value-type="float">
            <text:p>1724.4425329955</text:p>
          </table:table-cell>
        </table:table-row>
        <table:table-row table:style-name="ro1">
          <table:table-cell office:value-type="float" office:value="32.29043264" calcext:value-type="float">
            <text:p>32.29043264</text:p>
          </table:table-cell>
          <table:table-cell office:value-type="float" office:value="1723.95993712491" calcext:value-type="float">
            <text:p>1723.9599371249</text:p>
          </table:table-cell>
        </table:table-row>
        <table:table-row table:style-name="ro1">
          <table:table-cell office:value-type="float" office:value="32.324990294" calcext:value-type="float">
            <text:p>32.324990294</text:p>
          </table:table-cell>
          <table:table-cell office:value-type="float" office:value="1736.22896970938" calcext:value-type="float">
            <text:p>1736.2289697094</text:p>
          </table:table-cell>
        </table:table-row>
        <table:table-row table:style-name="ro1">
          <table:table-cell office:value-type="float" office:value="32.35974597" calcext:value-type="float">
            <text:p>32.35974597</text:p>
          </table:table-cell>
          <table:table-cell office:value-type="float" office:value="1726.33672842406" calcext:value-type="float">
            <text:p>1726.3367284241</text:p>
          </table:table-cell>
        </table:table-row>
        <table:table-row table:style-name="ro1">
          <table:table-cell office:value-type="float" office:value="32.394607116" calcext:value-type="float">
            <text:p>32.394607116</text:p>
          </table:table-cell>
          <table:table-cell office:value-type="float" office:value="1721.11381536352" calcext:value-type="float">
            <text:p>1721.1138153635</text:p>
          </table:table-cell>
        </table:table-row>
        <table:table-row table:style-name="ro1">
          <table:table-cell office:value-type="float" office:value="32.429303677" calcext:value-type="float">
            <text:p>32.429303677</text:p>
          </table:table-cell>
          <table:table-cell office:value-type="float" office:value="1729.27801115485" calcext:value-type="float">
            <text:p>1729.2780111549</text:p>
          </table:table-cell>
        </table:table-row>
        <table:table-row table:style-name="ro1">
          <table:table-cell office:value-type="float" office:value="32.463978936" calcext:value-type="float">
            <text:p>32.463978936</text:p>
          </table:table-cell>
          <table:table-cell office:value-type="float" office:value="1730.34035592945" calcext:value-type="float">
            <text:p>1730.3403559295</text:p>
          </table:table-cell>
        </table:table-row>
        <table:table-row table:style-name="ro1">
          <table:table-cell office:value-type="float" office:value="32.498601434" calcext:value-type="float">
            <text:p>32.498601434</text:p>
          </table:table-cell>
          <table:table-cell office:value-type="float" office:value="1732.97721036744" calcext:value-type="float">
            <text:p>1732.9772103674</text:p>
          </table:table-cell>
        </table:table-row>
        <table:table-row table:style-name="ro1">
          <table:table-cell office:value-type="float" office:value="32.533471329" calcext:value-type="float">
            <text:p>32.533471329</text:p>
          </table:table-cell>
          <table:table-cell office:value-type="float" office:value="1720.68198083189" calcext:value-type="float">
            <text:p>1720.6819808319</text:p>
          </table:table-cell>
        </table:table-row>
        <table:table-row table:style-name="ro1">
          <table:table-cell office:value-type="float" office:value="32.568118828" calcext:value-type="float">
            <text:p>32.568118828</text:p>
          </table:table-cell>
          <table:table-cell office:value-type="float" office:value="1731.72672578789" calcext:value-type="float">
            <text:p>1731.7267257879</text:p>
          </table:table-cell>
        </table:table-row>
        <table:table-row table:style-name="ro1">
          <table:table-cell office:value-type="float" office:value="32.602784243" calcext:value-type="float">
            <text:p>32.602784243</text:p>
          </table:table-cell>
          <table:table-cell office:value-type="float" office:value="1730.83172377971" calcext:value-type="float">
            <text:p>1730.8317237797</text:p>
          </table:table-cell>
        </table:table-row>
        <table:table-row table:style-name="ro1">
          <table:table-cell office:value-type="float" office:value="32.637489293" calcext:value-type="float">
            <text:p>32.637489293</text:p>
          </table:table-cell>
          <table:table-cell office:value-type="float" office:value="1728.85502253997" calcext:value-type="float">
            <text:p>1728.85502254</text:p>
          </table:table-cell>
        </table:table-row>
        <table:table-row table:style-name="ro1">
          <table:table-cell office:value-type="float" office:value="32.672220751" calcext:value-type="float">
            <text:p>32.672220751</text:p>
          </table:table-cell>
          <table:table-cell office:value-type="float" office:value="1727.54049081403" calcext:value-type="float">
            <text:p>1727.540490814</text:p>
          </table:table-cell>
        </table:table-row>
        <table:table-row table:style-name="ro1">
          <table:table-cell office:value-type="float" office:value="32.70706924" calcext:value-type="float">
            <text:p>32.70706924</text:p>
          </table:table-cell>
          <table:table-cell office:value-type="float" office:value="1721.73892532337" calcext:value-type="float">
            <text:p>1721.7389253234</text:p>
          </table:table-cell>
        </table:table-row>
        <table:table-row table:style-name="ro1">
          <table:table-cell office:value-type="float" office:value="32.742160386" calcext:value-type="float">
            <text:p>32.742160386</text:p>
          </table:table-cell>
          <table:table-cell office:value-type="float" office:value="1709.83301599752" calcext:value-type="float">
            <text:p>1709.8330159975</text:p>
          </table:table-cell>
        </table:table-row>
        <table:table-row table:style-name="ro1">
          <table:table-cell office:value-type="float" office:value="32.777214554" calcext:value-type="float">
            <text:p>32.777214554</text:p>
          </table:table-cell>
          <table:table-cell office:value-type="float" office:value="1711.63668754051" calcext:value-type="float">
            <text:p>1711.6366875405</text:p>
          </table:table-cell>
        </table:table-row>
        <table:table-row table:style-name="ro1">
          <table:table-cell office:value-type="float" office:value="32.812225804" calcext:value-type="float">
            <text:p>32.812225804</text:p>
          </table:table-cell>
          <table:table-cell office:value-type="float" office:value="1713.73487093416" calcext:value-type="float">
            <text:p>1713.7348709342</text:p>
          </table:table-cell>
        </table:table-row>
        <table:table-row table:style-name="ro1">
          <table:table-cell office:value-type="float" office:value="32.847144346" calcext:value-type="float">
            <text:p>32.847144346</text:p>
          </table:table-cell>
          <table:table-cell office:value-type="float" office:value="1718.28480123828" calcext:value-type="float">
            <text:p>1718.2848012383</text:p>
          </table:table-cell>
        </table:table-row>
        <table:table-row table:style-name="ro1">
          <table:table-cell office:value-type="float" office:value="32.882024762" calcext:value-type="float">
            <text:p>32.882024762</text:p>
          </table:table-cell>
          <table:table-cell office:value-type="float" office:value="1720.16297053338" calcext:value-type="float">
            <text:p>1720.1629705334</text:p>
          </table:table-cell>
        </table:table-row>
        <table:table-row table:style-name="ro1">
          <table:table-cell office:value-type="float" office:value="32.916967731" calcext:value-type="float">
            <text:p>32.916967731</text:p>
          </table:table-cell>
          <table:table-cell office:value-type="float" office:value="1717.08362846904" calcext:value-type="float">
            <text:p>1717.083628469</text:p>
          </table:table-cell>
        </table:table-row>
        <table:table-row table:style-name="ro1">
          <table:table-cell office:value-type="float" office:value="32.952149139" calcext:value-type="float">
            <text:p>32.952149139</text:p>
          </table:table-cell>
          <table:table-cell office:value-type="float" office:value="1705.44624024145" calcext:value-type="float">
            <text:p>1705.4462402415</text:p>
          </table:table-cell>
        </table:table-row>
        <table:table-row table:style-name="ro1">
          <table:table-cell office:value-type="float" office:value="32.987243306" calcext:value-type="float">
            <text:p>32.987243306</text:p>
          </table:table-cell>
          <table:table-cell office:value-type="float" office:value="1709.68582898706" calcext:value-type="float">
            <text:p>1709.6858289871</text:p>
          </table:table-cell>
        </table:table-row>
        <table:table-row table:style-name="ro1">
          <table:table-cell office:value-type="float" office:value="33.022183098" calcext:value-type="float">
            <text:p>33.022183098</text:p>
          </table:table-cell>
          <table:table-cell office:value-type="float" office:value="1717.23975918331" calcext:value-type="float">
            <text:p>1717.2397591833</text:p>
          </table:table-cell>
        </table:table-row>
        <table:table-row table:style-name="ro1">
          <table:table-cell office:value-type="float" office:value="33.057296381" calcext:value-type="float">
            <text:p>33.057296381</text:p>
          </table:table-cell>
          <table:table-cell office:value-type="float" office:value="1708.75506001527" calcext:value-type="float">
            <text:p>1708.7550600153</text:p>
          </table:table-cell>
        </table:table-row>
        <table:table-row table:style-name="ro1">
          <table:table-cell office:value-type="float" office:value="33.092372788" calcext:value-type="float">
            <text:p>33.092372788</text:p>
          </table:table-cell>
          <table:table-cell office:value-type="float" office:value="1710.55148265337" calcext:value-type="float">
            <text:p>1710.5514826534</text:p>
          </table:table-cell>
        </table:table-row>
        <table:table-row table:style-name="ro1">
          <table:table-cell office:value-type="float" office:value="33.127615342" calcext:value-type="float">
            <text:p>33.127615342</text:p>
          </table:table-cell>
          <table:table-cell office:value-type="float" office:value="1702.48728284563" calcext:value-type="float">
            <text:p>1702.4872828456</text:p>
          </table:table-cell>
        </table:table-row>
        <table:table-row table:style-name="ro1">
          <table:table-cell office:value-type="float" office:value="33.162740707" calcext:value-type="float">
            <text:p>33.162740707</text:p>
          </table:table-cell>
          <table:table-cell office:value-type="float" office:value="1708.16730303021" calcext:value-type="float">
            <text:p>1708.1673030302</text:p>
          </table:table-cell>
        </table:table-row>
        <table:table-row table:style-name="ro1">
          <table:table-cell office:value-type="float" office:value="33.198091387" calcext:value-type="float">
            <text:p>33.198091387</text:p>
          </table:table-cell>
          <table:table-cell office:value-type="float" office:value="1697.27993916946" calcext:value-type="float">
            <text:p>1697.2799391695</text:p>
          </table:table-cell>
        </table:table-row>
        <table:table-row table:style-name="ro1">
          <table:table-cell office:value-type="float" office:value="33.233587328" calcext:value-type="float">
            <text:p>33.233587328</text:p>
          </table:table-cell>
          <table:table-cell office:value-type="float" office:value="1690.33411454" calcext:value-type="float">
            <text:p>1690.33411454</text:p>
          </table:table-cell>
        </table:table-row>
        <table:table-row table:style-name="ro1">
          <table:table-cell office:value-type="float" office:value="33.268802642" calcext:value-type="float">
            <text:p>33.268802642</text:p>
          </table:table-cell>
          <table:table-cell office:value-type="float" office:value="1703.80420291021" calcext:value-type="float">
            <text:p>1703.8042029102</text:p>
          </table:table-cell>
        </table:table-row>
        <table:table-row table:style-name="ro1">
          <table:table-cell office:value-type="float" office:value="33.304024467" calcext:value-type="float">
            <text:p>33.304024467</text:p>
          </table:table-cell>
          <table:table-cell office:value-type="float" office:value="1703.48924282029" calcext:value-type="float">
            <text:p>1703.4892428203</text:p>
          </table:table-cell>
        </table:table-row>
        <table:table-row table:style-name="ro1">
          <table:table-cell office:value-type="float" office:value="33.339540408" calcext:value-type="float">
            <text:p>33.339540408</text:p>
          </table:table-cell>
          <table:table-cell office:value-type="float" office:value="1689.38224106184" calcext:value-type="float">
            <text:p>1689.3822410619</text:p>
          </table:table-cell>
        </table:table-row>
        <table:table-row table:style-name="ro1">
          <table:table-cell office:value-type="float" office:value="33.375247808" calcext:value-type="float">
            <text:p>33.375247808</text:p>
          </table:table-cell>
          <table:table-cell office:value-type="float" office:value="1680.32396646075" calcext:value-type="float">
            <text:p>1680.3239664608</text:p>
          </table:table-cell>
        </table:table-row>
        <table:table-row table:style-name="ro1">
          <table:table-cell office:value-type="float" office:value="33.410853229" calcext:value-type="float">
            <text:p>33.410853229</text:p>
          </table:table-cell>
          <table:table-cell office:value-type="float" office:value="1685.13665376968" calcext:value-type="float">
            <text:p>1685.1366537697</text:p>
          </table:table-cell>
        </table:table-row>
        <table:table-row table:style-name="ro1">
          <table:table-cell office:value-type="float" office:value="33.446405316" calcext:value-type="float">
            <text:p>33.446405316</text:p>
          </table:table-cell>
          <table:table-cell office:value-type="float" office:value="1687.66463695932" calcext:value-type="float">
            <text:p>1687.6646369593</text:p>
          </table:table-cell>
        </table:table-row>
        <table:table-row table:style-name="ro1">
          <table:table-cell office:value-type="float" office:value="33.481908913" calcext:value-type="float">
            <text:p>33.481908913</text:p>
          </table:table-cell>
          <table:table-cell office:value-type="float" office:value="1689.96961068472" calcext:value-type="float">
            <text:p>1689.9696106847</text:p>
          </table:table-cell>
        </table:table-row>
        <table:table-row table:style-name="ro1">
          <table:table-cell office:value-type="float" office:value="33.517504907" calcext:value-type="float">
            <text:p>33.517504907</text:p>
          </table:table-cell>
          <table:table-cell office:value-type="float" office:value="1685.58293385497" calcext:value-type="float">
            <text:p>1685.582933855</text:p>
          </table:table-cell>
        </table:table-row>
        <table:table-row table:style-name="ro1">
          <table:table-cell office:value-type="float" office:value="33.553223922" calcext:value-type="float">
            <text:p>33.553223922</text:p>
          </table:table-cell>
          <table:table-cell office:value-type="float" office:value="1679.77756385476" calcext:value-type="float">
            <text:p>1679.7775638548</text:p>
          </table:table-cell>
        </table:table-row>
        <table:table-row table:style-name="ro1">
          <table:table-cell office:value-type="float" office:value="33.588882832" calcext:value-type="float">
            <text:p>33.588882832</text:p>
          </table:table-cell>
          <table:table-cell office:value-type="float" office:value="1682.60891878098" calcext:value-type="float">
            <text:p>1682.608918781</text:p>
          </table:table-cell>
        </table:table-row>
        <table:table-row table:style-name="ro1">
          <table:table-cell office:value-type="float" office:value="33.624781536" calcext:value-type="float">
            <text:p>33.624781536</text:p>
          </table:table-cell>
          <table:table-cell office:value-type="float" office:value="1671.36952910591" calcext:value-type="float">
            <text:p>1671.3695291059</text:p>
          </table:table-cell>
        </table:table-row>
        <table:table-row table:style-name="ro1">
          <table:table-cell office:value-type="float" office:value="33.660857845" calcext:value-type="float">
            <text:p>33.660857845</text:p>
          </table:table-cell>
          <table:table-cell office:value-type="float" office:value="1663.14131526029" calcext:value-type="float">
            <text:p>1663.1413152603</text:p>
          </table:table-cell>
        </table:table-row>
        <table:table-row table:style-name="ro1">
          <table:table-cell office:value-type="float" office:value="33.696954727" calcext:value-type="float">
            <text:p>33.696954727</text:p>
          </table:table-cell>
          <table:table-cell office:value-type="float" office:value="1662.19342712226" calcext:value-type="float">
            <text:p>1662.1934271223</text:p>
          </table:table-cell>
        </table:table-row>
        <table:table-row table:style-name="ro1">
          <table:table-cell office:value-type="float" office:value="33.733181401" calcext:value-type="float">
            <text:p>33.733181401</text:p>
          </table:table-cell>
          <table:table-cell office:value-type="float" office:value="1656.23816307296" calcext:value-type="float">
            <text:p>1656.238163073</text:p>
          </table:table-cell>
        </table:table-row>
        <table:table-row table:style-name="ro1">
          <table:table-cell office:value-type="float" office:value="33.769241877" calcext:value-type="float">
            <text:p>33.769241877</text:p>
          </table:table-cell>
          <table:table-cell office:value-type="float" office:value="1663.87154734161" calcext:value-type="float">
            <text:p>1663.8715473416</text:p>
          </table:table-cell>
        </table:table-row>
        <table:table-row table:style-name="ro1">
          <table:table-cell office:value-type="float" office:value="33.805479853" calcext:value-type="float">
            <text:p>33.805479853</text:p>
          </table:table-cell>
          <table:table-cell office:value-type="float" office:value="1655.72161094196" calcext:value-type="float">
            <text:p>1655.721610942</text:p>
          </table:table-cell>
        </table:table-row>
        <table:table-row table:style-name="ro1">
          <table:table-cell office:value-type="float" office:value="33.841755486" calcext:value-type="float">
            <text:p>33.841755486</text:p>
          </table:table-cell>
          <table:table-cell office:value-type="float" office:value="1654.00283986795" calcext:value-type="float">
            <text:p>1654.002839868</text:p>
          </table:table-cell>
        </table:table-row>
        <table:table-row table:style-name="ro1">
          <table:table-cell office:value-type="float" office:value="33.878240964" calcext:value-type="float">
            <text:p>33.878240964</text:p>
          </table:table-cell>
          <table:table-cell office:value-type="float" office:value="1644.48989814509" calcext:value-type="float">
            <text:p>1644.4898981451</text:p>
          </table:table-cell>
        </table:table-row>
        <table:table-row table:style-name="ro1">
          <table:table-cell office:value-type="float" office:value="33.914402847" calcext:value-type="float">
            <text:p>33.914402847</text:p>
          </table:table-cell>
          <table:table-cell office:value-type="float" office:value="1659.20563373325" calcext:value-type="float">
            <text:p>1659.2056337333</text:p>
          </table:table-cell>
        </table:table-row>
        <table:table-row table:style-name="ro1">
          <table:table-cell office:value-type="float" office:value="33.950323842" calcext:value-type="float">
            <text:p>33.950323842</text:p>
          </table:table-cell>
          <table:table-cell office:value-type="float" office:value="1670.33235020365" calcext:value-type="float">
            <text:p>1670.3323502037</text:p>
          </table:table-cell>
        </table:table-row>
        <table:table-row table:style-name="ro1">
          <table:table-cell office:value-type="float" office:value="33.985099987" calcext:value-type="float">
            <text:p>33.985099987</text:p>
          </table:table-cell>
          <table:table-cell office:value-type="float" office:value="1725.32061848708" calcext:value-type="float">
            <text:p>1725.3206184871</text:p>
          </table:table-cell>
        </table:table-row>
        <table:table-row table:style-name="ro1">
          <table:table-cell office:value-type="float" office:value="34.018396227" calcext:value-type="float">
            <text:p>34.018396227</text:p>
          </table:table-cell>
          <table:table-cell office:value-type="float" office:value="1802.00527146617" calcext:value-type="float">
            <text:p>1802.0052714662</text:p>
          </table:table-cell>
        </table:table-row>
        <table:table-row table:style-name="ro1">
          <table:table-cell office:value-type="float" office:value="34.050405116" calcext:value-type="float">
            <text:p>34.050405116</text:p>
          </table:table-cell>
          <table:table-cell office:value-type="float" office:value="1874.4793047954" calcext:value-type="float">
            <text:p>1874.4793047954</text:p>
          </table:table-cell>
        </table:table-row>
        <table:table-row table:style-name="ro1">
          <table:table-cell office:value-type="float" office:value="34.080899256" calcext:value-type="float">
            <text:p>34.080899256</text:p>
          </table:table-cell>
          <table:table-cell office:value-type="float" office:value="1967.59115029958" calcext:value-type="float">
            <text:p>1967.5911502996</text:p>
          </table:table-cell>
        </table:table-row>
        <table:table-row table:style-name="ro1">
          <table:table-cell office:value-type="float" office:value="34.110496464" calcext:value-type="float">
            <text:p>34.110496464</text:p>
          </table:table-cell>
          <table:table-cell office:value-type="float" office:value="2027.21824301816" calcext:value-type="float">
            <text:p>2027.2182430182</text:p>
          </table:table-cell>
        </table:table-row>
        <table:table-row table:style-name="ro1">
          <table:table-cell office:value-type="float" office:value="34.139108406" calcext:value-type="float">
            <text:p>34.139108406</text:p>
          </table:table-cell>
          <table:table-cell office:value-type="float" office:value="2097.02647936322" calcext:value-type="float">
            <text:p>2097.0264793632</text:p>
          </table:table-cell>
        </table:table-row>
        <table:table-row table:style-name="ro1">
          <table:table-cell office:value-type="float" office:value="34.167205136" calcext:value-type="float">
            <text:p>34.167205136</text:p>
          </table:table-cell>
          <table:table-cell office:value-type="float" office:value="2135.47982274083" calcext:value-type="float">
            <text:p>2135.4798227408</text:p>
          </table:table-cell>
        </table:table-row>
        <table:table-row table:style-name="ro1">
          <table:table-cell office:value-type="float" office:value="34.194567955" calcext:value-type="float">
            <text:p>34.194567955</text:p>
          </table:table-cell>
          <table:table-cell office:value-type="float" office:value="2192.75652848513" calcext:value-type="float">
            <text:p>2192.7565284851</text:p>
          </table:table-cell>
        </table:table-row>
        <table:table-row table:style-name="ro1">
          <table:table-cell office:value-type="float" office:value="34.221120978" calcext:value-type="float">
            <text:p>34.221120978</text:p>
          </table:table-cell>
          <table:table-cell office:value-type="float" office:value="2259.62972276219" calcext:value-type="float">
            <text:p>2259.6297227622</text:p>
          </table:table-cell>
        </table:table-row>
        <table:table-row table:style-name="ro1">
          <table:table-cell office:value-type="float" office:value="34.246838944" calcext:value-type="float">
            <text:p>34.246838944</text:p>
          </table:table-cell>
          <table:table-cell office:value-type="float" office:value="2332.99942927104" calcext:value-type="float">
            <text:p>2332.999429271</text:p>
          </table:table-cell>
        </table:table-row>
        <table:table-row table:style-name="ro1">
          <table:table-cell office:value-type="float" office:value="34.272072324" calcext:value-type="float">
            <text:p>34.272072324</text:p>
          </table:table-cell>
          <table:table-cell office:value-type="float" office:value="2377.80273589954" calcext:value-type="float">
            <text:p>2377.8027358995</text:p>
          </table:table-cell>
        </table:table-row>
        <table:table-row table:style-name="ro1">
          <table:table-cell office:value-type="float" office:value="34.296766481" calcext:value-type="float">
            <text:p>34.296766481</text:p>
          </table:table-cell>
          <table:table-cell office:value-type="float" office:value="2429.72457006742" calcext:value-type="float">
            <text:p>2429.7245700674</text:p>
          </table:table-cell>
        </table:table-row>
        <table:table-row table:style-name="ro1">
          <table:table-cell office:value-type="float" office:value="34.320898657" calcext:value-type="float">
            <text:p>34.320898657</text:p>
          </table:table-cell>
          <table:table-cell office:value-type="float" office:value="2486.30707815139" calcext:value-type="float">
            <text:p>2486.3070781514</text:p>
          </table:table-cell>
        </table:table-row>
        <table:table-row table:style-name="ro1">
          <table:table-cell office:value-type="float" office:value="34.344417807" calcext:value-type="float">
            <text:p>34.344417807</text:p>
          </table:table-cell>
          <table:table-cell office:value-type="float" office:value="2551.11260398458" calcext:value-type="float">
            <text:p>2551.1126039846</text:p>
          </table:table-cell>
        </table:table-row>
        <table:table-row table:style-name="ro1">
          <table:table-cell office:value-type="float" office:value="34.367508101" calcext:value-type="float">
            <text:p>34.367508101</text:p>
          </table:table-cell>
          <table:table-cell office:value-type="float" office:value="2598.49441501273" calcext:value-type="float">
            <text:p>2598.4944150127</text:p>
          </table:table-cell>
        </table:table-row>
        <table:table-row table:style-name="ro1">
          <table:table-cell office:value-type="float" office:value="34.390269904" calcext:value-type="float">
            <text:p>34.390269904</text:p>
          </table:table-cell>
          <table:table-cell office:value-type="float" office:value="2635.99504837098" calcext:value-type="float">
            <text:p>2635.995048371</text:p>
          </table:table-cell>
        </table:table-row>
        <table:table-row table:style-name="ro1">
          <table:table-cell office:value-type="float" office:value="34.412601964" calcext:value-type="float">
            <text:p>34.412601964</text:p>
          </table:table-cell>
          <table:table-cell office:value-type="float" office:value="2686.72034733962" calcext:value-type="float">
            <text:p>2686.7203473396</text:p>
          </table:table-cell>
        </table:table-row>
        <table:table-row table:style-name="ro1">
          <table:table-cell office:value-type="float" office:value="34.434608449" calcext:value-type="float">
            <text:p>34.434608449</text:p>
          </table:table-cell>
          <table:table-cell office:value-type="float" office:value="2726.4690385577" calcext:value-type="float">
            <text:p>2726.4690385577</text:p>
          </table:table-cell>
        </table:table-row>
        <table:table-row table:style-name="ro1">
          <table:table-cell office:value-type="float" office:value="34.4563616" calcext:value-type="float">
            <text:p>34.4563616</text:p>
          </table:table-cell>
          <table:table-cell office:value-type="float" office:value="2758.22109633697" calcext:value-type="float">
            <text:p>2758.221096337</text:p>
          </table:table-cell>
        </table:table-row>
        <table:table-row table:style-name="ro1">
          <table:table-cell office:value-type="float" office:value="34.477849488" calcext:value-type="float">
            <text:p>34.477849488</text:p>
          </table:table-cell>
          <table:table-cell office:value-type="float" office:value="2792.27069686941" calcext:value-type="float">
            <text:p>2792.2706968694</text:p>
          </table:table-cell>
        </table:table-row>
        <table:table-row table:style-name="ro1">
          <table:table-cell office:value-type="float" office:value="34.499446596" calcext:value-type="float">
            <text:p>34.499446596</text:p>
          </table:table-cell>
          <table:table-cell office:value-type="float" office:value="2778.14974115957" calcext:value-type="float">
            <text:p>2778.1497411596</text:p>
          </table:table-cell>
        </table:table-row>
        <table:table-row table:style-name="ro1">
          <table:table-cell office:value-type="float" office:value="34.520703911" calcext:value-type="float">
            <text:p>34.520703911</text:p>
          </table:table-cell>
          <table:table-cell office:value-type="float" office:value="2822.55778775451" calcext:value-type="float">
            <text:p>2822.5577877545</text:p>
          </table:table-cell>
        </table:table-row>
        <table:table-row table:style-name="ro1">
          <table:table-cell office:value-type="float" office:value="34.542015132" calcext:value-type="float">
            <text:p>34.542015132</text:p>
          </table:table-cell>
          <table:table-cell office:value-type="float" office:value="2815.4182249814" calcext:value-type="float">
            <text:p>2815.4182249814</text:p>
          </table:table-cell>
        </table:table-row>
        <table:table-row table:style-name="ro1">
          <table:table-cell office:value-type="float" office:value="34.563210571" calcext:value-type="float">
            <text:p>34.563210571</text:p>
          </table:table-cell>
          <table:table-cell office:value-type="float" office:value="2830.79770133524" calcext:value-type="float">
            <text:p>2830.7977013352</text:p>
          </table:table-cell>
        </table:table-row>
        <table:table-row table:style-name="ro1">
          <table:table-cell office:value-type="float" office:value="34.58440627" calcext:value-type="float">
            <text:p>34.58440627</text:p>
          </table:table-cell>
          <table:table-cell office:value-type="float" office:value="2830.76297696012" calcext:value-type="float">
            <text:p>2830.7629769601</text:p>
          </table:table-cell>
        </table:table-row>
        <table:table-row table:style-name="ro1">
          <table:table-cell office:value-type="float" office:value="34.605430145" calcext:value-type="float">
            <text:p>34.605430145</text:p>
          </table:table-cell>
          <table:table-cell office:value-type="float" office:value="2853.89824663662" calcext:value-type="float">
            <text:p>2853.8982466366</text:p>
          </table:table-cell>
        </table:table-row>
        <table:table-row table:style-name="ro1">
          <table:table-cell office:value-type="float" office:value="34.626562719" calcext:value-type="float">
            <text:p>34.626562719</text:p>
          </table:table-cell>
          <table:table-cell office:value-type="float" office:value="2839.21873407386" calcext:value-type="float">
            <text:p>2839.2187340739</text:p>
          </table:table-cell>
        </table:table-row>
        <table:table-row table:style-name="ro1">
          <table:table-cell office:value-type="float" office:value="34.647847325" calcext:value-type="float">
            <text:p>34.647847325</text:p>
          </table:table-cell>
          <table:table-cell office:value-type="float" office:value="2818.93872031246" calcext:value-type="float">
            <text:p>2818.9387203125</text:p>
          </table:table-cell>
        </table:table-row>
        <table:table-row table:style-name="ro1">
          <table:table-cell office:value-type="float" office:value="34.669032556" calcext:value-type="float">
            <text:p>34.669032556</text:p>
          </table:table-cell>
          <table:table-cell office:value-type="float" office:value="2832.16170737099" calcext:value-type="float">
            <text:p>2832.161707371</text:p>
          </table:table-cell>
        </table:table-row>
        <table:table-row table:style-name="ro1">
          <table:table-cell office:value-type="float" office:value="34.690073046" calcext:value-type="float">
            <text:p>34.690073046</text:p>
          </table:table-cell>
          <table:table-cell office:value-type="float" office:value="2851.64461473985" calcext:value-type="float">
            <text:p>2851.6446147399</text:p>
          </table:table-cell>
        </table:table-row>
        <table:table-row table:style-name="ro1">
          <table:table-cell office:value-type="float" office:value="34.711325516" calcext:value-type="float">
            <text:p>34.711325516</text:p>
          </table:table-cell>
          <table:table-cell office:value-type="float" office:value="2823.20125613631" calcext:value-type="float">
            <text:p>2823.2012561363</text:p>
          </table:table-cell>
        </table:table-row>
        <table:table-row table:style-name="ro1">
          <table:table-cell office:value-type="float" office:value="34.732614393" calcext:value-type="float">
            <text:p>34.732614393</text:p>
          </table:table-cell>
          <table:table-cell office:value-type="float" office:value="2818.37318145106" calcext:value-type="float">
            <text:p>2818.3731814511</text:p>
          </table:table-cell>
        </table:table-row>
        <table:table-row table:style-name="ro1">
          <table:table-cell office:value-type="float" office:value="34.753992542" calcext:value-type="float">
            <text:p>34.753992542</text:p>
          </table:table-cell>
          <table:table-cell office:value-type="float" office:value="2806.60407035236" calcext:value-type="float">
            <text:p>2806.6040703524</text:p>
          </table:table-cell>
        </table:table-row>
        <table:table-row table:style-name="ro1">
          <table:table-cell office:value-type="float" office:value="34.775324127" calcext:value-type="float">
            <text:p>34.775324127</text:p>
          </table:table-cell>
          <table:table-cell office:value-type="float" office:value="2812.73051205542" calcext:value-type="float">
            <text:p>2812.7305120554</text:p>
          </table:table-cell>
        </table:table-row>
        <table:table-row table:style-name="ro1">
          <table:table-cell office:value-type="float" office:value="34.796763266" calcext:value-type="float">
            <text:p>34.796763266</text:p>
          </table:table-cell>
          <table:table-cell office:value-type="float" office:value="2798.61985129138" calcext:value-type="float">
            <text:p>2798.6198512914</text:p>
          </table:table-cell>
        </table:table-row>
        <table:table-row table:style-name="ro1">
          <table:table-cell office:value-type="float" office:value="34.818225737" calcext:value-type="float">
            <text:p>34.818225737</text:p>
          </table:table-cell>
          <table:table-cell office:value-type="float" office:value="2795.57745238194" calcext:value-type="float">
            <text:p>2795.577452382</text:p>
          </table:table-cell>
        </table:table-row>
        <table:table-row table:style-name="ro1">
          <table:table-cell office:value-type="float" office:value="34.839734511" calcext:value-type="float">
            <text:p>34.839734511</text:p>
          </table:table-cell>
          <table:table-cell office:value-type="float" office:value="2789.55927474098" calcext:value-type="float">
            <text:p>2789.559274741</text:p>
          </table:table-cell>
        </table:table-row>
        <table:table-row table:style-name="ro1">
          <table:table-cell office:value-type="float" office:value="34.861483756" calcext:value-type="float">
            <text:p>34.861483756</text:p>
          </table:table-cell>
          <table:table-cell office:value-type="float" office:value="2758.71645199609" calcext:value-type="float">
            <text:p>2758.7164519961</text:p>
          </table:table-cell>
        </table:table-row>
        <table:table-row table:style-name="ro1">
          <table:table-cell office:value-type="float" office:value="34.883149458" calcext:value-type="float">
            <text:p>34.883149458</text:p>
          </table:table-cell>
          <table:table-cell office:value-type="float" office:value="2769.35406939503" calcext:value-type="float">
            <text:p>2769.354069395</text:p>
          </table:table-cell>
        </table:table-row>
        <table:table-row table:style-name="ro1">
          <table:table-cell office:value-type="float" office:value="34.904707555" calcext:value-type="float">
            <text:p>34.904707555</text:p>
          </table:table-cell>
          <table:table-cell office:value-type="float" office:value="2783.17701233048" calcext:value-type="float">
            <text:p>2783.1770123305</text:p>
          </table:table-cell>
        </table:table-row>
        <table:table-row table:style-name="ro1">
          <table:table-cell office:value-type="float" office:value="34.92647305" calcext:value-type="float">
            <text:p>34.92647305</text:p>
          </table:table-cell>
          <table:table-cell office:value-type="float" office:value="2756.65680932176" calcext:value-type="float">
            <text:p>2756.6568093218</text:p>
          </table:table-cell>
        </table:table-row>
        <table:table-row table:style-name="ro1">
          <table:table-cell office:value-type="float" office:value="34.94834417" calcext:value-type="float">
            <text:p>34.94834417</text:p>
          </table:table-cell>
          <table:table-cell office:value-type="float" office:value="2743.34373365423" calcext:value-type="float">
            <text:p>2743.3437336542</text:p>
          </table:table-cell>
        </table:table-row>
        <table:table-row table:style-name="ro1">
          <table:table-cell office:value-type="float" office:value="34.970140133" calcext:value-type="float">
            <text:p>34.970140133</text:p>
          </table:table-cell>
          <table:table-cell office:value-type="float" office:value="2752.80335170294" calcext:value-type="float">
            <text:p>2752.803351703</text:p>
          </table:table-cell>
        </table:table-row>
        <table:table-row table:style-name="ro1">
          <table:table-cell office:value-type="float" office:value="34.991898752" calcext:value-type="float">
            <text:p>34.991898752</text:p>
          </table:table-cell>
          <table:table-cell office:value-type="float" office:value="2757.52794789091" calcext:value-type="float">
            <text:p>2757.5279478909</text:p>
          </table:table-cell>
        </table:table-row>
        <table:table-row table:style-name="ro1">
          <table:table-cell office:value-type="float" office:value="35.013690809" calcext:value-type="float">
            <text:p>35.013690809</text:p>
          </table:table-cell>
          <table:table-cell office:value-type="float" office:value="2753.29676312809" calcext:value-type="float">
            <text:p>2753.2967631281</text:p>
          </table:table-cell>
        </table:table-row>
        <table:table-row table:style-name="ro1">
          <table:table-cell office:value-type="float" office:value="35.035532242" calcext:value-type="float">
            <text:p>35.035532242</text:p>
          </table:table-cell>
          <table:table-cell office:value-type="float" office:value="2747.07250206449" calcext:value-type="float">
            <text:p>2747.0725020645</text:p>
          </table:table-cell>
        </table:table-row>
        <table:table-row table:style-name="ro1">
          <table:table-cell office:value-type="float" office:value="35.057208204" calcext:value-type="float">
            <text:p>35.057208204</text:p>
          </table:table-cell>
          <table:table-cell office:value-type="float" office:value="2768.04323609769" calcext:value-type="float">
            <text:p>2768.0432360977</text:p>
          </table:table-cell>
        </table:table-row>
        <table:table-row table:style-name="ro1">
          <table:table-cell office:value-type="float" office:value="35.078765677" calcext:value-type="float">
            <text:p>35.078765677</text:p>
          </table:table-cell>
          <table:table-cell office:value-type="float" office:value="2783.25757383512" calcext:value-type="float">
            <text:p>2783.2575738351</text:p>
          </table:table-cell>
        </table:table-row>
        <table:table-row table:style-name="ro1">
          <table:table-cell office:value-type="float" office:value="35.100270597" calcext:value-type="float">
            <text:p>35.100270597</text:p>
          </table:table-cell>
          <table:table-cell office:value-type="float" office:value="2790.05920505657" calcext:value-type="float">
            <text:p>2790.0592050566</text:p>
          </table:table-cell>
        </table:table-row>
        <table:table-row table:style-name="ro1">
          <table:table-cell office:value-type="float" office:value="35.121677808" calcext:value-type="float">
            <text:p>35.121677808</text:p>
          </table:table-cell>
          <table:table-cell office:value-type="float" office:value="2802.79388099604" calcext:value-type="float">
            <text:p>2802.793880996</text:p>
          </table:table-cell>
        </table:table-row>
        <table:table-row table:style-name="ro1">
          <table:table-cell office:value-type="float" office:value="35.142919236" calcext:value-type="float">
            <text:p>35.142919236</text:p>
          </table:table-cell>
          <table:table-cell office:value-type="float" office:value="2824.66884994788" calcext:value-type="float">
            <text:p>2824.6688499479</text:p>
          </table:table-cell>
        </table:table-row>
        <table:table-row table:style-name="ro1">
          <table:table-cell office:value-type="float" office:value="35.163998164" calcext:value-type="float">
            <text:p>35.163998164</text:p>
          </table:table-cell>
          <table:table-cell office:value-type="float" office:value="2846.44456302502" calcext:value-type="float">
            <text:p>2846.444563025</text:p>
          </table:table-cell>
        </table:table-row>
        <table:table-row table:style-name="ro1">
          <table:table-cell office:value-type="float" office:value="35.184846153" calcext:value-type="float">
            <text:p>35.184846153</text:p>
          </table:table-cell>
          <table:table-cell office:value-type="float" office:value="2877.97542487143" calcext:value-type="float">
            <text:p>2877.9754248714</text:p>
          </table:table-cell>
        </table:table-row>
        <table:table-row table:style-name="ro1">
          <table:table-cell office:value-type="float" office:value="35.205669871" calcext:value-type="float">
            <text:p>35.205669871</text:p>
          </table:table-cell>
          <table:table-cell office:value-type="float" office:value="2881.32983744848" calcext:value-type="float">
            <text:p>2881.3298374485</text:p>
          </table:table-cell>
        </table:table-row>
        <table:table-row table:style-name="ro1">
          <table:table-cell office:value-type="float" office:value="35.22629364" calcext:value-type="float">
            <text:p>35.22629364</text:p>
          </table:table-cell>
          <table:table-cell office:value-type="float" office:value="2909.26454810414" calcext:value-type="float">
            <text:p>2909.2645481041</text:p>
          </table:table-cell>
        </table:table-row>
        <table:table-row table:style-name="ro1">
          <table:table-cell office:value-type="float" office:value="35.246776158" calcext:value-type="float">
            <text:p>35.246776158</text:p>
          </table:table-cell>
          <table:table-cell office:value-type="float" office:value="2929.32734149271" calcext:value-type="float">
            <text:p>2929.3273414927</text:p>
          </table:table-cell>
        </table:table-row>
        <table:table-row table:style-name="ro1">
          <table:table-cell office:value-type="float" office:value="35.26728628" calcext:value-type="float">
            <text:p>35.26728628</text:p>
          </table:table-cell>
          <table:table-cell office:value-type="float" office:value="2925.38484168873" calcext:value-type="float">
            <text:p>2925.3848416887</text:p>
          </table:table-cell>
        </table:table-row>
        <table:table-row table:style-name="ro1">
          <table:table-cell office:value-type="float" office:value="35.287636714" calcext:value-type="float">
            <text:p>35.287636714</text:p>
          </table:table-cell>
          <table:table-cell office:value-type="float" office:value="2948.34006979887" calcext:value-type="float">
            <text:p>2948.3400697989</text:p>
          </table:table-cell>
        </table:table-row>
        <table:table-row table:style-name="ro1">
          <table:table-cell office:value-type="float" office:value="35.307850897" calcext:value-type="float">
            <text:p>35.307850897</text:p>
          </table:table-cell>
          <table:table-cell office:value-type="float" office:value="2968.21296215629" calcext:value-type="float">
            <text:p>2968.2129621563</text:p>
          </table:table-cell>
        </table:table-row>
        <table:table-row table:style-name="ro1">
          <table:table-cell office:value-type="float" office:value="35.327923204" calcext:value-type="float">
            <text:p>35.327923204</text:p>
          </table:table-cell>
          <table:table-cell office:value-type="float" office:value="2989.19302101156" calcext:value-type="float">
            <text:p>2989.1930210116</text:p>
          </table:table-cell>
        </table:table-row>
        <table:table-row table:style-name="ro1">
          <table:table-cell office:value-type="float" office:value="35.348032335" calcext:value-type="float">
            <text:p>35.348032335</text:p>
          </table:table-cell>
          <table:table-cell office:value-type="float" office:value="2983.71918707007" calcext:value-type="float">
            <text:p>2983.7191870701</text:p>
          </table:table-cell>
        </table:table-row>
        <table:table-row table:style-name="ro1">
          <table:table-cell office:value-type="float" office:value="35.367930943" calcext:value-type="float">
            <text:p>35.367930943</text:p>
          </table:table-cell>
          <table:table-cell office:value-type="float" office:value="3015.28629540343" calcext:value-type="float">
            <text:p>3015.2862954034</text:p>
          </table:table-cell>
        </table:table-row>
        <table:table-row table:style-name="ro1">
          <table:table-cell office:value-type="float" office:value="35.387881479" calcext:value-type="float">
            <text:p>35.387881479</text:p>
          </table:table-cell>
          <table:table-cell office:value-type="float" office:value="3007.43799565036" calcext:value-type="float">
            <text:p>3007.4379956504</text:p>
          </table:table-cell>
        </table:table-row>
        <table:table-row table:style-name="ro1">
          <table:table-cell office:value-type="float" office:value="35.407796493" calcext:value-type="float">
            <text:p>35.407796493</text:p>
          </table:table-cell>
          <table:table-cell office:value-type="float" office:value="3012.80230081707" calcext:value-type="float">
            <text:p>3012.8023008171</text:p>
          </table:table-cell>
        </table:table-row>
        <table:table-row table:style-name="ro1">
          <table:table-cell office:value-type="float" office:value="35.427732654" calcext:value-type="float">
            <text:p>35.427732654</text:p>
          </table:table-cell>
          <table:table-cell office:value-type="float" office:value="3009.60651351128" calcext:value-type="float">
            <text:p>3009.6065135113</text:p>
          </table:table-cell>
        </table:table-row>
        <table:table-row table:style-name="ro1">
          <table:table-cell office:value-type="float" office:value="35.447519126" calcext:value-type="float">
            <text:p>35.447519126</text:p>
          </table:table-cell>
          <table:table-cell office:value-type="float" office:value="3032.37484681456" calcext:value-type="float">
            <text:p>3032.3748468146</text:p>
          </table:table-cell>
        </table:table-row>
        <table:table-row table:style-name="ro1">
          <table:table-cell office:value-type="float" office:value="35.467347421" calcext:value-type="float">
            <text:p>35.467347421</text:p>
          </table:table-cell>
          <table:table-cell office:value-type="float" office:value="3025.97878435788" calcext:value-type="float">
            <text:p>3025.9787843579</text:p>
          </table:table-cell>
        </table:table-row>
        <table:table-row table:style-name="ro1">
          <table:table-cell office:value-type="float" office:value="35.487263373" calcext:value-type="float">
            <text:p>35.487263373</text:p>
          </table:table-cell>
          <table:table-cell office:value-type="float" office:value="3012.66040408241" calcext:value-type="float">
            <text:p>3012.6604040824</text:p>
          </table:table-cell>
        </table:table-row>
        <table:table-row table:style-name="ro1">
          <table:table-cell office:value-type="float" office:value="35.507058648" calcext:value-type="float">
            <text:p>35.507058648</text:p>
          </table:table-cell>
          <table:table-cell office:value-type="float" office:value="3031.02634340772" calcext:value-type="float">
            <text:p>3031.0263434077</text:p>
          </table:table-cell>
        </table:table-row>
        <table:table-row table:style-name="ro1">
          <table:table-cell office:value-type="float" office:value="35.526890485" calcext:value-type="float">
            <text:p>35.526890485</text:p>
          </table:table-cell>
          <table:table-cell office:value-type="float" office:value="3025.43833937349" calcext:value-type="float">
            <text:p>3025.4383393735</text:p>
          </table:table-cell>
        </table:table-row>
        <table:table-row table:style-name="ro1">
          <table:table-cell office:value-type="float" office:value="35.546640811" calcext:value-type="float">
            <text:p>35.546640811</text:p>
          </table:table-cell>
          <table:table-cell office:value-type="float" office:value="3037.92453856197" calcext:value-type="float">
            <text:p>3037.924538562</text:p>
          </table:table-cell>
        </table:table-row>
        <table:table-row table:style-name="ro1">
          <table:table-cell office:value-type="float" office:value="35.566351866" calcext:value-type="float">
            <text:p>35.566351866</text:p>
          </table:table-cell>
          <table:table-cell office:value-type="float" office:value="3043.97709813068" calcext:value-type="float">
            <text:p>3043.9770981307</text:p>
          </table:table-cell>
        </table:table-row>
        <table:table-row table:style-name="ro1">
          <table:table-cell office:value-type="float" office:value="35.585942556" calcext:value-type="float">
            <text:p>35.585942556</text:p>
          </table:table-cell>
          <table:table-cell office:value-type="float" office:value="3062.6792624454" calcext:value-type="float">
            <text:p>3062.6792624454</text:p>
          </table:table-cell>
        </table:table-row>
        <table:table-row table:style-name="ro1">
          <table:table-cell office:value-type="float" office:value="35.605503558" calcext:value-type="float">
            <text:p>35.605503558</text:p>
          </table:table-cell>
          <table:table-cell office:value-type="float" office:value="3067.32753260749" calcext:value-type="float">
            <text:p>3067.3275326075</text:p>
          </table:table-cell>
        </table:table-row>
        <table:table-row table:style-name="ro1">
          <table:table-cell office:value-type="float" office:value="35.624958049" calcext:value-type="float">
            <text:p>35.624958049</text:p>
          </table:table-cell>
          <table:table-cell office:value-type="float" office:value="3084.12078218892" calcext:value-type="float">
            <text:p>3084.1207821889</text:p>
          </table:table-cell>
        </table:table-row>
        <table:table-row table:style-name="ro1">
          <table:table-cell office:value-type="float" office:value="35.644314258" calcext:value-type="float">
            <text:p>35.644314258</text:p>
          </table:table-cell>
          <table:table-cell office:value-type="float" office:value="3099.78054070379" calcext:value-type="float">
            <text:p>3099.7805407038</text:p>
          </table:table-cell>
        </table:table-row>
        <table:table-row table:style-name="ro1">
          <table:table-cell office:value-type="float" office:value="35.663837812" calcext:value-type="float">
            <text:p>35.663837812</text:p>
          </table:table-cell>
          <table:table-cell office:value-type="float" office:value="3073.21095329331" calcext:value-type="float">
            <text:p>3073.2109532933</text:p>
          </table:table-cell>
        </table:table-row>
        <table:table-row table:style-name="ro1">
          <table:table-cell office:value-type="float" office:value="35.683361106" calcext:value-type="float">
            <text:p>35.683361106</text:p>
          </table:table-cell>
          <table:table-cell office:value-type="float" office:value="3073.25188054804" calcext:value-type="float">
            <text:p>3073.251880548</text:p>
          </table:table-cell>
        </table:table-row>
        <table:table-row table:style-name="ro1">
          <table:table-cell office:value-type="float" office:value="35.702741638" calcext:value-type="float">
            <text:p>35.702741638</text:p>
          </table:table-cell>
          <table:table-cell office:value-type="float" office:value="3095.89024697575" calcext:value-type="float">
            <text:p>3095.8902469758</text:p>
          </table:table-cell>
        </table:table-row>
        <table:table-row table:style-name="ro1">
          <table:table-cell office:value-type="float" office:value="35.722089514" calcext:value-type="float">
            <text:p>35.722089514</text:p>
          </table:table-cell>
          <table:table-cell office:value-type="float" office:value="3101.11559532464" calcext:value-type="float">
            <text:p>3101.1155953246</text:p>
          </table:table-cell>
        </table:table-row>
        <table:table-row table:style-name="ro1">
          <table:table-cell office:value-type="float" office:value="35.741470358" calcext:value-type="float">
            <text:p>35.741470358</text:p>
          </table:table-cell>
          <table:table-cell office:value-type="float" office:value="3095.84040818797" calcext:value-type="float">
            <text:p>3095.840408188</text:p>
          </table:table-cell>
        </table:table-row>
        <table:table-row table:style-name="ro1">
          <table:table-cell office:value-type="float" office:value="35.760832245" calcext:value-type="float">
            <text:p>35.760832245</text:p>
          </table:table-cell>
          <table:table-cell office:value-type="float" office:value="3098.87150978698" calcext:value-type="float">
            <text:p>3098.871509787</text:p>
          </table:table-cell>
        </table:table-row>
        <table:table-row table:style-name="ro1">
          <table:table-cell office:value-type="float" office:value="35.78004262" calcext:value-type="float">
            <text:p>35.78004262</text:p>
          </table:table-cell>
          <table:table-cell office:value-type="float" office:value="3123.31227266514" calcext:value-type="float">
            <text:p>3123.3122726652</text:p>
          </table:table-cell>
        </table:table-row>
        <table:table-row table:style-name="ro1">
          <table:table-cell office:value-type="float" office:value="35.799172005" calcext:value-type="float">
            <text:p>35.799172005</text:p>
          </table:table-cell>
          <table:table-cell office:value-type="float" office:value="3136.53575376206" calcext:value-type="float">
            <text:p>3136.5357537621</text:p>
          </table:table-cell>
        </table:table-row>
        <table:table-row table:style-name="ro1">
          <table:table-cell office:value-type="float" office:value="35.818367275" calcext:value-type="float">
            <text:p>35.818367275</text:p>
          </table:table-cell>
          <table:table-cell office:value-type="float" office:value="3125.77004647543" calcext:value-type="float">
            <text:p>3125.7700464754</text:p>
          </table:table-cell>
        </table:table-row>
        <table:table-row table:style-name="ro1">
          <table:table-cell office:value-type="float" office:value="35.837620307" calcext:value-type="float">
            <text:p>35.837620307</text:p>
          </table:table-cell>
          <table:table-cell office:value-type="float" office:value="3116.39226486481" calcext:value-type="float">
            <text:p>3116.3922648648</text:p>
          </table:table-cell>
        </table:table-row>
        <table:table-row table:style-name="ro1">
          <table:table-cell office:value-type="float" office:value="35.856707869" calcext:value-type="float">
            <text:p>35.856707869</text:p>
          </table:table-cell>
          <table:table-cell office:value-type="float" office:value="3143.40825716838" calcext:value-type="float">
            <text:p>3143.4082571684</text:p>
          </table:table-cell>
        </table:table-row>
        <table:table-row table:style-name="ro1">
          <table:table-cell office:value-type="float" office:value="35.875919181" calcext:value-type="float">
            <text:p>35.875919181</text:p>
          </table:table-cell>
          <table:table-cell office:value-type="float" office:value="3123.15993826921" calcext:value-type="float">
            <text:p>3123.1599382692</text:p>
          </table:table-cell>
        </table:table-row>
        <table:table-row table:style-name="ro1">
          <table:table-cell office:value-type="float" office:value="35.895021326" calcext:value-type="float">
            <text:p>35.895021326</text:p>
          </table:table-cell>
          <table:table-cell office:value-type="float" office:value="3141.00850977764" calcext:value-type="float">
            <text:p>3141.0085097776</text:p>
          </table:table-cell>
        </table:table-row>
        <table:table-row table:style-name="ro1">
          <table:table-cell office:value-type="float" office:value="35.913991908" calcext:value-type="float">
            <text:p>35.913991908</text:p>
          </table:table-cell>
          <table:table-cell office:value-type="float" office:value="3162.79173722743" calcext:value-type="float">
            <text:p>3162.7917372274</text:p>
          </table:table-cell>
        </table:table-row>
        <table:table-row table:style-name="ro1">
          <table:table-cell office:value-type="float" office:value="35.932897386" calcext:value-type="float">
            <text:p>35.932897386</text:p>
          </table:table-cell>
          <table:table-cell office:value-type="float" office:value="3173.68331020236" calcext:value-type="float">
            <text:p>3173.6833102024</text:p>
          </table:table-cell>
        </table:table-row>
        <table:table-row table:style-name="ro1">
          <table:table-cell office:value-type="float" office:value="35.951773175" calcext:value-type="float">
            <text:p>35.951773175</text:p>
          </table:table-cell>
          <table:table-cell office:value-type="float" office:value="3178.67507419175" calcext:value-type="float">
            <text:p>3178.6750741918</text:p>
          </table:table-cell>
        </table:table-row>
        <table:table-row table:style-name="ro1">
          <table:table-cell office:value-type="float" office:value="35.970677559" calcext:value-type="float">
            <text:p>35.970677559</text:p>
          </table:table-cell>
          <table:table-cell office:value-type="float" office:value="3173.86697180887" calcext:value-type="float">
            <text:p>3173.8669718089</text:p>
          </table:table-cell>
        </table:table-row>
        <table:table-row table:style-name="ro1">
          <table:table-cell office:value-type="float" office:value="35.98936517" calcext:value-type="float">
            <text:p>35.98936517</text:p>
          </table:table-cell>
          <table:table-cell office:value-type="float" office:value="3210.68327032327" calcext:value-type="float">
            <text:p>3210.6832703233</text:p>
          </table:table-cell>
        </table:table-row>
        <table:table-row table:style-name="ro1">
          <table:table-cell office:value-type="float" office:value="36.008032157" calcext:value-type="float">
            <text:p>36.008032157</text:p>
          </table:table-cell>
          <table:table-cell office:value-type="float" office:value="3214.23055579296" calcext:value-type="float">
            <text:p>3214.230555793</text:p>
          </table:table-cell>
        </table:table-row>
        <table:table-row table:style-name="ro1">
          <table:table-cell office:value-type="float" office:value="36.026676226" calcext:value-type="float">
            <text:p>36.026676226</text:p>
          </table:table-cell>
          <table:table-cell office:value-type="float" office:value="3218.18161046335" calcext:value-type="float">
            <text:p>3218.1816104634</text:p>
          </table:table-cell>
        </table:table-row>
        <table:table-row table:style-name="ro1">
          <table:table-cell office:value-type="float" office:value="36.045254149" calcext:value-type="float">
            <text:p>36.045254149</text:p>
          </table:table-cell>
          <table:table-cell office:value-type="float" office:value="3229.63982572178" calcext:value-type="float">
            <text:p>3229.6398257218</text:p>
          </table:table-cell>
        </table:table-row>
        <table:table-row table:style-name="ro1">
          <table:table-cell office:value-type="float" office:value="36.063762229" calcext:value-type="float">
            <text:p>36.063762229</text:p>
          </table:table-cell>
          <table:table-cell office:value-type="float" office:value="3241.82735324307" calcext:value-type="float">
            <text:p>3241.8273532431</text:p>
          </table:table-cell>
        </table:table-row>
        <table:table-row table:style-name="ro1">
          <table:table-cell office:value-type="float" office:value="36.082319475" calcext:value-type="float">
            <text:p>36.082319475</text:p>
          </table:table-cell>
          <table:table-cell office:value-type="float" office:value="3233.23838030702" calcext:value-type="float">
            <text:p>3233.238380307</text:p>
          </table:table-cell>
        </table:table-row>
        <table:table-row table:style-name="ro1">
          <table:table-cell office:value-type="float" office:value="36.100974898" calcext:value-type="float">
            <text:p>36.100974898</text:p>
          </table:table-cell>
          <table:table-cell office:value-type="float" office:value="3216.22297173347" calcext:value-type="float">
            <text:p>3216.2229717335</text:p>
          </table:table-cell>
        </table:table-row>
        <table:table-row table:style-name="ro1">
          <table:table-cell office:value-type="float" office:value="36.119329227" calcext:value-type="float">
            <text:p>36.119329227</text:p>
          </table:table-cell>
          <table:table-cell office:value-type="float" office:value="3268.98357330225" calcext:value-type="float">
            <text:p>3268.9835733023</text:p>
          </table:table-cell>
        </table:table-row>
        <table:table-row table:style-name="ro1">
          <table:table-cell office:value-type="float" office:value="36.137761003" calcext:value-type="float">
            <text:p>36.137761003</text:p>
          </table:table-cell>
          <table:table-cell office:value-type="float" office:value="3255.24789363761" calcext:value-type="float">
            <text:p>3255.2478936376</text:p>
          </table:table-cell>
        </table:table-row>
        <table:table-row table:style-name="ro1">
          <table:table-cell office:value-type="float" office:value="36.155952778" calcext:value-type="float">
            <text:p>36.155952778</text:p>
          </table:table-cell>
          <table:table-cell office:value-type="float" office:value="3298.19382660602" calcext:value-type="float">
            <text:p>3298.193826606</text:p>
          </table:table-cell>
        </table:table-row>
        <table:table-row table:style-name="ro1">
          <table:table-cell office:value-type="float" office:value="36.174269242" calcext:value-type="float">
            <text:p>36.174269242</text:p>
          </table:table-cell>
          <table:table-cell office:value-type="float" office:value="3275.74143131529" calcext:value-type="float">
            <text:p>3275.7414313153</text:p>
          </table:table-cell>
        </table:table-row>
        <table:table-row table:style-name="ro1">
          <table:table-cell office:value-type="float" office:value="36.192326954" calcext:value-type="float">
            <text:p>36.192326954</text:p>
          </table:table-cell>
          <table:table-cell office:value-type="float" office:value="3322.68008261494" calcext:value-type="float">
            <text:p>3322.680082615</text:p>
          </table:table-cell>
        </table:table-row>
        <table:table-row table:style-name="ro1">
          <table:table-cell office:value-type="float" office:value="36.210416853" calcext:value-type="float">
            <text:p>36.210416853</text:p>
          </table:table-cell>
          <table:table-cell office:value-type="float" office:value="3316.76810357057" calcext:value-type="float">
            <text:p>3316.7681035706</text:p>
          </table:table-cell>
        </table:table-row>
        <table:table-row table:style-name="ro1">
          <table:table-cell office:value-type="float" office:value="36.228314147" calcext:value-type="float">
            <text:p>36.228314147</text:p>
          </table:table-cell>
          <table:table-cell office:value-type="float" office:value="3352.46210963496" calcext:value-type="float">
            <text:p>3352.462109635</text:p>
          </table:table-cell>
        </table:table-row>
        <table:table-row table:style-name="ro1">
          <table:table-cell office:value-type="float" office:value="36.246235244" calcext:value-type="float">
            <text:p>36.246235244</text:p>
          </table:table-cell>
          <table:table-cell office:value-type="float" office:value="3348.00933224148" calcext:value-type="float">
            <text:p>3348.0093322415</text:p>
          </table:table-cell>
        </table:table-row>
        <table:table-row table:style-name="ro1">
          <table:table-cell office:value-type="float" office:value="36.264072538" calcext:value-type="float">
            <text:p>36.264072538</text:p>
          </table:table-cell>
          <table:table-cell office:value-type="float" office:value="3363.73891690015" calcext:value-type="float">
            <text:p>3363.7389169002</text:p>
          </table:table-cell>
        </table:table-row>
        <table:table-row table:style-name="ro1">
          <table:table-cell office:value-type="float" office:value="36.281889154" calcext:value-type="float">
            <text:p>36.281889154</text:p>
          </table:table-cell>
          <table:table-cell office:value-type="float" office:value="3367.6428789849" calcext:value-type="float">
            <text:p>3367.6428789849</text:p>
          </table:table-cell>
        </table:table-row>
        <table:table-row table:style-name="ro1">
          <table:table-cell office:value-type="float" office:value="36.299743532" calcext:value-type="float">
            <text:p>36.299743532</text:p>
          </table:table-cell>
          <table:table-cell office:value-type="float" office:value="3360.52031608108" calcext:value-type="float">
            <text:p>3360.5203160811</text:p>
          </table:table-cell>
        </table:table-row>
        <table:table-row table:style-name="ro1">
          <table:table-cell office:value-type="float" office:value="36.317415304" calcext:value-type="float">
            <text:p>36.317415304</text:p>
          </table:table-cell>
          <table:table-cell office:value-type="float" office:value="3395.24525327739" calcext:value-type="float">
            <text:p>3395.2452532774</text:p>
          </table:table-cell>
        </table:table-row>
        <table:table-row table:style-name="ro1">
          <table:table-cell office:value-type="float" office:value="36.334937127" calcext:value-type="float">
            <text:p>36.334937127</text:p>
          </table:table-cell>
          <table:table-cell office:value-type="float" office:value="3424.30122710491" calcext:value-type="float">
            <text:p>3424.3012271049</text:p>
          </table:table-cell>
        </table:table-row>
        <table:table-row table:style-name="ro1">
          <table:table-cell office:value-type="float" office:value="36.369909627" calcext:value-type="float">
            <text:p>36.369909627</text:p>
          </table:table-cell>
          <table:table-cell office:value-type="float" office:value="1715.63371220234" calcext:value-type="float">
            <text:p>1715.6337122024</text:p>
          </table:table-cell>
        </table:table-row>
        <table:table-row table:style-name="ro1">
          <table:table-cell office:value-type="float" office:value="36.38719447" calcext:value-type="float">
            <text:p>36.38719447</text:p>
          </table:table-cell>
          <table:table-cell office:value-type="float" office:value="3471.2493483455" calcext:value-type="float">
            <text:p>3471.2493483455</text:p>
          </table:table-cell>
        </table:table-row>
        <table:table-row table:style-name="ro1">
          <table:table-cell office:value-type="float" office:value="36.404552751" calcext:value-type="float">
            <text:p>36.404552751</text:p>
          </table:table-cell>
          <table:table-cell office:value-type="float" office:value="3456.56346962008" calcext:value-type="float">
            <text:p>3456.5634696201</text:p>
          </table:table-cell>
        </table:table-row>
        <table:table-row table:style-name="ro1">
          <table:table-cell office:value-type="float" office:value="36.421700301" calcext:value-type="float">
            <text:p>36.421700301</text:p>
          </table:table-cell>
          <table:table-cell office:value-type="float" office:value="3499.04213721407" calcext:value-type="float">
            <text:p>3499.0421372141</text:p>
          </table:table-cell>
        </table:table-row>
        <table:table-row table:style-name="ro1">
          <table:table-cell office:value-type="float" office:value="36.438762851" calcext:value-type="float">
            <text:p>36.438762851</text:p>
          </table:table-cell>
          <table:table-cell office:value-type="float" office:value="3516.47321180041" calcext:value-type="float">
            <text:p>3516.4732118004</text:p>
          </table:table-cell>
        </table:table-row>
        <table:table-row table:style-name="ro1">
          <table:table-cell office:value-type="float" office:value="36.45593962" calcext:value-type="float">
            <text:p>36.45593962</text:p>
          </table:table-cell>
          <table:table-cell office:value-type="float" office:value="3493.08999847361" calcext:value-type="float">
            <text:p>3493.0899984736</text:p>
          </table:table-cell>
        </table:table-row>
        <table:table-row table:style-name="ro1">
          <table:table-cell office:value-type="float" office:value="36.472921804" calcext:value-type="float">
            <text:p>36.472921804</text:p>
          </table:table-cell>
          <table:table-cell office:value-type="float" office:value="3533.1144686691" calcext:value-type="float">
            <text:p>3533.1144686691</text:p>
          </table:table-cell>
        </table:table-row>
        <table:table-row table:style-name="ro1">
          <table:table-cell office:value-type="float" office:value="36.490053104" calcext:value-type="float">
            <text:p>36.490053104</text:p>
          </table:table-cell>
          <table:table-cell office:value-type="float" office:value="3502.36117515984" calcext:value-type="float">
            <text:p>3502.3611751598</text:p>
          </table:table-cell>
        </table:table-row>
        <table:table-row table:style-name="ro1">
          <table:table-cell office:value-type="float" office:value="36.50708055" calcext:value-type="float">
            <text:p>36.50708055</text:p>
          </table:table-cell>
          <table:table-cell office:value-type="float" office:value="3523.72281785533" calcext:value-type="float">
            <text:p>3523.7228178553</text:p>
          </table:table-cell>
        </table:table-row>
        <table:table-row table:style-name="ro1">
          <table:table-cell office:value-type="float" office:value="36.523961119" calcext:value-type="float">
            <text:p>36.523961119</text:p>
          </table:table-cell>
          <table:table-cell office:value-type="float" office:value="3554.38255665406" calcext:value-type="float">
            <text:p>3554.3825566541</text:p>
          </table:table-cell>
        </table:table-row>
        <table:table-row table:style-name="ro1">
          <table:table-cell office:value-type="float" office:value="36.541125596" calcext:value-type="float">
            <text:p>36.541125596</text:p>
          </table:table-cell>
          <table:table-cell office:value-type="float" office:value="3495.59150564243" calcext:value-type="float">
            <text:p>3495.5915056424</text:p>
          </table:table-cell>
        </table:table-row>
        <table:table-row table:style-name="ro1">
          <table:table-cell office:value-type="float" office:value="36.558131896" calcext:value-type="float">
            <text:p>36.558131896</text:p>
          </table:table-cell>
          <table:table-cell office:value-type="float" office:value="3528.10429076315" calcext:value-type="float">
            <text:p>3528.1042907632</text:p>
          </table:table-cell>
        </table:table-row>
        <table:table-row table:style-name="ro1">
          <table:table-cell office:value-type="float" office:value="36.575259029" calcext:value-type="float">
            <text:p>36.575259029</text:p>
          </table:table-cell>
          <table:table-cell office:value-type="float" office:value="3503.21329319924" calcext:value-type="float">
            <text:p>3503.2132931992</text:p>
          </table:table-cell>
        </table:table-row>
        <table:table-row table:style-name="ro1">
          <table:table-cell office:value-type="float" office:value="36.592371215" calcext:value-type="float">
            <text:p>36.592371215</text:p>
          </table:table-cell>
          <table:table-cell office:value-type="float" office:value="3506.27324878336" calcext:value-type="float">
            <text:p>3506.2732487834</text:p>
          </table:table-cell>
        </table:table-row>
        <table:table-row table:style-name="ro1">
          <table:table-cell office:value-type="float" office:value="36.609630484" calcext:value-type="float">
            <text:p>36.609630484</text:p>
          </table:table-cell>
          <table:table-cell office:value-type="float" office:value="3476.39288778681" calcext:value-type="float">
            <text:p>3476.3928877868</text:p>
          </table:table-cell>
        </table:table-row>
        <table:table-row table:style-name="ro1">
          <table:table-cell office:value-type="float" office:value="36.626875535" calcext:value-type="float">
            <text:p>36.626875535</text:p>
          </table:table-cell>
          <table:table-cell office:value-type="float" office:value="3479.25906394903" calcext:value-type="float">
            <text:p>3479.259063949</text:p>
          </table:table-cell>
        </table:table-row>
        <table:table-row table:style-name="ro1">
          <table:table-cell office:value-type="float" office:value="36.644192565" calcext:value-type="float">
            <text:p>36.644192565</text:p>
          </table:table-cell>
          <table:table-cell office:value-type="float" office:value="3464.79736998762" calcext:value-type="float">
            <text:p>3464.7973699876</text:p>
          </table:table-cell>
        </table:table-row>
        <table:table-row table:style-name="ro1">
          <table:table-cell office:value-type="float" office:value="36.661485273" calcext:value-type="float">
            <text:p>36.661485273</text:p>
          </table:table-cell>
          <table:table-cell office:value-type="float" office:value="3469.67056865831" calcext:value-type="float">
            <text:p>3469.6705686583</text:p>
          </table:table-cell>
        </table:table-row>
        <table:table-row table:style-name="ro1">
          <table:table-cell office:value-type="float" office:value="36.679034127" calcext:value-type="float">
            <text:p>36.679034127</text:p>
          </table:table-cell>
          <table:table-cell office:value-type="float" office:value="3419.02667832237" calcext:value-type="float">
            <text:p>3419.0266783224</text:p>
          </table:table-cell>
        </table:table-row>
        <table:table-row table:style-name="ro1">
          <table:table-cell office:value-type="float" office:value="36.696555586" calcext:value-type="float">
            <text:p>36.696555586</text:p>
          </table:table-cell>
          <table:table-cell office:value-type="float" office:value="3424.37236533764" calcext:value-type="float">
            <text:p>3424.3723653377</text:p>
          </table:table-cell>
        </table:table-row>
        <table:table-row table:style-name="ro1">
          <table:table-cell office:value-type="float" office:value="36.71419142" calcext:value-type="float">
            <text:p>36.71419142</text:p>
          </table:table-cell>
          <table:table-cell office:value-type="float" office:value="3402.16402581313" calcext:value-type="float">
            <text:p>3402.1640258131</text:p>
          </table:table-cell>
        </table:table-row>
        <table:table-row table:style-name="ro1">
          <table:table-cell office:value-type="float" office:value="36.73189913" calcext:value-type="float">
            <text:p>36.73189913</text:p>
          </table:table-cell>
          <table:table-cell office:value-type="float" office:value="3388.35456419766" calcext:value-type="float">
            <text:p>3388.3545641977</text:p>
          </table:table-cell>
        </table:table-row>
        <table:table-row table:style-name="ro1">
          <table:table-cell office:value-type="float" office:value="36.749606996" calcext:value-type="float">
            <text:p>36.749606996</text:p>
          </table:table-cell>
          <table:table-cell office:value-type="float" office:value="3388.32471400095" calcext:value-type="float">
            <text:p>3388.324714001</text:p>
          </table:table-cell>
        </table:table-row>
        <table:table-row table:style-name="ro1">
          <table:table-cell office:value-type="float" office:value="36.767470488" calcext:value-type="float">
            <text:p>36.767470488</text:p>
          </table:table-cell>
          <table:table-cell office:value-type="float" office:value="3358.80576989023" calcext:value-type="float">
            <text:p>3358.8057698902</text:p>
          </table:table-cell>
        </table:table-row>
        <table:table-row table:style-name="ro1">
          <table:table-cell office:value-type="float" office:value="36.785396637" calcext:value-type="float">
            <text:p>36.785396637</text:p>
          </table:table-cell>
          <table:table-cell office:value-type="float" office:value="3347.06578641118" calcext:value-type="float">
            <text:p>3347.0657864112</text:p>
          </table:table-cell>
        </table:table-row>
        <table:table-row table:style-name="ro1">
          <table:table-cell office:value-type="float" office:value="36.803420963" calcext:value-type="float">
            <text:p>36.803420963</text:p>
          </table:table-cell>
          <table:table-cell office:value-type="float" office:value="3328.8345983085" calcext:value-type="float">
            <text:p>3328.8345983085</text:p>
          </table:table-cell>
        </table:table-row>
        <table:table-row table:style-name="ro1">
          <table:table-cell office:value-type="float" office:value="36.82148081" calcext:value-type="float">
            <text:p>36.82148081</text:p>
          </table:table-cell>
          <table:table-cell office:value-type="float" office:value="3322.28728183644" calcext:value-type="float">
            <text:p>3322.2872818364</text:p>
          </table:table-cell>
        </table:table-row>
        <table:table-row table:style-name="ro1">
          <table:table-cell office:value-type="float" office:value="36.839575814" calcext:value-type="float">
            <text:p>36.839575814</text:p>
          </table:table-cell>
          <table:table-cell office:value-type="float" office:value="3315.83237008353" calcext:value-type="float">
            <text:p>3315.8323700835</text:p>
          </table:table-cell>
        </table:table-row>
        <table:table-row table:style-name="ro1">
          <table:table-cell office:value-type="float" office:value="36.857669828" calcext:value-type="float">
            <text:p>36.857669828</text:p>
          </table:table-cell>
          <table:table-cell office:value-type="float" office:value="3316.01379329116" calcext:value-type="float">
            <text:p>3316.0137932912</text:p>
          </table:table-cell>
        </table:table-row>
        <table:table-row table:style-name="ro1">
          <table:table-cell office:value-type="float" office:value="36.875635925" calcext:value-type="float">
            <text:p>36.875635925</text:p>
          </table:table-cell>
          <table:table-cell office:value-type="float" office:value="3339.62351422263" calcext:value-type="float">
            <text:p>3339.6235142226</text:p>
          </table:table-cell>
        </table:table-row>
        <table:table-row table:style-name="ro1">
          <table:table-cell office:value-type="float" office:value="36.893834263" calcext:value-type="float">
            <text:p>36.893834263</text:p>
          </table:table-cell>
          <table:table-cell office:value-type="float" office:value="3297.00437479423" calcext:value-type="float">
            <text:p>3297.0043747942</text:p>
          </table:table-cell>
        </table:table-row>
        <table:table-row table:style-name="ro1">
          <table:table-cell office:value-type="float" office:value="36.9120126" calcext:value-type="float">
            <text:p>36.9120126</text:p>
          </table:table-cell>
          <table:table-cell office:value-type="float" office:value="3300.6319554983" calcext:value-type="float">
            <text:p>3300.6319554983</text:p>
          </table:table-cell>
        </table:table-row>
        <table:table-row table:style-name="ro1">
          <table:table-cell office:value-type="float" office:value="36.930210677" calcext:value-type="float">
            <text:p>36.930210677</text:p>
          </table:table-cell>
          <table:table-cell office:value-type="float" office:value="3297.05166100774" calcext:value-type="float">
            <text:p>3297.0516610078</text:p>
          </table:table-cell>
        </table:table-row>
        <table:table-row table:style-name="ro1">
          <table:table-cell office:value-type="float" office:value="36.948478026" calcext:value-type="float">
            <text:p>36.948478026</text:p>
          </table:table-cell>
          <table:table-cell office:value-type="float" office:value="3284.5488417616" calcext:value-type="float">
            <text:p>3284.5488417616</text:p>
          </table:table-cell>
        </table:table-row>
        <table:table-row table:style-name="ro1">
          <table:table-cell office:value-type="float" office:value="36.966773239" calcext:value-type="float">
            <text:p>36.966773239</text:p>
          </table:table-cell>
          <table:table-cell office:value-type="float" office:value="3279.54640375021" calcext:value-type="float">
            <text:p>3279.5464037502</text:p>
          </table:table-cell>
        </table:table-row>
        <table:table-row table:style-name="ro1">
          <table:table-cell office:value-type="float" office:value="36.98514387" calcext:value-type="float">
            <text:p>36.98514387</text:p>
          </table:table-cell>
          <table:table-cell office:value-type="float" office:value="3266.08269470924" calcext:value-type="float">
            <text:p>3266.0826947092</text:p>
          </table:table-cell>
        </table:table-row>
        <table:table-row table:style-name="ro1">
          <table:table-cell office:value-type="float" office:value="37.003714241" calcext:value-type="float">
            <text:p>37.003714241</text:p>
          </table:table-cell>
          <table:table-cell office:value-type="float" office:value="3230.9532211292" calcext:value-type="float">
            <text:p>3230.9532211292</text:p>
          </table:table-cell>
        </table:table-row>
        <table:table-row table:style-name="ro1">
          <table:table-cell office:value-type="float" office:value="37.022205809" calcext:value-type="float">
            <text:p>37.022205809</text:p>
          </table:table-cell>
          <table:table-cell office:value-type="float" office:value="3244.72213497494" calcext:value-type="float">
            <text:p>3244.722134975</text:p>
          </table:table-cell>
        </table:table-row>
        <table:table-row table:style-name="ro1">
          <table:table-cell office:value-type="float" office:value="37.040905088" calcext:value-type="float">
            <text:p>37.040905088</text:p>
          </table:table-cell>
          <table:table-cell office:value-type="float" office:value="3208.67986407333" calcext:value-type="float">
            <text:p>3208.6798640733</text:p>
          </table:table-cell>
        </table:table-row>
        <table:table-row table:style-name="ro1">
          <table:table-cell office:value-type="float" office:value="37.059671554" calcext:value-type="float">
            <text:p>37.059671554</text:p>
          </table:table-cell>
          <table:table-cell office:value-type="float" office:value="3197.19226837994" calcext:value-type="float">
            <text:p>3197.1922683799</text:p>
          </table:table-cell>
        </table:table-row>
        <table:table-row table:style-name="ro1">
          <table:table-cell office:value-type="float" office:value="37.078491926" calcext:value-type="float">
            <text:p>37.078491926</text:p>
          </table:table-cell>
          <table:table-cell office:value-type="float" office:value="3188.03475297931" calcext:value-type="float">
            <text:p>3188.0347529793</text:p>
          </table:table-cell>
        </table:table-row>
        <table:table-row table:style-name="ro1">
          <table:table-cell office:value-type="float" office:value="37.097328445" calcext:value-type="float">
            <text:p>37.097328445</text:p>
          </table:table-cell>
          <table:table-cell office:value-type="float" office:value="3185.30191273593" calcext:value-type="float">
            <text:p>3185.3019127359</text:p>
          </table:table-cell>
        </table:table-row>
        <table:table-row table:style-name="ro1">
          <table:table-cell office:value-type="float" office:value="37.1163721" calcext:value-type="float">
            <text:p>37.1163721</text:p>
          </table:table-cell>
          <table:table-cell office:value-type="float" office:value="3150.65569083291" calcext:value-type="float">
            <text:p>3150.6556908329</text:p>
          </table:table-cell>
        </table:table-row>
        <table:table-row table:style-name="ro1">
          <table:table-cell office:value-type="float" office:value="37.135467787" calcext:value-type="float">
            <text:p>37.135467787</text:p>
          </table:table-cell>
          <table:table-cell office:value-type="float" office:value="3142.07077231685" calcext:value-type="float">
            <text:p>3142.0707723169</text:p>
          </table:table-cell>
        </table:table-row>
        <table:table-row table:style-name="ro1">
          <table:table-cell office:value-type="float" office:value="37.154698006" calcext:value-type="float">
            <text:p>37.154698006</text:p>
          </table:table-cell>
          <table:table-cell office:value-type="float" office:value="3120.08927199414" calcext:value-type="float">
            <text:p>3120.0892719942</text:p>
          </table:table-cell>
        </table:table-row>
        <table:table-row table:style-name="ro1">
          <table:table-cell office:value-type="float" office:value="37.173944735" calcext:value-type="float">
            <text:p>37.173944735</text:p>
          </table:table-cell>
          <table:table-cell office:value-type="float" office:value="3117.41283414924" calcext:value-type="float">
            <text:p>3117.4128341492</text:p>
          </table:table-cell>
        </table:table-row>
        <table:table-row table:style-name="ro1">
          <table:table-cell office:value-type="float" office:value="37.193306205" calcext:value-type="float">
            <text:p>37.193306205</text:p>
          </table:table-cell>
          <table:table-cell office:value-type="float" office:value="3098.93825210589" calcext:value-type="float">
            <text:p>3098.9382521059</text:p>
          </table:table-cell>
        </table:table-row>
        <table:table-row table:style-name="ro1">
          <table:table-cell office:value-type="float" office:value="37.21266882" calcext:value-type="float">
            <text:p>37.21266882</text:p>
          </table:table-cell>
          <table:table-cell office:value-type="float" office:value="3098.75499771102" calcext:value-type="float">
            <text:p>3098.754997711</text:p>
          </table:table-cell>
        </table:table-row>
        <table:table-row table:style-name="ro1">
          <table:table-cell office:value-type="float" office:value="37.23219576" calcext:value-type="float">
            <text:p>37.23219576</text:p>
          </table:table-cell>
          <table:table-cell office:value-type="float" office:value="3072.67805401175" calcext:value-type="float">
            <text:p>3072.6780540118</text:p>
          </table:table-cell>
        </table:table-row>
        <table:table-row table:style-name="ro1">
          <table:table-cell office:value-type="float" office:value="37.25188994" calcext:value-type="float">
            <text:p>37.25188994</text:p>
          </table:table-cell>
          <table:table-cell office:value-type="float" office:value="3046.58533637827" calcext:value-type="float">
            <text:p>3046.5853363783</text:p>
          </table:table-cell>
        </table:table-row>
        <table:table-row table:style-name="ro1">
          <table:table-cell office:value-type="float" office:value="37.271475265" calcext:value-type="float">
            <text:p>37.271475265</text:p>
          </table:table-cell>
          <table:table-cell office:value-type="float" office:value="3063.51822091265" calcext:value-type="float">
            <text:p>3063.5182209127</text:p>
          </table:table-cell>
        </table:table-row>
        <table:table-row table:style-name="ro1">
          <table:table-cell office:value-type="float" office:value="37.291315748" calcext:value-type="float">
            <text:p>37.291315748</text:p>
          </table:table-cell>
          <table:table-cell office:value-type="float" office:value="3024.11992691867" calcext:value-type="float">
            <text:p>3024.1199269187</text:p>
          </table:table-cell>
        </table:table-row>
        <table:table-row table:style-name="ro1">
          <table:table-cell office:value-type="float" office:value="37.311209252" calcext:value-type="float">
            <text:p>37.311209252</text:p>
          </table:table-cell>
          <table:table-cell office:value-type="float" office:value="3016.05991584059" calcext:value-type="float">
            <text:p>3016.0599158406</text:p>
          </table:table-cell>
        </table:table-row>
        <table:table-row table:style-name="ro1">
          <table:table-cell office:value-type="float" office:value="37.331198121" calcext:value-type="float">
            <text:p>37.331198121</text:p>
          </table:table-cell>
          <table:table-cell office:value-type="float" office:value="3001.67057976082" calcext:value-type="float">
            <text:p>3001.6705797608</text:p>
          </table:table-cell>
        </table:table-row>
        <table:table-row table:style-name="ro1">
          <table:table-cell office:value-type="float" office:value="37.351401262" calcext:value-type="float">
            <text:p>37.351401262</text:p>
          </table:table-cell>
          <table:table-cell office:value-type="float" office:value="2969.83523502665" calcext:value-type="float">
            <text:p>2969.8352350267</text:p>
          </table:table-cell>
        </table:table-row>
        <table:table-row table:style-name="ro1">
          <table:table-cell office:value-type="float" office:value="37.371612581" calcext:value-type="float">
            <text:p>37.371612581</text:p>
          </table:table-cell>
          <table:table-cell office:value-type="float" office:value="2968.6335661708" calcext:value-type="float">
            <text:p>2968.6335661708</text:p>
          </table:table-cell>
        </table:table-row>
        <table:table-row table:style-name="ro1">
          <table:table-cell office:value-type="float" office:value="37.391791816" calcext:value-type="float">
            <text:p>37.391791816</text:p>
          </table:table-cell>
          <table:table-cell office:value-type="float" office:value="2973.35354883366" calcext:value-type="float">
            <text:p>2973.3535488337</text:p>
          </table:table-cell>
        </table:table-row>
        <table:table-row table:style-name="ro1">
          <table:table-cell office:value-type="float" office:value="37.412312928" calcext:value-type="float">
            <text:p>37.412312928</text:p>
          </table:table-cell>
          <table:table-cell office:value-type="float" office:value="2923.81816346053" calcext:value-type="float">
            <text:p>2923.8181634605</text:p>
          </table:table-cell>
        </table:table-row>
        <table:table-row table:style-name="ro1">
          <table:table-cell office:value-type="float" office:value="37.432781592" calcext:value-type="float">
            <text:p>37.432781592</text:p>
          </table:table-cell>
          <table:table-cell office:value-type="float" office:value="2931.31002590118" calcext:value-type="float">
            <text:p>2931.3100259012</text:p>
          </table:table-cell>
        </table:table-row>
        <table:table-row table:style-name="ro1">
          <table:table-cell office:value-type="float" office:value="37.453438694" calcext:value-type="float">
            <text:p>37.453438694</text:p>
          </table:table-cell>
          <table:table-cell office:value-type="float" office:value="2904.57006021446" calcext:value-type="float">
            <text:p>2904.5700602145</text:p>
          </table:table-cell>
        </table:table-row>
        <table:table-row table:style-name="ro1">
          <table:table-cell office:value-type="float" office:value="37.474059025" calcext:value-type="float">
            <text:p>37.474059025</text:p>
          </table:table-cell>
          <table:table-cell office:value-type="float" office:value="2909.7496058618" calcext:value-type="float">
            <text:p>2909.7496058618</text:p>
          </table:table-cell>
        </table:table-row>
        <table:table-row table:style-name="ro1">
          <table:table-cell office:value-type="float" office:value="37.494967796" calcext:value-type="float">
            <text:p>37.494967796</text:p>
          </table:table-cell>
          <table:table-cell office:value-type="float" office:value="2869.60912241158" calcext:value-type="float">
            <text:p>2869.6091224116</text:p>
          </table:table-cell>
        </table:table-row>
        <table:table-row table:style-name="ro1">
          <table:table-cell office:value-type="float" office:value="37.515873702" calcext:value-type="float">
            <text:p>37.515873702</text:p>
          </table:table-cell>
          <table:table-cell office:value-type="float" office:value="2870.0023811449" calcext:value-type="float">
            <text:p>2870.0023811449</text:p>
          </table:table-cell>
        </table:table-row>
        <table:table-row table:style-name="ro1">
          <table:table-cell office:value-type="float" office:value="37.536955963" calcext:value-type="float">
            <text:p>37.536955963</text:p>
          </table:table-cell>
          <table:table-cell office:value-type="float" office:value="2845.99455437962" calcext:value-type="float">
            <text:p>2845.9945543796</text:p>
          </table:table-cell>
        </table:table-row>
        <table:table-row table:style-name="ro1">
          <table:table-cell office:value-type="float" office:value="37.55813911" calcext:value-type="float">
            <text:p>37.55813911</text:p>
          </table:table-cell>
          <table:table-cell office:value-type="float" office:value="2832.44033570621" calcext:value-type="float">
            <text:p>2832.4403357062</text:p>
          </table:table-cell>
        </table:table-row>
        <table:table-row table:style-name="ro1">
          <table:table-cell office:value-type="float" office:value="37.579442831" calcext:value-type="float">
            <text:p>37.579442831</text:p>
          </table:table-cell>
          <table:table-cell office:value-type="float" office:value="2816.40939627369" calcext:value-type="float">
            <text:p>2816.4093962737</text:p>
          </table:table-cell>
        </table:table-row>
        <table:table-row table:style-name="ro1">
          <table:table-cell office:value-type="float" office:value="37.600843115" calcext:value-type="float">
            <text:p>37.600843115</text:p>
          </table:table-cell>
          <table:table-cell office:value-type="float" office:value="2803.70110976164" calcext:value-type="float">
            <text:p>2803.7011097616</text:p>
          </table:table-cell>
        </table:table-row>
        <table:table-row table:style-name="ro1">
          <table:table-cell office:value-type="float" office:value="37.622393139" calcext:value-type="float">
            <text:p>37.622393139</text:p>
          </table:table-cell>
          <table:table-cell office:value-type="float" office:value="2784.21963706401" calcext:value-type="float">
            <text:p>2784.219637064</text:p>
          </table:table-cell>
        </table:table-row>
        <table:table-row table:style-name="ro1">
          <table:table-cell office:value-type="float" office:value="37.644098789" calcext:value-type="float">
            <text:p>37.644098789</text:p>
          </table:table-cell>
          <table:table-cell office:value-type="float" office:value="2764.25723256371" calcext:value-type="float">
            <text:p>2764.2572325637</text:p>
          </table:table-cell>
        </table:table-row>
        <table:table-row table:style-name="ro1">
          <table:table-cell office:value-type="float" office:value="37.665797773" calcext:value-type="float">
            <text:p>37.665797773</text:p>
          </table:table-cell>
          <table:table-cell office:value-type="float" office:value="2765.10642157205" calcext:value-type="float">
            <text:p>2765.1064215721</text:p>
          </table:table-cell>
        </table:table-row>
        <table:table-row table:style-name="ro1">
          <table:table-cell office:value-type="float" office:value="37.68770905" calcext:value-type="float">
            <text:p>37.68770905</text:p>
          </table:table-cell>
          <table:table-cell office:value-type="float" office:value="2738.31598222219" calcext:value-type="float">
            <text:p>2738.3159822222</text:p>
          </table:table-cell>
        </table:table-row>
        <table:table-row table:style-name="ro1">
          <table:table-cell office:value-type="float" office:value="37.709604232" calcext:value-type="float">
            <text:p>37.709604232</text:p>
          </table:table-cell>
          <table:table-cell office:value-type="float" office:value="2740.32889975591" calcext:value-type="float">
            <text:p>2740.3288997559</text:p>
          </table:table-cell>
        </table:table-row>
        <table:table-row table:style-name="ro1">
          <table:table-cell office:value-type="float" office:value="37.731766864" calcext:value-type="float">
            <text:p>37.731766864</text:p>
          </table:table-cell>
          <table:table-cell office:value-type="float" office:value="2707.25967926503" calcext:value-type="float">
            <text:p>2707.259679265</text:p>
          </table:table-cell>
        </table:table-row>
        <table:table-row table:style-name="ro1">
          <table:table-cell office:value-type="float" office:value="37.753978924" calcext:value-type="float">
            <text:p>37.753978924</text:p>
          </table:table-cell>
          <table:table-cell office:value-type="float" office:value="2701.23527489108" calcext:value-type="float">
            <text:p>2701.2352748911</text:p>
          </table:table-cell>
        </table:table-row>
        <table:table-row table:style-name="ro1">
          <table:table-cell office:value-type="float" office:value="37.776296922" calcext:value-type="float">
            <text:p>37.776296922</text:p>
          </table:table-cell>
          <table:table-cell office:value-type="float" office:value="2688.41318114664" calcext:value-type="float">
            <text:p>2688.4131811467</text:p>
          </table:table-cell>
        </table:table-row>
        <table:table-row table:style-name="ro1">
          <table:table-cell office:value-type="float" office:value="37.798887629" calcext:value-type="float">
            <text:p>37.798887629</text:p>
          </table:table-cell>
          <table:table-cell office:value-type="float" office:value="2655.95937302902" calcext:value-type="float">
            <text:p>2655.959373029</text:p>
          </table:table-cell>
        </table:table-row>
        <table:table-row table:style-name="ro1">
          <table:table-cell office:value-type="float" office:value="37.821461045" calcext:value-type="float">
            <text:p>37.821461045</text:p>
          </table:table-cell>
          <table:table-cell office:value-type="float" office:value="2657.99381006399" calcext:value-type="float">
            <text:p>2657.993810064</text:p>
          </table:table-cell>
        </table:table-row>
        <table:table-row table:style-name="ro1">
          <table:table-cell office:value-type="float" office:value="37.844184097" calcext:value-type="float">
            <text:p>37.844184097</text:p>
          </table:table-cell>
          <table:table-cell office:value-type="float" office:value="2640.49037074816" calcext:value-type="float">
            <text:p>2640.4903707482</text:p>
          </table:table-cell>
        </table:table-row>
        <table:table-row table:style-name="ro1">
          <table:table-cell office:value-type="float" office:value="37.867060536" calcext:value-type="float">
            <text:p>37.867060536</text:p>
          </table:table-cell>
          <table:table-cell office:value-type="float" office:value="2622.78582781164" calcext:value-type="float">
            <text:p>2622.7858278117</text:p>
          </table:table-cell>
        </table:table-row>
        <table:table-row table:style-name="ro1">
          <table:table-cell office:value-type="float" office:value="37.890099371" calcext:value-type="float">
            <text:p>37.890099371</text:p>
          </table:table-cell>
          <table:table-cell office:value-type="float" office:value="2604.29835102325" calcext:value-type="float">
            <text:p>2604.2983510233</text:p>
          </table:table-cell>
        </table:table-row>
        <table:table-row table:style-name="ro1">
          <table:table-cell office:value-type="float" office:value="37.913126071" calcext:value-type="float">
            <text:p>37.913126071</text:p>
          </table:table-cell>
          <table:table-cell office:value-type="float" office:value="2605.67080823536" calcext:value-type="float">
            <text:p>2605.6708082354</text:p>
          </table:table-cell>
        </table:table-row>
        <table:table-row table:style-name="ro1">
          <table:table-cell office:value-type="float" office:value="37.936420533" calcext:value-type="float">
            <text:p>37.936420533</text:p>
          </table:table-cell>
          <table:table-cell office:value-type="float" office:value="2575.71949933901" calcext:value-type="float">
            <text:p>2575.719499339</text:p>
          </table:table-cell>
        </table:table-row>
        <table:table-row table:style-name="ro1">
          <table:table-cell office:value-type="float" office:value="37.959873746" calcext:value-type="float">
            <text:p>37.959873746</text:p>
          </table:table-cell>
          <table:table-cell office:value-type="float" office:value="2558.28487124521" calcext:value-type="float">
            <text:p>2558.2848712452</text:p>
          </table:table-cell>
        </table:table-row>
        <table:table-row table:style-name="ro1">
          <table:table-cell office:value-type="float" office:value="37.983319042" calcext:value-type="float">
            <text:p>37.983319042</text:p>
          </table:table-cell>
          <table:table-cell office:value-type="float" office:value="2559.14875205687" calcext:value-type="float">
            <text:p>2559.1487520569</text:p>
          </table:table-cell>
        </table:table-row>
        <table:table-row table:style-name="ro1">
          <table:table-cell office:value-type="float" office:value="38.00705585" calcext:value-type="float">
            <text:p>38.00705585</text:p>
          </table:table-cell>
          <table:table-cell office:value-type="float" office:value="2527.71981809828" calcext:value-type="float">
            <text:p>2527.7198180983</text:p>
          </table:table-cell>
        </table:table-row>
        <table:table-row table:style-name="ro1">
          <table:table-cell office:value-type="float" office:value="38.03078521" calcext:value-type="float">
            <text:p>38.03078521</text:p>
          </table:table-cell>
          <table:table-cell office:value-type="float" office:value="2528.51320052487" calcext:value-type="float">
            <text:p>2528.5132005249</text:p>
          </table:table-cell>
        </table:table-row>
        <table:table-row table:style-name="ro1">
          <table:table-cell office:value-type="float" office:value="38.054767124" calcext:value-type="float">
            <text:p>38.054767124</text:p>
          </table:table-cell>
          <table:table-cell office:value-type="float" office:value="2501.88537912323" calcext:value-type="float">
            <text:p>2501.8853791232</text:p>
          </table:table-cell>
        </table:table-row>
        <table:table-row table:style-name="ro1">
          <table:table-cell office:value-type="float" office:value="38.07887706" calcext:value-type="float">
            <text:p>38.07887706</text:p>
          </table:table-cell>
          <table:table-cell office:value-type="float" office:value="2488.60055041259" calcext:value-type="float">
            <text:p>2488.6005504126</text:p>
          </table:table-cell>
        </table:table-row>
        <table:table-row table:style-name="ro1">
          <table:table-cell office:value-type="float" office:value="38.103018193" calcext:value-type="float">
            <text:p>38.103018193</text:p>
          </table:table-cell>
          <table:table-cell office:value-type="float" office:value="2485.38459234696" calcext:value-type="float">
            <text:p>2485.384592347</text:p>
          </table:table-cell>
        </table:table-row>
        <table:table-row table:style-name="ro1">
          <table:table-cell office:value-type="float" office:value="38.127416099" calcext:value-type="float">
            <text:p>38.127416099</text:p>
          </table:table-cell>
          <table:table-cell office:value-type="float" office:value="2459.22744353508" calcext:value-type="float">
            <text:p>2459.2274435351</text:p>
          </table:table-cell>
        </table:table-row>
        <table:table-row table:style-name="ro1">
          <table:table-cell office:value-type="float" office:value="38.151874578" calcext:value-type="float">
            <text:p>38.151874578</text:p>
          </table:table-cell>
          <table:table-cell office:value-type="float" office:value="2453.1370082338" calcext:value-type="float">
            <text:p>2453.1370082338</text:p>
          </table:table-cell>
        </table:table-row>
        <table:table-row table:style-name="ro1">
          <table:table-cell office:value-type="float" office:value="38.176589622" calcext:value-type="float">
            <text:p>38.176589622</text:p>
          </table:table-cell>
          <table:table-cell office:value-type="float" office:value="2427.67117873591" calcext:value-type="float">
            <text:p>2427.6711787359</text:p>
          </table:table-cell>
        </table:table-row>
        <table:table-row table:style-name="ro1">
          <table:table-cell office:value-type="float" office:value="38.201474197" calcext:value-type="float">
            <text:p>38.201474197</text:p>
          </table:table-cell>
          <table:table-cell office:value-type="float" office:value="2411.13219735573" calcext:value-type="float">
            <text:p>2411.1321973557</text:p>
          </table:table-cell>
        </table:table-row>
        <table:table-row table:style-name="ro1">
          <table:table-cell office:value-type="float" office:value="38.226431429" calcext:value-type="float">
            <text:p>38.226431429</text:p>
          </table:table-cell>
          <table:table-cell office:value-type="float" office:value="2404.11276378673" calcext:value-type="float">
            <text:p>2404.1127637867</text:p>
          </table:table-cell>
        </table:table-row>
        <table:table-row table:style-name="ro1">
          <table:table-cell office:value-type="float" office:value="38.251545329" calcext:value-type="float">
            <text:p>38.251545329</text:p>
          </table:table-cell>
          <table:table-cell office:value-type="float" office:value="2389.11519118886" calcext:value-type="float">
            <text:p>2389.1151911889</text:p>
          </table:table-cell>
        </table:table-row>
        <table:table-row table:style-name="ro1">
          <table:table-cell office:value-type="float" office:value="38.27692647" calcext:value-type="float">
            <text:p>38.27692647</text:p>
          </table:table-cell>
          <table:table-cell office:value-type="float" office:value="2363.95991811429" calcext:value-type="float">
            <text:p>2363.9599181143</text:p>
          </table:table-cell>
        </table:table-row>
        <table:table-row table:style-name="ro1">
          <table:table-cell office:value-type="float" office:value="38.302398289" calcext:value-type="float">
            <text:p>38.302398289</text:p>
          </table:table-cell>
          <table:table-cell office:value-type="float" office:value="2355.54437631677" calcext:value-type="float">
            <text:p>2355.5443763168</text:p>
          </table:table-cell>
        </table:table-row>
        <table:table-row table:style-name="ro1">
          <table:table-cell office:value-type="float" office:value="38.328200734" calcext:value-type="float">
            <text:p>38.328200734</text:p>
          </table:table-cell>
          <table:table-cell office:value-type="float" office:value="2325.3610268326" calcext:value-type="float">
            <text:p>2325.3610268326</text:p>
          </table:table-cell>
        </table:table-row>
        <table:table-row table:style-name="ro1">
          <table:table-cell office:value-type="float" office:value="38.354020315" calcext:value-type="float">
            <text:p>38.354020315</text:p>
          </table:table-cell>
          <table:table-cell office:value-type="float" office:value="2323.81772577948" calcext:value-type="float">
            <text:p>2323.8177257795</text:p>
          </table:table-cell>
        </table:table-row>
        <table:table-row table:style-name="ro1">
          <table:table-cell office:value-type="float" office:value="38.37986323" calcext:value-type="float">
            <text:p>38.37986323</text:p>
          </table:table-cell>
          <table:table-cell office:value-type="float" office:value="2321.71951190505" calcext:value-type="float">
            <text:p>2321.7195119051</text:p>
          </table:table-cell>
        </table:table-row>
        <table:table-row table:style-name="ro1">
          <table:table-cell office:value-type="float" office:value="38.405977292" calcext:value-type="float">
            <text:p>38.405977292</text:p>
          </table:table-cell>
          <table:table-cell office:value-type="float" office:value="2297.61268086156" calcext:value-type="float">
            <text:p>2297.6126808616</text:p>
          </table:table-cell>
        </table:table-row>
        <table:table-row table:style-name="ro1">
          <table:table-cell office:value-type="float" office:value="38.432231719" calcext:value-type="float">
            <text:p>38.432231719</text:p>
          </table:table-cell>
          <table:table-cell office:value-type="float" office:value="2285.32887044112" calcext:value-type="float">
            <text:p>2285.3288704411</text:p>
          </table:table-cell>
        </table:table-row>
        <table:table-row table:style-name="ro1">
          <table:table-cell office:value-type="float" office:value="38.458613595" calcext:value-type="float">
            <text:p>38.458613595</text:p>
          </table:table-cell>
          <table:table-cell office:value-type="float" office:value="2274.28860631486" calcext:value-type="float">
            <text:p>2274.2886063149</text:p>
          </table:table-cell>
        </table:table-row>
        <table:table-row table:style-name="ro1">
          <table:table-cell office:value-type="float" office:value="38.485165056" calcext:value-type="float">
            <text:p>38.485165056</text:p>
          </table:table-cell>
          <table:table-cell office:value-type="float" office:value="2259.76265486826" calcext:value-type="float">
            <text:p>2259.7626548683</text:p>
          </table:table-cell>
        </table:table-row>
        <table:table-row table:style-name="ro1">
          <table:table-cell office:value-type="float" office:value="38.511798183" calcext:value-type="float">
            <text:p>38.511798183</text:p>
          </table:table-cell>
          <table:table-cell office:value-type="float" office:value="2252.83347314071" calcext:value-type="float">
            <text:p>2252.8334731407</text:p>
          </table:table-cell>
        </table:table-row>
        <table:table-row table:style-name="ro1">
          <table:table-cell office:value-type="float" office:value="38.538494749" calcext:value-type="float">
            <text:p>38.538494749</text:p>
          </table:table-cell>
          <table:table-cell office:value-type="float" office:value="2247.480069159" calcext:value-type="float">
            <text:p>2247.480069159</text:p>
          </table:table-cell>
        </table:table-row>
        <table:table-row table:style-name="ro1">
          <table:table-cell office:value-type="float" office:value="38.565430222" calcext:value-type="float">
            <text:p>38.565430222</text:p>
          </table:table-cell>
          <table:table-cell office:value-type="float" office:value="2227.54580920156" calcext:value-type="float">
            <text:p>2227.5458092016</text:p>
          </table:table-cell>
        </table:table-row>
        <table:table-row table:style-name="ro1">
          <table:table-cell office:value-type="float" office:value="38.592663041" calcext:value-type="float">
            <text:p>38.592663041</text:p>
          </table:table-cell>
          <table:table-cell office:value-type="float" office:value="2203.2239850009" calcext:value-type="float">
            <text:p>2203.2239850009</text:p>
          </table:table-cell>
        </table:table-row>
        <table:table-row table:style-name="ro1">
          <table:table-cell office:value-type="float" office:value="38.620009975" calcext:value-type="float">
            <text:p>38.620009975</text:p>
          </table:table-cell>
          <table:table-cell office:value-type="float" office:value="2194.03023388285" calcext:value-type="float">
            <text:p>2194.0302338829</text:p>
          </table:table-cell>
        </table:table-row>
        <table:table-row table:style-name="ro1">
          <table:table-cell office:value-type="float" office:value="38.647562899" calcext:value-type="float">
            <text:p>38.647562899</text:p>
          </table:table-cell>
          <table:table-cell office:value-type="float" office:value="2177.62731824774" calcext:value-type="float">
            <text:p>2177.6273182477</text:p>
          </table:table-cell>
        </table:table-row>
        <table:table-row table:style-name="ro1">
          <table:table-cell office:value-type="float" office:value="38.675228637" calcext:value-type="float">
            <text:p>38.675228637</text:p>
          </table:table-cell>
          <table:table-cell office:value-type="float" office:value="2168.74749554877" calcext:value-type="float">
            <text:p>2168.7474955488</text:p>
          </table:table-cell>
        </table:table-row>
        <table:table-row table:style-name="ro1">
          <table:table-cell office:value-type="float" office:value="38.703008543" calcext:value-type="float">
            <text:p>38.703008543</text:p>
          </table:table-cell>
          <table:table-cell office:value-type="float" office:value="2159.83452211831" calcext:value-type="float">
            <text:p>2159.8345221183</text:p>
          </table:table-cell>
        </table:table-row>
        <table:table-row table:style-name="ro1">
          <table:table-cell office:value-type="float" office:value="38.730919334" calcext:value-type="float">
            <text:p>38.730919334</text:p>
          </table:table-cell>
          <table:table-cell office:value-type="float" office:value="2149.70618353282" calcext:value-type="float">
            <text:p>2149.7061835328</text:p>
          </table:table-cell>
        </table:table-row>
        <table:table-row table:style-name="ro1">
          <table:table-cell office:value-type="float" office:value="38.75901747" calcext:value-type="float">
            <text:p>38.75901747</text:p>
          </table:table-cell>
          <table:table-cell office:value-type="float" office:value="2135.37296566599" calcext:value-type="float">
            <text:p>2135.372965666</text:p>
          </table:table-cell>
        </table:table-row>
        <table:table-row table:style-name="ro1">
          <table:table-cell office:value-type="float" office:value="38.787336077" calcext:value-type="float">
            <text:p>38.787336077</text:p>
          </table:table-cell>
          <table:table-cell office:value-type="float" office:value="2118.74828447579" calcext:value-type="float">
            <text:p>2118.7482844758</text:p>
          </table:table-cell>
        </table:table-row>
        <table:table-row table:style-name="ro1">
          <table:table-cell office:value-type="float" office:value="38.81598656" calcext:value-type="float">
            <text:p>38.81598656</text:p>
          </table:table-cell>
          <table:table-cell office:value-type="float" office:value="2094.20553224182" calcext:value-type="float">
            <text:p>2094.2055322418</text:p>
          </table:table-cell>
        </table:table-row>
        <table:table-row table:style-name="ro1">
          <table:table-cell office:value-type="float" office:value="38.844763346" calcext:value-type="float">
            <text:p>38.844763346</text:p>
          </table:table-cell>
          <table:table-cell office:value-type="float" office:value="2085.0139414456" calcext:value-type="float">
            <text:p>2085.0139414456</text:p>
          </table:table-cell>
        </table:table-row>
        <table:table-row table:style-name="ro1">
          <table:table-cell office:value-type="float" office:value="38.873984198" calcext:value-type="float">
            <text:p>38.873984198</text:p>
          </table:table-cell>
          <table:table-cell office:value-type="float" office:value="2053.32821917706" calcext:value-type="float">
            <text:p>2053.3282191771</text:p>
          </table:table-cell>
        </table:table-row>
        <table:table-row table:style-name="ro1">
          <table:table-cell office:value-type="float" office:value="38.903161559" calcext:value-type="float">
            <text:p>38.903161559</text:p>
          </table:table-cell>
          <table:table-cell office:value-type="float" office:value="2056.38885572997" calcext:value-type="float">
            <text:p>2056.38885573</text:p>
          </table:table-cell>
        </table:table-row>
        <table:table-row table:style-name="ro1">
          <table:table-cell office:value-type="float" office:value="38.93257361" calcext:value-type="float">
            <text:p>38.93257361</text:p>
          </table:table-cell>
          <table:table-cell office:value-type="float" office:value="2039.9801428332" calcext:value-type="float">
            <text:p>2039.9801428332</text:p>
          </table:table-cell>
        </table:table-row>
        <table:table-row table:style-name="ro1">
          <table:table-cell office:value-type="float" office:value="38.962013577" calcext:value-type="float">
            <text:p>38.962013577</text:p>
          </table:table-cell>
          <table:table-cell office:value-type="float" office:value="2038.04576275497" calcext:value-type="float">
            <text:p>2038.045762755</text:p>
          </table:table-cell>
        </table:table-row>
        <table:table-row table:style-name="ro1">
          <table:table-cell office:value-type="float" office:value="38.99187438" calcext:value-type="float">
            <text:p>38.99187438</text:p>
          </table:table-cell>
          <table:table-cell office:value-type="float" office:value="2009.3230580572" calcext:value-type="float">
            <text:p>2009.3230580572</text:p>
          </table:table-cell>
        </table:table-row>
        <table:table-row table:style-name="ro1">
          <table:table-cell office:value-type="float" office:value="39.02166987" calcext:value-type="float">
            <text:p>39.02166987</text:p>
          </table:table-cell>
          <table:table-cell office:value-type="float" office:value="2013.72758091927" calcext:value-type="float">
            <text:p>2013.7275809193</text:p>
          </table:table-cell>
        </table:table-row>
        <table:table-row table:style-name="ro1">
          <table:table-cell office:value-type="float" office:value="39.051944165" calcext:value-type="float">
            <text:p>39.051944165</text:p>
          </table:table-cell>
          <table:table-cell office:value-type="float" office:value="1981.87934681847" calcext:value-type="float">
            <text:p>1981.8793468185</text:p>
          </table:table-cell>
        </table:table-row>
        <table:table-row table:style-name="ro1">
          <table:table-cell office:value-type="float" office:value="39.082302784" calcext:value-type="float">
            <text:p>39.082302784</text:p>
          </table:table-cell>
          <table:table-cell office:value-type="float" office:value="1976.37448528224" calcext:value-type="float">
            <text:p>1976.3744852823</text:p>
          </table:table-cell>
        </table:table-row>
        <table:table-row table:style-name="ro1">
          <table:table-cell office:value-type="float" office:value="39.113087082" calcext:value-type="float">
            <text:p>39.113087082</text:p>
          </table:table-cell>
          <table:table-cell office:value-type="float" office:value="1949.04558161434" calcext:value-type="float">
            <text:p>1949.0455816144</text:p>
          </table:table-cell>
        </table:table-row>
        <table:table-row table:style-name="ro1">
          <table:table-cell office:value-type="float" office:value="39.14402784" calcext:value-type="float">
            <text:p>39.14402784</text:p>
          </table:table-cell>
          <table:table-cell office:value-type="float" office:value="1939.1897250869" calcext:value-type="float">
            <text:p>1939.1897250869</text:p>
          </table:table-cell>
        </table:table-row>
        <table:table-row table:style-name="ro1">
          <table:table-cell office:value-type="float" office:value="39.175186723" calcext:value-type="float">
            <text:p>39.175186723</text:p>
          </table:table-cell>
          <table:table-cell office:value-type="float" office:value="1925.6145992142" calcext:value-type="float">
            <text:p>1925.6145992142</text:p>
          </table:table-cell>
        </table:table-row>
        <table:table-row table:style-name="ro1">
          <table:table-cell office:value-type="float" office:value="39.206363784" calcext:value-type="float">
            <text:p>39.206363784</text:p>
          </table:table-cell>
          <table:table-cell office:value-type="float" office:value="1924.49185636831" calcext:value-type="float">
            <text:p>1924.4918563683</text:p>
          </table:table-cell>
        </table:table-row>
        <table:table-row table:style-name="ro1">
          <table:table-cell office:value-type="float" office:value="39.237807357" calcext:value-type="float">
            <text:p>39.237807357</text:p>
          </table:table-cell>
          <table:table-cell office:value-type="float" office:value="1908.18009136532" calcext:value-type="float">
            <text:p>1908.1800913653</text:p>
          </table:table-cell>
        </table:table-row>
        <table:table-row table:style-name="ro1">
          <table:table-cell office:value-type="float" office:value="39.269212649" calcext:value-type="float">
            <text:p>39.269212649</text:p>
          </table:table-cell>
          <table:table-cell office:value-type="float" office:value="1910.50603828199" calcext:value-type="float">
            <text:p>1910.506038282</text:p>
          </table:table-cell>
        </table:table-row>
        <table:table-row table:style-name="ro1">
          <table:table-cell office:value-type="float" office:value="39.300823983" calcext:value-type="float">
            <text:p>39.300823983</text:p>
          </table:table-cell>
          <table:table-cell office:value-type="float" office:value="1898.05340071987" calcext:value-type="float">
            <text:p>1898.0534007199</text:p>
          </table:table-cell>
        </table:table-row>
        <table:table-row table:style-name="ro1">
          <table:table-cell office:value-type="float" office:value="39.332522922" calcext:value-type="float">
            <text:p>39.332522922</text:p>
          </table:table-cell>
          <table:table-cell office:value-type="float" office:value="1892.807831833" calcext:value-type="float">
            <text:p>1892.807831833</text:p>
          </table:table-cell>
        </table:table-row>
        <table:table-row table:style-name="ro1">
          <table:table-cell office:value-type="float" office:value="39.364378268" calcext:value-type="float">
            <text:p>39.364378268</text:p>
          </table:table-cell>
          <table:table-cell office:value-type="float" office:value="1883.51430871329" calcext:value-type="float">
            <text:p>1883.5143087133</text:p>
          </table:table-cell>
        </table:table-row>
        <table:table-row table:style-name="ro1">
          <table:table-cell office:value-type="float" office:value="39.396263302" calcext:value-type="float">
            <text:p>39.396263302</text:p>
          </table:table-cell>
          <table:table-cell office:value-type="float" office:value="1881.7605777052" calcext:value-type="float">
            <text:p>1881.7605777052</text:p>
          </table:table-cell>
        </table:table-row>
        <table:table-row table:style-name="ro1">
          <table:table-cell office:value-type="float" office:value="39.428549797" calcext:value-type="float">
            <text:p>39.428549797</text:p>
          </table:table-cell>
          <table:table-cell office:value-type="float" office:value="1858.36214181806" calcext:value-type="float">
            <text:p>1858.3621418181</text:p>
          </table:table-cell>
        </table:table-row>
        <table:table-row table:style-name="ro1">
          <table:table-cell office:value-type="float" office:value="39.460829469" calcext:value-type="float">
            <text:p>39.460829469</text:p>
          </table:table-cell>
          <table:table-cell office:value-type="float" office:value="1858.75494645704" calcext:value-type="float">
            <text:p>1858.754946457</text:p>
          </table:table-cell>
        </table:table-row>
        <table:table-row table:style-name="ro1">
          <table:table-cell office:value-type="float" office:value="39.493431746" calcext:value-type="float">
            <text:p>39.493431746</text:p>
          </table:table-cell>
          <table:table-cell office:value-type="float" office:value="1840.36225445222" calcext:value-type="float">
            <text:p>1840.3622544522</text:p>
          </table:table-cell>
        </table:table-row>
        <table:table-row table:style-name="ro1">
          <table:table-cell office:value-type="float" office:value="39.526162879" calcext:value-type="float">
            <text:p>39.526162879</text:p>
          </table:table-cell>
          <table:table-cell office:value-type="float" office:value="1833.11711207805" calcext:value-type="float">
            <text:p>1833.1171120781</text:p>
          </table:table-cell>
        </table:table-row>
        <table:table-row table:style-name="ro1">
          <table:table-cell office:value-type="float" office:value="39.55927266" calcext:value-type="float">
            <text:p>39.55927266</text:p>
          </table:table-cell>
          <table:table-cell office:value-type="float" office:value="1812.15333317969" calcext:value-type="float">
            <text:p>1812.1533331797</text:p>
          </table:table-cell>
        </table:table-row>
        <table:table-row table:style-name="ro1">
          <table:table-cell office:value-type="float" office:value="39.592105095" calcext:value-type="float">
            <text:p>39.592105095</text:p>
          </table:table-cell>
          <table:table-cell office:value-type="float" office:value="1827.46116759218" calcext:value-type="float">
            <text:p>1827.4611675922</text:p>
          </table:table-cell>
        </table:table-row>
        <table:table-row table:style-name="ro1">
          <table:table-cell office:value-type="float" office:value="39.625183105" calcext:value-type="float">
            <text:p>39.625183105</text:p>
          </table:table-cell>
          <table:table-cell office:value-type="float" office:value="1813.89388297559" calcext:value-type="float">
            <text:p>1813.8938829756</text:p>
          </table:table-cell>
        </table:table-row>
        <table:table-row table:style-name="ro1">
          <table:table-cell office:value-type="float" office:value="39.658081166" calcext:value-type="float">
            <text:p>39.658081166</text:p>
          </table:table-cell>
          <table:table-cell office:value-type="float" office:value="1823.81569539894" calcext:value-type="float">
            <text:p>1823.815695399</text:p>
          </table:table-cell>
        </table:table-row>
        <table:table-row table:style-name="ro1">
          <table:table-cell office:value-type="float" office:value="39.691335427" calcext:value-type="float">
            <text:p>39.691335427</text:p>
          </table:table-cell>
          <table:table-cell office:value-type="float" office:value="1804.28005902783" calcext:value-type="float">
            <text:p>1804.2800590278</text:p>
          </table:table-cell>
        </table:table-row>
        <table:table-row table:style-name="ro1">
          <table:table-cell office:value-type="float" office:value="39.724461249" calcext:value-type="float">
            <text:p>39.724461249</text:p>
          </table:table-cell>
          <table:table-cell office:value-type="float" office:value="1811.27580773681" calcext:value-type="float">
            <text:p>1811.2758077368</text:p>
          </table:table-cell>
        </table:table-row>
        <table:table-row table:style-name="ro1">
          <table:table-cell office:value-type="float" office:value="39.757760354" calcext:value-type="float">
            <text:p>39.757760354</text:p>
          </table:table-cell>
          <table:table-cell office:value-type="float" office:value="1801.85022990871" calcext:value-type="float">
            <text:p>1801.8502299087</text:p>
          </table:table-cell>
        </table:table-row>
        <table:table-row table:style-name="ro1">
          <table:table-cell office:value-type="float" office:value="39.791197064" calcext:value-type="float">
            <text:p>39.791197064</text:p>
          </table:table-cell>
          <table:table-cell office:value-type="float" office:value="1794.43491898555" calcext:value-type="float">
            <text:p>1794.4349189856</text:p>
          </table:table-cell>
        </table:table-row>
        <table:table-row table:style-name="ro1">
          <table:table-cell office:value-type="float" office:value="39.824835858" calcext:value-type="float">
            <text:p>39.824835858</text:p>
          </table:table-cell>
          <table:table-cell office:value-type="float" office:value="1783.65490748579" calcext:value-type="float">
            <text:p>1783.6549074858</text:p>
          </table:table-cell>
        </table:table-row>
        <table:table-row table:style-name="ro1">
          <table:table-cell office:value-type="float" office:value="39.8583646" calcext:value-type="float">
            <text:p>39.8583646</text:p>
          </table:table-cell>
          <table:table-cell office:value-type="float" office:value="1789.5094304462" calcext:value-type="float">
            <text:p>1789.5094304462</text:p>
          </table:table-cell>
        </table:table-row>
        <table:table-row table:style-name="ro1">
          <table:table-cell office:value-type="float" office:value="39.891793654" calcext:value-type="float">
            <text:p>39.891793654</text:p>
          </table:table-cell>
          <table:table-cell office:value-type="float" office:value="1794.84588466093" calcext:value-type="float">
            <text:p>1794.8458846609</text:p>
          </table:table-cell>
        </table:table-row>
        <table:table-row table:style-name="ro1">
          <table:table-cell office:value-type="float" office:value="39.925599428" calcext:value-type="float">
            <text:p>39.925599428</text:p>
          </table:table-cell>
          <table:table-cell office:value-type="float" office:value="1774.84473510348" calcext:value-type="float">
            <text:p>1774.8447351035</text:p>
          </table:table-cell>
        </table:table-row>
        <table:table-row table:style-name="ro1">
          <table:table-cell office:value-type="float" office:value="39.959695256" calcext:value-type="float">
            <text:p>39.959695256</text:p>
          </table:table-cell>
          <table:table-cell office:value-type="float" office:value="1759.7460897563" calcext:value-type="float">
            <text:p>1759.7460897563</text:p>
          </table:table-cell>
        </table:table-row>
        <table:table-row table:style-name="ro1">
          <table:table-cell office:value-type="float" office:value="39.993836085" calcext:value-type="float">
            <text:p>39.993836085</text:p>
          </table:table-cell>
          <table:table-cell office:value-type="float" office:value="1757.42656981167" calcext:value-type="float">
            <text:p>1757.4265698117</text:p>
          </table:table-cell>
        </table:table-row>
        <table:table-row table:style-name="ro1">
          <table:table-cell office:value-type="float" office:value="40.028189259" calcext:value-type="float">
            <text:p>40.028189259</text:p>
          </table:table-cell>
          <table:table-cell office:value-type="float" office:value="1746.56350531088" calcext:value-type="float">
            <text:p>1746.5635053109</text:p>
          </table:table-cell>
        </table:table-row>
        <table:table-row table:style-name="ro1">
          <table:table-cell office:value-type="float" office:value="40.062481286" calcext:value-type="float">
            <text:p>40.062481286</text:p>
          </table:table-cell>
          <table:table-cell office:value-type="float" office:value="1749.67784785662" calcext:value-type="float">
            <text:p>1749.6778478566</text:p>
          </table:table-cell>
        </table:table-row>
        <table:table-row table:style-name="ro1">
          <table:table-cell office:value-type="float" office:value="40.09687222" calcext:value-type="float">
            <text:p>40.09687222</text:p>
          </table:table-cell>
          <table:table-cell office:value-type="float" office:value="1744.64584183722" calcext:value-type="float">
            <text:p>1744.6458418372</text:p>
          </table:table-cell>
        </table:table-row>
        <table:table-row table:style-name="ro1">
          <table:table-cell office:value-type="float" office:value="40.131335551" calcext:value-type="float">
            <text:p>40.131335551</text:p>
          </table:table-cell>
          <table:table-cell office:value-type="float" office:value="1740.98087036346" calcext:value-type="float">
            <text:p>1740.9808703635</text:p>
          </table:table-cell>
        </table:table-row>
        <table:table-row table:style-name="ro1">
          <table:table-cell office:value-type="float" office:value="40.165956226" calcext:value-type="float">
            <text:p>40.165956226</text:p>
          </table:table-cell>
          <table:table-cell office:value-type="float" office:value="1733.06846270332" calcext:value-type="float">
            <text:p>1733.0684627033</text:p>
          </table:table-cell>
        </table:table-row>
        <table:table-row table:style-name="ro1">
          <table:table-cell office:value-type="float" office:value="40.200615548" calcext:value-type="float">
            <text:p>40.200615548</text:p>
          </table:table-cell>
          <table:table-cell office:value-type="float" office:value="1731.13599856323" calcext:value-type="float">
            <text:p>1731.1359985632</text:p>
          </table:table-cell>
        </table:table-row>
        <table:table-row table:style-name="ro1">
          <table:table-cell office:value-type="float" office:value="40.235241952" calcext:value-type="float">
            <text:p>40.235241952</text:p>
          </table:table-cell>
          <table:table-cell office:value-type="float" office:value="1732.78172345043" calcext:value-type="float">
            <text:p>1732.7817234504</text:p>
          </table:table-cell>
        </table:table-row>
        <table:table-row table:style-name="ro1">
          <table:table-cell office:value-type="float" office:value="40.269771064" calcext:value-type="float">
            <text:p>40.269771064</text:p>
          </table:table-cell>
          <table:table-cell office:value-type="float" office:value="1737.66414844372" calcext:value-type="float">
            <text:p>1737.6641484437</text:p>
          </table:table-cell>
        </table:table-row>
        <table:table-row table:style-name="ro1">
          <table:table-cell office:value-type="float" office:value="40.304474032" calcext:value-type="float">
            <text:p>40.304474032</text:p>
          </table:table-cell>
          <table:table-cell office:value-type="float" office:value="1728.95874496935" calcext:value-type="float">
            <text:p>1728.9587449694</text:p>
          </table:table-cell>
        </table:table-row>
        <table:table-row table:style-name="ro1">
          <table:table-cell office:value-type="float" office:value="40.338983352" calcext:value-type="float">
            <text:p>40.338983352</text:p>
          </table:table-cell>
          <table:table-cell office:value-type="float" office:value="1738.66074440191" calcext:value-type="float">
            <text:p>1738.6607444019</text:p>
          </table:table-cell>
        </table:table-row>
        <table:table-row table:style-name="ro1">
          <table:table-cell office:value-type="float" office:value="40.373547204" calcext:value-type="float">
            <text:p>40.373547204</text:p>
          </table:table-cell>
          <table:table-cell office:value-type="float" office:value="1735.91762862552" calcext:value-type="float">
            <text:p>1735.9176286255</text:p>
          </table:table-cell>
        </table:table-row>
        <table:table-row table:style-name="ro1">
          <table:table-cell office:value-type="float" office:value="40.408070535" calcext:value-type="float">
            <text:p>40.408070535</text:p>
          </table:table-cell>
          <table:table-cell office:value-type="float" office:value="1737.95512373923" calcext:value-type="float">
            <text:p>1737.9551237392</text:p>
          </table:table-cell>
        </table:table-row>
        <table:table-row table:style-name="ro1">
          <table:table-cell office:value-type="float" office:value="40.442705116" calcext:value-type="float">
            <text:p>40.442705116</text:p>
          </table:table-cell>
          <table:table-cell office:value-type="float" office:value="1732.3726249208" calcext:value-type="float">
            <text:p>1732.3726249208</text:p>
          </table:table-cell>
        </table:table-row>
        <table:table-row table:style-name="ro1">
          <table:table-cell office:value-type="float" office:value="40.477255322" calcext:value-type="float">
            <text:p>40.477255322</text:p>
          </table:table-cell>
          <table:table-cell office:value-type="float" office:value="1736.60324919632" calcext:value-type="float">
            <text:p>1736.6032491963</text:p>
          </table:table-cell>
        </table:table-row>
        <table:table-row table:style-name="ro1">
          <table:table-cell office:value-type="float" office:value="40.512163552" calcext:value-type="float">
            <text:p>40.512163552</text:p>
          </table:table-cell>
          <table:table-cell office:value-type="float" office:value="1718.7923879269" calcext:value-type="float">
            <text:p>1718.7923879269</text:p>
          </table:table-cell>
        </table:table-row>
        <table:table-row table:style-name="ro1">
          <table:table-cell office:value-type="float" office:value="40.546904019" calcext:value-type="float">
            <text:p>40.546904019</text:p>
          </table:table-cell>
          <table:table-cell office:value-type="float" office:value="1727.0924999368" calcext:value-type="float">
            <text:p>1727.0924999368</text:p>
          </table:table-cell>
        </table:table-row>
        <table:table-row table:style-name="ro1">
          <table:table-cell office:value-type="float" office:value="40.581687247" calcext:value-type="float">
            <text:p>40.581687247</text:p>
          </table:table-cell>
          <table:table-cell office:value-type="float" office:value="1724.96928692175" calcext:value-type="float">
            <text:p>1724.9692869218</text:p>
          </table:table-cell>
        </table:table-row>
        <table:table-row table:style-name="ro1">
          <table:table-cell office:value-type="float" office:value="40.616557039" calcext:value-type="float">
            <text:p>40.616557039</text:p>
          </table:table-cell>
          <table:table-cell office:value-type="float" office:value="1720.68706346159" calcext:value-type="float">
            <text:p>1720.6870634616</text:p>
          </table:table-cell>
        </table:table-row>
        <table:table-row table:style-name="ro1">
          <table:table-cell office:value-type="float" office:value="40.651753238" calcext:value-type="float">
            <text:p>40.651753238</text:p>
          </table:table-cell>
          <table:table-cell office:value-type="float" office:value="1704.72953627759" calcext:value-type="float">
            <text:p>1704.7295362776</text:p>
          </table:table-cell>
        </table:table-row>
        <table:table-row table:style-name="ro1">
          <table:table-cell office:value-type="float" office:value="40.686717457" calcext:value-type="float">
            <text:p>40.686717457</text:p>
          </table:table-cell>
          <table:table-cell office:value-type="float" office:value="1716.04004654002" calcext:value-type="float">
            <text:p>1716.04004654</text:p>
          </table:table-cell>
        </table:table-row>
        <table:table-row table:style-name="ro1">
          <table:table-cell office:value-type="float" office:value="40.721674072" calcext:value-type="float">
            <text:p>40.721674072</text:p>
          </table:table-cell>
          <table:table-cell office:value-type="float" office:value="1716.41333121077" calcext:value-type="float">
            <text:p>1716.4133312108</text:p>
          </table:table-cell>
        </table:table-row>
        <table:table-row table:style-name="ro1">
          <table:table-cell office:value-type="float" office:value="40.756637301" calcext:value-type="float">
            <text:p>40.756637301</text:p>
          </table:table-cell>
          <table:table-cell office:value-type="float" office:value="1716.08863700781" calcext:value-type="float">
            <text:p>1716.0886370078</text:p>
          </table:table-cell>
        </table:table-row>
        <table:table-row table:style-name="ro1">
          <table:table-cell office:value-type="float" office:value="40.791732146" calcext:value-type="float">
            <text:p>40.791732146</text:p>
          </table:table-cell>
          <table:table-cell office:value-type="float" office:value="1709.6527994352" calcext:value-type="float">
            <text:p>1709.6527994352</text:p>
          </table:table-cell>
        </table:table-row>
        <table:table-row table:style-name="ro1">
          <table:table-cell office:value-type="float" office:value="40.826641938" calcext:value-type="float">
            <text:p>40.826641938</text:p>
          </table:table-cell>
          <table:table-cell office:value-type="float" office:value="1718.71548246403" calcext:value-type="float">
            <text:p>1718.715482464</text:p>
          </table:table-cell>
        </table:table-row>
        <table:table-row table:style-name="ro1">
          <table:table-cell office:value-type="float" office:value="40.861706313" calcext:value-type="float">
            <text:p>40.861706313</text:p>
          </table:table-cell>
          <table:table-cell office:value-type="float" office:value="1711.13844179468" calcext:value-type="float">
            <text:p>1711.1384417947</text:p>
          </table:table-cell>
        </table:table-row>
        <table:table-row table:style-name="ro1">
          <table:table-cell office:value-type="float" office:value="40.896769752" calcext:value-type="float">
            <text:p>40.896769752</text:p>
          </table:table-cell>
          <table:table-cell office:value-type="float" office:value="1711.18411973233" calcext:value-type="float">
            <text:p>1711.1841197323</text:p>
          </table:table-cell>
        </table:table-row>
        <table:table-row table:style-name="ro1">
          <table:table-cell office:value-type="float" office:value="40.932025066" calcext:value-type="float">
            <text:p>40.932025066</text:p>
          </table:table-cell>
          <table:table-cell office:value-type="float" office:value="1701.87109948852" calcext:value-type="float">
            <text:p>1701.8710994885</text:p>
          </table:table-cell>
        </table:table-row>
        <table:table-row table:style-name="ro1">
          <table:table-cell office:value-type="float" office:value="40.967411527" calcext:value-type="float">
            <text:p>40.967411527</text:p>
          </table:table-cell>
          <table:table-cell office:value-type="float" office:value="1695.56373552047" calcext:value-type="float">
            <text:p>1695.5637355205</text:p>
          </table:table-cell>
        </table:table-row>
        <table:table-row table:style-name="ro1">
          <table:table-cell office:value-type="float" office:value="41.002875176" calcext:value-type="float">
            <text:p>41.002875176</text:p>
          </table:table-cell>
          <table:table-cell office:value-type="float" office:value="1691.87327564626" calcext:value-type="float">
            <text:p>1691.8732756463</text:p>
          </table:table-cell>
        </table:table-row>
        <table:table-row table:style-name="ro1">
          <table:table-cell office:value-type="float" office:value="41.038160803" calcext:value-type="float">
            <text:p>41.038160803</text:p>
          </table:table-cell>
          <table:table-cell office:value-type="float" office:value="1700.40906457463" calcext:value-type="float">
            <text:p>1700.4090645746</text:p>
          </table:table-cell>
        </table:table-row>
        <table:table-row table:style-name="ro1">
          <table:table-cell office:value-type="float" office:value="41.073573515" calcext:value-type="float">
            <text:p>41.073573515</text:p>
          </table:table-cell>
          <table:table-cell office:value-type="float" office:value="1694.30683535322" calcext:value-type="float">
            <text:p>1694.3068353532</text:p>
          </table:table-cell>
        </table:table-row>
        <table:table-row table:style-name="ro1">
          <table:table-cell office:value-type="float" office:value="41.109045705" calcext:value-type="float">
            <text:p>41.109045705</text:p>
          </table:table-cell>
          <table:table-cell office:value-type="float" office:value="1691.46590610841" calcext:value-type="float">
            <text:p>1691.4659061084</text:p>
          </table:table-cell>
        </table:table-row>
        <table:table-row table:style-name="ro1">
          <table:table-cell office:value-type="float" office:value="41.144505865" calcext:value-type="float">
            <text:p>41.144505865</text:p>
          </table:table-cell>
          <table:table-cell office:value-type="float" office:value="1692.0397426295" calcext:value-type="float">
            <text:p>1692.0397426295</text:p>
          </table:table-cell>
        </table:table-row>
        <table:table-row table:style-name="ro1">
          <table:table-cell office:value-type="float" office:value="41.180230296" calcext:value-type="float">
            <text:p>41.180230296</text:p>
          </table:table-cell>
          <table:table-cell office:value-type="float" office:value="1679.52290128855" calcext:value-type="float">
            <text:p>1679.5229012886</text:p>
          </table:table-cell>
        </table:table-row>
        <table:table-row table:style-name="ro1">
          <table:table-cell office:value-type="float" office:value="41.216186344" calcext:value-type="float">
            <text:p>41.216186344</text:p>
          </table:table-cell>
          <table:table-cell office:value-type="float" office:value="1668.70396880089" calcext:value-type="float">
            <text:p>1668.7039688009</text:p>
          </table:table-cell>
        </table:table-row>
        <table:table-row table:style-name="ro1">
          <table:table-cell office:value-type="float" office:value="41.252243278" calcext:value-type="float">
            <text:p>41.252243278</text:p>
          </table:table-cell>
          <table:table-cell office:value-type="float" office:value="1664.03499532151" calcext:value-type="float">
            <text:p>1664.0349953215</text:p>
          </table:table-cell>
        </table:table-row>
        <table:table-row table:style-name="ro1">
          <table:table-cell office:value-type="float" office:value="41.288484119" calcext:value-type="float">
            <text:p>41.288484119</text:p>
          </table:table-cell>
          <table:table-cell office:value-type="float" office:value="1655.59071876973" calcext:value-type="float">
            <text:p>1655.5907187697</text:p>
          </table:table-cell>
        </table:table-row>
        <table:table-row table:style-name="ro1">
          <table:table-cell office:value-type="float" office:value="41.324812044" calcext:value-type="float">
            <text:p>41.324812044</text:p>
          </table:table-cell>
          <table:table-cell office:value-type="float" office:value="1651.62199602639" calcext:value-type="float">
            <text:p>1651.6219960264</text:p>
          </table:table-cell>
        </table:table-row>
        <table:table-row table:style-name="ro1">
          <table:table-cell office:value-type="float" office:value="41.361672212" calcext:value-type="float">
            <text:p>41.361672212</text:p>
          </table:table-cell>
          <table:table-cell office:value-type="float" office:value="1627.77337314343" calcext:value-type="float">
            <text:p>1627.7733731434</text:p>
          </table:table-cell>
        </table:table-row>
        <table:table-row table:style-name="ro1">
          <table:table-cell office:value-type="float" office:value="41.398393368" calcext:value-type="float">
            <text:p>41.398393368</text:p>
          </table:table-cell>
          <table:table-cell office:value-type="float" office:value="1633.93548939478" calcext:value-type="float">
            <text:p>1633.9354893948</text:p>
          </table:table-cell>
        </table:table-row>
        <table:table-row table:style-name="ro1">
          <table:table-cell office:value-type="float" office:value="41.435289682" calcext:value-type="float">
            <text:p>41.435289682</text:p>
          </table:table-cell>
          <table:table-cell office:value-type="float" office:value="1626.17870175341" calcext:value-type="float">
            <text:p>1626.1787017534</text:p>
          </table:table-cell>
        </table:table-row>
        <table:table-row table:style-name="ro1">
          <table:table-cell office:value-type="float" office:value="41.472355528" calcext:value-type="float">
            <text:p>41.472355528</text:p>
          </table:table-cell>
          <table:table-cell office:value-type="float" office:value="1618.74087535984" calcext:value-type="float">
            <text:p>1618.7408753598</text:p>
          </table:table-cell>
        </table:table-row>
        <table:table-row table:style-name="ro1">
          <table:table-cell office:value-type="float" office:value="41.50965174" calcext:value-type="float">
            <text:p>41.50965174</text:p>
          </table:table-cell>
          <table:table-cell office:value-type="float" office:value="1608.74246424806" calcext:value-type="float">
            <text:p>1608.7424642481</text:p>
          </table:table-cell>
        </table:table-row>
        <table:table-row table:style-name="ro1">
          <table:table-cell office:value-type="float" office:value="41.546782118" calcext:value-type="float">
            <text:p>41.546782118</text:p>
          </table:table-cell>
          <table:table-cell office:value-type="float" office:value="1615.92752974426" calcext:value-type="float">
            <text:p>1615.9275297443</text:p>
          </table:table-cell>
        </table:table-row>
        <table:table-row table:style-name="ro1">
          <table:table-cell office:value-type="float" office:value="41.583952861" calcext:value-type="float">
            <text:p>41.583952861</text:p>
          </table:table-cell>
          <table:table-cell office:value-type="float" office:value="1614.17273795127" calcext:value-type="float">
            <text:p>1614.1727379513</text:p>
          </table:table-cell>
        </table:table-row>
        <table:table-row table:style-name="ro1">
          <table:table-cell office:value-type="float" office:value="41.621272406" calcext:value-type="float">
            <text:p>41.621272406</text:p>
          </table:table-cell>
          <table:table-cell office:value-type="float" office:value="1607.73664309164" calcext:value-type="float">
            <text:p>1607.7366430916</text:p>
          </table:table-cell>
        </table:table-row>
        <table:table-row table:style-name="ro1">
          <table:table-cell office:value-type="float" office:value="41.658753359" calcext:value-type="float">
            <text:p>41.658753359</text:p>
          </table:table-cell>
          <table:table-cell office:value-type="float" office:value="1600.81308498185" calcext:value-type="float">
            <text:p>1600.8130849819</text:p>
          </table:table-cell>
        </table:table-row>
        <table:table-row table:style-name="ro1">
          <table:table-cell office:value-type="float" office:value="41.696108425" calcext:value-type="float">
            <text:p>41.696108425</text:p>
          </table:table-cell>
          <table:table-cell office:value-type="float" office:value="1606.20784340217" calcext:value-type="float">
            <text:p>1606.2078434022</text:p>
          </table:table-cell>
        </table:table-row>
        <table:table-row table:style-name="ro1">
          <table:table-cell office:value-type="float" office:value="41.733723493" calcext:value-type="float">
            <text:p>41.733723493</text:p>
          </table:table-cell>
          <table:table-cell office:value-type="float" office:value="1595.10545082621" calcext:value-type="float">
            <text:p>1595.1054508262</text:p>
          </table:table-cell>
        </table:table-row>
        <table:table-row table:style-name="ro1">
          <table:table-cell office:value-type="float" office:value="41.771487052" calcext:value-type="float">
            <text:p>41.771487052</text:p>
          </table:table-cell>
          <table:table-cell office:value-type="float" office:value="1588.83329825991" calcext:value-type="float">
            <text:p>1588.8332982599</text:p>
          </table:table-cell>
        </table:table-row>
        <table:table-row table:style-name="ro1">
          <table:table-cell office:value-type="float" office:value="41.809669519" calcext:value-type="float">
            <text:p>41.809669519</text:p>
          </table:table-cell>
          <table:table-cell office:value-type="float" office:value="1571.40186882116" calcext:value-type="float">
            <text:p>1571.4018688212</text:p>
          </table:table-cell>
        </table:table-row>
        <table:table-row table:style-name="ro1">
          <table:table-cell office:value-type="float" office:value="41.847853705" calcext:value-type="float">
            <text:p>41.847853705</text:p>
          </table:table-cell>
          <table:table-cell office:value-type="float" office:value="1571.33112645105" calcext:value-type="float">
            <text:p>1571.3311264511</text:p>
          </table:table-cell>
        </table:table-row>
        <table:table-row table:style-name="ro1">
          <table:table-cell office:value-type="float" office:value="41.886174559" calcext:value-type="float">
            <text:p>41.886174559</text:p>
          </table:table-cell>
          <table:table-cell office:value-type="float" office:value="1565.72711036144" calcext:value-type="float">
            <text:p>1565.7271103614</text:p>
          </table:table-cell>
        </table:table-row>
        <table:table-row table:style-name="ro1">
          <table:table-cell office:value-type="float" office:value="41.924455048" calcext:value-type="float">
            <text:p>41.924455048</text:p>
          </table:table-cell>
          <table:table-cell office:value-type="float" office:value="1567.37809697252" calcext:value-type="float">
            <text:p>1567.3780969725</text:p>
          </table:table-cell>
        </table:table-row>
        <table:table-row table:style-name="ro1">
          <table:table-cell office:value-type="float" office:value="41.963082257" calcext:value-type="float">
            <text:p>41.963082257</text:p>
          </table:table-cell>
          <table:table-cell office:value-type="float" office:value="1553.30922304026" calcext:value-type="float">
            <text:p>1553.3092230403</text:p>
          </table:table-cell>
        </table:table-row>
        <table:table-row table:style-name="ro1">
          <table:table-cell office:value-type="float" office:value="42.001234985" calcext:value-type="float">
            <text:p>42.001234985</text:p>
          </table:table-cell>
          <table:table-cell office:value-type="float" office:value="1572.62673327055" calcext:value-type="float">
            <text:p>1572.6267332706</text:p>
          </table:table-cell>
        </table:table-row>
        <table:table-row table:style-name="ro1">
          <table:table-cell office:value-type="float" office:value="42.039322712" calcext:value-type="float">
            <text:p>42.039322712</text:p>
          </table:table-cell>
          <table:table-cell office:value-type="float" office:value="1575.31059808304" calcext:value-type="float">
            <text:p>1575.310598083</text:p>
          </table:table-cell>
        </table:table-row>
        <table:table-row table:style-name="ro1">
          <table:table-cell office:value-type="float" office:value="42.077610492" calcext:value-type="float">
            <text:p>42.077610492</text:p>
          </table:table-cell>
          <table:table-cell office:value-type="float" office:value="1567.07962697247" calcext:value-type="float">
            <text:p>1567.0796269725</text:p>
          </table:table-cell>
        </table:table-row>
        <table:table-row table:style-name="ro1">
          <table:table-cell office:value-type="float" office:value="42.116101972" calcext:value-type="float">
            <text:p>42.116101972</text:p>
          </table:table-cell>
          <table:table-cell office:value-type="float" office:value="1558.78651587322" calcext:value-type="float">
            <text:p>1558.7865158732</text:p>
          </table:table-cell>
        </table:table-row>
        <table:table-row table:style-name="ro1">
          <table:table-cell office:value-type="float" office:value="42.154101574" calcext:value-type="float">
            <text:p>42.154101574</text:p>
          </table:table-cell>
          <table:table-cell office:value-type="float" office:value="1578.96390599012" calcext:value-type="float">
            <text:p>1578.9639059901</text:p>
          </table:table-cell>
        </table:table-row>
        <table:table-row table:style-name="ro1">
          <table:table-cell office:value-type="float" office:value="42.191867216" calcext:value-type="float">
            <text:p>42.191867216</text:p>
          </table:table-cell>
          <table:table-cell office:value-type="float" office:value="1588.74566464422" calcext:value-type="float">
            <text:p>1588.7456646442</text:p>
          </table:table-cell>
        </table:table-row>
        <table:table-row table:style-name="ro1">
          <table:table-cell office:value-type="float" office:value="42.229914474" calcext:value-type="float">
            <text:p>42.229914474</text:p>
          </table:table-cell>
          <table:table-cell office:value-type="float" office:value="1576.98617860982" calcext:value-type="float">
            <text:p>1576.9861786098</text:p>
          </table:table-cell>
        </table:table-row>
        <table:table-row table:style-name="ro1">
          <table:table-cell office:value-type="float" office:value="42.268238504" calcext:value-type="float">
            <text:p>42.268238504</text:p>
          </table:table-cell>
          <table:table-cell office:value-type="float" office:value="1565.59735497553" calcext:value-type="float">
            <text:p>1565.5973549755</text:p>
          </table:table-cell>
        </table:table-row>
        <table:table-row table:style-name="ro1">
          <table:table-cell office:value-type="float" office:value="42.306417482" calcext:value-type="float">
            <text:p>42.306417482</text:p>
          </table:table-cell>
          <table:table-cell office:value-type="float" office:value="1571.54547196084" calcext:value-type="float">
            <text:p>1571.5454719608</text:p>
          </table:table-cell>
        </table:table-row>
        <table:table-row table:style-name="ro1">
          <table:table-cell office:value-type="float" office:value="42.344586668" calcext:value-type="float">
            <text:p>42.344586668</text:p>
          </table:table-cell>
          <table:table-cell office:value-type="float" office:value="1571.94863940782" calcext:value-type="float">
            <text:p>1571.9486394078</text:p>
          </table:table-cell>
        </table:table-row>
        <table:table-row table:style-name="ro1">
          <table:table-cell office:value-type="float" office:value="42.382603561" calcext:value-type="float">
            <text:p>42.382603561</text:p>
          </table:table-cell>
          <table:table-cell office:value-type="float" office:value="1578.24575511741" calcext:value-type="float">
            <text:p>1578.2457551174</text:p>
          </table:table-cell>
        </table:table-row>
        <table:table-row table:style-name="ro1">
          <table:table-cell office:value-type="float" office:value="42.4204341" calcext:value-type="float">
            <text:p>42.4204341</text:p>
          </table:table-cell>
          <table:table-cell office:value-type="float" office:value="1586.02022561698" calcext:value-type="float">
            <text:p>1586.020225617</text:p>
          </table:table-cell>
        </table:table-row>
        <table:table-row table:style-name="ro1">
          <table:table-cell office:value-type="float" office:value="42.458323076" calcext:value-type="float">
            <text:p>42.458323076</text:p>
          </table:table-cell>
          <table:table-cell office:value-type="float" office:value="1583.57407178287" calcext:value-type="float">
            <text:p>1583.5740717829</text:p>
          </table:table-cell>
        </table:table-row>
        <table:table-row table:style-name="ro1">
          <table:table-cell office:value-type="float" office:value="42.496386428" calcext:value-type="float">
            <text:p>42.496386428</text:p>
          </table:table-cell>
          <table:table-cell office:value-type="float" office:value="1576.31939509682" calcext:value-type="float">
            <text:p>1576.3193950968</text:p>
          </table:table-cell>
        </table:table-row>
        <table:table-row table:style-name="ro1">
          <table:table-cell office:value-type="float" office:value="42.534142434" calcext:value-type="float">
            <text:p>42.534142434</text:p>
          </table:table-cell>
          <table:table-cell office:value-type="float" office:value="1589.15114061609" calcext:value-type="float">
            <text:p>1589.1511406161</text:p>
          </table:table-cell>
        </table:table-row>
        <table:table-row table:style-name="ro1">
          <table:table-cell office:value-type="float" office:value="42.571886357" calcext:value-type="float">
            <text:p>42.571886357</text:p>
          </table:table-cell>
          <table:table-cell office:value-type="float" office:value="1589.65987716748" calcext:value-type="float">
            <text:p>1589.6598771675</text:p>
          </table:table-cell>
        </table:table-row>
        <table:table-row table:style-name="ro1">
          <table:table-cell office:value-type="float" office:value="42.609456737" calcext:value-type="float">
            <text:p>42.609456737</text:p>
          </table:table-cell>
          <table:table-cell office:value-type="float" office:value="1597.00274524749" calcext:value-type="float">
            <text:p>1597.0027452475</text:p>
          </table:table-cell>
        </table:table-row>
        <table:table-row table:style-name="ro1">
          <table:table-cell office:value-type="float" office:value="42.64698743" calcext:value-type="float">
            <text:p>42.64698743</text:p>
          </table:table-cell>
          <table:table-cell office:value-type="float" office:value="1598.69150297891" calcext:value-type="float">
            <text:p>1598.6915029789</text:p>
          </table:table-cell>
        </table:table-row>
        <table:table-row table:style-name="ro1">
          <table:table-cell office:value-type="float" office:value="42.682780248" calcext:value-type="float">
            <text:p>42.682780248</text:p>
          </table:table-cell>
          <table:table-cell office:value-type="float" office:value="1676.31394655745" calcext:value-type="float">
            <text:p>1676.3139465575</text:p>
          </table:table-cell>
        </table:table-row>
        <table:table-row table:style-name="ro1">
          <table:table-cell office:value-type="float" office:value="42.716069977" calcext:value-type="float">
            <text:p>42.716069977</text:p>
          </table:table-cell>
          <table:table-cell office:value-type="float" office:value="1802.35771820211" calcext:value-type="float">
            <text:p>1802.3577182021</text:p>
          </table:table-cell>
        </table:table-row>
        <table:table-row table:style-name="ro1">
          <table:table-cell office:value-type="float" office:value="42.750005232" calcext:value-type="float">
            <text:p>42.750005232</text:p>
          </table:table-cell>
          <table:table-cell office:value-type="float" office:value="1768.07276090882" calcext:value-type="float">
            <text:p>1768.0727609088</text:p>
          </table:table-cell>
        </table:table-row>
        <table:table-row table:style-name="ro1">
          <table:table-cell office:value-type="float" office:value="42.783848507" calcext:value-type="float">
            <text:p>42.783848507</text:p>
          </table:table-cell>
          <table:table-cell office:value-type="float" office:value="1772.87806809464" calcext:value-type="float">
            <text:p>1772.8780680947</text:p>
          </table:table-cell>
        </table:table-row>
        <table:table-row table:style-name="ro1">
          <table:table-cell office:value-type="float" office:value="42.818351837" calcext:value-type="float">
            <text:p>42.818351837</text:p>
          </table:table-cell>
          <table:table-cell office:value-type="float" office:value="1738.96258708943" calcext:value-type="float">
            <text:p>1738.9625870894</text:p>
          </table:table-cell>
        </table:table-row>
        <table:table-row table:style-name="ro1">
          <table:table-cell office:value-type="float" office:value="42.852525635" calcext:value-type="float">
            <text:p>42.852525635</text:p>
          </table:table-cell>
          <table:table-cell office:value-type="float" office:value="1755.73110135444" calcext:value-type="float">
            <text:p>1755.7311013544</text:p>
          </table:table-cell>
        </table:table-row>
        <table:table-row table:style-name="ro1">
          <table:table-cell office:value-type="float" office:value="42.885219997" calcext:value-type="float">
            <text:p>42.885219997</text:p>
          </table:table-cell>
          <table:table-cell office:value-type="float" office:value="1835.17879932933" calcext:value-type="float">
            <text:p>1835.1787993293</text:p>
          </table:table-cell>
        </table:table-row>
        <table:table-row table:style-name="ro1">
          <table:table-cell office:value-type="float" office:value="42.915924346" calcext:value-type="float">
            <text:p>42.915924346</text:p>
          </table:table-cell>
          <table:table-cell office:value-type="float" office:value="1954.12057099813" calcext:value-type="float">
            <text:p>1954.1205709981</text:p>
          </table:table-cell>
        </table:table-row>
        <table:table-row table:style-name="ro1">
          <table:table-cell office:value-type="float" office:value="42.944981499" calcext:value-type="float">
            <text:p>42.944981499</text:p>
          </table:table-cell>
          <table:table-cell office:value-type="float" office:value="2064.89603437723" calcext:value-type="float">
            <text:p>2064.8960343772</text:p>
          </table:table-cell>
        </table:table-row>
        <table:table-row table:style-name="ro1">
          <table:table-cell office:value-type="float" office:value="42.972429579" calcext:value-type="float">
            <text:p>42.972429579</text:p>
          </table:table-cell>
          <table:table-cell office:value-type="float" office:value="2185.94524644353" calcext:value-type="float">
            <text:p>2185.9452464435</text:p>
          </table:table-cell>
        </table:table-row>
        <table:table-row table:style-name="ro1">
          <table:table-cell office:value-type="float" office:value="42.998755518" calcext:value-type="float">
            <text:p>42.998755518</text:p>
          </table:table-cell>
          <table:table-cell office:value-type="float" office:value="2279.12098406098" calcext:value-type="float">
            <text:p>2279.120984061</text:p>
          </table:table-cell>
        </table:table-row>
        <table:table-row table:style-name="ro1">
          <table:table-cell office:value-type="float" office:value="43.024015981" calcext:value-type="float">
            <text:p>43.024015981</text:p>
          </table:table-cell>
          <table:table-cell office:value-type="float" office:value="2375.25337520515" calcext:value-type="float">
            <text:p>2375.2533752052</text:p>
          </table:table-cell>
        </table:table-row>
        <table:table-row table:style-name="ro1">
          <table:table-cell office:value-type="float" office:value="43.048472012" calcext:value-type="float">
            <text:p>43.048472012</text:p>
          </table:table-cell>
          <table:table-cell office:value-type="float" office:value="2453.38256236266" calcext:value-type="float">
            <text:p>2453.3825623627</text:p>
          </table:table-cell>
        </table:table-row>
        <table:table-row table:style-name="ro1">
          <table:table-cell office:value-type="float" office:value="43.071884235" calcext:value-type="float">
            <text:p>43.071884235</text:p>
          </table:table-cell>
          <table:table-cell office:value-type="float" office:value="2562.76390328236" calcext:value-type="float">
            <text:p>2562.7639032824</text:p>
          </table:table-cell>
        </table:table-row>
        <table:table-row table:style-name="ro1">
          <table:table-cell office:value-type="float" office:value="43.094537808" calcext:value-type="float">
            <text:p>43.094537808</text:p>
          </table:table-cell>
          <table:table-cell office:value-type="float" office:value="2648.5888120166" calcext:value-type="float">
            <text:p>2648.5888120166</text:p>
          </table:table-cell>
        </table:table-row>
        <table:table-row table:style-name="ro1">
          <table:table-cell office:value-type="float" office:value="43.116369136" calcext:value-type="float">
            <text:p>43.116369136</text:p>
          </table:table-cell>
          <table:table-cell office:value-type="float" office:value="2748.3440311101" calcext:value-type="float">
            <text:p>2748.3440311101</text:p>
          </table:table-cell>
        </table:table-row>
        <table:table-row table:style-name="ro1">
          <table:table-cell office:value-type="float" office:value="43.137507387" calcext:value-type="float">
            <text:p>43.137507387</text:p>
          </table:table-cell>
          <table:table-cell office:value-type="float" office:value="2838.45621853908" calcext:value-type="float">
            <text:p>2838.4562185391</text:p>
          </table:table-cell>
        </table:table-row>
        <table:table-row table:style-name="ro1">
          <table:table-cell office:value-type="float" office:value="43.157940009" calcext:value-type="float">
            <text:p>43.157940009</text:p>
          </table:table-cell>
          <table:table-cell office:value-type="float" office:value="2936.48069249244" calcext:value-type="float">
            <text:p>2936.4806924924</text:p>
          </table:table-cell>
        </table:table-row>
        <table:table-row table:style-name="ro1">
          <table:table-cell office:value-type="float" office:value="43.17785794" calcext:value-type="float">
            <text:p>43.17785794</text:p>
          </table:table-cell>
          <table:table-cell office:value-type="float" office:value="3012.36107304597" calcext:value-type="float">
            <text:p>3012.361073046</text:p>
          </table:table-cell>
        </table:table-row>
        <table:table-row table:style-name="ro1">
          <table:table-cell office:value-type="float" office:value="43.197346754" calcext:value-type="float">
            <text:p>43.197346754</text:p>
          </table:table-cell>
          <table:table-cell office:value-type="float" office:value="3078.68913931763" calcext:value-type="float">
            <text:p>3078.6891393176</text:p>
          </table:table-cell>
        </table:table-row>
        <table:table-row table:style-name="ro1">
          <table:table-cell office:value-type="float" office:value="43.216198377" calcext:value-type="float">
            <text:p>43.216198377</text:p>
          </table:table-cell>
          <table:table-cell office:value-type="float" office:value="3182.74983538617" calcext:value-type="float">
            <text:p>3182.7498353862</text:p>
          </table:table-cell>
        </table:table-row>
        <table:table-row table:style-name="ro1">
          <table:table-cell office:value-type="float" office:value="43.234704998" calcext:value-type="float">
            <text:p>43.234704998</text:p>
          </table:table-cell>
          <table:table-cell office:value-type="float" office:value="3242.08292805041" calcext:value-type="float">
            <text:p>3242.0829280504</text:p>
          </table:table-cell>
        </table:table-row>
        <table:table-row table:style-name="ro1">
          <table:table-cell office:value-type="float" office:value="43.252719897" calcext:value-type="float">
            <text:p>43.252719897</text:p>
          </table:table-cell>
          <table:table-cell office:value-type="float" office:value="3330.57654111732" calcext:value-type="float">
            <text:p>3330.5765411173</text:p>
          </table:table-cell>
        </table:table-row>
        <table:table-row table:style-name="ro1">
          <table:table-cell office:value-type="float" office:value="43.270375054" calcext:value-type="float">
            <text:p>43.270375054</text:p>
          </table:table-cell>
          <table:table-cell office:value-type="float" office:value="3398.44046699781" calcext:value-type="float">
            <text:p>3398.4404669978</text:p>
          </table:table-cell>
        </table:table-row>
        <table:table-row table:style-name="ro1">
          <table:table-cell office:value-type="float" office:value="43.287800002" calcext:value-type="float">
            <text:p>43.287800002</text:p>
          </table:table-cell>
          <table:table-cell office:value-type="float" office:value="3443.33882660682" calcext:value-type="float">
            <text:p>3443.3388266068</text:p>
          </table:table-cell>
        </table:table-row>
        <table:table-row table:style-name="ro1">
          <table:table-cell office:value-type="float" office:value="43.304910312" calcext:value-type="float">
            <text:p>43.304910312</text:p>
          </table:table-cell>
          <table:table-cell office:value-type="float" office:value="3506.6576818305" calcext:value-type="float">
            <text:p>3506.6576818305</text:p>
          </table:table-cell>
        </table:table-row>
        <table:table-row table:style-name="ro1">
          <table:table-cell office:value-type="float" office:value="43.32174234" calcext:value-type="float">
            <text:p>43.32174234</text:p>
          </table:table-cell>
          <table:table-cell office:value-type="float" office:value="3564.63285350932" calcext:value-type="float">
            <text:p>3564.6328535093</text:p>
          </table:table-cell>
        </table:table-row>
        <table:table-row table:style-name="ro1">
          <table:table-cell office:value-type="float" office:value="43.338340147" calcext:value-type="float">
            <text:p>43.338340147</text:p>
          </table:table-cell>
          <table:table-cell office:value-type="float" office:value="3614.9353947791" calcext:value-type="float">
            <text:p>3614.9353947791</text:p>
          </table:table-cell>
        </table:table-row>
        <table:table-row table:style-name="ro1">
          <table:table-cell office:value-type="float" office:value="43.354804308" calcext:value-type="float">
            <text:p>43.354804308</text:p>
          </table:table-cell>
          <table:table-cell office:value-type="float" office:value="3644.27923171994" calcext:value-type="float">
            <text:p>3644.2792317199</text:p>
          </table:table-cell>
        </table:table-row>
        <table:table-row table:style-name="ro1">
          <table:table-cell office:value-type="float" office:value="43.371044821" calcext:value-type="float">
            <text:p>43.371044821</text:p>
          </table:table-cell>
          <table:table-cell office:value-type="float" office:value="3694.46457756608" calcext:value-type="float">
            <text:p>3694.4645775661</text:p>
          </table:table-cell>
        </table:table-row>
        <table:table-row table:style-name="ro1">
          <table:table-cell office:value-type="float" office:value="43.387291845" calcext:value-type="float">
            <text:p>43.387291845</text:p>
          </table:table-cell>
          <table:table-cell office:value-type="float" office:value="3692.98401971912" calcext:value-type="float">
            <text:p>3692.9840197191</text:p>
          </table:table-cell>
        </table:table-row>
        <table:table-row table:style-name="ro1">
          <table:table-cell office:value-type="float" office:value="43.403704287" calcext:value-type="float">
            <text:p>43.403704287</text:p>
          </table:table-cell>
          <table:table-cell office:value-type="float" office:value="3655.7631094759" calcext:value-type="float">
            <text:p>3655.7631094759</text:p>
          </table:table-cell>
        </table:table-row>
        <table:table-row table:style-name="ro1">
          <table:table-cell office:value-type="float" office:value="43.420154281" calcext:value-type="float">
            <text:p>43.420154281</text:p>
          </table:table-cell>
          <table:table-cell office:value-type="float" office:value="3647.41774373776" calcext:value-type="float">
            <text:p>3647.4177437378</text:p>
          </table:table-cell>
        </table:table-row>
        <table:table-row table:style-name="ro1">
          <table:table-cell office:value-type="float" office:value="43.436708911" calcext:value-type="float">
            <text:p>43.436708911</text:p>
          </table:table-cell>
          <table:table-cell office:value-type="float" office:value="3624.36369764952" calcext:value-type="float">
            <text:p>3624.3636976495</text:p>
          </table:table-cell>
        </table:table-row>
        <table:table-row table:style-name="ro1">
          <table:table-cell office:value-type="float" office:value="43.453276614" calcext:value-type="float">
            <text:p>43.453276614</text:p>
          </table:table-cell>
          <table:table-cell office:value-type="float" office:value="3621.50383791892" calcext:value-type="float">
            <text:p>3621.5038379189</text:p>
          </table:table-cell>
        </table:table-row>
        <table:table-row table:style-name="ro1">
          <table:table-cell office:value-type="float" office:value="43.469995203" calcext:value-type="float">
            <text:p>43.469995203</text:p>
          </table:table-cell>
          <table:table-cell office:value-type="float" office:value="3588.8196067264" calcext:value-type="float">
            <text:p>3588.8196067264</text:p>
          </table:table-cell>
        </table:table-row>
        <table:table-row table:style-name="ro1">
          <table:table-cell office:value-type="float" office:value="43.486678324" calcext:value-type="float">
            <text:p>43.486678324</text:p>
          </table:table-cell>
          <table:table-cell office:value-type="float" office:value="3596.44936939561" calcext:value-type="float">
            <text:p>3596.4493693956</text:p>
          </table:table-cell>
        </table:table-row>
        <table:table-row table:style-name="ro1">
          <table:table-cell office:value-type="float" office:value="43.503425767" calcext:value-type="float">
            <text:p>43.503425767</text:p>
          </table:table-cell>
          <table:table-cell office:value-type="float" office:value="3582.63646575782" calcext:value-type="float">
            <text:p>3582.6364657578</text:p>
          </table:table-cell>
        </table:table-row>
        <table:table-row table:style-name="ro1">
          <table:table-cell office:value-type="float" office:value="43.520322222" calcext:value-type="float">
            <text:p>43.520322222</text:p>
          </table:table-cell>
          <table:table-cell office:value-type="float" office:value="3551.04073605946" calcext:value-type="float">
            <text:p>3551.0407360595</text:p>
          </table:table-cell>
        </table:table-row>
        <table:table-row table:style-name="ro1">
          <table:table-cell office:value-type="float" office:value="43.537206437" calcext:value-type="float">
            <text:p>43.537206437</text:p>
          </table:table-cell>
          <table:table-cell office:value-type="float" office:value="3553.61501852373" calcext:value-type="float">
            <text:p>3553.6150185237</text:p>
          </table:table-cell>
        </table:table-row>
        <table:table-row table:style-name="ro1">
          <table:table-cell office:value-type="float" office:value="43.554203987" calcext:value-type="float">
            <text:p>43.554203987</text:p>
          </table:table-cell>
          <table:table-cell office:value-type="float" office:value="3529.92048854115" calcext:value-type="float">
            <text:p>3529.9204885412</text:p>
          </table:table-cell>
        </table:table-row>
        <table:table-row table:style-name="ro1">
          <table:table-cell office:value-type="float" office:value="43.571321537" calcext:value-type="float">
            <text:p>43.571321537</text:p>
          </table:table-cell>
          <table:table-cell office:value-type="float" office:value="3505.17451387719" calcext:value-type="float">
            <text:p>3505.1745138772</text:p>
          </table:table-cell>
        </table:table-row>
        <table:table-row table:style-name="ro1">
          <table:table-cell office:value-type="float" office:value="43.588472576" calcext:value-type="float">
            <text:p>43.588472576</text:p>
          </table:table-cell>
          <table:table-cell office:value-type="float" office:value="3498.33033438861" calcext:value-type="float">
            <text:p>3498.3303343886</text:p>
          </table:table-cell>
        </table:table-row>
        <table:table-row table:style-name="ro1">
          <table:table-cell office:value-type="float" office:value="43.605727523" calcext:value-type="float">
            <text:p>43.605727523</text:p>
          </table:table-cell>
          <table:table-cell office:value-type="float" office:value="3477.26365082474" calcext:value-type="float">
            <text:p>3477.2636508248</text:p>
          </table:table-cell>
        </table:table-row>
        <table:table-row table:style-name="ro1">
          <table:table-cell office:value-type="float" office:value="43.623150231" calcext:value-type="float">
            <text:p>43.623150231</text:p>
          </table:table-cell>
          <table:table-cell office:value-type="float" office:value="3443.7815292552" calcext:value-type="float">
            <text:p>3443.7815292552</text:p>
          </table:table-cell>
        </table:table-row>
        <table:table-row table:style-name="ro1">
          <table:table-cell office:value-type="float" office:value="43.640556845" calcext:value-type="float">
            <text:p>43.640556845</text:p>
          </table:table-cell>
          <table:table-cell office:value-type="float" office:value="3446.96561893039" calcext:value-type="float">
            <text:p>3446.9656189304</text:p>
          </table:table-cell>
        </table:table-row>
        <table:table-row table:style-name="ro1">
          <table:table-cell office:value-type="float" office:value="43.657952574" calcext:value-type="float">
            <text:p>43.657952574</text:p>
          </table:table-cell>
          <table:table-cell office:value-type="float" office:value="3449.12248288063" calcext:value-type="float">
            <text:p>3449.1224828806</text:p>
          </table:table-cell>
        </table:table-row>
        <table:table-row table:style-name="ro1">
          <table:table-cell office:value-type="float" office:value="43.675530908" calcext:value-type="float">
            <text:p>43.675530908</text:p>
          </table:table-cell>
          <table:table-cell office:value-type="float" office:value="3413.29275004114" calcext:value-type="float">
            <text:p>3413.2927500411</text:p>
          </table:table-cell>
        </table:table-row>
        <table:table-row table:style-name="ro1">
          <table:table-cell office:value-type="float" office:value="43.693202055" calcext:value-type="float">
            <text:p>43.693202055</text:p>
          </table:table-cell>
          <table:table-cell office:value-type="float" office:value="3395.36533763173" calcext:value-type="float">
            <text:p>3395.3653376317</text:p>
          </table:table-cell>
        </table:table-row>
        <table:table-row table:style-name="ro1">
          <table:table-cell office:value-type="float" office:value="43.710855129" calcext:value-type="float">
            <text:p>43.710855129</text:p>
          </table:table-cell>
          <table:table-cell office:value-type="float" office:value="3398.84147089588" calcext:value-type="float">
            <text:p>3398.8414708959</text:p>
          </table:table-cell>
        </table:table-row>
        <table:table-row table:style-name="ro1">
          <table:table-cell office:value-type="float" office:value="43.728691642" calcext:value-type="float">
            <text:p>43.728691642</text:p>
          </table:table-cell>
          <table:table-cell office:value-type="float" office:value="3363.88620354235" calcext:value-type="float">
            <text:p>3363.8862035424</text:p>
          </table:table-cell>
        </table:table-row>
        <table:table-row table:style-name="ro1">
          <table:table-cell office:value-type="float" office:value="43.746527113" calcext:value-type="float">
            <text:p>43.746527113</text:p>
          </table:table-cell>
          <table:table-cell office:value-type="float" office:value="3364.08273154137" calcext:value-type="float">
            <text:p>3364.0827315414</text:p>
          </table:table-cell>
        </table:table-row>
        <table:table-row table:style-name="ro1">
          <table:table-cell office:value-type="float" office:value="43.764459928" calcext:value-type="float">
            <text:p>43.764459928</text:p>
          </table:table-cell>
          <table:table-cell office:value-type="float" office:value="3345.82161250167" calcext:value-type="float">
            <text:p>3345.8216125017</text:p>
          </table:table-cell>
        </table:table-row>
        <table:table-row table:style-name="ro1">
          <table:table-cell office:value-type="float" office:value="43.782601755" calcext:value-type="float">
            <text:p>43.782601755</text:p>
          </table:table-cell>
          <table:table-cell office:value-type="float" office:value="3307.27439965099" calcext:value-type="float">
            <text:p>3307.274399651</text:p>
          </table:table-cell>
        </table:table-row>
        <table:table-row table:style-name="ro1">
          <table:table-cell office:value-type="float" office:value="43.800568529" calcext:value-type="float">
            <text:p>43.800568529</text:p>
          </table:table-cell>
          <table:table-cell office:value-type="float" office:value="3339.49767498713" calcext:value-type="float">
            <text:p>3339.4976749871</text:p>
          </table:table-cell>
        </table:table-row>
        <table:table-row table:style-name="ro1">
          <table:table-cell office:value-type="float" office:value="43.818817179" calcext:value-type="float">
            <text:p>43.818817179</text:p>
          </table:table-cell>
          <table:table-cell office:value-type="float" office:value="3287.91444846535" calcext:value-type="float">
            <text:p>3287.9144484654</text:p>
          </table:table-cell>
        </table:table-row>
        <table:table-row table:style-name="ro1">
          <table:table-cell office:value-type="float" office:value="43.837037132" calcext:value-type="float">
            <text:p>43.837037132</text:p>
          </table:table-cell>
          <table:table-cell office:value-type="float" office:value="3293.09301730926" calcext:value-type="float">
            <text:p>3293.0930173093</text:p>
          </table:table-cell>
        </table:table-row>
        <table:table-row table:style-name="ro1">
          <table:table-cell office:value-type="float" office:value="43.855297085" calcext:value-type="float">
            <text:p>43.855297085</text:p>
          </table:table-cell>
          <table:table-cell office:value-type="float" office:value="3285.87921338066" calcext:value-type="float">
            <text:p>3285.8792133807</text:p>
          </table:table-cell>
        </table:table-row>
        <table:table-row table:style-name="ro1">
          <table:table-cell office:value-type="float" office:value="43.873681257" calcext:value-type="float">
            <text:p>43.873681257</text:p>
          </table:table-cell>
          <table:table-cell office:value-type="float" office:value="3263.67703696337" calcext:value-type="float">
            <text:p>3263.6770369634</text:p>
          </table:table-cell>
        </table:table-row>
        <table:table-row table:style-name="ro1">
          <table:table-cell office:value-type="float" office:value="43.892102669" calcext:value-type="float">
            <text:p>43.892102669</text:p>
          </table:table-cell>
          <table:table-cell office:value-type="float" office:value="3257.07931617925" calcext:value-type="float">
            <text:p>3257.0793161793</text:p>
          </table:table-cell>
        </table:table-row>
        <table:table-row table:style-name="ro1">
          <table:table-cell office:value-type="float" office:value="43.910600591" calcext:value-type="float">
            <text:p>43.910600591</text:p>
          </table:table-cell>
          <table:table-cell office:value-type="float" office:value="3243.60757927267" calcext:value-type="float">
            <text:p>3243.6075792727</text:p>
          </table:table-cell>
        </table:table-row>
        <table:table-row table:style-name="ro1">
          <table:table-cell office:value-type="float" office:value="43.929251067" calcext:value-type="float">
            <text:p>43.929251067</text:p>
          </table:table-cell>
          <table:table-cell office:value-type="float" office:value="3217.07606819297" calcext:value-type="float">
            <text:p>3217.076068193</text:p>
          </table:table-cell>
        </table:table-row>
        <table:table-row table:style-name="ro1">
          <table:table-cell office:value-type="float" office:value="43.947938106" calcext:value-type="float">
            <text:p>43.947938106</text:p>
          </table:table-cell>
          <table:table-cell office:value-type="float" office:value="3210.78154757308" calcext:value-type="float">
            <text:p>3210.7815475731</text:p>
          </table:table-cell>
        </table:table-row>
        <table:table-row table:style-name="ro1">
          <table:table-cell office:value-type="float" office:value="43.96660754" calcext:value-type="float">
            <text:p>43.96660754</text:p>
          </table:table-cell>
          <table:table-cell office:value-type="float" office:value="3213.80926706256" calcext:value-type="float">
            <text:p>3213.8092670626</text:p>
          </table:table-cell>
        </table:table-row>
        <table:table-row table:style-name="ro1">
          <table:table-cell office:value-type="float" office:value="43.98554708" calcext:value-type="float">
            <text:p>43.98554708</text:p>
          </table:table-cell>
          <table:table-cell office:value-type="float" office:value="3167.97556857273" calcext:value-type="float">
            <text:p>3167.9755685727</text:p>
          </table:table-cell>
        </table:table-row>
        <table:table-row table:style-name="ro1">
          <table:table-cell office:value-type="float" office:value="44.004386568" calcext:value-type="float">
            <text:p>44.004386568</text:p>
          </table:table-cell>
          <table:table-cell office:value-type="float" office:value="3184.79992662142" calcext:value-type="float">
            <text:p>3184.7999266214</text:p>
          </table:table-cell>
        </table:table-row>
        <table:table-row table:style-name="ro1">
          <table:table-cell office:value-type="float" office:value="44.02346491" calcext:value-type="float">
            <text:p>44.02346491</text:p>
          </table:table-cell>
          <table:table-cell office:value-type="float" office:value="3144.92737366796" calcext:value-type="float">
            <text:p>3144.927373668</text:p>
          </table:table-cell>
        </table:table-row>
        <table:table-row table:style-name="ro1">
          <table:table-cell office:value-type="float" office:value="44.04260117" calcext:value-type="float">
            <text:p>44.04260117</text:p>
          </table:table-cell>
          <table:table-cell office:value-type="float" office:value="3135.40890435288" calcext:value-type="float">
            <text:p>3135.4089043529</text:p>
          </table:table-cell>
        </table:table-row>
        <table:table-row table:style-name="ro1">
          <table:table-cell office:value-type="float" office:value="44.061652378" calcext:value-type="float">
            <text:p>44.061652378</text:p>
          </table:table-cell>
          <table:table-cell office:value-type="float" office:value="3149.40658881046" calcext:value-type="float">
            <text:p>3149.4065888105</text:p>
          </table:table-cell>
        </table:table-row>
        <table:table-row table:style-name="ro1">
          <table:table-cell office:value-type="float" office:value="44.081068952" calcext:value-type="float">
            <text:p>44.081068952</text:p>
          </table:table-cell>
          <table:table-cell office:value-type="float" office:value="3090.14350317342" calcext:value-type="float">
            <text:p>3090.1435031734</text:p>
          </table:table-cell>
        </table:table-row>
        <table:table-row table:style-name="ro1">
          <table:table-cell office:value-type="float" office:value="44.100291723" calcext:value-type="float">
            <text:p>44.100291723</text:p>
          </table:table-cell>
          <table:table-cell office:value-type="float" office:value="3121.29817288122" calcext:value-type="float">
            <text:p>3121.2981728812</text:p>
          </table:table-cell>
        </table:table-row>
        <table:table-row table:style-name="ro1">
          <table:table-cell office:value-type="float" office:value="44.119621265" calcext:value-type="float">
            <text:p>44.119621265</text:p>
          </table:table-cell>
          <table:table-cell office:value-type="float" office:value="3104.05699214167" calcext:value-type="float">
            <text:p>3104.0569921417</text:p>
          </table:table-cell>
        </table:table-row>
        <table:table-row table:style-name="ro1">
          <table:table-cell office:value-type="float" office:value="44.139245236" calcext:value-type="float">
            <text:p>44.139245236</text:p>
          </table:table-cell>
          <table:table-cell office:value-type="float" office:value="3057.48515425321" calcext:value-type="float">
            <text:p>3057.4851542532</text:p>
          </table:table-cell>
        </table:table-row>
        <table:table-row table:style-name="ro1">
          <table:table-cell office:value-type="float" office:value="44.158778009" calcext:value-type="float">
            <text:p>44.158778009</text:p>
          </table:table-cell>
          <table:table-cell office:value-type="float" office:value="3071.7604714904" calcext:value-type="float">
            <text:p>3071.7604714904</text:p>
          </table:table-cell>
        </table:table-row>
        <table:table-row table:style-name="ro1">
          <table:table-cell office:value-type="float" office:value="44.178448595" calcext:value-type="float">
            <text:p>44.178448595</text:p>
          </table:table-cell>
          <table:table-cell office:value-type="float" office:value="3050.23958106842" calcext:value-type="float">
            <text:p>3050.2395810684</text:p>
          </table:table-cell>
        </table:table-row>
        <table:table-row table:style-name="ro1">
          <table:table-cell office:value-type="float" office:value="44.198325589" calcext:value-type="float">
            <text:p>44.198325589</text:p>
          </table:table-cell>
          <table:table-cell office:value-type="float" office:value="3018.56508081646" calcext:value-type="float">
            <text:p>3018.5650808165</text:p>
          </table:table-cell>
        </table:table-row>
        <table:table-row table:style-name="ro1">
          <table:table-cell office:value-type="float" office:value="44.218135603" calcext:value-type="float">
            <text:p>44.218135603</text:p>
          </table:table-cell>
          <table:table-cell office:value-type="float" office:value="3028.77120632007" calcext:value-type="float">
            <text:p>3028.7712063201</text:p>
          </table:table-cell>
        </table:table-row>
        <table:table-row table:style-name="ro1">
          <table:table-cell office:value-type="float" office:value="44.238064472" calcext:value-type="float">
            <text:p>44.238064472</text:p>
          </table:table-cell>
          <table:table-cell office:value-type="float" office:value="3010.70773258671" calcext:value-type="float">
            <text:p>3010.7077325867</text:p>
          </table:table-cell>
        </table:table-row>
        <table:table-row table:style-name="ro1">
          <table:table-cell office:value-type="float" office:value="44.258145477" calcext:value-type="float">
            <text:p>44.258145477</text:p>
          </table:table-cell>
          <table:table-cell office:value-type="float" office:value="2987.89826505174" calcext:value-type="float">
            <text:p>2987.8982650518</text:p>
          </table:table-cell>
        </table:table-row>
        <table:table-row table:style-name="ro1">
          <table:table-cell office:value-type="float" office:value="44.2781607" calcext:value-type="float">
            <text:p>44.2781607</text:p>
          </table:table-cell>
          <table:table-cell office:value-type="float" office:value="2997.71828672584" calcext:value-type="float">
            <text:p>2997.7182867258</text:p>
          </table:table-cell>
        </table:table-row>
        <table:table-row table:style-name="ro1">
          <table:table-cell office:value-type="float" office:value="44.298469207" calcext:value-type="float">
            <text:p>44.298469207</text:p>
          </table:table-cell>
          <table:table-cell office:value-type="float" office:value="2954.42693054751" calcext:value-type="float">
            <text:p>2954.4269305475</text:p>
          </table:table-cell>
        </table:table-row>
        <table:table-row table:style-name="ro1">
          <table:table-cell office:value-type="float" office:value="44.31867589" calcext:value-type="float">
            <text:p>44.31867589</text:p>
          </table:table-cell>
          <table:table-cell office:value-type="float" office:value="2969.31465693728" calcext:value-type="float">
            <text:p>2969.3146569373</text:p>
          </table:table-cell>
        </table:table-row>
        <table:table-row table:style-name="ro1">
          <table:table-cell office:value-type="float" office:value="44.338992313" calcext:value-type="float">
            <text:p>44.338992313</text:p>
          </table:table-cell>
          <table:table-cell office:value-type="float" office:value="2953.27578087977" calcext:value-type="float">
            <text:p>2953.2757808798</text:p>
          </table:table-cell>
        </table:table-row>
        <table:table-row table:style-name="ro1">
          <table:table-cell office:value-type="float" office:value="44.359503529" calcext:value-type="float">
            <text:p>44.359503529</text:p>
          </table:table-cell>
          <table:table-cell office:value-type="float" office:value="2925.22881139724" calcext:value-type="float">
            <text:p>2925.2288113972</text:p>
          </table:table-cell>
        </table:table-row>
        <table:table-row table:style-name="ro1">
          <table:table-cell office:value-type="float" office:value="44.38015709" calcext:value-type="float">
            <text:p>44.38015709</text:p>
          </table:table-cell>
          <table:table-cell office:value-type="float" office:value="2905.06804129377" calcext:value-type="float">
            <text:p>2905.0680412938</text:p>
          </table:table-cell>
        </table:table-row>
        <table:table-row table:style-name="ro1">
          <table:table-cell office:value-type="float" office:value="44.400811484" calcext:value-type="float">
            <text:p>44.400811484</text:p>
          </table:table-cell>
          <table:table-cell office:value-type="float" office:value="2904.95087873247" calcext:value-type="float">
            <text:p>2904.9508787325</text:p>
          </table:table-cell>
        </table:table-row>
        <table:table-row table:style-name="ro1">
          <table:table-cell office:value-type="float" office:value="44.421543378" calcext:value-type="float">
            <text:p>44.421543378</text:p>
          </table:table-cell>
          <table:table-cell office:value-type="float" office:value="2894.09158661618" calcext:value-type="float">
            <text:p>2894.0915866162</text:p>
          </table:table-cell>
        </table:table-row>
        <table:table-row table:style-name="ro1">
          <table:table-cell office:value-type="float" office:value="44.442454232" calcext:value-type="float">
            <text:p>44.442454232</text:p>
          </table:table-cell>
          <table:table-cell office:value-type="float" office:value="2869.32327106293" calcext:value-type="float">
            <text:p>2869.3232710629</text:p>
          </table:table-cell>
        </table:table-row>
        <table:table-row table:style-name="ro1">
          <table:table-cell office:value-type="float" office:value="44.463433368" calcext:value-type="float">
            <text:p>44.463433368</text:p>
          </table:table-cell>
          <table:table-cell office:value-type="float" office:value="2859.98431965915" calcext:value-type="float">
            <text:p>2859.9843196592</text:p>
          </table:table-cell>
        </table:table-row>
        <table:table-row table:style-name="ro1">
          <table:table-cell office:value-type="float" office:value="44.484594275" calcext:value-type="float">
            <text:p>44.484594275</text:p>
          </table:table-cell>
          <table:table-cell office:value-type="float" office:value="2835.41721533928" calcext:value-type="float">
            <text:p>2835.4172153393</text:p>
          </table:table-cell>
        </table:table-row>
        <table:table-row table:style-name="ro1">
          <table:table-cell office:value-type="float" office:value="44.505665234" calcext:value-type="float">
            <text:p>44.505665234</text:p>
          </table:table-cell>
          <table:table-cell office:value-type="float" office:value="2847.52108340213" calcext:value-type="float">
            <text:p>2847.5210834021</text:p>
          </table:table-cell>
        </table:table-row>
        <table:table-row table:style-name="ro1">
          <table:table-cell office:value-type="float" office:value="44.52702031" calcext:value-type="float">
            <text:p>44.52702031</text:p>
          </table:table-cell>
          <table:table-cell office:value-type="float" office:value="2809.63645364703" calcext:value-type="float">
            <text:p>2809.636453647</text:p>
          </table:table-cell>
        </table:table-row>
        <table:table-row table:style-name="ro1">
          <table:table-cell office:value-type="float" office:value="44.548444656" calcext:value-type="float">
            <text:p>44.548444656</text:p>
          </table:table-cell>
          <table:table-cell office:value-type="float" office:value="2800.55223155892" calcext:value-type="float">
            <text:p>2800.5522315589</text:p>
          </table:table-cell>
        </table:table-row>
        <table:table-row table:style-name="ro1">
          <table:table-cell office:value-type="float" office:value="44.569934524" calcext:value-type="float">
            <text:p>44.569934524</text:p>
          </table:table-cell>
          <table:table-cell office:value-type="float" office:value="2792.0134269792" calcext:value-type="float">
            <text:p>2792.0134269792</text:p>
          </table:table-cell>
        </table:table-row>
        <table:table-row table:style-name="ro1">
          <table:table-cell office:value-type="float" office:value="44.591450381" calcext:value-type="float">
            <text:p>44.591450381</text:p>
          </table:table-cell>
          <table:table-cell office:value-type="float" office:value="2788.64095443598" calcext:value-type="float">
            <text:p>2788.640954436</text:p>
          </table:table-cell>
        </table:table-row>
        <table:table-row table:style-name="ro1">
          <table:table-cell office:value-type="float" office:value="44.61328322" calcext:value-type="float">
            <text:p>44.61328322</text:p>
          </table:table-cell>
          <table:table-cell office:value-type="float" office:value="2748.15382461277" calcext:value-type="float">
            <text:p>2748.1538246128</text:p>
          </table:table-cell>
        </table:table-row>
        <table:table-row table:style-name="ro1">
          <table:table-cell office:value-type="float" office:value="44.635034548" calcext:value-type="float">
            <text:p>44.635034548</text:p>
          </table:table-cell>
          <table:table-cell office:value-type="float" office:value="2758.45226553516" calcext:value-type="float">
            <text:p>2758.4522655352</text:p>
          </table:table-cell>
        </table:table-row>
        <table:table-row table:style-name="ro1">
          <table:table-cell office:value-type="float" office:value="44.657080564" calcext:value-type="float">
            <text:p>44.657080564</text:p>
          </table:table-cell>
          <table:table-cell office:value-type="float" office:value="2721.58017122038" calcext:value-type="float">
            <text:p>2721.5801712204</text:p>
          </table:table-cell>
        </table:table-row>
        <table:table-row table:style-name="ro1">
          <table:table-cell office:value-type="float" office:value="44.679175748" calcext:value-type="float">
            <text:p>44.679175748</text:p>
          </table:table-cell>
          <table:table-cell office:value-type="float" office:value="2715.52388973075" calcext:value-type="float">
            <text:p>2715.5238897308</text:p>
          </table:table-cell>
        </table:table-row>
        <table:table-row table:style-name="ro1">
          <table:table-cell office:value-type="float" office:value="44.701330464" calcext:value-type="float">
            <text:p>44.701330464</text:p>
          </table:table-cell>
          <table:table-cell office:value-type="float" office:value="2708.22699780906" calcext:value-type="float">
            <text:p>2708.2269978091</text:p>
          </table:table-cell>
        </table:table-row>
        <table:table-row table:style-name="ro1">
          <table:table-cell office:value-type="float" office:value="44.72361544" calcext:value-type="float">
            <text:p>44.72361544</text:p>
          </table:table-cell>
          <table:table-cell office:value-type="float" office:value="2692.39688658469" calcext:value-type="float">
            <text:p>2692.3968865847</text:p>
          </table:table-cell>
        </table:table-row>
        <table:table-row table:style-name="ro1">
          <table:table-cell office:value-type="float" office:value="44.745934428" calcext:value-type="float">
            <text:p>44.745934428</text:p>
          </table:table-cell>
          <table:table-cell office:value-type="float" office:value="2688.29393160632" calcext:value-type="float">
            <text:p>2688.2939316063</text:p>
          </table:table-cell>
        </table:table-row>
        <table:table-row table:style-name="ro1">
          <table:table-cell office:value-type="float" office:value="44.768533781" calcext:value-type="float">
            <text:p>44.768533781</text:p>
          </table:table-cell>
          <table:table-cell office:value-type="float" office:value="2654.94326319827" calcext:value-type="float">
            <text:p>2654.9432631983</text:p>
          </table:table-cell>
        </table:table-row>
        <table:table-row table:style-name="ro1">
          <table:table-cell office:value-type="float" office:value="44.7911835" calcext:value-type="float">
            <text:p>44.7911835</text:p>
          </table:table-cell>
          <table:table-cell office:value-type="float" office:value="2649.03948697991" calcext:value-type="float">
            <text:p>2649.0394869799</text:p>
          </table:table-cell>
        </table:table-row>
        <table:table-row table:style-name="ro1">
          <table:table-cell office:value-type="float" office:value="44.81386176" calcext:value-type="float">
            <text:p>44.81386176</text:p>
          </table:table-cell>
          <table:table-cell office:value-type="float" office:value="2645.70562291824" calcext:value-type="float">
            <text:p>2645.7056229183</text:p>
          </table:table-cell>
        </table:table-row>
        <table:table-row table:style-name="ro1">
          <table:table-cell office:value-type="float" office:value="44.836725126" calcext:value-type="float">
            <text:p>44.836725126</text:p>
          </table:table-cell>
          <table:table-cell office:value-type="float" office:value="2624.28550546806" calcext:value-type="float">
            <text:p>2624.2855054681</text:p>
          </table:table-cell>
        </table:table-row>
        <table:table-row table:style-name="ro1">
          <table:table-cell office:value-type="float" office:value="44.859765784" calcext:value-type="float">
            <text:p>44.859765784</text:p>
          </table:table-cell>
          <table:table-cell office:value-type="float" office:value="2604.09229632252" calcext:value-type="float">
            <text:p>2604.0922963225</text:p>
          </table:table-cell>
        </table:table-row>
        <table:table-row table:style-name="ro1">
          <table:table-cell office:value-type="float" office:value="44.882847744" calcext:value-type="float">
            <text:p>44.882847744</text:p>
          </table:table-cell>
          <table:table-cell office:value-type="float" office:value="2599.43263050463" calcext:value-type="float">
            <text:p>2599.4326305046</text:p>
          </table:table-cell>
        </table:table-row>
        <table:table-row table:style-name="ro1">
          <table:table-cell office:value-type="float" office:value="44.906138717" calcext:value-type="float">
            <text:p>44.906138717</text:p>
          </table:table-cell>
          <table:table-cell office:value-type="float" office:value="2576.10534347344" calcext:value-type="float">
            <text:p>2576.1053434734</text:p>
          </table:table-cell>
        </table:table-row>
        <table:table-row table:style-name="ro1">
          <table:table-cell office:value-type="float" office:value="44.92954219" calcext:value-type="float">
            <text:p>44.92954219</text:p>
          </table:table-cell>
          <table:table-cell office:value-type="float" office:value="2563.72205954198" calcext:value-type="float">
            <text:p>2563.722059542</text:p>
          </table:table-cell>
        </table:table-row>
        <table:table-row table:style-name="ro1">
          <table:table-cell office:value-type="float" office:value="44.95312582" calcext:value-type="float">
            <text:p>44.95312582</text:p>
          </table:table-cell>
          <table:table-cell office:value-type="float" office:value="2544.13760731518" calcext:value-type="float">
            <text:p>2544.1376073152</text:p>
          </table:table-cell>
        </table:table-row>
        <table:table-row table:style-name="ro1">
          <table:table-cell office:value-type="float" office:value="44.97684393" calcext:value-type="float">
            <text:p>44.97684393</text:p>
          </table:table-cell>
          <table:table-cell office:value-type="float" office:value="2529.71252768408" calcext:value-type="float">
            <text:p>2529.7125276841</text:p>
          </table:table-cell>
        </table:table-row>
        <table:table-row table:style-name="ro1">
          <table:table-cell office:value-type="float" office:value="45.000565009" calcext:value-type="float">
            <text:p>45.000565009</text:p>
          </table:table-cell>
          <table:table-cell office:value-type="float" office:value="2529.39590142614" calcext:value-type="float">
            <text:p>2529.3959014261</text:p>
          </table:table-cell>
        </table:table-row>
        <table:table-row table:style-name="ro1">
          <table:table-cell office:value-type="float" office:value="45.024611298" calcext:value-type="float">
            <text:p>45.024611298</text:p>
          </table:table-cell>
          <table:table-cell office:value-type="float" office:value="2495.18751105446" calcext:value-type="float">
            <text:p>2495.1875110545</text:p>
          </table:table-cell>
        </table:table-row>
        <table:table-row table:style-name="ro1">
          <table:table-cell office:value-type="float" office:value="45.0487304" calcext:value-type="float">
            <text:p>45.0487304</text:p>
          </table:table-cell>
          <table:table-cell office:value-type="float" office:value="2487.65480572201" calcext:value-type="float">
            <text:p>2487.654805722</text:p>
          </table:table-cell>
        </table:table-row>
        <table:table-row table:style-name="ro1">
          <table:table-cell office:value-type="float" office:value="45.073005493" calcext:value-type="float">
            <text:p>45.073005493</text:p>
          </table:table-cell>
          <table:table-cell office:value-type="float" office:value="2471.66921255462" calcext:value-type="float">
            <text:p>2471.6692125546</text:p>
          </table:table-cell>
        </table:table-row>
        <table:table-row table:style-name="ro1">
          <table:table-cell office:value-type="float" office:value="45.097280482" calcext:value-type="float">
            <text:p>45.097280482</text:p>
          </table:table-cell>
          <table:table-cell office:value-type="float" office:value="2471.67980179049" calcext:value-type="float">
            <text:p>2471.6798017905</text:p>
          </table:table-cell>
        </table:table-row>
        <table:table-row table:style-name="ro1">
          <table:table-cell office:value-type="float" office:value="45.121829482" calcext:value-type="float">
            <text:p>45.121829482</text:p>
          </table:table-cell>
          <table:table-cell office:value-type="float" office:value="2444.09140901866" calcext:value-type="float">
            <text:p>2444.0914090187</text:p>
          </table:table-cell>
        </table:table-row>
        <table:table-row table:style-name="ro1">
          <table:table-cell office:value-type="float" office:value="45.146380306" calcext:value-type="float">
            <text:p>45.146380306</text:p>
          </table:table-cell>
          <table:table-cell office:value-type="float" office:value="2443.90982559332" calcext:value-type="float">
            <text:p>2443.9098255933</text:p>
          </table:table-cell>
        </table:table-row>
        <table:table-row table:style-name="ro1">
          <table:table-cell office:value-type="float" office:value="45.171128526" calcext:value-type="float">
            <text:p>45.171128526</text:p>
          </table:table-cell>
          <table:table-cell office:value-type="float" office:value="2424.41678633864" calcext:value-type="float">
            <text:p>2424.4167863386</text:p>
          </table:table-cell>
        </table:table-row>
        <table:table-row table:style-name="ro1">
          <table:table-cell office:value-type="float" office:value="45.195949456" calcext:value-type="float">
            <text:p>45.195949456</text:p>
          </table:table-cell>
          <table:table-cell office:value-type="float" office:value="2417.31474203384" calcext:value-type="float">
            <text:p>2417.3147420338</text:p>
          </table:table-cell>
        </table:table-row>
        <table:table-row table:style-name="ro1">
          <table:table-cell office:value-type="float" office:value="45.220937886" calcext:value-type="float">
            <text:p>45.220937886</text:p>
          </table:table-cell>
          <table:table-cell office:value-type="float" office:value="2401.11123427918" calcext:value-type="float">
            <text:p>2401.1112342792</text:p>
          </table:table-cell>
        </table:table-row>
        <table:table-row table:style-name="ro1">
          <table:table-cell office:value-type="float" office:value="45.24605689" calcext:value-type="float">
            <text:p>45.24605689</text:p>
          </table:table-cell>
          <table:table-cell office:value-type="float" office:value="2388.62974025592" calcext:value-type="float">
            <text:p>2388.6297402559</text:p>
          </table:table-cell>
        </table:table-row>
        <table:table-row table:style-name="ro1">
          <table:table-cell office:value-type="float" office:value="45.271380843" calcext:value-type="float">
            <text:p>45.271380843</text:p>
          </table:table-cell>
          <table:table-cell office:value-type="float" office:value="2369.29834769502" calcext:value-type="float">
            <text:p>2369.298347695</text:p>
          </table:table-cell>
        </table:table-row>
        <table:table-row table:style-name="ro1">
          <table:table-cell office:value-type="float" office:value="45.296763911" calcext:value-type="float">
            <text:p>45.296763911</text:p>
          </table:table-cell>
          <table:table-cell office:value-type="float" office:value="2363.78045396213" calcext:value-type="float">
            <text:p>2363.7804539621</text:p>
          </table:table-cell>
        </table:table-row>
        <table:table-row table:style-name="ro1">
          <table:table-cell office:value-type="float" office:value="45.322291303" calcext:value-type="float">
            <text:p>45.322291303</text:p>
          </table:table-cell>
          <table:table-cell office:value-type="float" office:value="2350.41636842487" calcext:value-type="float">
            <text:p>2350.4163684249</text:p>
          </table:table-cell>
        </table:table-row>
        <table:table-row table:style-name="ro1">
          <table:table-cell office:value-type="float" office:value="45.347989633" calcext:value-type="float">
            <text:p>45.347989633</text:p>
          </table:table-cell>
          <table:table-cell office:value-type="float" office:value="2334.78206560528" calcext:value-type="float">
            <text:p>2334.7820656053</text:p>
          </table:table-cell>
        </table:table-row>
        <table:table-row table:style-name="ro1">
          <table:table-cell office:value-type="float" office:value="45.373979267" calcext:value-type="float">
            <text:p>45.373979267</text:p>
          </table:table-cell>
          <table:table-cell office:value-type="float" office:value="2308.61273383088" calcext:value-type="float">
            <text:p>2308.6127338309</text:p>
          </table:table-cell>
        </table:table-row>
        <table:table-row table:style-name="ro1">
          <table:table-cell office:value-type="float" office:value="45.400084058" calcext:value-type="float">
            <text:p>45.400084058</text:p>
          </table:table-cell>
          <table:table-cell office:value-type="float" office:value="2298.42866774901" calcext:value-type="float">
            <text:p>2298.428667749</text:p>
          </table:table-cell>
        </table:table-row>
        <table:table-row table:style-name="ro1">
          <table:table-cell office:value-type="float" office:value="45.426462966" calcext:value-type="float">
            <text:p>45.426462966</text:p>
          </table:table-cell>
          <table:table-cell office:value-type="float" office:value="2274.54449592789" calcext:value-type="float">
            <text:p>2274.5444959279</text:p>
          </table:table-cell>
        </table:table-row>
        <table:table-row table:style-name="ro1">
          <table:table-cell office:value-type="float" office:value="45.452861248" calcext:value-type="float">
            <text:p>45.452861248</text:p>
          </table:table-cell>
          <table:table-cell office:value-type="float" office:value="2272.87518180201" calcext:value-type="float">
            <text:p>2272.875181802</text:p>
          </table:table-cell>
        </table:table-row>
        <table:table-row table:style-name="ro1">
          <table:table-cell office:value-type="float" office:value="45.479400469" calcext:value-type="float">
            <text:p>45.479400469</text:p>
          </table:table-cell>
          <table:table-cell office:value-type="float" office:value="2260.80486687984" calcext:value-type="float">
            <text:p>2260.8048668798</text:p>
          </table:table-cell>
        </table:table-row>
        <table:table-row table:style-name="ro1">
          <table:table-cell office:value-type="float" office:value="45.50609068" calcext:value-type="float">
            <text:p>45.50609068</text:p>
          </table:table-cell>
          <table:table-cell office:value-type="float" office:value="2248.01519928021" calcext:value-type="float">
            <text:p>2248.0151992802</text:p>
          </table:table-cell>
        </table:table-row>
        <table:table-row table:style-name="ro1">
          <table:table-cell office:value-type="float" office:value="45.533018862" calcext:value-type="float">
            <text:p>45.533018862</text:p>
          </table:table-cell>
          <table:table-cell office:value-type="float" office:value="2228.14893333692" calcext:value-type="float">
            <text:p>2228.1489333369</text:p>
          </table:table-cell>
        </table:table-row>
        <table:table-row table:style-name="ro1">
          <table:table-cell office:value-type="float" office:value="45.559954804" calcext:value-type="float">
            <text:p>45.559954804</text:p>
          </table:table-cell>
          <table:table-cell office:value-type="float" office:value="2227.5070238864" calcext:value-type="float">
            <text:p>2227.5070238864</text:p>
          </table:table-cell>
        </table:table-row>
        <table:table-row table:style-name="ro1">
          <table:table-cell office:value-type="float" office:value="45.587057413" calcext:value-type="float">
            <text:p>45.587057413</text:p>
          </table:table-cell>
          <table:table-cell office:value-type="float" office:value="2213.809010048" calcext:value-type="float">
            <text:p>2213.809010048</text:p>
          </table:table-cell>
        </table:table-row>
        <table:table-row table:style-name="ro1">
          <table:table-cell office:value-type="float" office:value="45.614280076" calcext:value-type="float">
            <text:p>45.614280076</text:p>
          </table:table-cell>
          <table:table-cell office:value-type="float" office:value="2204.04594510069" calcext:value-type="float">
            <text:p>2204.0459451007</text:p>
          </table:table-cell>
        </table:table-row>
        <table:table-row table:style-name="ro1">
          <table:table-cell office:value-type="float" office:value="45.641783052" calcext:value-type="float">
            <text:p>45.641783052</text:p>
          </table:table-cell>
          <table:table-cell office:value-type="float" office:value="2181.5820949703" calcext:value-type="float">
            <text:p>2181.5820949703</text:p>
          </table:table-cell>
        </table:table-row>
        <table:table-row table:style-name="ro1">
          <table:table-cell office:value-type="float" office:value="45.669426394" calcext:value-type="float">
            <text:p>45.669426394</text:p>
          </table:table-cell>
          <table:table-cell office:value-type="float" office:value="2170.50456489687" calcext:value-type="float">
            <text:p>2170.5045648969</text:p>
          </table:table-cell>
        </table:table-row>
        <table:table-row table:style-name="ro1">
          <table:table-cell office:value-type="float" office:value="45.69722406" calcext:value-type="float">
            <text:p>45.69722406</text:p>
          </table:table-cell>
          <table:table-cell office:value-type="float" office:value="2158.45459831068" calcext:value-type="float">
            <text:p>2158.4545983107</text:p>
          </table:table-cell>
        </table:table-row>
        <table:table-row table:style-name="ro1">
          <table:table-cell office:value-type="float" office:value="45.725170737" calcext:value-type="float">
            <text:p>45.725170737</text:p>
          </table:table-cell>
          <table:table-cell office:value-type="float" office:value="2146.94577104799" calcext:value-type="float">
            <text:p>2146.945771048</text:p>
          </table:table-cell>
        </table:table-row>
        <table:table-row table:style-name="ro1">
          <table:table-cell office:value-type="float" office:value="45.753284759" calcext:value-type="float">
            <text:p>45.753284759</text:p>
          </table:table-cell>
          <table:table-cell office:value-type="float" office:value="2134.16636011762" calcext:value-type="float">
            <text:p>2134.1663601176</text:p>
          </table:table-cell>
        </table:table-row>
        <table:table-row table:style-name="ro1">
          <table:table-cell office:value-type="float" office:value="45.7814705" calcext:value-type="float">
            <text:p>45.7814705</text:p>
          </table:table-cell>
          <table:table-cell office:value-type="float" office:value="2128.73594488777" calcext:value-type="float">
            <text:p>2128.7359448878</text:p>
          </table:table-cell>
        </table:table-row>
        <table:table-row table:style-name="ro1">
          <table:table-cell office:value-type="float" office:value="45.809793325" calcext:value-type="float">
            <text:p>45.809793325</text:p>
          </table:table-cell>
          <table:table-cell office:value-type="float" office:value="2118.43274814544" calcext:value-type="float">
            <text:p>2118.4327481454</text:p>
          </table:table-cell>
        </table:table-row>
        <table:table-row table:style-name="ro1">
          <table:table-cell office:value-type="float" office:value="45.838376152" calcext:value-type="float">
            <text:p>45.838376152</text:p>
          </table:table-cell>
          <table:table-cell office:value-type="float" office:value="2099.16254959658" calcext:value-type="float">
            <text:p>2099.1625495966</text:p>
          </table:table-cell>
        </table:table-row>
        <table:table-row table:style-name="ro1">
          <table:table-cell office:value-type="float" office:value="45.867110542" calcext:value-type="float">
            <text:p>45.867110542</text:p>
          </table:table-cell>
          <table:table-cell office:value-type="float" office:value="2088.09026396616" calcext:value-type="float">
            <text:p>2088.0902639662</text:p>
          </table:table-cell>
        </table:table-row>
        <table:table-row table:style-name="ro1">
          <table:table-cell office:value-type="float" office:value="45.895993631" calcext:value-type="float">
            <text:p>45.895993631</text:p>
          </table:table-cell>
          <table:table-cell office:value-type="float" office:value="2077.34013491445" calcext:value-type="float">
            <text:p>2077.3401349145</text:p>
          </table:table-cell>
        </table:table-row>
        <table:table-row table:style-name="ro1">
          <table:table-cell office:value-type="float" office:value="45.92503021" calcext:value-type="float">
            <text:p>45.92503021</text:p>
          </table:table-cell>
          <table:table-cell office:value-type="float" office:value="2066.35912584609" calcext:value-type="float">
            <text:p>2066.3591258461</text:p>
          </table:table-cell>
        </table:table-row>
        <table:table-row table:style-name="ro1">
          <table:table-cell office:value-type="float" office:value="45.95424028" calcext:value-type="float">
            <text:p>45.95424028</text:p>
          </table:table-cell>
          <table:table-cell office:value-type="float" office:value="2054.0861422102" calcext:value-type="float">
            <text:p>2054.0861422102</text:p>
          </table:table-cell>
        </table:table-row>
        <table:table-row table:style-name="ro1">
          <table:table-cell office:value-type="float" office:value="45.983483475" calcext:value-type="float">
            <text:p>45.983483475</text:p>
          </table:table-cell>
          <table:table-cell office:value-type="float" office:value="2051.75939222788" calcext:value-type="float">
            <text:p>2051.7593922279</text:p>
          </table:table-cell>
        </table:table-row>
        <table:table-row table:style-name="ro1">
          <table:table-cell office:value-type="float" office:value="46.012921932" calcext:value-type="float">
            <text:p>46.012921932</text:p>
          </table:table-cell>
          <table:table-cell office:value-type="float" office:value="2038.15030115215" calcext:value-type="float">
            <text:p>2038.1503011522</text:p>
          </table:table-cell>
        </table:table-row>
        <table:table-row table:style-name="ro1">
          <table:table-cell office:value-type="float" office:value="46.042732423" calcext:value-type="float">
            <text:p>46.042732423</text:p>
          </table:table-cell>
          <table:table-cell office:value-type="float" office:value="2012.71424881937" calcext:value-type="float">
            <text:p>2012.7142488194</text:p>
          </table:table-cell>
        </table:table-row>
        <table:table-row table:style-name="ro1">
          <table:table-cell office:value-type="float" office:value="46.072605153" calcext:value-type="float">
            <text:p>46.072605153</text:p>
          </table:table-cell>
          <table:table-cell office:value-type="float" office:value="2008.52081480327" calcext:value-type="float">
            <text:p>2008.5208148033</text:p>
          </table:table-cell>
        </table:table-row>
        <table:table-row table:style-name="ro1">
          <table:table-cell office:value-type="float" office:value="46.102909084" calcext:value-type="float">
            <text:p>46.102909084</text:p>
          </table:table-cell>
          <table:table-cell office:value-type="float" office:value="1979.94115020927" calcext:value-type="float">
            <text:p>1979.9411502093</text:p>
          </table:table-cell>
        </table:table-row>
        <table:table-row table:style-name="ro1">
          <table:table-cell office:value-type="float" office:value="46.13342437" calcext:value-type="float">
            <text:p>46.13342437</text:p>
          </table:table-cell>
          <table:table-cell office:value-type="float" office:value="1966.22768012048" calcext:value-type="float">
            <text:p>1966.2276801205</text:p>
          </table:table-cell>
        </table:table-row>
        <table:table-row table:style-name="ro1">
          <table:table-cell office:value-type="float" office:value="46.164124865" calcext:value-type="float">
            <text:p>46.164124865</text:p>
          </table:table-cell>
          <table:table-cell office:value-type="float" office:value="1954.36588237435" calcext:value-type="float">
            <text:p>1954.3658823744</text:p>
          </table:table-cell>
        </table:table-row>
        <table:table-row table:style-name="ro1">
          <table:table-cell office:value-type="float" office:value="46.19496682" calcext:value-type="float">
            <text:p>46.19496682</text:p>
          </table:table-cell>
          <table:table-cell office:value-type="float" office:value="1945.40196949255" calcext:value-type="float">
            <text:p>1945.4019694926</text:p>
          </table:table-cell>
        </table:table-row>
        <table:table-row table:style-name="ro1">
          <table:table-cell office:value-type="float" office:value="46.226131589" calcext:value-type="float">
            <text:p>46.226131589</text:p>
          </table:table-cell>
          <table:table-cell office:value-type="float" office:value="1925.25091394067" calcext:value-type="float">
            <text:p>1925.2509139407</text:p>
          </table:table-cell>
        </table:table-row>
        <table:table-row table:style-name="ro1">
          <table:table-cell office:value-type="float" office:value="46.257163389" calcext:value-type="float">
            <text:p>46.257163389</text:p>
          </table:table-cell>
          <table:table-cell office:value-type="float" office:value="1933.50047370756" calcext:value-type="float">
            <text:p>1933.5004737076</text:p>
          </table:table-cell>
        </table:table-row>
        <table:table-row table:style-name="ro1">
          <table:table-cell office:value-type="float" office:value="46.288608108" calcext:value-type="float">
            <text:p>46.288608108</text:p>
          </table:table-cell>
          <table:table-cell office:value-type="float" office:value="1908.11054791111" calcext:value-type="float">
            <text:p>1908.1105479111</text:p>
          </table:table-cell>
        </table:table-row>
        <table:table-row table:style-name="ro1">
          <table:table-cell office:value-type="float" office:value="46.320117046" calcext:value-type="float">
            <text:p>46.320117046</text:p>
          </table:table-cell>
          <table:table-cell office:value-type="float" office:value="1904.22158944223" calcext:value-type="float">
            <text:p>1904.2215894422</text:p>
          </table:table-cell>
        </table:table-row>
        <table:table-row table:style-name="ro1">
          <table:table-cell office:value-type="float" office:value="46.351914058" calcext:value-type="float">
            <text:p>46.351914058</text:p>
          </table:table-cell>
          <table:table-cell office:value-type="float" office:value="1886.96975678101" calcext:value-type="float">
            <text:p>1886.969756781</text:p>
          </table:table-cell>
        </table:table-row>
        <table:table-row table:style-name="ro1">
          <table:table-cell office:value-type="float" office:value="46.383652216" calcext:value-type="float">
            <text:p>46.383652216</text:p>
          </table:table-cell>
          <table:table-cell office:value-type="float" office:value="1890.46887976278" calcext:value-type="float">
            <text:p>1890.4688797628</text:p>
          </table:table-cell>
        </table:table-row>
        <table:table-row table:style-name="ro1">
          <table:table-cell office:value-type="float" office:value="46.415665011" calcext:value-type="float">
            <text:p>46.415665011</text:p>
          </table:table-cell>
          <table:table-cell office:value-type="float" office:value="1874.25059261461" calcext:value-type="float">
            <text:p>1874.2505926146</text:p>
          </table:table-cell>
        </table:table-row>
        <table:table-row table:style-name="ro1">
          <table:table-cell office:value-type="float" office:value="46.447502024" calcext:value-type="float">
            <text:p>46.447502024</text:p>
          </table:table-cell>
          <table:table-cell office:value-type="float" office:value="1884.59891007988" calcext:value-type="float">
            <text:p>1884.5989100799</text:p>
          </table:table-cell>
        </table:table-row>
        <table:table-row table:style-name="ro1">
          <table:table-cell office:value-type="float" office:value="46.479382006" calcext:value-type="float">
            <text:p>46.479382006</text:p>
          </table:table-cell>
          <table:table-cell office:value-type="float" office:value="1882.05877907964" calcext:value-type="float">
            <text:p>1882.0587790796</text:p>
          </table:table-cell>
        </table:table-row>
        <table:table-row table:style-name="ro1">
          <table:table-cell office:value-type="float" office:value="46.511377249" calcext:value-type="float">
            <text:p>46.511377249</text:p>
          </table:table-cell>
          <table:table-cell office:value-type="float" office:value="1875.2787719101" calcext:value-type="float">
            <text:p>1875.2787719101</text:p>
          </table:table-cell>
        </table:table-row>
        <table:table-row table:style-name="ro1">
          <table:table-cell office:value-type="float" office:value="46.543690879" calcext:value-type="float">
            <text:p>46.543690879</text:p>
          </table:table-cell>
          <table:table-cell office:value-type="float" office:value="1856.80160353402" calcext:value-type="float">
            <text:p>1856.801603534</text:p>
          </table:table-cell>
        </table:table-row>
        <table:table-row table:style-name="ro1">
          <table:table-cell office:value-type="float" office:value="46.57594378" calcext:value-type="float">
            <text:p>46.57594378</text:p>
          </table:table-cell>
          <table:table-cell office:value-type="float" office:value="1860.29777600473" calcext:value-type="float">
            <text:p>1860.2977760047</text:p>
          </table:table-cell>
        </table:table-row>
        <table:table-row table:style-name="ro1">
          <table:table-cell office:value-type="float" office:value="46.608236004" calcext:value-type="float">
            <text:p>46.608236004</text:p>
          </table:table-cell>
          <table:table-cell office:value-type="float" office:value="1858.03244768757" calcext:value-type="float">
            <text:p>1858.0324476876</text:p>
          </table:table-cell>
        </table:table-row>
        <table:table-row table:style-name="ro1">
          <table:table-cell office:value-type="float" office:value="46.640551144" calcext:value-type="float">
            <text:p>46.640551144</text:p>
          </table:table-cell>
          <table:table-cell office:value-type="float" office:value="1856.71484016462" calcext:value-type="float">
            <text:p>1856.7148401646</text:p>
          </table:table-cell>
        </table:table-row>
        <table:table-row table:style-name="ro1">
          <table:table-cell office:value-type="float" office:value="46.6728654" calcext:value-type="float">
            <text:p>46.6728654</text:p>
          </table:table-cell>
          <table:table-cell office:value-type="float" office:value="1856.76563310018" calcext:value-type="float">
            <text:p>1856.7656331002</text:p>
          </table:table-cell>
        </table:table-row>
        <table:table-row table:style-name="ro1">
          <table:table-cell office:value-type="float" office:value="46.705246582" calcext:value-type="float">
            <text:p>46.705246582</text:p>
          </table:table-cell>
          <table:table-cell office:value-type="float" office:value="1852.92803703079" calcext:value-type="float">
            <text:p>1852.9280370308</text:p>
          </table:table-cell>
        </table:table-row>
        <table:table-row table:style-name="ro1">
          <table:table-cell office:value-type="float" office:value="46.737927402" calcext:value-type="float">
            <text:p>46.737927402</text:p>
          </table:table-cell>
          <table:table-cell office:value-type="float" office:value="1835.93924509873" calcext:value-type="float">
            <text:p>1835.9392450987</text:p>
          </table:table-cell>
        </table:table-row>
        <table:table-row table:style-name="ro1">
          <table:table-cell office:value-type="float" office:value="46.770562701" calcext:value-type="float">
            <text:p>46.770562701</text:p>
          </table:table-cell>
          <table:table-cell office:value-type="float" office:value="1838.50008544435" calcext:value-type="float">
            <text:p>1838.5000854444</text:p>
          </table:table-cell>
        </table:table-row>
        <table:table-row table:style-name="ro1">
          <table:table-cell office:value-type="float" office:value="46.803354199" calcext:value-type="float">
            <text:p>46.803354199</text:p>
          </table:table-cell>
          <table:table-cell office:value-type="float" office:value="1829.74257534672" calcext:value-type="float">
            <text:p>1829.7425753467</text:p>
          </table:table-cell>
        </table:table-row>
        <table:table-row table:style-name="ro1">
          <table:table-cell office:value-type="float" office:value="46.836218457" calcext:value-type="float">
            <text:p>46.836218457</text:p>
          </table:table-cell>
          <table:table-cell office:value-type="float" office:value="1825.69160697294" calcext:value-type="float">
            <text:p>1825.691606973</text:p>
          </table:table-cell>
        </table:table-row>
        <table:table-row table:style-name="ro1">
          <table:table-cell office:value-type="float" office:value="46.869335321" calcext:value-type="float">
            <text:p>46.869335321</text:p>
          </table:table-cell>
          <table:table-cell office:value-type="float" office:value="1811.76575173301" calcext:value-type="float">
            <text:p>1811.765751733</text:p>
          </table:table-cell>
        </table:table-row>
        <table:table-row table:style-name="ro1">
          <table:table-cell office:value-type="float" office:value="46.90243406" calcext:value-type="float">
            <text:p>46.90243406</text:p>
          </table:table-cell>
          <table:table-cell office:value-type="float" office:value="1812.7578818035" calcext:value-type="float">
            <text:p>1812.7578818035</text:p>
          </table:table-cell>
        </table:table-row>
        <table:table-row table:style-name="ro1">
          <table:table-cell office:value-type="float" office:value="46.935443841" calcext:value-type="float">
            <text:p>46.935443841</text:p>
          </table:table-cell>
          <table:table-cell office:value-type="float" office:value="1817.64307978876" calcext:value-type="float">
            <text:p>1817.6430797888</text:p>
          </table:table-cell>
        </table:table-row>
        <table:table-row table:style-name="ro1">
          <table:table-cell office:value-type="float" office:value="46.968557528" calcext:value-type="float">
            <text:p>46.968557528</text:p>
          </table:table-cell>
          <table:table-cell office:value-type="float" office:value="1811.93957652635" calcext:value-type="float">
            <text:p>1811.9395765264</text:p>
          </table:table-cell>
        </table:table-row>
        <table:table-row table:style-name="ro1">
          <table:table-cell office:value-type="float" office:value="47.001970123" calcext:value-type="float">
            <text:p>47.001970123</text:p>
          </table:table-cell>
          <table:table-cell office:value-type="float" office:value="1795.73002336386" calcext:value-type="float">
            <text:p>1795.7300233639</text:p>
          </table:table-cell>
        </table:table-row>
        <table:table-row table:style-name="ro1">
          <table:table-cell office:value-type="float" office:value="47.035253551" calcext:value-type="float">
            <text:p>47.035253551</text:p>
          </table:table-cell>
          <table:table-cell office:value-type="float" office:value="1802.69892872829" calcext:value-type="float">
            <text:p>1802.6989287283</text:p>
          </table:table-cell>
        </table:table-row>
        <table:table-row table:style-name="ro1">
          <table:table-cell office:value-type="float" office:value="47.068810001" calcext:value-type="float">
            <text:p>47.068810001</text:p>
          </table:table-cell>
          <table:table-cell office:value-type="float" office:value="1788.03180908594" calcext:value-type="float">
            <text:p>1788.0318090859</text:p>
          </table:table-cell>
        </table:table-row>
        <table:table-row table:style-name="ro1">
          <table:table-cell office:value-type="float" office:value="47.102458639" calcext:value-type="float">
            <text:p>47.102458639</text:p>
          </table:table-cell>
          <table:table-cell office:value-type="float" office:value="1783.1330944211" calcext:value-type="float">
            <text:p>1783.1330944211</text:p>
          </table:table-cell>
        </table:table-row>
        <table:table-row table:style-name="ro1">
          <table:table-cell office:value-type="float" office:value="47.136353997" calcext:value-type="float">
            <text:p>47.136353997</text:p>
          </table:table-cell>
          <table:table-cell office:value-type="float" office:value="1770.15389540939" calcext:value-type="float">
            <text:p>1770.1538954094</text:p>
          </table:table-cell>
        </table:table-row>
        <table:table-row table:style-name="ro1">
          <table:table-cell office:value-type="float" office:value="47.170148938" calcext:value-type="float">
            <text:p>47.170148938</text:p>
          </table:table-cell>
          <table:table-cell office:value-type="float" office:value="1775.41366324641" calcext:value-type="float">
            <text:p>1775.4136632464</text:p>
          </table:table-cell>
        </table:table-row>
        <table:table-row table:style-name="ro1">
          <table:table-cell office:value-type="float" office:value="47.203959921" calcext:value-type="float">
            <text:p>47.203959921</text:p>
          </table:table-cell>
          <table:table-cell office:value-type="float" office:value="1774.57129832623" calcext:value-type="float">
            <text:p>1774.5712983262</text:p>
          </table:table-cell>
        </table:table-row>
        <table:table-row table:style-name="ro1">
          <table:table-cell office:value-type="float" office:value="47.237914863" calcext:value-type="float">
            <text:p>47.237914863</text:p>
          </table:table-cell>
          <table:table-cell office:value-type="float" office:value="1767.04763624682" calcext:value-type="float">
            <text:p>1767.0476362468</text:p>
          </table:table-cell>
        </table:table-row>
        <table:table-row table:style-name="ro1">
          <table:table-cell office:value-type="float" office:value="47.271913556" calcext:value-type="float">
            <text:p>47.271913556</text:p>
          </table:table-cell>
          <table:table-cell office:value-type="float" office:value="1764.77372233098" calcext:value-type="float">
            <text:p>1764.773722331</text:p>
          </table:table-cell>
        </table:table-row>
        <table:table-row table:style-name="ro1">
          <table:table-cell office:value-type="float" office:value="47.306003811" calcext:value-type="float">
            <text:p>47.306003811</text:p>
          </table:table-cell>
          <table:table-cell office:value-type="float" office:value="1760.03376918149" calcext:value-type="float">
            <text:p>1760.0337691815</text:p>
          </table:table-cell>
        </table:table-row>
        <table:table-row table:style-name="ro1">
          <table:table-cell office:value-type="float" office:value="47.340410579" calcext:value-type="float">
            <text:p>47.340410579</text:p>
          </table:table-cell>
          <table:table-cell office:value-type="float" office:value="1743.84295554856" calcext:value-type="float">
            <text:p>1743.8429555486</text:p>
          </table:table-cell>
        </table:table-row>
        <table:table-row table:style-name="ro1">
          <table:table-cell office:value-type="float" office:value="47.374820315" calcext:value-type="float">
            <text:p>47.374820315</text:p>
          </table:table-cell>
          <table:table-cell office:value-type="float" office:value="1743.69254097151" calcext:value-type="float">
            <text:p>1743.6925409715</text:p>
          </table:table-cell>
        </table:table-row>
        <table:table-row table:style-name="ro1">
          <table:table-cell office:value-type="float" office:value="47.409458751" calcext:value-type="float">
            <text:p>47.409458751</text:p>
          </table:table-cell>
          <table:table-cell office:value-type="float" office:value="1732.1798247472" calcext:value-type="float">
            <text:p>1732.1798247472</text:p>
          </table:table-cell>
        </table:table-row>
        <table:table-row table:style-name="ro1">
          <table:table-cell office:value-type="float" office:value="47.443997186" calcext:value-type="float">
            <text:p>47.443997186</text:p>
          </table:table-cell>
          <table:table-cell office:value-type="float" office:value="1737.19509873592" calcext:value-type="float">
            <text:p>1737.1950987359</text:p>
          </table:table-cell>
        </table:table-row>
        <table:table-row table:style-name="ro1">
          <table:table-cell office:value-type="float" office:value="47.478505673" calcext:value-type="float">
            <text:p>47.478505673</text:p>
          </table:table-cell>
          <table:table-cell office:value-type="float" office:value="1738.7027139148" calcext:value-type="float">
            <text:p>1738.7027139148</text:p>
          </table:table-cell>
        </table:table-row>
        <table:table-row table:style-name="ro1">
          <table:table-cell office:value-type="float" office:value="47.513004056" calcext:value-type="float">
            <text:p>47.513004056</text:p>
          </table:table-cell>
          <table:table-cell office:value-type="float" office:value="1739.21195089062" calcext:value-type="float">
            <text:p>1739.2119508906</text:p>
          </table:table-cell>
        </table:table-row>
        <table:table-row table:style-name="ro1">
          <table:table-cell office:value-type="float" office:value="47.547859525" calcext:value-type="float">
            <text:p>47.547859525</text:p>
          </table:table-cell>
          <table:table-cell office:value-type="float" office:value="1721.39413760291" calcext:value-type="float">
            <text:p>1721.3941376029</text:p>
          </table:table-cell>
        </table:table-row>
        <table:table-row table:style-name="ro1">
          <table:table-cell office:value-type="float" office:value="47.582563065" calcext:value-type="float">
            <text:p>47.582563065</text:p>
          </table:table-cell>
          <table:table-cell office:value-type="float" office:value="1728.93024746167" calcext:value-type="float">
            <text:p>1728.9302474617</text:p>
          </table:table-cell>
        </table:table-row>
        <table:table-row table:style-name="ro1">
          <table:table-cell office:value-type="float" office:value="47.617073687" calcext:value-type="float">
            <text:p>47.617073687</text:p>
          </table:table-cell>
          <table:table-cell office:value-type="float" office:value="1738.59514905299" calcext:value-type="float">
            <text:p>1738.595149053</text:p>
          </table:table-cell>
        </table:table-row>
        <table:table-row table:style-name="ro1">
          <table:table-cell office:value-type="float" office:value="47.651744727" calcext:value-type="float">
            <text:p>47.651744727</text:p>
          </table:table-cell>
          <table:table-cell office:value-type="float" office:value="1730.55091511536" calcext:value-type="float">
            <text:p>1730.5509151154</text:p>
          </table:table-cell>
        </table:table-row>
        <table:table-row table:style-name="ro1">
          <table:table-cell office:value-type="float" office:value="47.686859885" calcext:value-type="float">
            <text:p>47.686859885</text:p>
          </table:table-cell>
          <table:table-cell office:value-type="float" office:value="1708.66381976712" calcext:value-type="float">
            <text:p>1708.6638197671</text:p>
          </table:table-cell>
        </table:table-row>
        <table:table-row table:style-name="ro1">
          <table:table-cell office:value-type="float" office:value="47.721640561" calcext:value-type="float">
            <text:p>47.721640561</text:p>
          </table:table-cell>
          <table:table-cell office:value-type="float" office:value="1725.09585495098" calcext:value-type="float">
            <text:p>1725.095854951</text:p>
          </table:table-cell>
        </table:table-row>
        <table:table-row table:style-name="ro1">
          <table:table-cell office:value-type="float" office:value="47.756442852" calcext:value-type="float">
            <text:p>47.756442852</text:p>
          </table:table-cell>
          <table:table-cell office:value-type="float" office:value="1724.02443275941" calcext:value-type="float">
            <text:p>1724.0244327594</text:p>
          </table:table-cell>
        </table:table-row>
        <table:table-row table:style-name="ro1">
          <table:table-cell office:value-type="float" office:value="47.791310247" calcext:value-type="float">
            <text:p>47.791310247</text:p>
          </table:table-cell>
          <table:table-cell office:value-type="float" office:value="1720.80535411382" calcext:value-type="float">
            <text:p>1720.8053541138</text:p>
          </table:table-cell>
        </table:table-row>
        <table:table-row table:style-name="ro1">
          <table:table-cell office:value-type="float" office:value="47.82622207" calcext:value-type="float">
            <text:p>47.82622207</text:p>
          </table:table-cell>
          <table:table-cell office:value-type="float" office:value="1718.61549595956" calcext:value-type="float">
            <text:p>1718.6154959596</text:p>
          </table:table-cell>
        </table:table-row>
        <table:table-row table:style-name="ro1">
          <table:table-cell office:value-type="float" office:value="47.861305613" calcext:value-type="float">
            <text:p>47.861305613</text:p>
          </table:table-cell>
          <table:table-cell office:value-type="float" office:value="1710.20355612322" calcext:value-type="float">
            <text:p>1710.2035561232</text:p>
          </table:table-cell>
        </table:table-row>
        <table:table-row table:style-name="ro1">
          <table:table-cell office:value-type="float" office:value="47.89654124" calcext:value-type="float">
            <text:p>47.89654124</text:p>
          </table:table-cell>
          <table:table-cell office:value-type="float" office:value="1702.82197617775" calcext:value-type="float">
            <text:p>1702.8219761778</text:p>
          </table:table-cell>
        </table:table-row>
        <table:table-row table:style-name="ro1">
          <table:table-cell office:value-type="float" office:value="47.931739366" calcext:value-type="float">
            <text:p>47.931739366</text:p>
          </table:table-cell>
          <table:table-cell office:value-type="float" office:value="1704.6362070524" calcext:value-type="float">
            <text:p>1704.6362070524</text:p>
          </table:table-cell>
        </table:table-row>
        <table:table-row table:style-name="ro1">
          <table:table-cell office:value-type="float" office:value="47.967016035" calcext:value-type="float">
            <text:p>47.967016035</text:p>
          </table:table-cell>
          <table:table-cell office:value-type="float" office:value="1700.84085886916" calcext:value-type="float">
            <text:p>1700.8408588692</text:p>
          </table:table-cell>
        </table:table-row>
        <table:table-row table:style-name="ro1">
          <table:table-cell office:value-type="float" office:value="48.002143536" calcext:value-type="float">
            <text:p>48.002143536</text:p>
          </table:table-cell>
          <table:table-cell office:value-type="float" office:value="1708.06343440153" calcext:value-type="float">
            <text:p>1708.0634344015</text:p>
          </table:table-cell>
        </table:table-row>
        <table:table-row table:style-name="ro1">
          <table:table-cell office:value-type="float" office:value="48.037605466" calcext:value-type="float">
            <text:p>48.037605466</text:p>
          </table:table-cell>
          <table:table-cell office:value-type="float" office:value="1691.95528838936" calcext:value-type="float">
            <text:p>1691.9552883894</text:p>
          </table:table-cell>
        </table:table-row>
        <table:table-row table:style-name="ro1">
          <table:table-cell office:value-type="float" office:value="48.072960521" calcext:value-type="float">
            <text:p>48.072960521</text:p>
          </table:table-cell>
          <table:table-cell office:value-type="float" office:value="1697.06990980514" calcext:value-type="float">
            <text:p>1697.0699098051</text:p>
          </table:table-cell>
        </table:table-row>
        <table:table-row table:style-name="ro1">
          <table:table-cell office:value-type="float" office:value="48.108474327" calcext:value-type="float">
            <text:p>48.108474327</text:p>
          </table:table-cell>
          <table:table-cell office:value-type="float" office:value="1689.48380244023" calcext:value-type="float">
            <text:p>1689.4838024402</text:p>
          </table:table-cell>
        </table:table-row>
        <table:table-row table:style-name="ro1">
          <table:table-cell office:value-type="float" office:value="48.144051362" calcext:value-type="float">
            <text:p>48.144051362</text:p>
          </table:table-cell>
          <table:table-cell office:value-type="float" office:value="1686.48118090772" calcext:value-type="float">
            <text:p>1686.4811809077</text:p>
          </table:table-cell>
        </table:table-row>
        <table:table-row table:style-name="ro1">
          <table:table-cell office:value-type="float" office:value="48.179525688" calcext:value-type="float">
            <text:p>48.179525688</text:p>
          </table:table-cell>
          <table:table-cell office:value-type="float" office:value="1691.36405861527" calcext:value-type="float">
            <text:p>1691.3640586153</text:p>
          </table:table-cell>
        </table:table-row>
        <table:table-row table:style-name="ro1">
          <table:table-cell office:value-type="float" office:value="48.21520314" calcext:value-type="float">
            <text:p>48.21520314</text:p>
          </table:table-cell>
          <table:table-cell office:value-type="float" office:value="1681.73444673115" calcext:value-type="float">
            <text:p>1681.7344467312</text:p>
          </table:table-cell>
        </table:table-row>
        <table:table-row table:style-name="ro1">
          <table:table-cell office:value-type="float" office:value="48.250834134" calcext:value-type="float">
            <text:p>48.250834134</text:p>
          </table:table-cell>
          <table:table-cell office:value-type="float" office:value="1683.92720113273" calcext:value-type="float">
            <text:p>1683.9272011327</text:p>
          </table:table-cell>
        </table:table-row>
        <table:table-row table:style-name="ro1">
          <table:table-cell office:value-type="float" office:value="48.286610858" calcext:value-type="float">
            <text:p>48.286610858</text:p>
          </table:table-cell>
          <table:table-cell office:value-type="float" office:value="1677.0680289232" calcext:value-type="float">
            <text:p>1677.0680289232</text:p>
          </table:table-cell>
        </table:table-row>
        <table:table-row table:style-name="ro1">
          <table:table-cell office:value-type="float" office:value="48.322367269" calcext:value-type="float">
            <text:p>48.322367269</text:p>
          </table:table-cell>
          <table:table-cell office:value-type="float" office:value="1678.02076108807" calcext:value-type="float">
            <text:p>1678.0207610881</text:p>
          </table:table-cell>
        </table:table-row>
        <table:table-row table:style-name="ro1">
          <table:table-cell office:value-type="float" office:value="48.358117274" calcext:value-type="float">
            <text:p>48.358117274</text:p>
          </table:table-cell>
          <table:table-cell office:value-type="float" office:value="1678.32144359121" calcext:value-type="float">
            <text:p>1678.3214435912</text:p>
          </table:table-cell>
        </table:table-row>
        <table:table-row table:style-name="ro1">
          <table:table-cell office:value-type="float" office:value="48.393604048" calcext:value-type="float">
            <text:p>48.393604048</text:p>
          </table:table-cell>
          <table:table-cell office:value-type="float" office:value="1690.77076434172" calcext:value-type="float">
            <text:p>1690.7707643417</text:p>
          </table:table-cell>
        </table:table-row>
        <table:table-row table:style-name="ro1">
          <table:table-cell office:value-type="float" office:value="48.429288792" calcext:value-type="float">
            <text:p>48.429288792</text:p>
          </table:table-cell>
          <table:table-cell office:value-type="float" office:value="1681.39079265914" calcext:value-type="float">
            <text:p>1681.3907926591</text:p>
          </table:table-cell>
        </table:table-row>
        <table:table-row table:style-name="ro1">
          <table:table-cell office:value-type="float" office:value="48.46533432" calcext:value-type="float">
            <text:p>48.46533432</text:p>
          </table:table-cell>
          <table:table-cell office:value-type="float" office:value="1664.56155115852" calcext:value-type="float">
            <text:p>1664.5615511585</text:p>
          </table:table-cell>
        </table:table-row>
        <table:table-row table:style-name="ro1">
          <table:table-cell office:value-type="float" office:value="48.501259273" calcext:value-type="float">
            <text:p>48.501259273</text:p>
          </table:table-cell>
          <table:table-cell office:value-type="float" office:value="1670.14832281035" calcext:value-type="float">
            <text:p>1670.1483228104</text:p>
          </table:table-cell>
        </table:table-row>
        <table:table-row table:style-name="ro1">
          <table:table-cell office:value-type="float" office:value="48.537356624" calcext:value-type="float">
            <text:p>48.537356624</text:p>
          </table:table-cell>
          <table:table-cell office:value-type="float" office:value="1662.17183083623" calcext:value-type="float">
            <text:p>1662.1718308362</text:p>
          </table:table-cell>
        </table:table-row>
        <table:table-row table:style-name="ro1">
          <table:table-cell office:value-type="float" office:value="48.573261734" calcext:value-type="float">
            <text:p>48.573261734</text:p>
          </table:table-cell>
          <table:table-cell office:value-type="float" office:value="1671.07133218635" calcext:value-type="float">
            <text:p>1671.0713321864</text:p>
          </table:table-cell>
        </table:table-row>
        <table:table-row table:style-name="ro1">
          <table:table-cell office:value-type="float" office:value="48.609088823" calcext:value-type="float">
            <text:p>48.609088823</text:p>
          </table:table-cell>
          <table:table-cell office:value-type="float" office:value="1674.71044047172" calcext:value-type="float">
            <text:p>1674.7104404717</text:p>
          </table:table-cell>
        </table:table-row>
        <table:table-row table:style-name="ro1">
          <table:table-cell office:value-type="float" office:value="48.64485638" calcext:value-type="float">
            <text:p>48.64485638</text:p>
          </table:table-cell>
          <table:table-cell office:value-type="float" office:value="1677.49785091558" calcext:value-type="float">
            <text:p>1677.4978509156</text:p>
          </table:table-cell>
        </table:table-row>
        <table:table-row table:style-name="ro1">
          <table:table-cell office:value-type="float" office:value="48.680914928" calcext:value-type="float">
            <text:p>48.680914928</text:p>
          </table:table-cell>
          <table:table-cell office:value-type="float" office:value="1663.9605122203" calcext:value-type="float">
            <text:p>1663.9605122203</text:p>
          </table:table-cell>
        </table:table-row>
        <table:table-row table:style-name="ro1">
          <table:table-cell office:value-type="float" office:value="48.716721965" calcext:value-type="float">
            <text:p>48.716721965</text:p>
          </table:table-cell>
          <table:table-cell office:value-type="float" office:value="1675.6482810901" calcext:value-type="float">
            <text:p>1675.6482810901</text:p>
          </table:table-cell>
        </table:table-row>
        <table:table-row table:style-name="ro1">
          <table:table-cell office:value-type="float" office:value="48.75267494" calcext:value-type="float">
            <text:p>48.75267494</text:p>
          </table:table-cell>
          <table:table-cell office:value-type="float" office:value="1668.84659753466" calcext:value-type="float">
            <text:p>1668.8465975347</text:p>
          </table:table-cell>
        </table:table-row>
        <table:table-row table:style-name="ro1">
          <table:table-cell office:value-type="float" office:value="48.788723852" calcext:value-type="float">
            <text:p>48.788723852</text:p>
          </table:table-cell>
          <table:table-cell office:value-type="float" office:value="1664.40529467305" calcext:value-type="float">
            <text:p>1664.4052946731</text:p>
          </table:table-cell>
        </table:table-row>
        <table:table-row table:style-name="ro1">
          <table:table-cell office:value-type="float" office:value="48.825238393" calcext:value-type="float">
            <text:p>48.825238393</text:p>
          </table:table-cell>
          <table:table-cell office:value-type="float" office:value="1643.18100013962" calcext:value-type="float">
            <text:p>1643.1810001396</text:p>
          </table:table-cell>
        </table:table-row>
        <table:table-row table:style-name="ro1">
          <table:table-cell office:value-type="float" office:value="48.861466057" calcext:value-type="float">
            <text:p>48.861466057</text:p>
          </table:table-cell>
          <table:table-cell office:value-type="float" office:value="1656.19290274927" calcext:value-type="float">
            <text:p>1656.1929027493</text:p>
          </table:table-cell>
        </table:table-row>
        <table:table-row table:style-name="ro1">
          <table:table-cell office:value-type="float" office:value="48.897662263" calcext:value-type="float">
            <text:p>48.897662263</text:p>
          </table:table-cell>
          <table:table-cell office:value-type="float" office:value="1657.63229439021" calcext:value-type="float">
            <text:p>1657.6322943902</text:p>
          </table:table-cell>
        </table:table-row>
        <table:table-row table:style-name="ro1">
          <table:table-cell office:value-type="float" office:value="48.934021854" calcext:value-type="float">
            <text:p>48.934021854</text:p>
          </table:table-cell>
          <table:table-cell office:value-type="float" office:value="1650.183578798" calcext:value-type="float">
            <text:p>1650.183578798</text:p>
          </table:table-cell>
        </table:table-row>
        <table:table-row table:style-name="ro1">
          <table:table-cell office:value-type="float" office:value="48.970396186" calcext:value-type="float">
            <text:p>48.970396186</text:p>
          </table:table-cell>
          <table:table-cell office:value-type="float" office:value="1649.51482820321" calcext:value-type="float">
            <text:p>1649.5148282032</text:p>
          </table:table-cell>
        </table:table-row>
        <table:table-row table:style-name="ro1">
          <table:table-cell office:value-type="float" office:value="49.006716142" calcext:value-type="float">
            <text:p>49.006716142</text:p>
          </table:table-cell>
          <table:table-cell office:value-type="float" office:value="1651.9843801573" calcext:value-type="float">
            <text:p>1651.9843801573</text:p>
          </table:table-cell>
        </table:table-row>
        <table:table-row table:style-name="ro1">
          <table:table-cell office:value-type="float" office:value="49.043123495" calcext:value-type="float">
            <text:p>49.043123495</text:p>
          </table:table-cell>
          <table:table-cell office:value-type="float" office:value="1648.01873951116" calcext:value-type="float">
            <text:p>1648.0187395112</text:p>
          </table:table-cell>
        </table:table-row>
        <table:table-row table:style-name="ro1">
          <table:table-cell office:value-type="float" office:value="49.07946293" calcext:value-type="float">
            <text:p>49.07946293</text:p>
          </table:table-cell>
          <table:table-cell office:value-type="float" office:value="1651.09886821291" calcext:value-type="float">
            <text:p>1651.0988682129</text:p>
          </table:table-cell>
        </table:table-row>
        <table:table-row table:style-name="ro1">
          <table:table-cell office:value-type="float" office:value="49.1159482" calcext:value-type="float">
            <text:p>49.1159482</text:p>
          </table:table-cell>
          <table:table-cell office:value-type="float" office:value="1644.49927326836" calcext:value-type="float">
            <text:p>1644.4992732684</text:p>
          </table:table-cell>
        </table:table-row>
        <table:table-row table:style-name="ro1">
          <table:table-cell office:value-type="float" office:value="49.15218701" calcext:value-type="float">
            <text:p>49.15218701</text:p>
          </table:table-cell>
          <table:table-cell office:value-type="float" office:value="1655.68350616368" calcext:value-type="float">
            <text:p>1655.6835061637</text:p>
          </table:table-cell>
        </table:table-row>
        <table:table-row table:style-name="ro1">
          <table:table-cell office:value-type="float" office:value="49.188370455" calcext:value-type="float">
            <text:p>49.188370455</text:p>
          </table:table-cell>
          <table:table-cell office:value-type="float" office:value="1658.21690002192" calcext:value-type="float">
            <text:p>1658.2169000219</text:p>
          </table:table-cell>
        </table:table-row>
        <table:table-row table:style-name="ro1">
          <table:table-cell office:value-type="float" office:value="49.224575098" calcext:value-type="float">
            <text:p>49.224575098</text:p>
          </table:table-cell>
          <table:table-cell office:value-type="float" office:value="1657.24600571236" calcext:value-type="float">
            <text:p>1657.2460057124</text:p>
          </table:table-cell>
        </table:table-row>
        <table:table-row table:style-name="ro1">
          <table:table-cell office:value-type="float" office:value="49.260938961" calcext:value-type="float">
            <text:p>49.260938961</text:p>
          </table:table-cell>
          <table:table-cell office:value-type="float" office:value="1649.98971643949" calcext:value-type="float">
            <text:p>1649.9897164395</text:p>
          </table:table-cell>
        </table:table-row>
        <table:table-row table:style-name="ro1">
          <table:table-cell office:value-type="float" office:value="49.296999071" calcext:value-type="float">
            <text:p>49.296999071</text:p>
          </table:table-cell>
          <table:table-cell office:value-type="float" office:value="1663.88843517078" calcext:value-type="float">
            <text:p>1663.8884351708</text:p>
          </table:table-cell>
        </table:table-row>
        <table:table-row table:style-name="ro1">
          <table:table-cell office:value-type="float" office:value="49.333132256" calcext:value-type="float">
            <text:p>49.333132256</text:p>
          </table:table-cell>
          <table:table-cell office:value-type="float" office:value="1660.52342189057" calcext:value-type="float">
            <text:p>1660.5234218906</text:p>
          </table:table-cell>
        </table:table-row>
        <table:table-row table:style-name="ro1">
          <table:table-cell office:value-type="float" office:value="49.369453306" calcext:value-type="float">
            <text:p>49.369453306</text:p>
          </table:table-cell>
          <table:table-cell office:value-type="float" office:value="1651.93462193421" calcext:value-type="float">
            <text:p>1651.9346219342</text:p>
          </table:table-cell>
        </table:table-row>
        <table:table-row table:style-name="ro1">
          <table:table-cell office:value-type="float" office:value="49.406062586" calcext:value-type="float">
            <text:p>49.406062586</text:p>
          </table:table-cell>
          <table:table-cell office:value-type="float" office:value="1638.92870878607" calcext:value-type="float">
            <text:p>1638.9287087861</text:p>
          </table:table-cell>
        </table:table-row>
        <table:table-row table:style-name="ro1">
          <table:table-cell office:value-type="float" office:value="49.442580669" calcext:value-type="float">
            <text:p>49.442580669</text:p>
          </table:table-cell>
          <table:table-cell office:value-type="float" office:value="1643.0216230139" calcext:value-type="float">
            <text:p>1643.0216230139</text:p>
          </table:table-cell>
        </table:table-row>
        <table:table-row table:style-name="ro1">
          <table:table-cell office:value-type="float" office:value="49.479507243" calcext:value-type="float">
            <text:p>49.479507243</text:p>
          </table:table-cell>
          <table:table-cell office:value-type="float" office:value="1624.84610676285" calcext:value-type="float">
            <text:p>1624.8461067629</text:p>
          </table:table-cell>
        </table:table-row>
        <table:table-row table:style-name="ro1">
          <table:table-cell office:value-type="float" office:value="49.516131472" calcext:value-type="float">
            <text:p>49.516131472</text:p>
          </table:table-cell>
          <table:table-cell office:value-type="float" office:value="1638.25974329737" calcext:value-type="float">
            <text:p>1638.2597432974</text:p>
          </table:table-cell>
        </table:table-row>
        <table:table-row table:style-name="ro1">
          <table:table-cell office:value-type="float" office:value="49.552923879" calcext:value-type="float">
            <text:p>49.552923879</text:p>
          </table:table-cell>
          <table:table-cell office:value-type="float" office:value="1630.7712621245" calcext:value-type="float">
            <text:p>1630.7712621245</text:p>
          </table:table-cell>
        </table:table-row>
        <table:table-row table:style-name="ro1">
          <table:table-cell office:value-type="float" office:value="49.589815714" calcext:value-type="float">
            <text:p>49.589815714</text:p>
          </table:table-cell>
          <table:table-cell office:value-type="float" office:value="1626.37613444855" calcext:value-type="float">
            <text:p>1626.3761344486</text:p>
          </table:table-cell>
        </table:table-row>
        <table:table-row table:style-name="ro1">
          <table:table-cell office:value-type="float" office:value="49.62706703" calcext:value-type="float">
            <text:p>49.62706703</text:p>
          </table:table-cell>
          <table:table-cell office:value-type="float" office:value="1610.6813514993" calcext:value-type="float">
            <text:p>1610.6813514993</text:p>
          </table:table-cell>
        </table:table-row>
        <table:table-row table:style-name="ro1">
          <table:table-cell office:value-type="float" office:value="49.664118969" calcext:value-type="float">
            <text:p>49.664118969</text:p>
          </table:table-cell>
          <table:table-cell office:value-type="float" office:value="1619.34845029261" calcext:value-type="float">
            <text:p>1619.3484502926</text:p>
          </table:table-cell>
        </table:table-row>
        <table:table-row table:style-name="ro1">
          <table:table-cell office:value-type="float" office:value="49.701055023" calcext:value-type="float">
            <text:p>49.701055023</text:p>
          </table:table-cell>
          <table:table-cell office:value-type="float" office:value="1624.42907409678" calcext:value-type="float">
            <text:p>1624.4290740968</text:p>
          </table:table-cell>
        </table:table-row>
        <table:table-row table:style-name="ro1">
          <table:table-cell office:value-type="float" office:value="49.73791842" calcext:value-type="float">
            <text:p>49.73791842</text:p>
          </table:table-cell>
          <table:table-cell office:value-type="float" office:value="1627.63079050995" calcext:value-type="float">
            <text:p>1627.63079051</text:p>
          </table:table-cell>
        </table:table-row>
        <table:table-row table:style-name="ro1">
          <table:table-cell office:value-type="float" office:value="49.77495562" calcext:value-type="float">
            <text:p>49.77495562</text:p>
          </table:table-cell>
          <table:table-cell office:value-type="float" office:value="1619.99287203135" calcext:value-type="float">
            <text:p>1619.9928720314</text:p>
          </table:table-cell>
        </table:table-row>
        <table:table-row table:style-name="ro1">
          <table:table-cell office:value-type="float" office:value="49.812021258" calcext:value-type="float">
            <text:p>49.812021258</text:p>
          </table:table-cell>
          <table:table-cell office:value-type="float" office:value="1618.74995919395" calcext:value-type="float">
            <text:p>1618.749959194</text:p>
          </table:table-cell>
        </table:table-row>
        <table:table-row table:style-name="ro1">
          <table:table-cell office:value-type="float" office:value="49.849379033" calcext:value-type="float">
            <text:p>49.849379033</text:p>
          </table:table-cell>
          <table:table-cell office:value-type="float" office:value="1606.09136919942" calcext:value-type="float">
            <text:p>1606.0913691994</text:p>
          </table:table-cell>
        </table:table-row>
        <table:table-row table:style-name="ro1">
          <table:table-cell office:value-type="float" office:value="49.886662797" calcext:value-type="float">
            <text:p>49.886662797</text:p>
          </table:table-cell>
          <table:table-cell office:value-type="float" office:value="1609.27957810293" calcext:value-type="float">
            <text:p>1609.2795781029</text:p>
          </table:table-cell>
        </table:table-row>
        <table:table-row table:style-name="ro1">
          <table:table-cell office:value-type="float" office:value="49.924049582" calcext:value-type="float">
            <text:p>49.924049582</text:p>
          </table:table-cell>
          <table:table-cell office:value-type="float" office:value="1604.84513445078" calcext:value-type="float">
            <text:p>1604.8451344508</text:p>
          </table:table-cell>
        </table:table-row>
        <table:table-row table:style-name="ro1">
          <table:table-cell office:value-type="float" office:value="49.961386732" calcext:value-type="float">
            <text:p>49.961386732</text:p>
          </table:table-cell>
          <table:table-cell office:value-type="float" office:value="1606.97857227993" calcext:value-type="float">
            <text:p>1606.9785722799</text:p>
          </table:table-cell>
        </table:table-row>
        <table:table-row table:style-name="ro1">
          <table:table-cell office:value-type="float" office:value="49.998724975" calcext:value-type="float">
            <text:p>49.998724975</text:p>
          </table:table-cell>
          <table:table-cell office:value-type="float" office:value="1606.93153129855" calcext:value-type="float">
            <text:p>1606.9315312986</text:p>
          </table:table-cell>
        </table:table-row>
        <table:table-row table:style-name="ro1">
          <table:table-cell office:value-type="float" office:value="50.036276085" calcext:value-type="float">
            <text:p>50.036276085</text:p>
          </table:table-cell>
          <table:table-cell office:value-type="float" office:value="1597.82227476118" calcext:value-type="float">
            <text:p>1597.8222747612</text:p>
          </table:table-cell>
        </table:table-row>
        <table:table-row table:style-name="ro1">
          <table:table-cell office:value-type="float" office:value="50.074416156" calcext:value-type="float">
            <text:p>50.074416156</text:p>
          </table:table-cell>
          <table:table-cell office:value-type="float" office:value="1573.14861841759" calcext:value-type="float">
            <text:p>1573.1486184176</text:p>
          </table:table-cell>
        </table:table-row>
        <table:table-row table:style-name="ro1">
          <table:table-cell office:value-type="float" office:value="50.112740291" calcext:value-type="float">
            <text:p>50.112740291</text:p>
          </table:table-cell>
          <table:table-cell office:value-type="float" office:value="1565.59306557097" calcext:value-type="float">
            <text:p>1565.593065571</text:p>
          </table:table-cell>
        </table:table-row>
        <table:table-row table:style-name="ro1">
          <table:table-cell office:value-type="float" office:value="50.151489116" calcext:value-type="float">
            <text:p>50.151489116</text:p>
          </table:table-cell>
          <table:table-cell office:value-type="float" office:value="1548.43404929057" calcext:value-type="float">
            <text:p>1548.4340492906</text:p>
          </table:table-cell>
        </table:table-row>
        <table:table-row table:style-name="ro1">
          <table:table-cell office:value-type="float" office:value="50.189853147" calcext:value-type="float">
            <text:p>50.189853147</text:p>
          </table:table-cell>
          <table:table-cell office:value-type="float" office:value="1563.96495456902" calcext:value-type="float">
            <text:p>1563.964954569</text:p>
          </table:table-cell>
        </table:table-row>
        <table:table-row table:style-name="ro1">
          <table:table-cell office:value-type="float" office:value="50.227907905" calcext:value-type="float">
            <text:p>50.227907905</text:p>
          </table:table-cell>
          <table:table-cell office:value-type="float" office:value="1576.67537919957" calcext:value-type="float">
            <text:p>1576.6753791996</text:p>
          </table:table-cell>
        </table:table-row>
        <table:table-row table:style-name="ro1">
          <table:table-cell office:value-type="float" office:value="50.266131258" calcext:value-type="float">
            <text:p>50.266131258</text:p>
          </table:table-cell>
          <table:table-cell office:value-type="float" office:value="1569.72100275949" calcext:value-type="float">
            <text:p>1569.7210027595</text:p>
          </table:table-cell>
        </table:table-row>
        <table:table-row table:style-name="ro1">
          <table:table-cell office:value-type="float" office:value="50.304471018" calcext:value-type="float">
            <text:p>50.304471018</text:p>
          </table:table-cell>
          <table:table-cell office:value-type="float" office:value="1564.95502319265" calcext:value-type="float">
            <text:p>1564.9550231927</text:p>
          </table:table-cell>
        </table:table-row>
        <table:table-row table:style-name="ro1">
          <table:table-cell office:value-type="float" office:value="50.34251812" calcext:value-type="float">
            <text:p>50.34251812</text:p>
          </table:table-cell>
          <table:table-cell office:value-type="float" office:value="1576.99264453863" calcext:value-type="float">
            <text:p>1576.9926445386</text:p>
          </table:table-cell>
        </table:table-row>
        <table:table-row table:style-name="ro1">
          <table:table-cell office:value-type="float" office:value="50.380284543" calcext:value-type="float">
            <text:p>50.380284543</text:p>
          </table:table-cell>
          <table:table-cell office:value-type="float" office:value="1588.71280978841" calcext:value-type="float">
            <text:p>1588.7128097884</text:p>
          </table:table-cell>
        </table:table-row>
        <table:table-row table:style-name="ro1">
          <table:table-cell office:value-type="float" office:value="50.418178779" calcext:value-type="float">
            <text:p>50.418178779</text:p>
          </table:table-cell>
          <table:table-cell office:value-type="float" office:value="1583.35425999882" calcext:value-type="float">
            <text:p>1583.3542599988</text:p>
          </table:table-cell>
        </table:table-row>
        <table:table-row table:style-name="ro1">
          <table:table-cell office:value-type="float" office:value="50.456096141" calcext:value-type="float">
            <text:p>50.456096141</text:p>
          </table:table-cell>
          <table:table-cell office:value-type="float" office:value="1582.38856384569" calcext:value-type="float">
            <text:p>1582.3885638457</text:p>
          </table:table-cell>
        </table:table-row>
        <table:table-row table:style-name="ro1">
          <table:table-cell office:value-type="float" office:value="50.493613813" calcext:value-type="float">
            <text:p>50.493613813</text:p>
          </table:table-cell>
          <table:table-cell office:value-type="float" office:value="1599.24634982713" calcext:value-type="float">
            <text:p>1599.2463498271</text:p>
          </table:table-cell>
        </table:table-row>
        <table:table-row table:style-name="ro1">
          <table:table-cell office:value-type="float" office:value="50.530777472" calcext:value-type="float">
            <text:p>50.530777472</text:p>
          </table:table-cell>
          <table:table-cell office:value-type="float" office:value="1614.48042562221" calcext:value-type="float">
            <text:p>1614.4804256222</text:p>
          </table:table-cell>
        </table:table-row>
        <table:table-row table:style-name="ro1">
          <table:table-cell office:value-type="float" office:value="50.567738578" calcext:value-type="float">
            <text:p>50.567738578</text:p>
          </table:table-cell>
          <table:table-cell office:value-type="float" office:value="1623.32804651433" calcext:value-type="float">
            <text:p>1623.3280465143</text:p>
          </table:table-cell>
        </table:table-row>
        <table:table-row table:style-name="ro1">
          <table:table-cell office:value-type="float" office:value="50.604452026" calcext:value-type="float">
            <text:p>50.604452026</text:p>
          </table:table-cell>
          <table:table-cell office:value-type="float" office:value="1634.27853466662" calcext:value-type="float">
            <text:p>1634.2785346666</text:p>
          </table:table-cell>
        </table:table-row>
        <table:table-row table:style-name="ro1">
          <table:table-cell office:value-type="float" office:value="50.641063442" calcext:value-type="float">
            <text:p>50.641063442</text:p>
          </table:table-cell>
          <table:table-cell office:value-type="float" office:value="1638.83308965708" calcext:value-type="float">
            <text:p>1638.8330896571</text:p>
          </table:table-cell>
        </table:table-row>
        <table:table-row table:style-name="ro1">
          <table:table-cell office:value-type="float" office:value="50.677690692" calcext:value-type="float">
            <text:p>50.677690692</text:p>
          </table:table-cell>
          <table:table-cell office:value-type="float" office:value="1638.12462033071" calcext:value-type="float">
            <text:p>1638.1246203307</text:p>
          </table:table-cell>
        </table:table-row>
        <table:table-row table:style-name="ro1">
          <table:table-cell office:value-type="float" office:value="50.714221639" calcext:value-type="float">
            <text:p>50.714221639</text:p>
          </table:table-cell>
          <table:table-cell office:value-type="float" office:value="1642.44304972426" calcext:value-type="float">
            <text:p>1642.4430497243</text:p>
          </table:table-cell>
        </table:table-row>
        <table:table-row table:style-name="ro1">
          <table:table-cell office:value-type="float" office:value="50.750831128" calcext:value-type="float">
            <text:p>50.750831128</text:p>
          </table:table-cell>
          <table:table-cell office:value-type="float" office:value="1638.91935230235" calcext:value-type="float">
            <text:p>1638.9193523024</text:p>
          </table:table-cell>
        </table:table-row>
        <table:table-row table:style-name="ro1">
          <table:table-cell office:value-type="float" office:value="50.787201136" calcext:value-type="float">
            <text:p>50.787201136</text:p>
          </table:table-cell>
          <table:table-cell office:value-type="float" office:value="1649.71093764989" calcext:value-type="float">
            <text:p>1649.7109376499</text:p>
          </table:table-cell>
        </table:table-row>
        <table:table-row table:style-name="ro1">
          <table:table-cell office:value-type="float" office:value="50.823784428" calcext:value-type="float">
            <text:p>50.823784428</text:p>
          </table:table-cell>
          <table:table-cell office:value-type="float" office:value="1640.09296921652" calcext:value-type="float">
            <text:p>1640.0929692165</text:p>
          </table:table-cell>
        </table:table-row>
        <table:table-row table:style-name="ro1">
          <table:table-cell office:value-type="float" office:value="50.860037821" calcext:value-type="float">
            <text:p>50.860037821</text:p>
          </table:table-cell>
          <table:table-cell office:value-type="float" office:value="1655.01750415427" calcext:value-type="float">
            <text:p>1655.0175041543</text:p>
          </table:table-cell>
        </table:table-row>
        <table:table-row table:style-name="ro1">
          <table:table-cell office:value-type="float" office:value="50.89598991" calcext:value-type="float">
            <text:p>50.89598991</text:p>
          </table:table-cell>
          <table:table-cell office:value-type="float" office:value="1668.88772443833" calcext:value-type="float">
            <text:p>1668.8877244383</text:p>
          </table:table-cell>
        </table:table-row>
        <table:table-row table:style-name="ro1">
          <table:table-cell office:value-type="float" office:value="50.932161532" calcext:value-type="float">
            <text:p>50.932161532</text:p>
          </table:table-cell>
          <table:table-cell office:value-type="float" office:value="1658.75890221356" calcext:value-type="float">
            <text:p>1658.7589022136</text:p>
          </table:table-cell>
        </table:table-row>
        <table:table-row table:style-name="ro1">
          <table:table-cell office:value-type="float" office:value="50.968581437" calcext:value-type="float">
            <text:p>50.968581437</text:p>
          </table:table-cell>
          <table:table-cell office:value-type="float" office:value="1647.45075529428" calcext:value-type="float">
            <text:p>1647.4507552943</text:p>
          </table:table-cell>
        </table:table-row>
        <table:table-row table:style-name="ro1">
          <table:table-cell office:value-type="float" office:value="51.004765819" calcext:value-type="float">
            <text:p>51.004765819</text:p>
          </table:table-cell>
          <table:table-cell office:value-type="float" office:value="1658.17396024608" calcext:value-type="float">
            <text:p>1658.1739602461</text:p>
          </table:table-cell>
        </table:table-row>
        <table:table-row table:style-name="ro1">
          <table:table-cell office:value-type="float" office:value="51.040855306" calcext:value-type="float">
            <text:p>51.040855306</text:p>
          </table:table-cell>
          <table:table-cell office:value-type="float" office:value="1662.53402271978" calcext:value-type="float">
            <text:p>1662.5340227198</text:p>
          </table:table-cell>
        </table:table-row>
        <table:table-row table:style-name="ro1">
          <table:table-cell office:value-type="float" office:value="51.076642238" calcext:value-type="float">
            <text:p>51.076642238</text:p>
          </table:table-cell>
          <table:table-cell office:value-type="float" office:value="1676.58965568736" calcext:value-type="float">
            <text:p>1676.5896556874</text:p>
          </table:table-cell>
        </table:table-row>
        <table:table-row table:style-name="ro1">
          <table:table-cell office:value-type="float" office:value="51.112469899" calcext:value-type="float">
            <text:p>51.112469899</text:p>
          </table:table-cell>
          <table:table-cell office:value-type="float" office:value="1674.68370318681" calcext:value-type="float">
            <text:p>1674.6837031868</text:p>
          </table:table-cell>
        </table:table-row>
        <table:table-row table:style-name="ro1">
          <table:table-cell office:value-type="float" office:value="51.148224331" calcext:value-type="float">
            <text:p>51.148224331</text:p>
          </table:table-cell>
          <table:table-cell office:value-type="float" office:value="1678.11363917112" calcext:value-type="float">
            <text:p>1678.1136391711</text:p>
          </table:table-cell>
        </table:table-row>
        <table:table-row table:style-name="ro1">
          <table:table-cell office:value-type="float" office:value="51.183750168" calcext:value-type="float">
            <text:p>51.183750168</text:p>
          </table:table-cell>
          <table:table-cell office:value-type="float" office:value="1688.91165041334" calcext:value-type="float">
            <text:p>1688.9116504134</text:p>
          </table:table-cell>
        </table:table-row>
        <table:table-row table:style-name="ro1">
          <table:table-cell office:value-type="float" office:value="51.219240015" calcext:value-type="float">
            <text:p>51.219240015</text:p>
          </table:table-cell>
          <table:table-cell office:value-type="float" office:value="1690.62436363872" calcext:value-type="float">
            <text:p>1690.6243636387</text:p>
          </table:table-cell>
        </table:table-row>
        <table:table-row table:style-name="ro1">
          <table:table-cell office:value-type="float" office:value="51.254744758" calcext:value-type="float">
            <text:p>51.254744758</text:p>
          </table:table-cell>
          <table:table-cell office:value-type="float" office:value="1689.91506289717" calcext:value-type="float">
            <text:p>1689.9150628972</text:p>
          </table:table-cell>
        </table:table-row>
        <table:table-row table:style-name="ro1">
          <table:table-cell office:value-type="float" office:value="51.290270335" calcext:value-type="float">
            <text:p>51.290270335</text:p>
          </table:table-cell>
          <table:table-cell office:value-type="float" office:value="1688.92401100192" calcext:value-type="float">
            <text:p>1688.9240110019</text:p>
          </table:table-cell>
        </table:table-row>
        <table:table-row table:style-name="ro1">
          <table:table-cell office:value-type="float" office:value="51.325935443" calcext:value-type="float">
            <text:p>51.325935443</text:p>
          </table:table-cell>
          <table:table-cell office:value-type="float" office:value="1682.31650945777" calcext:value-type="float">
            <text:p>1682.3165094578</text:p>
          </table:table-cell>
        </table:table-row>
        <table:table-row table:style-name="ro1">
          <table:table-cell office:value-type="float" office:value="51.361744303" calcext:value-type="float">
            <text:p>51.361744303</text:p>
          </table:table-cell>
          <table:table-cell office:value-type="float" office:value="1675.56297519716" calcext:value-type="float">
            <text:p>1675.5629751972</text:p>
          </table:table-cell>
        </table:table-row>
        <table:table-row table:style-name="ro1">
          <table:table-cell office:value-type="float" office:value="51.397378734" calcext:value-type="float">
            <text:p>51.397378734</text:p>
          </table:table-cell>
          <table:table-cell office:value-type="float" office:value="1683.76478355978" calcext:value-type="float">
            <text:p>1683.7647835598</text:p>
          </table:table-cell>
        </table:table-row>
        <table:table-row table:style-name="ro1">
          <table:table-cell office:value-type="float" office:value="51.433179468" calcext:value-type="float">
            <text:p>51.433179468</text:p>
          </table:table-cell>
          <table:table-cell office:value-type="float" office:value="1675.94329211212" calcext:value-type="float">
            <text:p>1675.9432921121</text:p>
          </table:table-cell>
        </table:table-row>
        <table:table-row table:style-name="ro1">
          <table:table-cell office:value-type="float" office:value="51.468948953" calcext:value-type="float">
            <text:p>51.468948953</text:p>
          </table:table-cell>
          <table:table-cell office:value-type="float" office:value="1677.40743262082" calcext:value-type="float">
            <text:p>1677.4074326208</text:p>
          </table:table-cell>
        </table:table-row>
        <table:table-row table:style-name="ro1">
          <table:table-cell office:value-type="float" office:value="51.504540936" calcext:value-type="float">
            <text:p>51.504540936</text:p>
          </table:table-cell>
          <table:table-cell office:value-type="float" office:value="1685.77288879899" calcext:value-type="float">
            <text:p>1685.772888799</text:p>
          </table:table-cell>
        </table:table-row>
        <table:table-row table:style-name="ro1">
          <table:table-cell office:value-type="float" office:value="51.540068804" calcext:value-type="float">
            <text:p>51.540068804</text:p>
          </table:table-cell>
          <table:table-cell office:value-type="float" office:value="1688.81510142955" calcext:value-type="float">
            <text:p>1688.8151014296</text:p>
          </table:table-cell>
        </table:table-row>
        <table:table-row table:style-name="ro1">
          <table:table-cell office:value-type="float" office:value="51.575404327" calcext:value-type="float">
            <text:p>51.575404327</text:p>
          </table:table-cell>
          <table:table-cell office:value-type="float" office:value="1698.00797910927" calcext:value-type="float">
            <text:p>1698.0079791093</text:p>
          </table:table-cell>
        </table:table-row>
        <table:table-row table:style-name="ro1">
          <table:table-cell office:value-type="float" office:value="51.610949435" calcext:value-type="float">
            <text:p>51.610949435</text:p>
          </table:table-cell>
          <table:table-cell office:value-type="float" office:value="1687.99599652392" calcext:value-type="float">
            <text:p>1687.9959965239</text:p>
          </table:table-cell>
        </table:table-row>
        <table:table-row table:style-name="ro1">
          <table:table-cell office:value-type="float" office:value="51.646215218" calcext:value-type="float">
            <text:p>51.646215218</text:p>
          </table:table-cell>
          <table:table-cell office:value-type="float" office:value="1701.36588205061" calcext:value-type="float">
            <text:p>1701.3658820506</text:p>
          </table:table-cell>
        </table:table-row>
        <table:table-row table:style-name="ro1">
          <table:table-cell office:value-type="float" office:value="51.681648607" calcext:value-type="float">
            <text:p>51.681648607</text:p>
          </table:table-cell>
          <table:table-cell office:value-type="float" office:value="1693.31812997034" calcext:value-type="float">
            <text:p>1693.3181299704</text:p>
          </table:table-cell>
        </table:table-row>
        <table:table-row table:style-name="ro1">
          <table:table-cell office:value-type="float" office:value="51.716997515" calcext:value-type="float">
            <text:p>51.716997515</text:p>
          </table:table-cell>
          <table:table-cell office:value-type="float" office:value="1697.36502185569" calcext:value-type="float">
            <text:p>1697.3650218557</text:p>
          </table:table-cell>
        </table:table-row>
        <table:table-row table:style-name="ro1">
          <table:table-cell office:value-type="float" office:value="51.752254132" calcext:value-type="float">
            <text:p>51.752254132</text:p>
          </table:table-cell>
          <table:table-cell office:value-type="float" office:value="1701.8082024148" calcext:value-type="float">
            <text:p>1701.8082024148</text:p>
          </table:table-cell>
        </table:table-row>
        <table:table-row table:style-name="ro1">
          <table:table-cell office:value-type="float" office:value="51.787661166" calcext:value-type="float">
            <text:p>51.787661166</text:p>
          </table:table-cell>
          <table:table-cell office:value-type="float" office:value="1694.57854052448" calcext:value-type="float">
            <text:p>1694.5785405245</text:p>
          </table:table-cell>
        </table:table-row>
        <table:table-row table:style-name="ro1">
          <table:table-cell office:value-type="float" office:value="51.8231332" calcext:value-type="float">
            <text:p>51.8231332</text:p>
          </table:table-cell>
          <table:table-cell office:value-type="float" office:value="1691.4733448887" calcext:value-type="float">
            <text:p>1691.4733448887</text:p>
          </table:table-cell>
        </table:table-row>
        <table:table-row table:style-name="ro1">
          <table:table-cell office:value-type="float" office:value="51.85835289" calcext:value-type="float">
            <text:p>51.85835289</text:p>
          </table:table-cell>
          <table:table-cell office:value-type="float" office:value="1703.59250748633" calcext:value-type="float">
            <text:p>1703.5925074863</text:p>
          </table:table-cell>
        </table:table-row>
        <table:table-row table:style-name="ro1">
          <table:table-cell office:value-type="float" office:value="51.893589089" calcext:value-type="float">
            <text:p>51.893589089</text:p>
          </table:table-cell>
          <table:table-cell office:value-type="float" office:value="1702.7943337477" calcext:value-type="float">
            <text:p>1702.7943337477</text:p>
          </table:table-cell>
        </table:table-row>
        <table:table-row table:style-name="ro1">
          <table:table-cell office:value-type="float" office:value="51.92881982" calcext:value-type="float">
            <text:p>51.92881982</text:p>
          </table:table-cell>
          <table:table-cell office:value-type="float" office:value="1703.05861663791" calcext:value-type="float">
            <text:p>1703.0586166379</text:p>
          </table:table-cell>
        </table:table-row>
        <table:table-row table:style-name="ro1">
          <table:table-cell office:value-type="float" office:value="51.964405033" calcext:value-type="float">
            <text:p>51.964405033</text:p>
          </table:table-cell>
          <table:table-cell office:value-type="float" office:value="1686.09360298033" calcext:value-type="float">
            <text:p>1686.0936029803</text:p>
          </table:table-cell>
        </table:table-row>
        <table:table-row table:style-name="ro1">
          <table:table-cell office:value-type="float" office:value="51.999870921" calcext:value-type="float">
            <text:p>51.999870921</text:p>
          </table:table-cell>
          <table:table-cell office:value-type="float" office:value="1691.76646585069" calcext:value-type="float">
            <text:p>1691.7664658507</text:p>
          </table:table-cell>
        </table:table-row>
        <table:table-row table:style-name="ro1">
          <table:table-cell office:value-type="float" office:value="52.035244101" calcext:value-type="float">
            <text:p>52.035244101</text:p>
          </table:table-cell>
          <table:table-cell office:value-type="float" office:value="1696.20034161438" calcext:value-type="float">
            <text:p>1696.2003416144</text:p>
          </table:table-cell>
        </table:table-row>
        <table:table-row table:style-name="ro1">
          <table:table-cell office:value-type="float" office:value="52.070439571" calcext:value-type="float">
            <text:p>52.070439571</text:p>
          </table:table-cell>
          <table:table-cell office:value-type="float" office:value="1704.7648461582" calcext:value-type="float">
            <text:p>1704.7648461582</text:p>
          </table:table-cell>
        </table:table-row>
        <table:table-row table:style-name="ro1">
          <table:table-cell office:value-type="float" office:value="52.10555577" calcext:value-type="float">
            <text:p>52.10555577</text:p>
          </table:table-cell>
          <table:table-cell office:value-type="float" office:value="1708.61316738747" calcext:value-type="float">
            <text:p>1708.6131673875</text:p>
          </table:table-cell>
        </table:table-row>
        <table:table-row table:style-name="ro1">
          <table:table-cell office:value-type="float" office:value="52.140779522" calcext:value-type="float">
            <text:p>52.140779522</text:p>
          </table:table-cell>
          <table:table-cell office:value-type="float" office:value="1703.39604934725" calcext:value-type="float">
            <text:p>1703.3960493473</text:p>
          </table:table-cell>
        </table:table-row>
        <table:table-row table:style-name="ro1">
          <table:table-cell office:value-type="float" office:value="52.176314526" calcext:value-type="float">
            <text:p>52.176314526</text:p>
          </table:table-cell>
          <table:table-cell office:value-type="float" office:value="1688.47596021113" calcext:value-type="float">
            <text:p>1688.4759602111</text:p>
          </table:table-cell>
        </table:table-row>
        <table:table-row table:style-name="ro1">
          <table:table-cell office:value-type="float" office:value="52.211675934" calcext:value-type="float">
            <text:p>52.211675934</text:p>
          </table:table-cell>
          <table:table-cell office:value-type="float" office:value="1696.76501569168" calcext:value-type="float">
            <text:p>1696.7650156917</text:p>
          </table:table-cell>
        </table:table-row>
        <table:table-row table:style-name="ro1">
          <table:table-cell office:value-type="float" office:value="52.247204271" calcext:value-type="float">
            <text:p>52.247204271</text:p>
          </table:table-cell>
          <table:table-cell office:value-type="float" office:value="1688.79280783663" calcext:value-type="float">
            <text:p>1688.7928078366</text:p>
          </table:table-cell>
        </table:table-row>
        <table:table-row table:style-name="ro1">
          <table:table-cell office:value-type="float" office:value="52.282576774" calcext:value-type="float">
            <text:p>52.282576774</text:p>
          </table:table-cell>
          <table:table-cell office:value-type="float" office:value="1696.23280546451" calcext:value-type="float">
            <text:p>1696.2328054645</text:p>
          </table:table-cell>
        </table:table-row>
        <table:table-row table:style-name="ro1">
          <table:table-cell office:value-type="float" office:value="52.318055423" calcext:value-type="float">
            <text:p>52.318055423</text:p>
          </table:table-cell>
          <table:table-cell office:value-type="float" office:value="1691.15796940304" calcext:value-type="float">
            <text:p>1691.157969403</text:p>
          </table:table-cell>
        </table:table-row>
        <table:table-row table:style-name="ro1">
          <table:table-cell office:value-type="float" office:value="52.35336928" calcext:value-type="float">
            <text:p>52.35336928</text:p>
          </table:table-cell>
          <table:table-cell office:value-type="float" office:value="1699.04975262302" calcext:value-type="float">
            <text:p>1699.049752623</text:p>
          </table:table-cell>
        </table:table-row>
        <table:table-row table:style-name="ro1">
          <table:table-cell office:value-type="float" office:value="52.388815533" calcext:value-type="float">
            <text:p>52.388815533</text:p>
          </table:table-cell>
          <table:table-cell office:value-type="float" office:value="1692.70359831811" calcext:value-type="float">
            <text:p>1692.7035983181</text:p>
          </table:table-cell>
        </table:table-row>
        <table:table-row table:style-name="ro1">
          <table:table-cell office:value-type="float" office:value="52.424210587" calcext:value-type="float">
            <text:p>52.424210587</text:p>
          </table:table-cell>
          <table:table-cell office:value-type="float" office:value="1695.15209667403" calcext:value-type="float">
            <text:p>1695.152096674</text:p>
          </table:table-cell>
        </table:table-row>
        <table:table-row table:style-name="ro1">
          <table:table-cell office:value-type="float" office:value="52.459440954" calcext:value-type="float">
            <text:p>52.459440954</text:p>
          </table:table-cell>
          <table:table-cell office:value-type="float" office:value="1703.07621263228" calcext:value-type="float">
            <text:p>1703.0762126323</text:p>
          </table:table-cell>
        </table:table-row>
        <table:table-row table:style-name="ro1">
          <table:table-cell office:value-type="float" office:value="52.494814602" calcext:value-type="float">
            <text:p>52.494814602</text:p>
          </table:table-cell>
          <table:table-cell office:value-type="float" office:value="1696.1779005658" calcext:value-type="float">
            <text:p>1696.1779005658</text:p>
          </table:table-cell>
        </table:table-row>
        <table:table-row table:style-name="ro1">
          <table:table-cell office:value-type="float" office:value="52.530226584" calcext:value-type="float">
            <text:p>52.530226584</text:p>
          </table:table-cell>
          <table:table-cell office:value-type="float" office:value="1694.34176262715" calcext:value-type="float">
            <text:p>1694.3417626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ARM_EABI LibreOffice_project/430m0$Build-2</meta:generator>
    <dc:date>2017-07-08T14:58:04.509409243</dc:date>
    <meta:editing-duration>PT1M33S</meta:editing-duration>
    <meta:editing-cycles>1</meta:editing-cycles>
    <meta:document-statistic meta:table-count="1" meta:cell-count="36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05cm" svg:y="4.201cm" style:legend-expansion="high" chart:style-name="ch2"/>
        <chart:plot-area chart:style-name="ch3" table:cell-range-address="Sheet1.A1:Sheet1.B1820" svg:x="0.32cm" svg:y="0.18cm" svg:width="12.965cm" svg:height="8.64cm">
          <chartooo:coordinate-region svg:x="1.418cm" svg:y="0.38cm" svg:width="11.65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820" chart:class="chart:scatter">
            <chart:domain table:cell-range-address="Sheet1.A1:Sheet1.A1820"/>
            <chart:data-point chart:repeated="18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8518939999996">
                <text:p>0.0468518939999996</text:p>
                <draw:g>
                  <svg:desc>Sheet1.A1:Sheet1.A1820</svg:desc>
                </draw:g>
              </table:table-cell>
              <table:table-cell office:value-type="float" office:value="1280.63125900525">
                <text:p>1280.63125900525</text:p>
                <draw:g>
                  <svg:desc>Sheet1.B1:Sheet1.B18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35559149999998">
                <text:p>0.0835559149999998</text:p>
              </table:table-cell>
              <table:table-cell office:value-type="float" office:value="1634.69828006037">
                <text:p>1634.69828006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0654677999999">
                <text:p>0.120654677999999</text:p>
              </table:table-cell>
              <table:table-cell office:value-type="float" office:value="1617.30459853879">
                <text:p>1617.30459853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8194641">
                <text:p>0.158194641</text:p>
              </table:table-cell>
              <table:table-cell office:value-type="float" office:value="1598.2967271438">
                <text:p>1598.2967271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561323">
                <text:p>0.195561323</text:p>
              </table:table-cell>
              <table:table-cell office:value-type="float" office:value="1605.70852932567">
                <text:p>1605.70852932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3024201999999">
                <text:p>0.233024201999999</text:p>
              </table:table-cell>
              <table:table-cell office:value-type="float" office:value="1601.58539870896">
                <text:p>1601.58539870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0411196">
                <text:p>0.270411196</text:p>
              </table:table-cell>
              <table:table-cell office:value-type="float" office:value="1604.83616307852">
                <text:p>1604.83616307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8059284999999">
                <text:p>0.308059284999999</text:p>
              </table:table-cell>
              <table:table-cell office:value-type="float" office:value="1593.70638971878">
                <text:p>1593.706389718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5512789999999">
                <text:p>0.345512789999999</text:p>
              </table:table-cell>
              <table:table-cell office:value-type="float" office:value="1601.98624935102">
                <text:p>1601.98624935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2788584999998">
                <text:p>0.382788584999998</text:p>
              </table:table-cell>
              <table:table-cell office:value-type="float" office:value="1609.62361768545">
                <text:p>1609.62361768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0382975999999">
                <text:p>0.420382975999999</text:p>
              </table:table-cell>
              <table:table-cell office:value-type="float" office:value="1595.98276242855">
                <text:p>1595.982762428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8329244">
                <text:p>0.458329244</text:p>
              </table:table-cell>
              <table:table-cell office:value-type="float" office:value="1581.18316141126">
                <text:p>1581.183161411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95848842999997">
                <text:p>0.495848842999997</text:p>
              </table:table-cell>
              <table:table-cell office:value-type="float" office:value="1599.16421281591">
                <text:p>1599.164212815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33217764">
                <text:p>0.533217764</text:p>
              </table:table-cell>
              <table:table-cell office:value-type="float" office:value="1605.61232153308">
                <text:p>1605.612321533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70944498999999">
                <text:p>0.570944498999999</text:p>
              </table:table-cell>
              <table:table-cell office:value-type="float" office:value="1590.38411354708">
                <text:p>1590.38411354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08804932999998">
                <text:p>0.608804932999998</text:p>
              </table:table-cell>
              <table:table-cell office:value-type="float" office:value="1584.76788723557">
                <text:p>1584.767887235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6665107">
                <text:p>0.646665107</text:p>
              </table:table-cell>
              <table:table-cell office:value-type="float" office:value="1584.77877043028">
                <text:p>1584.77877043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4454395">
                <text:p>0.684454395</text:p>
              </table:table-cell>
              <table:table-cell office:value-type="float" office:value="1587.75153424435">
                <text:p>1587.751534244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2555454999998">
                <text:p>0.722555454999998</text:p>
              </table:table-cell>
              <table:table-cell office:value-type="float" office:value="1574.75933740431">
                <text:p>1574.759337404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1130424999998">
                <text:p>0.761130424999998</text:p>
              </table:table-cell>
              <table:table-cell office:value-type="float" office:value="1555.41274562239">
                <text:p>1555.412745622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99307683999999">
                <text:p>0.799307683999999</text:p>
              </table:table-cell>
              <table:table-cell office:value-type="float" office:value="1571.61623363265">
                <text:p>1571.616233632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37149003">
                <text:p>0.837149003</text:p>
              </table:table-cell>
              <table:table-cell office:value-type="float" office:value="1585.56841002284">
                <text:p>1585.56841002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75145428">
                <text:p>0.875145428</text:p>
              </table:table-cell>
              <table:table-cell office:value-type="float" office:value="1579.09592810379">
                <text:p>1579.09592810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13608156999999">
                <text:p>0.913608156999999</text:p>
              </table:table-cell>
              <table:table-cell office:value-type="float" office:value="1559.95171325471">
                <text:p>1559.951713254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1576924999998">
                <text:p>0.951576924999998</text:p>
              </table:table-cell>
              <table:table-cell office:value-type="float" office:value="1580.24616442655">
                <text:p>1580.246164426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89295170999998">
                <text:p>0.989295170999998</text:p>
              </table:table-cell>
              <table:table-cell office:value-type="float" office:value="1590.74205094263">
                <text:p>1590.742050942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26883625">
                <text:p>1.026883625</text:p>
              </table:table-cell>
              <table:table-cell office:value-type="float" office:value="1596.2348438166">
                <text:p>1596.2348438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64669892">
                <text:p>1.064669892</text:p>
              </table:table-cell>
              <table:table-cell office:value-type="float" office:value="1587.87847447337">
                <text:p>1587.878474473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02010739">
                <text:p>1.102010739</text:p>
              </table:table-cell>
              <table:table-cell office:value-type="float" office:value="1606.81947037771">
                <text:p>1606.819470377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3920669">
                <text:p>1.13920669</text:p>
              </table:table-cell>
              <table:table-cell office:value-type="float" office:value="1613.07879989421">
                <text:p>1613.078799894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76686654">
                <text:p>1.176686654</text:p>
              </table:table-cell>
              <table:table-cell office:value-type="float" office:value="1600.85532632852">
                <text:p>1600.855326328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14706307">
                <text:p>1.214706307</text:p>
              </table:table-cell>
              <table:table-cell office:value-type="float" office:value="1578.13118389049">
                <text:p>1578.131183890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52745701">
                <text:p>1.252745701</text:p>
              </table:table-cell>
              <table:table-cell office:value-type="float" office:value="1577.31219377476">
                <text:p>1577.312193774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91132753">
                <text:p>1.291132753</text:p>
              </table:table-cell>
              <table:table-cell office:value-type="float" office:value="1563.02703317771">
                <text:p>1563.027033177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29143604">
                <text:p>1.329143604</text:p>
              </table:table-cell>
              <table:table-cell office:value-type="float" office:value="1578.496624556">
                <text:p>1578.4966245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66723204">
                <text:p>1.366723204</text:p>
              </table:table-cell>
              <table:table-cell office:value-type="float" office:value="1596.61092720515">
                <text:p>1596.610927205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04380407">
                <text:p>1.404380407</text:p>
              </table:table-cell>
              <table:table-cell office:value-type="float" office:value="1593.32067227623">
                <text:p>1593.320672276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42414957">
                <text:p>1.442414957</text:p>
              </table:table-cell>
              <table:table-cell office:value-type="float" office:value="1577.513076926">
                <text:p>1577.5130769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79677575">
                <text:p>1.479677575</text:p>
              </table:table-cell>
              <table:table-cell office:value-type="float" office:value="1610.19282112707">
                <text:p>1610.192821127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16847745">
                <text:p>1.516847745</text:p>
              </table:table-cell>
              <table:table-cell office:value-type="float" office:value="1614.19762137221">
                <text:p>1614.197621372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53822236">
                <text:p>1.553822236</text:p>
              </table:table-cell>
              <table:table-cell office:value-type="float" office:value="1622.74039147698">
                <text:p>1622.740391476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90928864">
                <text:p>1.590928864</text:p>
              </table:table-cell>
              <table:table-cell office:value-type="float" office:value="1616.96179992426">
                <text:p>1616.961799924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27683145">
                <text:p>1.627683145</text:p>
              </table:table-cell>
              <table:table-cell office:value-type="float" office:value="1632.46289595488">
                <text:p>1632.462895954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64280187">
                <text:p>1.664280187</text:p>
              </table:table-cell>
              <table:table-cell office:value-type="float" office:value="1639.47676426962">
                <text:p>1639.476764269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01129677">
                <text:p>1.701129677</text:p>
              </table:table-cell>
              <table:table-cell office:value-type="float" office:value="1628.24505847986">
                <text:p>1628.245058479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38200263">
                <text:p>1.738200263</text:p>
              </table:table-cell>
              <table:table-cell office:value-type="float" office:value="1618.53389638881">
                <text:p>1618.533896388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74961576">
                <text:p>1.774961576</text:p>
              </table:table-cell>
              <table:table-cell office:value-type="float" office:value="1632.15062530549">
                <text:p>1632.150625305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11730649">
                <text:p>1.811730649</text:p>
              </table:table-cell>
              <table:table-cell office:value-type="float" office:value="1631.80616492568">
                <text:p>1631.806164925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48198523">
                <text:p>1.848198523</text:p>
              </table:table-cell>
              <table:table-cell office:value-type="float" office:value="1645.28373658401">
                <text:p>1645.283736584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84999107">
                <text:p>1.884999107</text:p>
              </table:table-cell>
              <table:table-cell office:value-type="float" office:value="1630.40890872827">
                <text:p>1630.408908728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21633961">
                <text:p>1.921633961</text:p>
              </table:table-cell>
              <table:table-cell office:value-type="float" office:value="1637.78460806754">
                <text:p>1637.784608067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58443035">
                <text:p>1.958443035</text:p>
              </table:table-cell>
              <table:table-cell office:value-type="float" office:value="1630.03285548555">
                <text:p>1630.032855485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94748824">
                <text:p>1.994748824</text:p>
              </table:table-cell>
              <table:table-cell office:value-type="float" office:value="1652.62900635488">
                <text:p>1652.629006354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031027843">
                <text:p>2.031027843</text:p>
              </table:table-cell>
              <table:table-cell office:value-type="float" office:value="1653.84846817376">
                <text:p>1653.848468173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67232486">
                <text:p>2.067232486</text:p>
              </table:table-cell>
              <table:table-cell office:value-type="float" office:value="1657.24600571268">
                <text:p>1657.246005712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03532338">
                <text:p>2.103532338</text:p>
              </table:table-cell>
              <table:table-cell office:value-type="float" office:value="1652.89930107692">
                <text:p>1652.899301076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39676564">
                <text:p>2.139676564</text:p>
              </table:table-cell>
              <table:table-cell office:value-type="float" office:value="1660.01618073116">
                <text:p>1660.016180731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7563808">
                <text:p>2.17563808</text:p>
              </table:table-cell>
              <table:table-cell office:value-type="float" office:value="1668.45023997318">
                <text:p>1668.450239973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11940172">
                <text:p>2.211940172</text:p>
              </table:table-cell>
              <table:table-cell office:value-type="float" office:value="1652.79730986304">
                <text:p>1652.797309863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24818544">
                <text:p>2.24818544</text:p>
              </table:table-cell>
              <table:table-cell office:value-type="float" office:value="1655.38850478349">
                <text:p>1655.388504783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284522532">
                <text:p>2.284522532</text:p>
              </table:table-cell>
              <table:table-cell office:value-type="float" office:value="1651.20533035499">
                <text:p>1651.205330354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20885353">
                <text:p>2.320885353</text:p>
              </table:table-cell>
              <table:table-cell office:value-type="float" office:value="1650.03699795471">
                <text:p>1650.036997954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57161923">
                <text:p>2.357161923</text:p>
              </table:table-cell>
              <table:table-cell office:value-type="float" office:value="1653.96011805959">
                <text:p>1653.960118059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93452192">
                <text:p>2.393452192</text:p>
              </table:table-cell>
              <table:table-cell office:value-type="float" office:value="1653.33577439182">
                <text:p>1653.335774391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429755325">
                <text:p>2.429755325</text:p>
              </table:table-cell>
              <table:table-cell office:value-type="float" office:value="1652.74991555134">
                <text:p>1652.749915551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466144657">
                <text:p>2.466144657</text:p>
              </table:table-cell>
              <table:table-cell office:value-type="float" office:value="1648.83488380611">
                <text:p>1648.834883806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50230107">
                <text:p>2.50230107</text:p>
              </table:table-cell>
              <table:table-cell office:value-type="float" office:value="1659.45665019368">
                <text:p>1659.456650193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538425609">
                <text:p>2.538425609</text:p>
              </table:table-cell>
              <table:table-cell office:value-type="float" office:value="1660.92084939811">
                <text:p>1660.92084939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574670252">
                <text:p>2.574670252</text:p>
              </table:table-cell>
              <table:table-cell office:value-type="float" office:value="1655.41705018312">
                <text:p>1655.417050183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11308231">
                <text:p>2.611308231</text:p>
              </table:table-cell>
              <table:table-cell office:value-type="float" office:value="1637.64491485742">
                <text:p>1637.644914857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47845115">
                <text:p>2.647845115</text:p>
              </table:table-cell>
              <table:table-cell office:value-type="float" office:value="1642.1761636816">
                <text:p>1642.17616368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84497886">
                <text:p>2.684497886</text:p>
              </table:table-cell>
              <table:table-cell office:value-type="float" office:value="1636.9840086579">
                <text:p>1636.98400865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72096227">
                <text:p>2.72096227</text:p>
              </table:table-cell>
              <table:table-cell office:value-type="float" office:value="1645.44120641123">
                <text:p>1645.441206411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757857334">
                <text:p>2.757857334</text:p>
              </table:table-cell>
              <table:table-cell office:value-type="float" office:value="1626.23379647736">
                <text:p>1626.233796477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794261509">
                <text:p>2.794261509</text:p>
              </table:table-cell>
              <table:table-cell office:value-type="float" office:value="1648.16260772298">
                <text:p>1648.162607722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830843186">
                <text:p>2.830843186</text:p>
              </table:table-cell>
              <table:table-cell office:value-type="float" office:value="1640.1653756879">
                <text:p>1640.16537568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67696531">
                <text:p>2.867696531</text:p>
              </table:table-cell>
              <table:table-cell office:value-type="float" office:value="1628.07473785619">
                <text:p>1628.074737856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905073212">
                <text:p>2.905073212</text:p>
              </table:table-cell>
              <table:table-cell office:value-type="float" office:value="1605.27897059676">
                <text:p>1605.278970596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942782343">
                <text:p>2.942782343</text:p>
              </table:table-cell>
              <table:table-cell office:value-type="float" office:value="1591.12656295369">
                <text:p>1591.126562953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80831216">
                <text:p>2.980831216</text:p>
              </table:table-cell>
              <table:table-cell office:value-type="float" office:value="1576.91924278541">
                <text:p>1576.919242785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018571962">
                <text:p>3.018571962</text:p>
              </table:table-cell>
              <table:table-cell office:value-type="float" office:value="1589.79369406208">
                <text:p>1589.793694062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56006664">
                <text:p>3.056006664</text:p>
              </table:table-cell>
              <table:table-cell office:value-type="float" office:value="1602.7909077519">
                <text:p>1602.79090775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93876786">
                <text:p>3.093876786</text:p>
              </table:table-cell>
              <table:table-cell office:value-type="float" office:value="1584.36246917816">
                <text:p>1584.362469178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132434985">
                <text:p>3.132434985</text:p>
              </table:table-cell>
              <table:table-cell office:value-type="float" office:value="1556.08927688762">
                <text:p>1556.08927688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171002402">
                <text:p>3.171002402</text:p>
              </table:table-cell>
              <table:table-cell office:value-type="float" office:value="1555.71735592251">
                <text:p>1555.717355922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209915499">
                <text:p>3.209915499</text:p>
              </table:table-cell>
              <table:table-cell office:value-type="float" office:value="1541.89732058599">
                <text:p>1541.897320585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24830729">
                <text:p>3.24830729</text:p>
              </table:table-cell>
              <table:table-cell office:value-type="float" office:value="1562.83409648684">
                <text:p>1562.834096486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286450487">
                <text:p>3.286450487</text:p>
              </table:table-cell>
              <table:table-cell office:value-type="float" office:value="1573.01969208296">
                <text:p>1573.019692082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324758788">
                <text:p>3.324758788</text:p>
              </table:table-cell>
              <table:table-cell office:value-type="float" office:value="1566.24017337649">
                <text:p>1566.240173376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363312143">
                <text:p>3.363312143</text:p>
              </table:table-cell>
              <table:table-cell office:value-type="float" office:value="1556.28479026024">
                <text:p>1556.284790260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401290078">
                <text:p>3.401290078</text:p>
              </table:table-cell>
              <table:table-cell office:value-type="float" office:value="1579.86472934874">
                <text:p>1579.864729348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438807645">
                <text:p>3.438807645</text:p>
              </table:table-cell>
              <table:table-cell office:value-type="float" office:value="1599.25082561982">
                <text:p>1599.250825619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476286046">
                <text:p>3.476286046</text:p>
              </table:table-cell>
              <table:table-cell office:value-type="float" office:value="1600.92208843178">
                <text:p>1600.922088431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513929187">
                <text:p>3.513929187</text:p>
              </table:table-cell>
              <table:table-cell office:value-type="float" office:value="1593.91587434215">
                <text:p>1593.915874342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551239826">
                <text:p>3.551239826</text:p>
              </table:table-cell>
              <table:table-cell office:value-type="float" office:value="1608.12040769385">
                <text:p>1608.120407693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588578487">
                <text:p>3.588578487</text:p>
              </table:table-cell>
              <table:table-cell office:value-type="float" office:value="1606.91354197196">
                <text:p>1606.913541971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625926678">
                <text:p>3.625926678</text:p>
              </table:table-cell>
              <table:table-cell office:value-type="float" office:value="1606.50351177653">
                <text:p>1606.503511776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663448725">
                <text:p>3.663448725</text:p>
              </table:table-cell>
              <table:table-cell office:value-type="float" office:value="1599.05988071495">
                <text:p>1599.059880714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700709728">
                <text:p>3.700709728</text:p>
              </table:table-cell>
              <table:table-cell office:value-type="float" office:value="1610.2626115566">
                <text:p>1610.26261155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737877762">
                <text:p>3.737877762</text:p>
              </table:table-cell>
              <table:table-cell office:value-type="float" office:value="1614.29038727201">
                <text:p>1614.290387272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775159131">
                <text:p>3.775159131</text:p>
              </table:table-cell>
              <table:table-cell office:value-type="float" office:value="1609.38296015906">
                <text:p>1609.382960159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812749876">
                <text:p>3.812749876</text:p>
              </table:table-cell>
              <table:table-cell office:value-type="float" office:value="1596.13755992336">
                <text:p>1596.137559923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849876816">
                <text:p>3.849876816</text:p>
              </table:table-cell>
              <table:table-cell office:value-type="float" office:value="1616.07716660731">
                <text:p>1616.077166607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886828338">
                <text:p>3.886828338</text:p>
              </table:table-cell>
              <table:table-cell office:value-type="float" office:value="1623.74908400244">
                <text:p>1623.749084002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923676318">
                <text:p>3.923676318</text:p>
              </table:table-cell>
              <table:table-cell office:value-type="float" office:value="1628.311782627">
                <text:p>1628.3117826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96067857">
                <text:p>3.96067857</text:p>
              </table:table-cell>
              <table:table-cell office:value-type="float" office:value="1621.52292784772">
                <text:p>1621.522927847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997291914">
                <text:p>3.997291914</text:p>
              </table:table-cell>
              <table:table-cell office:value-type="float" office:value="1638.74679133382">
                <text:p>1638.746791333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033635724">
                <text:p>4.033635724</text:p>
              </table:table-cell>
              <table:table-cell office:value-type="float" office:value="1650.90011201349">
                <text:p>1650.900112013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069966149">
                <text:p>4.069966149</text:p>
              </table:table-cell>
              <table:table-cell office:value-type="float" office:value="1651.50834321375">
                <text:p>1651.50834321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10622647">
                <text:p>4.10622647</text:p>
              </table:table-cell>
              <table:table-cell office:value-type="float" office:value="1654.70129180598">
                <text:p>1654.701291805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142196424">
                <text:p>4.142196424</text:p>
              </table:table-cell>
              <table:table-cell office:value-type="float" office:value="1668.05884711452">
                <text:p>1668.058847114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178089503">
                <text:p>4.178089503</text:p>
              </table:table-cell>
              <table:table-cell office:value-type="float" office:value="1671.63145853267">
                <text:p>1671.631458532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214229197">
                <text:p>4.214229197</text:p>
              </table:table-cell>
              <table:table-cell office:value-type="float" office:value="1660.22435054379">
                <text:p>1660.224350543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250198735">
                <text:p>4.250198735</text:p>
              </table:table-cell>
              <table:table-cell office:value-type="float" office:value="1668.07813878511">
                <text:p>1668.078138785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286108116">
                <text:p>4.286108116</text:p>
              </table:table-cell>
              <table:table-cell office:value-type="float" office:value="1670.87257783698">
                <text:p>1670.872577836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322049788">
                <text:p>4.322049788</text:p>
              </table:table-cell>
              <table:table-cell office:value-type="float" office:value="1669.37141933743">
                <text:p>1669.371419337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357951304">
                <text:p>4.357951304</text:p>
              </table:table-cell>
              <table:table-cell office:value-type="float" office:value="1671.23861844707">
                <text:p>1671.238618447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393797299">
                <text:p>4.393797299</text:p>
              </table:table-cell>
              <table:table-cell office:value-type="float" office:value="1673.82715977062">
                <text:p>1673.827159770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42965168">
                <text:p>4.42965168</text:p>
              </table:table-cell>
              <table:table-cell office:value-type="float" office:value="1673.4356674572">
                <text:p>1673.43566745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465834656">
                <text:p>4.465834656</text:p>
              </table:table-cell>
              <table:table-cell office:value-type="float" office:value="1658.23839365787">
                <text:p>1658.238393657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501897684">
                <text:p>4.501897684</text:p>
              </table:table-cell>
              <table:table-cell office:value-type="float" office:value="1663.7538034798">
                <text:p>1663.75380347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537932274">
                <text:p>4.537932274</text:p>
              </table:table-cell>
              <table:table-cell office:value-type="float" office:value="1665.06681496862">
                <text:p>1665.066814968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574167281">
                <text:p>4.574167281</text:p>
              </table:table-cell>
              <table:table-cell office:value-type="float" office:value="1655.85727636268">
                <text:p>1655.857276362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610766927">
                <text:p>4.610766927</text:p>
              </table:table-cell>
              <table:table-cell office:value-type="float" office:value="1639.36011840103">
                <text:p>1639.360118401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646968184">
                <text:p>4.646968184</text:p>
              </table:table-cell>
              <table:table-cell office:value-type="float" office:value="1657.40101234614">
                <text:p>1657.401012346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68321314">
                <text:p>4.68321314</text:p>
              </table:table-cell>
              <table:table-cell office:value-type="float" office:value="1655.40275452393">
                <text:p>1655.40275452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719673514">
                <text:p>4.719673514</text:p>
              </table:table-cell>
              <table:table-cell office:value-type="float" office:value="1645.62217600946">
                <text:p>1645.622176009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756391806">
                <text:p>4.756391806</text:p>
              </table:table-cell>
              <table:table-cell office:value-type="float" office:value="1634.0629351714">
                <text:p>1634.06293517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792953222">
                <text:p>4.792953222</text:p>
              </table:table-cell>
              <table:table-cell office:value-type="float" office:value="1641.07429537203">
                <text:p>1641.074295372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829506617">
                <text:p>4.829506617</text:p>
              </table:table-cell>
              <table:table-cell office:value-type="float" office:value="1641.43440027928">
                <text:p>1641.434400279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866040741">
                <text:p>4.866040741</text:p>
              </table:table-cell>
              <table:table-cell office:value-type="float" office:value="1642.30022321053">
                <text:p>1642.300223210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903058566">
                <text:p>4.903058566</text:p>
              </table:table-cell>
              <table:table-cell office:value-type="float" office:value="1620.84077062877">
                <text:p>1620.840770628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939749774">
                <text:p>4.939749774</text:p>
              </table:table-cell>
              <table:table-cell office:value-type="float" office:value="1635.26913586489">
                <text:p>1635.269135864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976697495">
                <text:p>4.976697495</text:p>
              </table:table-cell>
              <table:table-cell office:value-type="float" office:value="1623.91612733026">
                <text:p>1623.916127330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013353026">
                <text:p>5.013353026</text:p>
              </table:table-cell>
              <table:table-cell office:value-type="float" office:value="1636.86075097366">
                <text:p>1636.860750973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050571008">
                <text:p>5.050571008</text:p>
              </table:table-cell>
              <table:table-cell office:value-type="float" office:value="1612.1239458927">
                <text:p>1612.12394589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087949929">
                <text:p>5.087949929</text:p>
              </table:table-cell>
              <table:table-cell office:value-type="float" office:value="1605.1827713271">
                <text:p>1605.18277132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125655779">
                <text:p>5.125655779</text:p>
              </table:table-cell>
              <table:table-cell office:value-type="float" office:value="1591.26501590609">
                <text:p>1591.265015906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163027148">
                <text:p>5.163027148</text:p>
              </table:table-cell>
              <table:table-cell office:value-type="float" office:value="1605.50714639332">
                <text:p>1605.507146393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200335756">
                <text:p>5.200335756</text:p>
              </table:table-cell>
              <table:table-cell office:value-type="float" office:value="1608.20795029394">
                <text:p>1608.207950293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23772577">
                <text:p>5.23772577</text:p>
              </table:table-cell>
              <table:table-cell office:value-type="float" office:value="1604.70654009385">
                <text:p>1604.706540093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275416933">
                <text:p>5.275416933</text:p>
              </table:table-cell>
              <table:table-cell office:value-type="float" office:value="1591.88507926904">
                <text:p>1591.885079269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312850385">
                <text:p>5.312850385</text:p>
              </table:table-cell>
              <table:table-cell office:value-type="float" office:value="1602.8444290952">
                <text:p>1602.84442909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350263681">
                <text:p>5.350263681</text:p>
              </table:table-cell>
              <table:table-cell office:value-type="float" office:value="1603.70794382829">
                <text:p>1603.707943828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387565883">
                <text:p>5.387565883</text:p>
              </table:table-cell>
              <table:table-cell office:value-type="float" office:value="1608.48413184818">
                <text:p>1608.484131848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424921158">
                <text:p>5.424921158</text:p>
              </table:table-cell>
              <table:table-cell office:value-type="float" office:value="1606.19885678799">
                <text:p>1606.198856787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462190078">
                <text:p>5.462190078</text:p>
              </table:table-cell>
              <table:table-cell office:value-type="float" office:value="1609.92054505475">
                <text:p>1609.920545054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499728739">
                <text:p>5.499728739</text:p>
              </table:table-cell>
              <table:table-cell office:value-type="float" office:value="1598.35216285422">
                <text:p>1598.352162854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537210161">
                <text:p>5.537210161</text:p>
              </table:table-cell>
              <table:table-cell office:value-type="float" office:value="1600.79305422301">
                <text:p>1600.793054223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574845854">
                <text:p>5.574845854</text:p>
              </table:table-cell>
              <table:table-cell office:value-type="float" office:value="1594.23130590412">
                <text:p>1594.231305904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612538006">
                <text:p>5.612538006</text:p>
              </table:table-cell>
              <table:table-cell office:value-type="float" office:value="1591.84330998142">
                <text:p>1591.843309981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650346773">
                <text:p>5.650346773</text:p>
              </table:table-cell>
              <table:table-cell office:value-type="float" office:value="1586.93352787722">
                <text:p>1586.933527877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688061425">
                <text:p>5.688061425</text:p>
              </table:table-cell>
              <table:table-cell office:value-type="float" office:value="1590.89363995715">
                <text:p>1590.893639957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725873317">
                <text:p>5.725873317</text:p>
              </table:table-cell>
              <table:table-cell office:value-type="float" office:value="1586.80237423731">
                <text:p>1586.80237423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763373333">
                <text:p>5.763373333</text:p>
              </table:table-cell>
              <table:table-cell office:value-type="float" office:value="1599.99931733351">
                <text:p>1599.999317333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800758816">
                <text:p>5.800758816</text:p>
              </table:table-cell>
              <table:table-cell office:value-type="float" office:value="1604.90102535264">
                <text:p>1604.901025352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838264821">
                <text:p>5.838264821</text:p>
              </table:table-cell>
              <table:table-cell office:value-type="float" office:value="1599.74382768835">
                <text:p>1599.743827688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876077338">
                <text:p>5.876077338</text:p>
              </table:table-cell>
              <table:table-cell office:value-type="float" office:value="1586.7761461106">
                <text:p>1586.77614611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913517145">
                <text:p>5.913517145</text:p>
              </table:table-cell>
              <table:table-cell office:value-type="float" office:value="1602.57236368758">
                <text:p>1602.572363687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950796898">
                <text:p>5.950796898</text:p>
              </table:table-cell>
              <table:table-cell office:value-type="float" office:value="1609.45272357357">
                <text:p>1609.452723573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987932432">
                <text:p>5.987932432</text:p>
              </table:table-cell>
              <table:table-cell office:value-type="float" office:value="1615.70316990741">
                <text:p>1615.703169907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025275311">
                <text:p>6.025275311</text:p>
              </table:table-cell>
              <table:table-cell office:value-type="float" office:value="1606.73203584542">
                <text:p>1606.732035845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06235147">
                <text:p>6.06235147</text:p>
              </table:table-cell>
              <table:table-cell office:value-type="float" office:value="1618.29061095562">
                <text:p>1618.290610955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098906896">
                <text:p>6.098906896</text:p>
              </table:table-cell>
              <table:table-cell office:value-type="float" office:value="1641.3432030583">
                <text:p>1641.34320305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135408416">
                <text:p>6.135408416</text:p>
              </table:table-cell>
              <table:table-cell office:value-type="float" office:value="1643.76716366873">
                <text:p>1643.767163668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171884988">
                <text:p>6.171884988</text:p>
              </table:table-cell>
              <table:table-cell office:value-type="float" office:value="1644.89141139697">
                <text:p>1644.891411396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208337445">
                <text:p>6.208337445</text:p>
              </table:table-cell>
              <table:table-cell office:value-type="float" office:value="1645.97958376307">
                <text:p>1645.979583763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244906257">
                <text:p>6.244906257</text:p>
              </table:table-cell>
              <table:table-cell office:value-type="float" office:value="1640.74238999058">
                <text:p>1640.742389990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281635903">
                <text:p>6.281635903</text:p>
              </table:table-cell>
              <table:table-cell office:value-type="float" office:value="1633.55780777206">
                <text:p>1633.557807772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318782531">
                <text:p>6.318782531</text:p>
              </table:table-cell>
              <table:table-cell office:value-type="float" office:value="1615.22063321593">
                <text:p>1615.220633215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355881866">
                <text:p>6.355881866</text:p>
              </table:table-cell>
              <table:table-cell office:value-type="float" office:value="1617.27966282951">
                <text:p>1617.279662829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393076828">
                <text:p>6.393076828</text:p>
              </table:table-cell>
              <table:table-cell office:value-type="float" office:value="1613.12169105064">
                <text:p>1613.121691050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430635802">
                <text:p>6.430635802</text:p>
              </table:table-cell>
              <table:table-cell office:value-type="float" office:value="1597.48772690119">
                <text:p>1597.487726901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4684791">
                <text:p>6.4684791</text:p>
              </table:table-cell>
              <table:table-cell office:value-type="float" office:value="1585.48549336257">
                <text:p>1585.485493362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505932605">
                <text:p>6.505932605</text:p>
              </table:table-cell>
              <table:table-cell office:value-type="float" office:value="1601.9862493511">
                <text:p>1601.98624935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543146525">
                <text:p>6.543146525</text:p>
              </table:table-cell>
              <table:table-cell office:value-type="float" office:value="1612.29991358076">
                <text:p>1612.299913580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580595342">
                <text:p>6.580595342</text:p>
              </table:table-cell>
              <table:table-cell office:value-type="float" office:value="1602.18679270958">
                <text:p>1602.186792709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61839588">
                <text:p>6.61839588</text:p>
              </table:table-cell>
              <table:table-cell office:value-type="float" office:value="1587.27899587042">
                <text:p>1587.278995870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655800114">
                <text:p>6.655800114</text:p>
              </table:table-cell>
              <table:table-cell office:value-type="float" office:value="1604.09647742017">
                <text:p>1604.096477420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6929557">
                <text:p>6.6929557</text:p>
              </table:table-cell>
              <table:table-cell office:value-type="float" office:value="1614.83121272798">
                <text:p>1614.831212727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729971233">
                <text:p>6.729971233</text:p>
              </table:table-cell>
              <table:table-cell office:value-type="float" office:value="1620.94113301022">
                <text:p>1620.941133010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766871661">
                <text:p>6.766871661</text:p>
              </table:table-cell>
              <table:table-cell office:value-type="float" office:value="1625.99740035539">
                <text:p>1625.997400355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803776673">
                <text:p>6.803776673</text:p>
              </table:table-cell>
              <table:table-cell office:value-type="float" office:value="1625.79543396444">
                <text:p>1625.795433964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840769081">
                <text:p>6.840769081</text:p>
              </table:table-cell>
              <table:table-cell office:value-type="float" office:value="1621.95442913585">
                <text:p>1621.954429135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877667166">
                <text:p>6.877667166</text:p>
              </table:table-cell>
              <table:table-cell office:value-type="float" office:value="1626.10064993885">
                <text:p>1626.100649938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914975357">
                <text:p>6.914975357</text:p>
              </table:table-cell>
              <table:table-cell office:value-type="float" office:value="1608.22592550784">
                <text:p>1608.225925507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951909171">
                <text:p>6.951909171</text:p>
              </table:table-cell>
              <table:table-cell office:value-type="float" office:value="1624.52759414444">
                <text:p>1624.527594144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98914382">
                <text:p>6.98914382</text:p>
              </table:table-cell>
              <table:table-cell office:value-type="float" office:value="1611.40232582836">
                <text:p>1611.402325828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026483366">
                <text:p>7.026483366</text:p>
              </table:table-cell>
              <table:table-cell office:value-type="float" office:value="1606.8754558504">
                <text:p>1606.87545585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063813432">
                <text:p>7.063813432</text:p>
              </table:table-cell>
              <table:table-cell office:value-type="float" office:value="1607.28352315266">
                <text:p>1607.283523152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10132501">
                <text:p>7.10132501</text:p>
              </table:table-cell>
              <table:table-cell office:value-type="float" office:value="1599.50615780546">
                <text:p>1599.506157805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138954506">
                <text:p>7.138954506</text:p>
              </table:table-cell>
              <table:table-cell office:value-type="float" office:value="1594.49385131292">
                <text:p>1594.493851312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176468115">
                <text:p>7.176468115</text:p>
              </table:table-cell>
              <table:table-cell office:value-type="float" office:value="1599.41955997883">
                <text:p>1599.419559978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213662764">
                <text:p>7.213662764</text:p>
              </table:table-cell>
              <table:table-cell office:value-type="float" office:value="1613.13526577439">
                <text:p>1613.135265774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25112007">
                <text:p>7.25112007</text:p>
              </table:table-cell>
              <table:table-cell office:value-type="float" office:value="1601.8236869464">
                <text:p>1601.82368694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288729513">
                <text:p>7.288729513</text:p>
              </table:table-cell>
              <table:table-cell office:value-type="float" office:value="1595.34402038335">
                <text:p>1595.344020383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326221872">
                <text:p>7.326221872</text:p>
              </table:table-cell>
              <table:table-cell office:value-type="float" office:value="1600.32608244264">
                <text:p>1600.326082442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36405564">
                <text:p>7.36405564</text:p>
              </table:table-cell>
              <table:table-cell office:value-type="float" office:value="1585.88486349011">
                <text:p>1585.884863490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401698625">
                <text:p>7.401698625</text:p>
              </table:table-cell>
              <table:table-cell office:value-type="float" office:value="1593.92247984593">
                <text:p>1593.922479845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439297495">
                <text:p>7.439297495</text:p>
              </table:table-cell>
              <table:table-cell office:value-type="float" office:value="1595.79263951283">
                <text:p>1595.792639512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476614176">
                <text:p>7.476614176</text:p>
              </table:table-cell>
              <table:table-cell office:value-type="float" office:value="1607.86003449771">
                <text:p>1607.860034497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514078305">
                <text:p>7.514078305</text:p>
              </table:table-cell>
              <table:table-cell office:value-type="float" office:value="1601.53196141301">
                <text:p>1601.531961413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551419205">
                <text:p>7.551419205</text:p>
              </table:table-cell>
              <table:table-cell office:value-type="float" office:value="1606.81718973029">
                <text:p>1606.817189730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58880698">
                <text:p>7.58880698</text:p>
              </table:table-cell>
              <table:table-cell office:value-type="float" office:value="1604.80263936545">
                <text:p>1604.802639365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626025379">
                <text:p>7.626025379</text:p>
              </table:table-cell>
              <table:table-cell office:value-type="float" office:value="1612.10588343683">
                <text:p>1612.105883436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663145601">
                <text:p>7.663145601</text:p>
              </table:table-cell>
              <table:table-cell office:value-type="float" office:value="1616.36964347887">
                <text:p>1616.369643478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700155874">
                <text:p>7.700155874</text:p>
              </table:table-cell>
              <table:table-cell office:value-type="float" office:value="1621.17150554388">
                <text:p>1621.171505543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737405262">
                <text:p>7.737405262</text:p>
              </table:table-cell>
              <table:table-cell office:value-type="float" office:value="1610.76471914119">
                <text:p>1610.764719141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774348764">
                <text:p>7.774348764</text:p>
              </table:table-cell>
              <table:table-cell office:value-type="float" office:value="1624.10158084094">
                <text:p>1624.101580840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811184192">
                <text:p>7.811184192</text:p>
              </table:table-cell>
              <table:table-cell office:value-type="float" office:value="1628.86664436206">
                <text:p>1628.866644362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84793212">
                <text:p>7.84793212</text:p>
              </table:table-cell>
              <table:table-cell office:value-type="float" office:value="1632.74511694916">
                <text:p>1632.745116949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884620411">
                <text:p>7.884620411</text:p>
              </table:table-cell>
              <table:table-cell office:value-type="float" office:value="1635.39915227991">
                <text:p>1635.399152279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921345214">
                <text:p>7.921345214</text:p>
              </table:table-cell>
              <table:table-cell office:value-type="float" office:value="1633.7732294984">
                <text:p>1633.77322949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958222413">
                <text:p>7.958222413</text:p>
              </table:table-cell>
              <table:table-cell office:value-type="float" office:value="1627.0216184261">
                <text:p>1627.02161842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9951593">
                <text:p>7.9951593</text:p>
              </table:table-cell>
              <table:table-cell office:value-type="float" office:value="1624.3924400018">
                <text:p>1624.39244000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032181604">
                <text:p>8.032181604</text:p>
              </table:table-cell>
              <table:table-cell office:value-type="float" office:value="1620.64467948832">
                <text:p>1620.644679488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068942031">
                <text:p>8.068942031</text:p>
              </table:table-cell>
              <table:table-cell office:value-type="float" office:value="1632.18996340817">
                <text:p>1632.189963408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105646313">
                <text:p>8.105646313</text:p>
              </table:table-cell>
              <table:table-cell office:value-type="float" office:value="1634.68665590576">
                <text:p>1634.686655905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14238648">
                <text:p>8.14238648</text:p>
              </table:table-cell>
              <table:table-cell office:value-type="float" office:value="1633.09001834417">
                <text:p>1633.090018344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179534566">
                <text:p>8.179534566</text:p>
              </table:table-cell>
              <table:table-cell office:value-type="float" office:value="1615.15723851836">
                <text:p>1615.157238518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216191243">
                <text:p>8.216191243</text:p>
              </table:table-cell>
              <table:table-cell office:value-type="float" office:value="1636.80957769288">
                <text:p>1636.809577692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253160995">
                <text:p>8.253160995</text:p>
              </table:table-cell>
              <table:table-cell office:value-type="float" office:value="1622.94840387364">
                <text:p>1622.948403873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290002621">
                <text:p>8.290002621</text:p>
              </table:table-cell>
              <table:table-cell office:value-type="float" office:value="1628.59261423473">
                <text:p>1628.592614234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327212113">
                <text:p>8.327212113</text:p>
              </table:table-cell>
              <table:table-cell office:value-type="float" office:value="1612.4917803232">
                <text:p>1612.49178032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364349679">
                <text:p>8.364349679</text:p>
              </table:table-cell>
              <table:table-cell office:value-type="float" office:value="1615.61476592184">
                <text:p>1615.614765921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401393702">
                <text:p>8.401393702</text:p>
              </table:table-cell>
              <table:table-cell office:value-type="float" office:value="1619.6944916053">
                <text:p>1619.69449160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.438339599">
                <text:p>8.438339599</text:p>
              </table:table-cell>
              <table:table-cell office:value-type="float" office:value="1623.99629923728">
                <text:p>1623.996299237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.475437789">
                <text:p>8.475437789</text:p>
              </table:table-cell>
              <table:table-cell office:value-type="float" office:value="1617.32957861279">
                <text:p>1617.329578612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.51254775">
                <text:p>8.51254775</text:p>
              </table:table-cell>
              <table:table-cell office:value-type="float" office:value="1616.81657385741">
                <text:p>1616.816573857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.549673284">
                <text:p>8.549673284</text:p>
              </table:table-cell>
              <table:table-cell office:value-type="float" office:value="1616.13836988845">
                <text:p>1616.138369888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.586739495">
                <text:p>8.586739495</text:p>
              </table:table-cell>
              <table:table-cell office:value-type="float" office:value="1618.72493522474">
                <text:p>1618.724935224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.623947894">
                <text:p>8.623947894</text:p>
              </table:table-cell>
              <table:table-cell office:value-type="float" office:value="1612.53914741128">
                <text:p>1612.539147411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661292023">
                <text:p>8.661292023</text:p>
              </table:table-cell>
              <table:table-cell office:value-type="float" office:value="1606.67825456591">
                <text:p>1606.678254565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.698804642">
                <text:p>8.698804642</text:p>
              </table:table-cell>
              <table:table-cell office:value-type="float" office:value="1599.46177045112">
                <text:p>1599.461770451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.736245543">
                <text:p>8.736245543</text:p>
              </table:table-cell>
              <table:table-cell office:value-type="float" office:value="1602.5255375131">
                <text:p>1602.52553751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.773544984">
                <text:p>8.773544984</text:p>
              </table:table-cell>
              <table:table-cell office:value-type="float" office:value="1608.60319595682">
                <text:p>1608.603195956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810850154">
                <text:p>8.810850154</text:p>
              </table:table-cell>
              <table:table-cell office:value-type="float" office:value="1608.35616082153">
                <text:p>1608.356160821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.848226419">
                <text:p>8.848226419</text:p>
              </table:table-cell>
              <table:table-cell office:value-type="float" office:value="1605.29683744488">
                <text:p>1605.296837444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.885242577">
                <text:p>8.885242577</text:p>
              </table:table-cell>
              <table:table-cell office:value-type="float" office:value="1620.91376419994">
                <text:p>1620.913764199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922313579">
                <text:p>8.922313579</text:p>
              </table:table-cell>
              <table:table-cell office:value-type="float" office:value="1618.51573367232">
                <text:p>1618.515733672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958812235">
                <text:p>8.958812235</text:p>
              </table:table-cell>
              <table:table-cell office:value-type="float" office:value="1643.89614784724">
                <text:p>1643.896147847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995566256">
                <text:p>8.995566256</text:p>
              </table:table-cell>
              <table:table-cell office:value-type="float" office:value="1632.47444408871">
                <text:p>1632.474444088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032346111">
                <text:p>9.032346111</text:p>
              </table:table-cell>
              <table:table-cell office:value-type="float" office:value="1631.32780159144">
                <text:p>1631.327801591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06950753">
                <text:p>9.06950753</text:p>
              </table:table-cell>
              <table:table-cell office:value-type="float" office:value="1614.57774257758">
                <text:p>1614.577742577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106341708">
                <text:p>9.106341708</text:p>
              </table:table-cell>
              <table:table-cell office:value-type="float" office:value="1628.92192137424">
                <text:p>1628.921921374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143228282">
                <text:p>9.143228282</text:p>
              </table:table-cell>
              <table:table-cell office:value-type="float" office:value="1626.60809865398">
                <text:p>1626.608098653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18019668">
                <text:p>9.18019668</text:p>
              </table:table-cell>
              <table:table-cell office:value-type="float" office:value="1623.00784578227">
                <text:p>1623.007845782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217496486">
                <text:p>9.217496486</text:p>
              </table:table-cell>
              <table:table-cell office:value-type="float" office:value="1608.58745485164">
                <text:p>1608.587454851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254605249">
                <text:p>9.254605249</text:p>
              </table:table-cell>
              <table:table-cell office:value-type="float" office:value="1616.86877032241">
                <text:p>1616.868770322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29172922">
                <text:p>9.29172922</text:p>
              </table:table-cell>
              <table:table-cell office:value-type="float" office:value="1616.2064128323">
                <text:p>1616.20641283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.328555482">
                <text:p>9.328555482</text:p>
              </table:table-cell>
              <table:table-cell office:value-type="float" office:value="1629.27206676591">
                <text:p>1629.272066765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.36490924">
                <text:p>9.36490924</text:p>
              </table:table-cell>
              <table:table-cell office:value-type="float" office:value="1650.44835254718">
                <text:p>1650.448352547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.39995648">
                <text:p>9.39995648</text:p>
              </table:table-cell>
              <table:table-cell office:value-type="float" office:value="1711.97503712129">
                <text:p>1711.975037121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.433169699">
                <text:p>9.433169699</text:p>
              </table:table-cell>
              <table:table-cell office:value-type="float" office:value="1806.50963099962">
                <text:p>1806.509630999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.465615101">
                <text:p>9.465615101</text:p>
              </table:table-cell>
              <table:table-cell office:value-type="float" office:value="1849.26048997654">
                <text:p>1849.260489976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.496751537">
                <text:p>9.496751537</text:p>
              </table:table-cell>
              <table:table-cell office:value-type="float" office:value="1927.00282074669">
                <text:p>1927.002820746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.527563439">
                <text:p>9.527563439</text:p>
              </table:table-cell>
              <table:table-cell office:value-type="float" office:value="1947.29945590506">
                <text:p>1947.299455905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.557697786">
                <text:p>9.557697786</text:p>
              </table:table-cell>
              <table:table-cell office:value-type="float" office:value="1991.08346366353">
                <text:p>1991.083463663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.58743588">
                <text:p>9.58743588</text:p>
              </table:table-cell>
              <table:table-cell office:value-type="float" office:value="2017.61417527304">
                <text:p>2017.614175273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.616393813">
                <text:p>9.616393813</text:p>
              </table:table-cell>
              <table:table-cell office:value-type="float" office:value="2071.97108992545">
                <text:p>2071.971089925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.645465705">
                <text:p>9.645465705</text:p>
              </table:table-cell>
              <table:table-cell office:value-type="float" office:value="2063.84916399654">
                <text:p>2063.849163996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.674347856">
                <text:p>9.674347856</text:p>
              </table:table-cell>
              <table:table-cell office:value-type="float" office:value="2077.40760028564">
                <text:p>2077.407600285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.70208948">
                <text:p>9.70208948</text:p>
              </table:table-cell>
              <table:table-cell office:value-type="float" office:value="2162.81498156005">
                <text:p>2162.814981560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.728865109">
                <text:p>9.728865109</text:p>
              </table:table-cell>
              <table:table-cell office:value-type="float" office:value="2240.8437165006">
                <text:p>2240.84371650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.755096098">
                <text:p>9.755096098</text:p>
              </table:table-cell>
              <table:table-cell office:value-type="float" office:value="2287.37086504804">
                <text:p>2287.370865048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.780563386">
                <text:p>9.780563386</text:p>
              </table:table-cell>
              <table:table-cell office:value-type="float" office:value="2355.96346183372">
                <text:p>2355.963461833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.805488743">
                <text:p>9.805488743</text:p>
              </table:table-cell>
              <table:table-cell office:value-type="float" office:value="2407.18718692802">
                <text:p>2407.187186928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.829784877">
                <text:p>9.829784877</text:p>
              </table:table-cell>
              <table:table-cell office:value-type="float" office:value="2469.52869127244">
                <text:p>2469.528691272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.853749916">
                <text:p>9.853749916</text:p>
              </table:table-cell>
              <table:table-cell office:value-type="float" office:value="2503.64708357035">
                <text:p>2503.647083570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877213754">
                <text:p>9.877213754</text:p>
              </table:table-cell>
              <table:table-cell office:value-type="float" office:value="2557.1264172552">
                <text:p>2557.12641725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900704363">
                <text:p>9.900704363</text:p>
              </table:table-cell>
              <table:table-cell office:value-type="float" office:value="2554.21219603124">
                <text:p>2554.212196031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923452519">
                <text:p>9.923452519</text:p>
              </table:table-cell>
              <table:table-cell office:value-type="float" office:value="2637.57642597508">
                <text:p>2637.576425975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94617203">
                <text:p>9.94617203</text:p>
              </table:table-cell>
              <table:table-cell office:value-type="float" office:value="2640.90191025657">
                <text:p>2640.901910256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968714456">
                <text:p>9.968714456</text:p>
              </table:table-cell>
              <table:table-cell office:value-type="float" office:value="2661.6478634552">
                <text:p>2661.64786345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991054329">
                <text:p>9.991054329</text:p>
              </table:table-cell>
              <table:table-cell office:value-type="float" office:value="2685.780711466">
                <text:p>2685.7807114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.013215815">
                <text:p>10.013215815</text:p>
              </table:table-cell>
              <table:table-cell office:value-type="float" office:value="2707.39967527471">
                <text:p>2707.399675274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.035479073">
                <text:p>10.035479073</text:p>
              </table:table-cell>
              <table:table-cell office:value-type="float" office:value="2695.02334294482">
                <text:p>2695.023342944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.057579361">
                <text:p>10.057579361</text:p>
              </table:table-cell>
              <table:table-cell office:value-type="float" office:value="2714.89674704682">
                <text:p>2714.896747046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079779233">
                <text:p>10.079779233</text:p>
              </table:table-cell>
              <table:table-cell office:value-type="float" office:value="2702.71828594307">
                <text:p>2702.718285943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.101978584">
                <text:p>10.101978584</text:p>
              </table:table-cell>
              <table:table-cell office:value-type="float" office:value="2702.78171645678">
                <text:p>2702.781716456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124097206">
                <text:p>10.124097206</text:p>
              </table:table-cell>
              <table:table-cell office:value-type="float" office:value="2712.64638457125">
                <text:p>2712.646384571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.146294786">
                <text:p>10.146294786</text:p>
              </table:table-cell>
              <table:table-cell office:value-type="float" office:value="2702.99735376556">
                <text:p>2702.997353765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.168583617">
                <text:p>10.168583617</text:p>
              </table:table-cell>
              <table:table-cell office:value-type="float" office:value="2691.93121882424">
                <text:p>2691.931218824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.190749738">
                <text:p>10.190749738</text:p>
              </table:table-cell>
              <table:table-cell office:value-type="float" office:value="2706.83355017351">
                <text:p>2706.833550173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.21306607">
                <text:p>10.21306607</text:p>
              </table:table-cell>
              <table:table-cell office:value-type="float" office:value="2688.61388152825">
                <text:p>2688.613881528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.235338234">
                <text:p>10.235338234</text:p>
              </table:table-cell>
              <table:table-cell office:value-type="float" office:value="2693.94568035684">
                <text:p>2693.945680356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.257693784">
                <text:p>10.257693784</text:p>
              </table:table-cell>
              <table:table-cell office:value-type="float" office:value="2683.89728725078">
                <text:p>2683.897287250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.280050948">
                <text:p>10.280050948</text:p>
              </table:table-cell>
              <table:table-cell office:value-type="float" office:value="2683.7035323444">
                <text:p>2683.70353234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.302387331">
                <text:p>10.302387331</text:p>
              </table:table-cell>
              <table:table-cell office:value-type="float" office:value="2686.20035750653">
                <text:p>2686.200357506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.324955591">
                <text:p>10.324955591</text:p>
              </table:table-cell>
              <table:table-cell office:value-type="float" office:value="2658.60106184528">
                <text:p>2658.601061845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.347337808">
                <text:p>10.347337808</text:p>
              </table:table-cell>
              <table:table-cell office:value-type="float" office:value="2680.69959289549">
                <text:p>2680.699592895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.369838723">
                <text:p>10.369838723</text:p>
              </table:table-cell>
              <table:table-cell office:value-type="float" office:value="2666.55822663189">
                <text:p>2666.5582266318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.392413545">
                <text:p>10.392413545</text:p>
              </table:table-cell>
              <table:table-cell office:value-type="float" office:value="2657.82826548984">
                <text:p>2657.828265489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.41506967">
                <text:p>10.41506967</text:p>
              </table:table-cell>
              <table:table-cell office:value-type="float" office:value="2648.29047332704">
                <text:p>2648.290473327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.437546679">
                <text:p>10.437546679</text:p>
              </table:table-cell>
              <table:table-cell office:value-type="float" office:value="2669.39431309533">
                <text:p>2669.394313095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.460012907">
                <text:p>10.460012907</text:p>
              </table:table-cell>
              <table:table-cell office:value-type="float" office:value="2670.67529093013">
                <text:p>2670.675290930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.482588667">
                <text:p>10.482588667</text:p>
              </table:table-cell>
              <table:table-cell office:value-type="float" office:value="2657.717835413">
                <text:p>2657.7178354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.505176249">
                <text:p>10.505176249</text:p>
              </table:table-cell>
              <table:table-cell office:value-type="float" office:value="2656.32682595243">
                <text:p>2656.326825952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.527725498">
                <text:p>10.527725498</text:p>
              </table:table-cell>
              <table:table-cell office:value-type="float" office:value="2660.8424963509">
                <text:p>2660.84249635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550184278">
                <text:p>10.550184278</text:p>
              </table:table-cell>
              <table:table-cell office:value-type="float" office:value="2671.56096635693">
                <text:p>2671.560966356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572805871">
                <text:p>10.572805871</text:p>
              </table:table-cell>
              <table:table-cell office:value-type="float" office:value="2652.33310492322">
                <text:p>2652.333104923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595400121">
                <text:p>10.595400121</text:p>
              </table:table-cell>
              <table:table-cell office:value-type="float" office:value="2655.5428925504">
                <text:p>2655.54289255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617896922">
                <text:p>10.617896922</text:p>
              </table:table-cell>
              <table:table-cell office:value-type="float" office:value="2667.04586132015">
                <text:p>2667.045861320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640281899">
                <text:p>10.640281899</text:p>
              </table:table-cell>
              <table:table-cell office:value-type="float" office:value="2680.36907073907">
                <text:p>2680.369070739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662692397">
                <text:p>10.662692397</text:p>
              </table:table-cell>
              <table:table-cell office:value-type="float" office:value="2677.31667542562">
                <text:p>2677.316675425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68474357">
                <text:p>10.68474357</text:p>
              </table:table-cell>
              <table:table-cell office:value-type="float" office:value="2720.94368857413">
                <text:p>2720.943688574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706934744">
                <text:p>10.706934744</text:p>
              </table:table-cell>
              <table:table-cell office:value-type="float" office:value="2703.77763700114">
                <text:p>2703.777637001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728944511">
                <text:p>10.728944511</text:p>
              </table:table-cell>
              <table:table-cell office:value-type="float" office:value="2726.06247944377">
                <text:p>2726.062479443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751040632">
                <text:p>10.751040632</text:p>
              </table:table-cell>
              <table:table-cell office:value-type="float" office:value="2715.4087362211">
                <text:p>2715.40873622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772684251">
                <text:p>10.772684251</text:p>
              </table:table-cell>
              <table:table-cell office:value-type="float" office:value="2772.17964333983">
                <text:p>2772.179643339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794527662">
                <text:p>10.794527662</text:p>
              </table:table-cell>
              <table:table-cell office:value-type="float" office:value="2746.8237446978">
                <text:p>2746.82374469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815987478">
                <text:p>10.815987478</text:p>
              </table:table-cell>
              <table:table-cell office:value-type="float" office:value="2795.92332012537">
                <text:p>2795.9233201253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837666461">
                <text:p>10.837666461</text:p>
              </table:table-cell>
              <table:table-cell office:value-type="float" office:value="2767.65750496723">
                <text:p>2767.6575049672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85889539">
                <text:p>10.85889539</text:p>
              </table:table-cell>
              <table:table-cell office:value-type="float" office:value="2826.33193601013">
                <text:p>2826.331936010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880518227">
                <text:p>10.880518227</text:p>
              </table:table-cell>
              <table:table-cell office:value-type="float" office:value="2774.84402254908">
                <text:p>2774.844022549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901636843">
                <text:p>10.901636843</text:p>
              </table:table-cell>
              <table:table-cell office:value-type="float" office:value="2841.09526874313">
                <text:p>2841.095268743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922824001">
                <text:p>10.922824001</text:p>
              </table:table-cell>
              <table:table-cell office:value-type="float" office:value="2831.90411852311">
                <text:p>2831.904118523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943913345">
                <text:p>10.943913345</text:p>
              </table:table-cell>
              <table:table-cell office:value-type="float" office:value="2845.03870769997">
                <text:p>2845.038707699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964923418">
                <text:p>10.964923418</text:p>
              </table:table-cell>
              <table:table-cell office:value-type="float" office:value="2855.77303800905">
                <text:p>2855.773038009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985984898">
                <text:p>10.985984898</text:p>
              </table:table-cell>
              <table:table-cell office:value-type="float" office:value="2848.80264824692">
                <text:p>2848.802648246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.006990544">
                <text:p>11.006990544</text:p>
              </table:table-cell>
              <table:table-cell office:value-type="float" office:value="2856.37490034788">
                <text:p>2856.374900347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.028034003">
                <text:p>11.028034003</text:p>
              </table:table-cell>
              <table:table-cell office:value-type="float" office:value="2851.24227913322">
                <text:p>2851.242279133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.049036264">
                <text:p>11.049036264</text:p>
              </table:table-cell>
              <table:table-cell office:value-type="float" office:value="2856.83527121205">
                <text:p>2856.835271212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.070176859">
                <text:p>11.070176859</text:p>
              </table:table-cell>
              <table:table-cell office:value-type="float" office:value="2838.1414998014">
                <text:p>2838.14149980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.090964378">
                <text:p>11.090964378</text:p>
              </table:table-cell>
              <table:table-cell office:value-type="float" office:value="2886.34733178131">
                <text:p>2886.347331781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.111769555">
                <text:p>11.111769555</text:p>
              </table:table-cell>
              <table:table-cell office:value-type="float" office:value="2883.89759914087">
                <text:p>2883.8975991408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.132653898">
                <text:p>11.132653898</text:p>
              </table:table-cell>
              <table:table-cell office:value-type="float" office:value="2872.96564704016">
                <text:p>2872.965647040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.153555377">
                <text:p>11.153555377</text:p>
              </table:table-cell>
              <table:table-cell office:value-type="float" office:value="2870.61025681448">
                <text:p>2870.610256814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.17446222">
                <text:p>11.17446222</text:p>
              </table:table-cell>
              <table:table-cell office:value-type="float" office:value="2869.87375377543">
                <text:p>2869.873753775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195297657">
                <text:p>11.195297657</text:p>
              </table:table-cell>
              <table:table-cell office:value-type="float" office:value="2879.70921848212">
                <text:p>2879.709218482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216192677">
                <text:p>11.216192677</text:p>
              </table:table-cell>
              <table:table-cell office:value-type="float" office:value="2871.49761043525">
                <text:p>2871.497610435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23710374">
                <text:p>11.23710374</text:p>
              </table:table-cell>
              <table:table-cell office:value-type="float" office:value="2869.29459301044">
                <text:p>2869.294593010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258002354">
                <text:p>11.258002354</text:p>
              </table:table-cell>
              <table:table-cell office:value-type="float" office:value="2871.0037900121">
                <text:p>2871.00379001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27888701">
                <text:p>11.27888701</text:p>
              </table:table-cell>
              <table:table-cell office:value-type="float" office:value="2872.92258967544">
                <text:p>2872.922589675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.299807187">
                <text:p>11.299807187</text:p>
              </table:table-cell>
              <table:table-cell office:value-type="float" office:value="2868.04456769166">
                <text:p>2868.044567691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320641946">
                <text:p>11.320641946</text:p>
              </table:table-cell>
              <table:table-cell office:value-type="float" office:value="2879.802929326">
                <text:p>2879.8029293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34136983">
                <text:p>11.34136983</text:p>
              </table:table-cell>
              <table:table-cell office:value-type="float" office:value="2894.65147527851">
                <text:p>2894.651475278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.362221205">
                <text:p>11.362221205</text:p>
              </table:table-cell>
              <table:table-cell office:value-type="float" office:value="2877.50807800452">
                <text:p>2877.508078004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383090183">
                <text:p>11.383090183</text:p>
              </table:table-cell>
              <table:table-cell office:value-type="float" office:value="2875.08089758836">
                <text:p>2875.080897588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.40382838">
                <text:p>11.40382838</text:p>
              </table:table-cell>
              <table:table-cell office:value-type="float" office:value="2893.21197980711">
                <text:p>2893.211979807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424507826">
                <text:p>11.424507826</text:p>
              </table:table-cell>
              <table:table-cell office:value-type="float" office:value="2901.43169212574">
                <text:p>2901.4316921257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445197064">
                <text:p>11.445197064</text:p>
              </table:table-cell>
              <table:table-cell office:value-type="float" office:value="2900.05847484582">
                <text:p>2900.0584748458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465910729">
                <text:p>11.465910729</text:p>
              </table:table-cell>
              <table:table-cell office:value-type="float" office:value="2896.63852340921">
                <text:p>2896.638523409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486274861">
                <text:p>11.486274861</text:p>
              </table:table-cell>
              <table:table-cell office:value-type="float" office:value="2946.35685920753">
                <text:p>2946.356859207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506763369">
                <text:p>11.506763369</text:p>
              </table:table-cell>
              <table:table-cell office:value-type="float" office:value="2928.47092623831">
                <text:p>2928.470926238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527552087">
                <text:p>11.527552087</text:p>
              </table:table-cell>
              <table:table-cell office:value-type="float" office:value="2886.18086021436">
                <text:p>2886.180860214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547981896">
                <text:p>11.547981896</text:p>
              </table:table-cell>
              <table:table-cell office:value-type="float" office:value="2936.88501933628">
                <text:p>2936.885019336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567866494">
                <text:p>11.567866494</text:p>
              </table:table-cell>
              <table:table-cell office:value-type="float" office:value="3017.41076183674">
                <text:p>3017.410761836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588027968">
                <text:p>11.588027968</text:p>
              </table:table-cell>
              <table:table-cell office:value-type="float" office:value="2975.97288769686">
                <text:p>2975.972887696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608308089">
                <text:p>11.608308089</text:p>
              </table:table-cell>
              <table:table-cell office:value-type="float" office:value="2958.56222948586">
                <text:p>2958.562229485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628429876">
                <text:p>11.628429876</text:p>
              </table:table-cell>
              <table:table-cell office:value-type="float" office:value="2981.84251726736">
                <text:p>2981.842517267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648524371">
                <text:p>11.648524371</text:p>
              </table:table-cell>
              <table:table-cell office:value-type="float" office:value="2985.89240485982">
                <text:p>2985.892404859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668611782">
                <text:p>11.668611782</text:p>
              </table:table-cell>
              <table:table-cell office:value-type="float" office:value="2986.94540575707">
                <text:p>2986.945405757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688568464">
                <text:p>11.688568464</text:p>
              </table:table-cell>
              <table:table-cell office:value-type="float" office:value="3006.51180391608">
                <text:p>3006.511803916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.708509728">
                <text:p>11.708509728</text:p>
              </table:table-cell>
              <table:table-cell office:value-type="float" office:value="3008.83635059445">
                <text:p>3008.836350594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728478129">
                <text:p>11.728478129</text:p>
              </table:table-cell>
              <table:table-cell office:value-type="float" office:value="3004.74735057656">
                <text:p>3004.747350576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.748303872">
                <text:p>11.748303872</text:p>
              </table:table-cell>
              <table:table-cell office:value-type="float" office:value="3026.36829298175">
                <text:p>3026.368292981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.768131021">
                <text:p>11.768131021</text:p>
              </table:table-cell>
              <table:table-cell office:value-type="float" office:value="3026.15368452604">
                <text:p>3026.153684526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.787980411">
                <text:p>11.787980411</text:p>
              </table:table-cell>
              <table:table-cell office:value-type="float" office:value="3022.76291613984">
                <text:p>3022.762916139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.807249432">
                <text:p>11.807249432</text:p>
              </table:table-cell>
              <table:table-cell office:value-type="float" office:value="3113.80635269439">
                <text:p>3113.806352694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.826723923">
                <text:p>11.826723923</text:p>
              </table:table-cell>
              <table:table-cell office:value-type="float" office:value="3080.95343801277">
                <text:p>3080.9534380127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.846196174">
                <text:p>11.846196174</text:p>
              </table:table-cell>
              <table:table-cell office:value-type="float" office:value="3081.30785701152">
                <text:p>3081.307857011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.865471029">
                <text:p>11.865471029</text:p>
              </table:table-cell>
              <table:table-cell office:value-type="float" office:value="3112.8638840605">
                <text:p>3112.863884060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.884789165">
                <text:p>11.884789165</text:p>
              </table:table-cell>
              <table:table-cell office:value-type="float" office:value="3105.88971938038">
                <text:p>3105.889719380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.90401454">
                <text:p>11.90401454</text:p>
              </table:table-cell>
              <table:table-cell office:value-type="float" office:value="3120.87540555162">
                <text:p>3120.875405551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.923138456">
                <text:p>11.923138456</text:p>
              </table:table-cell>
              <table:table-cell office:value-type="float" office:value="3137.43273082746">
                <text:p>3137.432730827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.942221747">
                <text:p>11.942221747</text:p>
              </table:table-cell>
              <table:table-cell office:value-type="float" office:value="3144.11177820469">
                <text:p>3144.111778204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.961247746">
                <text:p>11.961247746</text:p>
              </table:table-cell>
              <table:table-cell office:value-type="float" office:value="3153.57947827074">
                <text:p>3153.579478270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.980096713">
                <text:p>11.980096713</text:p>
              </table:table-cell>
              <table:table-cell office:value-type="float" office:value="3183.19831532408">
                <text:p>3183.198315324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.99893771">
                <text:p>11.99893771</text:p>
              </table:table-cell>
              <table:table-cell office:value-type="float" office:value="3184.54485184594">
                <text:p>3184.544851845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.017698552">
                <text:p>12.017698552</text:p>
              </table:table-cell>
              <table:table-cell office:value-type="float" office:value="3198.15070133864">
                <text:p>3198.150701338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.036341944">
                <text:p>12.036341944</text:p>
              </table:table-cell>
              <table:table-cell office:value-type="float" office:value="3218.29847272405">
                <text:p>3218.298472724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.055056847">
                <text:p>12.055056847</text:p>
              </table:table-cell>
              <table:table-cell office:value-type="float" office:value="3206.00112113871">
                <text:p>3206.001121138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.073786646">
                <text:p>12.073786646</text:p>
              </table:table-cell>
              <table:table-cell office:value-type="float" office:value="3203.45135577819">
                <text:p>3203.451355778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.092594571">
                <text:p>12.092594571</text:p>
              </table:table-cell>
              <table:table-cell office:value-type="float" office:value="3190.14458001068">
                <text:p>3190.144580010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.110910722">
                <text:p>12.110910722</text:p>
              </table:table-cell>
              <table:table-cell office:value-type="float" office:value="3275.79740961943">
                <text:p>3275.7974096194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.129623334">
                <text:p>12.129623334</text:p>
              </table:table-cell>
              <table:table-cell office:value-type="float" office:value="3206.39363441118">
                <text:p>3206.393634411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147809223">
                <text:p>12.147809223</text:p>
              </table:table-cell>
              <table:table-cell office:value-type="float" office:value="3299.2613118883">
                <text:p>3299.26131188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.166187093">
                <text:p>12.166187093</text:p>
              </table:table-cell>
              <table:table-cell office:value-type="float" office:value="3264.79619237732">
                <text:p>3264.796192377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.184379389">
                <text:p>12.184379389</text:p>
              </table:table-cell>
              <table:table-cell office:value-type="float" office:value="3298.0993712939">
                <text:p>3298.09937129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.202562206">
                <text:p>12.202562206</text:p>
              </table:table-cell>
              <table:table-cell office:value-type="float" office:value="3299.81872445845">
                <text:p>3299.818724458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.220713408">
                <text:p>12.220713408</text:p>
              </table:table-cell>
              <table:table-cell office:value-type="float" office:value="3305.56620988543">
                <text:p>3305.566209885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.23891086">
                <text:p>12.23891086</text:p>
              </table:table-cell>
              <table:table-cell office:value-type="float" office:value="3297.1648997888">
                <text:p>3297.16489978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.256837426">
                <text:p>12.256837426</text:p>
              </table:table-cell>
              <table:table-cell office:value-type="float" office:value="3346.98792841866">
                <text:p>3346.987928418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.274860554">
                <text:p>12.274860554</text:p>
              </table:table-cell>
              <table:table-cell office:value-type="float" office:value="3329.05586644017">
                <text:p>3329.055866440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.29279139">
                <text:p>12.29279139</text:p>
              </table:table-cell>
              <table:table-cell office:value-type="float" office:value="3346.19088591335">
                <text:p>3346.190885913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.310602642">
                <text:p>12.310602642</text:p>
              </table:table-cell>
              <table:table-cell office:value-type="float" office:value="3368.65707138361">
                <text:p>3368.6570713836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.32833405">
                <text:p>12.32833405</text:p>
              </table:table-cell>
              <table:table-cell office:value-type="float" office:value="3383.82603344312">
                <text:p>3383.826033443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.346110354">
                <text:p>12.346110354</text:p>
              </table:table-cell>
              <table:table-cell office:value-type="float" office:value="3375.279810696">
                <text:p>3375.2798106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.363918689">
                <text:p>12.363918689</text:p>
              </table:table-cell>
              <table:table-cell office:value-type="float" office:value="3369.20885641508">
                <text:p>3369.208856415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.381647493">
                <text:p>12.381647493</text:p>
              </table:table-cell>
              <table:table-cell office:value-type="float" office:value="3384.32304852586">
                <text:p>3384.323048525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.399202702">
                <text:p>12.399202702</text:p>
              </table:table-cell>
              <table:table-cell office:value-type="float" office:value="3417.78898787228">
                <text:p>3417.788987872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.416849318">
                <text:p>12.416849318</text:p>
              </table:table-cell>
              <table:table-cell office:value-type="float" office:value="3400.08531947421">
                <text:p>3400.0853194742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.434331714">
                <text:p>12.434331714</text:p>
              </table:table-cell>
              <table:table-cell office:value-type="float" office:value="3432.02384844764">
                <text:p>3432.023848447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.451826505">
                <text:p>12.451826505</text:p>
              </table:table-cell>
              <table:table-cell office:value-type="float" office:value="3429.5922712079">
                <text:p>3429.592271207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.469356089">
                <text:p>12.469356089</text:p>
              </table:table-cell>
              <table:table-cell office:value-type="float" office:value="3422.78516135956">
                <text:p>3422.785161359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.486730568">
                <text:p>12.486730568</text:p>
              </table:table-cell>
              <table:table-cell office:value-type="float" office:value="3453.34096061225">
                <text:p>3453.340960612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.504103796">
                <text:p>12.504103796</text:p>
              </table:table-cell>
              <table:table-cell office:value-type="float" office:value="3453.58962652185">
                <text:p>3453.589626521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.521405618">
                <text:p>12.521405618</text:p>
              </table:table-cell>
              <table:table-cell office:value-type="float" office:value="3467.84286649111">
                <text:p>3467.842866491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.538592387">
                <text:p>12.538592387</text:p>
              </table:table-cell>
              <table:table-cell office:value-type="float" office:value="3491.05756876149">
                <text:p>3491.057568761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.555778532">
                <text:p>12.555778532</text:p>
              </table:table-cell>
              <table:table-cell office:value-type="float" office:value="3491.18432318588">
                <text:p>3491.184323185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.572962645">
                <text:p>12.572962645</text:p>
              </table:table-cell>
              <table:table-cell office:value-type="float" office:value="3491.59715139158">
                <text:p>3491.5971513915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.590090247">
                <text:p>12.590090247</text:p>
              </table:table-cell>
              <table:table-cell office:value-type="float" office:value="3503.11736575878">
                <text:p>3503.1173657587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.606756179">
                <text:p>12.606756179</text:p>
              </table:table-cell>
              <table:table-cell office:value-type="float" office:value="3600.15869499556">
                <text:p>3600.158694995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.623583884">
                <text:p>12.623583884</text:p>
              </table:table-cell>
              <table:table-cell office:value-type="float" office:value="3565.54859976434">
                <text:p>3565.548599764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.640362474">
                <text:p>12.640362474</text:p>
              </table:table-cell>
              <table:table-cell office:value-type="float" office:value="3575.98582479192">
                <text:p>3575.985824791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.656988614">
                <text:p>12.656988614</text:p>
              </table:table-cell>
              <table:table-cell office:value-type="float" office:value="3608.77509752723">
                <text:p>3608.775097527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.673589234">
                <text:p>12.673589234</text:p>
              </table:table-cell>
              <table:table-cell office:value-type="float" office:value="3614.32283854493">
                <text:p>3614.3228385449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.690218344">
                <text:p>12.690218344</text:p>
              </table:table-cell>
              <table:table-cell office:value-type="float" office:value="3608.13056140703">
                <text:p>3608.130561407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.706783911">
                <text:p>12.706783911</text:p>
              </table:table-cell>
              <table:table-cell office:value-type="float" office:value="3621.97080244809">
                <text:p>3621.970802448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.723400886">
                <text:p>12.723400886</text:p>
              </table:table-cell>
              <table:table-cell office:value-type="float" office:value="3610.76549732994">
                <text:p>3610.7654973299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.739850775">
                <text:p>12.739850775</text:p>
              </table:table-cell>
              <table:table-cell office:value-type="float" office:value="3647.44102528585">
                <text:p>3647.4410252858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.756307488">
                <text:p>12.756307488</text:p>
              </table:table-cell>
              <table:table-cell office:value-type="float" office:value="3645.92856422861">
                <text:p>3645.9285642286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.772811545">
                <text:p>12.772811545</text:p>
              </table:table-cell>
              <table:table-cell office:value-type="float" office:value="3635.46975146726">
                <text:p>3635.469751467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.789409508">
                <text:p>12.789409508</text:p>
              </table:table-cell>
              <table:table-cell office:value-type="float" office:value="3614.90141892739">
                <text:p>3614.901418927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.805665491">
                <text:p>12.805665491</text:p>
              </table:table-cell>
              <table:table-cell office:value-type="float" office:value="3690.94874176466">
                <text:p>3690.948741764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.82219111">
                <text:p>12.82219111</text:p>
              </table:table-cell>
              <table:table-cell office:value-type="float" office:value="3630.72632861754">
                <text:p>3630.726328617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.838614229">
                <text:p>12.838614229</text:p>
              </table:table-cell>
              <table:table-cell office:value-type="float" office:value="3653.38642434511">
                <text:p>3653.386424345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.854934014">
                <text:p>12.854934014</text:p>
              </table:table-cell>
              <table:table-cell office:value-type="float" office:value="3676.51902276892">
                <text:p>3676.519022768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2.871400987">
                <text:p>12.871400987</text:p>
              </table:table-cell>
              <table:table-cell office:value-type="float" office:value="3643.65691253638">
                <text:p>3643.656912536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.887825512">
                <text:p>12.887825512</text:p>
              </table:table-cell>
              <table:table-cell office:value-type="float" office:value="3653.0736809737">
                <text:p>3653.07368097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.904167693">
                <text:p>12.904167693</text:p>
              </table:table-cell>
              <table:table-cell office:value-type="float" office:value="3671.48056920947">
                <text:p>3671.4805692094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.920512947">
                <text:p>12.920512947</text:p>
              </table:table-cell>
              <table:table-cell office:value-type="float" office:value="3670.79031014121">
                <text:p>3670.790310141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.936889971">
                <text:p>12.936889971</text:p>
              </table:table-cell>
              <table:table-cell office:value-type="float" office:value="3663.66929669262">
                <text:p>3663.669296692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2.953196475">
                <text:p>12.953196475</text:p>
              </table:table-cell>
              <table:table-cell office:value-type="float" office:value="3679.51340152389">
                <text:p>3679.5134015238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.96951928">
                <text:p>12.96951928</text:p>
              </table:table-cell>
              <table:table-cell office:value-type="float" office:value="3675.83880344062">
                <text:p>3675.838803440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.985814638">
                <text:p>12.985814638</text:p>
              </table:table-cell>
              <table:table-cell office:value-type="float" office:value="3682.03018307406">
                <text:p>3682.030183074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.001926818">
                <text:p>13.001926818</text:p>
              </table:table-cell>
              <table:table-cell office:value-type="float" office:value="3723.89087013749">
                <text:p>3723.890870137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.018094466">
                <text:p>13.018094466</text:p>
              </table:table-cell>
              <table:table-cell office:value-type="float" office:value="3711.11493768221">
                <text:p>3711.114937682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.034214875">
                <text:p>13.034214875</text:p>
              </table:table-cell>
              <table:table-cell office:value-type="float" office:value="3721.9899321415">
                <text:p>3721.98993214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.050219918">
                <text:p>13.050219918</text:p>
              </table:table-cell>
              <table:table-cell office:value-type="float" office:value="3748.81841929451">
                <text:p>3748.818419294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.066438348">
                <text:p>13.066438348</text:p>
              </table:table-cell>
              <table:table-cell office:value-type="float" office:value="3699.49495728041">
                <text:p>3699.494957280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.082294953">
                <text:p>13.082294953</text:p>
              </table:table-cell>
              <table:table-cell office:value-type="float" office:value="3783.91212999258">
                <text:p>3783.912129992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.09826833">
                <text:p>13.09826833</text:p>
              </table:table-cell>
              <table:table-cell office:value-type="float" office:value="3756.25016550938">
                <text:p>3756.250165509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.114269519">
                <text:p>13.114269519</text:p>
              </table:table-cell>
              <table:table-cell office:value-type="float" office:value="3749.7213488321">
                <text:p>3749.72134883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.130170082">
                <text:p>13.130170082</text:p>
              </table:table-cell>
              <table:table-cell office:value-type="float" office:value="3773.45129225954">
                <text:p>3773.451292259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.146190022">
                <text:p>13.146190022</text:p>
              </table:table-cell>
              <table:table-cell office:value-type="float" office:value="3745.33237952211">
                <text:p>3745.332379522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.162051262">
                <text:p>13.162051262</text:p>
              </table:table-cell>
              <table:table-cell office:value-type="float" office:value="3782.80638840353">
                <text:p>3782.8063884035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.178059014">
                <text:p>13.178059014</text:p>
              </table:table-cell>
              <table:table-cell office:value-type="float" office:value="3748.18400484961">
                <text:p>3748.184004849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.193958432">
                <text:p>13.193958432</text:p>
              </table:table-cell>
              <table:table-cell office:value-type="float" office:value="3773.72303816403">
                <text:p>3773.723038164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.209791807">
                <text:p>13.209791807</text:p>
              </table:table-cell>
              <table:table-cell office:value-type="float" office:value="3789.46371193767">
                <text:p>3789.463711937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.225699454">
                <text:p>13.225699454</text:p>
              </table:table-cell>
              <table:table-cell office:value-type="float" office:value="3771.77089735466">
                <text:p>3771.770897354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.241496163">
                <text:p>13.241496163</text:p>
              </table:table-cell>
              <table:table-cell office:value-type="float" office:value="3798.25949822841">
                <text:p>3798.2594982284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.257356883">
                <text:p>13.257356883</text:p>
              </table:table-cell>
              <table:table-cell office:value-type="float" office:value="3782.93040921239">
                <text:p>3782.9304092123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.27319604">
                <text:p>13.27319604</text:p>
              </table:table-cell>
              <table:table-cell office:value-type="float" office:value="3788.08038836951">
                <text:p>3788.0803883695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.289025874">
                <text:p>13.289025874</text:p>
              </table:table-cell>
              <table:table-cell office:value-type="float" office:value="3790.31138292378">
                <text:p>3790.3113829237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.304800707">
                <text:p>13.304800707</text:p>
              </table:table-cell>
              <table:table-cell office:value-type="float" office:value="3803.52679486411">
                <text:p>3803.526794864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.320597208">
                <text:p>13.320597208</text:p>
              </table:table-cell>
              <table:table-cell office:value-type="float" office:value="3798.30951170756">
                <text:p>3798.309511707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.33641324">
                <text:p>13.33641324</text:p>
              </table:table-cell>
              <table:table-cell office:value-type="float" office:value="3793.61903162562">
                <text:p>3793.6190316256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.352205053">
                <text:p>13.352205053</text:p>
              </table:table-cell>
              <table:table-cell office:value-type="float" office:value="3799.43708806585">
                <text:p>3799.4370880658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.367945146">
                <text:p>13.367945146</text:p>
              </table:table-cell>
              <table:table-cell office:value-type="float" office:value="3811.92156869683">
                <text:p>3811.9215686968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.383684459">
                <text:p>13.383684459</text:p>
              </table:table-cell>
              <table:table-cell office:value-type="float" office:value="3812.11047775782">
                <text:p>3812.1104777578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.399599033">
                <text:p>13.399599033</text:p>
              </table:table-cell>
              <table:table-cell office:value-type="float" office:value="3770.129191017">
                <text:p>3770.1291910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.415258554">
                <text:p>13.415258554</text:p>
              </table:table-cell>
              <table:table-cell office:value-type="float" office:value="3831.53482153128">
                <text:p>3831.534821531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.431028231">
                <text:p>13.431028231</text:p>
              </table:table-cell>
              <table:table-cell office:value-type="float" office:value="3804.7703830582">
                <text:p>3804.77038305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.446791919">
                <text:p>13.446791919</text:p>
              </table:table-cell>
              <table:table-cell office:value-type="float" office:value="3806.21590582106">
                <text:p>3806.2159058210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.462477533">
                <text:p>13.462477533</text:p>
              </table:table-cell>
              <table:table-cell office:value-type="float" office:value="3825.16106796996">
                <text:p>3825.1610679699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.478386222">
                <text:p>13.478386222</text:p>
              </table:table-cell>
              <table:table-cell office:value-type="float" office:value="3771.52385089689">
                <text:p>3771.523850896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.494180535">
                <text:p>13.494180535</text:p>
              </table:table-cell>
              <table:table-cell office:value-type="float" office:value="3798.83569484772">
                <text:p>3798.835694847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.509945472">
                <text:p>13.509945472</text:p>
              </table:table-cell>
              <table:table-cell office:value-type="float" office:value="3805.91435284514">
                <text:p>3805.914352845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.525785202">
                <text:p>13.525785202</text:p>
              </table:table-cell>
              <table:table-cell office:value-type="float" office:value="3787.94335509514">
                <text:p>3787.943355095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.541634568">
                <text:p>13.541634568</text:p>
              </table:table-cell>
              <table:table-cell office:value-type="float" office:value="3785.64038460563">
                <text:p>3785.640384605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.557514715">
                <text:p>13.557514715</text:p>
              </table:table-cell>
              <table:table-cell office:value-type="float" office:value="3778.30255601521">
                <text:p>3778.302556015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.57342533">
                <text:p>13.57342533</text:p>
              </table:table-cell>
              <table:table-cell office:value-type="float" office:value="3771.06730318111">
                <text:p>3771.0673031811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.58924855">
                <text:p>13.58924855</text:p>
              </table:table-cell>
              <table:table-cell office:value-type="float" office:value="3791.8957077001">
                <text:p>3791.895707700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.605169478">
                <text:p>13.605169478</text:p>
              </table:table-cell>
              <table:table-cell office:value-type="float" office:value="3768.62454248901">
                <text:p>3768.6245424890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.621069885">
                <text:p>13.621069885</text:p>
              </table:table-cell>
              <table:table-cell office:value-type="float" office:value="3773.48831385255">
                <text:p>3773.4883138525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.637097793">
                <text:p>13.637097793</text:p>
              </table:table-cell>
              <table:table-cell office:value-type="float" office:value="3743.47045166513">
                <text:p>3743.470451665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.652992003">
                <text:p>13.652992003</text:p>
              </table:table-cell>
              <table:table-cell office:value-type="float" office:value="3774.95956074594">
                <text:p>3774.9595607459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.668930796">
                <text:p>13.668930796</text:p>
              </table:table-cell>
              <table:table-cell office:value-type="float" office:value="3764.40047875642">
                <text:p>3764.4004787564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.684862141">
                <text:p>13.684862141</text:p>
              </table:table-cell>
              <table:table-cell office:value-type="float" office:value="3766.16035871374">
                <text:p>3766.160358713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3.700851559">
                <text:p>13.700851559</text:p>
              </table:table-cell>
              <table:table-cell office:value-type="float" office:value="3752.48179764887">
                <text:p>3752.4817976488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.716948999">
                <text:p>13.716948999</text:p>
              </table:table-cell>
              <table:table-cell office:value-type="float" office:value="3727.30073850267">
                <text:p>3727.300738502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.732577529">
                <text:p>13.732577529</text:p>
              </table:table-cell>
              <table:table-cell office:value-type="float" office:value="3839.13266314856">
                <text:p>3839.132663148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.748403093">
                <text:p>13.748403093</text:p>
              </table:table-cell>
              <table:table-cell office:value-type="float" office:value="3791.33407188521">
                <text:p>3791.3340718852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.764277927">
                <text:p>13.764277927</text:p>
              </table:table-cell>
              <table:table-cell office:value-type="float" office:value="3779.56708082788">
                <text:p>3779.567080827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3.780137344">
                <text:p>13.780137344</text:p>
              </table:table-cell>
              <table:table-cell office:value-type="float" office:value="3783.24121246036">
                <text:p>3783.2412124603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3.796108481">
                <text:p>13.796108481</text:p>
              </table:table-cell>
              <table:table-cell office:value-type="float" office:value="3756.77699089359">
                <text:p>3756.776990893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.811914409">
                <text:p>13.811914409</text:p>
              </table:table-cell>
              <table:table-cell office:value-type="float" office:value="3796.044117118">
                <text:p>3796.0441171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.827893671">
                <text:p>13.827893671</text:p>
              </table:table-cell>
              <table:table-cell office:value-type="float" office:value="3754.86677670134">
                <text:p>3754.8667767013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.843898193">
                <text:p>13.843898193</text:p>
              </table:table-cell>
              <table:table-cell office:value-type="float" office:value="3748.94045570386">
                <text:p>3748.9404557038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.859791622">
                <text:p>13.859791622</text:p>
              </table:table-cell>
              <table:table-cell office:value-type="float" office:value="3775.14506152151">
                <text:p>3775.1450615215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.87565557">
                <text:p>13.87565557</text:p>
              </table:table-cell>
              <table:table-cell office:value-type="float" office:value="3782.16065761189">
                <text:p>3782.1606576118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.891619416">
                <text:p>13.891619416</text:p>
              </table:table-cell>
              <table:table-cell office:value-type="float" office:value="3758.49278425805">
                <text:p>3758.492784258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.907556229">
                <text:p>13.907556229</text:p>
              </table:table-cell>
              <table:table-cell office:value-type="float" office:value="3764.86817031659">
                <text:p>3764.8681703165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.923470335">
                <text:p>13.923470335</text:p>
              </table:table-cell>
              <table:table-cell office:value-type="float" office:value="3770.24006249627">
                <text:p>3770.240062496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.939338867">
                <text:p>13.939338867</text:p>
              </table:table-cell>
              <table:table-cell office:value-type="float" office:value="3781.06809123809">
                <text:p>3781.0680912380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.955313337">
                <text:p>13.955313337</text:p>
              </table:table-cell>
              <table:table-cell office:value-type="float" office:value="3755.99315658053">
                <text:p>3755.9931565805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.971204578">
                <text:p>13.971204578</text:p>
              </table:table-cell>
              <table:table-cell office:value-type="float" office:value="3775.6648458107">
                <text:p>3775.664845810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3.987143006">
                <text:p>13.987143006</text:p>
              </table:table-cell>
              <table:table-cell office:value-type="float" office:value="3764.48668588853">
                <text:p>3764.4866858885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.003144664">
                <text:p>14.003144664</text:p>
              </table:table-cell>
              <table:table-cell office:value-type="float" office:value="3749.61144651376">
                <text:p>3749.6114465137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.019060071">
                <text:p>14.019060071</text:p>
              </table:table-cell>
              <table:table-cell office:value-type="float" office:value="3769.93186539359">
                <text:p>3769.9318653935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.034950114">
                <text:p>14.034950114</text:p>
              </table:table-cell>
              <table:table-cell office:value-type="float" office:value="3775.94950498273">
                <text:p>3775.9495049827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.050742188">
                <text:p>14.050742188</text:p>
              </table:table-cell>
              <table:table-cell office:value-type="float" office:value="3799.37429371211">
                <text:p>3799.374293712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.066606761">
                <text:p>14.066606761</text:p>
              </table:table-cell>
              <table:table-cell office:value-type="float" office:value="3782.0116557813">
                <text:p>3782.01165578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.082579565">
                <text:p>14.082579565</text:p>
              </table:table-cell>
              <table:table-cell office:value-type="float" office:value="3756.38491525961">
                <text:p>3756.3849152596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.098306534">
                <text:p>14.098306534</text:p>
              </table:table-cell>
              <table:table-cell office:value-type="float" office:value="3815.10257952456">
                <text:p>3815.1025795245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.11417517">
                <text:p>14.11417517</text:p>
              </table:table-cell>
              <table:table-cell office:value-type="float" office:value="3781.04331084274">
                <text:p>3781.0433108427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.130062556">
                <text:p>14.130062556</text:p>
              </table:table-cell>
              <table:table-cell office:value-type="float" office:value="3776.58099324852">
                <text:p>3776.580993248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.145917495">
                <text:p>14.145917495</text:p>
              </table:table-cell>
              <table:table-cell office:value-type="float" office:value="3784.30973465103">
                <text:p>3784.3097346510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.1618691">
                <text:p>14.1618691</text:p>
              </table:table-cell>
              <table:table-cell office:value-type="float" office:value="3761.37698996398">
                <text:p>3761.3769899639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.177678778">
                <text:p>14.177678778</text:p>
              </table:table-cell>
              <table:table-cell office:value-type="float" office:value="3795.14370880922">
                <text:p>3795.1437088092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.193544133">
                <text:p>14.193544133</text:p>
              </table:table-cell>
              <table:table-cell office:value-type="float" office:value="3781.82524122554">
                <text:p>3781.8252412255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.209412353">
                <text:p>14.209412353</text:p>
              </table:table-cell>
              <table:table-cell office:value-type="float" office:value="3781.1424343756">
                <text:p>3781.14243437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.225291093">
                <text:p>14.225291093</text:p>
              </table:table-cell>
              <table:table-cell office:value-type="float" office:value="3778.63734779927">
                <text:p>3778.6373477992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.241151552">
                <text:p>14.241151552</text:p>
              </table:table-cell>
              <table:table-cell office:value-type="float" office:value="3782.99266118365">
                <text:p>3782.9926611836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.257038105">
                <text:p>14.257038105</text:p>
              </table:table-cell>
              <table:table-cell office:value-type="float" office:value="3776.77901556081">
                <text:p>3776.7790155608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.272920283">
                <text:p>14.272920283</text:p>
              </table:table-cell>
              <table:table-cell office:value-type="float" office:value="3777.81938975918">
                <text:p>3777.8193897591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.288711836">
                <text:p>14.288711836</text:p>
              </table:table-cell>
              <table:table-cell office:value-type="float" office:value="3799.49964389197">
                <text:p>3799.499643891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.304525524">
                <text:p>14.304525524</text:p>
              </table:table-cell>
              <table:table-cell office:value-type="float" office:value="3794.18134466763">
                <text:p>3794.181344667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.320499265">
                <text:p>14.320499265</text:p>
              </table:table-cell>
              <table:table-cell office:value-type="float" office:value="3756.16457034083">
                <text:p>3756.1645703408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.3364241">
                <text:p>14.3364241</text:p>
              </table:table-cell>
              <table:table-cell office:value-type="float" office:value="3767.69994791158">
                <text:p>3767.6999479115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.352480706">
                <text:p>14.352480706</text:p>
              </table:table-cell>
              <table:table-cell office:value-type="float" office:value="3736.77974037617">
                <text:p>3736.779740376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.368200279">
                <text:p>14.368200279</text:p>
              </table:table-cell>
              <table:table-cell office:value-type="float" office:value="3816.897570945">
                <text:p>3816.89757094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.384207614">
                <text:p>14.384207614</text:p>
              </table:table-cell>
              <table:table-cell office:value-type="float" office:value="3748.28164713295">
                <text:p>3748.2816471329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.400276928">
                <text:p>14.400276928</text:p>
              </table:table-cell>
              <table:table-cell office:value-type="float" office:value="3733.82460508206">
                <text:p>3733.8246050820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.416077387">
                <text:p>14.416077387</text:p>
              </table:table-cell>
              <table:table-cell office:value-type="float" office:value="3797.35803877654">
                <text:p>3797.3580387765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.432023159">
                <text:p>14.432023159</text:p>
              </table:table-cell>
              <table:table-cell office:value-type="float" office:value="3762.75291030076">
                <text:p>3762.7529103007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.447975963">
                <text:p>14.447975963</text:p>
              </table:table-cell>
              <table:table-cell office:value-type="float" office:value="3761.09428787621">
                <text:p>3761.0942878762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.463829183">
                <text:p>14.463829183</text:p>
              </table:table-cell>
              <table:table-cell office:value-type="float" office:value="3784.72007579525">
                <text:p>3784.720075795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.47966985">
                <text:p>14.47966985</text:p>
              </table:table-cell>
              <table:table-cell office:value-type="float" office:value="3787.71929237513">
                <text:p>3787.719292375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.495655362">
                <text:p>14.495655362</text:p>
              </table:table-cell>
              <table:table-cell office:value-type="float" office:value="3753.39870252506">
                <text:p>3753.398702525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.511494363">
                <text:p>14.511494363</text:p>
              </table:table-cell>
              <table:table-cell office:value-type="float" office:value="3788.11769757454">
                <text:p>3788.1176975745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.527419353">
                <text:p>14.527419353</text:p>
              </table:table-cell>
              <table:table-cell office:value-type="float" office:value="3767.66327639802">
                <text:p>3767.6632763980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.543334553">
                <text:p>14.543334553</text:p>
              </table:table-cell>
              <table:table-cell office:value-type="float" office:value="3769.98089876381">
                <text:p>3769.9808987638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.559360481">
                <text:p>14.559360481</text:p>
              </table:table-cell>
              <table:table-cell office:value-type="float" office:value="3743.93295664347">
                <text:p>3743.9329566434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.575140784">
                <text:p>14.575140784</text:p>
              </table:table-cell>
              <table:table-cell office:value-type="float" office:value="3802.20836063802">
                <text:p>3802.208360638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.590968795">
                <text:p>14.590968795</text:p>
              </table:table-cell>
              <table:table-cell office:value-type="float" office:value="3790.74793415295">
                <text:p>3790.7479341529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.606988526">
                <text:p>14.606988526</text:p>
              </table:table-cell>
              <table:table-cell office:value-type="float" office:value="3745.38124266878">
                <text:p>3745.3812426687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.622806485">
                <text:p>14.622806485</text:p>
              </table:table-cell>
              <table:table-cell office:value-type="float" office:value="3793.15687946855">
                <text:p>3793.1568794685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.638723455">
                <text:p>14.638723455</text:p>
              </table:table-cell>
              <table:table-cell office:value-type="float" office:value="3769.56166908669">
                <text:p>3769.5616690866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.654533445">
                <text:p>14.654533445</text:p>
              </table:table-cell>
              <table:table-cell office:value-type="float" office:value="3795.06881408502">
                <text:p>3795.068814085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.670504478">
                <text:p>14.670504478</text:p>
              </table:table-cell>
              <table:table-cell office:value-type="float" office:value="3756.8014542329">
                <text:p>3756.801454232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.686480042">
                <text:p>14.686480042</text:p>
              </table:table-cell>
              <table:table-cell office:value-type="float" office:value="3755.73594772583">
                <text:p>3755.7359477258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.702381647">
                <text:p>14.702381647</text:p>
              </table:table-cell>
              <table:table-cell office:value-type="float" office:value="3773.20402563142">
                <text:p>3773.2040256314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.718250596">
                <text:p>14.718250596</text:p>
              </table:table-cell>
              <table:table-cell office:value-type="float" office:value="3780.96873334173">
                <text:p>3780.9687333417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.734082513">
                <text:p>14.734082513</text:p>
              </table:table-cell>
              <table:table-cell office:value-type="float" office:value="3789.81269292913">
                <text:p>3789.812692929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.749889639">
                <text:p>14.749889639</text:p>
              </table:table-cell>
              <table:table-cell office:value-type="float" office:value="3795.75642023765">
                <text:p>3795.7564202376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.765820098">
                <text:p>14.765820098</text:p>
              </table:table-cell>
              <table:table-cell office:value-type="float" office:value="3766.36982022934">
                <text:p>3766.3698202293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.781738162">
                <text:p>14.781738162</text:p>
              </table:table-cell>
              <table:table-cell office:value-type="float" office:value="3769.30259860724">
                <text:p>3769.3025986072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.797430026">
                <text:p>14.797430026</text:p>
              </table:table-cell>
              <table:table-cell office:value-type="float" office:value="3823.63752324115">
                <text:p>3823.637523241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.813335642">
                <text:p>14.813335642</text:p>
              </table:table-cell>
              <table:table-cell office:value-type="float" office:value="3772.25251760187">
                <text:p>3772.2525176018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.829165476">
                <text:p>14.829165476</text:p>
              </table:table-cell>
              <table:table-cell office:value-type="float" office:value="3790.31138292378">
                <text:p>3790.3113829237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.844893591">
                <text:p>14.844893591</text:p>
              </table:table-cell>
              <table:table-cell office:value-type="float" office:value="3814.82459913391">
                <text:p>3814.8245991339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.860755144">
                <text:p>14.860755144</text:p>
              </table:table-cell>
              <table:table-cell office:value-type="float" office:value="3782.73174133692">
                <text:p>3782.7317413369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.876457008">
                <text:p>14.876457008</text:p>
              </table:table-cell>
              <table:table-cell office:value-type="float" office:value="3821.20237444411">
                <text:p>3821.202374444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.892354551">
                <text:p>14.892354551</text:p>
              </table:table-cell>
              <table:table-cell office:value-type="float" office:value="3774.16812145093">
                <text:p>3774.1681214509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.90813027">
                <text:p>14.90813027</text:p>
              </table:table-cell>
              <table:table-cell office:value-type="float" office:value="3803.31318021141">
                <text:p>3803.3131802114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.92394026">
                <text:p>14.92394026</text:p>
              </table:table-cell>
              <table:table-cell office:value-type="float" office:value="3795.06881408502">
                <text:p>3795.0688140850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.939707646">
                <text:p>14.939707646</text:p>
              </table:table-cell>
              <table:table-cell office:value-type="float" office:value="3805.32321590903">
                <text:p>3805.3232159090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.955410135">
                <text:p>14.955410135</text:p>
              </table:table-cell>
              <table:table-cell office:value-type="float" office:value="3821.05028062777">
                <text:p>3821.050280627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.971255178">
                <text:p>14.971255178</text:p>
              </table:table-cell>
              <table:table-cell office:value-type="float" office:value="3786.67322013523">
                <text:p>3786.6732201352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.987052095">
                <text:p>14.987052095</text:p>
              </table:table-cell>
              <table:table-cell office:value-type="float" office:value="3798.20948606632">
                <text:p>3798.209486066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.002792866">
                <text:p>15.002792866</text:p>
              </table:table-cell>
              <table:table-cell office:value-type="float" office:value="3811.75737833915">
                <text:p>3811.757378339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.018664106">
                <text:p>15.018664106</text:p>
              </table:table-cell>
              <table:table-cell office:value-type="float" office:value="3780.42295372026">
                <text:p>3780.4229537202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.034551597">
                <text:p>15.034551597</text:p>
              </table:table-cell>
              <table:table-cell office:value-type="float" office:value="3776.55603392611">
                <text:p>3776.5560339261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.050308826">
                <text:p>15.050308826</text:p>
              </table:table-cell>
              <table:table-cell office:value-type="float" office:value="3807.77610073487">
                <text:p>3807.7761007348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.06616116">
                <text:p>15.06616116</text:p>
              </table:table-cell>
              <table:table-cell office:value-type="float" office:value="3784.9316069163">
                <text:p>3784.93160691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.081957609">
                <text:p>15.081957609</text:p>
              </table:table-cell>
              <table:table-cell office:value-type="float" office:value="3798.32201528336">
                <text:p>3798.3220152833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.097747807">
                <text:p>15.097747807</text:p>
              </table:table-cell>
              <table:table-cell office:value-type="float" office:value="3799.8256893301">
                <text:p>3799.825689330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.113486443">
                <text:p>15.113486443</text:p>
              </table:table-cell>
              <table:table-cell office:value-type="float" office:value="3812.27445631204">
                <text:p>3812.2744563120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5.129310443">
                <text:p>15.129310443</text:p>
              </table:table-cell>
              <table:table-cell office:value-type="float" office:value="3791.70879676477">
                <text:p>3791.7087967647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.145221371">
                <text:p>15.145221371</text:p>
              </table:table-cell>
              <table:table-cell office:value-type="float" office:value="3770.99311869169">
                <text:p>3770.9931186916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.160906153">
                <text:p>15.160906153</text:p>
              </table:table-cell>
              <table:table-cell office:value-type="float" office:value="3825.36397381845">
                <text:p>3825.363973818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.176741559">
                <text:p>15.176741559</text:p>
              </table:table-cell>
              <table:table-cell office:value-type="float" office:value="3788.97768708911">
                <text:p>3788.977687089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.192718061">
                <text:p>15.192718061</text:p>
              </table:table-cell>
              <table:table-cell office:value-type="float" office:value="3755.51544386854">
                <text:p>3755.515443868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.208463051">
                <text:p>15.208463051</text:p>
              </table:table-cell>
              <table:table-cell office:value-type="float" office:value="3810.73598649519">
                <text:p>3810.735986495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5.224423146">
                <text:p>15.224423146</text:p>
              </table:table-cell>
              <table:table-cell office:value-type="float" office:value="3759.37611900168">
                <text:p>3759.3761190016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5.240345376">
                <text:p>15.240345376</text:p>
              </table:table-cell>
              <table:table-cell office:value-type="float" office:value="3768.31637276915">
                <text:p>3768.316372769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.256272398">
                <text:p>15.256272398</text:p>
              </table:table-cell>
              <table:table-cell office:value-type="float" office:value="3767.18259069407">
                <text:p>3767.1825906940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.272190358">
                <text:p>15.272190358</text:p>
              </table:table-cell>
              <table:table-cell office:value-type="float" office:value="3769.3272253481">
                <text:p>3769.327225348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.288098109">
                <text:p>15.288098109</text:p>
              </table:table-cell>
              <table:table-cell office:value-type="float" office:value="3771.74623867314">
                <text:p>3771.7462386731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.30412784">
                <text:p>15.30412784</text:p>
              </table:table-cell>
              <table:table-cell office:value-type="float" office:value="3743.0447210874">
                <text:p>3743.044721087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.319976008">
                <text:p>15.319976008</text:p>
              </table:table-cell>
              <table:table-cell office:value-type="float" office:value="3785.92654999667">
                <text:p>3785.9265499966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5.336007457">
                <text:p>15.336007457</text:p>
              </table:table-cell>
              <table:table-cell office:value-type="float" office:value="3742.64360008803">
                <text:p>3742.6436000880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.352007761">
                <text:p>15.352007761</text:p>
              </table:table-cell>
              <table:table-cell office:value-type="float" office:value="3749.92875135407">
                <text:p>3749.9287513540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.367952544">
                <text:p>15.367952544</text:p>
              </table:table-cell>
              <table:table-cell office:value-type="float" office:value="3762.98630091148">
                <text:p>3762.9863009114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.383894045">
                <text:p>15.383894045</text:p>
              </table:table-cell>
              <table:table-cell office:value-type="float" office:value="3763.76101597953">
                <text:p>3763.7610159795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.399742994">
                <text:p>15.399742994</text:p>
              </table:table-cell>
              <table:table-cell office:value-type="float" office:value="3785.73998818417">
                <text:p>3785.739988184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.415712151">
                <text:p>15.415712151</text:p>
              </table:table-cell>
              <table:table-cell office:value-type="float" office:value="3757.24278996135">
                <text:p>3757.2427899613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.43171933">
                <text:p>15.43171933</text:p>
              </table:table-cell>
              <table:table-cell office:value-type="float" office:value="3748.31817648761">
                <text:p>3748.3181764876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5.447440518">
                <text:p>15.447440518</text:p>
              </table:table-cell>
              <table:table-cell office:value-type="float" office:value="3816.50547019716">
                <text:p>3816.5054701971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.463449467">
                <text:p>15.463449467</text:p>
              </table:table-cell>
              <table:table-cell office:value-type="float" office:value="3747.90375058357">
                <text:p>3747.9037505835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.479360083">
                <text:p>15.479360083</text:p>
              </table:table-cell>
              <table:table-cell office:value-type="float" office:value="3771.06706616529">
                <text:p>3771.0670661652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.495199448">
                <text:p>15.495199448</text:p>
              </table:table-cell>
              <table:table-cell office:value-type="float" office:value="3788.03064390572">
                <text:p>3788.0306439057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.511145846">
                <text:p>15.511145846</text:p>
              </table:table-cell>
              <table:table-cell office:value-type="float" office:value="3762.60519773795">
                <text:p>3762.6051977379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.526940575">
                <text:p>15.526940575</text:p>
              </table:table-cell>
              <table:table-cell office:value-type="float" office:value="3798.73564149164">
                <text:p>3798.7356414916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.543035932">
                <text:p>15.543035932</text:p>
              </table:table-cell>
              <table:table-cell office:value-type="float" office:value="3727.78311161386">
                <text:p>3727.7831116138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.558795765">
                <text:p>15.558795765</text:p>
              </table:table-cell>
              <table:table-cell office:value-type="float" office:value="3807.14694121427">
                <text:p>3807.1469412142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.574638203">
                <text:p>15.574638203</text:p>
              </table:table-cell>
              <table:table-cell office:value-type="float" office:value="3787.29586948676">
                <text:p>3787.2958694867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.606496623">
                <text:p>15.606496623</text:p>
              </table:table-cell>
              <table:table-cell office:value-type="float" office:value="1883.33256953741">
                <text:p>1883.332569537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.622344426">
                <text:p>15.622344426</text:p>
              </table:table-cell>
              <table:table-cell office:value-type="float" office:value="3786.01374588016">
                <text:p>3786.013745880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.638272333">
                <text:p>15.638272333</text:p>
              </table:table-cell>
              <table:table-cell office:value-type="float" office:value="3766.97327527046">
                <text:p>3766.9732752704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.654134563">
                <text:p>15.654134563</text:p>
              </table:table-cell>
              <table:table-cell office:value-type="float" office:value="3782.57029434077">
                <text:p>3782.5702943407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.67001747">
                <text:p>15.67001747</text:p>
              </table:table-cell>
              <table:table-cell office:value-type="float" office:value="3777.64599389815">
                <text:p>3777.645993898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.685817356">
                <text:p>15.685817356</text:p>
              </table:table-cell>
              <table:table-cell office:value-type="float" office:value="3797.49575408331">
                <text:p>3797.4957540833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.701727295">
                <text:p>15.701727295</text:p>
              </table:table-cell>
              <table:table-cell office:value-type="float" office:value="3771.22753267624">
                <text:p>3771.227532676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.717413638">
                <text:p>15.717413638</text:p>
              </table:table-cell>
              <table:table-cell office:value-type="float" office:value="3824.98329916612">
                <text:p>3824.9832991661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.733250608">
                <text:p>15.733250608</text:p>
              </table:table-cell>
              <table:table-cell office:value-type="float" office:value="3788.60350180652">
                <text:p>3788.6035018065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.749114088">
                <text:p>15.749114088</text:p>
              </table:table-cell>
              <table:table-cell office:value-type="float" office:value="3782.27223786959">
                <text:p>3782.2722378695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.764960745">
                <text:p>15.764960745</text:p>
              </table:table-cell>
              <table:table-cell office:value-type="float" office:value="3786.28754317057">
                <text:p>3786.287543170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.78078985">
                <text:p>15.78078985</text:p>
              </table:table-cell>
              <table:table-cell office:value-type="float" office:value="3790.48594345714">
                <text:p>3790.4859434571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.796741143">
                <text:p>15.796741143</text:p>
              </table:table-cell>
              <table:table-cell office:value-type="float" office:value="3761.45056077887">
                <text:p>3761.4505607788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.812564154">
                <text:p>15.812564154</text:p>
              </table:table-cell>
              <table:table-cell office:value-type="float" office:value="3791.94579337603">
                <text:p>3791.945793376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.828579874">
                <text:p>15.828579874</text:p>
              </table:table-cell>
              <table:table-cell office:value-type="float" office:value="3746.3192413457">
                <text:p>3746.319241345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.844315437">
                <text:p>15.844315437</text:p>
              </table:table-cell>
              <table:table-cell office:value-type="float" office:value="3813.01895585184">
                <text:p>3813.0189558518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.86012751">
                <text:p>15.86012751</text:p>
              </table:table-cell>
              <table:table-cell office:value-type="float" office:value="3794.56887152005">
                <text:p>3794.568871520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.876022605">
                <text:p>15.876022605</text:p>
              </table:table-cell>
              <table:table-cell office:value-type="float" office:value="3774.74938023305">
                <text:p>3774.7493802330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.891933898">
                <text:p>15.891933898</text:p>
              </table:table-cell>
              <table:table-cell office:value-type="float" office:value="3770.90661330953">
                <text:p>3770.9066133095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.907831649">
                <text:p>15.907831649</text:p>
              </table:table-cell>
              <table:table-cell office:value-type="float" office:value="3774.1187417011">
                <text:p>3774.11874170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.923685702">
                <text:p>15.923685702</text:p>
              </table:table-cell>
              <table:table-cell office:value-type="float" office:value="3784.52121990467">
                <text:p>3784.521219904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.939585693">
                <text:p>15.939585693</text:p>
              </table:table-cell>
              <table:table-cell office:value-type="float" office:value="3773.58704165358">
                <text:p>3773.5870416535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.955580267">
                <text:p>15.955580267</text:p>
              </table:table-cell>
              <table:table-cell office:value-type="float" office:value="3751.27215016781">
                <text:p>3751.2721501678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.971553175">
                <text:p>15.971553175</text:p>
              </table:table-cell>
              <table:table-cell office:value-type="float" office:value="3756.36045734394">
                <text:p>3756.3604573439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.987482749">
                <text:p>15.987482749</text:p>
              </table:table-cell>
              <table:table-cell office:value-type="float" office:value="3766.57906859336">
                <text:p>3766.5790685933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6.003432167">
                <text:p>16.003432167</text:p>
              </table:table-cell>
              <table:table-cell office:value-type="float" office:value="3761.89275370384">
                <text:p>3761.8927537038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6.01931596">
                <text:p>16.01931596</text:p>
              </table:table-cell>
              <table:table-cell office:value-type="float" office:value="3777.43527632212">
                <text:p>3777.4352763221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6.035356733">
                <text:p>16.035356733</text:p>
              </table:table-cell>
              <table:table-cell office:value-type="float" office:value="3740.46811833812">
                <text:p>3740.468118338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.051246879">
                <text:p>16.051246879</text:p>
              </table:table-cell>
              <table:table-cell office:value-type="float" office:value="3775.92502926021">
                <text:p>3775.9250292602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6.067101193">
                <text:p>16.067101193</text:p>
              </table:table-cell>
              <table:table-cell office:value-type="float" office:value="3784.45891761736">
                <text:p>3784.4589176173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6.083078371">
                <text:p>16.083078371</text:p>
              </table:table-cell>
              <table:table-cell office:value-type="float" office:value="3755.3565466943">
                <text:p>3755.356546694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6.0989943">
                <text:p>16.0989943</text:p>
              </table:table-cell>
              <table:table-cell office:value-type="float" office:value="3769.80822168823">
                <text:p>3769.8082216882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.114979916">
                <text:p>16.114979916</text:p>
              </table:table-cell>
              <table:table-cell office:value-type="float" office:value="3753.37428348042">
                <text:p>3753.3742834804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6.130930688">
                <text:p>16.130930688</text:p>
              </table:table-cell>
              <table:table-cell office:value-type="float" office:value="3761.57342102312">
                <text:p>3761.573421023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.146962346">
                <text:p>16.146962346</text:p>
              </table:table-cell>
              <table:table-cell office:value-type="float" office:value="3742.5948083475">
                <text:p>3742.594808347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6.162843066">
                <text:p>16.162843066</text:p>
              </table:table-cell>
              <table:table-cell office:value-type="float" office:value="3778.16622923851">
                <text:p>3778.1662292385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6.178875766">
                <text:p>16.178875766</text:p>
              </table:table-cell>
              <table:table-cell office:value-type="float" office:value="3742.35156898167">
                <text:p>3742.3515689816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.194829402">
                <text:p>16.194829402</text:p>
              </table:table-cell>
              <table:table-cell office:value-type="float" office:value="3760.8981425921">
                <text:p>3760.898142592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.210815279">
                <text:p>16.210815279</text:p>
              </table:table-cell>
              <table:table-cell office:value-type="float" office:value="3753.31300247121">
                <text:p>3753.3130024712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6.226902094">
                <text:p>16.226902094</text:p>
              </table:table-cell>
              <table:table-cell office:value-type="float" office:value="3729.76254155935">
                <text:p>3729.7625415593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.2429012">
                <text:p>16.2429012</text:p>
              </table:table-cell>
              <table:table-cell office:value-type="float" office:value="3750.20954295848">
                <text:p>3750.2095429584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.258947754">
                <text:p>16.258947754</text:p>
              </table:table-cell>
              <table:table-cell office:value-type="float" office:value="3739.12056133696">
                <text:p>3739.1205613369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.274874463">
                <text:p>16.274874463</text:p>
              </table:table-cell>
              <table:table-cell office:value-type="float" office:value="3767.25662533245">
                <text:p>3767.2566253324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.291021278">
                <text:p>16.291021278</text:p>
              </table:table-cell>
              <table:table-cell office:value-type="float" office:value="3715.90310534948">
                <text:p>3715.9031053494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.307204916">
                <text:p>16.307204916</text:p>
              </table:table-cell>
              <table:table-cell office:value-type="float" office:value="3707.44822641213">
                <text:p>3707.4482264121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.32333069">
                <text:p>16.32333069</text:p>
              </table:table-cell>
              <table:table-cell office:value-type="float" office:value="3720.75163647984">
                <text:p>3720.7516364798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6.339566151">
                <text:p>16.339566151</text:p>
              </table:table-cell>
              <table:table-cell office:value-type="float" office:value="3695.61418674819">
                <text:p>3695.6141867481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.355771664">
                <text:p>16.355771664</text:p>
              </table:table-cell>
              <table:table-cell office:value-type="float" office:value="3702.44373010611">
                <text:p>3702.443730106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.372109731">
                <text:p>16.372109731</text:p>
              </table:table-cell>
              <table:table-cell office:value-type="float" office:value="3672.4050648098">
                <text:p>3672.405064809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.388471443">
                <text:p>16.388471443</text:p>
              </table:table-cell>
              <table:table-cell office:value-type="float" office:value="3667.09791738132">
                <text:p>3667.0979173813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.405036542">
                <text:p>16.405036542</text:p>
              </table:table-cell>
              <table:table-cell office:value-type="float" office:value="3622.07313098516">
                <text:p>3622.0731309851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.421501692">
                <text:p>16.421501692</text:p>
              </table:table-cell>
              <table:table-cell office:value-type="float" office:value="3644.06033349183">
                <text:p>3644.0603334918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.438159187">
                <text:p>16.438159187</text:p>
              </table:table-cell>
              <table:table-cell office:value-type="float" office:value="3601.98217078848">
                <text:p>3601.9821707884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.454811578">
                <text:p>16.454811578</text:p>
              </table:table-cell>
              <table:table-cell office:value-type="float" office:value="3603.08618744356">
                <text:p>3603.0861874435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.471534803">
                <text:p>16.471534803</text:p>
              </table:table-cell>
              <table:table-cell office:value-type="float" office:value="3587.82471682351">
                <text:p>3587.8247168235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6.488372559">
                <text:p>16.488372559</text:p>
              </table:table-cell>
              <table:table-cell office:value-type="float" office:value="3563.42020872593">
                <text:p>3563.4202087259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.505268962">
                <text:p>16.505268962</text:p>
              </table:table-cell>
              <table:table-cell office:value-type="float" office:value="3551.05166466411">
                <text:p>3551.0516646641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6.52228922">
                <text:p>16.52228922</text:p>
              </table:table-cell>
              <table:table-cell office:value-type="float" office:value="3525.21095743772">
                <text:p>3525.2109574377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6.539348593">
                <text:p>16.539348593</text:p>
              </table:table-cell>
              <table:table-cell office:value-type="float" office:value="3517.12809140127">
                <text:p>3517.1280914012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6.556524997">
                <text:p>16.556524997</text:p>
              </table:table-cell>
              <table:table-cell office:value-type="float" office:value="3493.16422692492">
                <text:p>3493.1642269249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6.573553901">
                <text:p>16.573553901</text:p>
              </table:table-cell>
              <table:table-cell office:value-type="float" office:value="3523.42111976202">
                <text:p>3523.4211197620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6.590974161">
                <text:p>16.590974161</text:p>
              </table:table-cell>
              <table:table-cell office:value-type="float" office:value="3444.26547020508">
                <text:p>3444.2654702050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6.608133899">
                <text:p>16.608133899</text:p>
              </table:table-cell>
              <table:table-cell office:value-type="float" office:value="3496.55688216143">
                <text:p>3496.5568821614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.625540357">
                <text:p>16.625540357</text:p>
              </table:table-cell>
              <table:table-cell office:value-type="float" office:value="3446.99651129554">
                <text:p>3446.9965112955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.643075305">
                <text:p>16.643075305</text:p>
              </table:table-cell>
              <table:table-cell office:value-type="float" office:value="3421.73811978267">
                <text:p>3421.7381197826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6.660550461">
                <text:p>16.660550461</text:p>
              </table:table-cell>
              <table:table-cell office:value-type="float" office:value="3433.44574434636">
                <text:p>3433.4457443463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6.678197546">
                <text:p>16.678197546</text:p>
              </table:table-cell>
              <table:table-cell office:value-type="float" office:value="3399.99495667412">
                <text:p>3399.994956674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.695912495">
                <text:p>16.695912495</text:p>
              </table:table-cell>
              <table:table-cell office:value-type="float" office:value="3386.96995401982">
                <text:p>3386.9699540198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6.713779477">
                <text:p>16.713779477</text:p>
              </table:table-cell>
              <table:table-cell office:value-type="float" office:value="3358.14968638914">
                <text:p>3358.1496863891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6.731645052">
                <text:p>16.731645052</text:p>
              </table:table-cell>
              <table:table-cell office:value-type="float" office:value="3358.41415683479">
                <text:p>3358.4141568347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6.74955568">
                <text:p>16.74955568</text:p>
              </table:table-cell>
              <table:table-cell office:value-type="float" office:value="3349.96628817207">
                <text:p>3349.9662881720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.767566516">
                <text:p>16.767566516</text:p>
              </table:table-cell>
              <table:table-cell office:value-type="float" office:value="3331.32787395285">
                <text:p>3331.3278739528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.785711208">
                <text:p>16.785711208</text:p>
              </table:table-cell>
              <table:table-cell office:value-type="float" office:value="3306.75218956598">
                <text:p>3306.7521895659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.803926994">
                <text:p>16.803926994</text:p>
              </table:table-cell>
              <table:table-cell office:value-type="float" office:value="3293.84633745716">
                <text:p>3293.846337457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.822238353">
                <text:p>16.822238353</text:p>
              </table:table-cell>
              <table:table-cell office:value-type="float" office:value="3276.65467101688">
                <text:p>3276.6546710168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.84068565">
                <text:p>16.84068565</text:p>
              </table:table-cell>
              <table:table-cell office:value-type="float" office:value="3252.50902611883">
                <text:p>3252.5090261188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.859151698">
                <text:p>16.859151698</text:p>
              </table:table-cell>
              <table:table-cell office:value-type="float" office:value="3249.20632720105">
                <text:p>3249.2063272010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.877822538">
                <text:p>16.877822538</text:p>
              </table:table-cell>
              <table:table-cell office:value-type="float" office:value="3213.56725246451">
                <text:p>3213.5672524645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.89628369">
                <text:p>16.89628369</text:p>
              </table:table-cell>
              <table:table-cell office:value-type="float" office:value="3250.06803475745">
                <text:p>3250.0680347574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.914961718">
                <text:p>16.914961718</text:p>
              </table:table-cell>
              <table:table-cell office:value-type="float" office:value="3212.33055223969">
                <text:p>3212.3305522396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6.933810945">
                <text:p>16.933810945</text:p>
              </table:table-cell>
              <table:table-cell office:value-type="float" office:value="3183.15440734041">
                <text:p>3183.1544073404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.952657464">
                <text:p>16.952657464</text:p>
              </table:table-cell>
              <table:table-cell office:value-type="float" office:value="3183.61178528508">
                <text:p>3183.6117852850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.971599869">
                <text:p>16.971599869</text:p>
              </table:table-cell>
              <table:table-cell office:value-type="float" office:value="3167.49641874866">
                <text:p>3167.4964187486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.990743941">
                <text:p>16.990743941</text:p>
              </table:table-cell>
              <table:table-cell office:value-type="float" office:value="3134.12945793416">
                <text:p>3134.129457934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.00984744">
                <text:p>17.00984744</text:p>
              </table:table-cell>
              <table:table-cell office:value-type="float" office:value="3140.78588430262">
                <text:p>3140.7858843026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.029072086">
                <text:p>17.029072086</text:p>
              </table:table-cell>
              <table:table-cell office:value-type="float" office:value="3120.9937493781">
                <text:p>3120.993749378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.048441889">
                <text:p>17.048441889</text:p>
              </table:table-cell>
              <table:table-cell office:value-type="float" office:value="3097.60507115178">
                <text:p>3097.6050711517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7.067912995">
                <text:p>17.067912995</text:p>
              </table:table-cell>
              <table:table-cell office:value-type="float" office:value="3081.48905357435">
                <text:p>3081.4890535743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.087452174">
                <text:p>17.087452174</text:p>
              </table:table-cell>
              <table:table-cell office:value-type="float" office:value="3070.75338221753">
                <text:p>3070.7533822175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.107137031">
                <text:p>17.107137031</text:p>
              </table:table-cell>
              <table:table-cell office:value-type="float" office:value="3048.02823815259">
                <text:p>3048.0282381525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.126889441">
                <text:p>17.126889441</text:p>
              </table:table-cell>
              <table:table-cell office:value-type="float" office:value="3037.60401895335">
                <text:p>3037.6040189533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.146708465">
                <text:p>17.146708465</text:p>
              </table:table-cell>
              <table:table-cell office:value-type="float" office:value="3027.39428540978">
                <text:p>3027.3942854097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.166652542">
                <text:p>17.166652542</text:p>
              </table:table-cell>
              <table:table-cell office:value-type="float" office:value="3008.4119711323">
                <text:p>3008.411971132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.186713547">
                <text:p>17.186713547</text:p>
              </table:table-cell>
              <table:table-cell office:value-type="float" office:value="2990.877077196">
                <text:p>2990.87707719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.206844761">
                <text:p>17.206844761</text:p>
              </table:table-cell>
              <table:table-cell office:value-type="float" office:value="2980.44618670249">
                <text:p>2980.4461867024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.227066392">
                <text:p>17.227066392</text:p>
              </table:table-cell>
              <table:table-cell office:value-type="float" office:value="2967.11971452773">
                <text:p>2967.1197145277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7.247514327">
                <text:p>17.247514327</text:p>
              </table:table-cell>
              <table:table-cell office:value-type="float" office:value="2934.28162794923">
                <text:p>2934.2816279492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7.267865021">
                <text:p>17.267865021</text:p>
              </table:table-cell>
              <table:table-cell office:value-type="float" office:value="2948.3024018737">
                <text:p>2948.302401873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.288473165">
                <text:p>17.288473165</text:p>
              </table:table-cell>
              <table:table-cell office:value-type="float" office:value="2911.4703391047">
                <text:p>2911.470339104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.309111569">
                <text:p>17.309111569</text:p>
              </table:table-cell>
              <table:table-cell office:value-type="float" office:value="2907.20154523532">
                <text:p>2907.2015452353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.329820599">
                <text:p>17.329820599</text:p>
              </table:table-cell>
              <table:table-cell office:value-type="float" office:value="2897.28683574281">
                <text:p>2897.2868357428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7.350684473">
                <text:p>17.350684473</text:p>
              </table:table-cell>
              <table:table-cell office:value-type="float" office:value="2875.78423834426">
                <text:p>2875.7842383442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7.371622411">
                <text:p>17.371622411</text:p>
              </table:table-cell>
              <table:table-cell office:value-type="float" office:value="2865.61169490576">
                <text:p>2865.6116949057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7.392724255">
                <text:p>17.392724255</text:p>
              </table:table-cell>
              <table:table-cell office:value-type="float" office:value="2843.35340551276">
                <text:p>2843.3534055127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7.413854225">
                <text:p>17.413854225</text:p>
              </table:table-cell>
              <table:table-cell office:value-type="float" office:value="2839.56863166339">
                <text:p>2839.5686316633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.435171956">
                <text:p>17.435171956</text:p>
              </table:table-cell>
              <table:table-cell office:value-type="float" office:value="2814.55845371209">
                <text:p>2814.5584537120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7.456555105">
                <text:p>17.456555105</text:p>
              </table:table-cell>
              <table:table-cell office:value-type="float" office:value="2805.9478049746">
                <text:p>2805.947804974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7.478154713">
                <text:p>17.478154713</text:p>
              </table:table-cell>
              <table:table-cell office:value-type="float" office:value="2777.82819021498">
                <text:p>2777.8281902149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.499734216">
                <text:p>17.499734216</text:p>
              </table:table-cell>
              <table:table-cell office:value-type="float" office:value="2780.41621255157">
                <text:p>2780.4162125515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.5214532">
                <text:p>17.5214532</text:p>
              </table:table-cell>
              <table:table-cell office:value-type="float" office:value="2762.56016395661">
                <text:p>2762.5601639566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7.543275726">
                <text:p>17.543275726</text:p>
              </table:table-cell>
              <table:table-cell office:value-type="float" office:value="2749.45256108284">
                <text:p>2749.4525610828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7.565230388">
                <text:p>17.565230388</text:p>
              </table:table-cell>
              <table:table-cell office:value-type="float" office:value="2732.9047470648">
                <text:p>2732.904747064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7.587387552">
                <text:p>17.587387552</text:p>
              </table:table-cell>
              <table:table-cell office:value-type="float" office:value="2707.92778353772">
                <text:p>2707.9277835377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.609524194">
                <text:p>17.609524194</text:p>
              </table:table-cell>
              <table:table-cell office:value-type="float" office:value="2710.4381956388">
                <text:p>2710.438195638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.631919328">
                <text:p>17.631919328</text:p>
              </table:table-cell>
              <table:table-cell office:value-type="float" office:value="2679.15342681139">
                <text:p>2679.1534268113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7.654307795">
                <text:p>17.654307795</text:p>
              </table:table-cell>
              <table:table-cell office:value-type="float" office:value="2679.95124454045">
                <text:p>2679.9512445404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.676943971">
                <text:p>17.676943971</text:p>
              </table:table-cell>
              <table:table-cell office:value-type="float" office:value="2650.62438107934">
                <text:p>2650.6243810793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7.699605929">
                <text:p>17.699605929</text:p>
              </table:table-cell>
              <table:table-cell office:value-type="float" office:value="2647.60882532739">
                <text:p>2647.6088253273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.722583827">
                <text:p>17.722583827</text:p>
              </table:table-cell>
              <table:table-cell office:value-type="float" office:value="2611.2049065584">
                <text:p>2611.20490655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7.745510943">
                <text:p>17.745510943</text:p>
              </table:table-cell>
              <table:table-cell office:value-type="float" office:value="2616.98854753492">
                <text:p>2616.9885475349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.7686803">
                <text:p>17.7686803</text:p>
              </table:table-cell>
              <table:table-cell office:value-type="float" office:value="2589.62732543673">
                <text:p>2589.6273254367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.792038147">
                <text:p>17.792038147</text:p>
              </table:table-cell>
              <table:table-cell office:value-type="float" office:value="2568.72990049128">
                <text:p>2568.7299004912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.815475266">
                <text:p>17.815475266</text:p>
              </table:table-cell>
              <table:table-cell office:value-type="float" office:value="2560.04161603646">
                <text:p>2560.0416160364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.839024261">
                <text:p>17.839024261</text:p>
              </table:table-cell>
              <table:table-cell office:value-type="float" office:value="2547.87943179754">
                <text:p>2547.8794317975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.862642006">
                <text:p>17.862642006</text:p>
              </table:table-cell>
              <table:table-cell office:value-type="float" office:value="2540.46269023537">
                <text:p>2540.4626902353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7.886476159">
                <text:p>17.886476159</text:p>
              </table:table-cell>
              <table:table-cell office:value-type="float" office:value="2517.39594018763">
                <text:p>2517.3959401876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.910434062">
                <text:p>17.910434062</text:p>
              </table:table-cell>
              <table:table-cell office:value-type="float" office:value="2504.39280933696">
                <text:p>2504.3928093369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7.934550195">
                <text:p>17.934550195</text:p>
              </table:table-cell>
              <table:table-cell office:value-type="float" office:value="2487.96106739006">
                <text:p>2487.9610673900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.958752527">
                <text:p>17.958752527</text:p>
              </table:table-cell>
              <table:table-cell office:value-type="float" office:value="2479.09994788916">
                <text:p>2479.099947889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.983151787">
                <text:p>17.983151787</text:p>
              </table:table-cell>
              <table:table-cell office:value-type="float" office:value="2459.09097243157">
                <text:p>2459.0909724315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8.00777834">
                <text:p>18.00777834</text:p>
              </table:table-cell>
              <table:table-cell office:value-type="float" office:value="2436.39456971461">
                <text:p>2436.3945697146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.032354372">
                <text:p>18.032354372</text:p>
              </table:table-cell>
              <table:table-cell office:value-type="float" office:value="2441.40307108987">
                <text:p>2441.4030710898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8.057248531">
                <text:p>18.057248531</text:p>
              </table:table-cell>
              <table:table-cell office:value-type="float" office:value="2410.20393579085">
                <text:p>2410.2039357908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8.082271597">
                <text:p>18.082271597</text:p>
              </table:table-cell>
              <table:table-cell office:value-type="float" office:value="2397.78770515145">
                <text:p>2397.7877051514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8.107540862">
                <text:p>18.107540862</text:p>
              </table:table-cell>
              <table:table-cell office:value-type="float" office:value="2374.42600724648">
                <text:p>2374.426007246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8.13272445">
                <text:p>18.13272445</text:p>
              </table:table-cell>
              <table:table-cell office:value-type="float" office:value="2382.50403397667">
                <text:p>2382.5040339766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8.158221217">
                <text:p>18.158221217</text:p>
              </table:table-cell>
              <table:table-cell office:value-type="float" office:value="2353.23953032948">
                <text:p>2353.2395303294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8.183652202">
                <text:p>18.183652202</text:p>
              </table:table-cell>
              <table:table-cell office:value-type="float" office:value="2359.32662458809">
                <text:p>2359.3266245880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8.209412303">
                <text:p>18.209412303</text:p>
              </table:table-cell>
              <table:table-cell office:value-type="float" office:value="2329.18341430389">
                <text:p>2329.1834143038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8.235211051">
                <text:p>18.235211051</text:p>
              </table:table-cell>
              <table:table-cell office:value-type="float" office:value="2325.69425462044">
                <text:p>2325.6942546204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8.26138303">
                <text:p>18.26138303</text:p>
              </table:table-cell>
              <table:table-cell office:value-type="float" office:value="2292.5282035419">
                <text:p>2292.52820354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8.287490529">
                <text:p>18.287490529</text:p>
              </table:table-cell>
              <table:table-cell office:value-type="float" office:value="2298.19026326512">
                <text:p>2298.1902632651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8.313948968">
                <text:p>18.313948968</text:p>
              </table:table-cell>
              <table:table-cell office:value-type="float" office:value="2267.70747888772">
                <text:p>2267.7074788877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8.340543242">
                <text:p>18.340543242</text:p>
              </table:table-cell>
              <table:table-cell office:value-type="float" office:value="2256.12475828407">
                <text:p>2256.1247582840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8.367306526">
                <text:p>18.367306526</text:p>
              </table:table-cell>
              <table:table-cell office:value-type="float" office:value="2241.87734210814">
                <text:p>2241.877342108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8.394368198">
                <text:p>18.394368198</text:p>
              </table:table-cell>
              <table:table-cell office:value-type="float" office:value="2217.15790509897">
                <text:p>2217.1579050989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8.42145211">
                <text:p>18.42145211</text:p>
              </table:table-cell>
              <table:table-cell office:value-type="float" office:value="2215.33728214785">
                <text:p>2215.3372821478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8.448803314">
                <text:p>18.448803314</text:p>
              </table:table-cell>
              <table:table-cell office:value-type="float" office:value="2193.68770749555">
                <text:p>2193.6877074955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8.47621452">
                <text:p>18.47621452</text:p>
              </table:table-cell>
              <table:table-cell office:value-type="float" office:value="2188.88581553078">
                <text:p>2188.8858155307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8.503922758">
                <text:p>18.503922758</text:p>
              </table:table-cell>
              <table:table-cell office:value-type="float" office:value="2165.42098418509">
                <text:p>2165.420984185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8.531793653">
                <text:p>18.531793653</text:p>
              </table:table-cell>
              <table:table-cell office:value-type="float" office:value="2152.78339644281">
                <text:p>2152.7833964428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8.559833664">
                <text:p>18.559833664</text:p>
              </table:table-cell>
              <table:table-cell office:value-type="float" office:value="2139.79944587082">
                <text:p>2139.7994458708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8.588242792">
                <text:p>18.588242792</text:p>
              </table:table-cell>
              <table:table-cell office:value-type="float" office:value="2111.99724257641">
                <text:p>2111.9972425764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8.616658222">
                <text:p>18.616658222</text:p>
              </table:table-cell>
              <table:table-cell office:value-type="float" office:value="2111.52884190014">
                <text:p>2111.5288419001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8.645193288">
                <text:p>18.645193288</text:p>
              </table:table-cell>
              <table:table-cell office:value-type="float" office:value="2102.67605478791">
                <text:p>2102.6760547879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8.673827417">
                <text:p>18.673827417</text:p>
              </table:table-cell>
              <table:table-cell office:value-type="float" office:value="2095.40160973665">
                <text:p>2095.4016097366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8.702491755">
                <text:p>18.702491755</text:p>
              </table:table-cell>
              <table:table-cell office:value-type="float" office:value="2093.19329125978">
                <text:p>2093.1932912597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8.731381979">
                <text:p>18.731381979</text:p>
              </table:table-cell>
              <table:table-cell office:value-type="float" office:value="2076.82709555998">
                <text:p>2076.8270955599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8.760481528">
                <text:p>18.760481528</text:p>
              </table:table-cell>
              <table:table-cell office:value-type="float" office:value="2061.88762581843">
                <text:p>2061.8876258184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8.789715712">
                <text:p>18.789715712</text:p>
              </table:table-cell>
              <table:table-cell office:value-type="float" office:value="2052.39181637522">
                <text:p>2052.3918163752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8.819308805">
                <text:p>18.819308805</text:p>
              </table:table-cell>
              <table:table-cell office:value-type="float" office:value="2027.50013322348">
                <text:p>2027.5001332234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8.849056795">
                <text:p>18.849056795</text:p>
              </table:table-cell>
              <table:table-cell office:value-type="float" office:value="2016.94299345959">
                <text:p>2016.9429934595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8.879049422">
                <text:p>18.879049422</text:p>
              </table:table-cell>
              <table:table-cell office:value-type="float" office:value="2000.49165416516">
                <text:p>2000.491654165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8.90911257">
                <text:p>18.90911257</text:p>
              </table:table-cell>
              <table:table-cell office:value-type="float" office:value="1995.79897620858">
                <text:p>1995.7989762085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8.939573898">
                <text:p>18.939573898</text:p>
              </table:table-cell>
              <table:table-cell office:value-type="float" office:value="1969.71057860634">
                <text:p>1969.7105786063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8.970116476">
                <text:p>18.970116476</text:p>
              </table:table-cell>
              <table:table-cell office:value-type="float" office:value="1964.47071363772">
                <text:p>1964.4707136377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.001024368">
                <text:p>19.001024368</text:p>
              </table:table-cell>
              <table:table-cell office:value-type="float" office:value="1941.25176831892">
                <text:p>1941.2517683189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9.032040074">
                <text:p>19.032040074</text:p>
              </table:table-cell>
              <table:table-cell office:value-type="float" office:value="1934.50376399589">
                <text:p>1934.5037639958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9.06345323">
                <text:p>19.06345323</text:p>
              </table:table-cell>
              <table:table-cell office:value-type="float" office:value="1910.02776034351">
                <text:p>1910.0277603435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9.094844616">
                <text:p>19.094844616</text:p>
              </table:table-cell>
              <table:table-cell office:value-type="float" office:value="1911.35236908648">
                <text:p>1911.3523690864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9.126611992">
                <text:p>19.126611992</text:p>
              </table:table-cell>
              <table:table-cell office:value-type="float" office:value="1888.73012363347">
                <text:p>1888.7301236334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9.158493328">
                <text:p>19.158493328</text:p>
              </table:table-cell>
              <table:table-cell office:value-type="float" office:value="1881.97884806346">
                <text:p>1881.9788480634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9.190843573">
                <text:p>19.190843573</text:p>
              </table:table-cell>
              <table:table-cell office:value-type="float" office:value="1854.70001850043">
                <text:p>1854.7000185004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9.223248819">
                <text:p>19.223248819</text:p>
              </table:table-cell>
              <table:table-cell office:value-type="float" office:value="1851.55206042895">
                <text:p>1851.5520604289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9.255862607">
                <text:p>19.255862607</text:p>
              </table:table-cell>
              <table:table-cell office:value-type="float" office:value="1839.71270065292">
                <text:p>1839.7127006529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9.28861749">
                <text:p>19.28861749</text:p>
              </table:table-cell>
              <table:table-cell office:value-type="float" office:value="1831.78795051703">
                <text:p>1831.7879505170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9.321564666">
                <text:p>19.321564666</text:p>
              </table:table-cell>
              <table:table-cell office:value-type="float" office:value="1821.09689765215">
                <text:p>1821.096897652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9.354441164">
                <text:p>19.354441164</text:p>
              </table:table-cell>
              <table:table-cell office:value-type="float" office:value="1825.01189755671">
                <text:p>1825.0118975567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9.387553653">
                <text:p>19.387553653</text:p>
              </table:table-cell>
              <table:table-cell office:value-type="float" office:value="1812.0051319611">
                <text:p>1812.005131961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9.420678226">
                <text:p>19.420678226</text:p>
              </table:table-cell>
              <table:table-cell office:value-type="float" office:value="1811.34410396766">
                <text:p>1811.3441039676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9.454049727">
                <text:p>19.454049727</text:p>
              </table:table-cell>
              <table:table-cell office:value-type="float" office:value="1797.94130326964">
                <text:p>1797.9413032696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9.487492114">
                <text:p>19.487492114</text:p>
              </table:table-cell>
              <table:table-cell office:value-type="float" office:value="1794.13030535166">
                <text:p>1794.1303053516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9.521129033">
                <text:p>19.521129033</text:p>
              </table:table-cell>
              <table:table-cell office:value-type="float" office:value="1783.75433255332">
                <text:p>1783.7543325533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9.554720067">
                <text:p>19.554720067</text:p>
              </table:table-cell>
              <table:table-cell office:value-type="float" office:value="1786.19092225638">
                <text:p>1786.1909222563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9.5886648">
                <text:p>19.5886648</text:p>
              </table:table-cell>
              <table:table-cell office:value-type="float" office:value="1767.57908215106">
                <text:p>1767.5790821510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9.622626513">
                <text:p>19.622626513</text:p>
              </table:table-cell>
              <table:table-cell office:value-type="float" office:value="1766.69533718731">
                <text:p>1766.6953371873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9.657050989">
                <text:p>19.657050989</text:p>
              </table:table-cell>
              <table:table-cell office:value-type="float" office:value="1742.94592022267">
                <text:p>1742.9459202226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9.691406715">
                <text:p>19.691406715</text:p>
              </table:table-cell>
              <table:table-cell office:value-type="float" office:value="1746.4337676927">
                <text:p>1746.433767692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9.725891713">
                <text:p>19.725891713</text:p>
              </table:table-cell>
              <table:table-cell office:value-type="float" office:value="1739.88700825809">
                <text:p>1739.8870082580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9.760639107">
                <text:p>19.760639107</text:p>
              </table:table-cell>
              <table:table-cell office:value-type="float" office:value="1726.74819872823">
                <text:p>1726.7481987282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9.795690566">
                <text:p>19.795690566</text:p>
              </table:table-cell>
              <table:table-cell office:value-type="float" office:value="1711.76897372509">
                <text:p>1711.7689737250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9.83094786">
                <text:p>19.83094786</text:p>
              </table:table-cell>
              <table:table-cell office:value-type="float" office:value="1701.77552480325">
                <text:p>1701.775524803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9.866684948">
                <text:p>19.866684948</text:p>
              </table:table-cell>
              <table:table-cell office:value-type="float" office:value="1678.9280648721">
                <text:p>1678.928064872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9.90207792">
                <text:p>19.90207792</text:p>
              </table:table-cell>
              <table:table-cell office:value-type="float" office:value="1695.25181439992">
                <text:p>1695.2518143999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9.937461151">
                <text:p>19.937461151</text:p>
              </table:table-cell>
              <table:table-cell office:value-type="float" office:value="1695.71851705664">
                <text:p>1695.7185170566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9.972951415">
                <text:p>19.972951415</text:p>
              </table:table-cell>
              <table:table-cell office:value-type="float" office:value="1690.60449930737">
                <text:p>1690.6044993073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0.008914859">
                <text:p>20.008914859</text:p>
              </table:table-cell>
              <table:table-cell office:value-type="float" office:value="1668.36079436647">
                <text:p>1668.3607943664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.045086116">
                <text:p>20.045086116</text:p>
              </table:table-cell>
              <table:table-cell office:value-type="float" office:value="1658.77564055905">
                <text:p>1658.7756405590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0.081675085">
                <text:p>20.081675085</text:p>
              </table:table-cell>
              <table:table-cell office:value-type="float" office:value="1639.83849886559">
                <text:p>1639.8384988655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.11824999">
                <text:p>20.11824999</text:p>
              </table:table-cell>
              <table:table-cell office:value-type="float" office:value="1640.46905931804">
                <text:p>1640.4690593180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.154943178">
                <text:p>20.154943178</text:p>
              </table:table-cell>
              <table:table-cell office:value-type="float" office:value="1635.18089515716">
                <text:p>1635.1808951571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.191599803">
                <text:p>20.191599803</text:p>
              </table:table-cell>
              <table:table-cell office:value-type="float" office:value="1636.81189962223">
                <text:p>1636.8118996222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.228566586">
                <text:p>20.228566586</text:p>
              </table:table-cell>
              <table:table-cell office:value-type="float" office:value="1623.0787515377">
                <text:p>1623.078751537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.265545556">
                <text:p>20.265545556</text:p>
              </table:table-cell>
              <table:table-cell office:value-type="float" office:value="1622.54384045852">
                <text:p>1622.5438404585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.302756195">
                <text:p>20.302756195</text:p>
              </table:table-cell>
              <table:table-cell office:value-type="float" office:value="1612.44207604169">
                <text:p>1612.4420760416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.340032511">
                <text:p>20.340032511</text:p>
              </table:table-cell>
              <table:table-cell office:value-type="float" office:value="1609.60112045423">
                <text:p>1609.6011204542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.377444817">
                <text:p>20.377444817</text:p>
              </table:table-cell>
              <table:table-cell office:value-type="float" office:value="1603.75038095753">
                <text:p>1603.7503809575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.414842488">
                <text:p>20.414842488</text:p>
              </table:table-cell>
              <table:table-cell office:value-type="float" office:value="1604.37798385891">
                <text:p>1604.377983858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.452278649">
                <text:p>20.452278649</text:p>
              </table:table-cell>
              <table:table-cell office:value-type="float" office:value="1602.72844216041">
                <text:p>1602.7284421604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.489676008">
                <text:p>20.489676008</text:p>
              </table:table-cell>
              <table:table-cell office:value-type="float" office:value="1604.39136892009">
                <text:p>1604.3913689200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.527411285">
                <text:p>20.527411285</text:p>
              </table:table-cell>
              <table:table-cell office:value-type="float" office:value="1590.02410397028">
                <text:p>1590.0241039702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.564916769">
                <text:p>20.564916769</text:p>
              </table:table-cell>
              <table:table-cell office:value-type="float" office:value="1599.7660502128">
                <text:p>1599.766050212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.602571993">
                <text:p>20.602571993</text:p>
              </table:table-cell>
              <table:table-cell office:value-type="float" office:value="1593.404410501">
                <text:p>1593.40441050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.640463834">
                <text:p>20.640463834</text:p>
              </table:table-cell>
              <table:table-cell office:value-type="float" office:value="1583.45433783473">
                <text:p>1583.4543378347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.678563905">
                <text:p>20.678563905</text:p>
              </table:table-cell>
              <table:table-cell office:value-type="float" office:value="1574.80021493943">
                <text:p>1574.8002149394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.716920696">
                <text:p>20.716920696</text:p>
              </table:table-cell>
              <table:table-cell office:value-type="float" office:value="1564.26015930247">
                <text:p>1564.2601593024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.755497124">
                <text:p>20.755497124</text:p>
              </table:table-cell>
              <table:table-cell office:value-type="float" office:value="1555.35395864028">
                <text:p>1555.3539586402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.793762092">
                <text:p>20.793762092</text:p>
              </table:table-cell>
              <table:table-cell office:value-type="float" office:value="1568.01385538856">
                <text:p>1568.0138553885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.831973518">
                <text:p>20.831973518</text:p>
              </table:table-cell>
              <table:table-cell office:value-type="float" office:value="1570.21096255359">
                <text:p>1570.2109625535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.870317549">
                <text:p>20.870317549</text:p>
              </table:table-cell>
              <table:table-cell office:value-type="float" office:value="1564.78070863228">
                <text:p>1564.7807086322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.90888882">
                <text:p>20.90888882</text:p>
              </table:table-cell>
              <table:table-cell office:value-type="float" office:value="1555.56191031394">
                <text:p>1555.5619103139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.947244987">
                <text:p>20.947244987</text:p>
              </table:table-cell>
              <table:table-cell office:value-type="float" office:value="1564.28560757924">
                <text:p>1564.2856075792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.98558709">
                <text:p>20.98558709</text:p>
              </table:table-cell>
              <table:table-cell office:value-type="float" office:value="1564.85939229789">
                <text:p>1564.8593922978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1.023833777">
                <text:p>21.023833777</text:p>
              </table:table-cell>
              <table:table-cell office:value-type="float" office:value="1568.76332844183">
                <text:p>1568.7633284418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1.062442913">
                <text:p>21.062442913</text:p>
              </table:table-cell>
              <table:table-cell office:value-type="float" office:value="1554.03632963978">
                <text:p>1554.0363296397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1.100928768">
                <text:p>21.100928768</text:p>
              </table:table-cell>
              <table:table-cell office:value-type="float" office:value="1559.01434436116">
                <text:p>1559.0143443611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1.139469987">
                <text:p>21.139469987</text:p>
              </table:table-cell>
              <table:table-cell office:value-type="float" office:value="1556.77483890678">
                <text:p>1556.7748389067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1.177847924">
                <text:p>21.177847924</text:p>
              </table:table-cell>
              <table:table-cell office:value-type="float" office:value="1563.39826187114">
                <text:p>1563.3982618711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1.215846328">
                <text:p>21.215846328</text:p>
              </table:table-cell>
              <table:table-cell office:value-type="float" office:value="1579.01368699592">
                <text:p>1579.0136869959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1.253900097">
                <text:p>21.253900097</text:p>
              </table:table-cell>
              <table:table-cell office:value-type="float" office:value="1576.71635626942">
                <text:p>1576.7163562694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1.292274128">
                <text:p>21.292274128</text:p>
              </table:table-cell>
              <table:table-cell office:value-type="float" office:value="1563.55739640681">
                <text:p>1563.5573964068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1.330274875">
                <text:p>21.330274875</text:p>
              </table:table-cell>
              <table:table-cell office:value-type="float" office:value="1578.91633025011">
                <text:p>1578.916330250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1.368053486">
                <text:p>21.368053486</text:p>
              </table:table-cell>
              <table:table-cell office:value-type="float" office:value="1588.20026495944">
                <text:p>1588.2002649594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1.40596366">
                <text:p>21.40596366</text:p>
              </table:table-cell>
              <table:table-cell office:value-type="float" office:value="1582.68859436006">
                <text:p>1582.6885943600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1.443967637">
                <text:p>21.443967637</text:p>
              </table:table-cell>
              <table:table-cell office:value-type="float" office:value="1578.78213640631">
                <text:p>1578.7821364063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1.481970155">
                <text:p>21.481970155</text:p>
              </table:table-cell>
              <table:table-cell office:value-type="float" office:value="1578.84274931471">
                <text:p>1578.8427493147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1.520094966">
                <text:p>21.520094966</text:p>
              </table:table-cell>
              <table:table-cell office:value-type="float" office:value="1573.77829361555">
                <text:p>1573.7782936155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1.557997692">
                <text:p>21.557997692</text:p>
              </table:table-cell>
              <table:table-cell office:value-type="float" office:value="1582.99959744326">
                <text:p>1582.9995974432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1.595614166">
                <text:p>21.595614166</text:p>
              </table:table-cell>
              <table:table-cell office:value-type="float" office:value="1595.04583018615">
                <text:p>1595.0458301861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1.633434652">
                <text:p>21.633434652</text:p>
              </table:table-cell>
              <table:table-cell office:value-type="float" office:value="1586.44180299529">
                <text:p>1586.4418029952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1.671313576">
                <text:p>21.671313576</text:p>
              </table:table-cell>
              <table:table-cell office:value-type="float" office:value="1583.99430775816">
                <text:p>1583.994307758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1.70901578">
                <text:p>21.70901578</text:p>
              </table:table-cell>
              <table:table-cell office:value-type="float" office:value="1591.41889954208">
                <text:p>1591.4188995420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1.746530535">
                <text:p>21.746530535</text:p>
              </table:table-cell>
              <table:table-cell office:value-type="float" office:value="1599.37070094168">
                <text:p>1599.3707009416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1.784205135">
                <text:p>21.784205135</text:p>
              </table:table-cell>
              <table:table-cell office:value-type="float" office:value="1592.584924591">
                <text:p>1592.58492459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1.822111038">
                <text:p>21.822111038</text:p>
              </table:table-cell>
              <table:table-cell office:value-type="float" office:value="1582.86692180919">
                <text:p>1582.8669218091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1.859727825">
                <text:p>21.859727825</text:p>
              </table:table-cell>
              <table:table-cell office:value-type="float" office:value="1595.03255820314">
                <text:p>1595.0325582031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1.89734008">
                <text:p>21.89734008</text:p>
              </table:table-cell>
              <table:table-cell office:value-type="float" office:value="1595.22474789138">
                <text:p>1595.2247478913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1.93497119">
                <text:p>21.93497119</text:p>
              </table:table-cell>
              <table:table-cell office:value-type="float" office:value="1594.42546339985">
                <text:p>1594.4254633998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1.972803916">
                <text:p>21.972803916</text:p>
              </table:table-cell>
              <table:table-cell office:value-type="float" office:value="1585.92854239484">
                <text:p>1585.9285423948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2.01027716">
                <text:p>22.01027716</text:p>
              </table:table-cell>
              <table:table-cell office:value-type="float" office:value="1601.14240443109">
                <text:p>1601.1424044310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2.047723842">
                <text:p>22.047723842</text:p>
              </table:table-cell>
              <table:table-cell office:value-type="float" office:value="1602.27814042397">
                <text:p>1602.2781404239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2.084962189">
                <text:p>22.084962189</text:p>
              </table:table-cell>
              <table:table-cell office:value-type="float" office:value="1611.24230353164">
                <text:p>1611.2423035316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2.122339026">
                <text:p>22.122339026</text:p>
              </table:table-cell>
              <table:table-cell office:value-type="float" office:value="1605.27227063129">
                <text:p>1605.2722706312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2.159457112">
                <text:p>22.159457112</text:p>
              </table:table-cell>
              <table:table-cell office:value-type="float" office:value="1616.46265920071">
                <text:p>1616.4626592007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2.196789106">
                <text:p>22.196789106</text:p>
              </table:table-cell>
              <table:table-cell office:value-type="float" office:value="1607.2005154614">
                <text:p>1607.200515461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2.234097558">
                <text:p>22.234097558</text:p>
              </table:table-cell>
              <table:table-cell office:value-type="float" office:value="1608.21467478715">
                <text:p>1608.2146747871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2.271463405">
                <text:p>22.271463405</text:p>
              </table:table-cell>
              <table:table-cell office:value-type="float" office:value="1605.74441146765">
                <text:p>1605.7444114676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2.308554252">
                <text:p>22.308554252</text:p>
              </table:table-cell>
              <table:table-cell office:value-type="float" office:value="1617.64976680088">
                <text:p>1617.6497668008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2.345664473">
                <text:p>22.345664473</text:p>
              </table:table-cell>
              <table:table-cell office:value-type="float" office:value="1616.80524618815">
                <text:p>1616.805246188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2.382724225">
                <text:p>22.382724225</text:p>
              </table:table-cell>
              <table:table-cell office:value-type="float" office:value="1619.00705649633">
                <text:p>1619.0070564963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2.420162782">
                <text:p>22.420162782</text:p>
              </table:table-cell>
              <table:table-cell office:value-type="float" office:value="1602.62587043613">
                <text:p>1602.625870436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2.457265034">
                <text:p>22.457265034</text:p>
              </table:table-cell>
              <table:table-cell office:value-type="float" office:value="1617.15251138916">
                <text:p>1617.152511389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2.494429162">
                <text:p>22.494429162</text:p>
              </table:table-cell>
              <table:table-cell office:value-type="float" office:value="1614.46005137025">
                <text:p>1614.4600513702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2.531606467">
                <text:p>22.531606467</text:p>
              </table:table-cell>
              <table:table-cell office:value-type="float" office:value="1613.88782753348">
                <text:p>1613.8878275334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2.568988982">
                <text:p>22.568988982</text:p>
              </table:table-cell>
              <table:table-cell office:value-type="float" office:value="1605.02844712275">
                <text:p>1605.0284471227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2.60618061">
                <text:p>22.60618061</text:p>
              </table:table-cell>
              <table:table-cell office:value-type="float" office:value="1613.26629745834">
                <text:p>1613.2662974583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2.643542916">
                <text:p>22.643542916</text:p>
              </table:table-cell>
              <table:table-cell office:value-type="float" office:value="1605.89659535444">
                <text:p>1605.8965953544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2.680692565">
                <text:p>22.680692565</text:p>
              </table:table-cell>
              <table:table-cell office:value-type="float" office:value="1615.0892838853">
                <text:p>1615.089283885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2.717907526">
                <text:p>22.717907526</text:p>
              </table:table-cell>
              <table:table-cell office:value-type="float" office:value="1612.25481332644">
                <text:p>1612.2548133264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2.754756288">
                <text:p>22.754756288</text:p>
              </table:table-cell>
              <table:table-cell office:value-type="float" office:value="1628.27722678995">
                <text:p>1628.2772267899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2.791460517">
                <text:p>22.791460517</text:p>
              </table:table-cell>
              <table:table-cell office:value-type="float" office:value="1634.68901635279">
                <text:p>1634.6890163527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2.828356883">
                <text:p>22.828356883</text:p>
              </table:table-cell>
              <table:table-cell office:value-type="float" office:value="1626.17640989357">
                <text:p>1626.1764098935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2.865229811">
                <text:p>22.865229811</text:p>
              </table:table-cell>
              <table:table-cell office:value-type="float" office:value="1627.21007672616">
                <text:p>1627.2100767261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2.90179154">
                <text:p>22.90179154</text:p>
              </table:table-cell>
              <table:table-cell office:value-type="float" office:value="1641.06024635766">
                <text:p>1641.0602463576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2.938293424">
                <text:p>22.938293424</text:p>
              </table:table-cell>
              <table:table-cell office:value-type="float" office:value="1643.75077187782">
                <text:p>1643.7507718778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2.975016924">
                <text:p>22.975016924</text:p>
              </table:table-cell>
              <table:table-cell office:value-type="float" office:value="1633.83119800669">
                <text:p>1633.8311980066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3.011912145">
                <text:p>23.011912145</text:p>
              </table:table-cell>
              <table:table-cell office:value-type="float" office:value="1626.22687637536">
                <text:p>1626.2268763753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3.048439706">
                <text:p>23.048439706</text:p>
              </table:table-cell>
              <table:table-cell office:value-type="float" office:value="1642.59529947812">
                <text:p>1642.5952994781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3.084727735">
                <text:p>23.084727735</text:p>
              </table:table-cell>
              <table:table-cell office:value-type="float" office:value="1653.43783207382">
                <text:p>1653.4378320738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3.121218265">
                <text:p>23.121218265</text:p>
              </table:table-cell>
              <table:table-cell office:value-type="float" office:value="1644.26222365114">
                <text:p>1644.2622236511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3.157800723">
                <text:p>23.157800723</text:p>
              </table:table-cell>
              <table:table-cell office:value-type="float" office:value="1640.1303597476">
                <text:p>1640.130359747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3.194172294">
                <text:p>23.194172294</text:p>
              </table:table-cell>
              <table:table-cell office:value-type="float" office:value="1649.64004441836">
                <text:p>1649.6400444183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3.230701314">
                <text:p>23.230701314</text:p>
              </table:table-cell>
              <table:table-cell office:value-type="float" office:value="1642.52969283038">
                <text:p>1642.5296928303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3.267224709">
                <text:p>23.267224709</text:p>
              </table:table-cell>
              <table:table-cell office:value-type="float" office:value="1642.78266026492">
                <text:p>1642.7826602649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3.304017585">
                <text:p>23.304017585</text:p>
              </table:table-cell>
              <table:table-cell office:value-type="float" office:value="1630.75047462993">
                <text:p>1630.7504746299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3.340534938">
                <text:p>23.340534938</text:p>
              </table:table-cell>
              <table:table-cell office:value-type="float" office:value="1643.05446783065">
                <text:p>1643.0544678306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3.376780102">
                <text:p>23.376780102</text:p>
              </table:table-cell>
              <table:table-cell office:value-type="float" office:value="1655.39325466977">
                <text:p>1655.3932546697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3.413035006">
                <text:p>23.413035006</text:p>
              </table:table-cell>
              <table:table-cell office:value-type="float" office:value="1654.94852779074">
                <text:p>1654.9485277907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3.449407254">
                <text:p>23.449407254</text:p>
              </table:table-cell>
              <table:table-cell office:value-type="float" office:value="1649.60933951625">
                <text:p>1649.6093395162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3.485378302">
                <text:p>23.485378302</text:p>
              </table:table-cell>
              <table:table-cell office:value-type="float" office:value="1668.00811586027">
                <text:p>1668.0081158602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3.52128586">
                <text:p>23.52128586</text:p>
              </table:table-cell>
              <table:table-cell office:value-type="float" office:value="1670.9574067945">
                <text:p>1670.95740679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3.557375658">
                <text:p>23.557375658</text:p>
              </table:table-cell>
              <table:table-cell office:value-type="float" office:value="1662.51969600943">
                <text:p>1662.5196960094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3.593885355">
                <text:p>23.593885355</text:p>
              </table:table-cell>
              <table:table-cell office:value-type="float" office:value="1643.39901259659">
                <text:p>1643.3990125965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3.63006104">
                <text:p>23.63006104</text:p>
              </table:table-cell>
              <table:table-cell office:value-type="float" office:value="1658.57260201139">
                <text:p>1658.5726020113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3.666138234">
                <text:p>23.666138234</text:p>
              </table:table-cell>
              <table:table-cell office:value-type="float" office:value="1663.10051718543">
                <text:p>1663.1005171854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3.702195689">
                <text:p>23.702195689</text:p>
              </table:table-cell>
              <table:table-cell office:value-type="float" office:value="1664.01095141083">
                <text:p>1664.0109514108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3.738069705">
                <text:p>23.738069705</text:p>
              </table:table-cell>
              <table:table-cell office:value-type="float" office:value="1672.51974242299">
                <text:p>1672.5197424229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3.774100128">
                <text:p>23.774100128</text:p>
              </table:table-cell>
              <table:table-cell office:value-type="float" office:value="1665.25938371583">
                <text:p>1665.2593837158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3.810513522">
                <text:p>23.810513522</text:p>
              </table:table-cell>
              <table:table-cell office:value-type="float" office:value="1647.74533239059">
                <text:p>1647.7453323905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3.846613217">
                <text:p>23.846613217</text:p>
              </table:table-cell>
              <table:table-cell office:value-type="float" office:value="1662.06390386414">
                <text:p>1662.063903864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3.882444785">
                <text:p>23.882444785</text:p>
              </table:table-cell>
              <table:table-cell office:value-type="float" office:value="1674.50109914257">
                <text:p>1674.5010991425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3.918300311">
                <text:p>23.918300311</text:p>
              </table:table-cell>
              <table:table-cell office:value-type="float" office:value="1673.38222844651">
                <text:p>1673.3822284465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3.954528444">
                <text:p>23.954528444</text:p>
              </table:table-cell>
              <table:table-cell office:value-type="float" office:value="1656.17146210646">
                <text:p>1656.1714621064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3.990683086">
                <text:p>23.990683086</text:p>
              </table:table-cell>
              <table:table-cell office:value-type="float" office:value="1659.53793706492">
                <text:p>1659.5379370649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4.026660488">
                <text:p>24.026660488</text:p>
              </table:table-cell>
              <table:table-cell office:value-type="float" office:value="1667.71352750817">
                <text:p>1667.7135275081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4.062777266">
                <text:p>24.062777266</text:p>
              </table:table-cell>
              <table:table-cell office:value-type="float" office:value="1661.27775849772">
                <text:p>1661.2777584977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4.099388995">
                <text:p>24.099388995</text:p>
              </table:table-cell>
              <table:table-cell office:value-type="float" office:value="1638.81907898966">
                <text:p>1638.8190789896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4.135335512">
                <text:p>24.135335512</text:p>
              </table:table-cell>
              <table:table-cell office:value-type="float" office:value="1669.14641549281">
                <text:p>1669.1464154928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4.171448331">
                <text:p>24.171448331</text:p>
              </table:table-cell>
              <table:table-cell office:value-type="float" office:value="1661.45988215417">
                <text:p>1661.4598821541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4.207634745">
                <text:p>24.207634745</text:p>
              </table:table-cell>
              <table:table-cell office:value-type="float" office:value="1658.08084769054">
                <text:p>1658.0808476905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4.243973555">
                <text:p>24.243973555</text:p>
              </table:table-cell>
              <table:table-cell office:value-type="float" office:value="1651.12726586274">
                <text:p>1651.1272658627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4.280326272">
                <text:p>24.280326272</text:p>
              </table:table-cell>
              <table:table-cell office:value-type="float" office:value="1650.49561494951">
                <text:p>1650.4956149495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4.316654301">
                <text:p>24.316654301</text:p>
              </table:table-cell>
              <table:table-cell office:value-type="float" office:value="1651.61726775748">
                <text:p>1651.6172677574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4.352942955">
                <text:p>24.352942955</text:p>
              </table:table-cell>
              <table:table-cell office:value-type="float" office:value="1653.4093548911">
                <text:p>1653.409354891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4.389327808">
                <text:p>24.389327808</text:p>
              </table:table-cell>
              <table:table-cell office:value-type="float" office:value="1649.03785649479">
                <text:p>1649.0378564947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4.425746671">
                <text:p>24.425746671</text:p>
              </table:table-cell>
              <table:table-cell office:value-type="float" office:value="1647.49789140857">
                <text:p>1647.4978914085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4.462301316">
                <text:p>24.462301316</text:p>
              </table:table-cell>
              <table:table-cell office:value-type="float" office:value="1641.37827080514">
                <text:p>1641.3782708051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4.498774033">
                <text:p>24.498774033</text:p>
              </table:table-cell>
              <table:table-cell office:value-type="float" office:value="1645.06526892438">
                <text:p>1645.0652689243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4.535226334">
                <text:p>24.535226334</text:p>
              </table:table-cell>
              <table:table-cell office:value-type="float" office:value="1645.98662783985">
                <text:p>1645.9866278398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4.571377591">
                <text:p>24.571377591</text:p>
              </table:table-cell>
              <table:table-cell office:value-type="float" office:value="1659.69332684614">
                <text:p>1659.6933268461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4.607871142">
                <text:p>24.607871142</text:p>
              </table:table-cell>
              <table:table-cell office:value-type="float" office:value="1644.12610874729">
                <text:p>1644.1261087472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4.644056723">
                <text:p>24.644056723</text:p>
              </table:table-cell>
              <table:table-cell office:value-type="float" office:value="1658.11901707488">
                <text:p>1658.1190170748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4.680297251">
                <text:p>24.680297251</text:p>
              </table:table-cell>
              <table:table-cell office:value-type="float" office:value="1655.60501767522">
                <text:p>1655.6050176752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4.716417884">
                <text:p>24.716417884</text:p>
              </table:table-cell>
              <table:table-cell office:value-type="float" office:value="1661.10045745862">
                <text:p>1661.1004574586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4.752525338">
                <text:p>24.752525338</text:p>
              </table:table-cell>
              <table:table-cell office:value-type="float" office:value="1661.70674897229">
                <text:p>1661.7067489722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4.788809097">
                <text:p>24.788809097</text:p>
              </table:table-cell>
              <table:table-cell office:value-type="float" office:value="1653.63241443645">
                <text:p>1653.6324144364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4.825179522">
                <text:p>24.825179522</text:p>
              </table:table-cell>
              <table:table-cell office:value-type="float" office:value="1649.69202312038">
                <text:p>1649.6920231203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4.861627812">
                <text:p>24.861627812</text:p>
              </table:table-cell>
              <table:table-cell office:value-type="float" office:value="1646.16776260273">
                <text:p>1646.1677626027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4.898129801">
                <text:p>24.898129801</text:p>
              </table:table-cell>
              <table:table-cell office:value-type="float" office:value="1643.74604353778">
                <text:p>1643.7460435377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4.934460746">
                <text:p>24.934460746</text:p>
              </table:table-cell>
              <table:table-cell office:value-type="float" office:value="1651.48470539357">
                <text:p>1651.4847053935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4.970636327">
                <text:p>24.970636327</text:p>
              </table:table-cell>
              <table:table-cell office:value-type="float" office:value="1658.57737018783">
                <text:p>1658.5773701878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5.006637635">
                <text:p>25.006637635</text:p>
              </table:table-cell>
              <table:table-cell office:value-type="float" office:value="1666.60611331141">
                <text:p>1666.6061133114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5.042851601">
                <text:p>25.042851601</text:p>
              </table:table-cell>
              <table:table-cell office:value-type="float" office:value="1656.81936079553">
                <text:p>1656.8193607955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5.07904963">
                <text:p>25.07904963</text:p>
              </table:table-cell>
              <table:table-cell office:value-type="float" office:value="1657.5488129479">
                <text:p>1657.548812947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5.115663442">
                <text:p>25.115663442</text:p>
              </table:table-cell>
              <table:table-cell office:value-type="float" office:value="1638.72584477142">
                <text:p>1638.7258447714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5.152015429">
                <text:p>25.152015429</text:p>
              </table:table-cell>
              <table:table-cell office:value-type="float" office:value="1650.52875926685">
                <text:p>1650.5287592668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5.188380751">
                <text:p>25.188380751</text:p>
              </table:table-cell>
              <table:table-cell office:value-type="float" office:value="1649.92351779558">
                <text:p>1649.9235177955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5.22460581">
                <text:p>25.22460581</text:p>
              </table:table-cell>
              <table:table-cell office:value-type="float" office:value="1656.3120021418">
                <text:p>1656.312002141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5.261116341">
                <text:p>25.261116341</text:p>
              </table:table-cell>
              <table:table-cell office:value-type="float" office:value="1643.36147288584">
                <text:p>1643.3614728858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5.297343171">
                <text:p>25.297343171</text:p>
              </table:table-cell>
              <table:table-cell office:value-type="float" office:value="1656.23103097879">
                <text:p>1656.2310309787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5.333707346">
                <text:p>25.333707346</text:p>
              </table:table-cell>
              <table:table-cell office:value-type="float" office:value="1649.97555973722">
                <text:p>1649.9755597372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5.370160481">
                <text:p>25.370160481</text:p>
              </table:table-cell>
              <table:table-cell office:value-type="float" office:value="1645.94896982102">
                <text:p>1645.9489698210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5.406679084">
                <text:p>25.406679084</text:p>
              </table:table-cell>
              <table:table-cell office:value-type="float" office:value="1642.99822750624">
                <text:p>1642.9982275062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5.44315977">
                <text:p>25.44315977</text:p>
              </table:table-cell>
              <table:table-cell office:value-type="float" office:value="1644.7059136989">
                <text:p>1644.705913698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5.479844781">
                <text:p>25.479844781</text:p>
              </table:table-cell>
              <table:table-cell office:value-type="float" office:value="1635.5453730137">
                <text:p>1635.545373013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5.516452082">
                <text:p>25.516452082</text:p>
              </table:table-cell>
              <table:table-cell office:value-type="float" office:value="1639.01730968896">
                <text:p>1639.0173096889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5.553063915">
                <text:p>25.553063915</text:p>
              </table:table-cell>
              <table:table-cell office:value-type="float" office:value="1638.81442374132">
                <text:p>1638.814423741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5.589742051">
                <text:p>25.589742051</text:p>
              </table:table-cell>
              <table:table-cell office:value-type="float" office:value="1635.85194187594">
                <text:p>1635.8519418759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5.626711594">
                <text:p>25.626711594</text:p>
              </table:table-cell>
              <table:table-cell office:value-type="float" office:value="1622.95757889145">
                <text:p>1622.9575788914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5.663423792">
                <text:p>25.663423792</text:p>
              </table:table-cell>
              <table:table-cell office:value-type="float" office:value="1634.33417960989">
                <text:p>1634.3341796098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5.700428961">
                <text:p>25.700428961</text:p>
              </table:table-cell>
              <table:table-cell office:value-type="float" office:value="1621.39510834266">
                <text:p>1621.3951083426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5.737245118">
                <text:p>25.737245118</text:p>
              </table:table-cell>
              <table:table-cell office:value-type="float" office:value="1629.71925614086">
                <text:p>1629.7192561408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5.774175494">
                <text:p>25.774175494</text:p>
              </table:table-cell>
              <table:table-cell office:value-type="float" office:value="1624.67882807363">
                <text:p>1624.6788280736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5.811053996">
                <text:p>25.811053996</text:p>
              </table:table-cell>
              <table:table-cell office:value-type="float" office:value="1626.96413211142">
                <text:p>1626.9641321114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5.847994633">
                <text:p>25.847994633</text:p>
              </table:table-cell>
              <table:table-cell office:value-type="float" office:value="1624.22754106809">
                <text:p>1624.2275410680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5.885062354">
                <text:p>25.885062354</text:p>
              </table:table-cell>
              <table:table-cell office:value-type="float" office:value="1618.65899443887">
                <text:p>1618.6589944388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5.922367732">
                <text:p>25.922367732</text:p>
              </table:table-cell>
              <table:table-cell office:value-type="float" office:value="1608.3471932653">
                <text:p>1608.347193265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5.960119103">
                <text:p>25.960119103</text:p>
              </table:table-cell>
              <table:table-cell office:value-type="float" office:value="1589.34625182227">
                <text:p>1589.3462518222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5.998444644">
                <text:p>25.998444644</text:p>
              </table:table-cell>
              <table:table-cell office:value-type="float" office:value="1565.53563066472">
                <text:p>1565.5356306647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6.037368887">
                <text:p>26.037368887</text:p>
              </table:table-cell>
              <table:table-cell office:value-type="float" office:value="1541.455796584">
                <text:p>1541.45579658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6.07695829">
                <text:p>26.07695829</text:p>
              </table:table-cell>
              <table:table-cell office:value-type="float" office:value="1515.55707975689">
                <text:p>1515.5570797568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6.11707931">
                <text:p>26.11707931</text:p>
              </table:table-cell>
              <table:table-cell office:value-type="float" office:value="1495.4754390591">
                <text:p>1495.475439059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6.158078149">
                <text:p>26.158078149</text:p>
              </table:table-cell>
              <table:table-cell office:value-type="float" office:value="1463.45607493922">
                <text:p>1463.4560749392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6.199501885">
                <text:p>26.199501885</text:p>
              </table:table-cell>
              <table:table-cell office:value-type="float" office:value="1448.44492056443">
                <text:p>1448.4449205644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6.241937347">
                <text:p>26.241937347</text:p>
              </table:table-cell>
              <table:table-cell office:value-type="float" office:value="1413.91178915407">
                <text:p>1413.9117891540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6.285126667">
                <text:p>26.285126667</text:p>
              </table:table-cell>
              <table:table-cell office:value-type="float" office:value="1389.23233799456">
                <text:p>1389.2323379945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6.328760885">
                <text:p>26.328760885</text:p>
              </table:table-cell>
              <table:table-cell office:value-type="float" office:value="1375.0676132204">
                <text:p>1375.067613220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6.374118812">
                <text:p>26.374118812</text:p>
              </table:table-cell>
              <table:table-cell office:value-type="float" office:value="1322.81177664938">
                <text:p>1322.8117766493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6.4191658">
                <text:p>26.4191658</text:p>
              </table:table-cell>
              <table:table-cell office:value-type="float" office:value="1331.94254852281">
                <text:p>1331.9425485228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6.466089569">
                <text:p>26.466089569</text:p>
              </table:table-cell>
              <table:table-cell office:value-type="float" office:value="1278.66966526081">
                <text:p>1278.6696652608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6.512622972">
                <text:p>26.512622972</text:p>
              </table:table-cell>
              <table:table-cell office:value-type="float" office:value="1289.39635040237">
                <text:p>1289.3963504023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6.561070813">
                <text:p>26.561070813</text:p>
              </table:table-cell>
              <table:table-cell office:value-type="float" office:value="1238.44527973896">
                <text:p>1238.4452797389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6.609283079">
                <text:p>26.609283079</text:p>
              </table:table-cell>
              <table:table-cell office:value-type="float" office:value="1244.49657686697">
                <text:p>1244.4965768669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6.659492545">
                <text:p>26.659492545</text:p>
              </table:table-cell>
              <table:table-cell office:value-type="float" office:value="1194.99378862149">
                <text:p>1194.9937886214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6.709429354">
                <text:p>26.709429354</text:p>
              </table:table-cell>
              <table:table-cell office:value-type="float" office:value="1201.51850311456">
                <text:p>1201.5185031145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6.761305236">
                <text:p>26.761305236</text:p>
              </table:table-cell>
              <table:table-cell office:value-type="float" office:value="1156.60684092086">
                <text:p>1156.6068409208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6.813058774">
                <text:p>26.813058774</text:p>
              </table:table-cell>
              <table:table-cell office:value-type="float" office:value="1159.34102901332">
                <text:p>1159.341029013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6.866960606">
                <text:p>26.866960606</text:p>
              </table:table-cell>
              <table:table-cell office:value-type="float" office:value="1113.134707555">
                <text:p>1113.13470755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6.920564988">
                <text:p>26.920564988</text:p>
              </table:table-cell>
              <table:table-cell office:value-type="float" office:value="1119.31147718477">
                <text:p>1119.3114771847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6.976658916">
                <text:p>26.976658916</text:p>
              </table:table-cell>
              <table:table-cell office:value-type="float" office:value="1069.63448878111">
                <text:p>1069.634488781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7.032530187">
                <text:p>27.032530187</text:p>
              </table:table-cell>
              <table:table-cell office:value-type="float" office:value="1073.89717337912">
                <text:p>1073.8971733791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7.091239495">
                <text:p>27.091239495</text:p>
              </table:table-cell>
              <table:table-cell office:value-type="float" office:value="1021.9844526187">
                <text:p>1021.984452618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7.14948828">
                <text:p>27.14948828</text:p>
              </table:table-cell>
              <table:table-cell office:value-type="float" office:value="1030.06440391841">
                <text:p>1030.0644039184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7.211398441">
                <text:p>27.211398441</text:p>
              </table:table-cell>
              <table:table-cell office:value-type="float" office:value="969.146244022849">
                <text:p>969.14624402284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7.272648755">
                <text:p>27.272648755</text:p>
              </table:table-cell>
              <table:table-cell office:value-type="float" office:value="979.586814852921">
                <text:p>979.58681485292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7.338232948">
                <text:p>27.338232948</text:p>
              </table:table-cell>
              <table:table-cell office:value-type="float" office:value="914.85459003819">
                <text:p>914.8545900381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7.403017813">
                <text:p>27.403017813</text:p>
              </table:table-cell>
              <table:table-cell office:value-type="float" office:value="926.142240166742">
                <text:p>926.14224016674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7.472947241">
                <text:p>27.472947241</text:p>
              </table:table-cell>
              <table:table-cell office:value-type="float" office:value="858.007876169078">
                <text:p>858.00787616907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7.542010778">
                <text:p>27.542010778</text:p>
              </table:table-cell>
              <table:table-cell office:value-type="float" office:value="868.765235698856">
                <text:p>868.76523569885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7.617369456">
                <text:p>27.617369456</text:p>
              </table:table-cell>
              <table:table-cell office:value-type="float" office:value="796.192311123073">
                <text:p>796.19231112307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7.691508805">
                <text:p>27.691508805</text:p>
              </table:table-cell>
              <table:table-cell office:value-type="float" office:value="809.286847123524">
                <text:p>809.2868471235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7.769996304">
                <text:p>27.769996304</text:p>
              </table:table-cell>
              <table:table-cell office:value-type="float" office:value="764.452948105809">
                <text:p>764.45294810580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7.84999699">
                <text:p>27.84999699</text:p>
              </table:table-cell>
              <table:table-cell office:value-type="float" office:value="749.993568805098">
                <text:p>749.99356880509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7.934751558">
                <text:p>27.934751558</text:p>
              </table:table-cell>
              <table:table-cell office:value-type="float" office:value="707.926444743359">
                <text:p>707.92644474335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8.020825092">
                <text:p>28.020825092</text:p>
              </table:table-cell>
              <table:table-cell office:value-type="float" office:value="697.078384163994">
                <text:p>697.07838416399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8.111956781">
                <text:p>28.111956781</text:p>
              </table:table-cell>
              <table:table-cell office:value-type="float" office:value="658.387885250315">
                <text:p>658.3878852503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8.20418431">
                <text:p>28.20418431</text:p>
              </table:table-cell>
              <table:table-cell office:value-type="float" office:value="650.564973935236">
                <text:p>650.56497393523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8.304300897">
                <text:p>28.304300897</text:p>
              </table:table-cell>
              <table:table-cell office:value-type="float" office:value="599.301292602023">
                <text:p>599.30129260202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8.407930786">
                <text:p>28.407930786</text:p>
              </table:table-cell>
              <table:table-cell office:value-type="float" office:value="578.983540163762">
                <text:p>578.98354016376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8.505786838">
                <text:p>28.505786838</text:p>
              </table:table-cell>
              <table:table-cell office:value-type="float" office:value="613.145521137534">
                <text:p>613.14552113753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8.589866767">
                <text:p>28.589866767</text:p>
              </table:table-cell>
              <table:table-cell office:value-type="float" office:value="713.606692032311">
                <text:p>713.60669203231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8.680088503">
                <text:p>28.680088503</text:p>
              </table:table-cell>
              <table:table-cell office:value-type="float" office:value="665.028214487001">
                <text:p>665.02821448700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8.77656163">
                <text:p>28.77656163</text:p>
              </table:table-cell>
              <table:table-cell office:value-type="float" office:value="621.934852386433">
                <text:p>621.93485238643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8.85934853">
                <text:p>28.85934853</text:p>
              </table:table-cell>
              <table:table-cell office:value-type="float" office:value="724.752346083722">
                <text:p>724.75234608372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8.924936786">
                <text:p>28.924936786</text:p>
              </table:table-cell>
              <table:table-cell office:value-type="float" office:value="914.797917480864">
                <text:p>914.79791748086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8.981115298">
                <text:p>28.981115298</text:p>
              </table:table-cell>
              <table:table-cell office:value-type="float" office:value="1068.02401601519">
                <text:p>1068.0240160151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9.025698012">
                <text:p>29.025698012</text:p>
              </table:table-cell>
              <table:table-cell office:value-type="float" office:value="1345.81308800535">
                <text:p>1345.8130880053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9.065703667">
                <text:p>29.065703667</text:p>
              </table:table-cell>
              <table:table-cell office:value-type="float" office:value="1499.78796747604">
                <text:p>1499.7879674760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9.101110285">
                <text:p>29.101110285</text:p>
              </table:table-cell>
              <table:table-cell office:value-type="float" office:value="1694.59845049325">
                <text:p>1694.5984504932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9.137010447">
                <text:p>29.137010447</text:p>
              </table:table-cell>
              <table:table-cell office:value-type="float" office:value="1671.30165039346">
                <text:p>1671.3016503934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9.173387018">
                <text:p>29.173387018</text:p>
              </table:table-cell>
              <table:table-cell office:value-type="float" office:value="1649.4132995659">
                <text:p>1649.413299565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9.208741916">
                <text:p>29.208741916</text:p>
              </table:table-cell>
              <table:table-cell office:value-type="float" office:value="1697.07744595947">
                <text:p>1697.0774459594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9.242789203">
                <text:p>29.242789203</text:p>
              </table:table-cell>
              <table:table-cell office:value-type="float" office:value="1762.25494853673">
                <text:p>1762.2549485367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9.276230652">
                <text:p>29.276230652</text:p>
              </table:table-cell>
              <table:table-cell office:value-type="float" office:value="1794.18062895532">
                <text:p>1794.1806289553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9.308981056">
                <text:p>29.308981056</text:p>
              </table:table-cell>
              <table:table-cell office:value-type="float" office:value="1832.03846889961">
                <text:p>1832.0384688996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9.341346509">
                <text:p>29.341346509</text:p>
              </table:table-cell>
              <table:table-cell office:value-type="float" office:value="1853.8285251254">
                <text:p>1853.828525125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9.373292637">
                <text:p>29.373292637</text:p>
              </table:table-cell>
              <table:table-cell office:value-type="float" office:value="1878.16188553422">
                <text:p>1878.1618855342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9.404717512">
                <text:p>29.404717512</text:p>
              </table:table-cell>
              <table:table-cell office:value-type="float" office:value="1909.31547062643">
                <text:p>1909.3154706264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9.435827854">
                <text:p>29.435827854</text:p>
              </table:table-cell>
              <table:table-cell office:value-type="float" office:value="1928.61910679104">
                <text:p>1928.6191067910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9.466908977">
                <text:p>29.466908977</text:p>
              </table:table-cell>
              <table:table-cell office:value-type="float" office:value="1930.43217904322">
                <text:p>1930.4321790432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9.497910464">
                <text:p>29.497910464</text:p>
              </table:table-cell>
              <table:table-cell office:value-type="float" office:value="1935.39103462976">
                <text:p>1935.3910346297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9.528556949">
                <text:p>29.528556949</text:p>
              </table:table-cell>
              <table:table-cell office:value-type="float" office:value="1957.81016974714">
                <text:p>1957.8101697471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9.558984422">
                <text:p>29.558984422</text:p>
              </table:table-cell>
              <table:table-cell office:value-type="float" office:value="1971.90216880626">
                <text:p>1971.9021688062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9.589304551">
                <text:p>29.589304551</text:p>
              </table:table-cell>
              <table:table-cell office:value-type="float" office:value="1978.88340118895">
                <text:p>1978.8834011889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9.619453637">
                <text:p>29.619453637</text:p>
              </table:table-cell>
              <table:table-cell office:value-type="float" office:value="1990.11008161232">
                <text:p>1990.1100816123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9.649467045">
                <text:p>29.649467045</text:p>
              </table:table-cell>
              <table:table-cell office:value-type="float" office:value="1999.10653265353">
                <text:p>1999.1065326535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9.679301338">
                <text:p>29.679301338</text:p>
              </table:table-cell>
              <table:table-cell office:value-type="float" office:value="2011.10849182849">
                <text:p>2011.1084918284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9.709184172">
                <text:p>29.709184172</text:p>
              </table:table-cell>
              <table:table-cell office:value-type="float" office:value="2007.84169265883">
                <text:p>2007.8416926588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9.739062684">
                <text:p>29.739062684</text:p>
              </table:table-cell>
              <table:table-cell office:value-type="float" office:value="2008.13213188152">
                <text:p>2008.1321318815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9.768963331">
                <text:p>29.768963331</text:p>
              </table:table-cell>
              <table:table-cell office:value-type="float" office:value="2006.64554181686">
                <text:p>2006.6455418168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9.79888429">
                <text:p>29.79888429</text:p>
              </table:table-cell>
              <table:table-cell office:value-type="float" office:value="2005.28331996346">
                <text:p>2005.2833199634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9.828923011">
                <text:p>29.828923011</text:p>
              </table:table-cell>
              <table:table-cell office:value-type="float" office:value="1997.42192751789">
                <text:p>1997.4219275178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9.858947982">
                <text:p>29.858947982</text:p>
              </table:table-cell>
              <table:table-cell office:value-type="float" office:value="1998.33665118304">
                <text:p>1998.3366511830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9.888970244">
                <text:p>29.888970244</text:p>
              </table:table-cell>
              <table:table-cell office:value-type="float" office:value="1998.5169671757">
                <text:p>1998.516967175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9.919167768">
                <text:p>29.919167768</text:p>
              </table:table-cell>
              <table:table-cell office:value-type="float" office:value="1986.91786783566">
                <text:p>1986.9178678356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9.949339354">
                <text:p>29.949339354</text:p>
              </table:table-cell>
              <table:table-cell office:value-type="float" office:value="1988.62598737802">
                <text:p>1988.6259873780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9.979570316">
                <text:p>29.979570316</text:p>
              </table:table-cell>
              <table:table-cell office:value-type="float" office:value="1984.72016867975">
                <text:p>1984.7201686797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0.009843986">
                <text:p>30.009843986</text:p>
              </table:table-cell>
              <table:table-cell office:value-type="float" office:value="1981.92026272337">
                <text:p>1981.9202627233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0.040300782">
                <text:p>30.040300782</text:p>
              </table:table-cell>
              <table:table-cell office:value-type="float" office:value="1970.00367340046">
                <text:p>1970.0036734004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0.07063164">
                <text:p>30.07063164</text:p>
              </table:table-cell>
              <table:table-cell office:value-type="float" office:value="1978.18340648285">
                <text:p>1978.1834064828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0.101135676">
                <text:p>30.101135676</text:p>
              </table:table-cell>
              <table:table-cell office:value-type="float" office:value="1966.95283207793">
                <text:p>1966.9528320779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0.131672369">
                <text:p>30.131672369</text:p>
              </table:table-cell>
              <table:table-cell office:value-type="float" office:value="1964.84930440884">
                <text:p>1964.8493044088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0.162360729">
                <text:p>30.162360729</text:p>
              </table:table-cell>
              <table:table-cell office:value-type="float" office:value="1955.13869102166">
                <text:p>1955.1386910216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0.193002631">
                <text:p>30.193002631</text:p>
              </table:table-cell>
              <table:table-cell office:value-type="float" office:value="1958.10299243178">
                <text:p>1958.1029924317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0.223730678">
                <text:p>30.223730678</text:p>
              </table:table-cell>
              <table:table-cell office:value-type="float" office:value="1952.61351949874">
                <text:p>1952.6135194987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0.254510289">
                <text:p>30.254510289</text:p>
              </table:table-cell>
              <table:table-cell office:value-type="float" office:value="1949.34237472983">
                <text:p>1949.3423747298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0.285404171">
                <text:p>30.285404171</text:p>
              </table:table-cell>
              <table:table-cell office:value-type="float" office:value="1942.13210240177">
                <text:p>1942.1321024017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0.316433106">
                <text:p>30.316433106</text:p>
              </table:table-cell>
              <table:table-cell office:value-type="float" office:value="1933.67899993978">
                <text:p>1933.6789999397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0.347609907">
                <text:p>30.347609907</text:p>
              </table:table-cell>
              <table:table-cell office:value-type="float" office:value="1924.50790573409">
                <text:p>1924.5079057340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0.378747384">
                <text:p>30.378747384</text:p>
              </table:table-cell>
              <table:table-cell office:value-type="float" office:value="1926.9383964538">
                <text:p>1926.938396453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0.409890591">
                <text:p>30.409890591</text:p>
              </table:table-cell>
              <table:table-cell office:value-type="float" office:value="1926.58386145014">
                <text:p>1926.5838614501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0.441201611">
                <text:p>30.441201611</text:p>
              </table:table-cell>
              <table:table-cell office:value-type="float" office:value="1916.25823751529">
                <text:p>1916.2582375152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0.472750184">
                <text:p>30.472750184</text:p>
              </table:table-cell>
              <table:table-cell office:value-type="float" office:value="1901.82928400585">
                <text:p>1901.8292840058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0.503995527">
                <text:p>30.503995527</text:p>
              </table:table-cell>
              <table:table-cell office:value-type="float" office:value="1920.28616872589">
                <text:p>1920.2861687258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0.535406079">
                <text:p>30.535406079</text:p>
              </table:table-cell>
              <table:table-cell office:value-type="float" office:value="1910.18610561208">
                <text:p>1910.1861056120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0.566705016">
                <text:p>30.566705016</text:p>
              </table:table-cell>
              <table:table-cell office:value-type="float" office:value="1916.99801178536">
                <text:p>1916.9980117853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0.59842958">
                <text:p>30.59842958</text:p>
              </table:table-cell>
              <table:table-cell office:value-type="float" office:value="1891.27894712747">
                <text:p>1891.2789471274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0.629997841">
                <text:p>30.629997841</text:p>
              </table:table-cell>
              <table:table-cell office:value-type="float" office:value="1900.64318082032">
                <text:p>1900.6431808203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0.661596832">
                <text:p>30.661596832</text:p>
              </table:table-cell>
              <table:table-cell office:value-type="float" office:value="1898.79480645426">
                <text:p>1898.7948064542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0.693177489">
                <text:p>30.693177489</text:p>
              </table:table-cell>
              <table:table-cell office:value-type="float" office:value="1899.89714273523">
                <text:p>1899.8971427352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0.724900751">
                <text:p>30.724900751</text:p>
              </table:table-cell>
              <table:table-cell office:value-type="float" office:value="1891.35656982565">
                <text:p>1891.3565698256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0.756640471">
                <text:p>30.756640471</text:p>
              </table:table-cell>
              <table:table-cell office:value-type="float" office:value="1890.37584452557">
                <text:p>1890.3758445255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0.788635871">
                <text:p>30.788635871</text:p>
              </table:table-cell>
              <table:table-cell office:value-type="float" office:value="1875.26957000071">
                <text:p>1875.2695700007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0.820510019">
                <text:p>30.820510019</text:p>
              </table:table-cell>
              <table:table-cell office:value-type="float" office:value="1882.40325670823">
                <text:p>1882.4032567082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0.852645523">
                <text:p>30.852645523</text:p>
              </table:table-cell>
              <table:table-cell office:value-type="float" office:value="1867.0937913404">
                <text:p>1867.093791340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0.884640454">
                <text:p>30.884640454</text:p>
              </table:table-cell>
              <table:table-cell office:value-type="float" office:value="1875.29705877473">
                <text:p>1875.2970587747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0.916934448">
                <text:p>30.916934448</text:p>
              </table:table-cell>
              <table:table-cell office:value-type="float" office:value="1857.93061087459">
                <text:p>1857.9306108745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0.949207974">
                <text:p>30.949207974</text:p>
              </table:table-cell>
              <table:table-cell office:value-type="float" office:value="1859.10891794113">
                <text:p>1859.1089179411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0.981642803">
                <text:p>30.981642803</text:p>
              </table:table-cell>
              <table:table-cell office:value-type="float" office:value="1849.86330589238">
                <text:p>1849.8633058923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1.0140656">
                <text:p>31.0140656</text:p>
              </table:table-cell>
              <table:table-cell office:value-type="float" office:value="1850.5497844617">
                <text:p>1850.549784461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1.046783035">
                <text:p>31.046783035</text:p>
              </table:table-cell>
              <table:table-cell office:value-type="float" office:value="1833.88459394843">
                <text:p>1833.8845939484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1.079346875">
                <text:p>31.079346875</text:p>
              </table:table-cell>
              <table:table-cell office:value-type="float" office:value="1842.53454138077">
                <text:p>1842.5345413807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1.111885871">
                <text:p>31.111885871</text:p>
              </table:table-cell>
              <table:table-cell office:value-type="float" office:value="1843.94134348831">
                <text:p>1843.9413434883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1.144602212">
                <text:p>31.144602212</text:p>
              </table:table-cell>
              <table:table-cell office:value-type="float" office:value="1833.94591711808">
                <text:p>1833.9459171180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1.177296574">
                <text:p>31.177296574</text:p>
              </table:table-cell>
              <table:table-cell office:value-type="float" office:value="1835.17879932973">
                <text:p>1835.1787993297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1.210134114">
                <text:p>31.210134114</text:p>
              </table:table-cell>
              <table:table-cell office:value-type="float" office:value="1827.17706624781">
                <text:p>1827.1770662478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1.243004674">
                <text:p>31.243004674</text:p>
              </table:table-cell>
              <table:table-cell office:value-type="float" office:value="1825.3415822548">
                <text:p>1825.341582254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1.275848881">
                <text:p>31.275848881</text:p>
              </table:table-cell>
              <table:table-cell office:value-type="float" office:value="1826.80617011071">
                <text:p>1826.8061701107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1.308726733">
                <text:p>31.308726733</text:p>
              </table:table-cell>
              <table:table-cell office:value-type="float" office:value="1824.93673856804">
                <text:p>1824.9367385680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1.34173193">
                <text:p>31.34173193</text:p>
              </table:table-cell>
              <table:table-cell office:value-type="float" office:value="1817.89552718008">
                <text:p>1817.8955271800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1.375106556">
                <text:p>31.375106556</text:p>
              </table:table-cell>
              <table:table-cell office:value-type="float" office:value="1797.77295481919">
                <text:p>1797.7729548191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1.40835389">
                <text:p>31.40835389</text:p>
              </table:table-cell>
              <table:table-cell office:value-type="float" office:value="1804.65597632569">
                <text:p>1804.6559763256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1.44154341">
                <text:p>31.44154341</text:p>
              </table:table-cell>
              <table:table-cell office:value-type="float" office:value="1807.79957046679">
                <text:p>1807.7995704667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1.474751317">
                <text:p>31.474751317</text:p>
              </table:table-cell>
              <table:table-cell office:value-type="float" office:value="1806.79860371821">
                <text:p>1806.7986037182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1.508040734">
                <text:p>31.508040734</text:p>
              </table:table-cell>
              <table:table-cell office:value-type="float" office:value="1802.37461052568">
                <text:p>1802.3746105256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1.541454215">
                <text:p>31.541454215</text:p>
              </table:table-cell>
              <table:table-cell office:value-type="float" office:value="1795.6824073491">
                <text:p>1795.682407349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1.574892279">
                <text:p>31.574892279</text:p>
              </table:table-cell>
              <table:table-cell office:value-type="float" office:value="1794.3622573367">
                <text:p>1794.362257336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1.608309718">
                <text:p>31.608309718</text:p>
              </table:table-cell>
              <table:table-cell office:value-type="float" office:value="1795.46972465461">
                <text:p>1795.4697246546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1.641919762">
                <text:p>31.641919762</text:p>
              </table:table-cell>
              <table:table-cell office:value-type="float" office:value="1785.18064421459">
                <text:p>1785.1806442145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1.675458347">
                <text:p>31.675458347</text:p>
              </table:table-cell>
              <table:table-cell office:value-type="float" office:value="1788.98424009268">
                <text:p>1788.9842400926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1.709318601">
                <text:p>31.709318601</text:p>
              </table:table-cell>
              <table:table-cell office:value-type="float" office:value="1771.98907013495">
                <text:p>1771.9890701349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1.742996823">
                <text:p>31.742996823</text:p>
              </table:table-cell>
              <table:table-cell office:value-type="float" office:value="1781.56673472851">
                <text:p>1781.5667347285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1.776676399">
                <text:p>31.776676399</text:p>
              </table:table-cell>
              <table:table-cell office:value-type="float" office:value="1781.49511145879">
                <text:p>1781.4951114587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1.810344777">
                <text:p>31.810344777</text:p>
              </table:table-cell>
              <table:table-cell office:value-type="float" office:value="1782.08763130785">
                <text:p>1782.0876313078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1.844328052">
                <text:p>31.844328052</text:p>
              </table:table-cell>
              <table:table-cell office:value-type="float" office:value="1765.57438916622">
                <text:p>1765.5743891662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1.878181015">
                <text:p>31.878181015</text:p>
              </table:table-cell>
              <table:table-cell office:value-type="float" office:value="1772.37070799418">
                <text:p>1772.3707079941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1.912154551">
                <text:p>31.912154551</text:p>
              </table:table-cell>
              <table:table-cell office:value-type="float" office:value="1766.08051631692">
                <text:p>1766.0805163169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1.945926627">
                <text:p>31.945926627</text:p>
              </table:table-cell>
              <table:table-cell office:value-type="float" office:value="1776.61568687703">
                <text:p>1776.6156868770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1.97992334">
                <text:p>31.97992334</text:p>
              </table:table-cell>
              <table:table-cell office:value-type="float" office:value="1764.87650438438">
                <text:p>1764.8765043843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2.014064273">
                <text:p>32.014064273</text:p>
              </table:table-cell>
              <table:table-cell office:value-type="float" office:value="1757.42121634444">
                <text:p>1757.4212163444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2.048188018">
                <text:p>32.048188018</text:p>
              </table:table-cell>
              <table:table-cell office:value-type="float" office:value="1758.30642269799">
                <text:p>1758.3064226979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2.082472129">
                <text:p>32.082472129</text:p>
              </table:table-cell>
              <table:table-cell office:value-type="float" office:value="1750.08183820206">
                <text:p>1750.0818382020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2.117094523">
                <text:p>32.117094523</text:p>
              </table:table-cell>
              <table:table-cell office:value-type="float" office:value="1732.98241594717">
                <text:p>1732.9824159471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2.151619104">
                <text:p>32.151619104</text:p>
              </table:table-cell>
              <table:table-cell office:value-type="float" office:value="1737.89219918414">
                <text:p>1737.8921991841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2.186160195">
                <text:p>32.186160195</text:p>
              </table:table-cell>
              <table:table-cell office:value-type="float" office:value="1737.06151898902">
                <text:p>1737.0615189890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2.220835194">
                <text:p>32.220835194</text:p>
              </table:table-cell>
              <table:table-cell office:value-type="float" office:value="1730.35333036365">
                <text:p>1730.3533303636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2.255629047">
                <text:p>32.255629047</text:p>
              </table:table-cell>
              <table:table-cell office:value-type="float" office:value="1724.44253299552">
                <text:p>1724.4425329955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2.29043264">
                <text:p>32.29043264</text:p>
              </table:table-cell>
              <table:table-cell office:value-type="float" office:value="1723.95993712491">
                <text:p>1723.9599371249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2.324990294">
                <text:p>32.324990294</text:p>
              </table:table-cell>
              <table:table-cell office:value-type="float" office:value="1736.22896970938">
                <text:p>1736.2289697093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2.35974597">
                <text:p>32.35974597</text:p>
              </table:table-cell>
              <table:table-cell office:value-type="float" office:value="1726.33672842406">
                <text:p>1726.3367284240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2.394607116">
                <text:p>32.394607116</text:p>
              </table:table-cell>
              <table:table-cell office:value-type="float" office:value="1721.11381536352">
                <text:p>1721.1138153635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2.429303677">
                <text:p>32.429303677</text:p>
              </table:table-cell>
              <table:table-cell office:value-type="float" office:value="1729.27801115485">
                <text:p>1729.2780111548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2.463978936">
                <text:p>32.463978936</text:p>
              </table:table-cell>
              <table:table-cell office:value-type="float" office:value="1730.34035592945">
                <text:p>1730.3403559294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2.498601434">
                <text:p>32.498601434</text:p>
              </table:table-cell>
              <table:table-cell office:value-type="float" office:value="1732.97721036744">
                <text:p>1732.9772103674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2.533471329">
                <text:p>32.533471329</text:p>
              </table:table-cell>
              <table:table-cell office:value-type="float" office:value="1720.68198083189">
                <text:p>1720.6819808318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2.568118828">
                <text:p>32.568118828</text:p>
              </table:table-cell>
              <table:table-cell office:value-type="float" office:value="1731.72672578789">
                <text:p>1731.7267257878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2.602784243">
                <text:p>32.602784243</text:p>
              </table:table-cell>
              <table:table-cell office:value-type="float" office:value="1730.83172377971">
                <text:p>1730.8317237797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2.637489293">
                <text:p>32.637489293</text:p>
              </table:table-cell>
              <table:table-cell office:value-type="float" office:value="1728.85502253997">
                <text:p>1728.8550225399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2.672220751">
                <text:p>32.672220751</text:p>
              </table:table-cell>
              <table:table-cell office:value-type="float" office:value="1727.54049081403">
                <text:p>1727.5404908140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2.70706924">
                <text:p>32.70706924</text:p>
              </table:table-cell>
              <table:table-cell office:value-type="float" office:value="1721.73892532337">
                <text:p>1721.7389253233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2.742160386">
                <text:p>32.742160386</text:p>
              </table:table-cell>
              <table:table-cell office:value-type="float" office:value="1709.83301599752">
                <text:p>1709.8330159975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2.777214554">
                <text:p>32.777214554</text:p>
              </table:table-cell>
              <table:table-cell office:value-type="float" office:value="1711.63668754051">
                <text:p>1711.6366875405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2.812225804">
                <text:p>32.812225804</text:p>
              </table:table-cell>
              <table:table-cell office:value-type="float" office:value="1713.73487093416">
                <text:p>1713.7348709341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2.847144346">
                <text:p>32.847144346</text:p>
              </table:table-cell>
              <table:table-cell office:value-type="float" office:value="1718.28480123828">
                <text:p>1718.2848012382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2.882024762">
                <text:p>32.882024762</text:p>
              </table:table-cell>
              <table:table-cell office:value-type="float" office:value="1720.16297053338">
                <text:p>1720.1629705333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2.916967731">
                <text:p>32.916967731</text:p>
              </table:table-cell>
              <table:table-cell office:value-type="float" office:value="1717.08362846904">
                <text:p>1717.0836284690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2.952149139">
                <text:p>32.952149139</text:p>
              </table:table-cell>
              <table:table-cell office:value-type="float" office:value="1705.44624024145">
                <text:p>1705.4462402414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2.987243306">
                <text:p>32.987243306</text:p>
              </table:table-cell>
              <table:table-cell office:value-type="float" office:value="1709.68582898706">
                <text:p>1709.6858289870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3.022183098">
                <text:p>33.022183098</text:p>
              </table:table-cell>
              <table:table-cell office:value-type="float" office:value="1717.23975918331">
                <text:p>1717.2397591833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3.057296381">
                <text:p>33.057296381</text:p>
              </table:table-cell>
              <table:table-cell office:value-type="float" office:value="1708.75506001527">
                <text:p>1708.7550600152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3.092372788">
                <text:p>33.092372788</text:p>
              </table:table-cell>
              <table:table-cell office:value-type="float" office:value="1710.55148265337">
                <text:p>1710.5514826533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3.127615342">
                <text:p>33.127615342</text:p>
              </table:table-cell>
              <table:table-cell office:value-type="float" office:value="1702.48728284563">
                <text:p>1702.4872828456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3.162740707">
                <text:p>33.162740707</text:p>
              </table:table-cell>
              <table:table-cell office:value-type="float" office:value="1708.16730303021">
                <text:p>1708.1673030302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3.198091387">
                <text:p>33.198091387</text:p>
              </table:table-cell>
              <table:table-cell office:value-type="float" office:value="1697.27993916946">
                <text:p>1697.2799391694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3.233587328">
                <text:p>33.233587328</text:p>
              </table:table-cell>
              <table:table-cell office:value-type="float" office:value="1690.33411454">
                <text:p>1690.3341145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3.268802642">
                <text:p>33.268802642</text:p>
              </table:table-cell>
              <table:table-cell office:value-type="float" office:value="1703.80420291021">
                <text:p>1703.8042029102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3.304024467">
                <text:p>33.304024467</text:p>
              </table:table-cell>
              <table:table-cell office:value-type="float" office:value="1703.48924282029">
                <text:p>1703.4892428202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3.339540408">
                <text:p>33.339540408</text:p>
              </table:table-cell>
              <table:table-cell office:value-type="float" office:value="1689.38224106184">
                <text:p>1689.3822410618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3.375247808">
                <text:p>33.375247808</text:p>
              </table:table-cell>
              <table:table-cell office:value-type="float" office:value="1680.32396646075">
                <text:p>1680.3239664607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3.410853229">
                <text:p>33.410853229</text:p>
              </table:table-cell>
              <table:table-cell office:value-type="float" office:value="1685.13665376968">
                <text:p>1685.1366537696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3.446405316">
                <text:p>33.446405316</text:p>
              </table:table-cell>
              <table:table-cell office:value-type="float" office:value="1687.66463695932">
                <text:p>1687.6646369593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3.481908913">
                <text:p>33.481908913</text:p>
              </table:table-cell>
              <table:table-cell office:value-type="float" office:value="1689.96961068472">
                <text:p>1689.9696106847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3.517504907">
                <text:p>33.517504907</text:p>
              </table:table-cell>
              <table:table-cell office:value-type="float" office:value="1685.58293385497">
                <text:p>1685.5829338549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3.553223922">
                <text:p>33.553223922</text:p>
              </table:table-cell>
              <table:table-cell office:value-type="float" office:value="1679.77756385476">
                <text:p>1679.7775638547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3.588882832">
                <text:p>33.588882832</text:p>
              </table:table-cell>
              <table:table-cell office:value-type="float" office:value="1682.60891878098">
                <text:p>1682.6089187809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3.624781536">
                <text:p>33.624781536</text:p>
              </table:table-cell>
              <table:table-cell office:value-type="float" office:value="1671.36952910591">
                <text:p>1671.3695291059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3.660857845">
                <text:p>33.660857845</text:p>
              </table:table-cell>
              <table:table-cell office:value-type="float" office:value="1663.14131526029">
                <text:p>1663.1413152602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3.696954727">
                <text:p>33.696954727</text:p>
              </table:table-cell>
              <table:table-cell office:value-type="float" office:value="1662.19342712226">
                <text:p>1662.1934271222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3.733181401">
                <text:p>33.733181401</text:p>
              </table:table-cell>
              <table:table-cell office:value-type="float" office:value="1656.23816307296">
                <text:p>1656.2381630729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3.769241877">
                <text:p>33.769241877</text:p>
              </table:table-cell>
              <table:table-cell office:value-type="float" office:value="1663.87154734161">
                <text:p>1663.8715473416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3.805479853">
                <text:p>33.805479853</text:p>
              </table:table-cell>
              <table:table-cell office:value-type="float" office:value="1655.72161094196">
                <text:p>1655.7216109419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3.841755486">
                <text:p>33.841755486</text:p>
              </table:table-cell>
              <table:table-cell office:value-type="float" office:value="1654.00283986795">
                <text:p>1654.0028398679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3.878240964">
                <text:p>33.878240964</text:p>
              </table:table-cell>
              <table:table-cell office:value-type="float" office:value="1644.48989814509">
                <text:p>1644.4898981450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3.914402847">
                <text:p>33.914402847</text:p>
              </table:table-cell>
              <table:table-cell office:value-type="float" office:value="1659.20563373325">
                <text:p>1659.2056337332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3.950323842">
                <text:p>33.950323842</text:p>
              </table:table-cell>
              <table:table-cell office:value-type="float" office:value="1670.33235020365">
                <text:p>1670.3323502036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3.985099987">
                <text:p>33.985099987</text:p>
              </table:table-cell>
              <table:table-cell office:value-type="float" office:value="1725.32061848708">
                <text:p>1725.3206184870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4.018396227">
                <text:p>34.018396227</text:p>
              </table:table-cell>
              <table:table-cell office:value-type="float" office:value="1802.00527146617">
                <text:p>1802.0052714661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4.050405116">
                <text:p>34.050405116</text:p>
              </table:table-cell>
              <table:table-cell office:value-type="float" office:value="1874.4793047954">
                <text:p>1874.479304795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4.080899256">
                <text:p>34.080899256</text:p>
              </table:table-cell>
              <table:table-cell office:value-type="float" office:value="1967.59115029958">
                <text:p>1967.5911502995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4.110496464">
                <text:p>34.110496464</text:p>
              </table:table-cell>
              <table:table-cell office:value-type="float" office:value="2027.21824301816">
                <text:p>2027.2182430181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4.139108406">
                <text:p>34.139108406</text:p>
              </table:table-cell>
              <table:table-cell office:value-type="float" office:value="2097.02647936322">
                <text:p>2097.0264793632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4.167205136">
                <text:p>34.167205136</text:p>
              </table:table-cell>
              <table:table-cell office:value-type="float" office:value="2135.47982274083">
                <text:p>2135.4798227408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4.194567955">
                <text:p>34.194567955</text:p>
              </table:table-cell>
              <table:table-cell office:value-type="float" office:value="2192.75652848513">
                <text:p>2192.7565284851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4.221120978">
                <text:p>34.221120978</text:p>
              </table:table-cell>
              <table:table-cell office:value-type="float" office:value="2259.62972276219">
                <text:p>2259.6297227621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4.246838944">
                <text:p>34.246838944</text:p>
              </table:table-cell>
              <table:table-cell office:value-type="float" office:value="2332.99942927104">
                <text:p>2332.9994292710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4.272072324">
                <text:p>34.272072324</text:p>
              </table:table-cell>
              <table:table-cell office:value-type="float" office:value="2377.80273589954">
                <text:p>2377.8027358995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4.296766481">
                <text:p>34.296766481</text:p>
              </table:table-cell>
              <table:table-cell office:value-type="float" office:value="2429.72457006742">
                <text:p>2429.7245700674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4.320898657">
                <text:p>34.320898657</text:p>
              </table:table-cell>
              <table:table-cell office:value-type="float" office:value="2486.30707815139">
                <text:p>2486.3070781513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4.344417807">
                <text:p>34.344417807</text:p>
              </table:table-cell>
              <table:table-cell office:value-type="float" office:value="2551.11260398458">
                <text:p>2551.1126039845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4.367508101">
                <text:p>34.367508101</text:p>
              </table:table-cell>
              <table:table-cell office:value-type="float" office:value="2598.49441501273">
                <text:p>2598.4944150127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4.390269904">
                <text:p>34.390269904</text:p>
              </table:table-cell>
              <table:table-cell office:value-type="float" office:value="2635.99504837098">
                <text:p>2635.9950483709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4.412601964">
                <text:p>34.412601964</text:p>
              </table:table-cell>
              <table:table-cell office:value-type="float" office:value="2686.72034733962">
                <text:p>2686.7203473396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4.434608449">
                <text:p>34.434608449</text:p>
              </table:table-cell>
              <table:table-cell office:value-type="float" office:value="2726.4690385577">
                <text:p>2726.469038557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4.4563616">
                <text:p>34.4563616</text:p>
              </table:table-cell>
              <table:table-cell office:value-type="float" office:value="2758.22109633697">
                <text:p>2758.2210963369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4.477849488">
                <text:p>34.477849488</text:p>
              </table:table-cell>
              <table:table-cell office:value-type="float" office:value="2792.27069686941">
                <text:p>2792.2706968694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4.499446596">
                <text:p>34.499446596</text:p>
              </table:table-cell>
              <table:table-cell office:value-type="float" office:value="2778.14974115957">
                <text:p>2778.1497411595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4.520703911">
                <text:p>34.520703911</text:p>
              </table:table-cell>
              <table:table-cell office:value-type="float" office:value="2822.55778775451">
                <text:p>2822.5577877545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4.542015132">
                <text:p>34.542015132</text:p>
              </table:table-cell>
              <table:table-cell office:value-type="float" office:value="2815.4182249814">
                <text:p>2815.418224981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4.563210571">
                <text:p>34.563210571</text:p>
              </table:table-cell>
              <table:table-cell office:value-type="float" office:value="2830.79770133524">
                <text:p>2830.7977013352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4.58440627">
                <text:p>34.58440627</text:p>
              </table:table-cell>
              <table:table-cell office:value-type="float" office:value="2830.76297696012">
                <text:p>2830.7629769601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4.605430145">
                <text:p>34.605430145</text:p>
              </table:table-cell>
              <table:table-cell office:value-type="float" office:value="2853.89824663662">
                <text:p>2853.8982466366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4.626562719">
                <text:p>34.626562719</text:p>
              </table:table-cell>
              <table:table-cell office:value-type="float" office:value="2839.21873407386">
                <text:p>2839.2187340738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4.647847325">
                <text:p>34.647847325</text:p>
              </table:table-cell>
              <table:table-cell office:value-type="float" office:value="2818.93872031246">
                <text:p>2818.9387203124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4.669032556">
                <text:p>34.669032556</text:p>
              </table:table-cell>
              <table:table-cell office:value-type="float" office:value="2832.16170737099">
                <text:p>2832.1617073709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4.690073046">
                <text:p>34.690073046</text:p>
              </table:table-cell>
              <table:table-cell office:value-type="float" office:value="2851.64461473985">
                <text:p>2851.6446147398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4.711325516">
                <text:p>34.711325516</text:p>
              </table:table-cell>
              <table:table-cell office:value-type="float" office:value="2823.20125613631">
                <text:p>2823.2012561363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4.732614393">
                <text:p>34.732614393</text:p>
              </table:table-cell>
              <table:table-cell office:value-type="float" office:value="2818.37318145106">
                <text:p>2818.3731814510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4.753992542">
                <text:p>34.753992542</text:p>
              </table:table-cell>
              <table:table-cell office:value-type="float" office:value="2806.60407035236">
                <text:p>2806.6040703523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4.775324127">
                <text:p>34.775324127</text:p>
              </table:table-cell>
              <table:table-cell office:value-type="float" office:value="2812.73051205542">
                <text:p>2812.7305120554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4.796763266">
                <text:p>34.796763266</text:p>
              </table:table-cell>
              <table:table-cell office:value-type="float" office:value="2798.61985129138">
                <text:p>2798.6198512913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4.818225737">
                <text:p>34.818225737</text:p>
              </table:table-cell>
              <table:table-cell office:value-type="float" office:value="2795.57745238194">
                <text:p>2795.5774523819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4.839734511">
                <text:p>34.839734511</text:p>
              </table:table-cell>
              <table:table-cell office:value-type="float" office:value="2789.55927474098">
                <text:p>2789.5592747409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4.861483756">
                <text:p>34.861483756</text:p>
              </table:table-cell>
              <table:table-cell office:value-type="float" office:value="2758.71645199609">
                <text:p>2758.7164519960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4.883149458">
                <text:p>34.883149458</text:p>
              </table:table-cell>
              <table:table-cell office:value-type="float" office:value="2769.35406939503">
                <text:p>2769.3540693950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4.904707555">
                <text:p>34.904707555</text:p>
              </table:table-cell>
              <table:table-cell office:value-type="float" office:value="2783.17701233048">
                <text:p>2783.1770123304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4.92647305">
                <text:p>34.92647305</text:p>
              </table:table-cell>
              <table:table-cell office:value-type="float" office:value="2756.65680932176">
                <text:p>2756.6568093217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4.94834417">
                <text:p>34.94834417</text:p>
              </table:table-cell>
              <table:table-cell office:value-type="float" office:value="2743.34373365423">
                <text:p>2743.3437336542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4.970140133">
                <text:p>34.970140133</text:p>
              </table:table-cell>
              <table:table-cell office:value-type="float" office:value="2752.80335170294">
                <text:p>2752.8033517029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4.991898752">
                <text:p>34.991898752</text:p>
              </table:table-cell>
              <table:table-cell office:value-type="float" office:value="2757.52794789091">
                <text:p>2757.5279478909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5.013690809">
                <text:p>35.013690809</text:p>
              </table:table-cell>
              <table:table-cell office:value-type="float" office:value="2753.29676312809">
                <text:p>2753.2967631280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5.035532242">
                <text:p>35.035532242</text:p>
              </table:table-cell>
              <table:table-cell office:value-type="float" office:value="2747.07250206449">
                <text:p>2747.0725020644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5.057208204">
                <text:p>35.057208204</text:p>
              </table:table-cell>
              <table:table-cell office:value-type="float" office:value="2768.04323609769">
                <text:p>2768.0432360976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5.078765677">
                <text:p>35.078765677</text:p>
              </table:table-cell>
              <table:table-cell office:value-type="float" office:value="2783.25757383512">
                <text:p>2783.2575738351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5.100270597">
                <text:p>35.100270597</text:p>
              </table:table-cell>
              <table:table-cell office:value-type="float" office:value="2790.05920505657">
                <text:p>2790.0592050565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5.121677808">
                <text:p>35.121677808</text:p>
              </table:table-cell>
              <table:table-cell office:value-type="float" office:value="2802.79388099604">
                <text:p>2802.7938809960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5.142919236">
                <text:p>35.142919236</text:p>
              </table:table-cell>
              <table:table-cell office:value-type="float" office:value="2824.66884994788">
                <text:p>2824.6688499478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5.163998164">
                <text:p>35.163998164</text:p>
              </table:table-cell>
              <table:table-cell office:value-type="float" office:value="2846.44456302502">
                <text:p>2846.4445630250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5.184846153">
                <text:p>35.184846153</text:p>
              </table:table-cell>
              <table:table-cell office:value-type="float" office:value="2877.97542487143">
                <text:p>2877.9754248714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5.205669871">
                <text:p>35.205669871</text:p>
              </table:table-cell>
              <table:table-cell office:value-type="float" office:value="2881.32983744848">
                <text:p>2881.3298374484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5.22629364">
                <text:p>35.22629364</text:p>
              </table:table-cell>
              <table:table-cell office:value-type="float" office:value="2909.26454810414">
                <text:p>2909.2645481041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5.246776158">
                <text:p>35.246776158</text:p>
              </table:table-cell>
              <table:table-cell office:value-type="float" office:value="2929.32734149271">
                <text:p>2929.3273414927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5.26728628">
                <text:p>35.26728628</text:p>
              </table:table-cell>
              <table:table-cell office:value-type="float" office:value="2925.38484168873">
                <text:p>2925.3848416887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5.287636714">
                <text:p>35.287636714</text:p>
              </table:table-cell>
              <table:table-cell office:value-type="float" office:value="2948.34006979887">
                <text:p>2948.3400697988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5.307850897">
                <text:p>35.307850897</text:p>
              </table:table-cell>
              <table:table-cell office:value-type="float" office:value="2968.21296215629">
                <text:p>2968.2129621562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5.327923204">
                <text:p>35.327923204</text:p>
              </table:table-cell>
              <table:table-cell office:value-type="float" office:value="2989.19302101156">
                <text:p>2989.1930210115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5.348032335">
                <text:p>35.348032335</text:p>
              </table:table-cell>
              <table:table-cell office:value-type="float" office:value="2983.71918707007">
                <text:p>2983.7191870700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5.367930943">
                <text:p>35.367930943</text:p>
              </table:table-cell>
              <table:table-cell office:value-type="float" office:value="3015.28629540343">
                <text:p>3015.2862954034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5.387881479">
                <text:p>35.387881479</text:p>
              </table:table-cell>
              <table:table-cell office:value-type="float" office:value="3007.43799565036">
                <text:p>3007.4379956503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5.407796493">
                <text:p>35.407796493</text:p>
              </table:table-cell>
              <table:table-cell office:value-type="float" office:value="3012.80230081707">
                <text:p>3012.8023008170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5.427732654">
                <text:p>35.427732654</text:p>
              </table:table-cell>
              <table:table-cell office:value-type="float" office:value="3009.60651351128">
                <text:p>3009.6065135112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5.447519126">
                <text:p>35.447519126</text:p>
              </table:table-cell>
              <table:table-cell office:value-type="float" office:value="3032.37484681456">
                <text:p>3032.3748468145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5.467347421">
                <text:p>35.467347421</text:p>
              </table:table-cell>
              <table:table-cell office:value-type="float" office:value="3025.97878435788">
                <text:p>3025.9787843578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5.487263373">
                <text:p>35.487263373</text:p>
              </table:table-cell>
              <table:table-cell office:value-type="float" office:value="3012.66040408241">
                <text:p>3012.6604040824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5.507058648">
                <text:p>35.507058648</text:p>
              </table:table-cell>
              <table:table-cell office:value-type="float" office:value="3031.02634340772">
                <text:p>3031.0263434077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5.526890485">
                <text:p>35.526890485</text:p>
              </table:table-cell>
              <table:table-cell office:value-type="float" office:value="3025.43833937349">
                <text:p>3025.4383393734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5.546640811">
                <text:p>35.546640811</text:p>
              </table:table-cell>
              <table:table-cell office:value-type="float" office:value="3037.92453856197">
                <text:p>3037.9245385619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5.566351866">
                <text:p>35.566351866</text:p>
              </table:table-cell>
              <table:table-cell office:value-type="float" office:value="3043.97709813068">
                <text:p>3043.9770981306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5.585942556">
                <text:p>35.585942556</text:p>
              </table:table-cell>
              <table:table-cell office:value-type="float" office:value="3062.6792624454">
                <text:p>3062.679262445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5.605503558">
                <text:p>35.605503558</text:p>
              </table:table-cell>
              <table:table-cell office:value-type="float" office:value="3067.32753260749">
                <text:p>3067.3275326074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5.624958049">
                <text:p>35.624958049</text:p>
              </table:table-cell>
              <table:table-cell office:value-type="float" office:value="3084.12078218892">
                <text:p>3084.1207821889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5.644314258">
                <text:p>35.644314258</text:p>
              </table:table-cell>
              <table:table-cell office:value-type="float" office:value="3099.78054070379">
                <text:p>3099.7805407037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5.663837812">
                <text:p>35.663837812</text:p>
              </table:table-cell>
              <table:table-cell office:value-type="float" office:value="3073.21095329331">
                <text:p>3073.2109532933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5.683361106">
                <text:p>35.683361106</text:p>
              </table:table-cell>
              <table:table-cell office:value-type="float" office:value="3073.25188054804">
                <text:p>3073.2518805480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5.702741638">
                <text:p>35.702741638</text:p>
              </table:table-cell>
              <table:table-cell office:value-type="float" office:value="3095.89024697575">
                <text:p>3095.8902469757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5.722089514">
                <text:p>35.722089514</text:p>
              </table:table-cell>
              <table:table-cell office:value-type="float" office:value="3101.11559532464">
                <text:p>3101.1155953246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5.741470358">
                <text:p>35.741470358</text:p>
              </table:table-cell>
              <table:table-cell office:value-type="float" office:value="3095.84040818797">
                <text:p>3095.8404081879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5.760832245">
                <text:p>35.760832245</text:p>
              </table:table-cell>
              <table:table-cell office:value-type="float" office:value="3098.87150978698">
                <text:p>3098.8715097869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5.78004262">
                <text:p>35.78004262</text:p>
              </table:table-cell>
              <table:table-cell office:value-type="float" office:value="3123.31227266514">
                <text:p>3123.3122726651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5.799172005">
                <text:p>35.799172005</text:p>
              </table:table-cell>
              <table:table-cell office:value-type="float" office:value="3136.53575376206">
                <text:p>3136.5357537620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5.818367275">
                <text:p>35.818367275</text:p>
              </table:table-cell>
              <table:table-cell office:value-type="float" office:value="3125.77004647543">
                <text:p>3125.7700464754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5.837620307">
                <text:p>35.837620307</text:p>
              </table:table-cell>
              <table:table-cell office:value-type="float" office:value="3116.39226486481">
                <text:p>3116.3922648648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5.856707869">
                <text:p>35.856707869</text:p>
              </table:table-cell>
              <table:table-cell office:value-type="float" office:value="3143.40825716838">
                <text:p>3143.4082571683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5.875919181">
                <text:p>35.875919181</text:p>
              </table:table-cell>
              <table:table-cell office:value-type="float" office:value="3123.15993826921">
                <text:p>3123.1599382692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5.895021326">
                <text:p>35.895021326</text:p>
              </table:table-cell>
              <table:table-cell office:value-type="float" office:value="3141.00850977764">
                <text:p>3141.0085097776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5.913991908">
                <text:p>35.913991908</text:p>
              </table:table-cell>
              <table:table-cell office:value-type="float" office:value="3162.79173722743">
                <text:p>3162.7917372274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5.932897386">
                <text:p>35.932897386</text:p>
              </table:table-cell>
              <table:table-cell office:value-type="float" office:value="3173.68331020236">
                <text:p>3173.6833102023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5.951773175">
                <text:p>35.951773175</text:p>
              </table:table-cell>
              <table:table-cell office:value-type="float" office:value="3178.67507419175">
                <text:p>3178.6750741917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5.970677559">
                <text:p>35.970677559</text:p>
              </table:table-cell>
              <table:table-cell office:value-type="float" office:value="3173.86697180887">
                <text:p>3173.8669718088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5.98936517">
                <text:p>35.98936517</text:p>
              </table:table-cell>
              <table:table-cell office:value-type="float" office:value="3210.68327032327">
                <text:p>3210.6832703232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6.008032157">
                <text:p>36.008032157</text:p>
              </table:table-cell>
              <table:table-cell office:value-type="float" office:value="3214.23055579296">
                <text:p>3214.2305557929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6.026676226">
                <text:p>36.026676226</text:p>
              </table:table-cell>
              <table:table-cell office:value-type="float" office:value="3218.18161046335">
                <text:p>3218.1816104633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6.045254149">
                <text:p>36.045254149</text:p>
              </table:table-cell>
              <table:table-cell office:value-type="float" office:value="3229.63982572178">
                <text:p>3229.6398257217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6.063762229">
                <text:p>36.063762229</text:p>
              </table:table-cell>
              <table:table-cell office:value-type="float" office:value="3241.82735324307">
                <text:p>3241.8273532430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6.082319475">
                <text:p>36.082319475</text:p>
              </table:table-cell>
              <table:table-cell office:value-type="float" office:value="3233.23838030702">
                <text:p>3233.2383803070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6.100974898">
                <text:p>36.100974898</text:p>
              </table:table-cell>
              <table:table-cell office:value-type="float" office:value="3216.22297173347">
                <text:p>3216.2229717334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6.119329227">
                <text:p>36.119329227</text:p>
              </table:table-cell>
              <table:table-cell office:value-type="float" office:value="3268.98357330225">
                <text:p>3268.9835733022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6.137761003">
                <text:p>36.137761003</text:p>
              </table:table-cell>
              <table:table-cell office:value-type="float" office:value="3255.24789363761">
                <text:p>3255.2478936376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6.155952778">
                <text:p>36.155952778</text:p>
              </table:table-cell>
              <table:table-cell office:value-type="float" office:value="3298.19382660602">
                <text:p>3298.1938266060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6.174269242">
                <text:p>36.174269242</text:p>
              </table:table-cell>
              <table:table-cell office:value-type="float" office:value="3275.74143131529">
                <text:p>3275.7414313152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6.192326954">
                <text:p>36.192326954</text:p>
              </table:table-cell>
              <table:table-cell office:value-type="float" office:value="3322.68008261494">
                <text:p>3322.6800826149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6.210416853">
                <text:p>36.210416853</text:p>
              </table:table-cell>
              <table:table-cell office:value-type="float" office:value="3316.76810357057">
                <text:p>3316.7681035705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6.228314147">
                <text:p>36.228314147</text:p>
              </table:table-cell>
              <table:table-cell office:value-type="float" office:value="3352.46210963496">
                <text:p>3352.4621096349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6.246235244">
                <text:p>36.246235244</text:p>
              </table:table-cell>
              <table:table-cell office:value-type="float" office:value="3348.00933224148">
                <text:p>3348.0093322414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6.264072538">
                <text:p>36.264072538</text:p>
              </table:table-cell>
              <table:table-cell office:value-type="float" office:value="3363.73891690015">
                <text:p>3363.7389169001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6.281889154">
                <text:p>36.281889154</text:p>
              </table:table-cell>
              <table:table-cell office:value-type="float" office:value="3367.6428789849">
                <text:p>3367.642878984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6.299743532">
                <text:p>36.299743532</text:p>
              </table:table-cell>
              <table:table-cell office:value-type="float" office:value="3360.52031608108">
                <text:p>3360.5203160810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6.317415304">
                <text:p>36.317415304</text:p>
              </table:table-cell>
              <table:table-cell office:value-type="float" office:value="3395.24525327739">
                <text:p>3395.2452532773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6.334937127">
                <text:p>36.334937127</text:p>
              </table:table-cell>
              <table:table-cell office:value-type="float" office:value="3424.30122710491">
                <text:p>3424.3012271049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6.369909627">
                <text:p>36.369909627</text:p>
              </table:table-cell>
              <table:table-cell office:value-type="float" office:value="1715.63371220234">
                <text:p>1715.6337122023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6.38719447">
                <text:p>36.38719447</text:p>
              </table:table-cell>
              <table:table-cell office:value-type="float" office:value="3471.2493483455">
                <text:p>3471.249348345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6.404552751">
                <text:p>36.404552751</text:p>
              </table:table-cell>
              <table:table-cell office:value-type="float" office:value="3456.56346962008">
                <text:p>3456.5634696200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6.421700301">
                <text:p>36.421700301</text:p>
              </table:table-cell>
              <table:table-cell office:value-type="float" office:value="3499.04213721407">
                <text:p>3499.0421372140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6.438762851">
                <text:p>36.438762851</text:p>
              </table:table-cell>
              <table:table-cell office:value-type="float" office:value="3516.47321180041">
                <text:p>3516.4732118004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6.45593962">
                <text:p>36.45593962</text:p>
              </table:table-cell>
              <table:table-cell office:value-type="float" office:value="3493.08999847361">
                <text:p>3493.08999847361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6.472921804">
                <text:p>36.472921804</text:p>
              </table:table-cell>
              <table:table-cell office:value-type="float" office:value="3533.1144686691">
                <text:p>3533.114468669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6.490053104">
                <text:p>36.490053104</text:p>
              </table:table-cell>
              <table:table-cell office:value-type="float" office:value="3502.36117515984">
                <text:p>3502.3611751598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6.50708055">
                <text:p>36.50708055</text:p>
              </table:table-cell>
              <table:table-cell office:value-type="float" office:value="3523.72281785533">
                <text:p>3523.7228178553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6.523961119">
                <text:p>36.523961119</text:p>
              </table:table-cell>
              <table:table-cell office:value-type="float" office:value="3554.38255665406">
                <text:p>3554.3825566540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6.541125596">
                <text:p>36.541125596</text:p>
              </table:table-cell>
              <table:table-cell office:value-type="float" office:value="3495.59150564243">
                <text:p>3495.5915056424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6.558131896">
                <text:p>36.558131896</text:p>
              </table:table-cell>
              <table:table-cell office:value-type="float" office:value="3528.10429076315">
                <text:p>3528.1042907631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6.575259029">
                <text:p>36.575259029</text:p>
              </table:table-cell>
              <table:table-cell office:value-type="float" office:value="3503.21329319924">
                <text:p>3503.2132931992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6.592371215">
                <text:p>36.592371215</text:p>
              </table:table-cell>
              <table:table-cell office:value-type="float" office:value="3506.27324878336">
                <text:p>3506.27324878336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6.609630484">
                <text:p>36.609630484</text:p>
              </table:table-cell>
              <table:table-cell office:value-type="float" office:value="3476.39288778681">
                <text:p>3476.3928877868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6.626875535">
                <text:p>36.626875535</text:p>
              </table:table-cell>
              <table:table-cell office:value-type="float" office:value="3479.25906394903">
                <text:p>3479.2590639490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6.644192565">
                <text:p>36.644192565</text:p>
              </table:table-cell>
              <table:table-cell office:value-type="float" office:value="3464.79736998762">
                <text:p>3464.7973699876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6.661485273">
                <text:p>36.661485273</text:p>
              </table:table-cell>
              <table:table-cell office:value-type="float" office:value="3469.67056865831">
                <text:p>3469.6705686583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6.679034127">
                <text:p>36.679034127</text:p>
              </table:table-cell>
              <table:table-cell office:value-type="float" office:value="3419.02667832237">
                <text:p>3419.0266783223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6.696555586">
                <text:p>36.696555586</text:p>
              </table:table-cell>
              <table:table-cell office:value-type="float" office:value="3424.37236533764">
                <text:p>3424.3723653376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6.71419142">
                <text:p>36.71419142</text:p>
              </table:table-cell>
              <table:table-cell office:value-type="float" office:value="3402.16402581313">
                <text:p>3402.1640258131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6.73189913">
                <text:p>36.73189913</text:p>
              </table:table-cell>
              <table:table-cell office:value-type="float" office:value="3388.35456419766">
                <text:p>3388.3545641976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6.749606996">
                <text:p>36.749606996</text:p>
              </table:table-cell>
              <table:table-cell office:value-type="float" office:value="3388.32471400095">
                <text:p>3388.3247140009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6.767470488">
                <text:p>36.767470488</text:p>
              </table:table-cell>
              <table:table-cell office:value-type="float" office:value="3358.80576989023">
                <text:p>3358.8057698902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6.785396637">
                <text:p>36.785396637</text:p>
              </table:table-cell>
              <table:table-cell office:value-type="float" office:value="3347.06578641118">
                <text:p>3347.0657864111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6.803420963">
                <text:p>36.803420963</text:p>
              </table:table-cell>
              <table:table-cell office:value-type="float" office:value="3328.8345983085">
                <text:p>3328.834598308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6.82148081">
                <text:p>36.82148081</text:p>
              </table:table-cell>
              <table:table-cell office:value-type="float" office:value="3322.28728183644">
                <text:p>3322.2872818364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6.839575814">
                <text:p>36.839575814</text:p>
              </table:table-cell>
              <table:table-cell office:value-type="float" office:value="3315.83237008353">
                <text:p>3315.8323700835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6.857669828">
                <text:p>36.857669828</text:p>
              </table:table-cell>
              <table:table-cell office:value-type="float" office:value="3316.01379329116">
                <text:p>3316.0137932911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6.875635925">
                <text:p>36.875635925</text:p>
              </table:table-cell>
              <table:table-cell office:value-type="float" office:value="3339.62351422263">
                <text:p>3339.6235142226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6.893834263">
                <text:p>36.893834263</text:p>
              </table:table-cell>
              <table:table-cell office:value-type="float" office:value="3297.00437479423">
                <text:p>3297.0043747942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6.9120126">
                <text:p>36.9120126</text:p>
              </table:table-cell>
              <table:table-cell office:value-type="float" office:value="3300.6319554983">
                <text:p>3300.631955498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6.930210677">
                <text:p>36.930210677</text:p>
              </table:table-cell>
              <table:table-cell office:value-type="float" office:value="3297.05166100774">
                <text:p>3297.0516610077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6.948478026">
                <text:p>36.948478026</text:p>
              </table:table-cell>
              <table:table-cell office:value-type="float" office:value="3284.5488417616">
                <text:p>3284.548841761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6.966773239">
                <text:p>36.966773239</text:p>
              </table:table-cell>
              <table:table-cell office:value-type="float" office:value="3279.54640375021">
                <text:p>3279.5464037502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6.98514387">
                <text:p>36.98514387</text:p>
              </table:table-cell>
              <table:table-cell office:value-type="float" office:value="3266.08269470924">
                <text:p>3266.0826947092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7.003714241">
                <text:p>37.003714241</text:p>
              </table:table-cell>
              <table:table-cell office:value-type="float" office:value="3230.9532211292">
                <text:p>3230.953221129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7.022205809">
                <text:p>37.022205809</text:p>
              </table:table-cell>
              <table:table-cell office:value-type="float" office:value="3244.72213497494">
                <text:p>3244.7221349749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7.040905088">
                <text:p>37.040905088</text:p>
              </table:table-cell>
              <table:table-cell office:value-type="float" office:value="3208.67986407333">
                <text:p>3208.6798640733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7.059671554">
                <text:p>37.059671554</text:p>
              </table:table-cell>
              <table:table-cell office:value-type="float" office:value="3197.19226837994">
                <text:p>3197.1922683799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7.078491926">
                <text:p>37.078491926</text:p>
              </table:table-cell>
              <table:table-cell office:value-type="float" office:value="3188.03475297931">
                <text:p>3188.0347529793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7.097328445">
                <text:p>37.097328445</text:p>
              </table:table-cell>
              <table:table-cell office:value-type="float" office:value="3185.30191273593">
                <text:p>3185.3019127359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7.1163721">
                <text:p>37.1163721</text:p>
              </table:table-cell>
              <table:table-cell office:value-type="float" office:value="3150.65569083291">
                <text:p>3150.6556908329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7.135467787">
                <text:p>37.135467787</text:p>
              </table:table-cell>
              <table:table-cell office:value-type="float" office:value="3142.07077231685">
                <text:p>3142.0707723168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7.154698006">
                <text:p>37.154698006</text:p>
              </table:table-cell>
              <table:table-cell office:value-type="float" office:value="3120.08927199414">
                <text:p>3120.0892719941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7.173944735">
                <text:p>37.173944735</text:p>
              </table:table-cell>
              <table:table-cell office:value-type="float" office:value="3117.41283414924">
                <text:p>3117.4128341492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7.193306205">
                <text:p>37.193306205</text:p>
              </table:table-cell>
              <table:table-cell office:value-type="float" office:value="3098.93825210589">
                <text:p>3098.9382521058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7.21266882">
                <text:p>37.21266882</text:p>
              </table:table-cell>
              <table:table-cell office:value-type="float" office:value="3098.75499771102">
                <text:p>3098.7549977110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7.23219576">
                <text:p>37.23219576</text:p>
              </table:table-cell>
              <table:table-cell office:value-type="float" office:value="3072.67805401175">
                <text:p>3072.6780540117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7.25188994">
                <text:p>37.25188994</text:p>
              </table:table-cell>
              <table:table-cell office:value-type="float" office:value="3046.58533637827">
                <text:p>3046.5853363782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7.271475265">
                <text:p>37.271475265</text:p>
              </table:table-cell>
              <table:table-cell office:value-type="float" office:value="3063.51822091265">
                <text:p>3063.5182209126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7.291315748">
                <text:p>37.291315748</text:p>
              </table:table-cell>
              <table:table-cell office:value-type="float" office:value="3024.11992691867">
                <text:p>3024.1199269186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7.311209252">
                <text:p>37.311209252</text:p>
              </table:table-cell>
              <table:table-cell office:value-type="float" office:value="3016.05991584059">
                <text:p>3016.0599158405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7.331198121">
                <text:p>37.331198121</text:p>
              </table:table-cell>
              <table:table-cell office:value-type="float" office:value="3001.67057976082">
                <text:p>3001.6705797608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7.351401262">
                <text:p>37.351401262</text:p>
              </table:table-cell>
              <table:table-cell office:value-type="float" office:value="2969.83523502665">
                <text:p>2969.8352350266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7.371612581">
                <text:p>37.371612581</text:p>
              </table:table-cell>
              <table:table-cell office:value-type="float" office:value="2968.6335661708">
                <text:p>2968.633566170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7.391791816">
                <text:p>37.391791816</text:p>
              </table:table-cell>
              <table:table-cell office:value-type="float" office:value="2973.35354883366">
                <text:p>2973.3535488336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7.412312928">
                <text:p>37.412312928</text:p>
              </table:table-cell>
              <table:table-cell office:value-type="float" office:value="2923.81816346053">
                <text:p>2923.8181634605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7.432781592">
                <text:p>37.432781592</text:p>
              </table:table-cell>
              <table:table-cell office:value-type="float" office:value="2931.31002590118">
                <text:p>2931.3100259011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7.453438694">
                <text:p>37.453438694</text:p>
              </table:table-cell>
              <table:table-cell office:value-type="float" office:value="2904.57006021446">
                <text:p>2904.5700602144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7.474059025">
                <text:p>37.474059025</text:p>
              </table:table-cell>
              <table:table-cell office:value-type="float" office:value="2909.7496058618">
                <text:p>2909.749605861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7.494967796">
                <text:p>37.494967796</text:p>
              </table:table-cell>
              <table:table-cell office:value-type="float" office:value="2869.60912241158">
                <text:p>2869.6091224115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7.515873702">
                <text:p>37.515873702</text:p>
              </table:table-cell>
              <table:table-cell office:value-type="float" office:value="2870.0023811449">
                <text:p>2870.002381144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7.536955963">
                <text:p>37.536955963</text:p>
              </table:table-cell>
              <table:table-cell office:value-type="float" office:value="2845.99455437962">
                <text:p>2845.9945543796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7.55813911">
                <text:p>37.55813911</text:p>
              </table:table-cell>
              <table:table-cell office:value-type="float" office:value="2832.44033570621">
                <text:p>2832.4403357062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7.579442831">
                <text:p>37.579442831</text:p>
              </table:table-cell>
              <table:table-cell office:value-type="float" office:value="2816.40939627369">
                <text:p>2816.4093962736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7.600843115">
                <text:p>37.600843115</text:p>
              </table:table-cell>
              <table:table-cell office:value-type="float" office:value="2803.70110976164">
                <text:p>2803.7011097616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7.622393139">
                <text:p>37.622393139</text:p>
              </table:table-cell>
              <table:table-cell office:value-type="float" office:value="2784.21963706401">
                <text:p>2784.2196370640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7.644098789">
                <text:p>37.644098789</text:p>
              </table:table-cell>
              <table:table-cell office:value-type="float" office:value="2764.25723256371">
                <text:p>2764.2572325637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7.665797773">
                <text:p>37.665797773</text:p>
              </table:table-cell>
              <table:table-cell office:value-type="float" office:value="2765.10642157205">
                <text:p>2765.1064215720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7.68770905">
                <text:p>37.68770905</text:p>
              </table:table-cell>
              <table:table-cell office:value-type="float" office:value="2738.31598222219">
                <text:p>2738.3159822221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7.709604232">
                <text:p>37.709604232</text:p>
              </table:table-cell>
              <table:table-cell office:value-type="float" office:value="2740.32889975591">
                <text:p>2740.3288997559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7.731766864">
                <text:p>37.731766864</text:p>
              </table:table-cell>
              <table:table-cell office:value-type="float" office:value="2707.25967926503">
                <text:p>2707.2596792650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7.753978924">
                <text:p>37.753978924</text:p>
              </table:table-cell>
              <table:table-cell office:value-type="float" office:value="2701.23527489108">
                <text:p>2701.2352748910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7.776296922">
                <text:p>37.776296922</text:p>
              </table:table-cell>
              <table:table-cell office:value-type="float" office:value="2688.41318114664">
                <text:p>2688.4131811466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7.798887629">
                <text:p>37.798887629</text:p>
              </table:table-cell>
              <table:table-cell office:value-type="float" office:value="2655.95937302902">
                <text:p>2655.9593730290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7.821461045">
                <text:p>37.821461045</text:p>
              </table:table-cell>
              <table:table-cell office:value-type="float" office:value="2657.99381006399">
                <text:p>2657.9938100639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7.844184097">
                <text:p>37.844184097</text:p>
              </table:table-cell>
              <table:table-cell office:value-type="float" office:value="2640.49037074816">
                <text:p>2640.4903707481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7.867060536">
                <text:p>37.867060536</text:p>
              </table:table-cell>
              <table:table-cell office:value-type="float" office:value="2622.78582781164">
                <text:p>2622.7858278116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7.890099371">
                <text:p>37.890099371</text:p>
              </table:table-cell>
              <table:table-cell office:value-type="float" office:value="2604.29835102325">
                <text:p>2604.2983510232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7.913126071">
                <text:p>37.913126071</text:p>
              </table:table-cell>
              <table:table-cell office:value-type="float" office:value="2605.67080823536">
                <text:p>2605.6708082353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7.936420533">
                <text:p>37.936420533</text:p>
              </table:table-cell>
              <table:table-cell office:value-type="float" office:value="2575.71949933901">
                <text:p>2575.7194993390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7.959873746">
                <text:p>37.959873746</text:p>
              </table:table-cell>
              <table:table-cell office:value-type="float" office:value="2558.28487124521">
                <text:p>2558.2848712452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7.983319042">
                <text:p>37.983319042</text:p>
              </table:table-cell>
              <table:table-cell office:value-type="float" office:value="2559.14875205687">
                <text:p>2559.1487520568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8.00705585">
                <text:p>38.00705585</text:p>
              </table:table-cell>
              <table:table-cell office:value-type="float" office:value="2527.71981809828">
                <text:p>2527.7198180982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8.03078521">
                <text:p>38.03078521</text:p>
              </table:table-cell>
              <table:table-cell office:value-type="float" office:value="2528.51320052487">
                <text:p>2528.5132005248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8.054767124">
                <text:p>38.054767124</text:p>
              </table:table-cell>
              <table:table-cell office:value-type="float" office:value="2501.88537912323">
                <text:p>2501.8853791232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8.07887706">
                <text:p>38.07887706</text:p>
              </table:table-cell>
              <table:table-cell office:value-type="float" office:value="2488.60055041259">
                <text:p>2488.6005504125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8.103018193">
                <text:p>38.103018193</text:p>
              </table:table-cell>
              <table:table-cell office:value-type="float" office:value="2485.38459234696">
                <text:p>2485.3845923469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8.127416099">
                <text:p>38.127416099</text:p>
              </table:table-cell>
              <table:table-cell office:value-type="float" office:value="2459.22744353508">
                <text:p>2459.2274435350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8.151874578">
                <text:p>38.151874578</text:p>
              </table:table-cell>
              <table:table-cell office:value-type="float" office:value="2453.1370082338">
                <text:p>2453.137008233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8.176589622">
                <text:p>38.176589622</text:p>
              </table:table-cell>
              <table:table-cell office:value-type="float" office:value="2427.67117873591">
                <text:p>2427.6711787359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8.201474197">
                <text:p>38.201474197</text:p>
              </table:table-cell>
              <table:table-cell office:value-type="float" office:value="2411.13219735573">
                <text:p>2411.1321973557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8.226431429">
                <text:p>38.226431429</text:p>
              </table:table-cell>
              <table:table-cell office:value-type="float" office:value="2404.11276378673">
                <text:p>2404.1127637867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8.251545329">
                <text:p>38.251545329</text:p>
              </table:table-cell>
              <table:table-cell office:value-type="float" office:value="2389.11519118886">
                <text:p>2389.1151911888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8.27692647">
                <text:p>38.27692647</text:p>
              </table:table-cell>
              <table:table-cell office:value-type="float" office:value="2363.95991811429">
                <text:p>2363.9599181142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8.302398289">
                <text:p>38.302398289</text:p>
              </table:table-cell>
              <table:table-cell office:value-type="float" office:value="2355.54437631677">
                <text:p>2355.5443763167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8.328200734">
                <text:p>38.328200734</text:p>
              </table:table-cell>
              <table:table-cell office:value-type="float" office:value="2325.3610268326">
                <text:p>2325.361026832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8.354020315">
                <text:p>38.354020315</text:p>
              </table:table-cell>
              <table:table-cell office:value-type="float" office:value="2323.81772577948">
                <text:p>2323.8177257794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8.37986323">
                <text:p>38.37986323</text:p>
              </table:table-cell>
              <table:table-cell office:value-type="float" office:value="2321.71951190505">
                <text:p>2321.7195119050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8.405977292">
                <text:p>38.405977292</text:p>
              </table:table-cell>
              <table:table-cell office:value-type="float" office:value="2297.61268086156">
                <text:p>2297.6126808615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8.432231719">
                <text:p>38.432231719</text:p>
              </table:table-cell>
              <table:table-cell office:value-type="float" office:value="2285.32887044112">
                <text:p>2285.3288704411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8.458613595">
                <text:p>38.458613595</text:p>
              </table:table-cell>
              <table:table-cell office:value-type="float" office:value="2274.28860631486">
                <text:p>2274.2886063148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8.485165056">
                <text:p>38.485165056</text:p>
              </table:table-cell>
              <table:table-cell office:value-type="float" office:value="2259.76265486826">
                <text:p>2259.7626548682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8.511798183">
                <text:p>38.511798183</text:p>
              </table:table-cell>
              <table:table-cell office:value-type="float" office:value="2252.83347314071">
                <text:p>2252.8334731407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8.538494749">
                <text:p>38.538494749</text:p>
              </table:table-cell>
              <table:table-cell office:value-type="float" office:value="2247.480069159">
                <text:p>2247.48006915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8.565430222">
                <text:p>38.565430222</text:p>
              </table:table-cell>
              <table:table-cell office:value-type="float" office:value="2227.54580920156">
                <text:p>2227.5458092015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8.592663041">
                <text:p>38.592663041</text:p>
              </table:table-cell>
              <table:table-cell office:value-type="float" office:value="2203.2239850009">
                <text:p>2203.223985000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8.620009975">
                <text:p>38.620009975</text:p>
              </table:table-cell>
              <table:table-cell office:value-type="float" office:value="2194.03023388285">
                <text:p>2194.0302338828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8.647562899">
                <text:p>38.647562899</text:p>
              </table:table-cell>
              <table:table-cell office:value-type="float" office:value="2177.62731824774">
                <text:p>2177.6273182477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8.675228637">
                <text:p>38.675228637</text:p>
              </table:table-cell>
              <table:table-cell office:value-type="float" office:value="2168.74749554877">
                <text:p>2168.7474955487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8.703008543">
                <text:p>38.703008543</text:p>
              </table:table-cell>
              <table:table-cell office:value-type="float" office:value="2159.83452211831">
                <text:p>2159.8345221183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8.730919334">
                <text:p>38.730919334</text:p>
              </table:table-cell>
              <table:table-cell office:value-type="float" office:value="2149.70618353282">
                <text:p>2149.7061835328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8.75901747">
                <text:p>38.75901747</text:p>
              </table:table-cell>
              <table:table-cell office:value-type="float" office:value="2135.37296566599">
                <text:p>2135.3729656659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8.787336077">
                <text:p>38.787336077</text:p>
              </table:table-cell>
              <table:table-cell office:value-type="float" office:value="2118.74828447579">
                <text:p>2118.7482844757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8.81598656">
                <text:p>38.81598656</text:p>
              </table:table-cell>
              <table:table-cell office:value-type="float" office:value="2094.20553224182">
                <text:p>2094.2055322418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8.844763346">
                <text:p>38.844763346</text:p>
              </table:table-cell>
              <table:table-cell office:value-type="float" office:value="2085.0139414456">
                <text:p>2085.013941445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8.873984198">
                <text:p>38.873984198</text:p>
              </table:table-cell>
              <table:table-cell office:value-type="float" office:value="2053.32821917706">
                <text:p>2053.3282191770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8.903161559">
                <text:p>38.903161559</text:p>
              </table:table-cell>
              <table:table-cell office:value-type="float" office:value="2056.38885572997">
                <text:p>2056.3888557299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8.93257361">
                <text:p>38.93257361</text:p>
              </table:table-cell>
              <table:table-cell office:value-type="float" office:value="2039.9801428332">
                <text:p>2039.980142833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8.962013577">
                <text:p>38.962013577</text:p>
              </table:table-cell>
              <table:table-cell office:value-type="float" office:value="2038.04576275497">
                <text:p>2038.0457627549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8.99187438">
                <text:p>38.99187438</text:p>
              </table:table-cell>
              <table:table-cell office:value-type="float" office:value="2009.3230580572">
                <text:p>2009.323058057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9.02166987">
                <text:p>39.02166987</text:p>
              </table:table-cell>
              <table:table-cell office:value-type="float" office:value="2013.72758091927">
                <text:p>2013.7275809192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9.051944165">
                <text:p>39.051944165</text:p>
              </table:table-cell>
              <table:table-cell office:value-type="float" office:value="1981.87934681847">
                <text:p>1981.8793468184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9.082302784">
                <text:p>39.082302784</text:p>
              </table:table-cell>
              <table:table-cell office:value-type="float" office:value="1976.37448528224">
                <text:p>1976.3744852822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9.113087082">
                <text:p>39.113087082</text:p>
              </table:table-cell>
              <table:table-cell office:value-type="float" office:value="1949.04558161434">
                <text:p>1949.0455816143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9.14402784">
                <text:p>39.14402784</text:p>
              </table:table-cell>
              <table:table-cell office:value-type="float" office:value="1939.1897250869">
                <text:p>1939.189725086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9.175186723">
                <text:p>39.175186723</text:p>
              </table:table-cell>
              <table:table-cell office:value-type="float" office:value="1925.6145992142">
                <text:p>1925.614599214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9.206363784">
                <text:p>39.206363784</text:p>
              </table:table-cell>
              <table:table-cell office:value-type="float" office:value="1924.49185636831">
                <text:p>1924.4918563683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9.237807357">
                <text:p>39.237807357</text:p>
              </table:table-cell>
              <table:table-cell office:value-type="float" office:value="1908.18009136532">
                <text:p>1908.1800913653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9.269212649">
                <text:p>39.269212649</text:p>
              </table:table-cell>
              <table:table-cell office:value-type="float" office:value="1910.50603828199">
                <text:p>1910.5060382819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9.300823983">
                <text:p>39.300823983</text:p>
              </table:table-cell>
              <table:table-cell office:value-type="float" office:value="1898.05340071987">
                <text:p>1898.0534007198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9.332522922">
                <text:p>39.332522922</text:p>
              </table:table-cell>
              <table:table-cell office:value-type="float" office:value="1892.807831833">
                <text:p>1892.80783183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9.364378268">
                <text:p>39.364378268</text:p>
              </table:table-cell>
              <table:table-cell office:value-type="float" office:value="1883.51430871329">
                <text:p>1883.5143087132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9.396263302">
                <text:p>39.396263302</text:p>
              </table:table-cell>
              <table:table-cell office:value-type="float" office:value="1881.7605777052">
                <text:p>1881.760577705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9.428549797">
                <text:p>39.428549797</text:p>
              </table:table-cell>
              <table:table-cell office:value-type="float" office:value="1858.36214181806">
                <text:p>1858.3621418180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9.460829469">
                <text:p>39.460829469</text:p>
              </table:table-cell>
              <table:table-cell office:value-type="float" office:value="1858.75494645704">
                <text:p>1858.7549464570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9.493431746">
                <text:p>39.493431746</text:p>
              </table:table-cell>
              <table:table-cell office:value-type="float" office:value="1840.36225445222">
                <text:p>1840.3622544522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9.526162879">
                <text:p>39.526162879</text:p>
              </table:table-cell>
              <table:table-cell office:value-type="float" office:value="1833.11711207805">
                <text:p>1833.1171120780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9.55927266">
                <text:p>39.55927266</text:p>
              </table:table-cell>
              <table:table-cell office:value-type="float" office:value="1812.15333317969">
                <text:p>1812.1533331796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9.592105095">
                <text:p>39.592105095</text:p>
              </table:table-cell>
              <table:table-cell office:value-type="float" office:value="1827.46116759218">
                <text:p>1827.4611675921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9.625183105">
                <text:p>39.625183105</text:p>
              </table:table-cell>
              <table:table-cell office:value-type="float" office:value="1813.89388297559">
                <text:p>1813.8938829755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9.658081166">
                <text:p>39.658081166</text:p>
              </table:table-cell>
              <table:table-cell office:value-type="float" office:value="1823.81569539894">
                <text:p>1823.8156953989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9.691335427">
                <text:p>39.691335427</text:p>
              </table:table-cell>
              <table:table-cell office:value-type="float" office:value="1804.28005902783">
                <text:p>1804.2800590278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9.724461249">
                <text:p>39.724461249</text:p>
              </table:table-cell>
              <table:table-cell office:value-type="float" office:value="1811.27580773681">
                <text:p>1811.2758077368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9.757760354">
                <text:p>39.757760354</text:p>
              </table:table-cell>
              <table:table-cell office:value-type="float" office:value="1801.85022990871">
                <text:p>1801.8502299087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9.791197064">
                <text:p>39.791197064</text:p>
              </table:table-cell>
              <table:table-cell office:value-type="float" office:value="1794.43491898555">
                <text:p>1794.4349189855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9.824835858">
                <text:p>39.824835858</text:p>
              </table:table-cell>
              <table:table-cell office:value-type="float" office:value="1783.65490748579">
                <text:p>1783.6549074857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9.8583646">
                <text:p>39.8583646</text:p>
              </table:table-cell>
              <table:table-cell office:value-type="float" office:value="1789.5094304462">
                <text:p>1789.509430446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9.891793654">
                <text:p>39.891793654</text:p>
              </table:table-cell>
              <table:table-cell office:value-type="float" office:value="1794.84588466093">
                <text:p>1794.8458846609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9.925599428">
                <text:p>39.925599428</text:p>
              </table:table-cell>
              <table:table-cell office:value-type="float" office:value="1774.84473510348">
                <text:p>1774.8447351034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9.959695256">
                <text:p>39.959695256</text:p>
              </table:table-cell>
              <table:table-cell office:value-type="float" office:value="1759.7460897563">
                <text:p>1759.746089756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9.993836085">
                <text:p>39.993836085</text:p>
              </table:table-cell>
              <table:table-cell office:value-type="float" office:value="1757.42656981167">
                <text:p>1757.4265698116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0.028189259">
                <text:p>40.028189259</text:p>
              </table:table-cell>
              <table:table-cell office:value-type="float" office:value="1746.56350531088">
                <text:p>1746.5635053108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0.062481286">
                <text:p>40.062481286</text:p>
              </table:table-cell>
              <table:table-cell office:value-type="float" office:value="1749.67784785662">
                <text:p>1749.6778478566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0.09687222">
                <text:p>40.09687222</text:p>
              </table:table-cell>
              <table:table-cell office:value-type="float" office:value="1744.64584183722">
                <text:p>1744.6458418372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0.131335551">
                <text:p>40.131335551</text:p>
              </table:table-cell>
              <table:table-cell office:value-type="float" office:value="1740.98087036346">
                <text:p>1740.98087036346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0.165956226">
                <text:p>40.165956226</text:p>
              </table:table-cell>
              <table:table-cell office:value-type="float" office:value="1733.06846270332">
                <text:p>1733.0684627033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0.200615548">
                <text:p>40.200615548</text:p>
              </table:table-cell>
              <table:table-cell office:value-type="float" office:value="1731.13599856323">
                <text:p>1731.1359985632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0.235241952">
                <text:p>40.235241952</text:p>
              </table:table-cell>
              <table:table-cell office:value-type="float" office:value="1732.78172345043">
                <text:p>1732.7817234504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0.269771064">
                <text:p>40.269771064</text:p>
              </table:table-cell>
              <table:table-cell office:value-type="float" office:value="1737.66414844372">
                <text:p>1737.6641484437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0.304474032">
                <text:p>40.304474032</text:p>
              </table:table-cell>
              <table:table-cell office:value-type="float" office:value="1728.95874496935">
                <text:p>1728.9587449693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0.338983352">
                <text:p>40.338983352</text:p>
              </table:table-cell>
              <table:table-cell office:value-type="float" office:value="1738.66074440191">
                <text:p>1738.6607444019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0.373547204">
                <text:p>40.373547204</text:p>
              </table:table-cell>
              <table:table-cell office:value-type="float" office:value="1735.91762862552">
                <text:p>1735.9176286255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0.408070535">
                <text:p>40.408070535</text:p>
              </table:table-cell>
              <table:table-cell office:value-type="float" office:value="1737.95512373923">
                <text:p>1737.9551237392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0.442705116">
                <text:p>40.442705116</text:p>
              </table:table-cell>
              <table:table-cell office:value-type="float" office:value="1732.3726249208">
                <text:p>1732.372624920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0.477255322">
                <text:p>40.477255322</text:p>
              </table:table-cell>
              <table:table-cell office:value-type="float" office:value="1736.60324919632">
                <text:p>1736.6032491963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0.512163552">
                <text:p>40.512163552</text:p>
              </table:table-cell>
              <table:table-cell office:value-type="float" office:value="1718.7923879269">
                <text:p>1718.792387926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0.546904019">
                <text:p>40.546904019</text:p>
              </table:table-cell>
              <table:table-cell office:value-type="float" office:value="1727.0924999368">
                <text:p>1727.092499936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0.581687247">
                <text:p>40.581687247</text:p>
              </table:table-cell>
              <table:table-cell office:value-type="float" office:value="1724.96928692175">
                <text:p>1724.9692869217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0.616557039">
                <text:p>40.616557039</text:p>
              </table:table-cell>
              <table:table-cell office:value-type="float" office:value="1720.68706346159">
                <text:p>1720.6870634615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0.651753238">
                <text:p>40.651753238</text:p>
              </table:table-cell>
              <table:table-cell office:value-type="float" office:value="1704.72953627759">
                <text:p>1704.7295362775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0.686717457">
                <text:p>40.686717457</text:p>
              </table:table-cell>
              <table:table-cell office:value-type="float" office:value="1716.04004654002">
                <text:p>1716.0400465400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0.721674072">
                <text:p>40.721674072</text:p>
              </table:table-cell>
              <table:table-cell office:value-type="float" office:value="1716.41333121077">
                <text:p>1716.4133312107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0.756637301">
                <text:p>40.756637301</text:p>
              </table:table-cell>
              <table:table-cell office:value-type="float" office:value="1716.08863700781">
                <text:p>1716.08863700781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0.791732146">
                <text:p>40.791732146</text:p>
              </table:table-cell>
              <table:table-cell office:value-type="float" office:value="1709.6527994352">
                <text:p>1709.652799435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0.826641938">
                <text:p>40.826641938</text:p>
              </table:table-cell>
              <table:table-cell office:value-type="float" office:value="1718.71548246403">
                <text:p>1718.7154824640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0.861706313">
                <text:p>40.861706313</text:p>
              </table:table-cell>
              <table:table-cell office:value-type="float" office:value="1711.13844179468">
                <text:p>1711.1384417946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0.896769752">
                <text:p>40.896769752</text:p>
              </table:table-cell>
              <table:table-cell office:value-type="float" office:value="1711.18411973233">
                <text:p>1711.1841197323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0.932025066">
                <text:p>40.932025066</text:p>
              </table:table-cell>
              <table:table-cell office:value-type="float" office:value="1701.87109948852">
                <text:p>1701.8710994885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0.967411527">
                <text:p>40.967411527</text:p>
              </table:table-cell>
              <table:table-cell office:value-type="float" office:value="1695.56373552047">
                <text:p>1695.5637355204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1.002875176">
                <text:p>41.002875176</text:p>
              </table:table-cell>
              <table:table-cell office:value-type="float" office:value="1691.87327564626">
                <text:p>1691.8732756462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1.038160803">
                <text:p>41.038160803</text:p>
              </table:table-cell>
              <table:table-cell office:value-type="float" office:value="1700.40906457463">
                <text:p>1700.4090645746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1.073573515">
                <text:p>41.073573515</text:p>
              </table:table-cell>
              <table:table-cell office:value-type="float" office:value="1694.30683535322">
                <text:p>1694.3068353532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1.109045705">
                <text:p>41.109045705</text:p>
              </table:table-cell>
              <table:table-cell office:value-type="float" office:value="1691.46590610841">
                <text:p>1691.4659061084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1.144505865">
                <text:p>41.144505865</text:p>
              </table:table-cell>
              <table:table-cell office:value-type="float" office:value="1692.0397426295">
                <text:p>1692.039742629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1.180230296">
                <text:p>41.180230296</text:p>
              </table:table-cell>
              <table:table-cell office:value-type="float" office:value="1679.52290128855">
                <text:p>1679.5229012885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1.216186344">
                <text:p>41.216186344</text:p>
              </table:table-cell>
              <table:table-cell office:value-type="float" office:value="1668.70396880089">
                <text:p>1668.7039688008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1.252243278">
                <text:p>41.252243278</text:p>
              </table:table-cell>
              <table:table-cell office:value-type="float" office:value="1664.03499532151">
                <text:p>1664.0349953215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1.288484119">
                <text:p>41.288484119</text:p>
              </table:table-cell>
              <table:table-cell office:value-type="float" office:value="1655.59071876973">
                <text:p>1655.5907187697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1.324812044">
                <text:p>41.324812044</text:p>
              </table:table-cell>
              <table:table-cell office:value-type="float" office:value="1651.62199602639">
                <text:p>1651.6219960263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1.361672212">
                <text:p>41.361672212</text:p>
              </table:table-cell>
              <table:table-cell office:value-type="float" office:value="1627.77337314343">
                <text:p>1627.7733731434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1.398393368">
                <text:p>41.398393368</text:p>
              </table:table-cell>
              <table:table-cell office:value-type="float" office:value="1633.93548939478">
                <text:p>1633.9354893947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1.435289682">
                <text:p>41.435289682</text:p>
              </table:table-cell>
              <table:table-cell office:value-type="float" office:value="1626.17870175341">
                <text:p>1626.1787017534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1.472355528">
                <text:p>41.472355528</text:p>
              </table:table-cell>
              <table:table-cell office:value-type="float" office:value="1618.74087535984">
                <text:p>1618.7408753598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1.50965174">
                <text:p>41.50965174</text:p>
              </table:table-cell>
              <table:table-cell office:value-type="float" office:value="1608.74246424806">
                <text:p>1608.7424642480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1.546782118">
                <text:p>41.546782118</text:p>
              </table:table-cell>
              <table:table-cell office:value-type="float" office:value="1615.92752974426">
                <text:p>1615.9275297442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1.583952861">
                <text:p>41.583952861</text:p>
              </table:table-cell>
              <table:table-cell office:value-type="float" office:value="1614.17273795127">
                <text:p>1614.1727379512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1.621272406">
                <text:p>41.621272406</text:p>
              </table:table-cell>
              <table:table-cell office:value-type="float" office:value="1607.73664309164">
                <text:p>1607.7366430916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1.658753359">
                <text:p>41.658753359</text:p>
              </table:table-cell>
              <table:table-cell office:value-type="float" office:value="1600.81308498185">
                <text:p>1600.8130849818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1.696108425">
                <text:p>41.696108425</text:p>
              </table:table-cell>
              <table:table-cell office:value-type="float" office:value="1606.20784340217">
                <text:p>1606.2078434021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1.733723493">
                <text:p>41.733723493</text:p>
              </table:table-cell>
              <table:table-cell office:value-type="float" office:value="1595.10545082621">
                <text:p>1595.1054508262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1.771487052">
                <text:p>41.771487052</text:p>
              </table:table-cell>
              <table:table-cell office:value-type="float" office:value="1588.83329825991">
                <text:p>1588.8332982599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1.809669519">
                <text:p>41.809669519</text:p>
              </table:table-cell>
              <table:table-cell office:value-type="float" office:value="1571.40186882116">
                <text:p>1571.4018688211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1.847853705">
                <text:p>41.847853705</text:p>
              </table:table-cell>
              <table:table-cell office:value-type="float" office:value="1571.33112645105">
                <text:p>1571.3311264510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1.886174559">
                <text:p>41.886174559</text:p>
              </table:table-cell>
              <table:table-cell office:value-type="float" office:value="1565.72711036144">
                <text:p>1565.7271103614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1.924455048">
                <text:p>41.924455048</text:p>
              </table:table-cell>
              <table:table-cell office:value-type="float" office:value="1567.37809697252">
                <text:p>1567.3780969725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1.963082257">
                <text:p>41.963082257</text:p>
              </table:table-cell>
              <table:table-cell office:value-type="float" office:value="1553.30922304026">
                <text:p>1553.3092230402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2.001234985">
                <text:p>42.001234985</text:p>
              </table:table-cell>
              <table:table-cell office:value-type="float" office:value="1572.62673327055">
                <text:p>1572.6267332705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2.039322712">
                <text:p>42.039322712</text:p>
              </table:table-cell>
              <table:table-cell office:value-type="float" office:value="1575.31059808304">
                <text:p>1575.3105980830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2.077610492">
                <text:p>42.077610492</text:p>
              </table:table-cell>
              <table:table-cell office:value-type="float" office:value="1567.07962697247">
                <text:p>1567.07962697247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2.116101972">
                <text:p>42.116101972</text:p>
              </table:table-cell>
              <table:table-cell office:value-type="float" office:value="1558.78651587322">
                <text:p>1558.7865158732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2.154101574">
                <text:p>42.154101574</text:p>
              </table:table-cell>
              <table:table-cell office:value-type="float" office:value="1578.96390599012">
                <text:p>1578.9639059901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2.191867216">
                <text:p>42.191867216</text:p>
              </table:table-cell>
              <table:table-cell office:value-type="float" office:value="1588.74566464422">
                <text:p>1588.7456646442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2.229914474">
                <text:p>42.229914474</text:p>
              </table:table-cell>
              <table:table-cell office:value-type="float" office:value="1576.98617860982">
                <text:p>1576.9861786098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2.268238504">
                <text:p>42.268238504</text:p>
              </table:table-cell>
              <table:table-cell office:value-type="float" office:value="1565.59735497553">
                <text:p>1565.5973549755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2.306417482">
                <text:p>42.306417482</text:p>
              </table:table-cell>
              <table:table-cell office:value-type="float" office:value="1571.54547196084">
                <text:p>1571.5454719608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2.344586668">
                <text:p>42.344586668</text:p>
              </table:table-cell>
              <table:table-cell office:value-type="float" office:value="1571.94863940782">
                <text:p>1571.9486394078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2.382603561">
                <text:p>42.382603561</text:p>
              </table:table-cell>
              <table:table-cell office:value-type="float" office:value="1578.24575511741">
                <text:p>1578.2457551174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2.4204341">
                <text:p>42.4204341</text:p>
              </table:table-cell>
              <table:table-cell office:value-type="float" office:value="1586.02022561698">
                <text:p>1586.0202256169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2.458323076">
                <text:p>42.458323076</text:p>
              </table:table-cell>
              <table:table-cell office:value-type="float" office:value="1583.57407178287">
                <text:p>1583.5740717828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2.496386428">
                <text:p>42.496386428</text:p>
              </table:table-cell>
              <table:table-cell office:value-type="float" office:value="1576.31939509682">
                <text:p>1576.3193950968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2.534142434">
                <text:p>42.534142434</text:p>
              </table:table-cell>
              <table:table-cell office:value-type="float" office:value="1589.15114061609">
                <text:p>1589.1511406160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2.571886357">
                <text:p>42.571886357</text:p>
              </table:table-cell>
              <table:table-cell office:value-type="float" office:value="1589.65987716748">
                <text:p>1589.6598771674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2.609456737">
                <text:p>42.609456737</text:p>
              </table:table-cell>
              <table:table-cell office:value-type="float" office:value="1597.00274524749">
                <text:p>1597.0027452474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2.64698743">
                <text:p>42.64698743</text:p>
              </table:table-cell>
              <table:table-cell office:value-type="float" office:value="1598.69150297891">
                <text:p>1598.6915029789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2.682780248">
                <text:p>42.682780248</text:p>
              </table:table-cell>
              <table:table-cell office:value-type="float" office:value="1676.31394655745">
                <text:p>1676.3139465574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2.716069977">
                <text:p>42.716069977</text:p>
              </table:table-cell>
              <table:table-cell office:value-type="float" office:value="1802.35771820211">
                <text:p>1802.3577182021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2.750005232">
                <text:p>42.750005232</text:p>
              </table:table-cell>
              <table:table-cell office:value-type="float" office:value="1768.07276090882">
                <text:p>1768.0727609088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2.783848507">
                <text:p>42.783848507</text:p>
              </table:table-cell>
              <table:table-cell office:value-type="float" office:value="1772.87806809464">
                <text:p>1772.8780680946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2.818351837">
                <text:p>42.818351837</text:p>
              </table:table-cell>
              <table:table-cell office:value-type="float" office:value="1738.96258708943">
                <text:p>1738.9625870894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2.852525635">
                <text:p>42.852525635</text:p>
              </table:table-cell>
              <table:table-cell office:value-type="float" office:value="1755.73110135444">
                <text:p>1755.7311013544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2.885219997">
                <text:p>42.885219997</text:p>
              </table:table-cell>
              <table:table-cell office:value-type="float" office:value="1835.17879932933">
                <text:p>1835.1787993293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2.915924346">
                <text:p>42.915924346</text:p>
              </table:table-cell>
              <table:table-cell office:value-type="float" office:value="1954.12057099813">
                <text:p>1954.1205709981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2.944981499">
                <text:p>42.944981499</text:p>
              </table:table-cell>
              <table:table-cell office:value-type="float" office:value="2064.89603437723">
                <text:p>2064.8960343772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2.972429579">
                <text:p>42.972429579</text:p>
              </table:table-cell>
              <table:table-cell office:value-type="float" office:value="2185.94524644353">
                <text:p>2185.9452464435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2.998755518">
                <text:p>42.998755518</text:p>
              </table:table-cell>
              <table:table-cell office:value-type="float" office:value="2279.12098406098">
                <text:p>2279.1209840609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3.024015981">
                <text:p>43.024015981</text:p>
              </table:table-cell>
              <table:table-cell office:value-type="float" office:value="2375.25337520515">
                <text:p>2375.2533752051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3.048472012">
                <text:p>43.048472012</text:p>
              </table:table-cell>
              <table:table-cell office:value-type="float" office:value="2453.38256236266">
                <text:p>2453.3825623626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3.071884235">
                <text:p>43.071884235</text:p>
              </table:table-cell>
              <table:table-cell office:value-type="float" office:value="2562.76390328236">
                <text:p>2562.7639032823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3.094537808">
                <text:p>43.094537808</text:p>
              </table:table-cell>
              <table:table-cell office:value-type="float" office:value="2648.5888120166">
                <text:p>2648.588812016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3.116369136">
                <text:p>43.116369136</text:p>
              </table:table-cell>
              <table:table-cell office:value-type="float" office:value="2748.3440311101">
                <text:p>2748.344031110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3.137507387">
                <text:p>43.137507387</text:p>
              </table:table-cell>
              <table:table-cell office:value-type="float" office:value="2838.45621853908">
                <text:p>2838.4562185390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3.157940009">
                <text:p>43.157940009</text:p>
              </table:table-cell>
              <table:table-cell office:value-type="float" office:value="2936.48069249244">
                <text:p>2936.4806924924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3.17785794">
                <text:p>43.17785794</text:p>
              </table:table-cell>
              <table:table-cell office:value-type="float" office:value="3012.36107304597">
                <text:p>3012.3610730459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3.197346754">
                <text:p>43.197346754</text:p>
              </table:table-cell>
              <table:table-cell office:value-type="float" office:value="3078.68913931763">
                <text:p>3078.6891393176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3.216198377">
                <text:p>43.216198377</text:p>
              </table:table-cell>
              <table:table-cell office:value-type="float" office:value="3182.74983538617">
                <text:p>3182.7498353861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3.234704998">
                <text:p>43.234704998</text:p>
              </table:table-cell>
              <table:table-cell office:value-type="float" office:value="3242.08292805041">
                <text:p>3242.0829280504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3.252719897">
                <text:p>43.252719897</text:p>
              </table:table-cell>
              <table:table-cell office:value-type="float" office:value="3330.57654111732">
                <text:p>3330.5765411173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3.270375054">
                <text:p>43.270375054</text:p>
              </table:table-cell>
              <table:table-cell office:value-type="float" office:value="3398.44046699781">
                <text:p>3398.4404669978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3.287800002">
                <text:p>43.287800002</text:p>
              </table:table-cell>
              <table:table-cell office:value-type="float" office:value="3443.33882660682">
                <text:p>3443.3388266068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3.304910312">
                <text:p>43.304910312</text:p>
              </table:table-cell>
              <table:table-cell office:value-type="float" office:value="3506.6576818305">
                <text:p>3506.657681830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3.32174234">
                <text:p>43.32174234</text:p>
              </table:table-cell>
              <table:table-cell office:value-type="float" office:value="3564.63285350932">
                <text:p>3564.6328535093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3.338340147">
                <text:p>43.338340147</text:p>
              </table:table-cell>
              <table:table-cell office:value-type="float" office:value="3614.9353947791">
                <text:p>3614.935394779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3.354804308">
                <text:p>43.354804308</text:p>
              </table:table-cell>
              <table:table-cell office:value-type="float" office:value="3644.27923171994">
                <text:p>3644.27923171994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3.371044821">
                <text:p>43.371044821</text:p>
              </table:table-cell>
              <table:table-cell office:value-type="float" office:value="3694.46457756608">
                <text:p>3694.4645775660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3.387291845">
                <text:p>43.387291845</text:p>
              </table:table-cell>
              <table:table-cell office:value-type="float" office:value="3692.98401971912">
                <text:p>3692.9840197191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3.403704287">
                <text:p>43.403704287</text:p>
              </table:table-cell>
              <table:table-cell office:value-type="float" office:value="3655.7631094759">
                <text:p>3655.763109475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3.420154281">
                <text:p>43.420154281</text:p>
              </table:table-cell>
              <table:table-cell office:value-type="float" office:value="3647.41774373776">
                <text:p>3647.4177437377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3.436708911">
                <text:p>43.436708911</text:p>
              </table:table-cell>
              <table:table-cell office:value-type="float" office:value="3624.36369764952">
                <text:p>3624.3636976495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3.453276614">
                <text:p>43.453276614</text:p>
              </table:table-cell>
              <table:table-cell office:value-type="float" office:value="3621.50383791892">
                <text:p>3621.5038379189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3.469995203">
                <text:p>43.469995203</text:p>
              </table:table-cell>
              <table:table-cell office:value-type="float" office:value="3588.8196067264">
                <text:p>3588.819606726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3.486678324">
                <text:p>43.486678324</text:p>
              </table:table-cell>
              <table:table-cell office:value-type="float" office:value="3596.44936939561">
                <text:p>3596.4493693956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3.503425767">
                <text:p>43.503425767</text:p>
              </table:table-cell>
              <table:table-cell office:value-type="float" office:value="3582.63646575782">
                <text:p>3582.6364657578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3.520322222">
                <text:p>43.520322222</text:p>
              </table:table-cell>
              <table:table-cell office:value-type="float" office:value="3551.04073605946">
                <text:p>3551.0407360594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3.537206437">
                <text:p>43.537206437</text:p>
              </table:table-cell>
              <table:table-cell office:value-type="float" office:value="3553.61501852373">
                <text:p>3553.6150185237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3.554203987">
                <text:p>43.554203987</text:p>
              </table:table-cell>
              <table:table-cell office:value-type="float" office:value="3529.92048854115">
                <text:p>3529.9204885411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3.571321537">
                <text:p>43.571321537</text:p>
              </table:table-cell>
              <table:table-cell office:value-type="float" office:value="3505.17451387719">
                <text:p>3505.1745138771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3.588472576">
                <text:p>43.588472576</text:p>
              </table:table-cell>
              <table:table-cell office:value-type="float" office:value="3498.33033438861">
                <text:p>3498.3303343886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3.605727523">
                <text:p>43.605727523</text:p>
              </table:table-cell>
              <table:table-cell office:value-type="float" office:value="3477.26365082474">
                <text:p>3477.2636508247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3.623150231">
                <text:p>43.623150231</text:p>
              </table:table-cell>
              <table:table-cell office:value-type="float" office:value="3443.7815292552">
                <text:p>3443.781529255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3.640556845">
                <text:p>43.640556845</text:p>
              </table:table-cell>
              <table:table-cell office:value-type="float" office:value="3446.96561893039">
                <text:p>3446.9656189303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3.657952574">
                <text:p>43.657952574</text:p>
              </table:table-cell>
              <table:table-cell office:value-type="float" office:value="3449.12248288063">
                <text:p>3449.1224828806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3.675530908">
                <text:p>43.675530908</text:p>
              </table:table-cell>
              <table:table-cell office:value-type="float" office:value="3413.29275004114">
                <text:p>3413.2927500411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3.693202055">
                <text:p>43.693202055</text:p>
              </table:table-cell>
              <table:table-cell office:value-type="float" office:value="3395.36533763173">
                <text:p>3395.3653376317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43.710855129">
                <text:p>43.710855129</text:p>
              </table:table-cell>
              <table:table-cell office:value-type="float" office:value="3398.84147089588">
                <text:p>3398.8414708958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43.728691642">
                <text:p>43.728691642</text:p>
              </table:table-cell>
              <table:table-cell office:value-type="float" office:value="3363.88620354235">
                <text:p>3363.8862035423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3.746527113">
                <text:p>43.746527113</text:p>
              </table:table-cell>
              <table:table-cell office:value-type="float" office:value="3364.08273154137">
                <text:p>3364.0827315413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3.764459928">
                <text:p>43.764459928</text:p>
              </table:table-cell>
              <table:table-cell office:value-type="float" office:value="3345.82161250167">
                <text:p>3345.8216125016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43.782601755">
                <text:p>43.782601755</text:p>
              </table:table-cell>
              <table:table-cell office:value-type="float" office:value="3307.27439965099">
                <text:p>3307.2743996509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43.800568529">
                <text:p>43.800568529</text:p>
              </table:table-cell>
              <table:table-cell office:value-type="float" office:value="3339.49767498713">
                <text:p>3339.4976749871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43.818817179">
                <text:p>43.818817179</text:p>
              </table:table-cell>
              <table:table-cell office:value-type="float" office:value="3287.91444846535">
                <text:p>3287.9144484653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43.837037132">
                <text:p>43.837037132</text:p>
              </table:table-cell>
              <table:table-cell office:value-type="float" office:value="3293.09301730926">
                <text:p>3293.0930173092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3.855297085">
                <text:p>43.855297085</text:p>
              </table:table-cell>
              <table:table-cell office:value-type="float" office:value="3285.87921338066">
                <text:p>3285.8792133806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3.873681257">
                <text:p>43.873681257</text:p>
              </table:table-cell>
              <table:table-cell office:value-type="float" office:value="3263.67703696337">
                <text:p>3263.6770369633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3.892102669">
                <text:p>43.892102669</text:p>
              </table:table-cell>
              <table:table-cell office:value-type="float" office:value="3257.07931617925">
                <text:p>3257.0793161792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3.910600591">
                <text:p>43.910600591</text:p>
              </table:table-cell>
              <table:table-cell office:value-type="float" office:value="3243.60757927267">
                <text:p>3243.6075792726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3.929251067">
                <text:p>43.929251067</text:p>
              </table:table-cell>
              <table:table-cell office:value-type="float" office:value="3217.07606819297">
                <text:p>3217.0760681929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3.947938106">
                <text:p>43.947938106</text:p>
              </table:table-cell>
              <table:table-cell office:value-type="float" office:value="3210.78154757308">
                <text:p>3210.7815475730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3.96660754">
                <text:p>43.96660754</text:p>
              </table:table-cell>
              <table:table-cell office:value-type="float" office:value="3213.80926706256">
                <text:p>3213.8092670625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3.98554708">
                <text:p>43.98554708</text:p>
              </table:table-cell>
              <table:table-cell office:value-type="float" office:value="3167.97556857273">
                <text:p>3167.9755685727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44.004386568">
                <text:p>44.004386568</text:p>
              </table:table-cell>
              <table:table-cell office:value-type="float" office:value="3184.79992662142">
                <text:p>3184.7999266214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44.02346491">
                <text:p>44.02346491</text:p>
              </table:table-cell>
              <table:table-cell office:value-type="float" office:value="3144.92737366796">
                <text:p>3144.9273736679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44.04260117">
                <text:p>44.04260117</text:p>
              </table:table-cell>
              <table:table-cell office:value-type="float" office:value="3135.40890435288">
                <text:p>3135.4089043528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4.061652378">
                <text:p>44.061652378</text:p>
              </table:table-cell>
              <table:table-cell office:value-type="float" office:value="3149.40658881046">
                <text:p>3149.4065888104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44.081068952">
                <text:p>44.081068952</text:p>
              </table:table-cell>
              <table:table-cell office:value-type="float" office:value="3090.14350317342">
                <text:p>3090.1435031734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44.100291723">
                <text:p>44.100291723</text:p>
              </table:table-cell>
              <table:table-cell office:value-type="float" office:value="3121.29817288122">
                <text:p>3121.2981728812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44.119621265">
                <text:p>44.119621265</text:p>
              </table:table-cell>
              <table:table-cell office:value-type="float" office:value="3104.05699214167">
                <text:p>3104.0569921416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4.139245236">
                <text:p>44.139245236</text:p>
              </table:table-cell>
              <table:table-cell office:value-type="float" office:value="3057.48515425321">
                <text:p>3057.4851542532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4.158778009">
                <text:p>44.158778009</text:p>
              </table:table-cell>
              <table:table-cell office:value-type="float" office:value="3071.7604714904">
                <text:p>3071.760471490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4.178448595">
                <text:p>44.178448595</text:p>
              </table:table-cell>
              <table:table-cell office:value-type="float" office:value="3050.23958106842">
                <text:p>3050.2395810684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4.198325589">
                <text:p>44.198325589</text:p>
              </table:table-cell>
              <table:table-cell office:value-type="float" office:value="3018.56508081646">
                <text:p>3018.5650808164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44.218135603">
                <text:p>44.218135603</text:p>
              </table:table-cell>
              <table:table-cell office:value-type="float" office:value="3028.77120632007">
                <text:p>3028.7712063200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4.238064472">
                <text:p>44.238064472</text:p>
              </table:table-cell>
              <table:table-cell office:value-type="float" office:value="3010.70773258671">
                <text:p>3010.7077325867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44.258145477">
                <text:p>44.258145477</text:p>
              </table:table-cell>
              <table:table-cell office:value-type="float" office:value="2987.89826505174">
                <text:p>2987.8982650517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4.2781607">
                <text:p>44.2781607</text:p>
              </table:table-cell>
              <table:table-cell office:value-type="float" office:value="2997.71828672584">
                <text:p>2997.7182867258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4.298469207">
                <text:p>44.298469207</text:p>
              </table:table-cell>
              <table:table-cell office:value-type="float" office:value="2954.42693054751">
                <text:p>2954.4269305475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4.31867589">
                <text:p>44.31867589</text:p>
              </table:table-cell>
              <table:table-cell office:value-type="float" office:value="2969.31465693728">
                <text:p>2969.31465693728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4.338992313">
                <text:p>44.338992313</text:p>
              </table:table-cell>
              <table:table-cell office:value-type="float" office:value="2953.27578087977">
                <text:p>2953.2757808797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4.359503529">
                <text:p>44.359503529</text:p>
              </table:table-cell>
              <table:table-cell office:value-type="float" office:value="2925.22881139724">
                <text:p>2925.22881139724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4.38015709">
                <text:p>44.38015709</text:p>
              </table:table-cell>
              <table:table-cell office:value-type="float" office:value="2905.06804129377">
                <text:p>2905.0680412937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44.400811484">
                <text:p>44.400811484</text:p>
              </table:table-cell>
              <table:table-cell office:value-type="float" office:value="2904.95087873247">
                <text:p>2904.9508787324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44.421543378">
                <text:p>44.421543378</text:p>
              </table:table-cell>
              <table:table-cell office:value-type="float" office:value="2894.09158661618">
                <text:p>2894.09158661618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44.442454232">
                <text:p>44.442454232</text:p>
              </table:table-cell>
              <table:table-cell office:value-type="float" office:value="2869.32327106293">
                <text:p>2869.3232710629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44.463433368">
                <text:p>44.463433368</text:p>
              </table:table-cell>
              <table:table-cell office:value-type="float" office:value="2859.98431965915">
                <text:p>2859.9843196591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4.484594275">
                <text:p>44.484594275</text:p>
              </table:table-cell>
              <table:table-cell office:value-type="float" office:value="2835.41721533928">
                <text:p>2835.4172153392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4.505665234">
                <text:p>44.505665234</text:p>
              </table:table-cell>
              <table:table-cell office:value-type="float" office:value="2847.52108340213">
                <text:p>2847.5210834021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4.52702031">
                <text:p>44.52702031</text:p>
              </table:table-cell>
              <table:table-cell office:value-type="float" office:value="2809.63645364703">
                <text:p>2809.6364536470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44.548444656">
                <text:p>44.548444656</text:p>
              </table:table-cell>
              <table:table-cell office:value-type="float" office:value="2800.55223155892">
                <text:p>2800.5522315589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44.569934524">
                <text:p>44.569934524</text:p>
              </table:table-cell>
              <table:table-cell office:value-type="float" office:value="2792.0134269792">
                <text:p>2792.0134269792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44.591450381">
                <text:p>44.591450381</text:p>
              </table:table-cell>
              <table:table-cell office:value-type="float" office:value="2788.64095443598">
                <text:p>2788.6409544359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44.61328322">
                <text:p>44.61328322</text:p>
              </table:table-cell>
              <table:table-cell office:value-type="float" office:value="2748.15382461277">
                <text:p>2748.1538246127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44.635034548">
                <text:p>44.635034548</text:p>
              </table:table-cell>
              <table:table-cell office:value-type="float" office:value="2758.45226553516">
                <text:p>2758.4522655351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4.657080564">
                <text:p>44.657080564</text:p>
              </table:table-cell>
              <table:table-cell office:value-type="float" office:value="2721.58017122038">
                <text:p>2721.5801712203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44.679175748">
                <text:p>44.679175748</text:p>
              </table:table-cell>
              <table:table-cell office:value-type="float" office:value="2715.52388973075">
                <text:p>2715.5238897307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44.701330464">
                <text:p>44.701330464</text:p>
              </table:table-cell>
              <table:table-cell office:value-type="float" office:value="2708.22699780906">
                <text:p>2708.2269978090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44.72361544">
                <text:p>44.72361544</text:p>
              </table:table-cell>
              <table:table-cell office:value-type="float" office:value="2692.39688658469">
                <text:p>2692.3968865846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44.745934428">
                <text:p>44.745934428</text:p>
              </table:table-cell>
              <table:table-cell office:value-type="float" office:value="2688.29393160632">
                <text:p>2688.2939316063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44.768533781">
                <text:p>44.768533781</text:p>
              </table:table-cell>
              <table:table-cell office:value-type="float" office:value="2654.94326319827">
                <text:p>2654.94326319827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44.7911835">
                <text:p>44.7911835</text:p>
              </table:table-cell>
              <table:table-cell office:value-type="float" office:value="2649.03948697991">
                <text:p>2649.0394869799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4.81386176">
                <text:p>44.81386176</text:p>
              </table:table-cell>
              <table:table-cell office:value-type="float" office:value="2645.70562291824">
                <text:p>2645.7056229182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4.836725126">
                <text:p>44.836725126</text:p>
              </table:table-cell>
              <table:table-cell office:value-type="float" office:value="2624.28550546806">
                <text:p>2624.2855054680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44.859765784">
                <text:p>44.859765784</text:p>
              </table:table-cell>
              <table:table-cell office:value-type="float" office:value="2604.09229632252">
                <text:p>2604.0922963225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4.882847744">
                <text:p>44.882847744</text:p>
              </table:table-cell>
              <table:table-cell office:value-type="float" office:value="2599.43263050463">
                <text:p>2599.4326305046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4.906138717">
                <text:p>44.906138717</text:p>
              </table:table-cell>
              <table:table-cell office:value-type="float" office:value="2576.10534347344">
                <text:p>2576.10534347344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4.92954219">
                <text:p>44.92954219</text:p>
              </table:table-cell>
              <table:table-cell office:value-type="float" office:value="2563.72205954198">
                <text:p>2563.7220595419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4.95312582">
                <text:p>44.95312582</text:p>
              </table:table-cell>
              <table:table-cell office:value-type="float" office:value="2544.13760731518">
                <text:p>2544.1376073151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4.97684393">
                <text:p>44.97684393</text:p>
              </table:table-cell>
              <table:table-cell office:value-type="float" office:value="2529.71252768408">
                <text:p>2529.7125276840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5.000565009">
                <text:p>45.000565009</text:p>
              </table:table-cell>
              <table:table-cell office:value-type="float" office:value="2529.39590142614">
                <text:p>2529.3959014261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5.024611298">
                <text:p>45.024611298</text:p>
              </table:table-cell>
              <table:table-cell office:value-type="float" office:value="2495.18751105446">
                <text:p>2495.1875110544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5.0487304">
                <text:p>45.0487304</text:p>
              </table:table-cell>
              <table:table-cell office:value-type="float" office:value="2487.65480572201">
                <text:p>2487.6548057220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45.073005493">
                <text:p>45.073005493</text:p>
              </table:table-cell>
              <table:table-cell office:value-type="float" office:value="2471.66921255462">
                <text:p>2471.66921255462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45.097280482">
                <text:p>45.097280482</text:p>
              </table:table-cell>
              <table:table-cell office:value-type="float" office:value="2471.67980179049">
                <text:p>2471.67980179049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45.121829482">
                <text:p>45.121829482</text:p>
              </table:table-cell>
              <table:table-cell office:value-type="float" office:value="2444.09140901866">
                <text:p>2444.0914090186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45.146380306">
                <text:p>45.146380306</text:p>
              </table:table-cell>
              <table:table-cell office:value-type="float" office:value="2443.90982559332">
                <text:p>2443.90982559332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5.171128526">
                <text:p>45.171128526</text:p>
              </table:table-cell>
              <table:table-cell office:value-type="float" office:value="2424.41678633864">
                <text:p>2424.4167863386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5.195949456">
                <text:p>45.195949456</text:p>
              </table:table-cell>
              <table:table-cell office:value-type="float" office:value="2417.31474203384">
                <text:p>2417.31474203384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5.220937886">
                <text:p>45.220937886</text:p>
              </table:table-cell>
              <table:table-cell office:value-type="float" office:value="2401.11123427918">
                <text:p>2401.1112342791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5.24605689">
                <text:p>45.24605689</text:p>
              </table:table-cell>
              <table:table-cell office:value-type="float" office:value="2388.62974025592">
                <text:p>2388.62974025592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45.271380843">
                <text:p>45.271380843</text:p>
              </table:table-cell>
              <table:table-cell office:value-type="float" office:value="2369.29834769502">
                <text:p>2369.2983476950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5.296763911">
                <text:p>45.296763911</text:p>
              </table:table-cell>
              <table:table-cell office:value-type="float" office:value="2363.78045396213">
                <text:p>2363.7804539621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5.322291303">
                <text:p>45.322291303</text:p>
              </table:table-cell>
              <table:table-cell office:value-type="float" office:value="2350.41636842487">
                <text:p>2350.4163684248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5.347989633">
                <text:p>45.347989633</text:p>
              </table:table-cell>
              <table:table-cell office:value-type="float" office:value="2334.78206560528">
                <text:p>2334.7820656052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45.373979267">
                <text:p>45.373979267</text:p>
              </table:table-cell>
              <table:table-cell office:value-type="float" office:value="2308.61273383088">
                <text:p>2308.6127338308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5.400084058">
                <text:p>45.400084058</text:p>
              </table:table-cell>
              <table:table-cell office:value-type="float" office:value="2298.42866774901">
                <text:p>2298.4286677490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5.426462966">
                <text:p>45.426462966</text:p>
              </table:table-cell>
              <table:table-cell office:value-type="float" office:value="2274.54449592789">
                <text:p>2274.5444959278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45.452861248">
                <text:p>45.452861248</text:p>
              </table:table-cell>
              <table:table-cell office:value-type="float" office:value="2272.87518180201">
                <text:p>2272.8751818020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5.479400469">
                <text:p>45.479400469</text:p>
              </table:table-cell>
              <table:table-cell office:value-type="float" office:value="2260.80486687984">
                <text:p>2260.8048668798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5.50609068">
                <text:p>45.50609068</text:p>
              </table:table-cell>
              <table:table-cell office:value-type="float" office:value="2248.01519928021">
                <text:p>2248.01519928021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5.533018862">
                <text:p>45.533018862</text:p>
              </table:table-cell>
              <table:table-cell office:value-type="float" office:value="2228.14893333692">
                <text:p>2228.1489333369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5.559954804">
                <text:p>45.559954804</text:p>
              </table:table-cell>
              <table:table-cell office:value-type="float" office:value="2227.5070238864">
                <text:p>2227.5070238864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5.587057413">
                <text:p>45.587057413</text:p>
              </table:table-cell>
              <table:table-cell office:value-type="float" office:value="2213.809010048">
                <text:p>2213.80901004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45.614280076">
                <text:p>45.614280076</text:p>
              </table:table-cell>
              <table:table-cell office:value-type="float" office:value="2204.04594510069">
                <text:p>2204.0459451006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5.641783052">
                <text:p>45.641783052</text:p>
              </table:table-cell>
              <table:table-cell office:value-type="float" office:value="2181.5820949703">
                <text:p>2181.582094970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5.669426394">
                <text:p>45.669426394</text:p>
              </table:table-cell>
              <table:table-cell office:value-type="float" office:value="2170.50456489687">
                <text:p>2170.5045648968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5.69722406">
                <text:p>45.69722406</text:p>
              </table:table-cell>
              <table:table-cell office:value-type="float" office:value="2158.45459831068">
                <text:p>2158.4545983106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5.725170737">
                <text:p>45.725170737</text:p>
              </table:table-cell>
              <table:table-cell office:value-type="float" office:value="2146.94577104799">
                <text:p>2146.9457710479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5.753284759">
                <text:p>45.753284759</text:p>
              </table:table-cell>
              <table:table-cell office:value-type="float" office:value="2134.16636011762">
                <text:p>2134.16636011762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5.7814705">
                <text:p>45.7814705</text:p>
              </table:table-cell>
              <table:table-cell office:value-type="float" office:value="2128.73594488777">
                <text:p>2128.7359448877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5.809793325">
                <text:p>45.809793325</text:p>
              </table:table-cell>
              <table:table-cell office:value-type="float" office:value="2118.43274814544">
                <text:p>2118.43274814544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5.838376152">
                <text:p>45.838376152</text:p>
              </table:table-cell>
              <table:table-cell office:value-type="float" office:value="2099.16254959658">
                <text:p>2099.16254959658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5.867110542">
                <text:p>45.867110542</text:p>
              </table:table-cell>
              <table:table-cell office:value-type="float" office:value="2088.09026396616">
                <text:p>2088.09026396616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5.895993631">
                <text:p>45.895993631</text:p>
              </table:table-cell>
              <table:table-cell office:value-type="float" office:value="2077.34013491445">
                <text:p>2077.3401349144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5.92503021">
                <text:p>45.92503021</text:p>
              </table:table-cell>
              <table:table-cell office:value-type="float" office:value="2066.35912584609">
                <text:p>2066.35912584609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5.95424028">
                <text:p>45.95424028</text:p>
              </table:table-cell>
              <table:table-cell office:value-type="float" office:value="2054.0861422102">
                <text:p>2054.086142210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5.983483475">
                <text:p>45.983483475</text:p>
              </table:table-cell>
              <table:table-cell office:value-type="float" office:value="2051.75939222788">
                <text:p>2051.7593922278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6.012921932">
                <text:p>46.012921932</text:p>
              </table:table-cell>
              <table:table-cell office:value-type="float" office:value="2038.15030115215">
                <text:p>2038.1503011521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6.042732423">
                <text:p>46.042732423</text:p>
              </table:table-cell>
              <table:table-cell office:value-type="float" office:value="2012.71424881937">
                <text:p>2012.7142488193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6.072605153">
                <text:p>46.072605153</text:p>
              </table:table-cell>
              <table:table-cell office:value-type="float" office:value="2008.52081480327">
                <text:p>2008.5208148032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6.102909084">
                <text:p>46.102909084</text:p>
              </table:table-cell>
              <table:table-cell office:value-type="float" office:value="1979.94115020927">
                <text:p>1979.9411502092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6.13342437">
                <text:p>46.13342437</text:p>
              </table:table-cell>
              <table:table-cell office:value-type="float" office:value="1966.22768012048">
                <text:p>1966.2276801204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6.164124865">
                <text:p>46.164124865</text:p>
              </table:table-cell>
              <table:table-cell office:value-type="float" office:value="1954.36588237435">
                <text:p>1954.3658823743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6.19496682">
                <text:p>46.19496682</text:p>
              </table:table-cell>
              <table:table-cell office:value-type="float" office:value="1945.40196949255">
                <text:p>1945.4019694925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6.226131589">
                <text:p>46.226131589</text:p>
              </table:table-cell>
              <table:table-cell office:value-type="float" office:value="1925.25091394067">
                <text:p>1925.2509139406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46.257163389">
                <text:p>46.257163389</text:p>
              </table:table-cell>
              <table:table-cell office:value-type="float" office:value="1933.50047370756">
                <text:p>1933.5004737075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6.288608108">
                <text:p>46.288608108</text:p>
              </table:table-cell>
              <table:table-cell office:value-type="float" office:value="1908.11054791111">
                <text:p>1908.1105479111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46.320117046">
                <text:p>46.320117046</text:p>
              </table:table-cell>
              <table:table-cell office:value-type="float" office:value="1904.22158944223">
                <text:p>1904.2215894422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6.351914058">
                <text:p>46.351914058</text:p>
              </table:table-cell>
              <table:table-cell office:value-type="float" office:value="1886.96975678101">
                <text:p>1886.9697567810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6.383652216">
                <text:p>46.383652216</text:p>
              </table:table-cell>
              <table:table-cell office:value-type="float" office:value="1890.46887976278">
                <text:p>1890.4688797627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6.415665011">
                <text:p>46.415665011</text:p>
              </table:table-cell>
              <table:table-cell office:value-type="float" office:value="1874.25059261461">
                <text:p>1874.25059261461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6.447502024">
                <text:p>46.447502024</text:p>
              </table:table-cell>
              <table:table-cell office:value-type="float" office:value="1884.59891007988">
                <text:p>1884.5989100798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6.479382006">
                <text:p>46.479382006</text:p>
              </table:table-cell>
              <table:table-cell office:value-type="float" office:value="1882.05877907964">
                <text:p>1882.0587790796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6.511377249">
                <text:p>46.511377249</text:p>
              </table:table-cell>
              <table:table-cell office:value-type="float" office:value="1875.2787719101">
                <text:p>1875.278771910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6.543690879">
                <text:p>46.543690879</text:p>
              </table:table-cell>
              <table:table-cell office:value-type="float" office:value="1856.80160353402">
                <text:p>1856.80160353402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6.57594378">
                <text:p>46.57594378</text:p>
              </table:table-cell>
              <table:table-cell office:value-type="float" office:value="1860.29777600473">
                <text:p>1860.2977760047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6.608236004">
                <text:p>46.608236004</text:p>
              </table:table-cell>
              <table:table-cell office:value-type="float" office:value="1858.03244768757">
                <text:p>1858.03244768757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6.640551144">
                <text:p>46.640551144</text:p>
              </table:table-cell>
              <table:table-cell office:value-type="float" office:value="1856.71484016462">
                <text:p>1856.7148401646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6.6728654">
                <text:p>46.6728654</text:p>
              </table:table-cell>
              <table:table-cell office:value-type="float" office:value="1856.76563310018">
                <text:p>1856.7656331001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6.705246582">
                <text:p>46.705246582</text:p>
              </table:table-cell>
              <table:table-cell office:value-type="float" office:value="1852.92803703079">
                <text:p>1852.9280370307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6.737927402">
                <text:p>46.737927402</text:p>
              </table:table-cell>
              <table:table-cell office:value-type="float" office:value="1835.93924509873">
                <text:p>1835.9392450987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6.770562701">
                <text:p>46.770562701</text:p>
              </table:table-cell>
              <table:table-cell office:value-type="float" office:value="1838.50008544435">
                <text:p>1838.5000854443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6.803354199">
                <text:p>46.803354199</text:p>
              </table:table-cell>
              <table:table-cell office:value-type="float" office:value="1829.74257534672">
                <text:p>1829.74257534672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6.836218457">
                <text:p>46.836218457</text:p>
              </table:table-cell>
              <table:table-cell office:value-type="float" office:value="1825.69160697294">
                <text:p>1825.69160697294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6.869335321">
                <text:p>46.869335321</text:p>
              </table:table-cell>
              <table:table-cell office:value-type="float" office:value="1811.76575173301">
                <text:p>1811.7657517330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6.90243406">
                <text:p>46.90243406</text:p>
              </table:table-cell>
              <table:table-cell office:value-type="float" office:value="1812.7578818035">
                <text:p>1812.757881803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6.935443841">
                <text:p>46.935443841</text:p>
              </table:table-cell>
              <table:table-cell office:value-type="float" office:value="1817.64307978876">
                <text:p>1817.6430797887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6.968557528">
                <text:p>46.968557528</text:p>
              </table:table-cell>
              <table:table-cell office:value-type="float" office:value="1811.93957652635">
                <text:p>1811.9395765263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7.001970123">
                <text:p>47.001970123</text:p>
              </table:table-cell>
              <table:table-cell office:value-type="float" office:value="1795.73002336386">
                <text:p>1795.73002336386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7.035253551">
                <text:p>47.035253551</text:p>
              </table:table-cell>
              <table:table-cell office:value-type="float" office:value="1802.69892872829">
                <text:p>1802.69892872829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7.068810001">
                <text:p>47.068810001</text:p>
              </table:table-cell>
              <table:table-cell office:value-type="float" office:value="1788.03180908594">
                <text:p>1788.0318090859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7.102458639">
                <text:p>47.102458639</text:p>
              </table:table-cell>
              <table:table-cell office:value-type="float" office:value="1783.1330944211">
                <text:p>1783.133094421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7.136353997">
                <text:p>47.136353997</text:p>
              </table:table-cell>
              <table:table-cell office:value-type="float" office:value="1770.15389540939">
                <text:p>1770.1538954093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7.170148938">
                <text:p>47.170148938</text:p>
              </table:table-cell>
              <table:table-cell office:value-type="float" office:value="1775.41366324641">
                <text:p>1775.4136632464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7.203959921">
                <text:p>47.203959921</text:p>
              </table:table-cell>
              <table:table-cell office:value-type="float" office:value="1774.57129832623">
                <text:p>1774.5712983262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7.237914863">
                <text:p>47.237914863</text:p>
              </table:table-cell>
              <table:table-cell office:value-type="float" office:value="1767.04763624682">
                <text:p>1767.0476362468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7.271913556">
                <text:p>47.271913556</text:p>
              </table:table-cell>
              <table:table-cell office:value-type="float" office:value="1764.77372233098">
                <text:p>1764.77372233098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7.306003811">
                <text:p>47.306003811</text:p>
              </table:table-cell>
              <table:table-cell office:value-type="float" office:value="1760.03376918149">
                <text:p>1760.0337691814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7.340410579">
                <text:p>47.340410579</text:p>
              </table:table-cell>
              <table:table-cell office:value-type="float" office:value="1743.84295554856">
                <text:p>1743.8429555485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7.374820315">
                <text:p>47.374820315</text:p>
              </table:table-cell>
              <table:table-cell office:value-type="float" office:value="1743.69254097151">
                <text:p>1743.6925409715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7.409458751">
                <text:p>47.409458751</text:p>
              </table:table-cell>
              <table:table-cell office:value-type="float" office:value="1732.1798247472">
                <text:p>1732.179824747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7.443997186">
                <text:p>47.443997186</text:p>
              </table:table-cell>
              <table:table-cell office:value-type="float" office:value="1737.19509873592">
                <text:p>1737.1950987359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7.478505673">
                <text:p>47.478505673</text:p>
              </table:table-cell>
              <table:table-cell office:value-type="float" office:value="1738.7027139148">
                <text:p>1738.7027139148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7.513004056">
                <text:p>47.513004056</text:p>
              </table:table-cell>
              <table:table-cell office:value-type="float" office:value="1739.21195089062">
                <text:p>1739.2119508906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7.547859525">
                <text:p>47.547859525</text:p>
              </table:table-cell>
              <table:table-cell office:value-type="float" office:value="1721.39413760291">
                <text:p>1721.3941376029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7.582563065">
                <text:p>47.582563065</text:p>
              </table:table-cell>
              <table:table-cell office:value-type="float" office:value="1728.93024746167">
                <text:p>1728.9302474616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47.617073687">
                <text:p>47.617073687</text:p>
              </table:table-cell>
              <table:table-cell office:value-type="float" office:value="1738.59514905299">
                <text:p>1738.59514905299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7.651744727">
                <text:p>47.651744727</text:p>
              </table:table-cell>
              <table:table-cell office:value-type="float" office:value="1730.55091511536">
                <text:p>1730.5509151153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47.686859885">
                <text:p>47.686859885</text:p>
              </table:table-cell>
              <table:table-cell office:value-type="float" office:value="1708.66381976712">
                <text:p>1708.6638197671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7.721640561">
                <text:p>47.721640561</text:p>
              </table:table-cell>
              <table:table-cell office:value-type="float" office:value="1725.09585495098">
                <text:p>1725.0958549509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7.756442852">
                <text:p>47.756442852</text:p>
              </table:table-cell>
              <table:table-cell office:value-type="float" office:value="1724.02443275941">
                <text:p>1724.0244327594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47.791310247">
                <text:p>47.791310247</text:p>
              </table:table-cell>
              <table:table-cell office:value-type="float" office:value="1720.80535411382">
                <text:p>1720.8053541138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7.82622207">
                <text:p>47.82622207</text:p>
              </table:table-cell>
              <table:table-cell office:value-type="float" office:value="1718.61549595956">
                <text:p>1718.6154959595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7.861305613">
                <text:p>47.861305613</text:p>
              </table:table-cell>
              <table:table-cell office:value-type="float" office:value="1710.20355612322">
                <text:p>1710.2035561232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7.89654124">
                <text:p>47.89654124</text:p>
              </table:table-cell>
              <table:table-cell office:value-type="float" office:value="1702.82197617775">
                <text:p>1702.8219761777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7.931739366">
                <text:p>47.931739366</text:p>
              </table:table-cell>
              <table:table-cell office:value-type="float" office:value="1704.6362070524">
                <text:p>1704.636207052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47.967016035">
                <text:p>47.967016035</text:p>
              </table:table-cell>
              <table:table-cell office:value-type="float" office:value="1700.84085886916">
                <text:p>1700.84085886916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8.002143536">
                <text:p>48.002143536</text:p>
              </table:table-cell>
              <table:table-cell office:value-type="float" office:value="1708.06343440153">
                <text:p>1708.0634344015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8.037605466">
                <text:p>48.037605466</text:p>
              </table:table-cell>
              <table:table-cell office:value-type="float" office:value="1691.95528838936">
                <text:p>1691.95528838936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8.072960521">
                <text:p>48.072960521</text:p>
              </table:table-cell>
              <table:table-cell office:value-type="float" office:value="1697.06990980514">
                <text:p>1697.0699098051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8.108474327">
                <text:p>48.108474327</text:p>
              </table:table-cell>
              <table:table-cell office:value-type="float" office:value="1689.48380244023">
                <text:p>1689.4838024402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8.144051362">
                <text:p>48.144051362</text:p>
              </table:table-cell>
              <table:table-cell office:value-type="float" office:value="1686.48118090772">
                <text:p>1686.4811809077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48.179525688">
                <text:p>48.179525688</text:p>
              </table:table-cell>
              <table:table-cell office:value-type="float" office:value="1691.36405861527">
                <text:p>1691.3640586152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8.21520314">
                <text:p>48.21520314</text:p>
              </table:table-cell>
              <table:table-cell office:value-type="float" office:value="1681.73444673115">
                <text:p>1681.7344467311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48.250834134">
                <text:p>48.250834134</text:p>
              </table:table-cell>
              <table:table-cell office:value-type="float" office:value="1683.92720113273">
                <text:p>1683.9272011327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48.286610858">
                <text:p>48.286610858</text:p>
              </table:table-cell>
              <table:table-cell office:value-type="float" office:value="1677.0680289232">
                <text:p>1677.068028923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48.322367269">
                <text:p>48.322367269</text:p>
              </table:table-cell>
              <table:table-cell office:value-type="float" office:value="1678.02076108807">
                <text:p>1678.0207610880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48.358117274">
                <text:p>48.358117274</text:p>
              </table:table-cell>
              <table:table-cell office:value-type="float" office:value="1678.32144359121">
                <text:p>1678.3214435912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48.393604048">
                <text:p>48.393604048</text:p>
              </table:table-cell>
              <table:table-cell office:value-type="float" office:value="1690.77076434172">
                <text:p>1690.7707643417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48.429288792">
                <text:p>48.429288792</text:p>
              </table:table-cell>
              <table:table-cell office:value-type="float" office:value="1681.39079265914">
                <text:p>1681.3907926591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8.46533432">
                <text:p>48.46533432</text:p>
              </table:table-cell>
              <table:table-cell office:value-type="float" office:value="1664.56155115852">
                <text:p>1664.56155115852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48.501259273">
                <text:p>48.501259273</text:p>
              </table:table-cell>
              <table:table-cell office:value-type="float" office:value="1670.14832281035">
                <text:p>1670.1483228103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8.537356624">
                <text:p>48.537356624</text:p>
              </table:table-cell>
              <table:table-cell office:value-type="float" office:value="1662.17183083623">
                <text:p>1662.1718308362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48.573261734">
                <text:p>48.573261734</text:p>
              </table:table-cell>
              <table:table-cell office:value-type="float" office:value="1671.07133218635">
                <text:p>1671.0713321863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8.609088823">
                <text:p>48.609088823</text:p>
              </table:table-cell>
              <table:table-cell office:value-type="float" office:value="1674.71044047172">
                <text:p>1674.7104404717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8.64485638">
                <text:p>48.64485638</text:p>
              </table:table-cell>
              <table:table-cell office:value-type="float" office:value="1677.49785091558">
                <text:p>1677.49785091558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8.680914928">
                <text:p>48.680914928</text:p>
              </table:table-cell>
              <table:table-cell office:value-type="float" office:value="1663.9605122203">
                <text:p>1663.960512220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8.716721965">
                <text:p>48.716721965</text:p>
              </table:table-cell>
              <table:table-cell office:value-type="float" office:value="1675.6482810901">
                <text:p>1675.648281090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8.75267494">
                <text:p>48.75267494</text:p>
              </table:table-cell>
              <table:table-cell office:value-type="float" office:value="1668.84659753466">
                <text:p>1668.8465975346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48.788723852">
                <text:p>48.788723852</text:p>
              </table:table-cell>
              <table:table-cell office:value-type="float" office:value="1664.40529467305">
                <text:p>1664.4052946730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48.825238393">
                <text:p>48.825238393</text:p>
              </table:table-cell>
              <table:table-cell office:value-type="float" office:value="1643.18100013962">
                <text:p>1643.1810001396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8.861466057">
                <text:p>48.861466057</text:p>
              </table:table-cell>
              <table:table-cell office:value-type="float" office:value="1656.19290274927">
                <text:p>1656.19290274927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8.897662263">
                <text:p>48.897662263</text:p>
              </table:table-cell>
              <table:table-cell office:value-type="float" office:value="1657.63229439021">
                <text:p>1657.6322943902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8.934021854">
                <text:p>48.934021854</text:p>
              </table:table-cell>
              <table:table-cell office:value-type="float" office:value="1650.183578798">
                <text:p>1650.18357879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8.970396186">
                <text:p>48.970396186</text:p>
              </table:table-cell>
              <table:table-cell office:value-type="float" office:value="1649.51482820321">
                <text:p>1649.51482820321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9.006716142">
                <text:p>49.006716142</text:p>
              </table:table-cell>
              <table:table-cell office:value-type="float" office:value="1651.9843801573">
                <text:p>1651.984380157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9.043123495">
                <text:p>49.043123495</text:p>
              </table:table-cell>
              <table:table-cell office:value-type="float" office:value="1648.01873951116">
                <text:p>1648.0187395111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9.07946293">
                <text:p>49.07946293</text:p>
              </table:table-cell>
              <table:table-cell office:value-type="float" office:value="1651.09886821291">
                <text:p>1651.09886821291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9.1159482">
                <text:p>49.1159482</text:p>
              </table:table-cell>
              <table:table-cell office:value-type="float" office:value="1644.49927326836">
                <text:p>1644.49927326836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9.15218701">
                <text:p>49.15218701</text:p>
              </table:table-cell>
              <table:table-cell office:value-type="float" office:value="1655.68350616368">
                <text:p>1655.68350616368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9.188370455">
                <text:p>49.188370455</text:p>
              </table:table-cell>
              <table:table-cell office:value-type="float" office:value="1658.21690002192">
                <text:p>1658.2169000219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49.224575098">
                <text:p>49.224575098</text:p>
              </table:table-cell>
              <table:table-cell office:value-type="float" office:value="1657.24600571236">
                <text:p>1657.2460057123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49.260938961">
                <text:p>49.260938961</text:p>
              </table:table-cell>
              <table:table-cell office:value-type="float" office:value="1649.98971643949">
                <text:p>1649.9897164394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49.296999071">
                <text:p>49.296999071</text:p>
              </table:table-cell>
              <table:table-cell office:value-type="float" office:value="1663.88843517078">
                <text:p>1663.8884351707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49.333132256">
                <text:p>49.333132256</text:p>
              </table:table-cell>
              <table:table-cell office:value-type="float" office:value="1660.52342189057">
                <text:p>1660.5234218905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9.369453306">
                <text:p>49.369453306</text:p>
              </table:table-cell>
              <table:table-cell office:value-type="float" office:value="1651.93462193421">
                <text:p>1651.9346219342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9.406062586">
                <text:p>49.406062586</text:p>
              </table:table-cell>
              <table:table-cell office:value-type="float" office:value="1638.92870878607">
                <text:p>1638.92870878607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49.442580669">
                <text:p>49.442580669</text:p>
              </table:table-cell>
              <table:table-cell office:value-type="float" office:value="1643.0216230139">
                <text:p>1643.0216230139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49.479507243">
                <text:p>49.479507243</text:p>
              </table:table-cell>
              <table:table-cell office:value-type="float" office:value="1624.84610676285">
                <text:p>1624.8461067628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49.516131472">
                <text:p>49.516131472</text:p>
              </table:table-cell>
              <table:table-cell office:value-type="float" office:value="1638.25974329737">
                <text:p>1638.25974329737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49.552923879">
                <text:p>49.552923879</text:p>
              </table:table-cell>
              <table:table-cell office:value-type="float" office:value="1630.7712621245">
                <text:p>1630.771262124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49.589815714">
                <text:p>49.589815714</text:p>
              </table:table-cell>
              <table:table-cell office:value-type="float" office:value="1626.37613444855">
                <text:p>1626.3761344485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49.62706703">
                <text:p>49.62706703</text:p>
              </table:table-cell>
              <table:table-cell office:value-type="float" office:value="1610.6813514993">
                <text:p>1610.681351499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49.664118969">
                <text:p>49.664118969</text:p>
              </table:table-cell>
              <table:table-cell office:value-type="float" office:value="1619.34845029261">
                <text:p>1619.34845029261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49.701055023">
                <text:p>49.701055023</text:p>
              </table:table-cell>
              <table:table-cell office:value-type="float" office:value="1624.42907409678">
                <text:p>1624.4290740967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49.73791842">
                <text:p>49.73791842</text:p>
              </table:table-cell>
              <table:table-cell office:value-type="float" office:value="1627.63079050995">
                <text:p>1627.6307905099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49.77495562">
                <text:p>49.77495562</text:p>
              </table:table-cell>
              <table:table-cell office:value-type="float" office:value="1619.99287203135">
                <text:p>1619.9928720313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49.812021258">
                <text:p>49.812021258</text:p>
              </table:table-cell>
              <table:table-cell office:value-type="float" office:value="1618.74995919395">
                <text:p>1618.7499591939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9.849379033">
                <text:p>49.849379033</text:p>
              </table:table-cell>
              <table:table-cell office:value-type="float" office:value="1606.09136919942">
                <text:p>1606.0913691994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9.886662797">
                <text:p>49.886662797</text:p>
              </table:table-cell>
              <table:table-cell office:value-type="float" office:value="1609.27957810293">
                <text:p>1609.2795781029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9.924049582">
                <text:p>49.924049582</text:p>
              </table:table-cell>
              <table:table-cell office:value-type="float" office:value="1604.84513445078">
                <text:p>1604.8451344507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9.961386732">
                <text:p>49.961386732</text:p>
              </table:table-cell>
              <table:table-cell office:value-type="float" office:value="1606.97857227993">
                <text:p>1606.9785722799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9.998724975">
                <text:p>49.998724975</text:p>
              </table:table-cell>
              <table:table-cell office:value-type="float" office:value="1606.93153129855">
                <text:p>1606.9315312985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50.036276085">
                <text:p>50.036276085</text:p>
              </table:table-cell>
              <table:table-cell office:value-type="float" office:value="1597.82227476118">
                <text:p>1597.8222747611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50.074416156">
                <text:p>50.074416156</text:p>
              </table:table-cell>
              <table:table-cell office:value-type="float" office:value="1573.14861841759">
                <text:p>1573.1486184175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50.112740291">
                <text:p>50.112740291</text:p>
              </table:table-cell>
              <table:table-cell office:value-type="float" office:value="1565.59306557097">
                <text:p>1565.59306557097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50.151489116">
                <text:p>50.151489116</text:p>
              </table:table-cell>
              <table:table-cell office:value-type="float" office:value="1548.43404929057">
                <text:p>1548.4340492905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50.189853147">
                <text:p>50.189853147</text:p>
              </table:table-cell>
              <table:table-cell office:value-type="float" office:value="1563.96495456902">
                <text:p>1563.9649545690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50.227907905">
                <text:p>50.227907905</text:p>
              </table:table-cell>
              <table:table-cell office:value-type="float" office:value="1576.67537919957">
                <text:p>1576.67537919957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50.266131258">
                <text:p>50.266131258</text:p>
              </table:table-cell>
              <table:table-cell office:value-type="float" office:value="1569.72100275949">
                <text:p>1569.72100275949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50.304471018">
                <text:p>50.304471018</text:p>
              </table:table-cell>
              <table:table-cell office:value-type="float" office:value="1564.95502319265">
                <text:p>1564.9550231926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50.34251812">
                <text:p>50.34251812</text:p>
              </table:table-cell>
              <table:table-cell office:value-type="float" office:value="1576.99264453863">
                <text:p>1576.99264453863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50.380284543">
                <text:p>50.380284543</text:p>
              </table:table-cell>
              <table:table-cell office:value-type="float" office:value="1588.71280978841">
                <text:p>1588.7128097884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50.418178779">
                <text:p>50.418178779</text:p>
              </table:table-cell>
              <table:table-cell office:value-type="float" office:value="1583.35425999882">
                <text:p>1583.3542599988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50.456096141">
                <text:p>50.456096141</text:p>
              </table:table-cell>
              <table:table-cell office:value-type="float" office:value="1582.38856384569">
                <text:p>1582.38856384569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0.493613813">
                <text:p>50.493613813</text:p>
              </table:table-cell>
              <table:table-cell office:value-type="float" office:value="1599.24634982713">
                <text:p>1599.2463498271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0.530777472">
                <text:p>50.530777472</text:p>
              </table:table-cell>
              <table:table-cell office:value-type="float" office:value="1614.48042562221">
                <text:p>1614.4804256222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0.567738578">
                <text:p>50.567738578</text:p>
              </table:table-cell>
              <table:table-cell office:value-type="float" office:value="1623.32804651433">
                <text:p>1623.3280465143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50.604452026">
                <text:p>50.604452026</text:p>
              </table:table-cell>
              <table:table-cell office:value-type="float" office:value="1634.27853466662">
                <text:p>1634.27853466662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0.641063442">
                <text:p>50.641063442</text:p>
              </table:table-cell>
              <table:table-cell office:value-type="float" office:value="1638.83308965708">
                <text:p>1638.83308965708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50.677690692">
                <text:p>50.677690692</text:p>
              </table:table-cell>
              <table:table-cell office:value-type="float" office:value="1638.12462033071">
                <text:p>1638.1246203307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50.714221639">
                <text:p>50.714221639</text:p>
              </table:table-cell>
              <table:table-cell office:value-type="float" office:value="1642.44304972426">
                <text:p>1642.4430497242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50.750831128">
                <text:p>50.750831128</text:p>
              </table:table-cell>
              <table:table-cell office:value-type="float" office:value="1638.91935230235">
                <text:p>1638.9193523023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50.787201136">
                <text:p>50.787201136</text:p>
              </table:table-cell>
              <table:table-cell office:value-type="float" office:value="1649.71093764989">
                <text:p>1649.7109376498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50.823784428">
                <text:p>50.823784428</text:p>
              </table:table-cell>
              <table:table-cell office:value-type="float" office:value="1640.09296921652">
                <text:p>1640.09296921652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50.860037821">
                <text:p>50.860037821</text:p>
              </table:table-cell>
              <table:table-cell office:value-type="float" office:value="1655.01750415427">
                <text:p>1655.0175041542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50.89598991">
                <text:p>50.89598991</text:p>
              </table:table-cell>
              <table:table-cell office:value-type="float" office:value="1668.88772443833">
                <text:p>1668.8877244383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50.932161532">
                <text:p>50.932161532</text:p>
              </table:table-cell>
              <table:table-cell office:value-type="float" office:value="1658.75890221356">
                <text:p>1658.7589022135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50.968581437">
                <text:p>50.968581437</text:p>
              </table:table-cell>
              <table:table-cell office:value-type="float" office:value="1647.45075529428">
                <text:p>1647.45075529428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51.004765819">
                <text:p>51.004765819</text:p>
              </table:table-cell>
              <table:table-cell office:value-type="float" office:value="1658.17396024608">
                <text:p>1658.1739602460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51.040855306">
                <text:p>51.040855306</text:p>
              </table:table-cell>
              <table:table-cell office:value-type="float" office:value="1662.53402271978">
                <text:p>1662.5340227197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51.076642238">
                <text:p>51.076642238</text:p>
              </table:table-cell>
              <table:table-cell office:value-type="float" office:value="1676.58965568736">
                <text:p>1676.5896556873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51.112469899">
                <text:p>51.112469899</text:p>
              </table:table-cell>
              <table:table-cell office:value-type="float" office:value="1674.68370318681">
                <text:p>1674.6837031868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51.148224331">
                <text:p>51.148224331</text:p>
              </table:table-cell>
              <table:table-cell office:value-type="float" office:value="1678.11363917112">
                <text:p>1678.1136391711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51.183750168">
                <text:p>51.183750168</text:p>
              </table:table-cell>
              <table:table-cell office:value-type="float" office:value="1688.91165041334">
                <text:p>1688.9116504133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51.219240015">
                <text:p>51.219240015</text:p>
              </table:table-cell>
              <table:table-cell office:value-type="float" office:value="1690.62436363872">
                <text:p>1690.6243636387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51.254744758">
                <text:p>51.254744758</text:p>
              </table:table-cell>
              <table:table-cell office:value-type="float" office:value="1689.91506289717">
                <text:p>1689.9150628971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51.290270335">
                <text:p>51.290270335</text:p>
              </table:table-cell>
              <table:table-cell office:value-type="float" office:value="1688.92401100192">
                <text:p>1688.9240110019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51.325935443">
                <text:p>51.325935443</text:p>
              </table:table-cell>
              <table:table-cell office:value-type="float" office:value="1682.31650945777">
                <text:p>1682.3165094577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51.361744303">
                <text:p>51.361744303</text:p>
              </table:table-cell>
              <table:table-cell office:value-type="float" office:value="1675.56297519716">
                <text:p>1675.5629751971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51.397378734">
                <text:p>51.397378734</text:p>
              </table:table-cell>
              <table:table-cell office:value-type="float" office:value="1683.76478355978">
                <text:p>1683.76478355978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51.433179468">
                <text:p>51.433179468</text:p>
              </table:table-cell>
              <table:table-cell office:value-type="float" office:value="1675.94329211212">
                <text:p>1675.9432921121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51.468948953">
                <text:p>51.468948953</text:p>
              </table:table-cell>
              <table:table-cell office:value-type="float" office:value="1677.40743262082">
                <text:p>1677.4074326208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51.504540936">
                <text:p>51.504540936</text:p>
              </table:table-cell>
              <table:table-cell office:value-type="float" office:value="1685.77288879899">
                <text:p>1685.77288879899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51.540068804">
                <text:p>51.540068804</text:p>
              </table:table-cell>
              <table:table-cell office:value-type="float" office:value="1688.81510142955">
                <text:p>1688.8151014295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51.575404327">
                <text:p>51.575404327</text:p>
              </table:table-cell>
              <table:table-cell office:value-type="float" office:value="1698.00797910927">
                <text:p>1698.00797910927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51.610949435">
                <text:p>51.610949435</text:p>
              </table:table-cell>
              <table:table-cell office:value-type="float" office:value="1687.99599652392">
                <text:p>1687.9959965239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51.646215218">
                <text:p>51.646215218</text:p>
              </table:table-cell>
              <table:table-cell office:value-type="float" office:value="1701.36588205061">
                <text:p>1701.36588205061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51.681648607">
                <text:p>51.681648607</text:p>
              </table:table-cell>
              <table:table-cell office:value-type="float" office:value="1693.31812997034">
                <text:p>1693.31812997034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51.716997515">
                <text:p>51.716997515</text:p>
              </table:table-cell>
              <table:table-cell office:value-type="float" office:value="1697.36502185569">
                <text:p>1697.36502185569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51.752254132">
                <text:p>51.752254132</text:p>
              </table:table-cell>
              <table:table-cell office:value-type="float" office:value="1701.8082024148">
                <text:p>1701.808202414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51.787661166">
                <text:p>51.787661166</text:p>
              </table:table-cell>
              <table:table-cell office:value-type="float" office:value="1694.57854052448">
                <text:p>1694.5785405244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51.8231332">
                <text:p>51.8231332</text:p>
              </table:table-cell>
              <table:table-cell office:value-type="float" office:value="1691.4733448887">
                <text:p>1691.4733448887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51.85835289">
                <text:p>51.85835289</text:p>
              </table:table-cell>
              <table:table-cell office:value-type="float" office:value="1703.59250748633">
                <text:p>1703.59250748633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51.893589089">
                <text:p>51.893589089</text:p>
              </table:table-cell>
              <table:table-cell office:value-type="float" office:value="1702.7943337477">
                <text:p>1702.7943337477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51.92881982">
                <text:p>51.92881982</text:p>
              </table:table-cell>
              <table:table-cell office:value-type="float" office:value="1703.05861663791">
                <text:p>1703.0586166379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51.964405033">
                <text:p>51.964405033</text:p>
              </table:table-cell>
              <table:table-cell office:value-type="float" office:value="1686.09360298033">
                <text:p>1686.0936029803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51.999870921">
                <text:p>51.999870921</text:p>
              </table:table-cell>
              <table:table-cell office:value-type="float" office:value="1691.76646585069">
                <text:p>1691.7664658506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52.035244101">
                <text:p>52.035244101</text:p>
              </table:table-cell>
              <table:table-cell office:value-type="float" office:value="1696.20034161438">
                <text:p>1696.2003416143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52.070439571">
                <text:p>52.070439571</text:p>
              </table:table-cell>
              <table:table-cell office:value-type="float" office:value="1704.7648461582">
                <text:p>1704.764846158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52.10555577">
                <text:p>52.10555577</text:p>
              </table:table-cell>
              <table:table-cell office:value-type="float" office:value="1708.61316738747">
                <text:p>1708.61316738747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52.140779522">
                <text:p>52.140779522</text:p>
              </table:table-cell>
              <table:table-cell office:value-type="float" office:value="1703.39604934725">
                <text:p>1703.3960493472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52.176314526">
                <text:p>52.176314526</text:p>
              </table:table-cell>
              <table:table-cell office:value-type="float" office:value="1688.47596021113">
                <text:p>1688.4759602111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52.211675934">
                <text:p>52.211675934</text:p>
              </table:table-cell>
              <table:table-cell office:value-type="float" office:value="1696.76501569168">
                <text:p>1696.7650156916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52.247204271">
                <text:p>52.247204271</text:p>
              </table:table-cell>
              <table:table-cell office:value-type="float" office:value="1688.79280783663">
                <text:p>1688.79280783663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52.282576774">
                <text:p>52.282576774</text:p>
              </table:table-cell>
              <table:table-cell office:value-type="float" office:value="1696.23280546451">
                <text:p>1696.2328054645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52.318055423">
                <text:p>52.318055423</text:p>
              </table:table-cell>
              <table:table-cell office:value-type="float" office:value="1691.15796940304">
                <text:p>1691.15796940304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52.35336928">
                <text:p>52.35336928</text:p>
              </table:table-cell>
              <table:table-cell office:value-type="float" office:value="1699.04975262302">
                <text:p>1699.0497526230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52.388815533">
                <text:p>52.388815533</text:p>
              </table:table-cell>
              <table:table-cell office:value-type="float" office:value="1692.70359831811">
                <text:p>1692.7035983181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52.424210587">
                <text:p>52.424210587</text:p>
              </table:table-cell>
              <table:table-cell office:value-type="float" office:value="1695.15209667403">
                <text:p>1695.1520966740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52.459440954">
                <text:p>52.459440954</text:p>
              </table:table-cell>
              <table:table-cell office:value-type="float" office:value="1703.07621263228">
                <text:p>1703.07621263228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52.494814602">
                <text:p>52.494814602</text:p>
              </table:table-cell>
              <table:table-cell office:value-type="float" office:value="1696.1779005658">
                <text:p>1696.177900565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52.530226584">
                <text:p>52.530226584</text:p>
              </table:table-cell>
              <table:table-cell office:value-type="float" office:value="1694.34176262715">
                <text:p>1694.341762627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